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81.1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74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GO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regulation of immune system process</text:p>
          </table:table-cell>
          <table:table-cell office:value-type="float" office:value="0.00000000000143" calcext:value-type="float">
            <text:p>1.43E-12</text:p>
          </table:table-cell>
          <table:table-cell office:value-type="float" office:value="0.0000000204" calcext:value-type="float">
            <text:p>2.04E-08</text:p>
          </table:table-cell>
          <table:table-cell office:value-type="float" office:value="2.15" calcext:value-type="float">
            <text:p>2.15</text:p>
          </table:table-cell>
          <table:table-cell office:value-type="float" office:value="13954" calcext:value-type="float">
            <text:p>13954</text:p>
          </table:table-cell>
          <table:table-cell office:value-type="float" office:value="943" calcext:value-type="float">
            <text:p>943</text:p>
          </table:table-cell>
          <table:table-cell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IL17A <text:s/>- <text:s/>interleukin 17a, IFIT1 <text:s/>- <text:s/>interferon-induced protein with tetratricopeptide repeats 1, DHX58 <text:s/>- <text:s/>dexh (asp-glu-x-his) box polypeptide 58, VAV3 <text:s/>- <text:s/>vav 3 guanine nucleotide exchange factor, IL15 <text:s/>- <text:s/>interleukin 15, USP18 <text:s/>- <text:s/>ubiquitin specific peptidase 18, BIRC2 <text:s/>- <text:s/>baculoviral iap repeat containing 2, NLRC5 <text:s/>- <text:s/>nlr family, card domain containing 5, DDX60 <text:s/>- <text:s/>dead (asp-glu-ala-asp) box polypeptide 60, PDE5A <text:s/>- <text:s/>phosphodiesterase 5a, cgmp-specific, SOCS1 <text:s/>- <text:s/>suppressor of cytokine signaling 1, FLT3LG <text:s/>- <text:s/>fms-related tyrosine kinase 3 ligand, CD274 <text:s/>- <text:s/>cd274 molecule, HLX <text:s/>- <text:s/>h2.0-like homeobox, IL23A <text:s/>- <text:s/>interleukin 23, alpha subunit p19, ATP11C <text:s/>- <text:s/>atpase, class vi, type 11c, INHBA <text:s/>- <text:s/>inhibin, beta a, ELMO1 <text:s/>- <text:s/>engulfment and cell motility 1, BST2 <text:s/>- <text:s/>bone marrow stromal cell antigen 2, CD74 <text:s/>- <text:s/>cd74 molecule, major histocompatibility complex, class ii invariant chain, TBX21 <text:s/>- <text:s/>t-box 21, CD200R1 <text:s/>- <text:s/>cd200 receptor 1, IDO1 <text:s/>- <text:s/>indoleamine 2,3-dioxygenase 1, GBP5 <text:s/>- <text:s/>guanylate binding protein 5, NMI <text:s/>- <text:s/>n-myc (and stat) interactor, NDFIP1 <text:s/>- <text:s/>nedd4 family interacting protein 1, IFNB1 <text:s/>- <text:s/>interferon, beta 1, fibroblast, TRIM5 <text:s/>- <text:s/>tripartite motif containing 5, C12orf4 <text:s/>- <text:s/>chromosome 12 open reading frame 4, TAB2 <text:s/>- <text:s/>tgf-beta activated kinase 1/map3k7 binding protein 2, LPXN <text:s/>- <text:s/>leupaxin, GRAP2 <text:s/>- <text:s/>grb2-related adaptor protein 2, TLR7 <text:s/>- <text:s/>toll-like receptor 7, PSMA3 <text:s/>- <text:s/>proteasome (prosome, macropain) subunit, alpha type, 3, PSMB10 <text:s/>- <text:s/>proteasome (prosome, macropain) subunit, beta type, 10, BLK <text:s/>- <text:s/>b lymphoid tyrosine kinase, IL2 <text:s/>- <text:s/>interleukin 2, GPR18 <text:s/>- <text:s/>g protein-coupled receptor 18, FOXF1 <text:s/>- <text:s/>forkhead box f1, TRIM6 <text:s/>- <text:s/>tripartite motif containing 6, SOS1 <text:s/>- <text:s/>son of sevenless homolog 1 (drosophila), STYK1 <text:s/>- <text:s/>serine/threonine/tyrosine kinase 1, CD27 <text:s/>- <text:s/>cd27 molecule, ELF1 <text:s/>- <text:s/>e74-like factor 1 (ets domain transcription factor), IL7 <text:s/>- <text:s/>interleukin 7, CYLD <text:s/>- <text:s/>cylindromatosis (turban tumor syndrome), CCL21 <text:s/>- <text:s/>chemokine (c-c motif) ligand 21, CD80 <text:s/>- <text:s/>cd80 molecule, PSMD14 <text:s/>- <text:s/>proteasome (prosome, macropain) 26s subunit, non-atpase, 14, SAMSN1 <text:s/>- <text:s/>sam domain, sh3 domain and nuclear localization signals 1, EREG <text:s/>- <text:s/>epiregulin, TAPBPL <text:s/>- <text:s/>tap binding protein-like, CYP26B1 <text:s/>- <text:s/>cytochrome p450, family 26, subfamily b, polypeptide 1, STAT6 <text:s/>- <text:s/>signal transducer and activator of transcription 6, interleukin-4 induced, CD96 <text:s/>- <text:s/>cd96 molecule, B2M <text:s/>- <text:s/>beta-2-microglobulin, ADAR <text:s/>- <text:s/>adenosine deaminase, rna-specific, NOD1 <text:s/>- <text:s/>nucleotide-binding oligomerization domain containing 1, ADAM10 <text:s/>- <text:s/>adam metallopeptidase domain 10, PTGER4 <text:s/>- <text:s/>prostaglandin e receptor 4 (subtype ep4), ITGB7 <text:s/>- <text:s/>integrin, beta 7, TNFSF4 <text:s/>- <text:s/>tumor necrosis factor (ligand) superfamily, member 4, MYB <text:s/>- <text:s/>v-myb avian myeloblastosis viral oncogene homolog, ISG15 <text:s/>- <text:s/>isg15 ubiquitin-like modifier, NFATC3 <text:s/>- <text:s/>nuclear factor of activated t-cells, cytoplasmic, calcineurin-dependent 3, FGA <text:s/>- <text:s/>fibrinogen alpha chain, ESR1 <text:s/>- <text:s/>estrogen receptor 1, TNFSF13B <text:s/>- <text:s/>tumor necrosis factor (ligand) superfamily, member 13b, MEIS2 <text:s/>- <text:s/>meis homeobox 2, PARP9 <text:s/>- <text:s/>poly (adp-ribose) polymerase family, member 9, EFNB1 <text:s/>- <text:s/>ephrin-b1, MEIS1 <text:s/>- <text:s/>meis homeobox 1, PIK3AP1 <text:s/>- <text:s/>phosphoinositide-3-kinase adaptor protein 1, EIF2AK2 <text:s/>- <text:s/>eukaryotic translation initiation factor 2-alpha kinase 2, ITGB1 <text:s/>- <text:s/>integrin, beta 1 (fibronectin receptor, beta polypeptide, antigen cd29 includes mdf2, msk12), FNIP1 <text:s/>- <text:s/>folliculin interacting protein 1, PTK2 <text:s/>- <text:s/>protein tyrosine kinase 2, ZFPM1 <text:s/>- <text:s/>zinc finger protein, fog family member 1, MAPK10 <text:s/>- <text:s/>mitogen-activated protein kinase 10, CDK6 <text:s/>- <text:s/>cyclin-dependent kinase 6, RSAD2 <text:s/>- <text:s/>radical s-adenosyl methionine domain containing 2, FBXO7 <text:s/>- <text:s/>f-box protein 7, CXCL10 <text:s/>- <text:s/>chemokine (c-x-c motif) ligand 10, FCGR2B <text:s/>- <text:s/>fc fragment of igg, low affinity iib, receptor (cd32), YES1 <text:s/>- <text:s/>v-yes-1 yamaguchi sarcoma viral oncogene homolog 1, BCL2 <text:s/>- <text:s/>b-cell cll/lymphoma 2, IRF7 <text:s/>- <text:s/>interferon regulatory factor 7, THBS1 <text:s/>- <text:s/>thrombospondin 1, IL27 <text:s/>- <text:s/>interleukin 27, PDE4D <text:s/>- <text:s/>phosphodiesterase 4d, camp-specific, FBN1 <text:s/>- <text:s/>fibrillin 1, PIGR <text:s/>- <text:s/>polymeric immunoglobul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000000269" calcext:value-type="float">
            <text:p>2.69E-12</text:p>
          </table:table-cell>
          <table:table-cell office:value-type="float" office:value="0.0000000192" calcext:value-type="float">
            <text:p>1.92E-08</text:p>
          </table:table-cell>
          <table:table-cell office:value-type="float" office:value="1.83" calcext:value-type="float">
            <text:p>1.83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634" calcext:value-type="float">
            <text:p>6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IL17A <text:s/>- <text:s/>interleukin 17a, ARID4B <text:s/>- <text:s/>at rich interactive domain 4b (rbp1-like), TCF15 <text:s/>- <text:s/>transcription factor 15 (basic helix-loop-helix), FLT3LG <text:s/>- <text:s/>fms-related tyrosine kinase 3 ligand, PAX3 <text:s/>- <text:s/>paired box 3, PAX9 <text:s/>- <text:s/>paired box 9, RFX3 <text:s/>- <text:s/>regulatory factor x, 3 (influences hla class ii expression), ATAD2B <text:s/>- <text:s/>atpase family, aaa domain containing 2b, ELK4 <text:s/>- <text:s/>elk4, ets-domain protein (srf accessory protein 1), FLI1 <text:s/>- <text:s/>fli-1 proto-oncogene, ets transcription factor, NR6A1 <text:s/>- <text:s/>nuclear receptor subfamily 6, group a, member 1, INHBA <text:s/>- <text:s/>inhibin, beta a, OSM <text:s/>- <text:s/>oncostatin m, ZNF821 <text:s/>- <text:s/>zinc finger protein 821, NCOA7 <text:s/>- <text:s/>nuclear receptor coactivator 7, TRPS1 <text:s/>- <text:s/>trichorhinophalangeal syndrome i, OTX1 <text:s/>- <text:s/>orthodenticle homeobox 1, BCL11A <text:s/>- <text:s/>b-cell cll/lymphoma 11a (zinc finger protein), ASH1L <text:s/>- <text:s/>ash1 (absent, small, or homeotic)-like (drosophila), MYOG <text:s/>- <text:s/>myogenin (myogenic factor 4), PSMA3 <text:s/>- <text:s/>proteasome (prosome, macropain) subunit, alpha type, 3, PSMB10 <text:s/>- <text:s/>proteasome (prosome, macropain) subunit, beta type, 10, IL2 <text:s/>- <text:s/>interleukin 2, LMO4 <text:s/>- <text:s/>lim domain only 4, FOXF1 <text:s/>- <text:s/>forkhead box f1, FOXG1 <text:s/>- <text:s/>forkhead box g1, TSHZ1 <text:s/>- <text:s/>teashirt zinc finger homeobox 1, SP9 <text:s/>- <text:s/>sp9 transcription factor, ELF1 <text:s/>- <text:s/>e74-like factor 1 (ets domain transcription factor), TEAD1 <text:s/>- <text:s/>tea domain family member 1 (sv40 transcriptional enhancer factor), CBX4 <text:s/>- <text:s/>chromobox homolog 4, TNFSF8 <text:s/>- <text:s/>tumor necrosis factor (ligand) superfamily, member 8, MYO6 <text:s/>- <text:s/>myosin vi, PSMD14 <text:s/>- <text:s/>proteasome (prosome, macropain) 26s subunit, non-atpase, 14, ZNF366 <text:s/>- <text:s/>zinc finger protein 366, GLIS1 <text:s/>- <text:s/>glis family zinc finger 1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HELT <text:s/>- <text:s/>helt bhlh transcription factor, TBX15 <text:s/>- <text:s/>t-box 15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FBN1 <text:s/>- <text:s/>fibrillin 1, ITGA6 <text:s/>- <text:s/>integrin, alpha 6, KDM4C <text:s/>- <text:s/>lysine (k)-specific demethylase 4c, RGMB <text:s/>- <text:s/>rgm domain family, member b, EPC2 <text:s/>- <text:s/>enhancer of polycomb homolog 2 (drosophila), NLRC5 <text:s/>- <text:s/>nlr family, card domain containing 5, USF1 <text:s/>- <text:s/>upstream transcription factor 1, FBXW7 <text:s/>- <text:s/>f-box and wd repeat domain containing 7, e3 ubiquitin protein ligase, NCOA1 <text:s/>- <text:s/>nuclear receptor coactivator 1, KDM2B <text:s/>- <text:s/>lysine (k)-specific demethylase 2b, ETV7 <text:s/>- <text:s/>ets variant 7, IL23A <text:s/>- <text:s/>interleukin 23, alpha subunit p19, TLE4 <text:s/>- <text:s/>transducin-like enhancer of split 4 (e(sp1) homolog, drosophila), FST <text:s/>- <text:s/>follistatin, BSX <text:s/>- <text:s/>brain-specific homeobox, SETD3 <text:s/>- <text:s/>set domain containing 3, ATF3 <text:s/>- <text:s/>activating transcription factor 3, IFNB1 <text:s/>- <text:s/>interferon, beta 1, fibroblast, HMGN5 <text:s/>- <text:s/>high mobility group nucleosome binding domain 5, ID3 <text:s/>- <text:s/>inhibitor of dna binding 3, dominant negative helix-loop-helix protein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ZBTB18 <text:s/>- <text:s/>zinc finger and btb domain containing 18, HGF <text:s/>- <text:s/>hepatocyte growth factor (hepapoietin a; scatter factor), FOXK1 <text:s/>- <text:s/>forkhead box k1, MSX1 <text:s/>- <text:s/>msh homeobox 1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MTF2 <text:s/>- <text:s/>metal response element binding transcription factor 2, HOXB3 <text:s/>- <text:s/>homeobox b3, ELMSAN1 <text:s/>- <text:s/>elm2 and myb/sant-like domain containing 1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ETV1 <text:s/>- <text:s/>ets variant 1, HOXA2 <text:s/>- <text:s/>homeobox a2, SP5 <text:s/>- <text:s/>sp5 transcription factor, AAMDC <text:s/>- <text:s/>adipogenesis associated, mth938 domain containing, SIX1 <text:s/>- <text:s/>six homeobox 1, HEY2 <text:s/>- <text:s/>hairy/enhancer-of-split related with yrpw motif 2, FNIP1 <text:s/>- <text:s/>folliculin interacting protein 1, SIM2 <text:s/>- <text:s/>single-minded homolog 2 (drosophila), ZFPM1 <text:s/>- <text:s/>zinc finger protein, fog family member 1, RUNX3 <text:s/>- <text:s/>runt-related transcription factor 3, ZBTB32 <text:s/>- <text:s/>zinc finger and btb domain containing 32, ZIC1 <text:s/>- <text:s/>zic family member 1, HNF4G <text:s/>- <text:s/>hepatocyte nuclear factor 4, gamma, SMARCA5 <text:s/>- <text:s/>swi/snf related, matrix associated, actin dependent regulator of chromatin, subfamily a, member 5, MED15 <text:s/>- <text:s/>mediator complex subunit 15, GATA6 <text:s/>- <text:s/>gata binding protein 6, PRDM16 <text:s/>- <text:s/>pr domain containing 16, HDAC7 <text:s/>- <text:s/>histone deacetylase 7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PKNOX2 <text:s/>- <text:s/>pbx/knotted 1 homeobox 2, TIAL1 <text:s/>- <text:s/>tia1 cytotoxic granule-associated rna binding protein-like 1, CCND1 <text:s/>- <text:s/>cyclin d1, RFX7 <text:s/>- <text:s/>regulatory factor x, 7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regulation of developmental process</text:p>
          </table:table-cell>
          <table:table-cell office:value-type="float" office:value="0.00000000000308" calcext:value-type="float">
            <text:p>3.08E-12</text:p>
          </table:table-cell>
          <table:table-cell office:value-type="float" office:value="0.0000000146" calcext:value-type="float">
            <text:p>1.46E-08</text:p>
          </table:table-cell>
          <table:table-cell office:value-type="float" office:value="1.75" calcext:value-type="float">
            <text:p>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1824" calcext:value-type="float">
            <text:p>1824</text:p>
          </table:table-cell>
          <table:table-cell office:value-type="float" office:value="634" calcext:value-type="float">
            <text:p>6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[IL17A <text:s/>- <text:s/>interleukin 17a, IL15 <text:s/>- <text:s/>interleukin 15, CASZ1 <text:s/>- <text:s/>castor zinc finger 1, BIRC2 <text:s/>- <text:s/>baculoviral iap repeat containing 2, ARHGAP15 <text:s/>- <text:s/>rho gtpase activating protein 15, ZNF385A <text:s/>- <text:s/>zinc finger protein 385a, CDH3 <text:s/>- <text:s/>cadherin 3, type 1, p-cadherin (placental), FLT3LG <text:s/>- <text:s/>fms-related tyrosine kinase 3 ligand, PLXNC1 <text:s/>- <text:s/>plexin c1, PAX9 <text:s/>- <text:s/>paired box 9, RFX3 <text:s/>- <text:s/>regulatory factor x, 3 (influences hla class ii expression), ATP11C <text:s/>- <text:s/>atpase, class vi, type 11c, INHBA <text:s/>- <text:s/>inhibin, beta a, NRP1 <text:s/>- <text:s/>neuropilin 1, CD74 <text:s/>- <text:s/>cd74 molecule, major histocompatibility complex, class ii invariant chain, IDO1 <text:s/>- <text:s/>indoleamine 2,3-dioxygenase 1, TRPS1 <text:s/>- <text:s/>trichorhinophalangeal syndrome i, LMO3 <text:s/>- <text:s/>lim domain only 3 (rhombotin-like 2), MLLT3 <text:s/>- <text:s/>myeloid/lymphoid or mixed-lineage leukemia (trithorax homolog, drosophila); translocated to, 3, BCL11A <text:s/>- <text:s/>b-cell cll/lymphoma 11a (zinc finger protein), NDFIP1 <text:s/>- <text:s/>nedd4 family interacting protein 1, DCC <text:s/>- <text:s/>deleted in colorectal carcinoma, GLIPR2 <text:s/>- <text:s/>gli pathogenesis-related 2, SCARB2 <text:s/>- <text:s/>scavenger receptor class b, member 2, BDNF <text:s/>- <text:s/>brain-derived neurotrophic factor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SOX5 <text:s/>- <text:s/>sry (sex determining region y)-box 5, PA2G4 <text:s/>- <text:s/>proliferation-associated 2g4, 38kda, LMO4 <text:s/>- <text:s/>lim domain only 4, OMD <text:s/>- <text:s/>osteomodulin, TRIM6 <text:s/>- <text:s/>tripartite motif containing 6, FOXF1 <text:s/>- <text:s/>forkhead box f1, FOXG1 <text:s/>- <text:s/>forkhead box g1, SOS1 <text:s/>- <text:s/>son of sevenless homolog 1 (drosophila), CD27 <text:s/>- <text:s/>cd27 molecule, IL7 <text:s/>- <text:s/>interleukin 7, EHD1 <text:s/>- <text:s/>eh-domain containing 1, CD80 <text:s/>- <text:s/>cd80 molecule, PSMD14 <text:s/>- <text:s/>proteasome (prosome, macropain) 26s subunit, non-atpase, 14, ROR1 <text:s/>- <text:s/>receptor tyrosine kinase-like orphan receptor 1, ANP32B <text:s/>- <text:s/>acidic (leucine-rich) nuclear phosphoprotein 32 family, member b, PDGFRB <text:s/>- <text:s/>platelet-derived growth factor receptor, beta polypeptide, FGF1 <text:s/>- <text:s/>fibroblast growth factor 1 (acidic), MYB <text:s/>- <text:s/>v-myb avian myeloblastosis viral oncogene homolog, ENPP2 <text:s/>- <text:s/>ectonucleotide pyrophosphatase/phosphodiesterase 2, PPARGC1A <text:s/>- <text:s/>peroxisome proliferator-activated receptor gamma, coactivator 1 alpha, FGA <text:s/>- <text:s/>fibrinogen alpha chain, MEIS2 <text:s/>- <text:s/>meis homeobox 2, MEIS1 <text:s/>- <text:s/>meis homeobox 1, ITGB1 <text:s/>- <text:s/>integrin, beta 1 (fibronectin receptor, beta polypeptide, antigen cd29 includes mdf2, msk12), MAP3K5 <text:s/>- <text:s/>mitogen-activated protein kinase kinase kinase 5, CEBPD <text:s/>- <text:s/>ccaat/enhancer binding protein (c/ebp), delta, PTK2 <text:s/>- <text:s/>protein tyrosine kinase 2, CDK6 <text:s/>- <text:s/>cyclin-dependent kinase 6, ROBO1 <text:s/>- <text:s/>roundabout, axon guidance receptor, homolog 1 (drosophila), AKAP6 <text:s/>- <text:s/>a kinase (prka) anchor protein 6, TBX5 <text:s/>- <text:s/>t-box 5, PCM1 <text:s/>- <text:s/>pericentriolar material 1, MUSK <text:s/>- <text:s/>muscle, skeletal, receptor tyrosine kinase, SPRY1 <text:s/>- <text:s/>sprouty homolog 1, antagonist of fgf signaling (drosophila), ZEB2 <text:s/>- <text:s/>zinc finger e-box binding homeobox 2, CXCL10 <text:s/>- <text:s/>chemokine (c-x-c motif) ligand 10, FAT4 <text:s/>- <text:s/>fat atypical cadherin 4, CNTN4 <text:s/>- <text:s/>contactin 4, IRF7 <text:s/>- <text:s/>interferon regulatory factor 7, KIAA1715 <text:s/>- <text:s/>kiaa1715, FBN1 <text:s/>- <text:s/>fibrillin 1, IL1RAPL1 <text:s/>- <text:s/>interleukin 1 receptor accessory protein-like 1, PTPRF <text:s/>- <text:s/>protein tyrosine phosphatase, receptor type, f, KDM4C <text:s/>- <text:s/>lysine (k)-specific demethylase 4c, PDE5A <text:s/>- <text:s/>phosphodiesterase 5a, cgmp-specific, NLGN2 <text:s/>- <text:s/>neuroligin 2, SOCS1 <text:s/>- <text:s/>suppressor of cytokine signaling 1, FBXW7 <text:s/>- <text:s/>f-box and wd repeat domain containing 7, e3 ubiquitin protein ligase, NCOA1 <text:s/>- <text:s/>nuclear receptor coactivator 1, KDM2B <text:s/>- <text:s/>lysine (k)-specific demethylase 2b, HLX <text:s/>- <text:s/>h2.0-like homeobox, KIAA1109 <text:s/>- <text:s/>kiaa1109, IL23A <text:s/>- <text:s/>interleukin 23, alpha subunit p19, FST <text:s/>- <text:s/>follistatin, TBX21 <text:s/>- <text:s/>t-box 21, SH3KBP1 <text:s/>- <text:s/>sh3-domain kinase binding protein 1, SETD3 <text:s/>- <text:s/>set domain containing 3, IFNB1 <text:s/>- <text:s/>interferon, beta 1, fibroblast, ID3 <text:s/>- <text:s/>inhibitor of dna binding 3, dominant negative helix-loop-helix protein, HDAC4 <text:s/>- <text:s/>histone deacetylase 4, TBX19 <text:s/>- <text:s/>t-box 19, HIPK1 <text:s/>- <text:s/>homeodomain interacting protein kinase 1, CCDC3 <text:s/>- <text:s/>coiled-coil domain containing 3, HGF <text:s/>- <text:s/>hepatocyte growth factor (hepapoietin a; scatter factor), MSX1 <text:s/>- <text:s/>msh homeobox 1, HDAC9 <text:s/>- <text:s/>histone deacetylase 9, WARS <text:s/>- <text:s/>tryptophanyl-trna synthetase, CYLD <text:s/>- <text:s/>cylindromatosis (turban tumor syndrome), STK4 <text:s/>- <text:s/>serine/threonine kinase 4, CITED2 <text:s/>- <text:s/>cbp/p300-interacting transactivator, with glu/asp-rich carboxy-terminal domain, 2, PROK2 <text:s/>- <text:s/>prokineticin 2, MYSM1 <text:s/>- <text:s/>myb-like, swirm and mpn domains 1, HOXA11 <text:s/>- <text:s/>homeobox a11, HOXB3 <text:s/>- <text:s/>homeobox b3, EREG <text:s/>- <text:s/>epiregulin, CLTC <text:s/>- <text:s/>clathrin, heavy chain (hc), TFAP2A <text:s/>- <text:s/>transcription factor ap-2 alpha (activating enhancer binding protein 2 alpha), TNMD <text:s/>- <text:s/>tenomodulin, STAT5A <text:s/>- <text:s/>signal transducer and activator of transcription 5a, CYP26B1 <text:s/>- <text:s/>cytochrome p450, family 26, subfamily b, polypeptide 1, B2M <text:s/>- <text:s/>beta-2-microglobulin, STAT6 <text:s/>- <text:s/>signal transducer and activator of transcription 6, interleukin-4 induced, NFIB <text:s/>- <text:s/>nuclear factor i/b, NRXN1 <text:s/>- <text:s/>neurexin 1, ZADH2 <text:s/>- <text:s/>zinc binding alcohol dehydrogenase domain containing 2, TNFSF4 <text:s/>- <text:s/>tumor necrosis factor (ligand) superfamily, member 4, ISG15 <text:s/>- <text:s/>isg15 ubiquitin-like modifier, ESR1 <text:s/>- <text:s/>estrogen receptor 1, TNFSF13B <text:s/>- <text:s/>tumor necrosis factor (ligand) superfamily, member 13b, HOXA2 <text:s/>- <text:s/>homeobox a2, AAMDC <text:s/>- <text:s/>adipogenesis associated, mth938 domain containing, EIF2AK2 <text:s/>- <text:s/>eukaryotic translation initiation factor 2-alpha kinase 2, AMTN <text:s/>- <text:s/>amelotin, SIX1 <text:s/>- <text:s/>six homeobox 1, FNIP1 <text:s/>- <text:s/>folliculin interacting protein 1, HEY2 <text:s/>- <text:s/>hairy/enhancer-of-split related with yrpw motif 2, ZFPM1 <text:s/>- <text:s/>zinc finger protein, fog family member 1, RUNX3 <text:s/>- <text:s/>runt-related transcription factor 3, FBXO7 <text:s/>- <text:s/>f-box protein 7, GATA6 <text:s/>- <text:s/>gata binding protein 6, PRDM16 <text:s/>- <text:s/>pr domain containing 16, EPB41 <text:s/>- <text:s/>erythrocyte membrane protein band 4.1 (elliptocytosis 1, rh-linked), SORT1 <text:s/>- <text:s/>sortilin 1, HDAC7 <text:s/>- <text:s/>histone deacetylase 7, RUNX1T1 <text:s/>- <text:s/>runt-related transcription factor 1; translocated to, 1 (cyclin d-related), PHF14 <text:s/>- <text:s/>phd finger protein 14, NEDD4 <text:s/>- <text:s/>neural precursor cell expressed, developmentally down-regulated 4, e3 ubiquitin protein ligase, LRRC4C <text:s/>- <text:s/>leucine rich repeat containing 4c, BCL2 <text:s/>- <text:s/>b-cell cll/lymphoma 2, THBS1 <text:s/>- <text:s/>thrombospondin 1, IL27 <text:s/>- <text:s/>interleukin 27, NEGR1 <text:s/>- <text:s/>neuronal growth regulator 1, ERBB4 <text:s/>- <text:s/>v-erb-b2 avian erythroblastic leukemia viral oncogene homolog 4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00000000553" calcext:value-type="float">
            <text:p>5.53E-12</text:p>
          </table:table-cell>
          <table:table-cell office:value-type="float" office:value="0.0000000197" calcext:value-type="float">
            <text:p>1.97E-08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634" calcext:value-type="float">
            <text:p>63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[DHX58 <text:s/>- <text:s/>dexh (asp-glu-x-his) box polypeptide 58, CASZ1 <text:s/>- <text:s/>castor zinc finger 1, DDX60 <text:s/>- <text:s/>dead (asp-glu-ala-asp) box polypeptide 60, PLXNC1 <text:s/>- <text:s/>plexin c1, RFX3 <text:s/>- <text:s/>regulatory factor x, 3 (influences hla class ii expression), CD274 <text:s/>- <text:s/>cd274 molecule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CPT1A <text:s/>- <text:s/>carnitine palmitoyltransferase 1a (liver), TLR7 <text:s/>- <text:s/>toll-like receptor 7, BDNF <text:s/>- <text:s/>brain-derived neurotrophic factor, SEMA6D <text:s/>- <text:s/>sema domain, transmembrane domain (tm), and cytoplasmic domain, (semaphorin) 6d, MYOG <text:s/>- <text:s/>myogenin (myogenic factor 4), BLK <text:s/>- <text:s/>b lymphoid tyrosine kinase, CFLAR <text:s/>- <text:s/>casp8 and fadd-like apoptosis regulator, SOX5 <text:s/>- <text:s/>sry (sex determining region y)-box 5, TRIM6 <text:s/>- <text:s/>tripartite motif containing 6, SOS1 <text:s/>- <text:s/>son of sevenless homolog 1 (drosophila), ELF1 <text:s/>- <text:s/>e74-like factor 1 (ets domain transcription factor), EHD1 <text:s/>- <text:s/>eh-domain containing 1, TRIM22 <text:s/>- <text:s/>tripartite motif containing 22, MYO6 <text:s/>- <text:s/>myosin vi, PSMD14 <text:s/>- <text:s/>proteasome (prosome, macropain) 26s subunit, non-atpase, 14, SPTLC2 <text:s/>- <text:s/>serine palmitoyltransferase, long chain base subunit 2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EFNB1 <text:s/>- <text:s/>ephrin-b1, CNTFR <text:s/>- <text:s/>ciliary neurotrophic factor receptor, TMEM108 <text:s/>- <text:s/>transmembrane protein 108, ROBO1 <text:s/>- <text:s/>roundabout, axon guidance receptor, homolog 1 (drosophila), UBR5 <text:s/>- <text:s/>ubiquitin protein ligase e3 component n-recognin 5, AKAP6 <text:s/>- <text:s/>a kinase (prka) anchor protein 6, MUSK <text:s/>- <text:s/>muscle, skeletal, receptor tyrosine kinase, SMARCA2 <text:s/>- <text:s/>swi/snf related, matrix associated, actin dependent regulator of chromatin, subfamily a, member 2, NAMPT <text:s/>- <text:s/>nicotinamide phosphoribosyltransferase, OPTN <text:s/>- <text:s/>optineurin, KDM4C <text:s/>- <text:s/>lysine (k)-specific demethylase 4c, VAV3 <text:s/>- <text:s/>vav 3 guanine nucleotide exchange factor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CDK19 <text:s/>- <text:s/>cyclin-dependent kinase 19, HLX <text:s/>- <text:s/>h2.0-like homeobox, KDM2B <text:s/>- <text:s/>lysine (k)-specific demethylase 2b, ARHGEF6 <text:s/>- <text:s/>rac/cdc42 guanine nucleotide exchange factor (gef) 6, SH2B3 <text:s/>- <text:s/>sh2b adaptor protein 3, LY86 <text:s/>- <text:s/>lymphocyte antigen 86, GBP5 <text:s/>- <text:s/>guanylate binding protein 5, KCNN3 <text:s/>- <text:s/>potassium intermediate/small conductance calcium-activated channel, subfamily n, member 3, SETD3 <text:s/>- <text:s/>set domain containing 3, PDCD6IP <text:s/>- <text:s/>programmed cell death 6 interacting protein, TAB2 <text:s/>- <text:s/>tgf-beta activated kinase 1/map3k7 binding protein 2, GRAP2 <text:s/>- <text:s/>grb2-related adaptor protein 2, HIPK1 <text:s/>- <text:s/>homeodomain interacting protein kinase 1, HPSE2 <text:s/>- <text:s/>heparanase 2, HGF <text:s/>- <text:s/>hepatocyte growth factor (hepapoietin a; scatter factor), SGIP1 <text:s/>- <text:s/>sh3-domain grb2-like (endophilin) interacting protein 1, MSX1 <text:s/>- <text:s/>msh homeobox 1, STAU1 <text:s/>- <text:s/>staufen double-stranded rna binding protein 1, CYLD <text:s/>- <text:s/>cylindromatosis (turban tumor syndrome), STK4 <text:s/>- <text:s/>serine/threonine kinase 4, SH3GLB1 <text:s/>- <text:s/>sh3-domain grb2-like endophilin b1, CITED2 <text:s/>- <text:s/>cbp/p300-interacting transactivator, with glu/asp-rich carboxy-terminal domain, 2, HOXA11 <text:s/>- <text:s/>homeobox a11, MYSM1 <text:s/>- <text:s/>myb-like, swirm and mpn domains 1, PROK2 <text:s/>- <text:s/>prokineticin 2, HOXB3 <text:s/>- <text:s/>homeobox b3, EYA4 <text:s/>- <text:s/>eyes absent homolog 4 (drosophila)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ITPR3 <text:s/>- <text:s/>inositol 1,4,5-trisphosphate receptor, type 3, NRXN1 <text:s/>- <text:s/>neurexin 1, ESRRG <text:s/>- <text:s/>estrogen-related receptor gamma, TNFSF4 <text:s/>- <text:s/>tumor necrosis factor (ligand) superfamily, member 4, ESR1 <text:s/>- <text:s/>estrogen receptor 1, ETV1 <text:s/>- <text:s/>ets variant 1, HOXA2 <text:s/>- <text:s/>homeobox a2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RSAD2 <text:s/>- <text:s/>radical s-adenosyl methionine domain containing 2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SORT1 <text:s/>- <text:s/>sortilin 1, TRIM21 <text:s/>- <text:s/>tripartite motif containing 21, PKN2 <text:s/>- <text:s/>protein kinase n2, GSDMD <text:s/>- <text:s/>gasdermin d, TNFAIP8 <text:s/>- <text:s/>tumor necrosis factor, alpha-induced protein 8, ERBB4 <text:s/>- <text:s/>v-erb-b2 avian erythroblastic leukemia viral oncogene homolog 4, NEGR1 <text:s/>- <text:s/>neuronal growth regulator 1, ANK3 <text:s/>- <text:s/>ankyrin 3, node of ranvier (ankyrin g), IL17A <text:s/>- <text:s/>interleukin 17a, IL15 <text:s/>- <text:s/>interleukin 15, BIRC2 <text:s/>- <text:s/>baculoviral iap repeat containing 2, ARID4B <text:s/>- <text:s/>at rich interactive domain 4b (rbp1-like), ZNF385A <text:s/>- <text:s/>zinc finger protein 385a, CDH3 <text:s/>- <text:s/>cadherin 3, type 1, p-cadherin (placental), FLT3LG <text:s/>- <text:s/>fms-related tyrosine kinase 3 ligand, PAX3 <text:s/>- <text:s/>paired box 3, PAX9 <text:s/>- <text:s/>paired box 9, ATAD2B <text:s/>- <text:s/>atpase family, aaa domain containing 2b, TMEM33 <text:s/>- <text:s/>transmembrane protein 33, ATP11C <text:s/>- <text:s/>atpase, class vi, type 11c, PIK3R3 <text:s/>- <text:s/>phosphoinositide-3-kinase, regulatory subunit 3 (gamma), INHBA <text:s/>- <text:s/>inhibin, beta a, FLI1 <text:s/>- <text:s/>fli-1 proto-oncogene, ets transcription factor, OSM <text:s/>- <text:s/>oncostatin m, NCOA7 <text:s/>- <text:s/>nuclear receptor coactivator 7, CD74 <text:s/>- <text:s/>cd74 molecule, major histocompatibility complex, class ii invariant chain, IDO1 <text:s/>- <text:s/>indoleamine 2,3-dioxygenase 1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NDFIP1 <text:s/>- <text:s/>nedd4 family interacting protein 1, MAP4K3 <text:s/>- <text:s/>mitogen-activated protein kinase kinase kinase kinase 3, MAP3K11 <text:s/>- <text:s/>mitogen-activated protein kinase kinase kinase 11, GLIPR2 <text:s/>- <text:s/>gli pathogenesis-related 2, ASH1L <text:s/>- <text:s/>ash1 (absent, small, or homeotic)-like (drosophila), ZSWIM2 <text:s/>- <text:s/>zinc finger, swim-type containing 2, SCARB2 <text:s/>- <text:s/>scavenger receptor class b, member 2, PSMA3 <text:s/>- <text:s/>proteasome (prosome, macropain) subunit, alpha type,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CD27 <text:s/>- <text:s/>cd27 molecule, TEAD1 <text:s/>- <text:s/>tea domain family member 1 (sv40 transcriptional enhancer factor), TNFSF8 <text:s/>- <text:s/>tumor necrosis factor (ligand) superfamily, member 8, IL7 <text:s/>- <text:s/>interleukin 7, CCL21 <text:s/>- <text:s/>chemokine (c-c motif) ligand 21, CD80 <text:s/>- <text:s/>cd80 molecule, MAP4K5 <text:s/>- <text:s/>mitogen-activated protein kinase kinase kinase kinase 5, LGI1 <text:s/>- <text:s/>leucine-rich, glioma inactivated 1, ANP32B <text:s/>- <text:s/>acidic (leucine-rich) nuclear phosphoprotein 32 family, member b, PDGFRB <text:s/>- <text:s/>platelet-derived growth factor receptor, beta polypeptide, FGF1 <text:s/>- <text:s/>fibroblast growth factor 1 (acidic), PTGER4 <text:s/>- <text:s/>prostaglandin e receptor 4 (subtype ep4), ATG13 <text:s/>- <text:s/>autophagy related 13, NR4A2 <text:s/>- <text:s/>nuclear receptor subfamily 4, group a, member 2, ENPP2 <text:s/>- <text:s/>ectonucleotide pyrophosphatase/phosphodiesterase 2, FGA <text:s/>- <text:s/>fibrinogen alpha chain, CASK <text:s/>- <text:s/>calcium/calmodulin-dependent serine protein kinase (maguk family), MEIS2 <text:s/>- <text:s/>meis homeobox 2, ITGB1 <text:s/>- <text:s/>integrin, beta 1 (fibronectin receptor, beta polypeptide, antigen cd29 includes mdf2, msk12), MEIS1 <text:s/>- <text:s/>meis homeobox 1, CEBPD <text:s/>- <text:s/>ccaat/enhancer binding protein (c/ebp), delta, MAP3K5 <text:s/>- <text:s/>mitogen-activated protein kinase kinase kinase 5, PTK2 <text:s/>- <text:s/>protein tyrosine kinase 2, HELT <text:s/>- <text:s/>helt bhlh transcription factor, CDK6 <text:s/>- <text:s/>cyclin-dependent kinase 6, TBX5 <text:s/>- <text:s/>t-box 5, NCSTN <text:s/>- <text:s/>nicastrin, ZEB2 <text:s/>- <text:s/>zinc finger e-box binding homeobox 2, CXCL10 <text:s/>- <text:s/>chemokine (c-x-c motif) ligand 10, ASS1 <text:s/>- <text:s/>argininosuccinate synthase 1, TCF7L2 <text:s/>- <text:s/>transcription factor 7-like 2 (t-cell specific, hmg-box), IRF7 <text:s/>- <text:s/>interferon regulatory factor 7, SH2B1 <text:s/>- <text:s/>sh2b adaptor protein 1, IL1RAPL1 <text:s/>- <text:s/>interleukin 1 receptor accessory protein-like 1, ITGA6 <text:s/>- <text:s/>integrin, alpha 6, NRD1 <text:s/>- <text:s/>nardilysin (n-arginine dibasic convertase), IFIT2 <text:s/>- <text:s/>interferon-induced protein with tetratricopeptide repeats 2, IFIT1 <text:s/>- <text:s/>interferon-induced protein with tetratricopeptide repeats 1, RGMB <text:s/>- <text:s/>rgm domain family, member b, NLGN2 <text:s/>- <text:s/>neuroligin 2, FBXW7 <text:s/>- <text:s/>f-box and wd repeat domain containing 7, e3 ubiquitin protein ligase, IL23A <text:s/>- <text:s/>interleukin 23, alpha subunit p19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ID3 <text:s/>- <text:s/>inhibitor of dna binding 3, dominant negative helix-loop-helix protein, HDAC4 <text:s/>- <text:s/>histone deacetylase 4, DUSP5 <text:s/>- <text:s/>dual specificity phosphatase 5, EVL <text:s/>- <text:s/>enah/vasp-like, TBX19 <text:s/>- <text:s/>t-box 19, NFIX <text:s/>- <text:s/>nuclear factor i/x (ccaat-binding transcription factor), MKL1 <text:s/>- <text:s/>megakaryoblastic leukemia (translocation) 1, CCDC3 <text:s/>- <text:s/>coiled-coil domain containing 3, SLC40A1 <text:s/>- <text:s/>solute carrier family 40 (iron-regulated transporter), member 1, GPR18 <text:s/>- <text:s/>g protein-coupled receptor 18, PIP4K2B <text:s/>- <text:s/>phosphatidylinositol-5-phosphate 4-kinase, type ii, beta, RAB11FIP2 <text:s/>- <text:s/>rab11 family interacting protein 2 (class i), FOXK1 <text:s/>- <text:s/>forkhead box k1, ATP1B4 <text:s/>- <text:s/>atpase, na+/k+ transporting, beta 4 polypeptide, HDAC9 <text:s/>- <text:s/>histone deacetylase 9, WARS <text:s/>- <text:s/>tryptophanyl-trna synthetase, EHD4 <text:s/>- <text:s/>eh-domain containing 4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TFAP2A <text:s/>- <text:s/>transcription factor ap-2 alpha (activating enhancer binding protein 2 alpha), CYP26B1 <text:s/>- <text:s/>cytochrome p450, family 26, subfamily b, polypeptide 1, B2M <text:s/>- <text:s/>beta-2-microglobulin, NFIB <text:s/>- <text:s/>nuclear factor i/b, IKZF2 <text:s/>- <text:s/>ikaros family zinc finger 2 (helios), ISG15 <text:s/>- <text:s/>isg15 ubiquitin-like modifier, NFATC3 <text:s/>- <text:s/>nuclear factor of activated t-cells, cytoplasmic, calcineurin-dependent 3, TNFSF13B <text:s/>- <text:s/>tumor necrosis factor (ligand) superfamily, member 13b, PIK3AP1 <text:s/>- <text:s/>phosphoinositide-3-kinase adaptor protein 1, HEY2 <text:s/>- <text:s/>hairy/enhancer-of-split related with yrpw motif 2, FNIP1 <text:s/>- <text:s/>folliculin interacting protein 1, SYNPO <text:s/>- <text:s/>synaptopodin, SIX1 <text:s/>- <text:s/>six homeobox 1, SMARCA5 <text:s/>- <text:s/>swi/snf related, matrix associated, actin dependent regulator of chromatin, subfamily a, member 5, ZIC1 <text:s/>- <text:s/>zic family member 1, PRDM16 <text:s/>- <text:s/>pr domain containing 16, GPR65 <text:s/>- <text:s/>g protein-coupled receptor 65, GRIK2 <text:s/>- <text:s/>glutamate receptor, ionotropic, kainate 2, HDAC7 <text:s/>- <text:s/>histone deacetylase 7, CTNNBL1 <text:s/>- <text:s/>catenin, beta like 1, ZIC3 <text:s/>- <text:s/>zic family member 3, YES1 <text:s/>- <text:s/>v-yes-1 yamaguchi sarcoma viral oncogene homolog 1, NEDD4 <text:s/>- <text:s/>neural precursor cell expressed, developmentally down-regulated 4, e3 ubiquitin protein ligase, BCL2 <text:s/>- <text:s/>b-cell cll/lymphoma 2, THBS1 <text:s/>- <text:s/>thrombospondin 1, TIAL1 <text:s/>- <text:s/>tia1 cytotoxic granule-associated rna binding protein-like 1, IL27 <text:s/>- <text:s/>interleukin 27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0000000295" calcext:value-type="float">
            <text:p>2.95E-11</text:p>
          </table:table-cell>
          <table:table-cell office:value-type="float" office:value="0.000000084" calcext:value-type="float">
            <text:p>0.000000084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634" calcext:value-type="float">
            <text:p>6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[GFPT1 <text:s/>- <text:s/>glutamine--fructose-6-phosphate transaminase 1, RBM39 <text:s/>- <text:s/>rna binding motif protein 39, DDX60 <text:s/>- <text:s/>dead (asp-glu-ala-asp) box polypeptide 60, NR6A1 <text:s/>- <text:s/>nuclear receptor subfamily 6, group a, member 1, ZNF821 <text:s/>- <text:s/>zinc finger protein 821, ERP29 <text:s/>- <text:s/>endoplasmic reticulum protein 29, SFMBT2 <text:s/>- <text:s/>scm-like with four mbt domains 2, LZTS2 <text:s/>- <text:s/>leucine zipper, putative tumor suppressor 2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TMC1 <text:s/>- <text:s/>transmembrane channel-like 1, SEMA6D <text:s/>- <text:s/>sema domain, transmembrane domain (tm), and cytoplasmic domain, (semaphorin) 6d, LMO7 <text:s/>- <text:s/>lim domain 7, SOX5 <text:s/>- <text:s/>sry (sex determining region y)-box 5, TRIM6 <text:s/>- <text:s/>tripartite motif containing 6, LCOR <text:s/>- <text:s/>ligand dependent nuclear receptor corepressor, SOS1 <text:s/>- <text:s/>son of sevenless homolog 1 (drosophila), ARL5C <text:s/>- <text:s/>adp-ribosylation factor-like 5c, DOCK10 <text:s/>- <text:s/>dedicator of cytokinesis 10, EHD1 <text:s/>- <text:s/>eh-domain containing 1, ACTN1 <text:s/>- <text:s/>actinin, alpha 1, ARHGAP19 <text:s/>- <text:s/>rho gtpase activating protein 19, SPTLC2 <text:s/>- <text:s/>serine palmitoyltransferase, long chain base subunit 2, GLRA1 <text:s/>- <text:s/>glycine receptor, alpha 1, ADAR <text:s/>- <text:s/>adenosine deaminase, rna-specific, ADAM10 <text:s/>- <text:s/>adam metallopeptidase domain 10, PPARGC1A <text:s/>- <text:s/>peroxisome proliferator-activated receptor gamma, coactivator 1 alpha, CNTFR <text:s/>- <text:s/>ciliary neurotrophic factor receptor, IL22RA1 <text:s/>- <text:s/>interleukin 22 receptor, alpha 1, UBR5 <text:s/>- <text:s/>ubiquitin protein ligase e3 component n-recognin 5, AKAP6 <text:s/>- <text:s/>a kinase (prka) anchor protein 6, TNRC18 <text:s/>- <text:s/>trinucleotide repeat containing 18, SMARCA2 <text:s/>- <text:s/>swi/snf related, matrix associated, actin dependent regulator of chromatin, subfamily a, member 2, KMT2C <text:s/>- <text:s/>lysine (k)-specific methyltransferase 2c, NLRC5 <text:s/>- <text:s/>nlr family, card domain containing 5, GNB4 <text:s/>- <text:s/>guanine nucleotide binding protein (g protein), beta polypeptide 4, KDM2B <text:s/>- <text:s/>lysine (k)-specific demethylase 2b, KIAA1109 <text:s/>- <text:s/>kiaa1109, ARHGEF6 <text:s/>- <text:s/>rac/cdc42 guanine nucleotide exchange factor (gef) 6, GBP5 <text:s/>- <text:s/>guanylate binding protein 5, LY86 <text:s/>- <text:s/>lymphocyte antigen 86, KCNN3 <text:s/>- <text:s/>potassium intermediate/small conductance calcium-activated channel, subfamily n, member 3, SETD3 <text:s/>- <text:s/>set domain containing 3, RASGRP3 <text:s/>- <text:s/>ras guanyl releasing protein 3 (calcium and dag-regulated), LPXN <text:s/>- <text:s/>leupaxin, GRAP2 <text:s/>- <text:s/>grb2-related adaptor protein 2, TNPO1 <text:s/>- <text:s/>transportin 1, PPP2R2A <text:s/>- <text:s/>protein phosphatase 2, regulatory subunit b, alpha, HPSE2 <text:s/>- <text:s/>heparanase 2, PRR11 <text:s/>- <text:s/>proline rich 11, SGIP1 <text:s/>- <text:s/>sh3-domain grb2-like (endophilin) interacting protein 1, FUT8 <text:s/>- <text:s/>fucosyltransferase 8 (alpha (1,6) fucosyltransferase), STAU1 <text:s/>- <text:s/>staufen double-stranded rna binding protein 1, RAPGEF4 <text:s/>- <text:s/>rap guanine nucleotide exchange factor (gef) 4, CYLD <text:s/>- <text:s/>cylindromatosis (turban tumor syndrome), BATF2 <text:s/>- <text:s/>basic leucine zipper transcription factor, atf-like 2, STK4 <text:s/>- <text:s/>serine/threonine kinase 4, SH3GLB1 <text:s/>- <text:s/>sh3-domain grb2-like endophilin b1, PROK2 <text:s/>- <text:s/>prokineticin 2, MYSM1 <text:s/>- <text:s/>myb-like, swirm and mpn domains 1, STAT5A <text:s/>- <text:s/>signal transducer and activator of transcription 5a, STAT6 <text:s/>- <text:s/>signal transducer and activator of transcription 6, interleukin-4 induced, ITPR3 <text:s/>- <text:s/>inositol 1,4,5-trisphosphate receptor, type 3, NRXN1 <text:s/>- <text:s/>neurexin 1, TCEB3B <text:s/>- <text:s/>transcription elongation factor b polypeptide 3b (elongin a2), EIF2AK2 <text:s/>- <text:s/>eukaryotic translation initiation factor 2-alpha kinase 2, ZFPM1 <text:s/>- <text:s/>zinc finger protein, fog family member 1, MAPK10 <text:s/>- <text:s/>mitogen-activated protein kinase 10, FBXO7 <text:s/>- <text:s/>f-box protein 7, GATA6 <text:s/>- <text:s/>gata binding protein 6, WIBG <text:s/>- <text:s/>within bgcn homolog (drosophila), TRIM21 <text:s/>- <text:s/>tripartite motif containing 21, ZFHX4 <text:s/>- <text:s/>zinc finger homeobox 4, PKN2 <text:s/>- <text:s/>protein kinase n2, GSDMD <text:s/>- <text:s/>gasdermin d, TLK2 <text:s/>- <text:s/>tousled-like kinase 2, TNFAIP8 <text:s/>- <text:s/>tumor necrosis factor, alpha-induced protein 8, PKNOX2 <text:s/>- <text:s/>pbx/knotted 1 homeobox 2, PARP10 <text:s/>- <text:s/>poly (adp-ribose) polymerase family, member 10, NEGR1 <text:s/>- <text:s/>neuronal growth regulator 1, ANK3 <text:s/>- <text:s/>ankyrin 3, node of ranvier (ankyrin g), ZNF296 <text:s/>- <text:s/>zinc finger protein 296, BACE2 <text:s/>- <text:s/>beta-site app-cleaving enzyme 2, GPR52 <text:s/>- <text:s/>g protein-coupled receptor 52, USP18 <text:s/>- <text:s/>ubiquitin specific peptidase 18, BIRC2 <text:s/>- <text:s/>baculoviral iap repeat containing 2, ARID4B <text:s/>- <text:s/>at rich interactive domain 4b (rbp1-like), ZNF385A <text:s/>- <text:s/>zinc finger protein 385a, PAX3 <text:s/>- <text:s/>paired box 3, PAX9 <text:s/>- <text:s/>paired box 9, SREK1 <text:s/>- <text:s/>splicing regulatory glutamine/lysine-rich protein 1, POU6F2 <text:s/>- <text:s/>pou class 6 homeobox 2, TMEM33 <text:s/>- <text:s/>transmembrane protein 33, ATP11C <text:s/>- <text:s/>atpase, class vi, type 11c, SET <text:s/>- <text:s/>set nuclear oncogene, RSF1 <text:s/>- <text:s/>remodeling and spacing factor 1, MLLT3 <text:s/>- <text:s/>myeloid/lymphoid or mixed-lineage leukemia (trithorax homolog, drosophila); translocated to, 3, BCL11A <text:s/>- <text:s/>b-cell cll/lymphoma 11a (zinc finger protein), DCC <text:s/>- <text:s/>deleted in colorectal carcinoma, AFF1 <text:s/>- <text:s/>af4/fmr2 family, member 1, MAP3K11 <text:s/>- <text:s/>mitogen-activated protein kinase kinase kinase 11, UBE2L6 <text:s/>- <text:s/>ubiquitin-conjugating enzyme e2l 6, PA2G4 <text:s/>- <text:s/>proliferation-associated 2g4, 38kda, ARF3 <text:s/>- <text:s/>adp-ribosylation factor 3, RNF19A <text:s/>- <text:s/>ring finger protein 19a, e3 ubiquitin protein ligase, RCHY1 <text:s/>- <text:s/>ring finger and chy zinc finger domain containing 1, e3 ubiquitin protein ligase, YRDC <text:s/>- <text:s/>yrdc domain containing (e. coli), RASSF4 <text:s/>- <text:s/>ras association (ralgds/af-6) domain family member 4, ABI3BP <text:s/>- <text:s/>abi family, member 3 (nesh) binding protein, CCL21 <text:s/>- <text:s/>chemokine (c-c motif) ligand 21, ZNF366 <text:s/>- <text:s/>zinc finger protein 366, MAP4K5 <text:s/>- <text:s/>mitogen-activated protein kinase kinase kinase kinase 5, ATXN1 <text:s/>- <text:s/>ataxin 1, LGI1 <text:s/>- <text:s/>leucine-rich, glioma inactivated 1, PDGFRB <text:s/>- <text:s/>platelet-derived growth factor receptor, beta polypeptide, TAPBPL <text:s/>- <text:s/>tap binding protein-like, SKA2 <text:s/>- <text:s/>spindle and kinetochore associated complex subunit 2, ENPP2 <text:s/>- <text:s/>ectonucleotide pyrophosphatase/phosphodiesterase 2, PDK3 <text:s/>- <text:s/>pyruvate dehydrogenase kinase, isozyme 3, MEIS2 <text:s/>- <text:s/>meis homeobox 2, PLEKHG1 <text:s/>- <text:s/>pleckstrin homology domain containing, family g (with rhogef domain) member 1, EVI5 <text:s/>- <text:s/>ecotropic viral integration site 5, ARHGAP5 <text:s/>- <text:s/>rho gtpase activating protein 5, MEIS1 <text:s/>- <text:s/>meis homeobox 1, UPF2 <text:s/>- <text:s/>upf2 regulator of nonsense transcripts homolog (yeast), MAP3K5 <text:s/>- <text:s/>mitogen-activated protein kinase kinase kinase 5, ARHGAP31 <text:s/>- <text:s/>rho gtpase activating protein 31, PCM1 <text:s/>- <text:s/>pericentriolar material 1, DGKA <text:s/>- <text:s/>diacylglycerol kinase, alpha 80kda, FAT4 <text:s/>- <text:s/>fat atypical cadherin 4, ASS1 <text:s/>- <text:s/>argininosuccinate synthase 1, NUP54 <text:s/>- <text:s/>nucleoporin 54kda, PDE1A <text:s/>- <text:s/>phosphodiesterase 1a, calmodulin-dependent, CLIC5 <text:s/>- <text:s/>chloride intracellular channel 5, PDE4D <text:s/>- <text:s/>phosphodiesterase 4d, camp-specific, SH2B1 <text:s/>- <text:s/>sh2b adaptor protein 1, IL1RAPL1 <text:s/>- <text:s/>interleukin 1 receptor accessory protein-like 1, PDE4A <text:s/>- <text:s/>phosphodiesterase 4a, camp-specific, TXNDC16 <text:s/>- <text:s/>thioredoxin domain containing 16, BCL2L14 <text:s/>- <text:s/>bcl2-like 14 (apoptosis facilitator), RGMB <text:s/>- <text:s/>rgm domain family, member b, EPC2 <text:s/>- <text:s/>enhancer of polycomb homolog 2 (drosophila), KCNQ4 <text:s/>- <text:s/>potassium voltage-gated channel, kqt-like subfamily, member 4, NLGN2 <text:s/>- <text:s/>neuroligin 2, FBXW7 <text:s/>- <text:s/>f-box and wd repeat domain containing 7, e3 ubiquitin protein ligase, ETV7 <text:s/>- <text:s/>ets variant 7, IL23A <text:s/>- <text:s/>interleukin 23, alpha subunit p19, WNT8B <text:s/>- <text:s/>wingless-type mmtv integration site family, member 8b, BSX <text:s/>- <text:s/>brain-specific homeobox, NMI <text:s/>- <text:s/>n-myc (and stat) interactor, ATF3 <text:s/>- <text:s/>activating transcription factor 3, HMGN5 <text:s/>- <text:s/>high mobility group nucleosome binding domain 5, TRIM5 <text:s/>- <text:s/>tripartite motif containing 5, MBNL1 <text:s/>- <text:s/>muscleblind-like splicing regulator 1, DUSP5 <text:s/>- <text:s/>dual specificity phosphatase 5, NUP43 <text:s/>- <text:s/>nucleoporin 43kda, EVL <text:s/>- <text:s/>enah/vasp-like, TBX19 <text:s/>- <text:s/>t-box 19, FRYL <text:s/>- <text:s/>fry-like, MKL1 <text:s/>- <text:s/>megakaryoblastic leukemia (translocation) 1, CCDC3 <text:s/>- <text:s/>coiled-coil domain containing 3, GPR18 <text:s/>- <text:s/>g protein-coupled receptor 18, STYK1 <text:s/>- <text:s/>serine/threonine/tyrosine kinase 1, RAB11FIP2 <text:s/>- <text:s/>rab11 family interacting protein 2 (class i), APPL1 <text:s/>- <text:s/>adaptor protein, phosphotyrosine interaction, ph domain and leucine zipper containing 1, VIT <text:s/>- <text:s/>vitrin, ECM2 <text:s/>- <text:s/>extracellular matrix protein 2, female organ and adipocyte specific, WARS <text:s/>- <text:s/>tryptophanyl-trna synthetase, LSP1 <text:s/>- <text:s/>lymphocyte-specific protein 1, TFAP2D <text:s/>- <text:s/>transcription factor ap-2 delta (activating enhancer binding protein 2 delta), PITX2 <text:s/>- <text:s/>paired-like homeodomain 2, MTF2 <text:s/>- <text:s/>metal response element binding transcription factor 2, BAK1 <text:s/>- <text:s/>bcl2-antagonist/killer 1, DLG4 <text:s/>- <text:s/>discs, large homolog 4 (drosophila), B2M <text:s/>- <text:s/>beta-2-microglobulin, IKZF2 <text:s/>- <text:s/>ikaros family zinc finger 2 (helios), BTAF1 <text:s/>- <text:s/>btaf1 rna polymerase ii, b-tfiid transcription factor-associated, 170kda, LY75 <text:s/>- <text:s/>lymphocyte antigen 75, PARP9 <text:s/>- <text:s/>poly (adp-ribose) polymerase family, member 9, LTBP1 <text:s/>- <text:s/>latent transforming growth factor beta binding protein 1, PIK3AP1 <text:s/>- <text:s/>phosphoinositide-3-kinase adaptor protein 1, DIO2 <text:s/>- <text:s/>deiodinase, iodothyronine, type ii, GRIA3 <text:s/>- <text:s/>glutamate receptor, ionotropic, ampa 3, SIX1 <text:s/>- <text:s/>six homeobox 1, SYNPO <text:s/>- <text:s/>synaptopodin, SIM2 <text:s/>- <text:s/>single-minded homolog 2 (drosophila), SERPINB13 <text:s/>- <text:s/>serpin peptidase inhibitor, clade b (ovalbumin), member 13, ZIC1 <text:s/>- <text:s/>zic family member 1, MED15 <text:s/>- <text:s/>mediator complex subunit 15, GRIK2 <text:s/>- <text:s/>glutamate receptor, ionotropic, kainate 2, TNFRSF17 <text:s/>- <text:s/>tumor necrosis factor receptor superfamily, member 17, MBIP <text:s/>- <text:s/>map3k12 binding inhibitory protein 1, HDAC7 <text:s/>- <text:s/>histone deacetylase 7, ZIC3 <text:s/>- <text:s/>zic family member 3, YES1 <text:s/>- <text:s/>v-yes-1 yamaguchi sarcoma viral oncogene homolog 1, LRRC4C <text:s/>- <text:s/>leucine rich repeat containing 4c, BCL2A1 <text:s/>- <text:s/>bcl2-related protein a1, BCL2 <text:s/>- <text:s/>b-cell cll/lymphoma 2, IL27 <text:s/>- <text:s/>interleukin 27, CCND1 <text:s/>- <text:s/>cyclin d1, PIGR <text:s/>- <text:s/>polymeric immunoglobulin receptor, LSR <text:s/>- <text:s/>lipolysis stimulated lipoprotein receptor, KIAA1598 <text:s/>- <text:s/>kiaa1598, DHX58 <text:s/>- <text:s/>dexh (asp-glu-x-his) box polypeptide 58, PXK <text:s/>- <text:s/>px domain containing serine/threonine kinase, CASZ1 <text:s/>- <text:s/>castor zinc finger 1, RNF43 <text:s/>- <text:s/>ring finger protein 43, KAZALD1 <text:s/>- <text:s/>kazal-type serine peptidase inhibitor domain 1, RFX3 <text:s/>- <text:s/>regulatory factor x, 3 (influences hla class ii expression), PLXNC1 <text:s/>- <text:s/>plexin c1, CD274 <text:s/>- <text:s/>cd274 molecule, ELK4 <text:s/>- <text:s/>elk4, ets-domain protein (srf accessory protein 1), NRP1 <text:s/>- <text:s/>neuropilin 1, BST2 <text:s/>- <text:s/>bone marrow stromal cell antigen 2, BRS3 <text:s/>- <text:s/>bombesin-like receptor 3, TRPS1 <text:s/>- <text:s/>trichorhinophalangeal syndrome i, GRIPAP1 <text:s/>- <text:s/>grip1 associated protein 1, BDNF <text:s/>- <text:s/>brain-derived neurotrophic factor, MYOG <text:s/>- <text:s/>myogenin (myogenic factor 4), FMN2 <text:s/>- <text:s/>formin 2, BLK <text:s/>- <text:s/>b lymphoid tyrosine kinase, CFLAR <text:s/>- <text:s/>casp8 and fadd-like apoptosis regulator, DRAM2 <text:s/>- <text:s/>dna-damage regulated autophagy modulator 2, TSHZ1 <text:s/>- <text:s/>teashirt zinc finger homeobox 1, KDM2A <text:s/>- <text:s/>lysine (k)-specific demethylase 2a, ELF1 <text:s/>- <text:s/>e74-like factor 1 (ets domain transcription factor), RGS3 <text:s/>- <text:s/>regulator of g-protein signaling 3, MYO6 <text:s/>- <text:s/>myosin vi, TRIM22 <text:s/>- <text:s/>tripartite motif containing 22, INADL <text:s/>- <text:s/>inad-like (drosophila), PSMD14 <text:s/>- <text:s/>proteasome (prosome, macropain) 26s subunit, non-atpase, 14, BBX <text:s/>- <text:s/>bobby sox homolog (drosophila), GLIS1 <text:s/>- <text:s/>glis family zinc finger 1, CD96 <text:s/>- <text:s/>cd96 molecule, MYB <text:s/>- <text:s/>v-myb avian myeloblastosis viral oncogene homolog, RNASEL <text:s/>- <text:s/>ribonuclease l (2',5'-oligoisoadenylate synthetase-dependent), USH1C <text:s/>- <text:s/>usher syndrome 1c (autosomal recessive, severe), EFNB1 <text:s/>- <text:s/>ephrin-b1, TMEM108 <text:s/>- <text:s/>transmembrane protein 108, ROBO1 <text:s/>- <text:s/>roundabout, axon guidance receptor, homolog 1 (drosophila), CTDSP2 <text:s/>- <text:s/>ctd (carboxy-terminal domain, rna polymerase ii, polypeptide a) small phosphatase 2, MUSK <text:s/>- <text:s/>muscle, skeletal, receptor tyrosine kinase, SPRY1 <text:s/>- <text:s/>sprouty homolog 1, antagonist of fgf signaling (drosophila), BNC2 <text:s/>- <text:s/>basonuclin 2, LRPPRC <text:s/>- <text:s/>leucine-rich pentatricopeptide repeat containing, MYCBP2 <text:s/>- <text:s/>myc binding protein 2, e3 ubiquitin protein ligase, NAMPT <text:s/>- <text:s/>nicotinamide phosphoribosyltransferase, OPTN <text:s/>- <text:s/>optineurin, TRIM44 <text:s/>- <text:s/>tripartite motif containing 44, KDM4C <text:s/>- <text:s/>lysine (k)-specific demethylase 4c, VAV3 <text:s/>- <text:s/>vav 3 guanine nucleotide exchange factor, PDE5A <text:s/>- <text:s/>phosphodiesterase 5a, cgmp-specific, SOCS1 <text:s/>- <text:s/>suppressor of cytokine signaling 1, ARHGAP26 <text:s/>- <text:s/>rho gtpase activating protein 26, USF1 <text:s/>- <text:s/>upstream transcription factor 1, NCOA1 <text:s/>- <text:s/>nuclear receptor coactivator 1, CDK19 <text:s/>- <text:s/>cyclin-dependent kinase 19, HLX <text:s/>- <text:s/>h2.0-like homeobox, SH2B3 <text:s/>- <text:s/>sh2b adaptor protein 3, FST <text:s/>- <text:s/>follistatin, PDCD6IP <text:s/>- <text:s/>programmed cell death 6 interacting protein, C12orf4 <text:s/>- <text:s/>chromosome 12 open reading frame 4, TAB2 <text:s/>- <text:s/>tgf-beta activated kinase 1/map3k7 binding protein 2, MT2A <text:s/>- <text:s/>metallothionein 2a, HIPK1 <text:s/>- <text:s/>homeodomain interacting protein kinase 1, ZBTB18 <text:s/>- <text:s/>zinc finger and btb domain containing 18, HGF <text:s/>- <text:s/>hepatocyte growth factor (hepapoietin a; scatter factor), MSX1 <text:s/>- <text:s/>msh homeobox 1, CABLES1 <text:s/>- <text:s/>cdk5 and abl enzyme substrate 1, CITED2 <text:s/>- <text:s/>cbp/p300-interacting transactivator, with glu/asp-rich carboxy-terminal domain, 2, HOXA11 <text:s/>- <text:s/>homeobox a11, HOXB3 <text:s/>- <text:s/>homeobox b3, IRF9 <text:s/>- <text:s/>interferon regulatory factor 9, EYA4 <text:s/>- <text:s/>eyes absent homolog 4 (drosophila), EREG <text:s/>- <text:s/>epiregulin, ELMSAN1 <text:s/>- <text:s/>elm2 and myb/sant-like domain containing 1, NOD1 <text:s/>- <text:s/>nucleotide-binding oligomerization domain containing 1, ESRRG <text:s/>- <text:s/>estrogen-related receptor gamma, CAMK1G <text:s/>- <text:s/>calcium/calmodulin-dependent protein kinase ig, ZADH2 <text:s/>- <text:s/>zinc binding alcohol dehydrogenase domain containing 2, TNFSF4 <text:s/>- <text:s/>tumor necrosis factor (ligand) superfamily, member 4, ZNFX1 <text:s/>- <text:s/>zinc finger, nfx1-type containing 1, ESR1 <text:s/>- <text:s/>estrogen receptor 1, HOXA4 <text:s/>- <text:s/>homeobox a4, ARHGAP25 <text:s/>- <text:s/>rho gtpase activating protein 25, ETV1 <text:s/>- <text:s/>ets variant 1, HOXA2 <text:s/>- <text:s/>homeobox a2, HOXA3 <text:s/>- <text:s/>homeobox a3, SP5 <text:s/>- <text:s/>sp5 transcription factor, AAMDC <text:s/>- <text:s/>adipogenesis associated, mth938 domain containing, ADAM15 <text:s/>- <text:s/>adam metallopeptidase domain 15, AMTN <text:s/>- <text:s/>amelotin, RUNX3 <text:s/>- <text:s/>runt-related transcription factor 3, RSAD2 <text:s/>- <text:s/>radical s-adenosyl methionine domain containing 2, TNFSF15 <text:s/>- <text:s/>tumor necrosis factor (ligand) superfamily, member 15, HNF4G <text:s/>- <text:s/>hepatocyte nuclear factor 4, gamma, EPB41 <text:s/>- <text:s/>erythrocyte membrane protein band 4.1 (elliptocytosis 1, rh-linked), FAM168A <text:s/>- <text:s/>family with sequence similarity 168, member a, SORT1 <text:s/>- <text:s/>sortilin 1, HNRNPC <text:s/>- <text:s/>heterogeneous nuclear ribonucleoprotein c (c1/c2), RUNX1T1 <text:s/>- <text:s/>runt-related transcription factor 1; translocated to, 1 (cyclin d-related), MYOF <text:s/>- <text:s/>myoferlin, RTKN <text:s/>- <text:s/>rhotekin, ERBB4 <text:s/>- <text:s/>v-erb-b2 avian erythroblastic leukemia viral oncogene homolog 4, RFX7 <text:s/>- <text:s/>regulatory factor x, 7, IL17A <text:s/>- <text:s/>interleukin 17a, LPHN2 <text:s/>- <text:s/>latrophilin 2, IL15 <text:s/>- <text:s/>interleukin 15, IL15RA <text:s/>- <text:s/>interleukin 15 receptor, alpha, ARHGAP15 <text:s/>- <text:s/>rho gtpase activating protein 15, CDH3 <text:s/>- <text:s/>cadherin 3, type 1, p-cadherin (placental), TCF15 <text:s/>- <text:s/>transcription factor 15 (basic helix-loop-helix), FLT3LG <text:s/>- <text:s/>fms-related tyrosine kinase 3 ligand, ATAD2B <text:s/>- <text:s/>atpase family, aaa domain containing 2b, INHBA <text:s/>- <text:s/>inhibin, beta a, FLI1 <text:s/>- <text:s/>fli-1 proto-oncogene, ets transcription factor, PIK3R3 <text:s/>- <text:s/>phosphoinositide-3-kinase, regulatory subunit 3 (gamma), OSM <text:s/>- <text:s/>oncostatin m, ELMO1 <text:s/>- <text:s/>engulfment and cell motility 1, NCOA7 <text:s/>- <text:s/>nuclear receptor coactivator 7, CD74 <text:s/>- <text:s/>cd74 molecule, major histocompatibility complex, class ii invariant chain, LMO3 <text:s/>- <text:s/>lim domain only 3 (rhombotin-like 2), IDO1 <text:s/>- <text:s/>indoleamine 2,3-dioxygenase 1, OTX1 <text:s/>- <text:s/>orthodenticle homeobox 1, NDFIP1 <text:s/>- <text:s/>nedd4 family interacting protein 1, MAP4K3 <text:s/>- <text:s/>mitogen-activated protein kinase kinase kinase kinase 3, ASH1L <text:s/>- <text:s/>ash1 (absent, small, or homeotic)-like (drosophila), GLIPR2 <text:s/>- <text:s/>gli pathogenesis-related 2, ZSWIM2 <text:s/>- <text:s/>zinc finger, swim-type containing 2, SCARB2 <text:s/>- <text:s/>scavenger receptor class b, member 2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LMO4 <text:s/>- <text:s/>lim domain only 4, OMD <text:s/>- <text:s/>osteomodulin, FOXF1 <text:s/>- <text:s/>forkhead box f1, FOXG1 <text:s/>- <text:s/>forkhead box g1, DENND4B <text:s/>- <text:s/>denn/madd domain containing 4b, SP9 <text:s/>- <text:s/>sp9 transcription factor, CD27 <text:s/>- <text:s/>cd27 molecule, TEAD1 <text:s/>- <text:s/>tea domain family member 1 (sv40 transcriptional enhancer factor), CBX4 <text:s/>- <text:s/>chromobox homolog 4, IL7 <text:s/>- <text:s/>interleukin 7, TNFSF8 <text:s/>- <text:s/>tumor necrosis factor (ligand) superfamily, member 8, SMG7 <text:s/>- <text:s/>smg7 nonsense mediated mrna decay factor, RAD51AP1 <text:s/>- <text:s/>rad51 associated protein 1, CD80 <text:s/>- <text:s/>cd80 molecule, ROR1 <text:s/>- <text:s/>receptor tyrosine kinase-like orphan receptor 1, ISG20 <text:s/>- <text:s/>interferon stimulated exonuclease gene 20kda, ANP32B <text:s/>- <text:s/>acidic (leucine-rich) nuclear phosphoprotein 32 family, member b, FGF1 <text:s/>- <text:s/>fibroblast growth factor 1 (acidic), PTGER4 <text:s/>- <text:s/>prostaglandin e receptor 4 (subtype ep4), ITGB6 <text:s/>- <text:s/>integrin, beta 6, ITGB7 <text:s/>- <text:s/>integrin, beta 7, ATG13 <text:s/>- <text:s/>autophagy related 13, NR4A2 <text:s/>- <text:s/>nuclear receptor subfamily 4, group a, member 2, MKNK1 <text:s/>- <text:s/>map kinase interacting serine/threonine kinase 1, FGA <text:s/>- <text:s/>fibrinogen alpha chain, RAPGEF5 <text:s/>- <text:s/>rap guanine nucleotide exchange factor (gef) 5, TARBP1 <text:s/>- <text:s/>tar (hiv-1) rna binding protein 1, CASK <text:s/>- <text:s/>calcium/calmodulin-dependent serine protein kinase (maguk family), ITGB1 <text:s/>- <text:s/>integrin, beta 1 (fibronectin receptor, beta polypeptide, antigen cd29 includes mdf2, msk12), PTK2 <text:s/>- <text:s/>protein tyrosine kinase 2, CEBPD <text:s/>- <text:s/>ccaat/enhancer binding protein (c/ebp), delta, BIN3 <text:s/>- <text:s/>bridging integrator 3, CDK6 <text:s/>- <text:s/>cyclin-dependent kinase 6, HELT <text:s/>- <text:s/>helt bhlh transcription factor, TBX15 <text:s/>- <text:s/>t-box 15, TBX5 <text:s/>- <text:s/>t-box 5, NCSTN <text:s/>- <text:s/>nicastrin, ZEB2 <text:s/>- <text:s/>zinc finger e-box binding homeobox 2, CXCL10 <text:s/>- <text:s/>chemokine (c-x-c motif) ligand 10, ZBP1 <text:s/>- <text:s/>z-dna binding protein 1, FCGR2B <text:s/>- <text:s/>fc fragment of igg, low affinity iib, receptor (cd32), CDH6 <text:s/>- <text:s/>cadherin 6, type 2, k-cadherin (fetal kidney), TCF7L2 <text:s/>- <text:s/>transcription factor 7-like 2 (t-cell specific, hmg-box), CNTN4 <text:s/>- <text:s/>contactin 4, IRF7 <text:s/>- <text:s/>interferon regulatory factor 7, KIAA1715 <text:s/>- <text:s/>kiaa1715, CTTNBP2NL <text:s/>- <text:s/>cttnbp2 n-terminal like, FBN1 <text:s/>- <text:s/>fibrillin 1, TSC22D2 <text:s/>- <text:s/>tsc22 domain family, member 2, NRD1 <text:s/>- <text:s/>nardilysin (n-arginine dibasic convertase), ITGA6 <text:s/>- <text:s/>integrin, alpha 6, PTPRF <text:s/>- <text:s/>protein tyrosine phosphatase, receptor type, f, IFIT2 <text:s/>- <text:s/>interferon-induced protein with tetratricopeptide repeats 2, IFIT1 <text:s/>- <text:s/>interferon-induced protein with tetratricopeptide repeats 1, IFIT3 <text:s/>- <text:s/>interferon-induced protein with tetratricopeptide repeats 3, IFI35 <text:s/>- <text:s/>interferon-induced protein 35, PTPRR <text:s/>- <text:s/>protein tyrosine phosphatase, receptor type, r, TLE4 <text:s/>- <text:s/>transducin-like enhancer of split 4 (e(sp1) homolog, drosophila), CHML <text:s/>- <text:s/>choroideremia-like (rab escort protein 2), CD200R1 <text:s/>- <text:s/>cd200 receptor 1, TBX21 <text:s/>- <text:s/>t-box 21, SH3KBP1 <text:s/>- <text:s/>sh3-domain kinase binding protein 1, IFNB1 <text:s/>- <text:s/>interferon, beta 1, fibroblast, ERAP2 <text:s/>- <text:s/>endoplasmic reticulum aminopeptidase 2, ID3 <text:s/>- <text:s/>inhibitor of dna binding 3, dominant negative helix-loop-helix protein, HDAC4 <text:s/>- <text:s/>histone deacetylase 4, NFIX <text:s/>- <text:s/>nuclear factor i/x (ccaat-binding transcription factor), SLC40A1 <text:s/>- <text:s/>solute carrier family 40 (iron-regulated transporter), member 1, PIP4K2B <text:s/>- <text:s/>phosphatidylinositol-5-phosphate 4-kinase, type ii, beta, MAP3K19 <text:s/>- <text:s/>mitogen-activated protein kinase kinase kinase 19, IDH1 <text:s/>- <text:s/>isocitrate dehydrogenase 1 (nadp+), soluble, FOXK1 <text:s/>- <text:s/>forkhead box k1, PARP14 <text:s/>- <text:s/>poly (adp-ribose) polymerase family, member 14, CYSLTR1 <text:s/>- <text:s/>cysteinyl leukotriene receptor 1, ATP1B4 <text:s/>- <text:s/>atpase, na+/k+ transporting, beta 4 polypeptide, HDAC9 <text:s/>- <text:s/>histone deacetylase 9, LYPD6 <text:s/>- <text:s/>ly6/plaur domain containing 6, EHD4 <text:s/>- <text:s/>eh-domain containing 4, SOCS7 <text:s/>- <text:s/>suppressor of cytokine signaling 7, SAMSN1 <text:s/>- <text:s/>sam domain, sh3 domain and nuclear localization signals 1, RC3H2 <text:s/>- <text:s/>ring finger and ccch-type domains 2, NEK2 <text:s/>- <text:s/>nima-related kinase 2, CLTC <text:s/>- <text:s/>clathrin, heavy chain (hc), TFAP2A <text:s/>- <text:s/>transcription factor ap-2 alpha (activating enhancer binding protein 2 alpha), TNMD <text:s/>- <text:s/>tenomodulin, CYP26B1 <text:s/>- <text:s/>cytochrome p450, family 26, subfamily b, polypeptide 1, PLEKHH2 <text:s/>- <text:s/>pleckstrin homology domain containing, family h (with myth4 domain) member 2, CPEB4 <text:s/>- <text:s/>cytoplasmic polyadenylation element binding protein 4, NFIB <text:s/>- <text:s/>nuclear factor i/b, RARRES3 <text:s/>- <text:s/>retinoic acid receptor responder (tazarotene induced) 3, ISG15 <text:s/>- <text:s/>isg15 ubiquitin-like modifier, IL21R <text:s/>- <text:s/>interleukin 21 receptor, NFATC3 <text:s/>- <text:s/>nuclear factor of activated t-cells, cytoplasmic, calcineurin-dependent 3, TNFSF13B <text:s/>- <text:s/>tumor necrosis factor (ligand) superfamily, member 13b, CXCR6 <text:s/>- <text:s/>chemokine (c-x-c motif) receptor 6, FNIP1 <text:s/>- <text:s/>folliculin interacting protein 1, HEY2 <text:s/>- <text:s/>hairy/enhancer-of-split related with yrpw motif 2, ZBTB32 <text:s/>- <text:s/>zinc finger and btb domain containing 32, SMARCA5 <text:s/>- <text:s/>swi/snf related, matrix associated, actin dependent regulator of chromatin, subfamily a, member 5, PRDM16 <text:s/>- <text:s/>pr domain containing 16, GPR65 <text:s/>- <text:s/>g protein-coupled receptor 65, STAG2 <text:s/>- <text:s/>stromal antigen 2, CTNNBL1 <text:s/>- <text:s/>catenin, beta like 1, N4BP1 <text:s/>- <text:s/>nedd4 binding protein 1, RBBP6 <text:s/>- <text:s/>retinoblastoma binding protein 6, FOXQ1 <text:s/>- <text:s/>forkhead box q1, VPS41 <text:s/>- <text:s/>vacuolar protein sorting 41 homolog (s. cerevisiae), PHF14 <text:s/>- <text:s/>phd finger protein 14, DAPP1 <text:s/>- <text:s/>dual adaptor of phosphotyrosine and 3-phosphoinositides, NEDD4 <text:s/>- <text:s/>neural precursor cell expressed, developmentally down-regulated 4, e3 ubiquitin protein ligase, THBS1 <text:s/>- <text:s/>thrombospondin 1, TIAL1 <text:s/>- <text:s/>tia1 cytotoxic granule-associated rna binding protein-like 1, TBC1D32 <text:s/>- <text:s/>tbc1 domain family, member 3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regulation of immune response</text:p>
          </table:table-cell>
          <table:table-cell office:value-type="float" office:value="0.0000000000299" calcext:value-type="float">
            <text:p>2.99E-11</text:p>
          </table:table-cell>
          <table:table-cell office:value-type="float" office:value="0.000000071" calcext:value-type="float">
            <text:p>0.000000071</text:p>
          </table:table-cell>
          <table:table-cell office:value-type="float" office:value="2.41" calcext:value-type="float">
            <text:p>2.41</text:p>
          </table:table-cell>
          <table:table-cell office:value-type="float" office:value="13954" calcext:value-type="float">
            <text:p>13954</text:p>
          </table:table-cell>
          <table:table-cell office:value-type="float" office:value="593" calcext:value-type="float">
            <text:p>593</text:p>
          </table:table-cell>
          <table:table-cell office:value-type="float" office:value="634" calcext:value-type="float">
            <text:p>63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DHX58 <text:s/>- <text:s/>dexh (asp-glu-x-his) box polypeptide 58, VAV3 <text:s/>- <text:s/>vav 3 guanine nucleotide exchange factor, IL15 <text:s/>- <text:s/>interleukin 15, USP18 <text:s/>- <text:s/>ubiquitin specific peptidase 18, BIRC2 <text:s/>- <text:s/>baculoviral iap repeat containing 2, DDX60 <text:s/>- <text:s/>dead (asp-glu-ala-asp) box polypeptide 60, NLRC5 <text:s/>- <text:s/>nlr family, card domain containing 5, SOCS1 <text:s/>- <text:s/>suppressor of cytokine signaling 1, HLX <text:s/>- <text:s/>h2.0-like homeobox, IL23A <text:s/>- <text:s/>interleukin 23, alpha subunit p19, BST2 <text:s/>- <text:s/>bone marrow stromal cell antigen 2, ELMO1 <text:s/>- <text:s/>engulfment and cell motility 1, CD74 <text:s/>- <text:s/>cd74 molecule, major histocompatibility complex, class ii invariant chain, TBX21 <text:s/>- <text:s/>t-box 21, CD200R1 <text:s/>- <text:s/>cd200 receptor 1, IDO1 <text:s/>- <text:s/>indoleamine 2,3-dioxygenase 1, GBP5 <text:s/>- <text:s/>guanylate binding protein 5, NMI <text:s/>- <text:s/>n-myc (and stat) interactor, NDFIP1 <text:s/>- <text:s/>nedd4 family interacting protein 1, IFNB1 <text:s/>- <text:s/>interferon, beta 1, fibroblast, TRIM5 <text:s/>- <text:s/>tripartite motif containing 5, C12orf4 <text:s/>- <text:s/>chromosome 12 open reading frame 4, TAB2 <text:s/>- <text:s/>tgf-beta activated kinase 1/map3k7 binding protein 2, LPXN <text:s/>- <text:s/>leupaxin, GRAP2 <text:s/>- <text:s/>grb2-related adaptor protein 2, TLR7 <text:s/>- <text:s/>toll-like receptor 7, PSMA3 <text:s/>- <text:s/>proteasome (prosome, macropain) subunit, alpha type, 3, PSMB10 <text:s/>- <text:s/>proteasome (prosome, macropain) subunit, beta type, 10, IL2 <text:s/>- <text:s/>interleukin 2, BLK <text:s/>- <text:s/>b lymphoid tyrosine kinase, FOXF1 <text:s/>- <text:s/>forkhead box f1, TRIM6 <text:s/>- <text:s/>tripartite motif containing 6, STYK1 <text:s/>- <text:s/>serine/threonine/tyrosine kinase 1, SOS1 <text:s/>- <text:s/>son of sevenless homolog 1 (drosophila), ELF1 <text:s/>- <text:s/>e74-like factor 1 (ets domain transcription factor), CYLD <text:s/>- <text:s/>cylindromatosis (turban tumor syndrome), CD80 <text:s/>- <text:s/>cd80 molecule, PSMD14 <text:s/>- <text:s/>proteasome (prosome, macropain) 26s subunit, non-atpase, 14, SAMSN1 <text:s/>- <text:s/>sam domain, sh3 domain and nuclear localization signals 1, EREG <text:s/>- <text:s/>epiregulin, B2M <text:s/>- <text:s/>beta-2-microglobulin, STAT6 <text:s/>- <text:s/>signal transducer and activator of transcription 6, interleukin-4 induced, CD96 <text:s/>- <text:s/>cd96 molecule, ADAR <text:s/>- <text:s/>adenosine deaminase, rna-specific, NOD1 <text:s/>- <text:s/>nucleotide-binding oligomerization domain containing 1, ITGB7 <text:s/>- <text:s/>integrin, beta 7, MYB <text:s/>- <text:s/>v-myb avian myeloblastosis viral oncogene homolog, TNFSF4 <text:s/>- <text:s/>tumor necrosis factor (ligand) superfamily, member 4, NFATC3 <text:s/>- <text:s/>nuclear factor of activated t-cells, cytoplasmic, calcineurin-dependent 3, FGA <text:s/>- <text:s/>fibrinogen alpha chain, ESR1 <text:s/>- <text:s/>estrogen receptor 1, TNFSF13B <text:s/>- <text:s/>tumor necrosis factor (ligand) superfamily, member 13b, PARP9 <text:s/>- <text:s/>poly (adp-ribose) polymerase family, member 9, ITGB1 <text:s/>- <text:s/>integrin, beta 1 (fibronectin receptor, beta polypeptide, antigen cd29 includes mdf2, msk12), PIK3AP1 <text:s/>- <text:s/>phosphoinositide-3-kinase adaptor protein 1, PTK2 <text:s/>- <text:s/>protein tyrosine kinase 2, MAPK10 <text:s/>- <text:s/>mitogen-activated protein kinase 10, RSAD2 <text:s/>- <text:s/>radical s-adenosyl methionine domain containing 2, FCGR2B <text:s/>- <text:s/>fc fragment of igg, low affinity iib, receptor (cd32), YES1 <text:s/>- <text:s/>v-yes-1 yamaguchi sarcoma viral oncogene homolog 1, IRF7 <text:s/>- <text:s/>interferon regulatory factor 7, BCL2 <text:s/>- <text:s/>b-cell cll/lymphoma 2, IL27 <text:s/>- <text:s/>interleukin 27, PDE4D <text:s/>- <text:s/>phosphodiesterase 4d, camp-specific, PIGR <text:s/>- <text:s/>polymeric immunoglobul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000000343" calcext:value-type="float">
            <text:p>3.43E-11</text:p>
          </table:table-cell>
          <table:table-cell office:value-type="float" office:value="0.0000000698" calcext:value-type="float">
            <text:p>6.98E-08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634" calcext:value-type="float">
            <text:p>6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RFX3 <text:s/>- <text:s/>regulatory factor x, 3 (influences hla class ii expression)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SFMBT2 <text:s/>- <text:s/>scm-like with four mbt domains 2, ASCC3 <text:s/>- <text:s/>activating signal cointegrator 1 complex subunit 3, L3MBTL3 <text:s/>- <text:s/>l(3)mbt-like 3 (drosophila), TLR7 <text:s/>- <text:s/>toll-like receptor 7, ACO1 <text:s/>- <text:s/>aconitase 1, soluble, MYOG <text:s/>- <text:s/>myogenin (myogenic factor 4), FMN2 <text:s/>- <text:s/>formin 2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RGS3 <text:s/>- <text:s/>regulator of g-protein signaling 3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KMT2C <text:s/>- <text:s/>lysine (k)-specific methyltransferase 2c, MYCBP2 <text:s/>- <text:s/>myc binding protein 2, e3 ubiquitin protein ligase, NAMPT <text:s/>- <text:s/>nicotinamide phosphoribosyltransferase, OPTN <text:s/>- <text:s/>optineurin, TRIM44 <text:s/>- <text:s/>tripartite motif containing 44, KDM4C <text:s/>- <text:s/>lysine (k)-specific demethylase 4c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TNPO1 <text:s/>- <text:s/>transportin 1, PPP2R2A <text:s/>- <text:s/>protein phosphatase 2, regulatory subunit b, alpha, HIPK1 <text:s/>- <text:s/>homeodomain interacting protein kinase 1, ZBTB18 <text:s/>- <text:s/>zinc finger and btb domain containing 18, HGF <text:s/>- <text:s/>hepatocyte growth factor (hepapoietin a; scatter factor), FUT8 <text:s/>- <text:s/>fucosyltransferase 8 (alpha (1,6) fucosyltransferase), MSX1 <text:s/>- <text:s/>msh homeobox 1, CYLD <text:s/>- <text:s/>cylindromatosis (turban tumor syndrome), STK4 <text:s/>- <text:s/>serine/threonine kinase 4, BATF2 <text:s/>- <text:s/>basic leucine zipper transcription factor, atf-like 2, CITED2 <text:s/>- <text:s/>cbp/p300-interacting transactivator, with glu/asp-rich carboxy-terminal domain, 2, PROK2 <text:s/>- <text:s/>prokineticin 2, HOXA11 <text:s/>- <text:s/>homeobox a11, MYSM1 <text:s/>- <text:s/>myb-like, swirm and mpn domains 1, IRF9 <text:s/>- <text:s/>interferon regulatory factor 9, HOXB3 <text:s/>- <text:s/>homeobox b3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ZNFX1 <text:s/>- <text:s/>zinc finger, nfx1-type containing 1, ESR1 <text:s/>- <text:s/>estrogen receptor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SORT1 <text:s/>- <text:s/>sortilin 1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TNFAIP8 <text:s/>- <text:s/>tumor necrosis factor, alpha-induced protein 8, PKNOX2 <text:s/>- <text:s/>pbx/knotted 1 homeobox 2, PARP10 <text:s/>- <text:s/>poly (adp-ribose) polymerase family, member 10, ERBB4 <text:s/>- <text:s/>v-erb-b2 avian erythroblastic leukemia viral oncogene homolog 4, ANK3 <text:s/>- <text:s/>ankyrin 3, node of ranvier (ankyrin g), RFX7 <text:s/>- <text:s/>regulatory factor x, 7, ZNF296 <text:s/>- <text:s/>zinc finger protein 296, BACE2 <text:s/>- <text:s/>beta-site app-cleaving enzyme 2, IL17A <text:s/>- <text:s/>interleukin 17a, IL15 <text:s/>- <text:s/>interleukin 15, BIRC2 <text:s/>- <text:s/>baculoviral iap repeat containing 2, ARID4B <text:s/>- <text:s/>at rich interactive domain 4b (rbp1-like), ZNF385A <text:s/>- <text:s/>zinc finger protein 385a, TCF15 <text:s/>- <text:s/>transcription factor 15 (basic helix-loop-helix), CDH3 <text:s/>- <text:s/>cadherin 3, type 1, p-cadherin (placental), FLT3LG <text:s/>- <text:s/>fms-related tyrosine kinase 3 ligand, PAX3 <text:s/>- <text:s/>paired box 3, PAX9 <text:s/>- <text:s/>paired box 9, POU6F2 <text:s/>- <text:s/>pou class 6 homeobox 2, SREK1 <text:s/>- <text:s/>splicing regulatory glutamine/lysine-rich protein 1, ATAD2B <text:s/>- <text:s/>atpase family, aaa domain containing 2b, SET <text:s/>- <text:s/>set nuclear oncogene, FLI1 <text:s/>- <text:s/>fli-1 proto-oncogene, ets transcription factor, INHBA <text:s/>- <text:s/>inhibin, beta a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NDFIP1 <text:s/>- <text:s/>nedd4 family interacting protein 1, AFF1 <text:s/>- <text:s/>af4/fmr2 family, member 1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CD27 <text:s/>- <text:s/>cd27 molecule, TEAD1 <text:s/>- <text:s/>tea domain family member 1 (sv40 transcriptional enhancer factor), CBX4 <text:s/>- <text:s/>chromobox homolog 4, SMG7 <text:s/>- <text:s/>smg7 nonsense mediated mrna decay factor, RAD51AP1 <text:s/>- <text:s/>rad51 associated protein 1, TNFSF8 <text:s/>- <text:s/>tumor necrosis factor (ligand) superfamily, member 8, IL7 <text:s/>- <text:s/>interleukin 7, CCL21 <text:s/>- <text:s/>chemokine (c-c motif) ligand 21, CD80 <text:s/>- <text:s/>cd80 molecule, ZNF366 <text:s/>- <text:s/>zinc finger protein 366, MAP4K5 <text:s/>- <text:s/>mitogen-activated protein kinase kinase kinase kinase 5, ATXN1 <text:s/>- <text:s/>ataxin 1, ANP32B <text:s/>- <text:s/>acidic (leucine-rich) nuclear phosphoprotein 32 family, member b, PDGFRB <text:s/>- <text:s/>platelet-derived growth factor receptor, beta polypeptide, FGF1 <text:s/>- <text:s/>fibroblast growth factor 1 (acidic), NR4A2 <text:s/>- <text:s/>nuclear receptor subfamily 4, group a, member 2, ENPP2 <text:s/>- <text:s/>ectonucleotide pyrophosphatase/phosphodiesterase 2, MKNK1 <text:s/>- <text:s/>map kinase interacting serine/threonine kinase 1, FGA <text:s/>- <text:s/>fibrinogen alpha chain, CASK <text:s/>- <text:s/>calcium/calmodulin-dependent serine protein kinase (maguk family), TARBP1 <text:s/>- <text:s/>tar (hiv-1) rna binding protein 1, MEIS2 <text:s/>- <text:s/>meis homeobox 2, ITGB1 <text:s/>- <text:s/>integrin, beta 1 (fibronectin receptor, beta polypeptide, antigen cd29 includes mdf2, msk12), MEIS1 <text:s/>- <text:s/>meis homeobox 1, UPF2 <text:s/>- <text:s/>upf2 regulator of nonsense transcripts homolog (yeast), CEBPD <text:s/>- <text:s/>ccaat/enhancer binding protein (c/ebp), delta, MAP3K5 <text:s/>- <text:s/>mitogen-activated protein kinase kinase kinase 5, PTK2 <text:s/>- <text:s/>protein tyrosine kinase 2, HELT <text:s/>- <text:s/>helt bhlh transcription factor, CDK6 <text:s/>- <text:s/>cyclin-dependent kinase 6, TBX15 <text:s/>- <text:s/>t-box 15, TBX5 <text:s/>- <text:s/>t-box 5, ZEB2 <text:s/>- <text:s/>zinc finger e-box binding homeobox 2, CXCL10 <text:s/>- <text:s/>chemokine (c-x-c motif) ligand 10, NUP54 <text:s/>- <text:s/>nucleoporin 54kda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NRD1 <text:s/>- <text:s/>nardilysin (n-arginine dibasic convertase), RGMB <text:s/>- <text:s/>rgm domain family, member b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MBNL1 <text:s/>- <text:s/>muscleblind-like splicing regulator 1, ID3 <text:s/>- <text:s/>inhibitor of dna binding 3, dominant negative helix-loop-helix protein, HDAC4 <text:s/>- <text:s/>histone deacetylase 4, NUP43 <text:s/>- <text:s/>nucleoporin 43kda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EHD4 <text:s/>- <text:s/>eh-domain containing 4, SOCS7 <text:s/>- <text:s/>suppressor of cytokine signaling 7, TFAP2D <text:s/>- <text:s/>transcription factor ap-2 delta (activating enhancer binding protein 2 delta), PITX2 <text:s/>- <text:s/>paired-like homeodomain 2, SAMSN1 <text:s/>- <text:s/>sam domain, sh3 domain and nuclear localization signals 1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CLTC <text:s/>- <text:s/>clathrin, heavy chain (hc), TFAP2A <text:s/>- <text:s/>transcription factor ap-2 alpha (activating enhancer binding protein 2 alpha), CYP26B1 <text:s/>- <text:s/>cytochrome p450, family 26, subfamily b, polypeptide 1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NFATC3 <text:s/>- <text:s/>nuclear factor of activated t-cells, cytoplasmic, calcineurin-dependent 3, DIO2 <text:s/>- <text:s/>deiodinase, iodothyronine, type ii, SIX1 <text:s/>- <text:s/>six homeobox 1, FNIP1 <text:s/>- <text:s/>folliculin interacting protein 1, HEY2 <text:s/>- <text:s/>hairy/enhancer-of-split related with yrpw motif 2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ZIC1 <text:s/>- <text:s/>zic family member 1, MED15 <text:s/>- <text:s/>mediator complex subunit 15, PRDM16 <text:s/>- <text:s/>pr domain containing 16, GRIK2 <text:s/>- <text:s/>glutamate receptor, ionotropic, kainate 2, MBIP <text:s/>- <text:s/>map3k12 binding inhibitory protein 1, STAG2 <text:s/>- <text:s/>stromal antigen 2, HDAC7 <text:s/>- <text:s/>histone deacetylase 7, N4BP1 <text:s/>- <text:s/>nedd4 binding protein 1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LRRC4C <text:s/>- <text:s/>leucine rich repeat containing 4c, BCL2 <text:s/>- <text:s/>b-cell cll/lymphoma 2, THBS1 <text:s/>- <text:s/>thrombospondin 1, TIAL1 <text:s/>- <text:s/>tia1 cytotoxic granule-associated rna binding protein-like 1, IL27 <text:s/>- <text:s/>interleukin 27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0000377" calcext:value-type="float">
            <text:p>3.77E-11</text:p>
          </table:table-cell>
          <table:table-cell office:value-type="float" office:value="0.0000000671" calcext:value-type="float">
            <text:p>6.71E-08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634" calcext:value-type="float">
            <text:p>63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TLR7 <text:s/>- <text:s/>toll-like receptor 7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TNRC18 <text:s/>- <text:s/>trinucleotide repeat containing 18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BACE2 <text:s/>- <text:s/>beta-site app-cleaving enzyme 2, IL17A <text:s/>- <text:s/>interleukin 17a, IL15 <text:s/>- <text:s/>interleukin 15, ARID4B <text:s/>- <text:s/>at rich interactive domain 4b (rbp1-like), BIRC2 <text:s/>- <text:s/>baculoviral iap repeat containing 2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ATAD2B <text:s/>- <text:s/>atpase family, aaa domain containing 2b, SET <text:s/>- <text:s/>set nuclear oncogene, INHBA <text:s/>- <text:s/>inhibin, beta a, FLI1 <text:s/>- <text:s/>fli-1 proto-oncogene, ets transcription factor, OSM <text:s/>- <text:s/>oncostatin m, CD74 <text:s/>- <text:s/>cd74 molecule, major histocompatibility complex, class ii invariant chain, NCOA7 <text:s/>- <text:s/>nuclear receptor coactivator 7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TNFSF8 <text:s/>- <text:s/>tumor necrosis factor (ligand) superfamily, member 8, CCL21 <text:s/>- <text:s/>chemokine (c-c motif) ligand 21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MKNK1 <text:s/>- <text:s/>map kinase interacting serine/threonine kinase 1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TCF7L2 <text:s/>- <text:s/>transcription factor 7-like 2 (t-cell specific, hmg-box), IRF7 <text:s/>- <text:s/>interferon regulatory factor 7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MTF2 <text:s/>- <text:s/>metal response element binding transcription factor 2, NEK2 <text:s/>- <text:s/>nima-related kinase 2, CLTC <text:s/>- <text:s/>clathrin, heavy chain (hc)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000000383" calcext:value-type="float">
            <text:p>3.83E-11</text:p>
          </table:table-cell>
          <table:table-cell office:value-type="float" office:value="0.0000000606" calcext:value-type="float">
            <text:p>6.06E-08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634" calcext:value-type="float">
            <text:p>63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[DHX58 <text:s/>- <text:s/>dexh (asp-glu-x-his) box polypeptide 58, CASZ1 <text:s/>- <text:s/>castor zinc finger 1, DDX60 <text:s/>- <text:s/>dead (asp-glu-ala-asp) box polypeptide 60, PLXNC1 <text:s/>- <text:s/>plexin c1, RFX3 <text:s/>- <text:s/>regulatory factor x, 3 (influences hla class ii expression), CD274 <text:s/>- <text:s/>cd274 molecule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CPT1A <text:s/>- <text:s/>carnitine palmitoyltransferase 1a (liver), TLR7 <text:s/>- <text:s/>toll-like receptor 7, BDNF <text:s/>- <text:s/>brain-derived neurotrophic factor, SEMA6D <text:s/>- <text:s/>sema domain, transmembrane domain (tm), and cytoplasmic domain, (semaphorin) 6d, MYOG <text:s/>- <text:s/>myogenin (myogenic factor 4), BLK <text:s/>- <text:s/>b lymphoid tyrosine kinase, CFLAR <text:s/>- <text:s/>casp8 and fadd-like apoptosis regulator, SOX5 <text:s/>- <text:s/>sry (sex determining region y)-box 5, TRIM6 <text:s/>- <text:s/>tripartite motif containing 6, SOS1 <text:s/>- <text:s/>son of sevenless homolog 1 (drosophila), ELF1 <text:s/>- <text:s/>e74-like factor 1 (ets domain transcription factor), EHD1 <text:s/>- <text:s/>eh-domain containing 1, TRIM22 <text:s/>- <text:s/>tripartite motif containing 22, MYO6 <text:s/>- <text:s/>myosin vi, PSMD14 <text:s/>- <text:s/>proteasome (prosome, macropain) 26s subunit, non-atpase, 14, SPTLC2 <text:s/>- <text:s/>serine palmitoyltransferase, long chain base subunit 2, GLRA1 <text:s/>- <text:s/>glycine receptor, alpha 1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EFNB1 <text:s/>- <text:s/>ephrin-b1, CNTFR <text:s/>- <text:s/>ciliary neurotrophic factor receptor, TMEM108 <text:s/>- <text:s/>transmembrane protein 108, ROBO1 <text:s/>- <text:s/>roundabout, axon guidance receptor, homolog 1 (drosophila), UBR5 <text:s/>- <text:s/>ubiquitin protein ligase e3 component n-recognin 5, AKAP6 <text:s/>- <text:s/>a kinase (prka) anchor protein 6, SPRY1 <text:s/>- <text:s/>sprouty homolog 1, antagonist of fgf signaling (drosophila), MUSK <text:s/>- <text:s/>muscle, skeletal, receptor tyrosine kinase, SMARCA2 <text:s/>- <text:s/>swi/snf related, matrix associated, actin dependent regulator of chromatin, subfamily a, member 2, NAMPT <text:s/>- <text:s/>nicotinamide phosphoribosyltransferase, OPTN <text:s/>- <text:s/>optineurin, KDM4C <text:s/>- <text:s/>lysine (k)-specific demethylase 4c, VAV3 <text:s/>- <text:s/>vav 3 guanine nucleotide exchange factor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CDK19 <text:s/>- <text:s/>cyclin-dependent kinase 19, HLX <text:s/>- <text:s/>h2.0-like homeobox, KDM2B <text:s/>- <text:s/>lysine (k)-specific demethylase 2b, ARHGEF6 <text:s/>- <text:s/>rac/cdc42 guanine nucleotide exchange factor (gef) 6, SH2B3 <text:s/>- <text:s/>sh2b adaptor protein 3, FST <text:s/>- <text:s/>follistatin, LY86 <text:s/>- <text:s/>lymphocyte antigen 86, GBP5 <text:s/>- <text:s/>guanylate binding protein 5, KCNN3 <text:s/>- <text:s/>potassium intermediate/small conductance calcium-activated channel, subfamily n, member 3, SETD3 <text:s/>- <text:s/>set domain containing 3, PDCD6IP <text:s/>- <text:s/>programmed cell death 6 interacting protein, C12orf4 <text:s/>- <text:s/>chromosome 12 open reading frame 4, TAB2 <text:s/>- <text:s/>tgf-beta activated kinase 1/map3k7 binding protein 2, GRAP2 <text:s/>- <text:s/>grb2-related adaptor protein 2, HIPK1 <text:s/>- <text:s/>homeodomain interacting protein kinase 1, HPSE2 <text:s/>- <text:s/>heparanase 2, HGF <text:s/>- <text:s/>hepatocyte growth factor (hepapoietin a; scatter factor), SGIP1 <text:s/>- <text:s/>sh3-domain grb2-like (endophilin) interacting protein 1, MSX1 <text:s/>- <text:s/>msh homeobox 1, STAU1 <text:s/>- <text:s/>staufen double-stranded rna binding protein 1, CYLD <text:s/>- <text:s/>cylindromatosis (turban tumor syndrome), STK4 <text:s/>- <text:s/>serine/threonine kinase 4, SH3GLB1 <text:s/>- <text:s/>sh3-domain grb2-like endophilin b1, CITED2 <text:s/>- <text:s/>cbp/p300-interacting transactivator, with glu/asp-rich carboxy-terminal domain, 2, HOXA11 <text:s/>- <text:s/>homeobox a11, MYSM1 <text:s/>- <text:s/>myb-like, swirm and mpn domains 1, PROK2 <text:s/>- <text:s/>prokineticin 2, HOXB3 <text:s/>- <text:s/>homeobox b3, EYA4 <text:s/>- <text:s/>eyes absent homolog 4 (drosophila)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ITPR3 <text:s/>- <text:s/>inositol 1,4,5-trisphosphate receptor, type 3, NRXN1 <text:s/>- <text:s/>neurexin 1, ESRRG <text:s/>- <text:s/>estrogen-related receptor gamma, TNFSF4 <text:s/>- <text:s/>tumor necrosis factor (ligand) superfamily, member 4, ESR1 <text:s/>- <text:s/>estrogen receptor 1, ETV1 <text:s/>- <text:s/>ets variant 1, HOXA2 <text:s/>- <text:s/>homeobox a2, HOXA3 <text:s/>- <text:s/>homeobox a3, AAMDC <text:s/>- <text:s/>adipogenesis associated, mth938 domain containing, EIF2AK2 <text:s/>- <text:s/>eukaryotic translation initiation factor 2-alpha kinase 2, AMTN <text:s/>- <text:s/>amelotin, ZFPM1 <text:s/>- <text:s/>zinc finger protein, fog family member 1, RUNX3 <text:s/>- <text:s/>runt-related transcription factor 3, MAPK10 <text:s/>- <text:s/>mitogen-activated protein kinase 10, RSAD2 <text:s/>- <text:s/>radical s-adenosyl methionine domain containing 2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SORT1 <text:s/>- <text:s/>sortilin 1, TRIM21 <text:s/>- <text:s/>tripartite motif containing 21, PKN2 <text:s/>- <text:s/>protein kinase n2, GSDMD <text:s/>- <text:s/>gasdermin d, TNFAIP8 <text:s/>- <text:s/>tumor necrosis factor, alpha-induced protein 8, ERBB4 <text:s/>- <text:s/>v-erb-b2 avian erythroblastic leukemia viral oncogene homolog 4, NEGR1 <text:s/>- <text:s/>neuronal growth regulator 1, ANK3 <text:s/>- <text:s/>ankyrin 3, node of ranvier (ankyrin g), IL17A <text:s/>- <text:s/>interleukin 17a, IL15 <text:s/>- <text:s/>interleukin 15, BIRC2 <text:s/>- <text:s/>baculoviral iap repeat containing 2, ARID4B <text:s/>- <text:s/>at rich interactive domain 4b (rbp1-like), ZNF385A <text:s/>- <text:s/>zinc finger protein 385a, CDH3 <text:s/>- <text:s/>cadherin 3, type 1, p-cadherin (placental), FLT3LG <text:s/>- <text:s/>fms-related tyrosine kinase 3 ligand, PAX3 <text:s/>- <text:s/>paired box 3, PAX9 <text:s/>- <text:s/>paired box 9, ATAD2B <text:s/>- <text:s/>atpase family, aaa domain containing 2b, TMEM33 <text:s/>- <text:s/>transmembrane protein 33, ATP11C <text:s/>- <text:s/>atpase, class vi, type 11c, PIK3R3 <text:s/>- <text:s/>phosphoinositide-3-kinase, regulatory subunit 3 (gamma), FLI1 <text:s/>- <text:s/>fli-1 proto-oncogene, ets transcription factor, INHBA <text:s/>- <text:s/>inhibin, beta a, ELMO1 <text:s/>- <text:s/>engulfment and cell motility 1, OSM <text:s/>- <text:s/>oncostatin m, CD74 <text:s/>- <text:s/>cd74 molecule, major histocompatibility complex, class ii invariant chain, NCOA7 <text:s/>- <text:s/>nuclear receptor coactivator 7, LMO3 <text:s/>- <text:s/>lim domain only 3 (rhombotin-like 2), IDO1 <text:s/>- <text:s/>indoleamine 2,3-dioxygenase 1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NDFIP1 <text:s/>- <text:s/>nedd4 family interacting protein 1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ZSWIM2 <text:s/>- <text:s/>zinc finger, swim-type containing 2, SCARB2 <text:s/>- <text:s/>scavenger receptor class b, member 2, PSMA3 <text:s/>- <text:s/>proteasome (prosome, macropain) subunit, alpha type,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CD27 <text:s/>- <text:s/>cd27 molecule, TEAD1 <text:s/>- <text:s/>tea domain family member 1 (sv40 transcriptional enhancer factor), ABI3BP <text:s/>- <text:s/>abi family, member 3 (nesh) binding protein, TNFSF8 <text:s/>- <text:s/>tumor necrosis factor (ligand) superfamily, member 8, IL7 <text:s/>- <text:s/>interleukin 7, CCL21 <text:s/>- <text:s/>chemokine (c-c motif) ligand 21, CD80 <text:s/>- <text:s/>cd80 molecule, MAP4K5 <text:s/>- <text:s/>mitogen-activated protein kinase kinase kinase kinase 5, LGI1 <text:s/>- <text:s/>leucine-rich, glioma inactivated 1, ANP32B <text:s/>- <text:s/>acidic (leucine-rich) nuclear phosphoprotein 32 family, member b, PDGFRB <text:s/>- <text:s/>platelet-derived growth factor receptor, beta polypeptide, FGF1 <text:s/>- <text:s/>fibroblast growth factor 1 (acidic), PTGER4 <text:s/>- <text:s/>prostaglandin e receptor 4 (subtype ep4), ATG13 <text:s/>- <text:s/>autophagy related 13, NR4A2 <text:s/>- <text:s/>nuclear receptor subfamily 4, group a, member 2, ENPP2 <text:s/>- <text:s/>ectonucleotide pyrophosphatase/phosphodiesterase 2, FGA <text:s/>- <text:s/>fibrinogen alpha chain, CASK <text:s/>- <text:s/>calcium/calmodulin-dependent serine protein kinase (maguk family), MEIS2 <text:s/>- <text:s/>meis homeobox 2, ITGB1 <text:s/>- <text:s/>integrin, beta 1 (fibronectin receptor, beta polypeptide, antigen cd29 includes mdf2, msk12), MEIS1 <text:s/>- <text:s/>meis homeobox 1, CEBPD <text:s/>- <text:s/>ccaat/enhancer binding protein (c/ebp), delta, MAP3K5 <text:s/>- <text:s/>mitogen-activated protein kinase kinase kinase 5, PTK2 <text:s/>- <text:s/>protein tyrosine kinase 2, HELT <text:s/>- <text:s/>helt bhlh transcription factor, CDK6 <text:s/>- <text:s/>cyclin-dependent kinase 6, TBX5 <text:s/>- <text:s/>t-box 5, PCM1 <text:s/>- <text:s/>pericentriolar material 1, NCSTN <text:s/>- <text:s/>nicastrin, ZEB2 <text:s/>- <text:s/>zinc finger e-box binding homeobox 2, CXCL10 <text:s/>- <text:s/>chemokine (c-x-c motif) ligand 10, ZBP1 <text:s/>- <text:s/>z-dna binding protein 1, ASS1 <text:s/>- <text:s/>argininosuccinate synthase 1, TCF7L2 <text:s/>- <text:s/>transcription factor 7-like 2 (t-cell specific, hmg-box), IRF7 <text:s/>- <text:s/>interferon regulatory factor 7, PDE4D <text:s/>- <text:s/>phosphodiesterase 4d, camp-specific, SH2B1 <text:s/>- <text:s/>sh2b adaptor protein 1, IL1RAPL1 <text:s/>- <text:s/>interleukin 1 receptor accessory protein-like 1, ITGA6 <text:s/>- <text:s/>integrin, alpha 6, NRD1 <text:s/>- <text:s/>nardilysin (n-arginine dibasic convertase), IFIT2 <text:s/>- <text:s/>interferon-induced protein with tetratricopeptide repeats 2, IFIT1 <text:s/>- <text:s/>interferon-induced protein with tetratricopeptide repeats 1, RGMB <text:s/>- <text:s/>rgm domain family, member b, NLGN2 <text:s/>- <text:s/>neuroligin 2, FBXW7 <text:s/>- <text:s/>f-box and wd repeat domain containing 7, e3 ubiquitin protein ligase, IL23A <text:s/>- <text:s/>interleukin 23, alpha subunit p19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ID3 <text:s/>- <text:s/>inhibitor of dna binding 3, dominant negative helix-loop-helix protein, HDAC4 <text:s/>- <text:s/>histone deacetylase 4, DUSP5 <text:s/>- <text:s/>dual specificity phosphatase 5, EVL <text:s/>- <text:s/>enah/vasp-like, TBX19 <text:s/>- <text:s/>t-box 19, MKL1 <text:s/>- <text:s/>megakaryoblastic leukemia (translocation) 1, NFIX <text:s/>- <text:s/>nuclear factor i/x (ccaat-binding transcription factor), CCDC3 <text:s/>- <text:s/>coiled-coil domain containing 3, SLC40A1 <text:s/>- <text:s/>solute carrier family 40 (iron-regulated transporter), member 1, GPR18 <text:s/>- <text:s/>g protein-coupled receptor 18, PIP4K2B <text:s/>- <text:s/>phosphatidylinositol-5-phosphate 4-kinase, type ii, beta, STYK1 <text:s/>- <text:s/>serine/threonine/tyrosine kinase 1, RAB11FIP2 <text:s/>- <text:s/>rab11 family interacting protein 2 (class i), FOXK1 <text:s/>- <text:s/>forkhead box k1, VIT <text:s/>- <text:s/>vitrin, ATP1B4 <text:s/>- <text:s/>atpase, na+/k+ transporting, beta 4 polypeptide, ECM2 <text:s/>- <text:s/>extracellular matrix protein 2, female organ and adipocyte specific, HDAC9 <text:s/>- <text:s/>histone deacetylase 9, WARS <text:s/>- <text:s/>tryptophanyl-trna synthetase, EHD4 <text:s/>- <text:s/>eh-domain containing 4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TFAP2A <text:s/>- <text:s/>transcription factor ap-2 alpha (activating enhancer binding protein 2 alpha), CYP26B1 <text:s/>- <text:s/>cytochrome p450, family 26, subfamily b, polypeptide 1, B2M <text:s/>- <text:s/>beta-2-microglobulin, NFIB <text:s/>- <text:s/>nuclear factor i/b, IKZF2 <text:s/>- <text:s/>ikaros family zinc finger 2 (helios), ISG15 <text:s/>- <text:s/>isg15 ubiquitin-like modifier, NFATC3 <text:s/>- <text:s/>nuclear factor of activated t-cells, cytoplasmic, calcineurin-dependent 3, TNFSF13B <text:s/>- <text:s/>tumor necrosis factor (ligand) superfamily, member 13b, PIK3AP1 <text:s/>- <text:s/>phosphoinositide-3-kinase adaptor protein 1, SIX1 <text:s/>- <text:s/>six homeobox 1, FNIP1 <text:s/>- <text:s/>folliculin interacting protein 1, HEY2 <text:s/>- <text:s/>hairy/enhancer-of-split related with yrpw motif 2, SYNPO <text:s/>- <text:s/>synaptopodin, SMARCA5 <text:s/>- <text:s/>swi/snf related, matrix associated, actin dependent regulator of chromatin, subfamily a, member 5, ZIC1 <text:s/>- <text:s/>zic family member 1, PRDM16 <text:s/>- <text:s/>pr domain containing 16, GPR65 <text:s/>- <text:s/>g protein-coupled receptor 65, GRIK2 <text:s/>- <text:s/>glutamate receptor, ionotropic, kainate 2, HDAC7 <text:s/>- <text:s/>histone deacetylase 7, CTNNBL1 <text:s/>- <text:s/>catenin, beta like 1, ZIC3 <text:s/>- <text:s/>zic family member 3, YES1 <text:s/>- <text:s/>v-yes-1 yamaguchi sarcoma viral oncogene homolog 1, NEDD4 <text:s/>- <text:s/>neural precursor cell expressed, developmentally down-regulated 4, e3 ubiquitin protein ligase, BCL2 <text:s/>- <text:s/>b-cell cll/lymphoma 2, THBS1 <text:s/>- <text:s/>thrombospondin 1, TIAL1 <text:s/>- <text:s/>tia1 cytotoxic granule-associated rna binding protein-like 1, IL27 <text:s/>- <text:s/>interleukin 27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1</text:p>
          </table:table-cell>
          <table:table-cell office:value-type="string" calcext:value-type="string">
            <text:p>cytokine-mediated signaling pathway</text:p>
          </table:table-cell>
          <table:table-cell office:value-type="float" office:value="0.0000000000423" calcext:value-type="float">
            <text:p>4.23E-11</text:p>
          </table:table-cell>
          <table:table-cell office:value-type="float" office:value="0.0000000603" calcext:value-type="float">
            <text:p>6.03E-08</text:p>
          </table:table-cell>
          <table:table-cell office:value-type="float" office:value="2.98" calcext:value-type="float">
            <text:p>2.98</text:p>
          </table:table-cell>
          <table:table-cell office:value-type="float" office:value="13954" calcext:value-type="float">
            <text:p>13954</text:p>
          </table:table-cell>
          <table:table-cell office:value-type="float" office:value="332" calcext:value-type="float">
            <text:p>332</text:p>
          </table:table-cell>
          <table:table-cell office:value-type="float" office:value="634" calcext:value-type="float">
            <text:p>6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PSMD14 <text:s/>- <text:s/>proteasome (prosome, macropain) 26s subunit, non-atpase, 14, IFIT2 <text:s/>- <text:s/>interferon-induced protein with tetratricopeptide repeats 2, IFIT1 <text:s/>- <text:s/>interferon-induced protein with tetratricopeptide repeats 1, IFIT3 <text:s/>- <text:s/>interferon-induced protein with tetratricopeptide repeats 3, IL15 <text:s/>- <text:s/>interleukin 15, IRF9 <text:s/>- <text:s/>interferon regulatory factor 9, IFI35 <text:s/>- <text:s/>interferon-induced protein 35, EREG <text:s/>- <text:s/>epiregulin, IL15RA <text:s/>- <text:s/>interleukin 15 receptor, alpha, BIRC2 <text:s/>- <text:s/>baculoviral iap repeat containing 2, ISG20 <text:s/>- <text:s/>interferon stimulated exonuclease gene 20kda, SOCS1 <text:s/>- <text:s/>suppressor of cytokine signaling 1, STAT5A <text:s/>- <text:s/>signal transducer and activator of transcription 5a, B2M <text:s/>- <text:s/>beta-2-microglobulin, STAT6 <text:s/>- <text:s/>signal transducer and activator of transcription 6, interleukin-4 induced, ADAR <text:s/>- <text:s/>adenosine deaminase, rna-specific, BST2 <text:s/>- <text:s/>bone marrow stromal cell antigen 2, OSM <text:s/>- <text:s/>oncostatin m, TNFSF4 <text:s/>- <text:s/>tumor necrosis factor (ligand) superfamily, member 4, CD74 <text:s/>- <text:s/>cd74 molecule, major histocompatibility complex, class ii invariant chain, ISG15 <text:s/>- <text:s/>isg15 ubiquitin-like modifier, IL21R <text:s/>- <text:s/>interleukin 21 receptor, RNASEL <text:s/>- <text:s/>ribonuclease l (2',5'-oligoisoadenylate synthetase-dependent), TNFSF13B <text:s/>- <text:s/>tumor necrosis factor (ligand) superfamily, member 13b, NMI <text:s/>- <text:s/>n-myc (and stat) interactor, CXCR6 <text:s/>- <text:s/>chemokine (c-x-c motif) receptor 6, IFNB1 <text:s/>- <text:s/>interferon, beta 1, fibroblast, TRIM5 <text:s/>- <text:s/>tripartite motif containing 5, CNTFR <text:s/>- <text:s/>ciliary neurotrophic factor receptor, IL22RA1 <text:s/>- <text:s/>interleukin 22 receptor, alpha 1, RSAD2 <text:s/>- <text:s/>radical s-adenosyl methionine domain containing 2, TNFSF15 <text:s/>- <text:s/>tumor necrosis factor (ligand) superfamily, member 15, MT2A <text:s/>- <text:s/>metallothionein 2a, PSMA3 <text:s/>- <text:s/>proteasome (prosome, macropain) subunit, alpha type, 3, TNFRSF17 <text:s/>- <text:s/>tumor necrosis factor receptor superfamily, member 17, PSMB10 <text:s/>- <text:s/>proteasome (prosome, macropain) subunit, beta type, 10, TRIM21 <text:s/>- <text:s/>tripartite motif containing 21, CXCL10 <text:s/>- <text:s/>chemokine (c-x-c motif) ligand 10, CD27 <text:s/>- <text:s/>cd27 molecule, LRRC4C <text:s/>- <text:s/>leucine rich repeat containing 4c, IRF7 <text:s/>- <text:s/>interferon regulatory factor 7, TNFSF8 <text:s/>- <text:s/>tumor necrosis factor (ligand) superfamily, member 8, TRIM22 <text:s/>- <text:s/>tripartite motif containing 22, CCL21 <text:s/>- <text:s/>chemokine (c-c motif) ligand 21, SOCS7 <text:s/>- <text:s/>suppressor of cytokine signaling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00000496" calcext:value-type="float">
            <text:p>4.96E-11</text:p>
          </table:table-cell>
          <table:table-cell office:value-type="float" office:value="0.0000000642" calcext:value-type="float">
            <text:p>6.42E-08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634" calcext:value-type="float">
            <text:p>6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LCOR <text:s/>- <text:s/>ligand dependent nuclear receptor corepressor, TSHZ1 <text:s/>- <text:s/>teashirt zinc finger homeobox 1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TNRC18 <text:s/>- <text:s/>trinucleotide repeat containing 18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USF1 <text:s/>- <text:s/>upstream transcription factor 1, NCOA1 <text:s/>- <text:s/>nuclear receptor coactivator 1, KDM2B <text:s/>- <text:s/>lysine (k)-specific demethylase 2b, HLX <text:s/>- <text:s/>h2.0-like homeobox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MYSM1 <text:s/>- <text:s/>myb-like, swirm and mpn domains 1, HOXA11 <text:s/>- <text:s/>homeobox a11, IRF9 <text:s/>- <text:s/>interferon regulatory factor 9, HOXB3 <text:s/>- <text:s/>homeobox b3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HOXA2 <text:s/>- <text:s/>homeobox a2, TCEB3B <text:s/>- <text:s/>transcription elongation factor b polypeptide 3b (elongin a2), EIF2AK2 <text:s/>- <text:s/>eukaryotic translation initiation factor 2-alpha kinase 2, HOXA3 <text:s/>- <text:s/>homeobox a3, AAMDC <text:s/>- <text:s/>adipogenesis associated, mth938 domain containing, SP5 <text:s/>- <text:s/>sp5 transcription factor, ZFPM1 <text:s/>- <text:s/>zinc finger protein, fog family member 1, MAPK10 <text:s/>- <text:s/>mitogen-activated protein kinase 10, RUNX3 <text:s/>- <text:s/>runt-related transcription factor 3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KNOX2 <text:s/>- <text:s/>pbx/knotted 1 homeobox 2, PARP10 <text:s/>- <text:s/>poly (adp-ribose) polymerase family, member 10, ERBB4 <text:s/>- <text:s/>v-erb-b2 avian erythroblastic leukemia viral oncogene homolog 4, RFX7 <text:s/>- <text:s/>regulatory factor x, 7, BACE2 <text:s/>- <text:s/>beta-site app-cleaving enzyme 2, ZNF296 <text:s/>- <text:s/>zinc finger protein 296, IL17A <text:s/>- <text:s/>interleukin 17a, IL15 <text:s/>- <text:s/>interleukin 15, BIRC2 <text:s/>- <text:s/>baculoviral iap repeat containing 2, ARID4B <text:s/>- <text:s/>at rich interactive domain 4b (rbp1-like)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ATAD2B <text:s/>- <text:s/>atpase family, aaa domain containing 2b, SET <text:s/>- <text:s/>set nuclear oncogene, FLI1 <text:s/>- <text:s/>fli-1 proto-oncogene, ets transcription factor, INHBA <text:s/>- <text:s/>inhibin, beta a, OSM <text:s/>- <text:s/>oncostatin m, CD74 <text:s/>- <text:s/>cd74 molecule, major histocompatibility complex, class ii invariant chain, NCOA7 <text:s/>- <text:s/>nuclear receptor coactivator 7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FF1 <text:s/>- <text:s/>af4/fmr2 family, member 1, ASH1L <text:s/>- <text:s/>ash1 (absent, small, or homeotic)-like (drosophila)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TNFSF8 <text:s/>- <text:s/>tumor necrosis factor (ligand) superfamily, member 8, CCL21 <text:s/>- <text:s/>chemokine (c-c motif) ligand 21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MKNK1 <text:s/>- <text:s/>map kinase interacting serine/threonine kinase 1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TCF7L2 <text:s/>- <text:s/>transcription factor 7-like 2 (t-cell specific, hmg-box), IRF7 <text:s/>- <text:s/>interferon regulatory factor 7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ATF3 <text:s/>- <text:s/>activating transcription factor 3, IFNB1 <text:s/>- <text:s/>interferon, beta 1, fibroblast, TRIM5 <text:s/>- <text:s/>tripartite motif containing 5, HMGN5 <text:s/>- <text:s/>high mobility group nucleosome binding domain 5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NEK2 <text:s/>- <text:s/>nima-related kinase 2, MTF2 <text:s/>- <text:s/>metal response element binding transcription factor 2, TFAP2A <text:s/>- <text:s/>transcription factor ap-2 alpha (activating enhancer binding protein 2 alpha), NFIB <text:s/>- <text:s/>nuclear factor i/b, CPEB4 <text:s/>- <text:s/>cytoplasmic polyadenylation element binding protein 4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SIX1 <text:s/>- <text:s/>six homeobox 1, HEY2 <text:s/>- <text:s/>hairy/enhancer-of-split related with yrpw motif 2, FNIP1 <text:s/>- <text:s/>folliculin interacting protein 1, SIM2 <text:s/>- <text:s/>single-minded homolog 2 (drosophila), ZBTB32 <text:s/>- <text:s/>zinc finger and btb domain containing 32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0000627" calcext:value-type="float">
            <text:p>6.27E-11</text:p>
          </table:table-cell>
          <table:table-cell office:value-type="float" office:value="0.0000000744" calcext:value-type="float">
            <text:p>7.44E-08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634" calcext:value-type="float">
            <text:p>63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ERP29 <text:s/>- <text:s/>endoplasmic reticulum protein 29, TRPS1 <text:s/>- <text:s/>trichorhinophalangeal syndrome i, SFMBT2 <text:s/>- <text:s/>scm-like with four mbt domains 2, ASCC3 <text:s/>- <text:s/>activating signal cointegrator 1 complex subunit 3, L3MBTL3 <text:s/>- <text:s/>l(3)mbt-like 3 (drosophila)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BBX <text:s/>- <text:s/>bobby sox homolog (drosophila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UBR5 <text:s/>- <text:s/>ubiquitin protein ligase e3 component n-recognin 5, TNRC18 <text:s/>- <text:s/>trinucleotide repeat containing 18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TRIM44 <text:s/>- <text:s/>tripartite motif containing 44, KDM4C <text:s/>- <text:s/>lysine (k)-specific demethylase 4c, NLRC5 <text:s/>- <text:s/>nlr family, card domain containing 5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TNPO1 <text:s/>- <text:s/>transportin 1, PPP2R2A <text:s/>- <text:s/>protein phosphatase 2, regulatory subunit b, alpha, HIPK1 <text:s/>- <text:s/>homeodomain interacting protein kinase 1, ZBTB18 <text:s/>- <text:s/>zinc finger and btb domain containing 18, HGF <text:s/>- <text:s/>hepatocyte growth factor (hepapoietin a; scatter factor), FUT8 <text:s/>- <text:s/>fucosyltransferase 8 (alpha (1,6) fucosyltransferase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WIBG <text:s/>- <text:s/>within bgcn homolog (drosophila), SORT1 <text:s/>- <text:s/>sortilin 1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ANK3 <text:s/>- <text:s/>ankyrin 3, node of ranvier (ankyrin g), RFX7 <text:s/>- <text:s/>regulatory factor x, 7, ZNF296 <text:s/>- <text:s/>zinc finger protein 296, IL17A <text:s/>- <text:s/>interleukin 17a, ARID4B <text:s/>- <text:s/>at rich interactive domain 4b (rbp1-like), BIRC2 <text:s/>- <text:s/>baculoviral iap repeat containing 2, ZNF385A <text:s/>- <text:s/>zinc finger protein 385a, CDH3 <text:s/>- <text:s/>cadherin 3, type 1, p-cadherin (placental), TCF15 <text:s/>- <text:s/>transcription factor 15 (basic helix-loop-helix), FLT3LG <text:s/>- <text:s/>fms-related tyrosine kinase 3 ligand, PAX3 <text:s/>- <text:s/>paired box 3, PAX9 <text:s/>- <text:s/>paired box 9, POU6F2 <text:s/>- <text:s/>pou class 6 homeobox 2, SREK1 <text:s/>- <text:s/>splicing regulatory glutamine/lysine-rich protein 1, ATAD2B <text:s/>- <text:s/>atpase family, aaa domain containing 2b, SET <text:s/>- <text:s/>set nuclear oncogene, INHBA <text:s/>- <text:s/>inhibin, beta a, FLI1 <text:s/>- <text:s/>fli-1 proto-oncogene, ets transcription factor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NDFIP1 <text:s/>- <text:s/>nedd4 family interacting protein 1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SMG7 <text:s/>- <text:s/>smg7 nonsense mediated mrna decay factor, IL7 <text:s/>- <text:s/>interleukin 7, TNFSF8 <text:s/>- <text:s/>tumor necrosis factor (ligand) superfamily, member 8, CD80 <text:s/>- <text:s/>cd80 molecule, ZNF366 <text:s/>- <text:s/>zinc finger protein 366, ATXN1 <text:s/>- <text:s/>ataxin 1, FGF1 <text:s/>- <text:s/>fibroblast growth factor 1 (acidic), NR4A2 <text:s/>- <text:s/>nuclear receptor subfamily 4, group a, member 2, MKNK1 <text:s/>- <text:s/>map kinase interacting serine/threonine kinase 1, CASK <text:s/>- <text:s/>calcium/calmodulin-dependent serine protein kinase (maguk family), TARBP1 <text:s/>- <text:s/>tar (hiv-1) rna binding protein 1, MEIS2 <text:s/>- <text:s/>meis homeobox 2, MEIS1 <text:s/>- <text:s/>meis homeobox 1, UPF2 <text:s/>- <text:s/>upf2 regulator of nonsense transcripts homolog (yeast), CEBPD <text:s/>- <text:s/>ccaat/enhancer binding protein (c/ebp), delta, MAP3K5 <text:s/>- <text:s/>mitogen-activated protein kinase kinase kinase 5, HELT <text:s/>- <text:s/>helt bhlh transcription factor, CDK6 <text:s/>- <text:s/>cyclin-dependent kinase 6, TBX15 <text:s/>- <text:s/>t-box 15, TBX5 <text:s/>- <text:s/>t-box 5, ZEB2 <text:s/>- <text:s/>zinc finger e-box binding homeobox 2, CXCL10 <text:s/>- <text:s/>chemokine (c-x-c motif) ligand 10, NUP54 <text:s/>- <text:s/>nucleoporin 54kda, TCF7L2 <text:s/>- <text:s/>transcription factor 7-like 2 (t-cell specific, hmg-box), IRF7 <text:s/>- <text:s/>interferon regulatory factor 7, TSC22D2 <text:s/>- <text:s/>tsc22 domain family, member 2, FBN1 <text:s/>- <text:s/>fibrill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IFNB1 <text:s/>- <text:s/>interferon, beta 1, fibroblast, ATF3 <text:s/>- <text:s/>activating transcription factor 3, TRIM5 <text:s/>- <text:s/>tripartite motif containing 5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NUP43 <text:s/>- <text:s/>nucleoporin 43kda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BAK1 <text:s/>- <text:s/>bcl2-antagonist/killer 1, TFAP2A <text:s/>- <text:s/>transcription factor ap-2 alpha (activating enhancer binding protein 2 alpha), CYP26B1 <text:s/>- <text:s/>cytochrome p450, family 26, subfamily b, polypeptide 1, CPEB4 <text:s/>- <text:s/>cytoplasmic polyadenylation element binding protein 4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SMARCA5 <text:s/>- <text:s/>swi/snf related, matrix associated, actin dependent regulator of chromatin, subfamily a, member 5, ZIC1 <text:s/>- <text:s/>zic family member 1, MED15 <text:s/>- <text:s/>mediator complex subunit 15, PRDM16 <text:s/>- <text:s/>pr domain containing 16, HDAC7 <text:s/>- <text:s/>histone deacetylase 7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regulation of cell differentiation</text:p>
          </table:table-cell>
          <table:table-cell office:value-type="float" office:value="0.0000000000725" calcext:value-type="float">
            <text:p>7.25E-11</text:p>
          </table:table-cell>
          <table:table-cell office:value-type="float" office:value="0.0000000794" calcext:value-type="float">
            <text:p>7.94E-08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1237" calcext:value-type="float">
            <text:p>1237</text:p>
          </table:table-cell>
          <table:table-cell office:value-type="float" office:value="634" calcext:value-type="float">
            <text:p>6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IL17A <text:s/>- <text:s/>interleukin 17a, IL15 <text:s/>- <text:s/>interleukin 15, CASZ1 <text:s/>- <text:s/>castor zinc finger 1, BIRC2 <text:s/>- <text:s/>baculoviral iap repeat containing 2, ZNF385A <text:s/>- <text:s/>zinc finger protein 385a, FLT3LG <text:s/>- <text:s/>fms-related tyrosine kinase 3 ligand, RFX3 <text:s/>- <text:s/>regulatory factor x, 3 (influences hla class ii expression), PLXNC1 <text:s/>- <text:s/>plexin c1, ATP11C <text:s/>- <text:s/>atpase, class vi, type 11c, INHBA <text:s/>- <text:s/>inhibin, beta a, NRP1 <text:s/>- <text:s/>neuropilin 1, CD74 <text:s/>- <text:s/>cd74 molecule, major histocompatibility complex, class ii invariant chain, TRPS1 <text:s/>- <text:s/>trichorhinophalangeal syndrome i, LMO3 <text:s/>- <text:s/>lim domain only 3 (rhombotin-like 2), BCL11A <text:s/>- <text:s/>b-cell cll/lymphoma 11a (zinc finger protein), DCC <text:s/>- <text:s/>deleted in colorectal carcinoma, NDFIP1 <text:s/>- <text:s/>nedd4 family interacting protein 1, GLIPR2 <text:s/>- <text:s/>gli pathogenesis-related 2, SCARB2 <text:s/>- <text:s/>scavenger receptor class b, member 2, BDNF <text:s/>- <text:s/>brain-derived neurotrophic factor, MYOG <text:s/>- <text:s/>myogenin (myogenic factor 4), IL2 <text:s/>- <text:s/>interleukin 2, CFLAR <text:s/>- <text:s/>casp8 and fadd-like apoptosis regulator, PA2G4 <text:s/>- <text:s/>proliferation-associated 2g4, 38kda, SOX5 <text:s/>- <text:s/>sry (sex determining region y)-box 5, LMO4 <text:s/>- <text:s/>lim domain only 4, TRIM6 <text:s/>- <text:s/>tripartite motif containing 6, FOXF1 <text:s/>- <text:s/>forkhead box f1, FOXG1 <text:s/>- <text:s/>forkhead box g1, SOS1 <text:s/>- <text:s/>son of sevenless homolog 1 (drosophila), CD27 <text:s/>- <text:s/>cd27 molecule, IL7 <text:s/>- <text:s/>interleukin 7, EHD1 <text:s/>- <text:s/>eh-domain containing 1, CD80 <text:s/>- <text:s/>cd80 molecule, ANP32B <text:s/>- <text:s/>acidic (leucine-rich) nuclear phosphoprotein 32 family, member b, MYB <text:s/>- <text:s/>v-myb avian myeloblastosis viral oncogene homolog, FGA <text:s/>- <text:s/>fibrinogen alpha chain, MEIS2 <text:s/>- <text:s/>meis homeobox 2, ITGB1 <text:s/>- <text:s/>integrin, beta 1 (fibronectin receptor, beta polypeptide, antigen cd29 includes mdf2, msk12), MEIS1 <text:s/>- <text:s/>meis homeobox 1, PTK2 <text:s/>- <text:s/>protein tyrosine kinase 2, CEBPD <text:s/>- <text:s/>ccaat/enhancer binding protein (c/ebp), delta, MAP3K5 <text:s/>- <text:s/>mitogen-activated protein kinase kinase kinase 5, CDK6 <text:s/>- <text:s/>cyclin-dependent kinase 6, ROBO1 <text:s/>- <text:s/>roundabout, axon guidance receptor, homolog 1 (drosophila), AKAP6 <text:s/>- <text:s/>a kinase (prka) anchor protein 6, TBX5 <text:s/>- <text:s/>t-box 5, PCM1 <text:s/>- <text:s/>pericentriolar material 1, ZEB2 <text:s/>- <text:s/>zinc finger e-box binding homeobox 2, CXCL10 <text:s/>- <text:s/>chemokine (c-x-c motif) ligand 10, FAT4 <text:s/>- <text:s/>fat atypical cadherin 4, CNTN4 <text:s/>- <text:s/>contactin 4, IRF7 <text:s/>- <text:s/>interferon regulatory factor 7, KIAA1715 <text:s/>- <text:s/>kiaa1715, FBN1 <text:s/>- <text:s/>fibrillin 1, IL1RAPL1 <text:s/>- <text:s/>interleukin 1 receptor accessory protein-like 1, PTPRF <text:s/>- <text:s/>protein tyrosine phosphatase, receptor type, f, KDM4C <text:s/>- <text:s/>lysine (k)-specific demethylase 4c, PDE5A <text:s/>- <text:s/>phosphodiesterase 5a, cgmp-specific, SOCS1 <text:s/>- <text:s/>suppressor of cytokine signaling 1, NCOA1 <text:s/>- <text:s/>nuclear receptor coactivator 1, HLX <text:s/>- <text:s/>h2.0-like homeobox, KIAA1109 <text:s/>- <text:s/>kiaa1109, IL23A <text:s/>- <text:s/>interleukin 23, alpha subunit p19, SETD3 <text:s/>- <text:s/>set domain containing 3, IFNB1 <text:s/>- <text:s/>interferon, beta 1, fibroblast, ID3 <text:s/>- <text:s/>inhibitor of dna binding 3, dominant negative helix-loop-helix protein, HDAC4 <text:s/>- <text:s/>histone deacetylase 4, TBX19 <text:s/>- <text:s/>t-box 19, CCDC3 <text:s/>- <text:s/>coiled-coil domain containing 3, HGF <text:s/>- <text:s/>hepatocyte growth factor (hepapoietin a; scatter factor), MSX1 <text:s/>- <text:s/>msh homeobox 1, HDAC9 <text:s/>- <text:s/>histone deacetylase 9, CYLD <text:s/>- <text:s/>cylindromatosis (turban tumor syndrome), STK4 <text:s/>- <text:s/>serine/threonine kinase 4, HOXA11 <text:s/>- <text:s/>homeobox a11, HOXB3 <text:s/>- <text:s/>homeobox b3, EREG <text:s/>- <text:s/>epiregulin, TFAP2A <text:s/>- <text:s/>transcription factor ap-2 alpha (activating enhancer binding protein 2 alpha), CYP26B1 <text:s/>- <text:s/>cytochrome p450, family 26, subfamily b, polypeptide 1, B2M <text:s/>- <text:s/>beta-2-microglobulin, ZADH2 <text:s/>- <text:s/>zinc binding alcohol dehydrogenase domain containing 2, TNFSF4 <text:s/>- <text:s/>tumor necrosis factor (ligand) superfamily, member 4, ISG15 <text:s/>- <text:s/>isg15 ubiquitin-like modifier, HOXA2 <text:s/>- <text:s/>homeobox a2, EIF2AK2 <text:s/>- <text:s/>eukaryotic translation initiation factor 2-alpha kinase 2, AAMDC <text:s/>- <text:s/>adipogenesis associated, mth938 domain containing, HEY2 <text:s/>- <text:s/>hairy/enhancer-of-split related with yrpw motif 2, FNIP1 <text:s/>- <text:s/>folliculin interacting protein 1, SIX1 <text:s/>- <text:s/>six homeobox 1, ZFPM1 <text:s/>- <text:s/>zinc finger protein, fog family member 1, RUNX3 <text:s/>- <text:s/>runt-related transcription factor 3, FBXO7 <text:s/>- <text:s/>f-box protein 7, GATA6 <text:s/>- <text:s/>gata binding protein 6, PRDM16 <text:s/>- <text:s/>pr domain containing 16, SORT1 <text:s/>- <text:s/>sortilin 1, HDAC7 <text:s/>- <text:s/>histone deacetylase 7, RUNX1T1 <text:s/>- <text:s/>runt-related transcription factor 1; translocated to, 1 (cyclin d-related), NEDD4 <text:s/>- <text:s/>neural precursor cell expressed, developmentally down-regulated 4, e3 ubiquitin protein ligase, LRRC4C <text:s/>- <text:s/>leucine rich repeat containing 4c, BCL2 <text:s/>- <text:s/>b-cell cll/lymphoma 2, IL27 <text:s/>- <text:s/>interleukin 27, NEGR1 <text:s/>- <text:s/>neuronal growth regulator 1, ERBB4 <text:s/>- <text:s/>v-erb-b2 avian erythroblastic leukemia viral oncogene homolog 4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00000905" calcext:value-type="float">
            <text:p>9.05E-11</text:p>
          </table:table-cell>
          <table:table-cell office:value-type="float" office:value="0.000000092" calcext:value-type="float">
            <text:p>0.000000092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634" calcext:value-type="float">
            <text:p>63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IL17A <text:s/>- <text:s/>interleukin 17a, ARID4B <text:s/>- <text:s/>at rich interactive domain 4b (rbp1-like), NLRC5 <text:s/>- <text:s/>nlr family, card domain containing 5, FLT3LG <text:s/>- <text:s/>fms-related tyrosine kinase 3 ligand, USF1 <text:s/>- <text:s/>upstream transcription factor 1, PAX3 <text:s/>- <text:s/>paired box 3, NCOA1 <text:s/>- <text:s/>nuclear receptor coactivator 1, RFX3 <text:s/>- <text:s/>regulatory factor x, 3 (influences hla class ii expression), PAX9 <text:s/>- <text:s/>paired box 9, ATAD2B <text:s/>- <text:s/>atpase family, aaa domain containing 2b, ELK4 <text:s/>- <text:s/>elk4, ets-domain protein (srf accessory protein 1), IL23A <text:s/>- <text:s/>interleukin 23, alpha subunit p19, FLI1 <text:s/>- <text:s/>fli-1 proto-oncogene, ets transcription factor, NR6A1 <text:s/>- <text:s/>nuclear receptor subfamily 6, group a, member 1, INHBA <text:s/>- <text:s/>inhibin, beta a, OSM <text:s/>- <text:s/>oncostatin m, ZNF821 <text:s/>- <text:s/>zinc finger protein 821, BSX <text:s/>- <text:s/>brain-specific homeobox, NCOA7 <text:s/>- <text:s/>nuclear receptor coactivator 7, TRPS1 <text:s/>- <text:s/>trichorhinophalangeal syndrome i, OTX1 <text:s/>- <text:s/>orthodenticle homeobox 1, SETD3 <text:s/>- <text:s/>set domain containing 3, ATF3 <text:s/>- <text:s/>activating transcription factor 3, IFNB1 <text:s/>- <text:s/>interferon, beta 1, fibroblast, ASH1L <text:s/>- <text:s/>ash1 (absent, small, or homeotic)-like (drosophila), HDAC4 <text:s/>- <text:s/>histone deacetylase 4, MYOG <text:s/>- <text:s/>myogenin (myogenic factor 4), TBX19 <text:s/>- <text:s/>t-box 19, IL2 <text:s/>- <text:s/>interleukin 2, NFIX <text:s/>- <text:s/>nuclear factor i/x (ccaat-binding transcription factor), MKL1 <text:s/>- <text:s/>megakaryoblastic leukemia (translocation) 1, SLC40A1 <text:s/>- <text:s/>solute carrier family 40 (iron-regulated transporter), member 1, LMO4 <text:s/>- <text:s/>lim domain only 4, FOXF1 <text:s/>- <text:s/>forkhead box f1, HGF <text:s/>- <text:s/>hepatocyte growth factor (hepapoietin a; scatter factor), TEAD1 <text:s/>- <text:s/>tea domain family member 1 (sv40 transcriptional enhancer factor), ELF1 <text:s/>- <text:s/>e74-like factor 1 (ets domain transcription factor), MSX1 <text:s/>- <text:s/>msh homeobox 1, ATP1B4 <text:s/>- <text:s/>atpase, na+/k+ transporting, beta 4 polypeptide, TNFSF8 <text:s/>- <text:s/>tumor necrosis factor (ligand) superfamily, member 8, MYO6 <text:s/>- <text:s/>myosin vi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MTF2 <text:s/>- <text:s/>metal response element binding transcription factor 2, HOXB3 <text:s/>- <text:s/>homeobox b3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FGF1 <text:s/>- <text:s/>fibroblast growth factor 1 (acidic), ESRRG <text:s/>- <text:s/>estrogen-related receptor gamma, IKZF2 <text:s/>- <text:s/>ikaros family zinc finger 2 (helios), NR4A2 <text:s/>- <text:s/>nuclear receptor subfamily 4, group a, member 2, MYB <text:s/>- <text:s/>v-myb avian myeloblastosis viral oncogene homolog, PPARGC1A <text:s/>- <text:s/>peroxisome proliferator-activated receptor gamma, coactivator 1 alpha, NFATC3 <text:s/>- <text:s/>nuclear factor of activated t-cells, cytoplasmic, calcineurin-dependent 3, ESR1 <text:s/>- <text:s/>estrogen receptor 1, RNASEL <text:s/>- <text:s/>ribonuclease l (2',5'-oligoisoadenylate synthetase-dependent), CASK <text:s/>- <text:s/>calcium/calmodulin-dependent serine protein kinase (maguk family), MEIS2 <text:s/>- <text:s/>meis homeobox 2, ETV1 <text:s/>- <text:s/>ets variant 1, HOXA2 <text:s/>- <text:s/>homeobox a2, AAMDC <text:s/>- <text:s/>adipogenesis associated, mth938 domain containing, MEIS1 <text:s/>- <text:s/>meis homeobox 1, HEY2 <text:s/>- <text:s/>hairy/enhancer-of-split related with yrpw motif 2, SIX1 <text:s/>- <text:s/>six homeobox 1, CEBPD <text:s/>- <text:s/>ccaat/enhancer binding protein (c/ebp), delta, ZFPM1 <text:s/>- <text:s/>zinc finger protein, fog family member 1, HELT <text:s/>- <text:s/>helt bhlh transcription factor, HNF4G <text:s/>- <text:s/>hepatocyte nuclear factor 4, gamma, ZIC1 <text:s/>- <text:s/>zic family member 1, TBX5 <text:s/>- <text:s/>t-box 5, GATA6 <text:s/>- <text:s/>gata binding protein 6, ZEB2 <text:s/>- <text:s/>zinc finger e-box binding homeobox 2, CXCL10 <text:s/>- <text:s/>chemokine (c-x-c motif) ligand 10, ZIC3 <text:s/>- <text:s/>zic family member 3, SMARCA2 <text:s/>- <text:s/>swi/snf related, matrix associated, actin dependent regulator of chromatin, subfamily a, member 2, TCF7L2 <text:s/>- <text:s/>transcription factor 7-like 2 (t-cell specific, hmg-box), YES1 <text:s/>- <text:s/>v-yes-1 yamaguchi sarcoma viral oncogene homolog 1, IRF7 <text:s/>- <text:s/>interferon regulatory factor 7, NAMPT <text:s/>- <text:s/>nicotinamide phosphoribosyltransferase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000102" calcext:value-type="float">
            <text:p>1.02E-10</text:p>
          </table:table-cell>
          <table:table-cell office:value-type="float" office:value="0.0000000965" calcext:value-type="float">
            <text:p>9.65E-08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634" calcext:value-type="float">
            <text:p>6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IL17A <text:s/>- <text:s/>interleukin 17a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POU6F2 <text:s/>- <text:s/>pou class 6 homeobox 2, ELK4 <text:s/>- <text:s/>elk4, ets-domain protein (srf accessory protein 1), SET <text:s/>- <text:s/>set nuclear oncogene, INHBA <text:s/>- <text:s/>inhibin, beta a, NR6A1 <text:s/>- <text:s/>nuclear receptor subfamily 6, group a, member 1, FLI1 <text:s/>- <text:s/>fli-1 proto-oncogene, ets transcription factor, OSM <text:s/>- <text:s/>oncostatin m, ZNF821 <text:s/>- <text:s/>zinc finger protein 821, CD74 <text:s/>- <text:s/>cd74 molecule, major histocompatibility complex, class ii invariant chain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SFMBT2 <text:s/>- <text:s/>scm-like with four mbt domains 2, BCL11A <text:s/>- <text:s/>b-cell cll/lymphoma 11a (zinc finger protein), MLLT3 <text:s/>- <text:s/>myeloid/lymphoid or mixed-lineage leukemia (trithorax homolog, drosophila); translocated to, 3, AFF1 <text:s/>- <text:s/>af4/fmr2 family, member 1, ASCC3 <text:s/>- <text:s/>activating signal cointegrator 1 complex subunit 3, ASH1L <text:s/>- <text:s/>ash1 (absent, small, or homeotic)-like (drosophila), L3MBTL3 <text:s/>- <text:s/>l(3)mbt-like 3 (drosophila), MYOG <text:s/>- <text:s/>myogenin (myogenic factor 4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CFLAR <text:s/>- <text:s/>casp8 and fadd-like apoptosis regulator, SOX5 <text:s/>- <text:s/>sry (sex determining region y)-box 5, PA2G4 <text:s/>- <text:s/>proliferation-associated 2g4, 38kda, LMO4 <text:s/>- <text:s/>lim domain only 4, TRIM6 <text:s/>- <text:s/>tripartite motif containing 6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TNFSF8 <text:s/>- <text:s/>tumor necrosis factor (ligand) superfamily, member 8, MYO6 <text:s/>- <text:s/>myosin vi, TRIM22 <text:s/>- <text:s/>tripartite motif containing 22, CD80 <text:s/>- <text:s/>cd80 molecule, PSMD14 <text:s/>- <text:s/>proteasome (prosome, macropain) 26s subunit, non-atpase, 14, ZNF366 <text:s/>- <text:s/>zinc finger protein 366, ACTN1 <text:s/>- <text:s/>actinin, alpha 1, ATXN1 <text:s/>- <text:s/>ataxin 1, BBX <text:s/>- <text:s/>bobby sox homolog (drosophila), GLIS1 <text:s/>- <text:s/>glis family zinc finger 1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CASK <text:s/>- <text:s/>calcium/calmodulin-dependent serine protein kinase (maguk family), TARBP1 <text:s/>- <text:s/>tar (hiv-1) rna binding protein 1, MEIS2 <text:s/>- <text:s/>meis homeobox 2, MEIS1 <text:s/>- <text:s/>meis homeobox 1, MAP3K5 <text:s/>- <text:s/>mitogen-activated protein kinase kinase kinase 5, CEBPD <text:s/>- <text:s/>ccaat/enhancer binding protein (c/ebp), delta, HELT <text:s/>- <text:s/>helt bhlh transcription factor, TBX15 <text:s/>- <text:s/>t-box 15, TBX5 <text:s/>- <text:s/>t-box 5, TNRC18 <text:s/>- <text:s/>trinucleotide repeat containing 18, ZEB2 <text:s/>- <text:s/>zinc finger e-box binding homeobox 2, CXCL10 <text:s/>- <text:s/>chemokine (c-x-c motif) ligand 10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NAMPT <text:s/>- <text:s/>nicotinamide phosphoribosyltransferase, TSC22D2 <text:s/>- <text:s/>tsc22 domain family, member 2, FBN1 <text:s/>- <text:s/>fibrillin 1, ITGA6 <text:s/>- <text:s/>integrin, alpha 6, RGMB <text:s/>- <text:s/>rgm domain family, member b, KDM4C <text:s/>- <text:s/>lysine (k)-specific demethylase 4c, EPC2 <text:s/>- <text:s/>enhancer of polycomb homolog 2 (drosophila), NLRC5 <text:s/>- <text:s/>nlr family, card domain containing 5, FBXW7 <text:s/>- <text:s/>f-box and wd repeat domain containing 7, e3 ubiquitin protein ligase, USF1 <text:s/>- <text:s/>upstream transcription factor 1, NCOA1 <text:s/>- <text:s/>nuclear receptor coactivator 1, HLX <text:s/>- <text:s/>h2.0-like homeobox, KDM2B <text:s/>- <text:s/>lysine (k)-specific demethylase 2b, ETV7 <text:s/>- <text:s/>ets variant 7, IL23A <text:s/>- <text:s/>interleukin 23, alpha subunit p19, TLE4 <text:s/>- <text:s/>transducin-like enhancer of split 4 (e(sp1) homolog, drosophila), BSX <text:s/>- <text:s/>brain-specific homeobox, FST <text:s/>- <text:s/>follistatin, TBX21 <text:s/>- <text:s/>t-box 21, NMI <text:s/>- <text:s/>n-myc (and stat) interactor, SETD3 <text:s/>- <text:s/>set domain containing 3, IFNB1 <text:s/>- <text:s/>interferon, beta 1, fibroblast, ATF3 <text:s/>- <text:s/>activating transcription factor 3, HMGN5 <text:s/>- <text:s/>high mobility group nucleosome binding domain 5, TRIM5 <text:s/>- <text:s/>tripartite motif containing 5, TAB2 <text:s/>- <text:s/>tgf-beta activated kinase 1/map3k7 binding protein 2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SLC40A1 <text:s/>- <text:s/>solute carrier family 40 (iron-regulated transporter), member 1, ZBTB18 <text:s/>- <text:s/>zinc finger and btb domain containing 18, HGF <text:s/>- <text:s/>hepatocyte growth factor (hepapoietin a; scatter factor)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CYLD <text:s/>- <text:s/>cylindromatosis (turban tumor syndrome)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MTF2 <text:s/>- <text:s/>metal response element binding transcription factor 2, HOXB3 <text:s/>- <text:s/>homeobox b3, IRF9 <text:s/>- <text:s/>interferon regulatory factor 9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BTAF1 <text:s/>- <text:s/>btaf1 rna polymerase ii, b-tfiid transcription factor-associated, 170kda, NFATC3 <text:s/>- <text:s/>nuclear factor of activated t-cells, cytoplasmic, calcineurin-dependent 3, ZNFX1 <text:s/>- <text:s/>zinc finger, nfx1-type containing 1, ESR1 <text:s/>- <text:s/>estrogen receptor 1, HOXA4 <text:s/>- <text:s/>homeobox a4, ETV1 <text:s/>- <text:s/>ets variant 1, TCEB3B <text:s/>- <text:s/>transcription elongation factor b polypeptide 3b (elongin a2), HOXA2 <text:s/>- <text:s/>homeobox a2, AAMDC <text:s/>- <text:s/>adipogenesis associated, mth938 domain containing, SP5 <text:s/>- <text:s/>sp5 transcription factor, HOXA3 <text:s/>- <text:s/>homeobox a3, EIF2AK2 <text:s/>- <text:s/>eukaryotic translation initiation factor 2-alpha kinase 2, HEY2 <text:s/>- <text:s/>hairy/enhancer-of-split related with yrpw motif 2, FNIP1 <text:s/>- <text:s/>folliculin interacting protein 1, SIX1 <text:s/>- <text:s/>six homeobox 1, ZFPM1 <text:s/>- <text:s/>zinc finger protein, fog family member 1, SIM2 <text:s/>- <text:s/>single-minded homolog 2 (drosophila), ZBTB32 <text:s/>- <text:s/>zinc finger and btb domain containing 32, RUNX3 <text:s/>- <text:s/>runt-related transcription factor 3, MAPK10 <text:s/>- <text:s/>mitogen-activated protein kinase 10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TRIM21 <text:s/>- <text:s/>tripartite motif containing 21, ZIC3 <text:s/>- <text:s/>zic family member 3, RUNX1T1 <text:s/>- <text:s/>runt-related transcription factor 1; translocated to, 1 (cyclin d-related), ZFHX4 <text:s/>- <text:s/>zinc finger homeobox 4, FOXQ1 <text:s/>- <text:s/>forkhead box q1, PHF14 <text:s/>- <text:s/>phd finger protein 14, PKN2 <text:s/>- <text:s/>protein kinase n2, NEDD4 <text:s/>- <text:s/>neural precursor cell expressed, developmentally down-regulated 4, e3 ubiquitin protein ligase, YES1 <text:s/>- <text:s/>v-yes-1 yamaguchi sarcoma viral oncogene homolog 1, PARP10 <text:s/>- <text:s/>poly (adp-ribose) polymerase family, member 10, PKNOX2 <text:s/>- <text:s/>pbx/knotted 1 homeobox 2, TIAL1 <text:s/>- <text:s/>tia1 cytotoxic granule-associated rna binding protein-like 1, ERBB4 <text:s/>- <text:s/>v-erb-b2 avian erythroblastic leukemia viral oncogene homolog 4, CCND1 <text:s/>- <text:s/>cyclin d1, RFX7 <text:s/>- <text:s/>regulatory factor x, 7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000000104" calcext:value-type="float">
            <text:p>1.04E-10</text:p>
          </table:table-cell>
          <table:table-cell office:value-type="float" office:value="0.0000000922" calcext:value-type="float">
            <text:p>9.22E-08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634" calcext:value-type="float">
            <text:p>63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EMP1 <text:s/>- <text:s/>epithelial membrane protein 1, KAZALD1 <text:s/>- <text:s/>kazal-type serine peptidase inhibitor domain 1, RFX3 <text:s/>- <text:s/>regulatory factor x, 3 (influences hla class ii expression), ELK4 <text:s/>- <text:s/>elk4, ets-domain protein (srf accessory protein 1), NRP1 <text:s/>- <text:s/>neuropilin 1, BST2 <text:s/>- <text:s/>bone marrow stromal cell antigen 2, TRPS1 <text:s/>- <text:s/>trichorhinophalangeal syndrome i, LZTS2 <text:s/>- <text:s/>leucine zipper, putative tumor suppressor 2, BFSP1 <text:s/>- <text:s/>beaded filament structural protein 1, filensin, L3MBTL3 <text:s/>- <text:s/>l(3)mbt-like 3 (drosophila), CPT1A <text:s/>- <text:s/>carnitine palmitoyltransferase 1a (liver), BDNF <text:s/>- <text:s/>brain-derived neurotrophic factor, TMC1 <text:s/>- <text:s/>transmembrane channel-like 1, MYOG <text:s/>- <text:s/>myogenin (myogenic factor 4), SEMA6D <text:s/>- <text:s/>sema domain, transmembrane domain (tm), and cytoplasmic domain, (semaphorin) 6d, FMN2 <text:s/>- <text:s/>formin 2, BLK <text:s/>- <text:s/>b lymphoid tyrosine kinase, CFLAR <text:s/>- <text:s/>casp8 and fadd-like apoptosis regulator, SOX5 <text:s/>- <text:s/>sry (sex determining region y)-box 5, TSHZ1 <text:s/>- <text:s/>teashirt zinc finger homeobox 1, SOS1 <text:s/>- <text:s/>son of sevenless homolog 1 (drosophila), ELF1 <text:s/>- <text:s/>e74-like factor 1 (ets domain transcription factor), DOCK10 <text:s/>- <text:s/>dedicator of cytokinesis 10, SPAG6 <text:s/>- <text:s/>sperm associated antigen 6, ACTN1 <text:s/>- <text:s/>actinin, alpha 1, BBX <text:s/>- <text:s/>bobby sox homolog (drosophila), ADAR <text:s/>- <text:s/>adenosine deaminase, rna-specific, ADAM10 <text:s/>- <text:s/>adam metallopeptidase domain 10, PPARGC1A <text:s/>- <text:s/>peroxisome proliferator-activated receptor gamma, coactivator 1 alpha, RNASEL <text:s/>- <text:s/>ribonuclease l (2',5'-oligoisoadenylate synthetase-dependent), KRT10 <text:s/>- <text:s/>keratin 10, USH1C <text:s/>- <text:s/>usher syndrome 1c (autosomal recessive, severe), CNTFR <text:s/>- <text:s/>ciliary neurotrophic factor receptor, TMEM108 <text:s/>- <text:s/>transmembrane protein 108, ROBO1 <text:s/>- <text:s/>roundabout, axon guidance receptor, homolog 1 (drosophila)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COL19A1 <text:s/>- <text:s/>collagen, type xix, alpha 1, COL12A1 <text:s/>- <text:s/>collagen, type xii, alpha 1, TMEM2 <text:s/>- <text:s/>transmembrane protein 2, KDM4C <text:s/>- <text:s/>lysine (k)-specific demethylase 4c, VAV3 <text:s/>- <text:s/>vav 3 guanine nucleotide exchange factor, SOCS1 <text:s/>- <text:s/>suppressor of cytokine signaling 1, NCOA1 <text:s/>- <text:s/>nuclear receptor coactivator 1, GNB4 <text:s/>- <text:s/>guanine nucleotide binding protein (g protein), beta polypeptide 4, HLX <text:s/>- <text:s/>h2.0-like homeobox, KDM2B <text:s/>- <text:s/>lysine (k)-specific demethylase 2b, SH2B3 <text:s/>- <text:s/>sh2b adaptor protein 3, FST <text:s/>- <text:s/>follistatin, NFASC <text:s/>- <text:s/>neurofascin, TAB2 <text:s/>- <text:s/>tgf-beta activated kinase 1/map3k7 binding protein 2, PRRC2B <text:s/>- <text:s/>proline-rich coiled-coil 2b, GRAP2 <text:s/>- <text:s/>grb2-related adaptor protein 2, RPN2 <text:s/>- <text:s/>ribophorin ii, HIPK1 <text:s/>- <text:s/>homeodomain interacting protein kinase 1, HGF <text:s/>- <text:s/>hepatocyte growth factor (hepapoietin a; scatter factor), CDNF <text:s/>- <text:s/>cerebral dopamine neurotrophic factor, FUT8 <text:s/>- <text:s/>fucosyltransferase 8 (alpha (1,6) fucosyltransferase), MSX1 <text:s/>- <text:s/>msh homeobox 1, CYLD <text:s/>- <text:s/>cylindromatosis (turban tumor syndrome), BATF2 <text:s/>- <text:s/>basic leucine zipper transcription factor, atf-like 2, STK4 <text:s/>- <text:s/>serine/threonine kinase 4, CITED2 <text:s/>- <text:s/>cbp/p300-interacting transactivator, with glu/asp-rich carboxy-terminal domain, 2, HOXA11 <text:s/>- <text:s/>homeobox a11, PROK2 <text:s/>- <text:s/>prokineticin 2, HOXB3 <text:s/>- <text:s/>homeobox b3, EYA4 <text:s/>- <text:s/>eyes absent homolog 4 (drosophila), EREG <text:s/>- <text:s/>epiregulin, KLHL32 <text:s/>- <text:s/>kelch-like family member 32, STAT6 <text:s/>- <text:s/>signal transducer and activator of transcription 6, interleukin-4 induced, ESR1 <text:s/>- <text:s/>estrogen receptor 1, HOXA4 <text:s/>- <text:s/>homeobox a4, ETV1 <text:s/>- <text:s/>ets variant 1, HOXA2 <text:s/>- <text:s/>homeobox a2, SP5 <text:s/>- <text:s/>sp5 transcription factor, HOXA3 <text:s/>- <text:s/>homeobox a3, ADAM15 <text:s/>- <text:s/>adam metallopeptidase domain 15, AMTN <text:s/>- <text:s/>amelotin, ZFPM1 <text:s/>- <text:s/>zinc finger protein, fog family member 1, RUNX3 <text:s/>- <text:s/>runt-related transcription factor 3, MAPK10 <text:s/>- <text:s/>mitogen-activated protein kinase 10, RSAD2 <text:s/>- <text:s/>radical s-adenosyl methionine domain containing 2, GATA6 <text:s/>- <text:s/>gata binding protein 6, SORT1 <text:s/>- <text:s/>sortilin 1, HNRNPC <text:s/>- <text:s/>heterogeneous nuclear ribonucleoprotein c (c1/c2), MYOF <text:s/>- <text:s/>myoferlin, ERBB4 <text:s/>- <text:s/>v-erb-b2 avian erythroblastic leukemia viral oncogene homolog 4, RRBP1 <text:s/>- <text:s/>ribosome binding protein 1, ANK3 <text:s/>- <text:s/>ankyrin 3, node of ranvier (ankyrin g), IL15 <text:s/>- <text:s/>interleukin 15, SEMA5B <text:s/>- <text:s/>sema domain, seven thrombospondin repeats (type 1 and type 1-like), transmembrane domain (tm) and short cytoplasmic domain, (semaphorin) 5b, BIRC2 <text:s/>- <text:s/>baculoviral iap repeat containing 2, ARID4B <text:s/>- <text:s/>at rich interactive domain 4b (rbp1-like)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ATP11C <text:s/>- <text:s/>atpase, class vi, type 11c, INHBA <text:s/>- <text:s/>inhibin, beta a, FLI1 <text:s/>- <text:s/>fli-1 proto-oncogene, ets transcription factor, OSM <text:s/>- <text:s/>oncostatin m, OTX1 <text:s/>- <text:s/>orthodenticle homeobox 1, BCL11A <text:s/>- <text:s/>b-cell cll/lymphoma 11a (zinc finger protein), DCC <text:s/>- <text:s/>deleted in colorectal carcinoma, PCDH9 <text:s/>- <text:s/>protocadherin 9, ASH1L <text:s/>- <text:s/>ash1 (absent, small, or homeotic)-like (drosophila), IL2 <text:s/>- <text:s/>interleukin 2, LMO4 <text:s/>- <text:s/>lim domain only 4, FOXF1 <text:s/>- <text:s/>forkhead box f1, FOXG1 <text:s/>- <text:s/>forkhead box g1, SP9 <text:s/>- <text:s/>sp9 transcription factor, CD27 <text:s/>- <text:s/>cd27 molecule, TEAD1 <text:s/>- <text:s/>tea domain family member 1 (sv40 transcriptional enhancer factor), C10orf11 <text:s/>- <text:s/>chromosome 10 open reading frame 11, IL7 <text:s/>- <text:s/>interleukin 7, TNFSF8 <text:s/>- <text:s/>tumor necrosis factor (ligand) superfamily, member 8, FHL3 <text:s/>- <text:s/>four and a half lim domains 3, CCL21 <text:s/>- <text:s/>chemokine (c-c motif) ligand 21, ROR1 <text:s/>- <text:s/>receptor tyrosine kinase-like orphan receptor 1, SYNE1 <text:s/>- <text:s/>spectrin repeat containing, nuclear envelope 1, ANP32B <text:s/>- <text:s/>acidic (leucine-rich) nuclear phosphoprotein 32 family, member b, PDGFRB <text:s/>- <text:s/>platelet-derived growth factor receptor, beta polypeptide, FGF1 <text:s/>- <text:s/>fibroblast growth factor 1 (acidic), PTGER4 <text:s/>- <text:s/>prostaglandin e receptor 4 (subtype ep4), ITGB7 <text:s/>- <text:s/>integrin, beta 7, NR4A2 <text:s/>- <text:s/>nuclear receptor subfamily 4, group a, member 2, MEIS2 <text:s/>- <text:s/>meis homeobox 2, EVI5 <text:s/>- <text:s/>ecotropic viral integration site 5, ARHGAP5 <text:s/>- <text:s/>rho gtpase activating protein 5, ITGB1 <text:s/>- <text:s/>integrin, beta 1 (fibronectin receptor, beta polypeptide, antigen cd29 includes mdf2, msk12), MEIS1 <text:s/>- <text:s/>meis homeobox 1, UPF2 <text:s/>- <text:s/>upf2 regulator of nonsense transcripts homolog (yeast), CEBPD <text:s/>- <text:s/>ccaat/enhancer binding protein (c/ebp), delta, PTK2 <text:s/>- <text:s/>protein tyrosine kinase 2, ADAMTS6 <text:s/>- <text:s/>adam metallopeptidase with thrombospondin type 1 motif, 6, ZCCHC11 <text:s/>- <text:s/>zinc finger, cchc domain containing 11, BBS9 <text:s/>- <text:s/>bardet-biedl syndrome 9, HELT <text:s/>- <text:s/>helt bhlh transcription factor, CDK6 <text:s/>- <text:s/>cyclin-dependent kinase 6, BIN3 <text:s/>- <text:s/>bridging integrator 3, USP42 <text:s/>- <text:s/>ubiquitin specific peptidase 42, TBX15 <text:s/>- <text:s/>t-box 15, TBX5 <text:s/>- <text:s/>t-box 5, PCM1 <text:s/>- <text:s/>pericentriolar material 1, ZEB2 <text:s/>- <text:s/>zinc finger e-box binding homeobox 2, CXCL10 <text:s/>- <text:s/>chemokine (c-x-c motif) ligand 10, FAT4 <text:s/>- <text:s/>fat atypical cadherin 4, TCF7L2 <text:s/>- <text:s/>transcription factor 7-like 2 (t-cell specific, hmg-box), CNTN4 <text:s/>- <text:s/>contactin 4, KIAA1715 <text:s/>- <text:s/>kiaa1715, PDE4D <text:s/>- <text:s/>phosphodiesterase 4d, camp-specific, FBN1 <text:s/>- <text:s/>fibrillin 1, PTPRB <text:s/>- <text:s/>protein tyrosine phosphatase, receptor type, b, IL1RAPL1 <text:s/>- <text:s/>interleukin 1 receptor accessory protein-like 1, ITGA6 <text:s/>- <text:s/>integrin, alpha 6, PTPRF <text:s/>- <text:s/>protein tyrosine phosphatase, receptor type, f, KCNQ4 <text:s/>- <text:s/>potassium voltage-gated channel, kqt-like subfamily, member 4, PTPRR <text:s/>- <text:s/>protein tyrosine phosphatase, receptor type, r, ETV7 <text:s/>- <text:s/>ets variant 7, WNT8B <text:s/>- <text:s/>wingless-type mmtv integration site family, member 8b, TBX21 <text:s/>- <text:s/>t-box 21, MAP2 <text:s/>- <text:s/>microtubule-associated protein 2, ATF3 <text:s/>- <text:s/>activating transcription factor 3, IFNB1 <text:s/>- <text:s/>interferon, beta 1, fibroblast, FNDC3A <text:s/>- <text:s/>fibronectin type iii domain containing 3a, MBNL1 <text:s/>- <text:s/>muscleblind-like splicing regulator 1, ID3 <text:s/>- <text:s/>inhibitor of dna binding 3, dominant negative helix-loop-helix protein, HDAC4 <text:s/>- <text:s/>histone deacetylase 4, DUSP5 <text:s/>- <text:s/>dual specificity phosphatase 5, EVL <text:s/>- <text:s/>enah/vasp-like, TBX19 <text:s/>- <text:s/>t-box 19, FRYL <text:s/>- <text:s/>fry-like, MKL1 <text:s/>- <text:s/>megakaryoblastic leukemia (translocation) 1, SLC40A1 <text:s/>- <text:s/>solute carrier family 40 (iron-regulated transporter), member 1, GPR18 <text:s/>- <text:s/>g protein-coupled receptor 18, IDH1 <text:s/>- <text:s/>isocitrate dehydrogenase 1 (nadp+), soluble, STYK1 <text:s/>- <text:s/>serine/threonine/tyrosine kinase 1, SDCCAG8 <text:s/>- <text:s/>serologically defined colon cancer antigen 8, THSD7A <text:s/>- <text:s/>thrombospondin, type i, domain containing 7a, FOXK1 <text:s/>- <text:s/>forkhead box k1, HDAC9 <text:s/>- <text:s/>histone deacetylase 9, WARS <text:s/>- <text:s/>tryptophanyl-trna synthetase, SOCS7 <text:s/>- <text:s/>suppressor of cytokine signaling 7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KLHL3 <text:s/>- <text:s/>kelch-like family member 3, CLTC <text:s/>- <text:s/>clathrin, heavy chain (hc), TFAP2A <text:s/>- <text:s/>transcription factor ap-2 alpha (activating enhancer binding protein 2 alpha), TNMD <text:s/>- <text:s/>tenomodulin, SH3PXD2A <text:s/>- <text:s/>sh3 and px domains 2a, CYP26B1 <text:s/>- <text:s/>cytochrome p450, family 26, subfamily b, polypeptide 1, B2M <text:s/>- <text:s/>beta-2-microglobulin, NFIB <text:s/>- <text:s/>nuclear factor i/b, LTBP1 <text:s/>- <text:s/>latent transforming growth factor beta binding protein 1, HEY2 <text:s/>- <text:s/>hairy/enhancer-of-split related with yrpw motif 2, FNIP1 <text:s/>- <text:s/>folliculin interacting protein 1, SIX1 <text:s/>- <text:s/>six homeobox 1, SIM2 <text:s/>- <text:s/>single-minded homolog 2 (drosophila), DNASE1L3 <text:s/>- <text:s/>deoxyribonuclease i-like 3, ZIC1 <text:s/>- <text:s/>zic family member 1, PRDM16 <text:s/>- <text:s/>pr domain containing 16, GPR65 <text:s/>- <text:s/>g protein-coupled receptor 65, TNFRSF17 <text:s/>- <text:s/>tumor necrosis factor receptor superfamily, member 17, HDAC7 <text:s/>- <text:s/>histone deacetylase 7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BCL2A1 <text:s/>- <text:s/>bcl2-related protein a1, BCL2 <text:s/>- <text:s/>b-cell cll/lymphoma 2, THBS1 <text:s/>- <text:s/>thrombospondin 1, TIAL1 <text:s/>- <text:s/>tia1 cytotoxic granule-associated rna binding protein-like 1, CCND1 <text:s/>- <text:s/>cyclin d1, LSR <text:s/>- <text:s/>lipolysis stimulated lipoprotein receptor, TBC1D32 <text:s/>- <text:s/>tbc1 domain family, member 32, KIAA1598 <text:s/>- <text:s/>kiaa1598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000159" calcext:value-type="float">
            <text:p>1.59E-10</text:p>
          </table:table-cell>
          <table:table-cell office:value-type="float" office:value="0.000000133" calcext:value-type="float">
            <text:p>0.000000133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634" calcext:value-type="float">
            <text:p>6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IL17A <text:s/>- <text:s/>interleukin 17a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POU6F2 <text:s/>- <text:s/>pou class 6 homeobox 2, ELK4 <text:s/>- <text:s/>elk4, ets-domain protein (srf accessory protein 1), SET <text:s/>- <text:s/>set nuclear oncogene, INHBA <text:s/>- <text:s/>inhibin, beta a, NR6A1 <text:s/>- <text:s/>nuclear receptor subfamily 6, group a, member 1, FLI1 <text:s/>- <text:s/>fli-1 proto-oncogene, ets transcription factor, OSM <text:s/>- <text:s/>oncostatin m, ZNF821 <text:s/>- <text:s/>zinc finger protein 821, CD74 <text:s/>- <text:s/>cd74 molecule, major histocompatibility complex, class ii invariant chain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SFMBT2 <text:s/>- <text:s/>scm-like with four mbt domains 2, MLLT3 <text:s/>- <text:s/>myeloid/lymphoid or mixed-lineage leukemia (trithorax homolog, drosophila); translocated to, 3, BCL11A <text:s/>- <text:s/>b-cell cll/lymphoma 11a (zinc finger protein), AFF1 <text:s/>- <text:s/>af4/fmr2 family, member 1, ASCC3 <text:s/>- <text:s/>activating signal cointegrator 1 complex subunit 3, ASH1L <text:s/>- <text:s/>ash1 (absent, small, or homeotic)-like (drosophila), L3MBTL3 <text:s/>- <text:s/>l(3)mbt-like 3 (drosophila), MYOG <text:s/>- <text:s/>myogenin (myogenic factor 4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CFLAR <text:s/>- <text:s/>casp8 and fadd-like apoptosis regulator, SOX5 <text:s/>- <text:s/>sry (sex determining region y)-box 5, PA2G4 <text:s/>- <text:s/>proliferation-associated 2g4, 38kda, LMO4 <text:s/>- <text:s/>lim domain only 4, TRIM6 <text:s/>- <text:s/>tripartite motif containing 6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TNFSF8 <text:s/>- <text:s/>tumor necrosis factor (ligand) superfamily, member 8, MYO6 <text:s/>- <text:s/>myosin vi, TRIM22 <text:s/>- <text:s/>tripartite motif containing 22, CD80 <text:s/>- <text:s/>cd80 molecule, PSMD14 <text:s/>- <text:s/>proteasome (prosome, macropain) 26s subunit, non-atpase, 14, ZNF366 <text:s/>- <text:s/>zinc finger protein 366, ACTN1 <text:s/>- <text:s/>actinin, alpha 1, ATXN1 <text:s/>- <text:s/>ataxin 1, BBX <text:s/>- <text:s/>bobby sox homolog (drosophila), GLIS1 <text:s/>- <text:s/>glis family zinc finger 1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CASK <text:s/>- <text:s/>calcium/calmodulin-dependent serine protein kinase (maguk family), TARBP1 <text:s/>- <text:s/>tar (hiv-1) rna binding protein 1, MEIS2 <text:s/>- <text:s/>meis homeobox 2, MEIS1 <text:s/>- <text:s/>meis homeobox 1, MAP3K5 <text:s/>- <text:s/>mitogen-activated protein kinase kinase kinase 5, CEBPD <text:s/>- <text:s/>ccaat/enhancer binding protein (c/ebp), delta, HELT <text:s/>- <text:s/>helt bhlh transcription factor, TBX15 <text:s/>- <text:s/>t-box 15, TBX5 <text:s/>- <text:s/>t-box 5, TNRC18 <text:s/>- <text:s/>trinucleotide repeat containing 18, ZEB2 <text:s/>- <text:s/>zinc finger e-box binding homeobox 2, CXCL10 <text:s/>- <text:s/>chemokine (c-x-c motif) ligand 10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NAMPT <text:s/>- <text:s/>nicotinamide phosphoribosyltransferase, TSC22D2 <text:s/>- <text:s/>tsc22 domain family, member 2, FBN1 <text:s/>- <text:s/>fibrillin 1, ITGA6 <text:s/>- <text:s/>integrin, alpha 6, RGMB <text:s/>- <text:s/>rgm domain family, member b, KDM4C <text:s/>- <text:s/>lysine (k)-specific demethylase 4c, EPC2 <text:s/>- <text:s/>enhancer of polycomb homolog 2 (drosophila), NLRC5 <text:s/>- <text:s/>nlr family, card domain containing 5, FBXW7 <text:s/>- <text:s/>f-box and wd repeat domain containing 7, e3 ubiquitin protein ligase, USF1 <text:s/>- <text:s/>upstream transcription factor 1, NCOA1 <text:s/>- <text:s/>nuclear receptor coactivator 1, HLX <text:s/>- <text:s/>h2.0-like homeobox, KDM2B <text:s/>- <text:s/>lysine (k)-specific demethylase 2b, ETV7 <text:s/>- <text:s/>ets variant 7, IL23A <text:s/>- <text:s/>interleukin 23, alpha subunit p19, TLE4 <text:s/>- <text:s/>transducin-like enhancer of split 4 (e(sp1) homolog, drosophila), BSX <text:s/>- <text:s/>brain-specific homeobox, FST <text:s/>- <text:s/>follistatin, TBX21 <text:s/>- <text:s/>t-box 21, NMI <text:s/>- <text:s/>n-myc (and stat) interactor, SETD3 <text:s/>- <text:s/>set domain containing 3, IFNB1 <text:s/>- <text:s/>interferon, beta 1, fibroblast, ATF3 <text:s/>- <text:s/>activating transcription factor 3, HMGN5 <text:s/>- <text:s/>high mobility group nucleosome binding domain 5, TRIM5 <text:s/>- <text:s/>tripartite motif containing 5, TAB2 <text:s/>- <text:s/>tgf-beta activated kinase 1/map3k7 binding protein 2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SLC40A1 <text:s/>- <text:s/>solute carrier family 40 (iron-regulated transporter), member 1, ZBTB18 <text:s/>- <text:s/>zinc finger and btb domain containing 18, HGF <text:s/>- <text:s/>hepatocyte growth factor (hepapoietin a; scatter factor)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CYLD <text:s/>- <text:s/>cylindromatosis (turban tumor syndrome)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MTF2 <text:s/>- <text:s/>metal response element binding transcription factor 2, HOXB3 <text:s/>- <text:s/>homeobox b3, IRF9 <text:s/>- <text:s/>interferon regulatory factor 9, EYA4 <text:s/>- <text:s/>eyes absent homolog 4 (drosophila), EREG <text:s/>- <text:s/>epiregulin, ELMSAN1 <text:s/>- <text:s/>elm2 and myb/sant-like domain containing 1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BTAF1 <text:s/>- <text:s/>btaf1 rna polymerase ii, b-tfiid transcription factor-associated, 170kda, NFATC3 <text:s/>- <text:s/>nuclear factor of activated t-cells, cytoplasmic, calcineurin-dependent 3, ZNFX1 <text:s/>- <text:s/>zinc finger, nfx1-type containing 1, ESR1 <text:s/>- <text:s/>estrogen receptor 1, HOXA4 <text:s/>- <text:s/>homeobox a4, ETV1 <text:s/>- <text:s/>ets variant 1, TCEB3B <text:s/>- <text:s/>transcription elongation factor b polypeptide 3b (elongin a2), HOXA2 <text:s/>- <text:s/>homeobox a2, AAMDC <text:s/>- <text:s/>adipogenesis associated, mth938 domain containing, SP5 <text:s/>- <text:s/>sp5 transcription factor, HOXA3 <text:s/>- <text:s/>homeobox a3, EIF2AK2 <text:s/>- <text:s/>eukaryotic translation initiation factor 2-alpha kinase 2, HEY2 <text:s/>- <text:s/>hairy/enhancer-of-split related with yrpw motif 2, FNIP1 <text:s/>- <text:s/>folliculin interacting protein 1, SIX1 <text:s/>- <text:s/>six homeobox 1, ZFPM1 <text:s/>- <text:s/>zinc finger protein, fog family member 1, SIM2 <text:s/>- <text:s/>single-minded homolog 2 (drosophila), ZBTB32 <text:s/>- <text:s/>zinc finger and btb domain containing 32, RUNX3 <text:s/>- <text:s/>runt-related transcription factor 3, MAPK10 <text:s/>- <text:s/>mitogen-activated protein kinase 10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TRIM21 <text:s/>- <text:s/>tripartite motif containing 21, ZIC3 <text:s/>- <text:s/>zic family member 3, RUNX1T1 <text:s/>- <text:s/>runt-related transcription factor 1; translocated to, 1 (cyclin d-related), ZFHX4 <text:s/>- <text:s/>zinc finger homeobox 4, FOXQ1 <text:s/>- <text:s/>forkhead box q1, PHF14 <text:s/>- <text:s/>phd finger protein 14, PKN2 <text:s/>- <text:s/>protein kinase n2, NEDD4 <text:s/>- <text:s/>neural precursor cell expressed, developmentally down-regulated 4, e3 ubiquitin protein ligase, YES1 <text:s/>- <text:s/>v-yes-1 yamaguchi sarcoma viral oncogene homolog 1, PKNOX2 <text:s/>- <text:s/>pbx/knotted 1 homeobox 2, PARP10 <text:s/>- <text:s/>poly (adp-ribose) polymerase family, member 10, TIAL1 <text:s/>- <text:s/>tia1 cytotoxic granule-associated rna binding protein-like 1, ERBB4 <text:s/>- <text:s/>v-erb-b2 avian erythroblastic leukemia viral oncogene homolog 4, CCND1 <text:s/>- <text:s/>cyclin d1, RFX7 <text:s/>- <text:s/>regulatory factor x, 7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0000172" calcext:value-type="float">
            <text:p>1.72E-10</text:p>
          </table:table-cell>
          <table:table-cell office:value-type="float" office:value="0.000000136" calcext:value-type="float">
            <text:p>0.000000136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634" calcext:value-type="float">
            <text:p>63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TLR7 <text:s/>- <text:s/>toll-like receptor 7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AKAP6 <text:s/>- <text:s/>a kinase (prka) anchor protein 6, TNRC18 <text:s/>- <text:s/>trinucleotide repeat containing 18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BACE2 <text:s/>- <text:s/>beta-site app-cleaving enzyme 2, IL17A <text:s/>- <text:s/>interleukin 17a, IL15 <text:s/>- <text:s/>interleukin 15, ARID4B <text:s/>- <text:s/>at rich interactive domain 4b (rbp1-like), BIRC2 <text:s/>- <text:s/>baculoviral iap repeat containing 2, ZNF385A <text:s/>- <text:s/>zinc finger protein 385a, CDH3 <text:s/>- <text:s/>cadherin 3, type 1, p-cadherin (placental), TCF15 <text:s/>- <text:s/>transcription factor 15 (basic helix-loop-helix), FLT3LG <text:s/>- <text:s/>fms-related tyrosine kinase 3 ligand, PAX3 <text:s/>- <text:s/>paired box 3, PAX9 <text:s/>- <text:s/>paired box 9, POU6F2 <text:s/>- <text:s/>pou class 6 homeobox 2, ATAD2B <text:s/>- <text:s/>atpase family, aaa domain containing 2b, SET <text:s/>- <text:s/>set nuclear oncogene, INHBA <text:s/>- <text:s/>inhibin, beta a, FLI1 <text:s/>- <text:s/>fli-1 proto-oncogene, ets transcription factor, OSM <text:s/>- <text:s/>oncostatin m, CD74 <text:s/>- <text:s/>cd74 molecule, major histocompatibility complex, class ii invariant chain, NCOA7 <text:s/>- <text:s/>nuclear receptor coactivator 7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TNFSF8 <text:s/>- <text:s/>tumor necrosis factor (ligand) superfamily, member 8, CCL21 <text:s/>- <text:s/>chemokine (c-c motif) ligand 21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PDK3 <text:s/>- <text:s/>pyruvate dehydrogenase kinase, isozyme 3, MKNK1 <text:s/>- <text:s/>map kinase interacting serine/threonine kinase 1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ASS1 <text:s/>- <text:s/>argininosuccinate synthase 1, TCF7L2 <text:s/>- <text:s/>transcription factor 7-like 2 (t-cell specific, hmg-box), IRF7 <text:s/>- <text:s/>interferon regulatory factor 7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MTF2 <text:s/>- <text:s/>metal response element binding transcription factor 2, NEK2 <text:s/>- <text:s/>nima-related kinase 2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SMARCA5 <text:s/>- <text:s/>swi/snf related, matrix associated, actin dependent regulator of chromatin, subfamily a, member 5, ZIC1 <text:s/>- <text:s/>zic family member 1, MED15 <text:s/>- <text:s/>mediator complex subunit 15, GPR65 <text:s/>- <text:s/>g protein-coupled receptor 65, PRDM16 <text:s/>- <text:s/>pr domain containing 16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0000173" calcext:value-type="float">
            <text:p>1.73E-10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634" calcext:value-type="float">
            <text:p>6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TLR7 <text:s/>- <text:s/>toll-like receptor 7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AKAP6 <text:s/>- <text:s/>a kinase (prka) anchor protein 6, TNRC18 <text:s/>- <text:s/>trinucleotide repeat containing 18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BACE2 <text:s/>- <text:s/>beta-site app-cleaving enzyme 2, IL17A <text:s/>- <text:s/>interleukin 17a, IL15 <text:s/>- <text:s/>interleukin 15, ARID4B <text:s/>- <text:s/>at rich interactive domain 4b (rbp1-like), BIRC2 <text:s/>- <text:s/>baculoviral iap repeat containing 2, ZNF385A <text:s/>- <text:s/>zinc finger protein 385a, CDH3 <text:s/>- <text:s/>cadherin 3, type 1, p-cadherin (placental), TCF15 <text:s/>- <text:s/>transcription factor 15 (basic helix-loop-helix), FLT3LG <text:s/>- <text:s/>fms-related tyrosine kinase 3 ligand, PAX3 <text:s/>- <text:s/>paired box 3, PAX9 <text:s/>- <text:s/>paired box 9, POU6F2 <text:s/>- <text:s/>pou class 6 homeobox 2, ATAD2B <text:s/>- <text:s/>atpase family, aaa domain containing 2b, SET <text:s/>- <text:s/>set nuclear oncogene, INHBA <text:s/>- <text:s/>inhibin, beta a, FLI1 <text:s/>- <text:s/>fli-1 proto-oncogene, ets transcription factor, OSM <text:s/>- <text:s/>oncostatin m, CD74 <text:s/>- <text:s/>cd74 molecule, major histocompatibility complex, class ii invariant chain, NCOA7 <text:s/>- <text:s/>nuclear receptor coactivator 7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TNFSF8 <text:s/>- <text:s/>tumor necrosis factor (ligand) superfamily, member 8, CCL21 <text:s/>- <text:s/>chemokine (c-c motif) ligand 21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PDK3 <text:s/>- <text:s/>pyruvate dehydrogenase kinase, isozyme 3, MKNK1 <text:s/>- <text:s/>map kinase interacting serine/threonine kinase 1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ASS1 <text:s/>- <text:s/>argininosuccinate synthase 1, TCF7L2 <text:s/>- <text:s/>transcription factor 7-like 2 (t-cell specific, hmg-box), IRF7 <text:s/>- <text:s/>interferon regulatory factor 7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CCDC3 <text:s/>- <text:s/>coiled-coil domain containing 3, SLC40A1 <text:s/>- <text:s/>solute carrier family 40 (iron-regulated transporter), member 1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MTF2 <text:s/>- <text:s/>metal response element binding transcription factor 2, NEK2 <text:s/>- <text:s/>nima-related kinase 2, CLTC <text:s/>- <text:s/>clathrin, heavy chain (hc)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SMARCA5 <text:s/>- <text:s/>swi/snf related, matrix associated, actin dependent regulator of chromatin, subfamily a, member 5, ZIC1 <text:s/>- <text:s/>zic family member 1, MED15 <text:s/>- <text:s/>mediator complex subunit 15, PRDM16 <text:s/>- <text:s/>pr domain containing 16, GPR65 <text:s/>- <text:s/>g protein-coupled receptor 65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0000018" calcext:value-type="float">
            <text:p>1.8E-10</text:p>
          </table:table-cell>
          <table:table-cell office:value-type="float" office:value="0.000000128" calcext:value-type="float">
            <text:p>0.000000128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634" calcext:value-type="float">
            <text:p>63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[GFPT1 <text:s/>- <text:s/>glutamine--fructose-6-phosphate transaminase 1, RBM39 <text:s/>- <text:s/>rna binding motif protein 39, DDX60 <text:s/>- <text:s/>dead (asp-glu-ala-asp) box polypeptide 60, NR6A1 <text:s/>- <text:s/>nuclear receptor subfamily 6, group a, member 1, ZNF821 <text:s/>- <text:s/>zinc finger protein 821, ERP29 <text:s/>- <text:s/>endoplasmic reticulum protein 29, SFMBT2 <text:s/>- <text:s/>scm-like with four mbt domains 2, LZTS2 <text:s/>- <text:s/>leucine zipper, putative tumor suppressor 2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SEMA6D <text:s/>- <text:s/>sema domain, transmembrane domain (tm), and cytoplasmic domain, (semaphorin) 6d, SOX5 <text:s/>- <text:s/>sry (sex determining region y)-box 5, TRIM6 <text:s/>- <text:s/>tripartite motif containing 6, LCOR <text:s/>- <text:s/>ligand dependent nuclear receptor corepressor, SOS1 <text:s/>- <text:s/>son of sevenless homolog 1 (drosophila), ARL5C <text:s/>- <text:s/>adp-ribosylation factor-like 5c, DOCK10 <text:s/>- <text:s/>dedicator of cytokinesis 10, EHD1 <text:s/>- <text:s/>eh-domain containing 1, ACTN1 <text:s/>- <text:s/>actinin, alpha 1, ARHGAP19 <text:s/>- <text:s/>rho gtpase activating protein 19, SPTLC2 <text:s/>- <text:s/>serine palmitoyltransferase, long chain base subunit 2, GLRA1 <text:s/>- <text:s/>glycine receptor, alpha 1, ADAR <text:s/>- <text:s/>adenosine deaminase, rna-specific, ADAM10 <text:s/>- <text:s/>adam metallopeptidase domain 10, PPARGC1A <text:s/>- <text:s/>peroxisome proliferator-activated receptor gamma, coactivator 1 alpha, CNTFR <text:s/>- <text:s/>ciliary neurotrophic factor receptor, UBR5 <text:s/>- <text:s/>ubiquitin protein ligase e3 component n-recognin 5, IL22RA1 <text:s/>- <text:s/>interleukin 22 receptor, alpha 1, AKAP6 <text:s/>- <text:s/>a kinase (prka) anchor protein 6, TNRC18 <text:s/>- <text:s/>trinucleotide repeat containing 18, SMARCA2 <text:s/>- <text:s/>swi/snf related, matrix associated, actin dependent regulator of chromatin, subfamily a, member 2, KMT2C <text:s/>- <text:s/>lysine (k)-specific methyltransferase 2c, NLRC5 <text:s/>- <text:s/>nlr family, card domain containing 5, GNB4 <text:s/>- <text:s/>guanine nucleotide binding protein (g protein), beta polypeptide 4, KDM2B <text:s/>- <text:s/>lysine (k)-specific demethylase 2b, KIAA1109 <text:s/>- <text:s/>kiaa1109, ARHGEF6 <text:s/>- <text:s/>rac/cdc42 guanine nucleotide exchange factor (gef) 6, GBP5 <text:s/>- <text:s/>guanylate binding protein 5, LY86 <text:s/>- <text:s/>lymphocyte antigen 86, KCNN3 <text:s/>- <text:s/>potassium intermediate/small conductance calcium-activated channel, subfamily n, member 3, SETD3 <text:s/>- <text:s/>set domain containing 3, RASGRP3 <text:s/>- <text:s/>ras guanyl releasing protein 3 (calcium and dag-regulated), LPXN <text:s/>- <text:s/>leupaxin, GRAP2 <text:s/>- <text:s/>grb2-related adaptor protein 2, HPSE2 <text:s/>- <text:s/>heparanase 2, PRR11 <text:s/>- <text:s/>proline rich 11, SGIP1 <text:s/>- <text:s/>sh3-domain grb2-like (endophilin) interacting protein 1, FUT8 <text:s/>- <text:s/>fucosyltransferase 8 (alpha (1,6) fucosyltransferase), STAU1 <text:s/>- <text:s/>staufen double-stranded rna binding protein 1, RAPGEF4 <text:s/>- <text:s/>rap guanine nucleotide exchange factor (gef) 4, CYLD <text:s/>- <text:s/>cylindromatosis (turban tumor syndrome), STK4 <text:s/>- <text:s/>serine/threonine kinase 4, BATF2 <text:s/>- <text:s/>basic leucine zipper transcription factor, atf-like 2, SH3GLB1 <text:s/>- <text:s/>sh3-domain grb2-like endophilin b1, MYSM1 <text:s/>- <text:s/>myb-like, swirm and mpn domains 1, PROK2 <text:s/>- <text:s/>prokineticin 2, STAT5A <text:s/>- <text:s/>signal transducer and activator of transcription 5a, STAT6 <text:s/>- <text:s/>signal transducer and activator of transcription 6, interleukin-4 induced, ITPR3 <text:s/>- <text:s/>inositol 1,4,5-trisphosphate receptor, type 3, NRXN1 <text:s/>- <text:s/>neurexin 1, TCEB3B <text:s/>- <text:s/>transcription elongation factor b polypeptide 3b (elongin a2), EIF2AK2 <text:s/>- <text:s/>eukaryotic translation initiation factor 2-alpha kinase 2, ZFPM1 <text:s/>- <text:s/>zinc finger protein, fog family member 1, MAPK10 <text:s/>- <text:s/>mitogen-activated protein kinase 10, FBXO7 <text:s/>- <text:s/>f-box protein 7, GATA6 <text:s/>- <text:s/>gata binding protein 6, WIBG <text:s/>- <text:s/>within bgcn homolog (drosophila), TRIM21 <text:s/>- <text:s/>tripartite motif containing 21, ZFHX4 <text:s/>- <text:s/>zinc finger homeobox 4, PKN2 <text:s/>- <text:s/>protein kinase n2, GSDMD <text:s/>- <text:s/>gasdermin d, TLK2 <text:s/>- <text:s/>tousled-like kinase 2, TNFAIP8 <text:s/>- <text:s/>tumor necrosis factor, alpha-induced protein 8, PARP10 <text:s/>- <text:s/>poly (adp-ribose) polymerase family, member 10, PKNOX2 <text:s/>- <text:s/>pbx/knotted 1 homeobox 2, NEGR1 <text:s/>- <text:s/>neuronal growth regulator 1, ANK3 <text:s/>- <text:s/>ankyrin 3, node of ranvier (ankyrin g), ZNF296 <text:s/>- <text:s/>zinc finger protein 296, BACE2 <text:s/>- <text:s/>beta-site app-cleaving enzyme 2, GPR52 <text:s/>- <text:s/>g protein-coupled receptor 52, USP18 <text:s/>- <text:s/>ubiquitin specific peptidase 18, BIRC2 <text:s/>- <text:s/>baculoviral iap repeat containing 2, ARID4B <text:s/>- <text:s/>at rich interactive domain 4b (rbp1-like), ZNF385A <text:s/>- <text:s/>zinc finger protein 385a, PAX3 <text:s/>- <text:s/>paired box 3, PAX9 <text:s/>- <text:s/>paired box 9, SREK1 <text:s/>- <text:s/>splicing regulatory glutamine/lysine-rich protein 1, POU6F2 <text:s/>- <text:s/>pou class 6 homeobox 2, TMEM33 <text:s/>- <text:s/>transmembrane protein 33, ATP11C <text:s/>- <text:s/>atpase, class vi, type 11c, SET <text:s/>- <text:s/>set nuclear oncogene, RSF1 <text:s/>- <text:s/>remodeling and spacing factor 1, MLLT3 <text:s/>- <text:s/>myeloid/lymphoid or mixed-lineage leukemia (trithorax homolog, drosophila); translocated to, 3, BCL11A <text:s/>- <text:s/>b-cell cll/lymphoma 11a (zinc finger protein), DCC <text:s/>- <text:s/>deleted in colorectal carcinoma, AFF1 <text:s/>- <text:s/>af4/fmr2 family, member 1, MAP3K11 <text:s/>- <text:s/>mitogen-activated protein kinase kinase kinase 11, PA2G4 <text:s/>- <text:s/>proliferation-associated 2g4, 38kda, ARF3 <text:s/>- <text:s/>adp-ribosylation factor 3, RNF19A <text:s/>- <text:s/>ring finger protein 19a, e3 ubiquitin protein ligase, RCHY1 <text:s/>- <text:s/>ring finger and chy zinc finger domain containing 1, e3 ubiquitin protein ligase, YRDC <text:s/>- <text:s/>yrdc domain containing (e. coli), RASSF4 <text:s/>- <text:s/>ras association (ralgds/af-6) domain family member 4, CCL21 <text:s/>- <text:s/>chemokine (c-c motif) ligand 21, ZNF366 <text:s/>- <text:s/>zinc finger protein 366, MAP4K5 <text:s/>- <text:s/>mitogen-activated protein kinase kinase kinase kinase 5, ATXN1 <text:s/>- <text:s/>ataxin 1, LGI1 <text:s/>- <text:s/>leucine-rich, glioma inactivated 1, PDGFRB <text:s/>- <text:s/>platelet-derived growth factor receptor, beta polypeptide, SKA2 <text:s/>- <text:s/>spindle and kinetochore associated complex subunit 2, ENPP2 <text:s/>- <text:s/>ectonucleotide pyrophosphatase/phosphodiesterase 2, PDK3 <text:s/>- <text:s/>pyruvate dehydrogenase kinase, isozyme 3, MEIS2 <text:s/>- <text:s/>meis homeobox 2, EVI5 <text:s/>- <text:s/>ecotropic viral integration site 5, PLEKHG1 <text:s/>- <text:s/>pleckstrin homology domain containing, family g (with rhogef domain) member 1, ARHGAP5 <text:s/>- <text:s/>rho gtpase activating protein 5, MEIS1 <text:s/>- <text:s/>meis homeobox 1, MAP3K5 <text:s/>- <text:s/>mitogen-activated protein kinase kinase kinase 5, PCM1 <text:s/>- <text:s/>pericentriolar material 1, ARHGAP31 <text:s/>- <text:s/>rho gtpase activating protein 31, DGKA <text:s/>- <text:s/>diacylglycerol kinase, alpha 80kda, FAT4 <text:s/>- <text:s/>fat atypical cadherin 4, ASS1 <text:s/>- <text:s/>argininosuccinate synthase 1, NUP54 <text:s/>- <text:s/>nucleoporin 54kda, PDE1A <text:s/>- <text:s/>phosphodiesterase 1a, calmodulin-dependent, PDE4D <text:s/>- <text:s/>phosphodiesterase 4d, camp-specific, SH2B1 <text:s/>- <text:s/>sh2b adaptor protein 1, IL1RAPL1 <text:s/>- <text:s/>interleukin 1 receptor accessory protein-like 1, PDE4A <text:s/>- <text:s/>phosphodiesterase 4a, camp-specific, TXNDC16 <text:s/>- <text:s/>thioredoxin domain containing 16, BCL2L14 <text:s/>- <text:s/>bcl2-like 14 (apoptosis facilitator), RGMB <text:s/>- <text:s/>rgm domain family, member b, EPC2 <text:s/>- <text:s/>enhancer of polycomb homolog 2 (drosophila), NLGN2 <text:s/>- <text:s/>neuroligin 2, FBXW7 <text:s/>- <text:s/>f-box and wd repeat domain containing 7, e3 ubiquitin protein ligase, ETV7 <text:s/>- <text:s/>ets variant 7, IL23A <text:s/>- <text:s/>interleukin 23, alpha subunit p19, WNT8B <text:s/>- <text:s/>wingless-type mmtv integration site family, member 8b, BSX <text:s/>- <text:s/>brain-specific homeobox, NMI <text:s/>- <text:s/>n-myc (and stat) interactor, ATF3 <text:s/>- <text:s/>activating transcription factor 3, HMGN5 <text:s/>- <text:s/>high mobility group nucleosome binding domain 5, TRIM5 <text:s/>- <text:s/>tripartite motif containing 5, MBNL1 <text:s/>- <text:s/>muscleblind-like splicing regulator 1, DUSP5 <text:s/>- <text:s/>dual specificity phosphatase 5, NUP43 <text:s/>- <text:s/>nucleoporin 43kda, EVL <text:s/>- <text:s/>enah/vasp-like, TBX19 <text:s/>- <text:s/>t-box 19, FRYL <text:s/>- <text:s/>fry-like, MKL1 <text:s/>- <text:s/>megakaryoblastic leukemia (translocation) 1, CCDC3 <text:s/>- <text:s/>coiled-coil domain containing 3, GPR18 <text:s/>- <text:s/>g protein-coupled receptor 18, STYK1 <text:s/>- <text:s/>serine/threonine/tyrosine kinase 1, RAB11FIP2 <text:s/>- <text:s/>rab11 family interacting protein 2 (class i), APPL1 <text:s/>- <text:s/>adaptor protein, phosphotyrosine interaction, ph domain and leucine zipper containing 1, WARS <text:s/>- <text:s/>tryptophanyl-trna synthetase, LSP1 <text:s/>- <text:s/>lymphocyte-specific protein 1, TFAP2D <text:s/>- <text:s/>transcription factor ap-2 delta (activating enhancer binding protein 2 delta), PITX2 <text:s/>- <text:s/>paired-like homeodomain 2, MTF2 <text:s/>- <text:s/>metal response element binding transcription factor 2, BAK1 <text:s/>- <text:s/>bcl2-antagonist/killer 1, DLG4 <text:s/>- <text:s/>discs, large homolog 4 (drosophila), B2M <text:s/>- <text:s/>beta-2-microglobulin, IKZF2 <text:s/>- <text:s/>ikaros family zinc finger 2 (helios), BTAF1 <text:s/>- <text:s/>btaf1 rna polymerase ii, b-tfiid transcription factor-associated, 170kda, LY75 <text:s/>- <text:s/>lymphocyte antigen 75, LTBP1 <text:s/>- <text:s/>latent transforming growth factor beta binding protein 1, PIK3AP1 <text:s/>- <text:s/>phosphoinositide-3-kinase adaptor protein 1, DIO2 <text:s/>- <text:s/>deiodinase, iodothyronine, type ii, GRIA3 <text:s/>- <text:s/>glutamate receptor, ionotropic, ampa 3, SIX1 <text:s/>- <text:s/>six homeobox 1, SYNPO <text:s/>- <text:s/>synaptopodin, SIM2 <text:s/>- <text:s/>single-minded homolog 2 (drosophila), SERPINB13 <text:s/>- <text:s/>serpin peptidase inhibitor, clade b (ovalbumin), member 13, ZIC1 <text:s/>- <text:s/>zic family member 1, MED15 <text:s/>- <text:s/>mediator complex subunit 15, GRIK2 <text:s/>- <text:s/>glutamate receptor, ionotropic, kainate 2, TNFRSF17 <text:s/>- <text:s/>tumor necrosis factor receptor superfamily, member 17, MBIP <text:s/>- <text:s/>map3k12 binding inhibitory protein 1, HDAC7 <text:s/>- <text:s/>histone deacetylase 7, ZIC3 <text:s/>- <text:s/>zic family member 3, YES1 <text:s/>- <text:s/>v-yes-1 yamaguchi sarcoma viral oncogene homolog 1, BCL2A1 <text:s/>- <text:s/>bcl2-related protein a1, LRRC4C <text:s/>- <text:s/>leucine rich repeat containing 4c, BCL2 <text:s/>- <text:s/>b-cell cll/lymphoma 2, IL27 <text:s/>- <text:s/>interleukin 27, CCND1 <text:s/>- <text:s/>cyclin d1, PIGR <text:s/>- <text:s/>polymeric immunoglobulin receptor, KIAA1598 <text:s/>- <text:s/>kiaa1598, DHX58 <text:s/>- <text:s/>dexh (asp-glu-x-his) box polypeptide 58, PXK <text:s/>- <text:s/>px domain containing serine/threonine kinase, CASZ1 <text:s/>- <text:s/>castor zinc finger 1, RNF43 <text:s/>- <text:s/>ring finger protein 43, KAZALD1 <text:s/>- <text:s/>kazal-type serine peptidase inhibitor domain 1, RFX3 <text:s/>- <text:s/>regulatory factor x, 3 (influences hla class ii expression), PLXNC1 <text:s/>- <text:s/>plexin c1, CD274 <text:s/>- <text:s/>cd274 molecule, ELK4 <text:s/>- <text:s/>elk4, ets-domain protein (srf accessory protein 1), NRP1 <text:s/>- <text:s/>neuropilin 1, BST2 <text:s/>- <text:s/>bone marrow stromal cell antigen 2, BRS3 <text:s/>- <text:s/>bombesin-like receptor 3, TRPS1 <text:s/>- <text:s/>trichorhinophalangeal syndrome i, GRIPAP1 <text:s/>- <text:s/>grip1 associated protein 1, BDNF <text:s/>- <text:s/>brain-derived neurotrophic factor, MYOG <text:s/>- <text:s/>myogenin (myogenic factor 4), FMN2 <text:s/>- <text:s/>formin 2, BLK <text:s/>- <text:s/>b lymphoid tyrosine kinase, CFLAR <text:s/>- <text:s/>casp8 and fadd-like apoptosis regulator, DRAM2 <text:s/>- <text:s/>dna-damage regulated autophagy modulator 2, TSHZ1 <text:s/>- <text:s/>teashirt zinc finger homeobox 1, KDM2A <text:s/>- <text:s/>lysine (k)-specific demethylase 2a, ELF1 <text:s/>- <text:s/>e74-like factor 1 (ets domain transcription factor), RGS3 <text:s/>- <text:s/>regulator of g-protein signaling 3, MYO6 <text:s/>- <text:s/>myosin vi, TRIM22 <text:s/>- <text:s/>tripartite motif containing 22, INADL <text:s/>- <text:s/>inad-like (drosophila), PSMD14 <text:s/>- <text:s/>proteasome (prosome, macropain) 26s subunit, non-atpase, 14, BBX <text:s/>- <text:s/>bobby sox homolog (drosophila), GLIS1 <text:s/>- <text:s/>glis family zinc finger 1, MYB <text:s/>- <text:s/>v-myb avian myeloblastosis viral oncogene homolog, RNASEL <text:s/>- <text:s/>ribonuclease l (2',5'-oligoisoadenylate synthetase-dependent), USH1C <text:s/>- <text:s/>usher syndrome 1c (autosomal recessive, severe), EFNB1 <text:s/>- <text:s/>ephrin-b1, TMEM108 <text:s/>- <text:s/>transmembrane protein 108, ROBO1 <text:s/>- <text:s/>roundabout, axon guidance receptor, homolog 1 (drosophila), CTDSP2 <text:s/>- <text:s/>ctd (carboxy-terminal domain, rna polymerase ii, polypeptide a) small phosphatase 2, MUSK <text:s/>- <text:s/>muscle, skeletal, receptor tyrosine kinase, SPRY1 <text:s/>- <text:s/>sprouty homolog 1, antagonist of fgf signaling (drosophila), BNC2 <text:s/>- <text:s/>basonuclin 2, LRPPRC <text:s/>- <text:s/>leucine-rich pentatricopeptide repeat containing, MYCBP2 <text:s/>- <text:s/>myc binding protein 2, e3 ubiquitin protein ligase, NAMPT <text:s/>- <text:s/>nicotinamide phosphoribosyltransferase, OPTN <text:s/>- <text:s/>optineurin, KDM4C <text:s/>- <text:s/>lysine (k)-specific demethylase 4c, VAV3 <text:s/>- <text:s/>vav 3 guanine nucleotide exchange factor, PDE5A <text:s/>- <text:s/>phosphodiesterase 5a, cgmp-specific, SOCS1 <text:s/>- <text:s/>suppressor of cytokine signaling 1, ARHGAP26 <text:s/>- <text:s/>rho gtpase activating protein 26, USF1 <text:s/>- <text:s/>upstream transcription factor 1, NCOA1 <text:s/>- <text:s/>nuclear receptor coactivator 1, CDK19 <text:s/>- <text:s/>cyclin-dependent kinase 19, HLX <text:s/>- <text:s/>h2.0-like homeobox, SH2B3 <text:s/>- <text:s/>sh2b adaptor protein 3, FST <text:s/>- <text:s/>follistatin, PDCD6IP <text:s/>- <text:s/>programmed cell death 6 interacting protein, C12orf4 <text:s/>- <text:s/>chromosome 12 open reading frame 4, TAB2 <text:s/>- <text:s/>tgf-beta activated kinase 1/map3k7 binding protein 2, MT2A <text:s/>- <text:s/>metallothionein 2a, HIPK1 <text:s/>- <text:s/>homeodomain interacting protein kinase 1, ZBTB18 <text:s/>- <text:s/>zinc finger and btb domain containing 18, HGF <text:s/>- <text:s/>hepatocyte growth factor (hepapoietin a; scatter factor), MSX1 <text:s/>- <text:s/>msh homeobox 1, CABLES1 <text:s/>- <text:s/>cdk5 and abl enzyme substrate 1, CITED2 <text:s/>- <text:s/>cbp/p300-interacting transactivator, with glu/asp-rich carboxy-terminal domain, 2, HOXA11 <text:s/>- <text:s/>homeobox a11, HOXB3 <text:s/>- <text:s/>homeobox b3, IRF9 <text:s/>- <text:s/>interferon regulatory factor 9, EYA4 <text:s/>- <text:s/>eyes absent homolog 4 (drosophila), ELMSAN1 <text:s/>- <text:s/>elm2 and myb/sant-like domain containing 1, EREG <text:s/>- <text:s/>epiregulin, NOD1 <text:s/>- <text:s/>nucleotide-binding oligomerization domain containing 1, ESRRG <text:s/>- <text:s/>estrogen-related receptor gamma, CAMK1G <text:s/>- <text:s/>calcium/calmodulin-dependent protein kinase ig, TNFSF4 <text:s/>- <text:s/>tumor necrosis factor (ligand) superfamily, member 4, ZADH2 <text:s/>- <text:s/>zinc binding alcohol dehydrogenase domain containing 2, ZNFX1 <text:s/>- <text:s/>zinc finger, nfx1-type containing 1, ESR1 <text:s/>- <text:s/>estrogen receptor 1, HOXA4 <text:s/>- <text:s/>homeobox a4, ARHGAP25 <text:s/>- <text:s/>rho gtpase activating protein 25, ETV1 <text:s/>- <text:s/>ets variant 1, HOXA2 <text:s/>- <text:s/>homeobox a2, HOXA3 <text:s/>- <text:s/>homeobox a3, SP5 <text:s/>- <text:s/>sp5 transcription factor, AAMDC <text:s/>- <text:s/>adipogenesis associated, mth938 domain containing, ADAM15 <text:s/>- <text:s/>adam metallopeptidase domain 15, RUNX3 <text:s/>- <text:s/>runt-related transcription factor 3, RSAD2 <text:s/>- <text:s/>radical s-adenosyl methionine domain containing 2, TNFSF15 <text:s/>- <text:s/>tumor necrosis factor (ligand) superfamily, member 15, HNF4G <text:s/>- <text:s/>hepatocyte nuclear factor 4, gamma, EPB41 <text:s/>- <text:s/>erythrocyte membrane protein band 4.1 (elliptocytosis 1, rh-linked), FAM168A <text:s/>- <text:s/>family with sequence similarity 168, member a, SORT1 <text:s/>- <text:s/>sortilin 1, HNRNPC <text:s/>- <text:s/>heterogeneous nuclear ribonucleoprotein c (c1/c2), RUNX1T1 <text:s/>- <text:s/>runt-related transcription factor 1; translocated to, 1 (cyclin d-related), MYOF <text:s/>- <text:s/>myoferlin, RTKN <text:s/>- <text:s/>rhotekin, ERBB4 <text:s/>- <text:s/>v-erb-b2 avian erythroblastic leukemia viral oncogene homolog 4, RFX7 <text:s/>- <text:s/>regulatory factor x, 7, IL17A <text:s/>- <text:s/>interleukin 17a, LPHN2 <text:s/>- <text:s/>latrophilin 2, IL15 <text:s/>- <text:s/>interleukin 15, IL15RA <text:s/>- <text:s/>interleukin 15 receptor, alpha, ARHGAP15 <text:s/>- <text:s/>rho gtpase activating protein 15, CDH3 <text:s/>- <text:s/>cadherin 3, type 1, p-cadherin (placental), TCF15 <text:s/>- <text:s/>transcription factor 15 (basic helix-loop-helix), FLT3LG <text:s/>- <text:s/>fms-related tyrosine kinase 3 ligand, ATAD2B <text:s/>- <text:s/>atpase family, aaa domain containing 2b, INHBA <text:s/>- <text:s/>inhibin, beta a, FLI1 <text:s/>- <text:s/>fli-1 proto-oncogene, ets transcription factor, PIK3R3 <text:s/>- <text:s/>phosphoinositide-3-kinase, regulatory subunit 3 (gamma), OSM <text:s/>- <text:s/>oncostatin m, ELMO1 <text:s/>- <text:s/>engulfment and cell motility 1, NCOA7 <text:s/>- <text:s/>nuclear receptor coactivator 7, CD74 <text:s/>- <text:s/>cd74 molecule, major histocompatibility complex, class ii invariant chain, LMO3 <text:s/>- <text:s/>lim domain only 3 (rhombotin-like 2), IDO1 <text:s/>- <text:s/>indoleamine 2,3-dioxygenase 1, OTX1 <text:s/>- <text:s/>orthodenticle homeobox 1, NDFIP1 <text:s/>- <text:s/>nedd4 family interacting protein 1, MAP4K3 <text:s/>- <text:s/>mitogen-activated protein kinase kinase kinase kinase 3, ASH1L <text:s/>- <text:s/>ash1 (absent, small, or homeotic)-like (drosophila), GLIPR2 <text:s/>- <text:s/>gli pathogenesis-related 2, ZSWIM2 <text:s/>- <text:s/>zinc finger, swim-type containing 2, SCARB2 <text:s/>- <text:s/>scavenger receptor class b, member 2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LMO4 <text:s/>- <text:s/>lim domain only 4, FOXF1 <text:s/>- <text:s/>forkhead box f1, FOXG1 <text:s/>- <text:s/>forkhead box g1, DENND4B <text:s/>- <text:s/>denn/madd domain containing 4b, SP9 <text:s/>- <text:s/>sp9 transcription factor, CD27 <text:s/>- <text:s/>cd27 molecule, TEAD1 <text:s/>- <text:s/>tea domain family member 1 (sv40 transcriptional enhancer factor), CBX4 <text:s/>- <text:s/>chromobox homolog 4, IL7 <text:s/>- <text:s/>interleukin 7, TNFSF8 <text:s/>- <text:s/>tumor necrosis factor (ligand) superfamily, member 8, SMG7 <text:s/>- <text:s/>smg7 nonsense mediated mrna decay factor, RAD51AP1 <text:s/>- <text:s/>rad51 associated protein 1, CD80 <text:s/>- <text:s/>cd80 molecule, ROR1 <text:s/>- <text:s/>receptor tyrosine kinase-like orphan receptor 1, ISG20 <text:s/>- <text:s/>interferon stimulated exonuclease gene 20kda, ANP32B <text:s/>- <text:s/>acidic (leucine-rich) nuclear phosphoprotein 32 family, member b, FGF1 <text:s/>- <text:s/>fibroblast growth factor 1 (acidic), PTGER4 <text:s/>- <text:s/>prostaglandin e receptor 4 (subtype ep4), ITGB6 <text:s/>- <text:s/>integrin, beta 6, ITGB7 <text:s/>- <text:s/>integrin, beta 7, ATG13 <text:s/>- <text:s/>autophagy related 13, NR4A2 <text:s/>- <text:s/>nuclear receptor subfamily 4, group a, member 2, MKNK1 <text:s/>- <text:s/>map kinase interacting serine/threonine kinase 1, FGA <text:s/>- <text:s/>fibrinogen alpha chain, RAPGEF5 <text:s/>- <text:s/>rap guanine nucleotide exchange factor (gef) 5, TARBP1 <text:s/>- <text:s/>tar (hiv-1) rna binding protein 1, CASK <text:s/>- <text:s/>calcium/calmodulin-dependent serine protein kinase (maguk family), ITGB1 <text:s/>- <text:s/>integrin, beta 1 (fibronectin receptor, beta polypeptide, antigen cd29 includes mdf2, msk12), PTK2 <text:s/>- <text:s/>protein tyrosine kinase 2, CEBPD <text:s/>- <text:s/>ccaat/enhancer binding protein (c/ebp), delta, BIN3 <text:s/>- <text:s/>bridging integrator 3, CDK6 <text:s/>- <text:s/>cyclin-dependent kinase 6, HELT <text:s/>- <text:s/>helt bhlh transcription factor, TBX15 <text:s/>- <text:s/>t-box 15, TBX5 <text:s/>- <text:s/>t-box 5, NCSTN <text:s/>- <text:s/>nicastrin, ZEB2 <text:s/>- <text:s/>zinc finger e-box binding homeobox 2, CXCL10 <text:s/>- <text:s/>chemokine (c-x-c motif) ligand 10, FCGR2B <text:s/>- <text:s/>fc fragment of igg, low affinity iib, receptor (cd32), CDH6 <text:s/>- <text:s/>cadherin 6, type 2, k-cadherin (fetal kidney), TCF7L2 <text:s/>- <text:s/>transcription factor 7-like 2 (t-cell specific, hmg-box), CNTN4 <text:s/>- <text:s/>contactin 4, IRF7 <text:s/>- <text:s/>interferon regulatory factor 7, KIAA1715 <text:s/>- <text:s/>kiaa1715, FBN1 <text:s/>- <text:s/>fibrillin 1, TSC22D2 <text:s/>- <text:s/>tsc22 domain family, member 2, NRD1 <text:s/>- <text:s/>nardilysin (n-arginine dibasic convertase), ITGA6 <text:s/>- <text:s/>integrin, alpha 6, PTPRF <text:s/>- <text:s/>protein tyrosine phosphatase, receptor type, f, IFIT2 <text:s/>- <text:s/>interferon-induced protein with tetratricopeptide repeats 2, IFIT1 <text:s/>- <text:s/>interferon-induced protein with tetratricopeptide repeats 1, IFIT3 <text:s/>- <text:s/>interferon-induced protein with tetratricopeptide repeats 3, IFI35 <text:s/>- <text:s/>interferon-induced protein 35, PTPRR <text:s/>- <text:s/>protein tyrosine phosphatase, receptor type, r, TLE4 <text:s/>- <text:s/>transducin-like enhancer of split 4 (e(sp1) homolog, drosophila), CHML <text:s/>- <text:s/>choroideremia-like (rab escort protein 2), TBX21 <text:s/>- <text:s/>t-box 21, SH3KBP1 <text:s/>- <text:s/>sh3-domain kinase binding protein 1, IFNB1 <text:s/>- <text:s/>interferon, beta 1, fibroblast, ERAP2 <text:s/>- <text:s/>endoplasmic reticulum aminopeptidase 2, ID3 <text:s/>- <text:s/>inhibitor of dna binding 3, dominant negative helix-loop-helix protein, HDAC4 <text:s/>- <text:s/>histone deacetylase 4, NFIX <text:s/>- <text:s/>nuclear factor i/x (ccaat-binding transcription factor), SLC40A1 <text:s/>- <text:s/>solute carrier family 40 (iron-regulated transporter), member 1, PIP4K2B <text:s/>- <text:s/>phosphatidylinositol-5-phosphate 4-kinase, type ii, beta, MAP3K19 <text:s/>- <text:s/>mitogen-activated protein kinase kinase kinase 19, IDH1 <text:s/>- <text:s/>isocitrate dehydrogenase 1 (nadp+), soluble, FOXK1 <text:s/>- <text:s/>forkhead box k1, CYSLTR1 <text:s/>- <text:s/>cysteinyl leukotriene receptor 1, PARP14 <text:s/>- <text:s/>poly (adp-ribose) polymerase family, member 14, ATP1B4 <text:s/>- <text:s/>atpase, na+/k+ transporting, beta 4 polypeptide, HDAC9 <text:s/>- <text:s/>histone deacetylase 9, LYPD6 <text:s/>- <text:s/>ly6/plaur domain containing 6, EHD4 <text:s/>- <text:s/>eh-domain containing 4, SOCS7 <text:s/>- <text:s/>suppressor of cytokine signaling 7, SAMSN1 <text:s/>- <text:s/>sam domain, sh3 domain and nuclear localization signals 1, RC3H2 <text:s/>- <text:s/>ring finger and ccch-type domains 2, NEK2 <text:s/>- <text:s/>nima-related kinase 2, CLTC <text:s/>- <text:s/>clathrin, heavy chain (hc), TFAP2A <text:s/>- <text:s/>transcription factor ap-2 alpha (activating enhancer binding protein 2 alpha), TNMD <text:s/>- <text:s/>tenomodulin, CYP26B1 <text:s/>- <text:s/>cytochrome p450, family 26, subfamily b, polypeptide 1, PLEKHH2 <text:s/>- <text:s/>pleckstrin homology domain containing, family h (with myth4 domain) member 2, CPEB4 <text:s/>- <text:s/>cytoplasmic polyadenylation element binding protein 4, NFIB <text:s/>- <text:s/>nuclear factor i/b, RARRES3 <text:s/>- <text:s/>retinoic acid receptor responder (tazarotene induced) 3, ISG15 <text:s/>- <text:s/>isg15 ubiquitin-like modifier, IL21R <text:s/>- <text:s/>interleukin 21 receptor, NFATC3 <text:s/>- <text:s/>nuclear factor of activated t-cells, cytoplasmic, calcineurin-dependent 3, TNFSF13B <text:s/>- <text:s/>tumor necrosis factor (ligand) superfamily, member 13b, CXCR6 <text:s/>- <text:s/>chemokine (c-x-c motif) receptor 6, FNIP1 <text:s/>- <text:s/>folliculin interacting protein 1, HEY2 <text:s/>- <text:s/>hairy/enhancer-of-split related with yrpw motif 2, ZBTB32 <text:s/>- <text:s/>zinc finger and btb domain containing 32, SMARCA5 <text:s/>- <text:s/>swi/snf related, matrix associated, actin dependent regulator of chromatin, subfamily a, member 5, PRDM16 <text:s/>- <text:s/>pr domain containing 16, GPR65 <text:s/>- <text:s/>g protein-coupled receptor 65, STAG2 <text:s/>- <text:s/>stromal antigen 2, CTNNBL1 <text:s/>- <text:s/>catenin, beta like 1, N4BP1 <text:s/>- <text:s/>nedd4 binding protein 1, RBBP6 <text:s/>- <text:s/>retinoblastoma binding protein 6, FOXQ1 <text:s/>- <text:s/>forkhead box q1, VPS41 <text:s/>- <text:s/>vacuolar protein sorting 41 homolog (s. cerevisiae), PHF14 <text:s/>- <text:s/>phd finger protein 14, DAPP1 <text:s/>- <text:s/>dual adaptor of phosphotyrosine and 3-phosphoinositides, NEDD4 <text:s/>- <text:s/>neural precursor cell expressed, developmentally down-regulated 4, e3 ubiquitin protein ligase, THBS1 <text:s/>- <text:s/>thrombospondin 1, TIAL1 <text:s/>- <text:s/>tia1 cytotoxic granule-associated rna binding protein-like 1, TBC1D32 <text:s/>- <text:s/>tbc1 domain family, member 3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00019" calcext:value-type="float">
            <text:p>1.9E-10</text:p>
          </table:table-cell>
          <table:table-cell office:value-type="float" office:value="0.000000129" calcext:value-type="float">
            <text:p>0.000000129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634" calcext:value-type="float">
            <text:p>6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IL17A <text:s/>- <text:s/>interleukin 17a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POU6F2 <text:s/>- <text:s/>pou class 6 homeobox 2, ELK4 <text:s/>- <text:s/>elk4, ets-domain protein (srf accessory protein 1), SET <text:s/>- <text:s/>set nuclear oncogene, INHBA <text:s/>- <text:s/>inhibin, beta a, NR6A1 <text:s/>- <text:s/>nuclear receptor subfamily 6, group a, member 1, FLI1 <text:s/>- <text:s/>fli-1 proto-oncogene, ets transcription factor, OSM <text:s/>- <text:s/>oncostatin m, ZNF821 <text:s/>- <text:s/>zinc finger protein 821, CD74 <text:s/>- <text:s/>cd74 molecule, major histocompatibility complex, class ii invariant chain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SFMBT2 <text:s/>- <text:s/>scm-like with four mbt domains 2, BCL11A <text:s/>- <text:s/>b-cell cll/lymphoma 11a (zinc finger protein), MLLT3 <text:s/>- <text:s/>myeloid/lymphoid or mixed-lineage leukemia (trithorax homolog, drosophila); translocated to, 3, AFF1 <text:s/>- <text:s/>af4/fmr2 family, member 1, ASCC3 <text:s/>- <text:s/>activating signal cointegrator 1 complex subunit 3, ASH1L <text:s/>- <text:s/>ash1 (absent, small, or homeotic)-like (drosophila), L3MBTL3 <text:s/>- <text:s/>l(3)mbt-like 3 (drosophila), MYOG <text:s/>- <text:s/>myogenin (myogenic factor 4)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CFLAR <text:s/>- <text:s/>casp8 and fadd-like apoptosis regulator, SOX5 <text:s/>- <text:s/>sry (sex determining region y)-box 5, PA2G4 <text:s/>- <text:s/>proliferation-associated 2g4, 38kda, LMO4 <text:s/>- <text:s/>lim domain only 4, TRIM6 <text:s/>- <text:s/>tripartite motif containing 6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TNFSF8 <text:s/>- <text:s/>tumor necrosis factor (ligand) superfamily, member 8, MYO6 <text:s/>- <text:s/>myosin vi, TRIM22 <text:s/>- <text:s/>tripartite motif containing 22, CD80 <text:s/>- <text:s/>cd80 molecule, PSMD14 <text:s/>- <text:s/>proteasome (prosome, macropain) 26s subunit, non-atpase, 14, ZNF366 <text:s/>- <text:s/>zinc finger protein 366, ATXN1 <text:s/>- <text:s/>ataxin 1, BBX <text:s/>- <text:s/>bobby sox homolog (drosophila), GLIS1 <text:s/>- <text:s/>glis family zinc finger 1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CASK <text:s/>- <text:s/>calcium/calmodulin-dependent serine protein kinase (maguk family), TARBP1 <text:s/>- <text:s/>tar (hiv-1) rna binding protein 1, MEIS2 <text:s/>- <text:s/>meis homeobox 2, MEIS1 <text:s/>- <text:s/>meis homeobox 1, MAP3K5 <text:s/>- <text:s/>mitogen-activated protein kinase kinase kinase 5, CEBPD <text:s/>- <text:s/>ccaat/enhancer binding protein (c/ebp), delta, HELT <text:s/>- <text:s/>helt bhlh transcription factor, TBX15 <text:s/>- <text:s/>t-box 15, TBX5 <text:s/>- <text:s/>t-box 5, TNRC18 <text:s/>- <text:s/>trinucleotide repeat containing 18, ZEB2 <text:s/>- <text:s/>zinc finger e-box binding homeobox 2, CXCL10 <text:s/>- <text:s/>chemokine (c-x-c motif) ligand 10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NAMPT <text:s/>- <text:s/>nicotinamide phosphoribosyltransferase, TSC22D2 <text:s/>- <text:s/>tsc22 domain family, member 2, FBN1 <text:s/>- <text:s/>fibrillin 1, ITGA6 <text:s/>- <text:s/>integrin, alpha 6, RGMB <text:s/>- <text:s/>rgm domain family, member b, KDM4C <text:s/>- <text:s/>lysine (k)-specific demethylase 4c, EPC2 <text:s/>- <text:s/>enhancer of polycomb homolog 2 (drosophila), NLRC5 <text:s/>- <text:s/>nlr family, card domain containing 5, FBXW7 <text:s/>- <text:s/>f-box and wd repeat domain containing 7, e3 ubiquitin protein ligase, USF1 <text:s/>- <text:s/>upstream transcription factor 1, NCOA1 <text:s/>- <text:s/>nuclear receptor coactivator 1, HLX <text:s/>- <text:s/>h2.0-like homeobox, KDM2B <text:s/>- <text:s/>lysine (k)-specific demethylase 2b, ETV7 <text:s/>- <text:s/>ets variant 7, IL23A <text:s/>- <text:s/>interleukin 23, alpha subunit p19, TLE4 <text:s/>- <text:s/>transducin-like enhancer of split 4 (e(sp1) homolog, drosophila), BSX <text:s/>- <text:s/>brain-specific homeobox, FST <text:s/>- <text:s/>follistatin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TRIM5 <text:s/>- <text:s/>tripartite motif containing 5, TAB2 <text:s/>- <text:s/>tgf-beta activated kinase 1/map3k7 binding protein 2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SLC40A1 <text:s/>- <text:s/>solute carrier family 40 (iron-regulated transporter), member 1, ZBTB18 <text:s/>- <text:s/>zinc finger and btb domain containing 18, HGF <text:s/>- <text:s/>hepatocyte growth factor (hepapoietin a; scatter factor)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CYLD <text:s/>- <text:s/>cylindromatosis (turban tumor syndrome)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MTF2 <text:s/>- <text:s/>metal response element binding transcription factor 2, HOXB3 <text:s/>- <text:s/>homeobox b3, IRF9 <text:s/>- <text:s/>interferon regulatory factor 9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BTAF1 <text:s/>- <text:s/>btaf1 rna polymerase ii, b-tfiid transcription factor-associated, 170kda, NFATC3 <text:s/>- <text:s/>nuclear factor of activated t-cells, cytoplasmic, calcineurin-dependent 3, ZNFX1 <text:s/>- <text:s/>zinc finger, nfx1-type containing 1, ESR1 <text:s/>- <text:s/>estrogen receptor 1, HOXA4 <text:s/>- <text:s/>homeobox a4, ETV1 <text:s/>- <text:s/>ets variant 1, TCEB3B <text:s/>- <text:s/>transcription elongation factor b polypeptide 3b (elongin a2), HOXA2 <text:s/>- <text:s/>homeobox a2, AAMDC <text:s/>- <text:s/>adipogenesis associated, mth938 domain containing, SP5 <text:s/>- <text:s/>sp5 transcription factor, HOXA3 <text:s/>- <text:s/>homeobox a3, EIF2AK2 <text:s/>- <text:s/>eukaryotic translation initiation factor 2-alpha kinase 2, HEY2 <text:s/>- <text:s/>hairy/enhancer-of-split related with yrpw motif 2, FNIP1 <text:s/>- <text:s/>folliculin interacting protein 1, SIX1 <text:s/>- <text:s/>six homeobox 1, ZFPM1 <text:s/>- <text:s/>zinc finger protein, fog family member 1, SIM2 <text:s/>- <text:s/>single-minded homolog 2 (drosophila), ZBTB32 <text:s/>- <text:s/>zinc finger and btb domain containing 32, RUNX3 <text:s/>- <text:s/>runt-related transcription factor 3, MAPK10 <text:s/>- <text:s/>mitogen-activated protein kinase 10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TRIM21 <text:s/>- <text:s/>tripartite motif containing 21, ZIC3 <text:s/>- <text:s/>zic family member 3, RUNX1T1 <text:s/>- <text:s/>runt-related transcription factor 1; translocated to, 1 (cyclin d-related), ZFHX4 <text:s/>- <text:s/>zinc finger homeobox 4, FOXQ1 <text:s/>- <text:s/>forkhead box q1, PHF14 <text:s/>- <text:s/>phd finger protein 14, PKN2 <text:s/>- <text:s/>protein kinase n2, NEDD4 <text:s/>- <text:s/>neural precursor cell expressed, developmentally down-regulated 4, e3 ubiquitin protein ligase, YES1 <text:s/>- <text:s/>v-yes-1 yamaguchi sarcoma viral oncogene homolog 1, PKNOX2 <text:s/>- <text:s/>pbx/knotted 1 homeobox 2, PARP10 <text:s/>- <text:s/>poly (adp-ribose) polymerase family, member 10, TIAL1 <text:s/>- <text:s/>tia1 cytotoxic granule-associated rna binding protein-like 1, ERBB4 <text:s/>- <text:s/>v-erb-b2 avian erythroblastic leukemia viral oncogene homolog 4, CCND1 <text:s/>- <text:s/>cyclin d1, RFX7 <text:s/>- <text:s/>regulatory factor x, 7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0.000000000203" calcext:value-type="float">
            <text:p>2.03E-10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1.19" calcext:value-type="float">
            <text:p>1.19</text:p>
          </table:table-cell>
          <table:table-cell office:value-type="float" office:value="13954" calcext:value-type="float">
            <text:p>13954</text:p>
          </table:table-cell>
          <table:table-cell office:value-type="float" office:value="8664" calcext:value-type="float">
            <text:p>8664</text:p>
          </table:table-cell>
          <table:table-cell office:value-type="float" office:value="634" calcext:value-type="float">
            <text:p>63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[GFPT1 <text:s/>- <text:s/>glutamine--fructose-6-phosphate transaminase 1, RBM39 <text:s/>- <text:s/>rna binding motif protein 39, DDX60 <text:s/>- <text:s/>dead (asp-glu-ala-asp) box polypeptide 60, NR6A1 <text:s/>- <text:s/>nuclear receptor subfamily 6, group a, member 1, ZNF821 <text:s/>- <text:s/>zinc finger protein 821, ERP29 <text:s/>- <text:s/>endoplasmic reticulum protein 29, SFMBT2 <text:s/>- <text:s/>scm-like with four mbt domains 2, LZTS2 <text:s/>- <text:s/>leucine zipper, putative tumor suppressor 2, ASCC3 <text:s/>- <text:s/>activating signal cointegrator 1 complex subunit 3, L3MBTL3 <text:s/>- <text:s/>l(3)mbt-like 3 (drosophila), CPT1A <text:s/>- <text:s/>carnitine palmitoyltransferase 1a (liver), TLR7 <text:s/>- <text:s/>toll-like receptor 7, TMC1 <text:s/>- <text:s/>transmembrane channel-like 1, ACO1 <text:s/>- <text:s/>aconitase 1, soluble, SEMA6D <text:s/>- <text:s/>sema domain, transmembrane domain (tm), and cytoplasmic domain, (semaphorin) 6d, LMO7 <text:s/>- <text:s/>lim domain 7, SOX5 <text:s/>- <text:s/>sry (sex determining region y)-box 5, TRIM6 <text:s/>- <text:s/>tripartite motif containing 6, LCOR <text:s/>- <text:s/>ligand dependent nuclear receptor corepressor, SOS1 <text:s/>- <text:s/>son of sevenless homolog 1 (drosophila), ARL5C <text:s/>- <text:s/>adp-ribosylation factor-like 5c, DOCK10 <text:s/>- <text:s/>dedicator of cytokinesis 10, EHD1 <text:s/>- <text:s/>eh-domain containing 1, ACTN1 <text:s/>- <text:s/>actinin, alpha 1, ARHGAP19 <text:s/>- <text:s/>rho gtpase activating protein 19, SPTLC2 <text:s/>- <text:s/>serine palmitoyltransferase, long chain base subunit 2, GLRA1 <text:s/>- <text:s/>glycine receptor, alpha 1, ADAR <text:s/>- <text:s/>adenosine deaminase, rna-specific, ADAM10 <text:s/>- <text:s/>adam metallopeptidase domain 10, PPARGC1A <text:s/>- <text:s/>peroxisome proliferator-activated receptor gamma, coactivator 1 alpha, CNTFR <text:s/>- <text:s/>ciliary neurotrophic factor receptor, IL22RA1 <text:s/>- <text:s/>interleukin 22 receptor, alpha 1, UBR5 <text:s/>- <text:s/>ubiquitin protein ligase e3 component n-recognin 5, AKAP6 <text:s/>- <text:s/>a kinase (prka) anchor protein 6, TNRC18 <text:s/>- <text:s/>trinucleotide repeat containing 18, SMARCA2 <text:s/>- <text:s/>swi/snf related, matrix associated, actin dependent regulator of chromatin, subfamily a, member 2, DENND2D <text:s/>- <text:s/>denn/madd domain containing 2d, KMT2C <text:s/>- <text:s/>lysine (k)-specific methyltransferase 2c, COPA <text:s/>- <text:s/>coatomer protein complex, subunit alpha, NLRC5 <text:s/>- <text:s/>nlr family, card domain containing 5, GNB4 <text:s/>- <text:s/>guanine nucleotide binding protein (g protein), beta polypeptide 4, KDM2B <text:s/>- <text:s/>lysine (k)-specific demethylase 2b, KIAA1109 <text:s/>- <text:s/>kiaa1109, ARHGEF6 <text:s/>- <text:s/>rac/cdc42 guanine nucleotide exchange factor (gef) 6, GBP5 <text:s/>- <text:s/>guanylate binding protein 5, LY86 <text:s/>- <text:s/>lymphocyte antigen 86, KCNN3 <text:s/>- <text:s/>potassium intermediate/small conductance calcium-activated channel, subfamily n, member 3, SETD3 <text:s/>- <text:s/>set domain containing 3, RASGRP3 <text:s/>- <text:s/>ras guanyl releasing protein 3 (calcium and dag-regulated), LPXN <text:s/>- <text:s/>leupaxin, GRAP2 <text:s/>- <text:s/>grb2-related adaptor protein 2, TNPO1 <text:s/>- <text:s/>transportin 1, PPP2R2A <text:s/>- <text:s/>protein phosphatase 2, regulatory subunit b, alpha, HPSE2 <text:s/>- <text:s/>heparanase 2, PPP2R2B <text:s/>- <text:s/>protein phosphatase 2, regulatory subunit b, beta, PRR11 <text:s/>- <text:s/>proline rich 11, SGIP1 <text:s/>- <text:s/>sh3-domain grb2-like (endophilin) interacting protein 1, FUT8 <text:s/>- <text:s/>fucosyltransferase 8 (alpha (1,6) fucosyltransferase), STAU1 <text:s/>- <text:s/>staufen double-stranded rna binding protein 1, RAPGEF4 <text:s/>- <text:s/>rap guanine nucleotide exchange factor (gef) 4, CYLD <text:s/>- <text:s/>cylindromatosis (turban tumor syndrome), ALDH1A1 <text:s/>- <text:s/>aldehyde dehydrogenase 1 family, member a1, BATF2 <text:s/>- <text:s/>basic leucine zipper transcription factor, atf-like 2, STK4 <text:s/>- <text:s/>serine/threonine kinase 4, SH3GLB1 <text:s/>- <text:s/>sh3-domain grb2-like endophilin b1, PROK2 <text:s/>- <text:s/>prokineticin 2, MYSM1 <text:s/>- <text:s/>myb-like, swirm and mpn domains 1, DENND4C <text:s/>- <text:s/>denn/madd domain containing 4c, STAT5A <text:s/>- <text:s/>signal transducer and activator of transcription 5a, STAT6 <text:s/>- <text:s/>signal transducer and activator of transcription 6, interleukin-4 induced, ITPR3 <text:s/>- <text:s/>inositol 1,4,5-trisphosphate receptor, type 3, NRXN1 <text:s/>- <text:s/>neurexin 1, TCEB3B <text:s/>- <text:s/>transcription elongation factor b polypeptide 3b (elongin a2), EIF2AK2 <text:s/>- <text:s/>eukaryotic translation initiation factor 2-alpha kinase 2, ZFPM1 <text:s/>- <text:s/>zinc finger protein, fog family member 1, MAPK10 <text:s/>- <text:s/>mitogen-activated protein kinase 10, FBXO7 <text:s/>- <text:s/>f-box protein 7, GATA6 <text:s/>- <text:s/>gata binding protein 6, WIBG <text:s/>- <text:s/>within bgcn homolog (drosophila), TRIM21 <text:s/>- <text:s/>tripartite motif containing 21, ZFHX4 <text:s/>- <text:s/>zinc finger homeobox 4, PKN2 <text:s/>- <text:s/>protein kinase n2, GSDMD <text:s/>- <text:s/>gasdermin d, TLK2 <text:s/>- <text:s/>tousled-like kinase 2, TNFAIP8 <text:s/>- <text:s/>tumor necrosis factor, alpha-induced protein 8, PKNOX2 <text:s/>- <text:s/>pbx/knotted 1 homeobox 2, PARP10 <text:s/>- <text:s/>poly (adp-ribose) polymerase family, member 10, NEGR1 <text:s/>- <text:s/>neuronal growth regulator 1, ANK3 <text:s/>- <text:s/>ankyrin 3, node of ranvier (ankyrin g), ZNF296 <text:s/>- <text:s/>zinc finger protein 296, BACE2 <text:s/>- <text:s/>beta-site app-cleaving enzyme 2, GPR52 <text:s/>- <text:s/>g protein-coupled receptor 52, USP18 <text:s/>- <text:s/>ubiquitin specific peptidase 18, BIRC2 <text:s/>- <text:s/>baculoviral iap repeat containing 2, ARID4B <text:s/>- <text:s/>at rich interactive domain 4b (rbp1-like), ZNF385A <text:s/>- <text:s/>zinc finger protein 385a, PAX3 <text:s/>- <text:s/>paired box 3, PAX9 <text:s/>- <text:s/>paired box 9, SREK1 <text:s/>- <text:s/>splicing regulatory glutamine/lysine-rich protein 1, POU6F2 <text:s/>- <text:s/>pou class 6 homeobox 2, TMEM33 <text:s/>- <text:s/>transmembrane protein 33, ATP11C <text:s/>- <text:s/>atpase, class vi, type 11c, SET <text:s/>- <text:s/>set nuclear oncogene, RSF1 <text:s/>- <text:s/>remodeling and spacing factor 1, MLLT3 <text:s/>- <text:s/>myeloid/lymphoid or mixed-lineage leukemia (trithorax homolog, drosophila); translocated to, 3, BCL11A <text:s/>- <text:s/>b-cell cll/lymphoma 11a (zinc finger protein), DCC <text:s/>- <text:s/>deleted in colorectal carcinoma, AFF1 <text:s/>- <text:s/>af4/fmr2 family, member 1, MAP3K11 <text:s/>- <text:s/>mitogen-activated protein kinase kinase kinase 11, UBE2L6 <text:s/>- <text:s/>ubiquitin-conjugating enzyme e2l 6, PA2G4 <text:s/>- <text:s/>proliferation-associated 2g4, 38kda, ARF3 <text:s/>- <text:s/>adp-ribosylation factor 3, RNF19A <text:s/>- <text:s/>ring finger protein 19a, e3 ubiquitin protein ligase, RCHY1 <text:s/>- <text:s/>ring finger and chy zinc finger domain containing 1, e3 ubiquitin protein ligase, YRDC <text:s/>- <text:s/>yrdc domain containing (e. coli), RASSF4 <text:s/>- <text:s/>ras association (ralgds/af-6) domain family member 4, ABI3BP <text:s/>- <text:s/>abi family, member 3 (nesh) binding protein, CCL21 <text:s/>- <text:s/>chemokine (c-c motif) ligand 21, ZNF366 <text:s/>- <text:s/>zinc finger protein 366, MAP4K5 <text:s/>- <text:s/>mitogen-activated protein kinase kinase kinase kinase 5, ATXN1 <text:s/>- <text:s/>ataxin 1, LGI1 <text:s/>- <text:s/>leucine-rich, glioma inactivated 1, PDGFRB <text:s/>- <text:s/>platelet-derived growth factor receptor, beta polypeptide, TAPBPL <text:s/>- <text:s/>tap binding protein-like, SKA2 <text:s/>- <text:s/>spindle and kinetochore associated complex subunit 2, ENPP2 <text:s/>- <text:s/>ectonucleotide pyrophosphatase/phosphodiesterase 2, PDK3 <text:s/>- <text:s/>pyruvate dehydrogenase kinase, isozyme 3, MEIS2 <text:s/>- <text:s/>meis homeobox 2, PLEKHG1 <text:s/>- <text:s/>pleckstrin homology domain containing, family g (with rhogef domain) member 1, EVI5 <text:s/>- <text:s/>ecotropic viral integration site 5, ARHGAP5 <text:s/>- <text:s/>rho gtpase activating protein 5, MEIS1 <text:s/>- <text:s/>meis homeobox 1, UPF2 <text:s/>- <text:s/>upf2 regulator of nonsense transcripts homolog (yeast), MAP3K5 <text:s/>- <text:s/>mitogen-activated protein kinase kinase kinase 5, MOXD1 <text:s/>- <text:s/>monooxygenase, dbh-like 1, ARHGAP31 <text:s/>- <text:s/>rho gtpase activating protein 31, PCM1 <text:s/>- <text:s/>pericentriolar material 1, DGKA <text:s/>- <text:s/>diacylglycerol kinase, alpha 80kda, FAT4 <text:s/>- <text:s/>fat atypical cadherin 4, ASS1 <text:s/>- <text:s/>argininosuccinate synthase 1, NUP54 <text:s/>- <text:s/>nucleoporin 54kda, PDE1A <text:s/>- <text:s/>phosphodiesterase 1a, calmodulin-dependent, CLIC5 <text:s/>- <text:s/>chloride intracellular channel 5, PDE4D <text:s/>- <text:s/>phosphodiesterase 4d, camp-specific, BCMO1 <text:s/>- <text:s/>beta-carotene 15,15'-monooxygenase 1, SH2B1 <text:s/>- <text:s/>sh2b adaptor protein 1, IL1RAPL1 <text:s/>- <text:s/>interleukin 1 receptor accessory protein-like 1, PDE4A <text:s/>- <text:s/>phosphodiesterase 4a, camp-specific, TXNDC16 <text:s/>- <text:s/>thioredoxin domain containing 16, BCL2L14 <text:s/>- <text:s/>bcl2-like 14 (apoptosis facilitator), RGMB <text:s/>- <text:s/>rgm domain family, member b, EPC2 <text:s/>- <text:s/>enhancer of polycomb homolog 2 (drosophila), KCNQ4 <text:s/>- <text:s/>potassium voltage-gated channel, kqt-like subfamily, member 4, NLGN2 <text:s/>- <text:s/>neuroligin 2, FBXW7 <text:s/>- <text:s/>f-box and wd repeat domain containing 7, e3 ubiquitin protein ligase, ETV7 <text:s/>- <text:s/>ets variant 7, IL23A <text:s/>- <text:s/>interleukin 23, alpha subunit p19, WNT8B <text:s/>- <text:s/>wingless-type mmtv integration site family, member 8b, BSX <text:s/>- <text:s/>brain-specific homeobox, NMI <text:s/>- <text:s/>n-myc (and stat) interactor, VPS54 <text:s/>- <text:s/>vacuolar protein sorting 54 homolog (s. cerevisiae), ATF3 <text:s/>- <text:s/>activating transcription factor 3, HMGN5 <text:s/>- <text:s/>high mobility group nucleosome binding domain 5, TRIM5 <text:s/>- <text:s/>tripartite motif containing 5, MBNL1 <text:s/>- <text:s/>muscleblind-like splicing regulator 1, DUSP5 <text:s/>- <text:s/>dual specificity phosphatase 5, NUP43 <text:s/>- <text:s/>nucleoporin 43kda, EVL <text:s/>- <text:s/>enah/vasp-like, TBX19 <text:s/>- <text:s/>t-box 19, FRYL <text:s/>- <text:s/>fry-like, MKL1 <text:s/>- <text:s/>megakaryoblastic leukemia (translocation) 1, CCDC3 <text:s/>- <text:s/>coiled-coil domain containing 3, GPR18 <text:s/>- <text:s/>g protein-coupled receptor 18, STYK1 <text:s/>- <text:s/>serine/threonine/tyrosine kinase 1, RAB11FIP2 <text:s/>- <text:s/>rab11 family interacting protein 2 (class i), APPL1 <text:s/>- <text:s/>adaptor protein, phosphotyrosine interaction, ph domain and leucine zipper containing 1, VIT <text:s/>- <text:s/>vitrin, ECM2 <text:s/>- <text:s/>extracellular matrix protein 2, female organ and adipocyte specific, WARS <text:s/>- <text:s/>tryptophanyl-trna synthetase, LSP1 <text:s/>- <text:s/>lymphocyte-specific protein 1, TFAP2D <text:s/>- <text:s/>transcription factor ap-2 delta (activating enhancer binding protein 2 delta), PITX2 <text:s/>- <text:s/>paired-like homeodomain 2, MTF2 <text:s/>- <text:s/>metal response element binding transcription factor 2, BAK1 <text:s/>- <text:s/>bcl2-antagonist/killer 1, DLG4 <text:s/>- <text:s/>discs, large homolog 4 (drosophila), KLHL3 <text:s/>- <text:s/>kelch-like family member 3, B2M <text:s/>- <text:s/>beta-2-microglobulin, IKZF2 <text:s/>- <text:s/>ikaros family zinc finger 2 (helios), BTAF1 <text:s/>- <text:s/>btaf1 rna polymerase ii, b-tfiid transcription factor-associated, 170kda, LY75 <text:s/>- <text:s/>lymphocyte antigen 75, PARP9 <text:s/>- <text:s/>poly (adp-ribose) polymerase family, member 9, LTBP1 <text:s/>- <text:s/>latent transforming growth factor beta binding protein 1, PIK3AP1 <text:s/>- <text:s/>phosphoinositide-3-kinase adaptor protein 1, DIO2 <text:s/>- <text:s/>deiodinase, iodothyronine, type ii, GRIA3 <text:s/>- <text:s/>glutamate receptor, ionotropic, ampa 3, SIX1 <text:s/>- <text:s/>six homeobox 1, SYNPO <text:s/>- <text:s/>synaptopodin, SIM2 <text:s/>- <text:s/>single-minded homolog 2 (drosophila), SERPINB13 <text:s/>- <text:s/>serpin peptidase inhibitor, clade b (ovalbumin), member 13, ZIC1 <text:s/>- <text:s/>zic family member 1, MED15 <text:s/>- <text:s/>mediator complex subunit 15, GRIK2 <text:s/>- <text:s/>glutamate receptor, ionotropic, kainate 2, TNFRSF17 <text:s/>- <text:s/>tumor necrosis factor receptor superfamily, member 17, MBIP <text:s/>- <text:s/>map3k12 binding inhibitory protein 1, HDAC7 <text:s/>- <text:s/>histone deacetylase 7, ZIC3 <text:s/>- <text:s/>zic family member 3, YES1 <text:s/>- <text:s/>v-yes-1 yamaguchi sarcoma viral oncogene homolog 1, LRRC4C <text:s/>- <text:s/>leucine rich repeat containing 4c, BCL2A1 <text:s/>- <text:s/>bcl2-related protein a1, BCL2 <text:s/>- <text:s/>b-cell cll/lymphoma 2, IL27 <text:s/>- <text:s/>interleukin 27, CCND1 <text:s/>- <text:s/>cyclin d1, PIGR <text:s/>- <text:s/>polymeric immunoglobulin receptor, LSR <text:s/>- <text:s/>lipolysis stimulated lipoprotein receptor, KIAA1598 <text:s/>- <text:s/>kiaa1598, FGGY <text:s/>- <text:s/>fggy carbohydrate kinase domain containing, DHX58 <text:s/>- <text:s/>dexh (asp-glu-x-his) box polypeptide 58, PXK <text:s/>- <text:s/>px domain containing serine/threonine kinase, CASZ1 <text:s/>- <text:s/>castor zinc finger 1, RNF43 <text:s/>- <text:s/>ring finger protein 43, KAZALD1 <text:s/>- <text:s/>kazal-type serine peptidase inhibitor domain 1, RFX3 <text:s/>- <text:s/>regulatory factor x, 3 (influences hla class ii expression), PLXNC1 <text:s/>- <text:s/>plexin c1, CD274 <text:s/>- <text:s/>cd274 molecule, ELK4 <text:s/>- <text:s/>elk4, ets-domain protein (srf accessory protein 1), NRP1 <text:s/>- <text:s/>neuropilin 1, BST2 <text:s/>- <text:s/>bone marrow stromal cell antigen 2, SLC9C2 <text:s/>- <text:s/>solute carrier family 9, member c2 (putative), BRS3 <text:s/>- <text:s/>bombesin-like receptor 3, TRPS1 <text:s/>- <text:s/>trichorhinophalangeal syndrome i, GRIPAP1 <text:s/>- <text:s/>grip1 associated protein 1, BDNF <text:s/>- <text:s/>brain-derived neurotrophic factor, MYOG <text:s/>- <text:s/>myogenin (myogenic factor 4), FMN2 <text:s/>- <text:s/>formin 2, BLK <text:s/>- <text:s/>b lymphoid tyrosine kinase, CFLAR <text:s/>- <text:s/>casp8 and fadd-like apoptosis regulator, DRAM2 <text:s/>- <text:s/>dna-damage regulated autophagy modulator 2, TSHZ1 <text:s/>- <text:s/>teashirt zinc finger homeobox 1, KDM2A <text:s/>- <text:s/>lysine (k)-specific demethylase 2a, ELF1 <text:s/>- <text:s/>e74-like factor 1 (ets domain transcription factor), RGS3 <text:s/>- <text:s/>regulator of g-protein signaling 3, MYO6 <text:s/>- <text:s/>myosin vi, TRIM22 <text:s/>- <text:s/>tripartite motif containing 22, INADL <text:s/>- <text:s/>inad-like (drosophila), PSMD14 <text:s/>- <text:s/>proteasome (prosome, macropain) 26s subunit, non-atpase, 14, BBX <text:s/>- <text:s/>bobby sox homolog (drosophila), GLIS1 <text:s/>- <text:s/>glis family zinc finger 1, CD96 <text:s/>- <text:s/>cd96 molecule, MYB <text:s/>- <text:s/>v-myb avian myeloblastosis viral oncogene homolog, RNASEL <text:s/>- <text:s/>ribonuclease l (2',5'-oligoisoadenylate synthetase-dependent), USH1C <text:s/>- <text:s/>usher syndrome 1c (autosomal recessive, severe), EFNB1 <text:s/>- <text:s/>ephrin-b1, TMEM108 <text:s/>- <text:s/>transmembrane protein 108, ROBO1 <text:s/>- <text:s/>roundabout, axon guidance receptor, homolog 1 (drosophila), CTDSP2 <text:s/>- <text:s/>ctd (carboxy-terminal domain, rna polymerase ii, polypeptide a) small phosphatase 2, MUSK <text:s/>- <text:s/>muscle, skeletal, receptor tyrosine kinase, SPRY1 <text:s/>- <text:s/>sprouty homolog 1, antagonist of fgf signaling (drosophila), BNC2 <text:s/>- <text:s/>basonuclin 2, LRPPRC <text:s/>- <text:s/>leucine-rich pentatricopeptide repeat containing, MYCBP2 <text:s/>- <text:s/>myc binding protein 2, e3 ubiquitin protein ligase, NAMPT <text:s/>- <text:s/>nicotinamide phosphoribosyltransferase, OPTN <text:s/>- <text:s/>optineurin, TRIM44 <text:s/>- <text:s/>tripartite motif containing 44, KDM4C <text:s/>- <text:s/>lysine (k)-specific demethylase 4c, VAV3 <text:s/>- <text:s/>vav 3 guanine nucleotide exchange factor, PDE5A <text:s/>- <text:s/>phosphodiesterase 5a, cgmp-specific, SOCS1 <text:s/>- <text:s/>suppressor of cytokine signaling 1, ARHGAP26 <text:s/>- <text:s/>rho gtpase activating protein 26, USF1 <text:s/>- <text:s/>upstream transcription factor 1, NCOA1 <text:s/>- <text:s/>nuclear receptor coactivator 1, CDK19 <text:s/>- <text:s/>cyclin-dependent kinase 19, HLX <text:s/>- <text:s/>h2.0-like homeobox, SH2B3 <text:s/>- <text:s/>sh2b adaptor protein 3, FST <text:s/>- <text:s/>follistatin, PDCD6IP <text:s/>- <text:s/>programmed cell death 6 interacting protein, C12orf4 <text:s/>- <text:s/>chromosome 12 open reading frame 4, TAB2 <text:s/>- <text:s/>tgf-beta activated kinase 1/map3k7 binding protein 2, MT2A <text:s/>- <text:s/>metallothionein 2a, CCDC109B <text:s/>- <text:s/>coiled-coil domain containing 109b, HIPK1 <text:s/>- <text:s/>homeodomain interacting protein kinase 1, ZBTB18 <text:s/>- <text:s/>zinc finger and btb domain containing 18, HGF <text:s/>- <text:s/>hepatocyte growth factor (hepapoietin a; scatter factor), MSX1 <text:s/>- <text:s/>msh homeobox 1, CABLES1 <text:s/>- <text:s/>cdk5 and abl enzyme substrate 1, CITED2 <text:s/>- <text:s/>cbp/p300-interacting transactivator, with glu/asp-rich carboxy-terminal domain, 2, HOXA11 <text:s/>- <text:s/>homeobox a11, HOXB3 <text:s/>- <text:s/>homeobox b3, IRF9 <text:s/>- <text:s/>interferon regulatory factor 9, EYA4 <text:s/>- <text:s/>eyes absent homolog 4 (drosophila), EREG <text:s/>- <text:s/>epiregulin, ELMSAN1 <text:s/>- <text:s/>elm2 and myb/sant-like domain containing 1, NOD1 <text:s/>- <text:s/>nucleotide-binding oligomerization domain containing 1, ESRRG <text:s/>- <text:s/>estrogen-related receptor gamma, CAMK1G <text:s/>- <text:s/>calcium/calmodulin-dependent protein kinase ig, TNFSF4 <text:s/>- <text:s/>tumor necrosis factor (ligand) superfamily, member 4, ZADH2 <text:s/>- <text:s/>zinc binding alcohol dehydrogenase domain containing 2, ZNFX1 <text:s/>- <text:s/>zinc finger, nfx1-type containing 1, ESR1 <text:s/>- <text:s/>estrogen receptor 1, HOXA4 <text:s/>- <text:s/>homeobox a4, ARHGAP25 <text:s/>- <text:s/>rho gtpase activating protein 25, ETV1 <text:s/>- <text:s/>ets variant 1, HOXA2 <text:s/>- <text:s/>homeobox a2, HOXA3 <text:s/>- <text:s/>homeobox a3, SP5 <text:s/>- <text:s/>sp5 transcription factor, AAMDC <text:s/>- <text:s/>adipogenesis associated, mth938 domain containing, ADAM15 <text:s/>- <text:s/>adam metallopeptidase domain 15, AMTN <text:s/>- <text:s/>amelotin, RUNX3 <text:s/>- <text:s/>runt-related transcription factor 3, RSAD2 <text:s/>- <text:s/>radical s-adenosyl methionine domain containing 2, TNFSF15 <text:s/>- <text:s/>tumor necrosis factor (ligand) superfamily, member 15, HNF4G <text:s/>- <text:s/>hepatocyte nuclear factor 4, gamma, EPB41 <text:s/>- <text:s/>erythrocyte membrane protein band 4.1 (elliptocytosis 1, rh-linked), FAM168A <text:s/>- <text:s/>family with sequence similarity 168, member a, SORT1 <text:s/>- <text:s/>sortilin 1, HNRNPC <text:s/>- <text:s/>heterogeneous nuclear ribonucleoprotein c (c1/c2), RUNX1T1 <text:s/>- <text:s/>runt-related transcription factor 1; translocated to, 1 (cyclin d-related), MYOF <text:s/>- <text:s/>myoferlin, RTKN <text:s/>- <text:s/>rhotekin, ERBB4 <text:s/>- <text:s/>v-erb-b2 avian erythroblastic leukemia viral oncogene homolog 4, RFX7 <text:s/>- <text:s/>regulatory factor x, 7, IL17A <text:s/>- <text:s/>interleukin 17a, LPHN2 <text:s/>- <text:s/>latrophilin 2, IL15 <text:s/>- <text:s/>interleukin 15, IL15RA <text:s/>- <text:s/>interleukin 15 receptor, alpha, ARHGAP15 <text:s/>- <text:s/>rho gtpase activating protein 15, CDH3 <text:s/>- <text:s/>cadherin 3, type 1, p-cadherin (placental), TCF15 <text:s/>- <text:s/>transcription factor 15 (basic helix-loop-helix), FLT3LG <text:s/>- <text:s/>fms-related tyrosine kinase 3 ligand, ATAD2B <text:s/>- <text:s/>atpase family, aaa domain containing 2b, INHBA <text:s/>- <text:s/>inhibin, beta a, FLI1 <text:s/>- <text:s/>fli-1 proto-oncogene, ets transcription factor, PIK3R3 <text:s/>- <text:s/>phosphoinositide-3-kinase, regulatory subunit 3 (gamma), OSM <text:s/>- <text:s/>oncostatin m, ELMO1 <text:s/>- <text:s/>engulfment and cell motility 1, NCOA7 <text:s/>- <text:s/>nuclear receptor coactivator 7, CD74 <text:s/>- <text:s/>cd74 molecule, major histocompatibility complex, class ii invariant chain, LMO3 <text:s/>- <text:s/>lim domain only 3 (rhombotin-like 2), IDO1 <text:s/>- <text:s/>indoleamine 2,3-dioxygenase 1, PPFIA2 <text:s/>- <text:s/>protein tyrosine phosphatase, receptor type, f polypeptide (ptprf), interacting protein (liprin), alpha 2, OTX1 <text:s/>- <text:s/>orthodenticle homeobox 1, NDFIP1 <text:s/>- <text:s/>nedd4 family interacting protein 1, MAP4K3 <text:s/>- <text:s/>mitogen-activated protein kinase kinase kinase kinase 3, ASH1L <text:s/>- <text:s/>ash1 (absent, small, or homeotic)-like (drosophila), GLIPR2 <text:s/>- <text:s/>gli pathogenesis-related 2, ZSWIM2 <text:s/>- <text:s/>zinc finger, swim-type containing 2, ENTPD1 <text:s/>- <text:s/>ectonucleoside triphosphate diphosphohydrolase 1, SCARB2 <text:s/>- <text:s/>scavenger receptor class b, member 2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LMO4 <text:s/>- <text:s/>lim domain only 4, OMD <text:s/>- <text:s/>osteomodulin, FOXF1 <text:s/>- <text:s/>forkhead box f1, FOXG1 <text:s/>- <text:s/>forkhead box g1, DENND4B <text:s/>- <text:s/>denn/madd domain containing 4b, SP9 <text:s/>- <text:s/>sp9 transcription factor, CD27 <text:s/>- <text:s/>cd27 molecule, TEAD1 <text:s/>- <text:s/>tea domain family member 1 (sv40 transcriptional enhancer factor), CBX4 <text:s/>- <text:s/>chromobox homolog 4, IL7 <text:s/>- <text:s/>interleukin 7, TNFSF8 <text:s/>- <text:s/>tumor necrosis factor (ligand) superfamily, member 8, SMG7 <text:s/>- <text:s/>smg7 nonsense mediated mrna decay factor, RAD51AP1 <text:s/>- <text:s/>rad51 associated protein 1, CD80 <text:s/>- <text:s/>cd80 molecule, ROR1 <text:s/>- <text:s/>receptor tyrosine kinase-like orphan receptor 1, ISG20 <text:s/>- <text:s/>interferon stimulated exonuclease gene 20kda, ANP32B <text:s/>- <text:s/>acidic (leucine-rich) nuclear phosphoprotein 32 family, member b, SYNE1 <text:s/>- <text:s/>spectrin repeat containing, nuclear envelope 1, FGF1 <text:s/>- <text:s/>fibroblast growth factor 1 (acidic), ITGB6 <text:s/>- <text:s/>integrin, beta 6, PTGER4 <text:s/>- <text:s/>prostaglandin e receptor 4 (subtype ep4), ITGB7 <text:s/>- <text:s/>integrin, beta 7, ATG13 <text:s/>- <text:s/>autophagy related 13, NR4A2 <text:s/>- <text:s/>nuclear receptor subfamily 4, group a, member 2, MKNK1 <text:s/>- <text:s/>map kinase interacting serine/threonine kinase 1, FGA <text:s/>- <text:s/>fibrinogen alpha chain, RAPGEF5 <text:s/>- <text:s/>rap guanine nucleotide exchange factor (gef) 5, TARBP1 <text:s/>- <text:s/>tar (hiv-1) rna binding protein 1, CASK <text:s/>- <text:s/>calcium/calmodulin-dependent serine protein kinase (maguk family), ITGB1 <text:s/>- <text:s/>integrin, beta 1 (fibronectin receptor, beta polypeptide, antigen cd29 includes mdf2, msk12), CEBPD <text:s/>- <text:s/>ccaat/enhancer binding protein (c/ebp), delta, PTK2 <text:s/>- <text:s/>protein tyrosine kinase 2, BIN3 <text:s/>- <text:s/>bridging integrator 3, CDK6 <text:s/>- <text:s/>cyclin-dependent kinase 6, HELT <text:s/>- <text:s/>helt bhlh transcription factor, TBX15 <text:s/>- <text:s/>t-box 15, TBX5 <text:s/>- <text:s/>t-box 5, NCSTN <text:s/>- <text:s/>nicastrin, ZEB2 <text:s/>- <text:s/>zinc finger e-box binding homeobox 2, CXCL10 <text:s/>- <text:s/>chemokine (c-x-c motif) ligand 10, ZBP1 <text:s/>- <text:s/>z-dna binding protein 1, FCGR2B <text:s/>- <text:s/>fc fragment of igg, low affinity iib, receptor (cd32), CDH6 <text:s/>- <text:s/>cadherin 6, type 2, k-cadherin (fetal kidney), TCF7L2 <text:s/>- <text:s/>transcription factor 7-like 2 (t-cell specific, hmg-box), CNTN4 <text:s/>- <text:s/>contactin 4, IRF7 <text:s/>- <text:s/>interferon regulatory factor 7, KIAA1715 <text:s/>- <text:s/>kiaa1715, CTTNBP2NL <text:s/>- <text:s/>cttnbp2 n-terminal like, FBN1 <text:s/>- <text:s/>fibrillin 1, TSC22D2 <text:s/>- <text:s/>tsc22 domain family, member 2, NRD1 <text:s/>- <text:s/>nardilysin (n-arginine dibasic convertase), ITGA6 <text:s/>- <text:s/>integrin, alpha 6, PTPRF <text:s/>- <text:s/>protein tyrosine phosphatase, receptor type, f, IFIT2 <text:s/>- <text:s/>interferon-induced protein with tetratricopeptide repeats 2, IFIT1 <text:s/>- <text:s/>interferon-induced protein with tetratricopeptide repeats 1, IFIT3 <text:s/>- <text:s/>interferon-induced protein with tetratricopeptide repeats 3, IFI35 <text:s/>- <text:s/>interferon-induced protein 35, PTPRR <text:s/>- <text:s/>protein tyrosine phosphatase, receptor type, r, SFXN5 <text:s/>- <text:s/>sideroflexin 5, TLE4 <text:s/>- <text:s/>transducin-like enhancer of split 4 (e(sp1) homolog, drosophila), CHML <text:s/>- <text:s/>choroideremia-like (rab escort protein 2), CD200R1 <text:s/>- <text:s/>cd200 receptor 1, TBX21 <text:s/>- <text:s/>t-box 21, SH3KBP1 <text:s/>- <text:s/>sh3-domain kinase binding protein 1, IFNB1 <text:s/>- <text:s/>interferon, beta 1, fibroblast, ERAP2 <text:s/>- <text:s/>endoplasmic reticulum aminopeptidase 2, ID3 <text:s/>- <text:s/>inhibitor of dna binding 3, dominant negative helix-loop-helix protein, HDAC4 <text:s/>- <text:s/>histone deacetylase 4, NFIX <text:s/>- <text:s/>nuclear factor i/x (ccaat-binding transcription factor), SLC40A1 <text:s/>- <text:s/>solute carrier family 40 (iron-regulated transporter), member 1, PIP4K2B <text:s/>- <text:s/>phosphatidylinositol-5-phosphate 4-kinase, type ii, beta, MAP3K19 <text:s/>- <text:s/>mitogen-activated protein kinase kinase kinase 19, IDH1 <text:s/>- <text:s/>isocitrate dehydrogenase 1 (nadp+), soluble, FOXK1 <text:s/>- <text:s/>forkhead box k1, PARP14 <text:s/>- <text:s/>poly (adp-ribose) polymerase family, member 14, CYSLTR1 <text:s/>- <text:s/>cysteinyl leukotriene receptor 1, ATP1B4 <text:s/>- <text:s/>atpase, na+/k+ transporting, beta 4 polypeptide, HDAC9 <text:s/>- <text:s/>histone deacetylase 9, LYPD6 <text:s/>- <text:s/>ly6/plaur domain containing 6, EHD4 <text:s/>- <text:s/>eh-domain containing 4, SOCS7 <text:s/>- <text:s/>suppressor of cytokine signaling 7, SAMSN1 <text:s/>- <text:s/>sam domain, sh3 domain and nuclear localization signals 1, RC3H2 <text:s/>- <text:s/>ring finger and ccch-type domains 2, NEK2 <text:s/>- <text:s/>nima-related kinase 2, CLTC <text:s/>- <text:s/>clathrin, heavy chain (hc), TFAP2A <text:s/>- <text:s/>transcription factor ap-2 alpha (activating enhancer binding protein 2 alpha), TNMD <text:s/>- <text:s/>tenomodulin, SH3PXD2A <text:s/>- <text:s/>sh3 and px domains 2a, CYP26B1 <text:s/>- <text:s/>cytochrome p450, family 26, subfamily b, polypeptide 1, PLEKHH2 <text:s/>- <text:s/>pleckstrin homology domain containing, family h (with myth4 domain) member 2, CPEB4 <text:s/>- <text:s/>cytoplasmic polyadenylation element binding protein 4, NFIB <text:s/>- <text:s/>nuclear factor i/b, IL21R <text:s/>- <text:s/>interleukin 21 receptor, RARRES3 <text:s/>- <text:s/>retinoic acid receptor responder (tazarotene induced) 3, ISG15 <text:s/>- <text:s/>isg15 ubiquitin-like modifier, NFATC3 <text:s/>- <text:s/>nuclear factor of activated t-cells, cytoplasmic, calcineurin-dependent 3, TNFSF13B <text:s/>- <text:s/>tumor necrosis factor (ligand) superfamily, member 13b, CXCR6 <text:s/>- <text:s/>chemokine (c-x-c motif) receptor 6, FNIP1 <text:s/>- <text:s/>folliculin interacting protein 1, HEY2 <text:s/>- <text:s/>hairy/enhancer-of-split related with yrpw motif 2, ZBTB32 <text:s/>- <text:s/>zinc finger and btb domain containing 32, SMARCA5 <text:s/>- <text:s/>swi/snf related, matrix associated, actin dependent regulator of chromatin, subfamily a, member 5, PRDM16 <text:s/>- <text:s/>pr domain containing 16, GPR65 <text:s/>- <text:s/>g protein-coupled receptor 65, STAG2 <text:s/>- <text:s/>stromal antigen 2, CTNNBL1 <text:s/>- <text:s/>catenin, beta like 1, N4BP1 <text:s/>- <text:s/>nedd4 binding protein 1, RBBP6 <text:s/>- <text:s/>retinoblastoma binding protein 6, FOXQ1 <text:s/>- <text:s/>forkhead box q1, VPS41 <text:s/>- <text:s/>vacuolar protein sorting 41 homolog (s. cerevisiae), PHF14 <text:s/>- <text:s/>phd finger protein 14, DAPP1 <text:s/>- <text:s/>dual adaptor of phosphotyrosine and 3-phosphoinositides, NEDD4 <text:s/>- <text:s/>neural precursor cell expressed, developmentally down-regulated 4, e3 ubiquitin protein ligase, THBS1 <text:s/>- <text:s/>thrombospondin 1, TIAL1 <text:s/>- <text:s/>tia1 cytotoxic granule-associated rna binding protein-like 1, TBC1D32 <text:s/>- <text:s/>tbc1 domain family, member 3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regulation of multicellular organismal development</text:p>
          </table:table-cell>
          <table:table-cell office:value-type="float" office:value="0.00000000027" calcext:value-type="float">
            <text:p>2.7E-10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382" calcext:value-type="float">
            <text:p>1382</text:p>
          </table:table-cell>
          <table:table-cell office:value-type="float" office:value="634" calcext:value-type="float">
            <text:p>63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IL17A <text:s/>- <text:s/>interleukin 17a, IL15 <text:s/>- <text:s/>interleukin 15, CASZ1 <text:s/>- <text:s/>castor zinc finger 1, CDH3 <text:s/>- <text:s/>cadherin 3, type 1, p-cadherin (placental), FLT3LG <text:s/>- <text:s/>fms-related tyrosine kinase 3 ligand, PAX9 <text:s/>- <text:s/>paired box 9, RFX3 <text:s/>- <text:s/>regulatory factor x, 3 (influences hla class ii expression), PLXNC1 <text:s/>- <text:s/>plexin c1, ATP11C <text:s/>- <text:s/>atpase, class vi, type 11c, INHBA <text:s/>- <text:s/>inhibin, beta a, NRP1 <text:s/>- <text:s/>neuropilin 1, CD74 <text:s/>- <text:s/>cd74 molecule, major histocompatibility complex, class ii invariant chain, IDO1 <text:s/>- <text:s/>indoleamine 2,3-dioxygenase 1, TRPS1 <text:s/>- <text:s/>trichorhinophalangeal syndrome i, MLLT3 <text:s/>- <text:s/>myeloid/lymphoid or mixed-lineage leukemia (trithorax homolog, drosophila); translocated to, 3, BCL11A <text:s/>- <text:s/>b-cell cll/lymphoma 11a (zinc finger protein), DCC <text:s/>- <text:s/>deleted in colorectal carcinoma, NDFIP1 <text:s/>- <text:s/>nedd4 family interacting protein 1, GLIPR2 <text:s/>- <text:s/>gli pathogenesis-related 2, SCARB2 <text:s/>- <text:s/>scavenger receptor class b, member 2, BDNF <text:s/>- <text:s/>brain-derived neurotrophic factor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SOX5 <text:s/>- <text:s/>sry (sex determining region y)-box 5, OMD <text:s/>- <text:s/>osteomodulin, FOXG1 <text:s/>- <text:s/>forkhead box g1, SOS1 <text:s/>- <text:s/>son of sevenless homolog 1 (drosophila), CD27 <text:s/>- <text:s/>cd27 molecule, IL7 <text:s/>- <text:s/>interleukin 7, CD80 <text:s/>- <text:s/>cd80 molecule, PSMD14 <text:s/>- <text:s/>proteasome (prosome, macropain) 26s subunit, non-atpase, 14, ROR1 <text:s/>- <text:s/>receptor tyrosine kinase-like orphan receptor 1, PDGFRB <text:s/>- <text:s/>platelet-derived growth factor receptor, beta polypeptide, FGF1 <text:s/>- <text:s/>fibroblast growth factor 1 (acidic), ENPP2 <text:s/>- <text:s/>ectonucleotide pyrophosphatase/phosphodiesterase 2, MYB <text:s/>- <text:s/>v-myb avian myeloblastosis viral oncogene homolog, MEIS2 <text:s/>- <text:s/>meis homeobox 2, MEIS1 <text:s/>- <text:s/>meis homeobox 1, PTK2 <text:s/>- <text:s/>protein tyrosine kinase 2, CDK6 <text:s/>- <text:s/>cyclin-dependent kinase 6, ROBO1 <text:s/>- <text:s/>roundabout, axon guidance receptor, homolog 1 (drosophila), AKAP6 <text:s/>- <text:s/>a kinase (prka) anchor protein 6, TBX5 <text:s/>- <text:s/>t-box 5, PCM1 <text:s/>- <text:s/>pericentriolar material 1, SPRY1 <text:s/>- <text:s/>sprouty homolog 1, antagonist of fgf signaling (drosophila), MUSK <text:s/>- <text:s/>muscle, skeletal, receptor tyrosine kinase, ZEB2 <text:s/>- <text:s/>zinc finger e-box binding homeobox 2, FAT4 <text:s/>- <text:s/>fat atypical cadherin 4, CXCL10 <text:s/>- <text:s/>chemokine (c-x-c motif) ligand 10, CNTN4 <text:s/>- <text:s/>contactin 4, IRF7 <text:s/>- <text:s/>interferon regulatory factor 7, KIAA1715 <text:s/>- <text:s/>kiaa1715, FBN1 <text:s/>- <text:s/>fibrillin 1, IL1RAPL1 <text:s/>- <text:s/>interleukin 1 receptor accessory protein-like 1, PTPRF <text:s/>- <text:s/>protein tyrosine phosphatase, receptor type, f, KDM4C <text:s/>- <text:s/>lysine (k)-specific demethylase 4c, NLGN2 <text:s/>- <text:s/>neuroligin 2, SOCS1 <text:s/>- <text:s/>suppressor of cytokine signaling 1, FBXW7 <text:s/>- <text:s/>f-box and wd repeat domain containing 7, e3 ubiquitin protein ligase, NCOA1 <text:s/>- <text:s/>nuclear receptor coactivator 1, HLX <text:s/>- <text:s/>h2.0-like homeobox, KIAA1109 <text:s/>- <text:s/>kiaa1109, IL23A <text:s/>- <text:s/>interleukin 23, alpha subunit p19, FST <text:s/>- <text:s/>follistatin, TBX21 <text:s/>- <text:s/>t-box 21, IFNB1 <text:s/>- <text:s/>interferon, beta 1, fibroblast, HDAC4 <text:s/>- <text:s/>histone deacetylase 4, HIPK1 <text:s/>- <text:s/>homeodomain interacting protein kinase 1, HGF <text:s/>- <text:s/>hepatocyte growth factor (hepapoietin a; scatter factor), MSX1 <text:s/>- <text:s/>msh homeobox 1, HDAC9 <text:s/>- <text:s/>histone deacetylase 9, WARS <text:s/>- <text:s/>tryptophanyl-trna synthetase, CYLD <text:s/>- <text:s/>cylindromatosis (turban tumor syndrome), STK4 <text:s/>- <text:s/>serine/threonine kinase 4, CITED2 <text:s/>- <text:s/>cbp/p300-interacting transactivator, with glu/asp-rich carboxy-terminal domain, 2, HOXA11 <text:s/>- <text:s/>homeobox a11, MYSM1 <text:s/>- <text:s/>myb-like, swirm and mpn domains 1, PROK2 <text:s/>- <text:s/>prokineticin 2, HOXB3 <text:s/>- <text:s/>homeobox b3, CLTC <text:s/>- <text:s/>clathrin, heavy chain (hc), TFAP2A <text:s/>- <text:s/>transcription factor ap-2 alpha (activating enhancer binding protein 2 alpha), TNMD <text:s/>- <text:s/>tenomodulin, CYP26B1 <text:s/>- <text:s/>cytochrome p450, family 26, subfamily b, polypeptide 1, B2M <text:s/>- <text:s/>beta-2-microglobulin, STAT6 <text:s/>- <text:s/>signal transducer and activator of transcription 6, interleukin-4 induced, NFIB <text:s/>- <text:s/>nuclear factor i/b, NRXN1 <text:s/>- <text:s/>neurexin 1, TNFSF4 <text:s/>- <text:s/>tumor necrosis factor (ligand) superfamily, member 4, ISG15 <text:s/>- <text:s/>isg15 ubiquitin-like modifier, ESR1 <text:s/>- <text:s/>estrogen receptor 1, HOXA2 <text:s/>- <text:s/>homeobox a2, EIF2AK2 <text:s/>- <text:s/>eukaryotic translation initiation factor 2-alpha kinase 2, AMTN <text:s/>- <text:s/>amelotin, FNIP1 <text:s/>- <text:s/>folliculin interacting protein 1, HEY2 <text:s/>- <text:s/>hairy/enhancer-of-split related with yrpw motif 2, SIX1 <text:s/>- <text:s/>six homeobox 1, ZFPM1 <text:s/>- <text:s/>zinc finger protein, fog family member 1, FBXO7 <text:s/>- <text:s/>f-box protein 7, GATA6 <text:s/>- <text:s/>gata binding protein 6, HDAC7 <text:s/>- <text:s/>histone deacetylase 7, PHF14 <text:s/>- <text:s/>phd finger protein 14, NEDD4 <text:s/>- <text:s/>neural precursor cell expressed, developmentally down-regulated 4, e3 ubiquitin protein ligase, LRRC4C <text:s/>- <text:s/>leucine rich repeat containing 4c, BCL2 <text:s/>- <text:s/>b-cell cll/lymphoma 2, THBS1 <text:s/>- <text:s/>thrombospondin 1, IL27 <text:s/>- <text:s/>interleukin 27, NEGR1 <text:s/>- <text:s/>neuronal growth regulator 1, ERBB4 <text:s/>- <text:s/>v-erb-b2 avian erythroblastic leukemia viral oncogene homolog 4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00042" calcext:value-type="float">
            <text:p>4.2E-10</text:p>
          </table:table-cell>
          <table:table-cell office:value-type="float" office:value="0.000000249" calcext:value-type="float">
            <text:p>0.000000249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634" calcext:value-type="float">
            <text:p>6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UBR5 <text:s/>- <text:s/>ubiquitin protein ligase e3 component n-recognin 5, AKAP6 <text:s/>- <text:s/>a kinase (prka) anchor protein 6, TNRC18 <text:s/>- <text:s/>trinucleotide repeat containing 18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PDE5A <text:s/>- <text:s/>phosphodiesterase 5a, cgmp-specific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FAM168A <text:s/>- <text:s/>family with sequence similarity 168, member a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IL17A <text:s/>- <text:s/>interleukin 17a, ARID4B <text:s/>- <text:s/>at rich interactive domain 4b (rbp1-like), BIRC2 <text:s/>- <text:s/>baculoviral iap repeat containing 2, ZNF385A <text:s/>- <text:s/>zinc finger protein 385a, TCF15 <text:s/>- <text:s/>transcription factor 15 (basic helix-loop-helix), FLT3LG <text:s/>- <text:s/>fms-related tyrosine kinase 3 ligand, PAX3 <text:s/>- <text:s/>paired box 3, PAX9 <text:s/>- <text:s/>paired box 9, SREK1 <text:s/>- <text:s/>splicing regulatory glutamine/lysine-rich protein 1, POU6F2 <text:s/>- <text:s/>pou class 6 homeobox 2, ATAD2B <text:s/>- <text:s/>atpase family, aaa domain containing 2b, SET <text:s/>- <text:s/>set nuclear oncogene, INHBA <text:s/>- <text:s/>inhibin, beta a, FLI1 <text:s/>- <text:s/>fli-1 proto-oncogene, ets transcription factor, OSM <text:s/>- <text:s/>oncostatin m, CD74 <text:s/>- <text:s/>cd74 molecule, major histocompatibility complex, class ii invariant chain, NCOA7 <text:s/>- <text:s/>nuclear receptor coactivator 7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NDFIP1 <text:s/>- <text:s/>nedd4 family interacting protein 1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TEAD1 <text:s/>- <text:s/>tea domain family member 1 (sv40 transcriptional enhancer factor), CBX4 <text:s/>- <text:s/>chromobox homolog 4, TNFSF8 <text:s/>- <text:s/>tumor necrosis factor (ligand) superfamily, member 8, RAD51AP1 <text:s/>- <text:s/>rad51 associated protein 1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TARBP1 <text:s/>- <text:s/>tar (hiv-1) rna binding protein 1, CASK <text:s/>- <text:s/>calcium/calmodulin-dependent serine protein kinase (maguk family), MEIS2 <text:s/>- <text:s/>meis homeobox 2, MEIS1 <text:s/>- <text:s/>meis homeobox 1, MAP3K5 <text:s/>- <text:s/>mitogen-activated protein kinase kinase kinase 5, CEBPD <text:s/>- <text:s/>ccaat/enhancer binding protein (c/ebp), delta, HELT <text:s/>- <text:s/>helt bhlh transcription factor, TBX15 <text:s/>- <text:s/>t-box 15, TBX5 <text:s/>- <text:s/>t-box 5, ZEB2 <text:s/>- <text:s/>zinc finger e-box binding homeobox 2, CXCL10 <text:s/>- <text:s/>chemokine (c-x-c motif) ligand 10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TFAP2D <text:s/>- <text:s/>transcription factor ap-2 delta (activating enhancer binding protein 2 delta), PITX2 <text:s/>- <text:s/>paired-like homeodomain 2, MTF2 <text:s/>- <text:s/>metal response element binding transcription factor 2, NEK2 <text:s/>- <text:s/>nima-related kinase 2, BAK1 <text:s/>- <text:s/>bcl2-antagonist/killer 1, TFAP2A <text:s/>- <text:s/>transcription factor ap-2 alpha (activating enhancer binding protein 2 alpha)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GPR65 <text:s/>- <text:s/>g protein-coupled receptor 65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THBS1 <text:s/>- <text:s/>thrombospondin 1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00000561" calcext:value-type="float">
            <text:p>5.61E-10</text:p>
          </table:table-cell>
          <table:table-cell office:value-type="float" office:value="0.000000319" calcext:value-type="float">
            <text:p>0.000000319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634" calcext:value-type="float">
            <text:p>63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RFX3 <text:s/>- <text:s/>regulatory factor x, 3 (influences hla class ii expression)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SFMBT2 <text:s/>- <text:s/>scm-like with four mbt domains 2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MYOG <text:s/>- <text:s/>myogenin (myogenic factor 4), FMN2 <text:s/>- <text:s/>formin 2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DRAM2 <text:s/>- <text:s/>dna-damage regulated autophagy modulator 2, KDM2A <text:s/>- <text:s/>lysine (k)-specific demethylase 2a, ELF1 <text:s/>- <text:s/>e74-like factor 1 (ets domain transcription factor), RGS3 <text:s/>- <text:s/>regulator of g-protein signaling 3, TRIM22 <text:s/>- <text:s/>tripartite motif containing 22, MYO6 <text:s/>- <text:s/>myosin vi, PSMD14 <text:s/>- <text:s/>proteasome (prosome, macropain) 26s subunit, non-atpase, 14, ACTN1 <text:s/>- <text:s/>actinin, alpha 1, SPTLC2 <text:s/>- <text:s/>serine palmitoyltransferase, long chain base subunit 2, BBX <text:s/>- <text:s/>bobby sox homolog (drosophila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KMT2C <text:s/>- <text:s/>lysine (k)-specific methyltransferase 2c, MYCBP2 <text:s/>- <text:s/>myc binding protein 2, e3 ubiquitin protein ligase, NAMPT <text:s/>- <text:s/>nicotinamide phosphoribosyltransferase, OPTN <text:s/>- <text:s/>optineurin, TRIM44 <text:s/>- <text:s/>tripartite motif containing 44, KDM4C <text:s/>- <text:s/>lysine (k)-specific demethylase 4c, VAV3 <text:s/>- <text:s/>vav 3 guanine nucleotide exchange factor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KDM2B <text:s/>- <text:s/>lysine (k)-specific demethylase 2b, HLX <text:s/>- <text:s/>h2.0-like homeobox, FST <text:s/>- <text:s/>follistatin, SETD3 <text:s/>- <text:s/>set domain containing 3, TAB2 <text:s/>- <text:s/>tgf-beta activated kinase 1/map3k7 binding protein 2, LPXN <text:s/>- <text:s/>leupaxin, TNPO1 <text:s/>- <text:s/>transportin 1, PPP2R2A <text:s/>- <text:s/>protein phosphatase 2, regulatory subunit b, alpha, HIPK1 <text:s/>- <text:s/>homeodomain interacting protein kinase 1, ZBTB18 <text:s/>- <text:s/>zinc finger and btb domain containing 18, HGF <text:s/>- <text:s/>hepatocyte growth factor (hepapoietin a; scatter factor), FUT8 <text:s/>- <text:s/>fucosyltransferase 8 (alpha (1,6) fucosyltransferase), MSX1 <text:s/>- <text:s/>msh homeobox 1, CYLD <text:s/>- <text:s/>cylindromatosis (turban tumor syndrome), STK4 <text:s/>- <text:s/>serine/threonine kinase 4, BATF2 <text:s/>- <text:s/>basic leucine zipper transcription factor, atf-like 2, SH3GLB1 <text:s/>- <text:s/>sh3-domain grb2-like endophilin b1, CITED2 <text:s/>- <text:s/>cbp/p300-interacting transactivator, with glu/asp-rich carboxy-terminal domain, 2, PROK2 <text:s/>- <text:s/>prokineticin 2, MYSM1 <text:s/>- <text:s/>myb-like, swirm and mpn domains 1, HOXA11 <text:s/>- <text:s/>homeobox a11, IRF9 <text:s/>- <text:s/>interferon regulatory factor 9, HOXB3 <text:s/>- <text:s/>homeobox b3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ZNFX1 <text:s/>- <text:s/>zinc finger, nfx1-type containing 1, ESR1 <text:s/>- <text:s/>estrogen receptor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SORT1 <text:s/>- <text:s/>sortilin 1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TNFAIP8 <text:s/>- <text:s/>tumor necrosis factor, alpha-induced protein 8, PKNOX2 <text:s/>- <text:s/>pbx/knotted 1 homeobox 2, PARP10 <text:s/>- <text:s/>poly (adp-ribose) polymerase family, member 10, ERBB4 <text:s/>- <text:s/>v-erb-b2 avian erythroblastic leukemia viral oncogene homolog 4, ANK3 <text:s/>- <text:s/>ankyrin 3, node of ranvier (ankyrin g), RFX7 <text:s/>- <text:s/>regulatory factor x, 7, ZNF296 <text:s/>- <text:s/>zinc finger protein 296, BACE2 <text:s/>- <text:s/>beta-site app-cleaving enzyme 2, IL17A <text:s/>- <text:s/>interleukin 17a, IL15 <text:s/>- <text:s/>interleukin 15, BIRC2 <text:s/>- <text:s/>baculoviral iap repeat containing 2, ARID4B <text:s/>- <text:s/>at rich interactive domain 4b (rbp1-like), ZNF385A <text:s/>- <text:s/>zinc finger protein 385a, TCF15 <text:s/>- <text:s/>transcription factor 15 (basic helix-loop-helix), CDH3 <text:s/>- <text:s/>cadherin 3, type 1, p-cadherin (placental), FLT3LG <text:s/>- <text:s/>fms-related tyrosine kinase 3 ligand, PAX3 <text:s/>- <text:s/>paired box 3, PAX9 <text:s/>- <text:s/>paired box 9, POU6F2 <text:s/>- <text:s/>pou class 6 homeobox 2, SREK1 <text:s/>- <text:s/>splicing regulatory glutamine/lysine-rich protein 1, ATAD2B <text:s/>- <text:s/>atpase family, aaa domain containing 2b, SET <text:s/>- <text:s/>set nuclear oncogene, PIK3R3 <text:s/>- <text:s/>phosphoinositide-3-kinase, regulatory subunit 3 (gamma), FLI1 <text:s/>- <text:s/>fli-1 proto-oncogene, ets transcription factor, INHBA <text:s/>- <text:s/>inhibin, beta a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NDFIP1 <text:s/>- <text:s/>nedd4 family interacting protein 1, AFF1 <text:s/>- <text:s/>af4/fmr2 family, member 1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CD27 <text:s/>- <text:s/>cd27 molecule, TEAD1 <text:s/>- <text:s/>tea domain family member 1 (sv40 transcriptional enhancer factor), CBX4 <text:s/>- <text:s/>chromobox homolog 4, SMG7 <text:s/>- <text:s/>smg7 nonsense mediated mrna decay factor, RAD51AP1 <text:s/>- <text:s/>rad51 associated protein 1, TNFSF8 <text:s/>- <text:s/>tumor necrosis factor (ligand) superfamily, member 8, IL7 <text:s/>- <text:s/>interleukin 7, CCL21 <text:s/>- <text:s/>chemokine (c-c motif) ligand 21, CD80 <text:s/>- <text:s/>cd80 molecule, ZNF366 <text:s/>- <text:s/>zinc finger protein 366, MAP4K5 <text:s/>- <text:s/>mitogen-activated protein kinase kinase kinase kinase 5, ATXN1 <text:s/>- <text:s/>ataxin 1, ANP32B <text:s/>- <text:s/>acidic (leucine-rich) nuclear phosphoprotein 32 family, member b, PDGFRB <text:s/>- <text:s/>platelet-derived growth factor receptor, beta polypeptide, FGF1 <text:s/>- <text:s/>fibroblast growth factor 1 (acidic), NR4A2 <text:s/>- <text:s/>nuclear receptor subfamily 4, group a, member 2, ENPP2 <text:s/>- <text:s/>ectonucleotide pyrophosphatase/phosphodiesterase 2, MKNK1 <text:s/>- <text:s/>map kinase interacting serine/threonine kinase 1, PDK3 <text:s/>- <text:s/>pyruvate dehydrogenase kinase, isozyme 3, FGA <text:s/>- <text:s/>fibrinogen alpha chain, CASK <text:s/>- <text:s/>calcium/calmodulin-dependent serine protein kinase (maguk family), TARBP1 <text:s/>- <text:s/>tar (hiv-1) rna binding protein 1, MEIS2 <text:s/>- <text:s/>meis homeobox 2, ITGB1 <text:s/>- <text:s/>integrin, beta 1 (fibronectin receptor, beta polypeptide, antigen cd29 includes mdf2, msk12), MEIS1 <text:s/>- <text:s/>meis homeobox 1, UPF2 <text:s/>- <text:s/>upf2 regulator of nonsense transcripts homolog (yeast), PTK2 <text:s/>- <text:s/>protein tyrosine kinase 2, CEBPD <text:s/>- <text:s/>ccaat/enhancer binding protein (c/ebp), delta, MAP3K5 <text:s/>- <text:s/>mitogen-activated protein kinase kinase kinase 5, HELT <text:s/>- <text:s/>helt bhlh transcription factor, CDK6 <text:s/>- <text:s/>cyclin-dependent kinase 6, TBX15 <text:s/>- <text:s/>t-box 15, TBX5 <text:s/>- <text:s/>t-box 5, ZEB2 <text:s/>- <text:s/>zinc finger e-box binding homeobox 2, CXCL10 <text:s/>- <text:s/>chemokine (c-x-c motif) ligand 10, ASS1 <text:s/>- <text:s/>argininosuccinate synthase 1, NUP54 <text:s/>- <text:s/>nucleoporin 54kda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NRD1 <text:s/>- <text:s/>nardilysin (n-arginine dibasic convertase), RGMB <text:s/>- <text:s/>rgm domain family, member b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MBNL1 <text:s/>- <text:s/>muscleblind-like splicing regulator 1, ID3 <text:s/>- <text:s/>inhibitor of dna binding 3, dominant negative helix-loop-helix protein, HDAC4 <text:s/>- <text:s/>histone deacetylase 4, NUP43 <text:s/>- <text:s/>nucleoporin 43kda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CCDC3 <text:s/>- <text:s/>coiled-coil domain containing 3, SLC40A1 <text:s/>- <text:s/>solute carrier family 40 (iron-regulated transporter), member 1, PIP4K2B <text:s/>- <text:s/>phosphatidylinositol-5-phosphate 4-kinase, type ii, beta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EHD4 <text:s/>- <text:s/>eh-domain containing 4, SOCS7 <text:s/>- <text:s/>suppressor of cytokine signaling 7, TFAP2D <text:s/>- <text:s/>transcription factor ap-2 delta (activating enhancer binding protein 2 delta), PITX2 <text:s/>- <text:s/>paired-like homeodomain 2, SAMSN1 <text:s/>- <text:s/>sam domain, sh3 domain and nuclear localization signals 1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CLTC <text:s/>- <text:s/>clathrin, heavy chain (hc), TFAP2A <text:s/>- <text:s/>transcription factor ap-2 alpha (activating enhancer binding protein 2 alpha), CYP26B1 <text:s/>- <text:s/>cytochrome p450, family 26, subfamily b, polypeptide 1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NFATC3 <text:s/>- <text:s/>nuclear factor of activated t-cells, cytoplasmic, calcineurin-dependent 3, DIO2 <text:s/>- <text:s/>deiodinase, iodothyronine, type ii, SIX1 <text:s/>- <text:s/>six homeobox 1, HEY2 <text:s/>- <text:s/>hairy/enhancer-of-split related with yrpw motif 2, FNIP1 <text:s/>- <text:s/>folliculin interacting protein 1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ZIC1 <text:s/>- <text:s/>zic family member 1, MED15 <text:s/>- <text:s/>mediator complex subunit 15, GPR65 <text:s/>- <text:s/>g protein-coupled receptor 65, PRDM16 <text:s/>- <text:s/>pr domain containing 16, GRIK2 <text:s/>- <text:s/>glutamate receptor, ionotropic, kainate 2, MBIP <text:s/>- <text:s/>map3k12 binding inhibitory protein 1, STAG2 <text:s/>- <text:s/>stromal antigen 2, HDAC7 <text:s/>- <text:s/>histone deacetylase 7, N4BP1 <text:s/>- <text:s/>nedd4 binding protein 1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LRRC4C <text:s/>- <text:s/>leucine rich repeat containing 4c, BCL2 <text:s/>- <text:s/>b-cell cll/lymphoma 2, THBS1 <text:s/>- <text:s/>thrombospondin 1, TIAL1 <text:s/>- <text:s/>tia1 cytotoxic granule-associated rna binding protein-like 1, IL27 <text:s/>- <text:s/>interleukin 27, CCND1 <text:s/>- <text:s/>cyclin d1, LSR <text:s/>- <text:s/>lipolysis stimulated lipoprote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0000587" calcext:value-type="float">
            <text:p>5.87E-10</text:p>
          </table:table-cell>
          <table:table-cell office:value-type="float" office:value="0.000000321" calcext:value-type="float">
            <text:p>0.000000321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634" calcext:value-type="float">
            <text:p>63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MKL1 <text:s/>- <text:s/>megakaryoblastic leukemia (translocation) 1, NFIX <text:s/>- <text:s/>nuclear factor i/x (ccaat-binding transcription factor)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MTF2 <text:s/>- <text:s/>metal response element binding transcription factor 2, HOXB3 <text:s/>- <text:s/>homeobox b3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ESR1 <text:s/>- <text:s/>estrogen receptor 1, NFATC3 <text:s/>- <text:s/>nuclear factor of activated t-cells, cytoplasmic, calcineurin-dependent 3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ZIC3 <text:s/>- <text:s/>zic family member 3, YES1 <text:s/>- <text:s/>v-yes-1 yamaguchi sarcoma viral oncogene homolog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0000587" calcext:value-type="float">
            <text:p>5.87E-10</text:p>
          </table:table-cell>
          <table:table-cell office:value-type="float" office:value="0.00000031" calcext:value-type="float">
            <text:p>0.00000031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634" calcext:value-type="float">
            <text:p>63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MKL1 <text:s/>- <text:s/>megakaryoblastic leukemia (translocation) 1, NFIX <text:s/>- <text:s/>nuclear factor i/x (ccaat-binding transcription factor)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MTF2 <text:s/>- <text:s/>metal response element binding transcription factor 2, HOXB3 <text:s/>- <text:s/>homeobox b3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ESR1 <text:s/>- <text:s/>estrogen receptor 1, NFATC3 <text:s/>- <text:s/>nuclear factor of activated t-cells, cytoplasmic, calcineurin-dependent 3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ZIC3 <text:s/>- <text:s/>zic family member 3, YES1 <text:s/>- <text:s/>v-yes-1 yamaguchi sarcoma viral oncogene homolog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0000741" calcext:value-type="float">
            <text:p>7.41E-10</text:p>
          </table:table-cell>
          <table:table-cell office:value-type="float" office:value="0.000000377" calcext:value-type="float">
            <text:p>0.000000377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634" calcext:value-type="float">
            <text:p>6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MYOG <text:s/>- <text:s/>myogenin (myogenic factor 4), CFLAR <text:s/>- <text:s/>casp8 and fadd-like apoptosis regulator, SOX5 <text:s/>- <text:s/>sry (sex determining region y)-box 5, TRIM6 <text:s/>- <text:s/>tripartite motif containing 6, LCOR <text:s/>- <text:s/>ligand dependent nuclear receptor corepressor, TSHZ1 <text:s/>- <text:s/>teashirt zinc finger homeobox 1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TNRC18 <text:s/>- <text:s/>trinucleotide repeat containing 18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USF1 <text:s/>- <text:s/>upstream transcription factor 1, NCOA1 <text:s/>- <text:s/>nuclear receptor coactivator 1, KDM2B <text:s/>- <text:s/>lysine (k)-specific demethylase 2b, HLX <text:s/>- <text:s/>h2.0-like homeobox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MYSM1 <text:s/>- <text:s/>myb-like, swirm and mpn domains 1, HOXA11 <text:s/>- <text:s/>homeobox a11, IRF9 <text:s/>- <text:s/>interferon regulatory factor 9, HOXB3 <text:s/>- <text:s/>homeobox b3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HOXA2 <text:s/>- <text:s/>homeobox a2, TCEB3B <text:s/>- <text:s/>transcription elongation factor b polypeptide 3b (elongin a2), EIF2AK2 <text:s/>- <text:s/>eukaryotic translation initiation factor 2-alpha kinase 2, HOXA3 <text:s/>- <text:s/>homeobox a3, SP5 <text:s/>- <text:s/>sp5 transcription factor, AAMDC <text:s/>- <text:s/>adipogenesis associated, mth938 domain containing, ZFPM1 <text:s/>- <text:s/>zinc finger protein, fog family member 1, MAPK10 <text:s/>- <text:s/>mitogen-activated protein kinase 10, RUNX3 <text:s/>- <text:s/>runt-related transcription factor 3, HNF4G <text:s/>- <text:s/>hepatocyte nuclear factor 4, gamma, GATA6 <text:s/>- <text:s/>gata binding protein 6, TRIM21 <text:s/>- <text:s/>tripartite motif containing 21, RUNX1T1 <text:s/>- <text:s/>runt-related transcription factor 1; translocated to, 1 (cyclin d-related), ZFHX4 <text:s/>- <text:s/>zinc finger homeobox 4, PKN2 <text:s/>- <text:s/>protein kinase n2, PKNOX2 <text:s/>- <text:s/>pbx/knotted 1 homeobox 2, PARP10 <text:s/>- <text:s/>poly (adp-ribose) polymerase family, member 10, ERBB4 <text:s/>- <text:s/>v-erb-b2 avian erythroblastic leukemia viral oncogene homolog 4, RFX7 <text:s/>- <text:s/>regulatory factor x, 7, ZNF296 <text:s/>- <text:s/>zinc finger protein 296, IL17A <text:s/>- <text:s/>interleukin 17a, BIRC2 <text:s/>- <text:s/>baculoviral iap repeat containing 2, ARID4B <text:s/>- <text:s/>at rich interactive domain 4b (rbp1-like)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ATAD2B <text:s/>- <text:s/>atpase family, aaa domain containing 2b, SREK1 <text:s/>- <text:s/>splicing regulatory glutamine/lysine-rich protein 1, SET <text:s/>- <text:s/>set nuclear oncogene, FLI1 <text:s/>- <text:s/>fli-1 proto-oncogene, ets transcription factor, INHBA <text:s/>- <text:s/>inhibin, beta a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TEAD1 <text:s/>- <text:s/>tea domain family member 1 (sv40 transcriptional enhancer factor), CBX4 <text:s/>- <text:s/>chromobox homolog 4, TNFSF8 <text:s/>- <text:s/>tumor necrosis factor (ligand) superfamily, member 8, CD80 <text:s/>- <text:s/>cd80 molecule, ZNF366 <text:s/>- <text:s/>zinc finger protein 366, ATXN1 <text:s/>- <text:s/>ataxin 1, FGF1 <text:s/>- <text:s/>fibroblast growth factor 1 (acidic), NR4A2 <text:s/>- <text:s/>nuclear receptor subfamily 4, group a, member 2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TCF7L2 <text:s/>- <text:s/>transcription factor 7-like 2 (t-cell specific, hmg-box), IRF7 <text:s/>- <text:s/>interferon regulatory factor 7, FBN1 <text:s/>- <text:s/>fibrillin 1, TSC22D2 <text:s/>- <text:s/>tsc22 domain family, member 2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IFNB1 <text:s/>- <text:s/>interferon, beta 1, fibroblast, TRIM5 <text:s/>- <text:s/>tripartite motif containing 5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TBX19 <text:s/>- <text:s/>t-box 19, FRYL <text:s/>- <text:s/>fry-like, MKL1 <text:s/>- <text:s/>megakaryoblastic leukemia (translocation) 1, NFIX <text:s/>- <text:s/>nuclear factor i/x (ccaat-binding transcription factor)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TFAP2D <text:s/>- <text:s/>transcription factor ap-2 delta (activating enhancer binding protein 2 delta), PITX2 <text:s/>- <text:s/>paired-like homeodomain 2, MTF2 <text:s/>- <text:s/>metal response element binding transcription factor 2, TFAP2A <text:s/>- <text:s/>transcription factor ap-2 alpha (activating enhancer binding protein 2 alpha)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SIX1 <text:s/>- <text:s/>six homeobox 1, FNIP1 <text:s/>- <text:s/>folliculin interacting protein 1, HEY2 <text:s/>- <text:s/>hairy/enhancer-of-split related with yrpw motif 2, SIM2 <text:s/>- <text:s/>single-minded homolog 2 (drosophila), ZBTB32 <text:s/>- <text:s/>zinc finger and btb domain containing 32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HDAC7 <text:s/>- <text:s/>histone deacetylase 7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37</text:p>
          </table:table-cell>
          <table:table-cell office:value-type="string" calcext:value-type="string">
            <text:p>type I interferon signaling pathway</text:p>
          </table:table-cell>
          <table:table-cell office:value-type="float" office:value="0.0000000012" calcext:value-type="float">
            <text:p>1.2E-09</text:p>
          </table:table-cell>
          <table:table-cell office:value-type="float" office:value="0.000000587" calcext:value-type="float">
            <text:p>0.000000587</text:p>
          </table:table-cell>
          <table:table-cell office:value-type="float" office:value="8.42" calcext:value-type="float">
            <text:p>8.42</text:p>
          </table:table-cell>
          <table:table-cell office:value-type="float" office:value="13954" calcext:value-type="float">
            <text:p>13954</text:p>
          </table:table-cell>
          <table:table-cell office:value-type="float" office:value="34" calcext:value-type="float">
            <text:p>34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IFIT2 <text:s/>- <text:s/>interferon-induced protein with tetratricopeptide repeats 2, RSAD2 <text:s/>- <text:s/>radical s-adenosyl methionine domain containing 2, IFIT1 <text:s/>- <text:s/>interferon-induced protein with tetratricopeptide repeats 1, IFIT3 <text:s/>- <text:s/>interferon-induced protein with tetratricopeptide repeats 3, IRF9 <text:s/>- <text:s/>interferon regulatory factor 9, IFI35 <text:s/>- <text:s/>interferon-induced protein 35, ISG20 <text:s/>- <text:s/>interferon stimulated exonuclease gene 20kda, ADAR <text:s/>- <text:s/>adenosine deaminase, rna-specific, BST2 <text:s/>- <text:s/>bone marrow stromal cell antigen 2, ISG15 <text:s/>- <text:s/>isg15 ubiquitin-like modifier, RNASEL <text:s/>- <text:s/>ribonuclease l (2',5'-oligoisoadenylate synthetase-dependent), IRF7 <text:s/>- <text:s/>interferon regulatory factor 7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000129" calcext:value-type="float">
            <text:p>1.29E-09</text:p>
          </table:table-cell>
          <table:table-cell office:value-type="float" office:value="0.000000613" calcext:value-type="float">
            <text:p>0.000000613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634" calcext:value-type="float">
            <text:p>63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MKL1 <text:s/>- <text:s/>megakaryoblastic leukemia (translocation) 1, NFIX <text:s/>- <text:s/>nuclear factor i/x (ccaat-binding transcription factor)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MTF2 <text:s/>- <text:s/>metal response element binding transcription factor 2, HOXB3 <text:s/>- <text:s/>homeobox b3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ESR1 <text:s/>- <text:s/>estrogen receptor 1, NFATC3 <text:s/>- <text:s/>nuclear factor of activated t-cells, cytoplasmic, calcineurin-dependent 3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ZIC3 <text:s/>- <text:s/>zic family member 3, YES1 <text:s/>- <text:s/>v-yes-1 yamaguchi sarcoma viral oncogene homolog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15</text:p>
          </table:table-cell>
          <table:table-cell office:value-type="string" calcext:value-type="string">
            <text:p>response to virus</text:p>
          </table:table-cell>
          <table:table-cell office:value-type="float" office:value="0.00000000141" calcext:value-type="float">
            <text:p>1.41E-09</text:p>
          </table:table-cell>
          <table:table-cell office:value-type="float" office:value="0.00000065" calcext:value-type="float">
            <text:p>0.00000065</text:p>
          </table:table-cell>
          <table:table-cell office:value-type="float" office:value="3.73" calcext:value-type="float">
            <text:p>3.73</text:p>
          </table:table-cell>
          <table:table-cell office:value-type="float" office:value="13954" calcext:value-type="float">
            <text:p>13954</text:p>
          </table:table-cell>
          <table:table-cell office:value-type="float" office:value="165" calcext:value-type="float">
            <text:p>165</text:p>
          </table:table-cell>
          <table:table-cell office:value-type="float" office:value="634" calcext:value-type="float">
            <text:p>6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IFIT2 <text:s/>- <text:s/>interferon-induced protein with tetratricopeptide repeats 2, IFIT1 <text:s/>- <text:s/>interferon-induced protein with tetratricopeptide repeats 1, DHX58 <text:s/>- <text:s/>dexh (asp-glu-x-his) box polypeptide 58, IFIT3 <text:s/>- <text:s/>interferon-induced protein with tetratricopeptide repeats 3, IRF9 <text:s/>- <text:s/>interferon regulatory factor 9, LGALS8 <text:s/>- <text:s/>lectin, galactoside-binding, soluble, 8, ISG20 <text:s/>- <text:s/>interferon stimulated exonuclease gene 20kda, DDX60 <text:s/>- <text:s/>dead (asp-glu-ala-asp) box polypeptide 60, NLRC5 <text:s/>- <text:s/>nlr family, card domain containing 5, ADAR <text:s/>- <text:s/>adenosine deaminase, rna-specific, IL23A <text:s/>- <text:s/>interleukin 23, alpha subunit p19, BST2 <text:s/>- <text:s/>bone marrow stromal cell antigen 2, TNFSF4 <text:s/>- <text:s/>tumor necrosis factor (ligand) superfamily, member 4, ISG15 <text:s/>- <text:s/>isg15 ubiquitin-like modifier, RNASEL <text:s/>- <text:s/>ribonuclease l (2',5'-oligoisoadenylate synthetase-dependent), TBX21 <text:s/>- <text:s/>t-box 21, EIF2AK2 <text:s/>- <text:s/>eukaryotic translation initiation factor 2-alpha kinase 2, IFNB1 <text:s/>- <text:s/>interferon, beta 1, fibroblast, TRIM5 <text:s/>- <text:s/>tripartite motif containing 5, CDK6 <text:s/>- <text:s/>cyclin-dependent kinase 6, RSAD2 <text:s/>- <text:s/>radical s-adenosyl methionine domain containing 2, TLR7 <text:s/>- <text:s/>toll-like receptor 7, CXCL10 <text:s/>- <text:s/>chemokine (c-x-c motif) ligand 10, TRIM6 <text:s/>- <text:s/>tripartite motif containing 6, BCL2 <text:s/>- <text:s/>b-cell cll/lymphoma 2, IRF7 <text:s/>- <text:s/>interferon regulatory factor 7, IFI44 <text:s/>- <text:s/>interferon-induced protein 44, TRIM22 <text:s/>- <text:s/>tripartite motif containing 2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607</text:p>
          </table:table-cell>
          <table:table-cell office:value-type="string" calcext:value-type="string">
            <text:p>defense response to virus</text:p>
          </table:table-cell>
          <table:table-cell office:value-type="float" office:value="0.00000000146" calcext:value-type="float">
            <text:p>1.46E-09</text:p>
          </table:table-cell>
          <table:table-cell office:value-type="float" office:value="0.000000649" calcext:value-type="float">
            <text:p>0.000000649</text:p>
          </table:table-cell>
          <table:table-cell office:value-type="float" office:value="4.81" calcext:value-type="float">
            <text:p>4.81</text:p>
          </table:table-cell>
          <table:table-cell office:value-type="float" office:value="13954" calcext:value-type="float">
            <text:p>13954</text:p>
          </table:table-cell>
          <table:table-cell office:value-type="float" office:value="96" calcext:value-type="float">
            <text:p>96</text:p>
          </table:table-cell>
          <table:table-cell office:value-type="float" office:value="634" calcext:value-type="float">
            <text:p>6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RSAD2 <text:s/>- <text:s/>radical s-adenosyl methionine domain containing 2, IFIT2 <text:s/>- <text:s/>interferon-induced protein with tetratricopeptide repeats 2, IFIT1 <text:s/>- <text:s/>interferon-induced protein with tetratricopeptide repeats 1, DHX58 <text:s/>- <text:s/>dexh (asp-glu-x-his) box polypeptide 58, IFIT3 <text:s/>- <text:s/>interferon-induced protein with tetratricopeptide repeats 3, TLR7 <text:s/>- <text:s/>toll-like receptor 7, IRF9 <text:s/>- <text:s/>interferon regulatory factor 9, ISG20 <text:s/>- <text:s/>interferon stimulated exonuclease gene 20kda, NLRC5 <text:s/>- <text:s/>nlr family, card domain containing 5, DDX60 <text:s/>- <text:s/>dead (asp-glu-ala-asp) box polypeptide 60, CXCL10 <text:s/>- <text:s/>chemokine (c-x-c motif) ligand 10, ADAR <text:s/>- <text:s/>adenosine deaminase, rna-specific, IL23A <text:s/>- <text:s/>interleukin 23, alpha subunit p19, BST2 <text:s/>- <text:s/>bone marrow stromal cell antigen 2, ISG15 <text:s/>- <text:s/>isg15 ubiquitin-like modifier, BCL2 <text:s/>- <text:s/>b-cell cll/lymphoma 2, RNASEL <text:s/>- <text:s/>ribonuclease l (2',5'-oligoisoadenylate synthetase-dependent), EIF2AK2 <text:s/>- <text:s/>eukaryotic translation initiation factor 2-alpha kinase 2, IFNB1 <text:s/>- <text:s/>interferon, beta 1, fibroblast, TRIM22 <text:s/>- <text:s/>tripartite motif containing 22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0000152" calcext:value-type="float">
            <text:p>1.52E-09</text:p>
          </table:table-cell>
          <table:table-cell office:value-type="float" office:value="0.000000654" calcext:value-type="float">
            <text:p>0.000000654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634" calcext:value-type="float">
            <text:p>63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SFMBT2 <text:s/>- <text:s/>scm-like with four mbt domains 2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MYOG <text:s/>- <text:s/>myogenin (myogenic factor 4), FMN2 <text:s/>- <text:s/>formin 2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RGS3 <text:s/>- <text:s/>regulator of g-protein signaling 3, TRIM22 <text:s/>- <text:s/>tripartite motif containing 22, MYO6 <text:s/>- <text:s/>myosin vi, PSMD14 <text:s/>- <text:s/>proteasome (prosome, macropain) 26s subunit, non-atpase, 14, ACTN1 <text:s/>- <text:s/>actinin, alpha 1, SPTLC2 <text:s/>- <text:s/>serine palmitoyltransferase, long chain base subunit 2, BBX <text:s/>- <text:s/>bobby sox homolog (drosophila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VAV3 <text:s/>- <text:s/>vav 3 guanine nucleotide exchange factor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STK4 <text:s/>- <text:s/>serine/threonine kinase 4, CITED2 <text:s/>- <text:s/>cbp/p300-interacting transactivator, with glu/asp-rich carboxy-terminal domain, 2, HOXA11 <text:s/>- <text:s/>homeobox a11, MYSM1 <text:s/>- <text:s/>myb-like, swirm and mpn domains 1, PROK2 <text:s/>- <text:s/>prokineticin 2, HOXB3 <text:s/>- <text:s/>homeobox b3, IRF9 <text:s/>- <text:s/>interferon regulatory factor 9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ZNFX1 <text:s/>- <text:s/>zinc finger, nfx1-type containing 1, ESR1 <text:s/>- <text:s/>estrogen receptor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TNFAIP8 <text:s/>- <text:s/>tumor necrosis factor, alpha-induced protein 8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BACE2 <text:s/>- <text:s/>beta-site app-cleaving enzyme 2, IL17A <text:s/>- <text:s/>interleukin 17a, IL15 <text:s/>- <text:s/>interleukin 15, BIRC2 <text:s/>- <text:s/>baculoviral iap repeat containing 2, ARID4B <text:s/>- <text:s/>at rich interactive domain 4b (rbp1-like)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SREK1 <text:s/>- <text:s/>splicing regulatory glutamine/lysine-rich protein 1, ATAD2B <text:s/>- <text:s/>atpase family, aaa domain containing 2b, SET <text:s/>- <text:s/>set nuclear oncogene, PIK3R3 <text:s/>- <text:s/>phosphoinositide-3-kinase, regulatory subunit 3 (gamma), FLI1 <text:s/>- <text:s/>fli-1 proto-oncogene, ets transcription factor, INHBA <text:s/>- <text:s/>inhibin, beta a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NDFIP1 <text:s/>- <text:s/>nedd4 family interacting protein 1, AFF1 <text:s/>- <text:s/>af4/fmr2 family, member 1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CD27 <text:s/>- <text:s/>cd27 molecule, TEAD1 <text:s/>- <text:s/>tea domain family member 1 (sv40 transcriptional enhancer factor), CBX4 <text:s/>- <text:s/>chromobox homolog 4, TNFSF8 <text:s/>- <text:s/>tumor necrosis factor (ligand) superfamily, member 8, RAD51AP1 <text:s/>- <text:s/>rad51 associated protein 1, CCL21 <text:s/>- <text:s/>chemokine (c-c motif) ligand 21, CD80 <text:s/>- <text:s/>cd80 molecule, ZNF366 <text:s/>- <text:s/>zinc finger protein 366, MAP4K5 <text:s/>- <text:s/>mitogen-activated protein kinase kinase kinase kinase 5, ATXN1 <text:s/>- <text:s/>ataxin 1, ANP32B <text:s/>- <text:s/>acidic (leucine-rich) nuclear phosphoprotein 32 family, member b, PDGFRB <text:s/>- <text:s/>platelet-derived growth factor receptor, beta polypeptide, FGF1 <text:s/>- <text:s/>fibroblast growth factor 1 (acidic), NR4A2 <text:s/>- <text:s/>nuclear receptor subfamily 4, group a, member 2, ENPP2 <text:s/>- <text:s/>ectonucleotide pyrophosphatase/phosphodiesterase 2, MKNK1 <text:s/>- <text:s/>map kinase interacting serine/threonine kinase 1, PDK3 <text:s/>- <text:s/>pyruvate dehydrogenase kinase, isozyme 3, FGA <text:s/>- <text:s/>fibrinogen alpha chain, CASK <text:s/>- <text:s/>calcium/calmodulin-dependent serine protein kinase (maguk family), TARBP1 <text:s/>- <text:s/>tar (hiv-1) rna binding protein 1, MEIS2 <text:s/>- <text:s/>meis homeobox 2, MEIS1 <text:s/>- <text:s/>meis homeobox 1, CEBPD <text:s/>- <text:s/>ccaat/enhancer binding protein (c/ebp), delta, MAP3K5 <text:s/>- <text:s/>mitogen-activated protein kinase kinase kinase 5, PTK2 <text:s/>- <text:s/>protein tyrosine kinase 2, HELT <text:s/>- <text:s/>helt bhlh transcription factor, TBX15 <text:s/>- <text:s/>t-box 15, TBX5 <text:s/>- <text:s/>t-box 5, ZEB2 <text:s/>- <text:s/>zinc finger e-box binding homeobox 2, CXCL10 <text:s/>- <text:s/>chemokine (c-x-c motif) ligand 10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NRD1 <text:s/>- <text:s/>nardilysin (n-arginine dibasic convertase), RGMB <text:s/>- <text:s/>rgm domain family, member b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MBNL1 <text:s/>- <text:s/>muscleblind-like splicing regulator 1, ID3 <text:s/>- <text:s/>inhibitor of dna binding 3, dominant negative helix-loop-helix protein, HDAC4 <text:s/>- <text:s/>histone deacetylase 4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CCDC3 <text:s/>- <text:s/>coiled-coil domain containing 3, SLC40A1 <text:s/>- <text:s/>solute carrier family 40 (iron-regulated transporter), member 1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EHD4 <text:s/>- <text:s/>eh-domain containing 4, SOCS7 <text:s/>- <text:s/>suppressor of cytokine signaling 7, TFAP2D <text:s/>- <text:s/>transcription factor ap-2 delta (activating enhancer binding protein 2 delta), PITX2 <text:s/>- <text:s/>paired-like homeodomain 2, SAMSN1 <text:s/>- <text:s/>sam domain, sh3 domain and nuclear localization signals 1, MTF2 <text:s/>- <text:s/>metal response element binding transcription factor 2, NEK2 <text:s/>- <text:s/>nima-related kinase 2, BAK1 <text:s/>- <text:s/>bcl2-antagonist/killer 1, CLTC <text:s/>- <text:s/>clathrin, heavy chain (hc)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NFATC3 <text:s/>- <text:s/>nuclear factor of activated t-cells, cytoplasmic, calcineurin-dependent 3, DIO2 <text:s/>- <text:s/>deiodinase, iodothyronine, type ii, SIX1 <text:s/>- <text:s/>six homeobox 1, HEY2 <text:s/>- <text:s/>hairy/enhancer-of-split related with yrpw motif 2, FNIP1 <text:s/>- <text:s/>folliculin interacting protein 1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ZIC1 <text:s/>- <text:s/>zic family member 1, MED15 <text:s/>- <text:s/>mediator complex subunit 15, GPR65 <text:s/>- <text:s/>g protein-coupled receptor 65, PRDM16 <text:s/>- <text:s/>pr domain containing 16, GRIK2 <text:s/>- <text:s/>glutamate receptor, ionotropic, kainate 2, MBIP <text:s/>- <text:s/>map3k12 binding inhibitory protein 1, STAG2 <text:s/>- <text:s/>stromal antigen 2, HDAC7 <text:s/>- <text:s/>histone deacetylase 7, N4BP1 <text:s/>- <text:s/>nedd4 binding protein 1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LRRC4C <text:s/>- <text:s/>leucine rich repeat containing 4c, BCL2 <text:s/>- <text:s/>b-cell cll/lymphoma 2, THBS1 <text:s/>- <text:s/>thrombospondin 1, TIAL1 <text:s/>- <text:s/>tia1 cytotoxic granule-associated rna binding protein-like 1, IL27 <text:s/>- <text:s/>interleukin 27, CCND1 <text:s/>- <text:s/>cyclin d1, LSR <text:s/>- <text:s/>lipolysis stimulated lipoprote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defense response</text:p>
          </table:table-cell>
          <table:table-cell office:value-type="float" office:value="0.00000000175" calcext:value-type="float">
            <text:p>1.75E-09</text:p>
          </table:table-cell>
          <table:table-cell office:value-type="float" office:value="0.000000731" calcext:value-type="float">
            <text:p>0.000000731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668" calcext:value-type="float">
            <text:p>668</text:p>
          </table:table-cell>
          <table:table-cell office:value-type="float" office:value="634" calcext:value-type="float">
            <text:p>6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DHX58 <text:s/>- <text:s/>dexh (asp-glu-x-his) box polypeptide 58, PXK <text:s/>- <text:s/>px domain containing serine/threonine kinase, IL15 <text:s/>- <text:s/>interleukin 15, DDX60 <text:s/>- <text:s/>dead (asp-glu-ala-asp) box polypeptide 60, NLRC5 <text:s/>- <text:s/>nlr family, card domain containing 5, IL23A <text:s/>- <text:s/>interleukin 23, alpha subunit p19, INHBA <text:s/>- <text:s/>inhibin, beta a, BST2 <text:s/>- <text:s/>bone marrow stromal cell antigen 2, CD74 <text:s/>- <text:s/>cd74 molecule, major histocompatibility complex, class ii invariant chain, GBP5 <text:s/>- <text:s/>guanylate binding protein 5, LY86 <text:s/>- <text:s/>lymphocyte antigen 86, NMI <text:s/>- <text:s/>n-myc (and stat) interactor, IFNB1 <text:s/>- <text:s/>interferon, beta 1, fibroblast, TRIM5 <text:s/>- <text:s/>tripartite motif containing 5, HDAC4 <text:s/>- <text:s/>histone deacetylase 4, GRAP2 <text:s/>- <text:s/>grb2-related adaptor protein 2, TLR7 <text:s/>- <text:s/>toll-like receptor 7, BLK <text:s/>- <text:s/>b lymphoid tyrosine kinase, STYK1 <text:s/>- <text:s/>serine/threonine/tyrosine kinase 1, CD27 <text:s/>- <text:s/>cd27 molecule, CYSLTR1 <text:s/>- <text:s/>cysteinyl leukotriene receptor 1, HDAC9 <text:s/>- <text:s/>histone deacetylase 9, TNFSF8 <text:s/>- <text:s/>tumor necrosis factor (ligand) superfamily, member 8, CYLD <text:s/>- <text:s/>cylindromatosis (turban tumor syndrome), TRIM22 <text:s/>- <text:s/>tripartite motif containing 22, CCL21 <text:s/>- <text:s/>chemokine (c-c motif) ligand 21, BATF2 <text:s/>- <text:s/>basic leucine zipper transcription factor, atf-like 2, LSP1 <text:s/>- <text:s/>lymphocyte-specific protein 1, PROK2 <text:s/>- <text:s/>prokineticin 2, IRF9 <text:s/>- <text:s/>interferon regulatory factor 9, ISG20 <text:s/>- <text:s/>interferon stimulated exonuclease gene 20kda, CYP26B1 <text:s/>- <text:s/>cytochrome p450, family 26, subfamily b, polypeptide 1, B2M <text:s/>- <text:s/>beta-2-microglobulin, ADAR <text:s/>- <text:s/>adenosine deaminase, rna-specific, NOD1 <text:s/>- <text:s/>nucleotide-binding oligomerization domain containing 1, ITGB6 <text:s/>- <text:s/>integrin, beta 6, TNFSF4 <text:s/>- <text:s/>tumor necrosis factor (ligand) superfamily, member 4, ISG15 <text:s/>- <text:s/>isg15 ubiquitin-like modifier, NFATC3 <text:s/>- <text:s/>nuclear factor of activated t-cells, cytoplasmic, calcineurin-dependent 3, RNASEL <text:s/>- <text:s/>ribonuclease l (2',5'-oligoisoadenylate synthetase-dependent), FGA <text:s/>- <text:s/>fibrinogen alpha chain, LY75 <text:s/>- <text:s/>lymphocyte antigen 75, EIF2AK2 <text:s/>- <text:s/>eukaryotic translation initiation factor 2-alpha kinase 2, ITGB1 <text:s/>- <text:s/>integrin, beta 1 (fibronectin receptor, beta polypeptide, antigen cd29 includes mdf2, msk12), CXCR6 <text:s/>- <text:s/>chemokine (c-x-c motif) receptor 6, ADAM15 <text:s/>- <text:s/>adam metallopeptidase domain 15, PTK2 <text:s/>- <text:s/>protein tyrosine kinase 2, MAP3K5 <text:s/>- <text:s/>mitogen-activated protein kinase kinase kinase 5, IL22RA1 <text:s/>- <text:s/>interleukin 22 receptor, alpha 1, RSAD2 <text:s/>- <text:s/>radical s-adenosyl methionine domain containing 2, MEP1B <text:s/>- <text:s/>meprin a, beta, TRIM21 <text:s/>- <text:s/>tripartite motif containing 21, CXCL10 <text:s/>- <text:s/>chemokine (c-x-c motif) ligand 10, ZBP1 <text:s/>- <text:s/>z-dna binding protein 1, YES1 <text:s/>- <text:s/>v-yes-1 yamaguchi sarcoma viral oncogene homolog 1, GSDMD <text:s/>- <text:s/>gasdermin d, IRF7 <text:s/>- <text:s/>interferon regulatory factor 7, BCL2 <text:s/>- <text:s/>b-cell cll/lymphoma 2, THBS1 <text:s/>- <text:s/>thrombospondin 1, TIAL1 <text:s/>- <text:s/>tia1 cytotoxic granule-associated rna binding protein-like 1, IL27 <text:s/>- <text:s/>interleukin 27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0.0000000021" calcext:value-type="float">
            <text:p>2.1E-09</text:p>
          </table:table-cell>
          <table:table-cell office:value-type="float" office:value="0.000000854" calcext:value-type="float">
            <text:p>0.000000854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2049" calcext:value-type="float">
            <text:p>2049</text:p>
          </table:table-cell>
          <table:table-cell office:value-type="float" office:value="634" calcext:value-type="float">
            <text:p>6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IL15 <text:s/>- <text:s/>interleukin 15, ARID4B <text:s/>- <text:s/>at rich interactive domain 4b (rbp1-like), ZNF385A <text:s/>- <text:s/>zinc finger protein 385a, TCF15 <text:s/>- <text:s/>transcription factor 15 (basic helix-loop-helix), KAZALD1 <text:s/>- <text:s/>kazal-type serine peptidase inhibitor domain 1, PAX3 <text:s/>- <text:s/>paired box 3, FLT3LG <text:s/>- <text:s/>fms-related tyrosine kinase 3 ligand, RFX3 <text:s/>- <text:s/>regulatory factor x, 3 (influences hla class ii expression), POU6F2 <text:s/>- <text:s/>pou class 6 homeobox 2, ELK4 <text:s/>- <text:s/>elk4, ets-domain protein (srf accessory protein 1), ATP11C <text:s/>- <text:s/>atpase, class vi, type 11c, INHBA <text:s/>- <text:s/>inhibin, beta a, FLI1 <text:s/>- <text:s/>fli-1 proto-oncogene, ets transcription factor, NRP1 <text:s/>- <text:s/>neuropilin 1, TRPS1 <text:s/>- <text:s/>trichorhinophalangeal syndrome i, BCL11A <text:s/>- <text:s/>b-cell cll/lymphoma 11a (zinc finger protein), DCC <text:s/>- <text:s/>deleted in colorectal carcinoma, BFSP1 <text:s/>- <text:s/>beaded filament structural protein 1, filensin, L3MBTL3 <text:s/>- <text:s/>l(3)mbt-like 3 (drosophila), CPT1A <text:s/>- <text:s/>carnitine palmitoyltransferase 1a (liver), TMC1 <text:s/>- <text:s/>transmembrane channel-like 1, MYOG <text:s/>- <text:s/>myogenin (myogenic factor 4), SEMA6D <text:s/>- <text:s/>sema domain, transmembrane domain (tm), and cytoplasmic domain, (semaphorin) 6d, FMN2 <text:s/>- <text:s/>formin 2, IL2 <text:s/>- <text:s/>interleukin 2, BLK <text:s/>- <text:s/>b lymphoid tyrosine kinase, SOX5 <text:s/>- <text:s/>sry (sex determining region y)-box 5, LMO4 <text:s/>- <text:s/>lim domain only 4, FOXF1 <text:s/>- <text:s/>forkhead box f1, FOXG1 <text:s/>- <text:s/>forkhead box g1, ELF1 <text:s/>- <text:s/>e74-like factor 1 (ets domain transcription factor), C10orf11 <text:s/>- <text:s/>chromosome 10 open reading frame 11, IL7 <text:s/>- <text:s/>interleukin 7, TNFSF8 <text:s/>- <text:s/>tumor necrosis factor (ligand) superfamily, member 8, DOCK10 <text:s/>- <text:s/>dedicator of cytokinesis 10, SPAG6 <text:s/>- <text:s/>sperm associated antigen 6, CCL21 <text:s/>- <text:s/>chemokine (c-c motif) ligand 21, ACTN1 <text:s/>- <text:s/>actinin, alpha 1, ROR1 <text:s/>- <text:s/>receptor tyrosine kinase-like orphan receptor 1, SYNE1 <text:s/>- <text:s/>spectrin repeat containing, nuclear envelope 1, ADAR <text:s/>- <text:s/>adenosine deaminase, rna-specific, FGF1 <text:s/>- <text:s/>fibroblast growth factor 1 (acidic), PTGER4 <text:s/>- <text:s/>prostaglandin e receptor 4 (subtype ep4), ITGB7 <text:s/>- <text:s/>integrin, beta 7, NR4A2 <text:s/>- <text:s/>nuclear receptor subfamily 4, group a, member 2, PPARGC1A <text:s/>- <text:s/>peroxisome proliferator-activated receptor gamma, coactivator 1 alpha, RNASEL <text:s/>- <text:s/>ribonuclease l (2',5'-oligoisoadenylate synthetase-dependent), KRT10 <text:s/>- <text:s/>keratin 10, USH1C <text:s/>- <text:s/>usher syndrome 1c (autosomal recessive, severe), MEIS1 <text:s/>- <text:s/>meis homeobox 1, ITGB1 <text:s/>- <text:s/>integrin, beta 1 (fibronectin receptor, beta polypeptide, antigen cd29 includes mdf2, msk12), CEBPD <text:s/>- <text:s/>ccaat/enhancer binding protein (c/ebp), delta, PTK2 <text:s/>- <text:s/>protein tyrosine kinase 2, BBS9 <text:s/>- <text:s/>bardet-biedl syndrome 9, HELT <text:s/>- <text:s/>helt bhlh transcription factor, CDK6 <text:s/>- <text:s/>cyclin-dependent kinase 6, BIN3 <text:s/>- <text:s/>bridging integrator 3, USP42 <text:s/>- <text:s/>ubiquitin specific peptidase 42, TBX5 <text:s/>- <text:s/>t-box 5, MUSK <text:s/>- <text:s/>muscle, skeletal, receptor tyrosine kinase, SPRY1 <text:s/>- <text:s/>sprouty homolog 1, antagonist of fgf signaling (drosophila), ZEB2 <text:s/>- <text:s/>zinc finger e-box binding homeobox 2, FAT4 <text:s/>- <text:s/>fat atypical cadherin 4, SMARCA2 <text:s/>- <text:s/>swi/snf related, matrix associated, actin dependent regulator of chromatin, subfamily a, member 2, TCF7L2 <text:s/>- <text:s/>transcription factor 7-like 2 (t-cell specific, hmg-box), CNTN4 <text:s/>- <text:s/>contactin 4, COL19A1 <text:s/>- <text:s/>collagen, type xix, alpha 1, COL12A1 <text:s/>- <text:s/>collagen, type xii, alpha 1, PDE4D <text:s/>- <text:s/>phosphodiesterase 4d, camp-specific, ITGA6 <text:s/>- <text:s/>integrin, alpha 6, IL1RAPL1 <text:s/>- <text:s/>interleukin 1 receptor accessory protein-like 1, SOCS1 <text:s/>- <text:s/>suppressor of cytokine signaling 1, HLX <text:s/>- <text:s/>h2.0-like homeobox, ETV7 <text:s/>- <text:s/>ets variant 7, SH2B3 <text:s/>- <text:s/>sh2b adaptor protein 3, WNT8B <text:s/>- <text:s/>wingless-type mmtv integration site family, member 8b, FST <text:s/>- <text:s/>follistatin, TBX21 <text:s/>- <text:s/>t-box 21, MAP2 <text:s/>- <text:s/>microtubule-associated protein 2, IFNB1 <text:s/>- <text:s/>interferon, beta 1, fibroblast, ATF3 <text:s/>- <text:s/>activating transcription factor 3, MBNL1 <text:s/>- <text:s/>muscleblind-like splicing regulator 1, FNDC3A <text:s/>- <text:s/>fibronectin type iii domain containing 3a, ID3 <text:s/>- <text:s/>inhibitor of dna binding 3, dominant negative helix-loop-helix protein, PRRC2B <text:s/>- <text:s/>proline-rich coiled-coil 2b, HDAC4 <text:s/>- <text:s/>histone deacetylase 4, GRAP2 <text:s/>- <text:s/>grb2-related adaptor protein 2, TBX19 <text:s/>- <text:s/>t-box 19, FRYL <text:s/>- <text:s/>fry-like, HIPK1 <text:s/>- <text:s/>homeodomain interacting protein kinase 1, MKL1 <text:s/>- <text:s/>megakaryoblastic leukemia (translocation) 1, GPR18 <text:s/>- <text:s/>g protein-coupled receptor 18, STYK1 <text:s/>- <text:s/>serine/threonine/tyrosine kinase 1, THSD7A <text:s/>- <text:s/>thrombospondin, type i, domain containing 7a, CDNF <text:s/>- <text:s/>cerebral dopamine neurotrophic factor, HGF <text:s/>- <text:s/>hepatocyte growth factor (hepapoietin a; scatter factor), FOXK1 <text:s/>- <text:s/>forkhead box k1, MSX1 <text:s/>- <text:s/>msh homeobox 1, HDAC9 <text:s/>- <text:s/>histone deacetylase 9, CYLD <text:s/>- <text:s/>cylindromatosis (turban tumor syndrome), STK4 <text:s/>- <text:s/>serine/threonine kinase 4, BATF2 <text:s/>- <text:s/>basic leucine zipper transcription factor, atf-like 2, SOCS7 <text:s/>- <text:s/>suppressor of cytokine signaling 7, CITED2 <text:s/>- <text:s/>cbp/p300-interacting transactivator, with glu/asp-rich carboxy-terminal domain, 2, PITX2 <text:s/>- <text:s/>paired-like homeodomain 2, HOXA11 <text:s/>- <text:s/>homeobox a11, RC3H2 <text:s/>- <text:s/>ring finger and ccch-type domains 2, MTF2 <text:s/>- <text:s/>metal response element binding transcription factor 2, HOXB3 <text:s/>- <text:s/>homeobox b3, DLG4 <text:s/>- <text:s/>discs, large homolog 4 (drosophila), EYA4 <text:s/>- <text:s/>eyes absent homolog 4 (drosophila), EREG <text:s/>- <text:s/>epiregulin, CLTC <text:s/>- <text:s/>clathrin, heavy chain (hc), KLHL32 <text:s/>- <text:s/>kelch-like family member 32, TNMD <text:s/>- <text:s/>tenomodulin, CYP26B1 <text:s/>- <text:s/>cytochrome p450, family 26, subfamily b, polypeptide 1, B2M <text:s/>- <text:s/>beta-2-microglobulin, STAT6 <text:s/>- <text:s/>signal transducer and activator of transcription 6, interleukin-4 induced, NFIB <text:s/>- <text:s/>nuclear factor i/b, ESR1 <text:s/>- <text:s/>estrogen receptor 1, ETV1 <text:s/>- <text:s/>ets variant 1, HOXA2 <text:s/>- <text:s/>homeobox a2, ADAM15 <text:s/>- <text:s/>adam metallopeptidase domain 15, SIX1 <text:s/>- <text:s/>six homeobox 1, FNIP1 <text:s/>- <text:s/>folliculin interacting protein 1, HEY2 <text:s/>- <text:s/>hairy/enhancer-of-split related with yrpw motif 2, SIM2 <text:s/>- <text:s/>single-minded homolog 2 (drosophila), ZFPM1 <text:s/>- <text:s/>zinc finger protein, fog family member 1, RUNX3 <text:s/>- <text:s/>runt-related transcription factor 3, MAPK10 <text:s/>- <text:s/>mitogen-activated protein kinase 10, DNASE1L3 <text:s/>- <text:s/>deoxyribonuclease i-like 3, RSAD2 <text:s/>- <text:s/>radical s-adenosyl methionine domain containing 2, ZIC1 <text:s/>- <text:s/>zic family member 1, GATA6 <text:s/>- <text:s/>gata binding protein 6, PRDM16 <text:s/>- <text:s/>pr domain containing 16, SORT1 <text:s/>- <text:s/>sortilin 1, HNRNPC <text:s/>- <text:s/>heterogeneous nuclear ribonucleoprotein c (c1/c2), HDAC7 <text:s/>- <text:s/>histone deacetylase 7, ZIC3 <text:s/>- <text:s/>zic family member 3, YES1 <text:s/>- <text:s/>v-yes-1 yamaguchi sarcoma viral oncogene homolog 1, BCL2 <text:s/>- <text:s/>b-cell cll/lymphoma 2, TIAL1 <text:s/>- <text:s/>tia1 cytotoxic granule-associated rna binding protein-like 1, ERBB4 <text:s/>- <text:s/>v-erb-b2 avian erythroblastic leukemia viral oncogene homolog 4, CCND1 <text:s/>- <text:s/>cyclin d1, LSR <text:s/>- <text:s/>lipolysis stimulated lipoprotein receptor, RRBP1 <text:s/>- <text:s/>ribosome binding protein 1, KIAA1598 <text:s/>- <text:s/>kiaa1598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00235" calcext:value-type="float">
            <text:p>2.35E-09</text:p>
          </table:table-cell>
          <table:table-cell office:value-type="float" office:value="0.000000929" calcext:value-type="float">
            <text:p>0.000000929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634" calcext:value-type="float">
            <text:p>63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SFMBT2 <text:s/>- <text:s/>scm-like with four mbt domains 2, ASCC3 <text:s/>- <text:s/>activating signal cointegrator 1 complex subunit 3, L3MBTL3 <text:s/>- <text:s/>l(3)mbt-like 3 (drosophila)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KDM2A <text:s/>- <text:s/>lysine (k)-specific demethylase 2a, ELF1 <text:s/>- <text:s/>e74-like factor 1 (ets domain transcription factor), TRIM22 <text:s/>- <text:s/>tripartite motif containing 22, MYO6 <text:s/>- <text:s/>myosin vi, PSMD14 <text:s/>- <text:s/>proteasome (prosome, macropain) 26s subunit, non-atpase, 14, ACTN1 <text:s/>- <text:s/>actinin, alpha 1, BBX <text:s/>- <text:s/>bobby sox homolog (drosophila), GLIS1 <text:s/>- <text:s/>glis family zinc finger 1, PPARGC1A <text:s/>- <text:s/>peroxisome proliferator-activated receptor gamma, coactivator 1 alpha, MYB <text:s/>- <text:s/>v-myb avian myeloblastosis viral oncogene homolog, RNASEL <text:s/>- <text:s/>ribonuclease l (2',5'-oligoisoadenylate synthetase-dependent), UBR5 <text:s/>- <text:s/>ubiquitin protein ligase e3 component n-recognin 5, AKAP6 <text:s/>- <text:s/>a kinase (prka) anchor protein 6, TNRC18 <text:s/>- <text:s/>trinucleotide repeat containing 18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NLRC5 <text:s/>- <text:s/>nlr family, card domain containing 5, PDE5A <text:s/>- <text:s/>phosphodiesterase 5a, cgmp-specific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CITED2 <text:s/>- <text:s/>cbp/p300-interacting transactivator, with glu/asp-rich carboxy-terminal domain,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ESR1 <text:s/>- <text:s/>estrogen receptor 1, ZNFX1 <text:s/>- <text:s/>zinc finger, nfx1-type containing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HNF4G <text:s/>- <text:s/>hepatocyte nuclear factor 4, gamma, GATA6 <text:s/>- <text:s/>gata binding protein 6, FAM168A <text:s/>- <text:s/>family with sequence similarity 168, member a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IL17A <text:s/>- <text:s/>interleukin 17a, ARID4B <text:s/>- <text:s/>at rich interactive domain 4b (rbp1-like), BIRC2 <text:s/>- <text:s/>baculoviral iap repeat containing 2, ZNF385A <text:s/>- <text:s/>zinc finger protein 385a, TCF15 <text:s/>- <text:s/>transcription factor 15 (basic helix-loop-helix), FLT3LG <text:s/>- <text:s/>fms-related tyrosine kinase 3 ligand, PAX3 <text:s/>- <text:s/>paired box 3, PAX9 <text:s/>- <text:s/>paired box 9, SREK1 <text:s/>- <text:s/>splicing regulatory glutamine/lysine-rich protein 1, POU6F2 <text:s/>- <text:s/>pou class 6 homeobox 2, ATAD2B <text:s/>- <text:s/>atpase family, aaa domain containing 2b, SET <text:s/>- <text:s/>set nuclear oncogene, INHBA <text:s/>- <text:s/>inhibin, beta a, FLI1 <text:s/>- <text:s/>fli-1 proto-oncogene, ets transcription factor, OSM <text:s/>- <text:s/>oncostatin m, CD74 <text:s/>- <text:s/>cd74 molecule, major histocompatibility complex, class ii invariant chain, NCOA7 <text:s/>- <text:s/>nuclear receptor coactivator 7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NDFIP1 <text:s/>- <text:s/>nedd4 family interacting protein 1, AFF1 <text:s/>- <text:s/>af4/fmr2 family, member 1, ASH1L <text:s/>- <text:s/>ash1 (absent, small, or homeotic)-like (drosophila)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SP9 <text:s/>- <text:s/>sp9 transcription factor, YRDC <text:s/>- <text:s/>yrdc domain containing (e. coli), TEAD1 <text:s/>- <text:s/>tea domain family member 1 (sv40 transcriptional enhancer factor), CBX4 <text:s/>- <text:s/>chromobox homolog 4, RAD51AP1 <text:s/>- <text:s/>rad51 associated protein 1, TNFSF8 <text:s/>- <text:s/>tumor necrosis factor (ligand) superfamily, member 8, CD80 <text:s/>- <text:s/>cd80 molecule, ZNF366 <text:s/>- <text:s/>zinc finger protein 366, ATXN1 <text:s/>- <text:s/>ataxin 1, PDGFRB <text:s/>- <text:s/>platelet-derived growth factor receptor, beta polypeptide, FGF1 <text:s/>- <text:s/>fibroblast growth factor 1 (acidic), NR4A2 <text:s/>- <text:s/>nuclear receptor subfamily 4, group a, member 2, MKNK1 <text:s/>- <text:s/>map kinase interacting serine/threonine kinase 1, TARBP1 <text:s/>- <text:s/>tar (hiv-1) rna binding protein 1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15 <text:s/>- <text:s/>t-box 15, TBX5 <text:s/>- <text:s/>t-box 5, ZEB2 <text:s/>- <text:s/>zinc finger e-box binding homeobox 2, CXCL10 <text:s/>- <text:s/>chemokine (c-x-c motif) ligand 10, ASS1 <text:s/>- <text:s/>argininosuccinate synthase 1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RGMB <text:s/>- <text:s/>rgm domain family, member b, EPC2 <text:s/>- <text:s/>enhancer of polycomb homolog 2 (drosophila)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TBX19 <text:s/>- <text:s/>t-box 19, FRYL <text:s/>- <text:s/>fry-like, NFIX <text:s/>- <text:s/>nuclear factor i/x (ccaat-binding transcription factor), MKL1 <text:s/>- <text:s/>megakaryoblastic leukemia (translocation) 1, SLC40A1 <text:s/>- <text:s/>solute carrier family 40 (iron-regulated transporter), member 1, FOXK1 <text:s/>- <text:s/>forkhead box k1, PARP14 <text:s/>- <text:s/>poly (adp-ribose) polymerase family, member 14, ATP1B4 <text:s/>- <text:s/>atpase, na+/k+ transporting, beta 4 polypeptide, HDAC9 <text:s/>- <text:s/>histone deacetylase 9, TFAP2D <text:s/>- <text:s/>transcription factor ap-2 delta (activating enhancer binding protein 2 delta), PITX2 <text:s/>- <text:s/>paired-like homeodomain 2, MTF2 <text:s/>- <text:s/>metal response element binding transcription factor 2, NEK2 <text:s/>- <text:s/>nima-related kinase 2, BAK1 <text:s/>- <text:s/>bcl2-antagonist/killer 1, CLTC <text:s/>- <text:s/>clathrin, heavy chain (hc)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BTAF1 <text:s/>- <text:s/>btaf1 rna polymerase ii, b-tfiid transcription factor-associated, 170kda, NFATC3 <text:s/>- <text:s/>nuclear factor of activated t-cells, cytoplasmic, calcineurin-dependent 3, DIO2 <text:s/>- <text:s/>deiodinase, iodothyronine, type ii, HEY2 <text:s/>- <text:s/>hairy/enhancer-of-split related with yrpw motif 2, FNIP1 <text:s/>- <text:s/>folliculin interacting protein 1, SIX1 <text:s/>- <text:s/>six homeobox 1, SIM2 <text:s/>- <text:s/>single-minded homolog 2 (drosophila), ZBTB32 <text:s/>- <text:s/>zinc finger and btb domain containing 32, ZIC1 <text:s/>- <text:s/>zic family member 1, SMARCA5 <text:s/>- <text:s/>swi/snf related, matrix associated, actin dependent regulator of chromatin, subfamily a, member 5, MED15 <text:s/>- <text:s/>mediator complex subunit 15, GPR65 <text:s/>- <text:s/>g protein-coupled receptor 65, PRDM16 <text:s/>- <text:s/>pr domain containing 16, STAG2 <text:s/>- <text:s/>stromal antigen 2, HDAC7 <text:s/>- <text:s/>histone deacetylase 7, RBBP6 <text:s/>- <text:s/>retinoblastoma binding protein 6, ZIC3 <text:s/>- <text:s/>zic family member 3, FOXQ1 <text:s/>- <text:s/>forkhead box q1, PHF14 <text:s/>- <text:s/>phd finger protein 14, NEDD4 <text:s/>- <text:s/>neural precursor cell expressed, developmentally down-regulated 4, e3 ubiquitin protein ligase, YES1 <text:s/>- <text:s/>v-yes-1 yamaguchi sarcoma viral oncogene homolog 1, THBS1 <text:s/>- <text:s/>thrombospondin 1, TIAL1 <text:s/>- <text:s/>tia1 cytotoxic granule-associated rna binding protein-like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regulation of multicellular organismal process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0.00000112" calcext:value-type="float">
            <text:p>0.00000112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095" calcext:value-type="float">
            <text:p>2095</text:p>
          </table:table-cell>
          <table:table-cell office:value-type="float" office:value="634" calcext:value-type="float">
            <text:p>6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CASZ1 <text:s/>- <text:s/>castor zinc finger 1, BIRC2 <text:s/>- <text:s/>baculoviral iap repeat containing 2, DDX60 <text:s/>- <text:s/>dead (asp-glu-ala-asp) box polypeptide 60, CDH3 <text:s/>- <text:s/>cadherin 3, type 1, p-cadherin (placental), FLT3LG <text:s/>- <text:s/>fms-related tyrosine kinase 3 ligand, PLXNC1 <text:s/>- <text:s/>plexin c1, PAX9 <text:s/>- <text:s/>paired box 9, RFX3 <text:s/>- <text:s/>regulatory factor x, 3 (influences hla class ii expression), CD274 <text:s/>- <text:s/>cd274 molecule, ATP11C <text:s/>- <text:s/>atpase, class vi, type 11c, INHBA <text:s/>- <text:s/>inhibin, beta a, NRP1 <text:s/>- <text:s/>neuropilin 1, BST2 <text:s/>- <text:s/>bone marrow stromal cell antigen 2, CD74 <text:s/>- <text:s/>cd74 molecule, major histocompatibility complex, class ii invariant chain, IDO1 <text:s/>- <text:s/>indoleamine 2,3-dioxygenase 1, TRPS1 <text:s/>- <text:s/>trichorhinophalangeal syndrome i, BCL11A <text:s/>- <text:s/>b-cell cll/lymphoma 11a (zinc finger protein), MLLT3 <text:s/>- <text:s/>myeloid/lymphoid or mixed-lineage leukemia (trithorax homolog, drosophila); translocated to, 3, NDFIP1 <text:s/>- <text:s/>nedd4 family interacting protein 1, DCC <text:s/>- <text:s/>deleted in colorectal carcinoma, GLIPR2 <text:s/>- <text:s/>gli pathogenesis-related 2, TLR7 <text:s/>- <text:s/>toll-like receptor 7, SCARB2 <text:s/>- <text:s/>scavenger receptor class b, member 2, BDNF <text:s/>- <text:s/>brain-derived neurotrophic factor, MYOG <text:s/>- <text:s/>myogenin (myogenic factor 4), UBE2L6 <text:s/>- <text:s/>ubiquitin-conjugating enzyme e2l 6, PSMA3 <text:s/>- <text:s/>proteasome (prosome, macropain) subunit, alpha type, 3, PSMB10 <text:s/>- <text:s/>proteasome (prosome, macropain) subunit, beta type, 10, IL2 <text:s/>- <text:s/>interleukin 2, CFLAR <text:s/>- <text:s/>casp8 and fadd-like apoptosis regulator, SOX5 <text:s/>- <text:s/>sry (sex determining region y)-box 5, OMD <text:s/>- <text:s/>osteomodulin, TRIM6 <text:s/>- <text:s/>tripartite motif containing 6, FOXG1 <text:s/>- <text:s/>forkhead box g1, SOS1 <text:s/>- <text:s/>son of sevenless homolog 1 (drosophila), CD27 <text:s/>- <text:s/>cd27 molecule, ELF1 <text:s/>- <text:s/>e74-like factor 1 (ets domain transcription factor), IL7 <text:s/>- <text:s/>interleukin 7, CD80 <text:s/>- <text:s/>cd80 molecule, PSMD14 <text:s/>- <text:s/>proteasome (prosome, macropain) 26s subunit, non-atpase, 14, ROR1 <text:s/>- <text:s/>receptor tyrosine kinase-like orphan receptor 1, PDGFRB <text:s/>- <text:s/>platelet-derived growth factor receptor, beta polypeptide, CD96 <text:s/>- <text:s/>cd96 molecule, GLRA1 <text:s/>- <text:s/>glycine receptor, alpha 1, FGF1 <text:s/>- <text:s/>fibroblast growth factor 1 (acidic), PTGER4 <text:s/>- <text:s/>prostaglandin e receptor 4 (subtype ep4), NR4A2 <text:s/>- <text:s/>nuclear receptor subfamily 4, group a, member 2, MYB <text:s/>- <text:s/>v-myb avian myeloblastosis viral oncogene homolog, ENPP2 <text:s/>- <text:s/>ectonucleotide pyrophosphatase/phosphodiesterase 2, PPARGC1A <text:s/>- <text:s/>peroxisome proliferator-activated receptor gamma, coactivator 1 alpha, FGA <text:s/>- <text:s/>fibrinogen alpha chain, MEIS2 <text:s/>- <text:s/>meis homeobox 2, MEIS1 <text:s/>- <text:s/>meis homeobox 1, ITGB1 <text:s/>- <text:s/>integrin, beta 1 (fibronectin receptor, beta polypeptide, antigen cd29 includes mdf2, msk12), PTK2 <text:s/>- <text:s/>protein tyrosine kinase 2, CEBPD <text:s/>- <text:s/>ccaat/enhancer binding protein (c/ebp), delta, CDK6 <text:s/>- <text:s/>cyclin-dependent kinase 6, ROBO1 <text:s/>- <text:s/>roundabout, axon guidance receptor, homolog 1 (drosophila), AKAP6 <text:s/>- <text:s/>a kinase (prka) anchor protein 6, TBX5 <text:s/>- <text:s/>t-box 5, PCM1 <text:s/>- <text:s/>pericentriolar material 1, MUSK <text:s/>- <text:s/>muscle, skeletal, receptor tyrosine kinase, SPRY1 <text:s/>- <text:s/>sprouty homolog 1, antagonist of fgf signaling (drosophila), ZEB2 <text:s/>- <text:s/>zinc finger e-box binding homeobox 2, CXCL10 <text:s/>- <text:s/>chemokine (c-x-c motif) ligand 10, FAT4 <text:s/>- <text:s/>fat atypical cadherin 4, ZBP1 <text:s/>- <text:s/>z-dna binding protein 1, CNTN4 <text:s/>- <text:s/>contactin 4, IRF7 <text:s/>- <text:s/>interferon regulatory factor 7, KIAA1715 <text:s/>- <text:s/>kiaa1715, PDE4D <text:s/>- <text:s/>phosphodiesterase 4d, camp-specific, FBN1 <text:s/>- <text:s/>fibrillin 1, IL1RAPL1 <text:s/>- <text:s/>interleukin 1 receptor accessory protein-like 1, PTPRF <text:s/>- <text:s/>protein tyrosine phosphatase, receptor type, f, KDM4C <text:s/>- <text:s/>lysine (k)-specific demethylase 4c, NLRC5 <text:s/>- <text:s/>nlr family, card domain containing 5, PDE5A <text:s/>- <text:s/>phosphodiesterase 5a, cgmp-specific, NLGN2 <text:s/>- <text:s/>neuroligin 2, PTPRR <text:s/>- <text:s/>protein tyrosine phosphatase, receptor type, r, SOCS1 <text:s/>- <text:s/>suppressor of cytokine signaling 1, FBXW7 <text:s/>- <text:s/>f-box and wd repeat domain containing 7, e3 ubiquitin protein ligase, USF1 <text:s/>- <text:s/>upstream transcription factor 1, NCOA1 <text:s/>- <text:s/>nuclear receptor coactivator 1, KDM2B <text:s/>- <text:s/>lysine (k)-specific demethylase 2b, HLX <text:s/>- <text:s/>h2.0-like homeobox, KIAA1109 <text:s/>- <text:s/>kiaa1109, IL23A <text:s/>- <text:s/>interleukin 23, alpha subunit p19, FST <text:s/>- <text:s/>follistatin, TBX21 <text:s/>- <text:s/>t-box 21, GBP5 <text:s/>- <text:s/>guanylate binding protein 5, NMI <text:s/>- <text:s/>n-myc (and stat) interactor, IFNB1 <text:s/>- <text:s/>interferon, beta 1, fibroblast, ID3 <text:s/>- <text:s/>inhibitor of dna binding 3, dominant negative helix-loop-helix protein, HDAC4 <text:s/>- <text:s/>histone deacetylase 4, EVL <text:s/>- <text:s/>enah/vasp-like, HIPK1 <text:s/>- <text:s/>homeodomain interacting protein kinase 1, GPR18 <text:s/>- <text:s/>g protein-coupled receptor 18, HGF <text:s/>- <text:s/>hepatocyte growth factor (hepapoietin a; scatter factor), SGIP1 <text:s/>- <text:s/>sh3-domain grb2-like (endophilin) interacting protein 1, MSX1 <text:s/>- <text:s/>msh homeobox 1, HDAC9 <text:s/>- <text:s/>histone deacetylase 9, WARS <text:s/>- <text:s/>tryptophanyl-trna synthetase, CYLD <text:s/>- <text:s/>cylindromatosis (turban tumor syndrome), STK4 <text:s/>- <text:s/>serine/threonine kinase 4, CITED2 <text:s/>- <text:s/>cbp/p300-interacting transactivator, with glu/asp-rich carboxy-terminal domain, 2, HOXA11 <text:s/>- <text:s/>homeobox a11, PROK2 <text:s/>- <text:s/>prokineticin 2, MYSM1 <text:s/>- <text:s/>myb-like, swirm and mpn domains 1, HOXB3 <text:s/>- <text:s/>homeobox b3, EREG <text:s/>- <text:s/>epiregulin, CLTC <text:s/>- <text:s/>clathrin, heavy chain (hc), TFAP2A <text:s/>- <text:s/>transcription factor ap-2 alpha (activating enhancer binding protein 2 alpha), TNMD <text:s/>- <text:s/>tenomodulin, STAT5A <text:s/>- <text:s/>signal transducer and activator of transcription 5a, CYP26B1 <text:s/>- <text:s/>cytochrome p450, family 26, subfamily b, polypeptide 1, B2M <text:s/>- <text:s/>beta-2-microglobulin, STAT6 <text:s/>- <text:s/>signal transducer and activator of transcription 6, interleukin-4 induced, NFIB <text:s/>- <text:s/>nuclear factor i/b, ITPR3 <text:s/>- <text:s/>inositol 1,4,5-trisphosphate receptor, type 3, NOD1 <text:s/>- <text:s/>nucleotide-binding oligomerization domain containing 1, NRXN1 <text:s/>- <text:s/>neurexin 1, TNFSF4 <text:s/>- <text:s/>tumor necrosis factor (ligand) superfamily, member 4, ISG15 <text:s/>- <text:s/>isg15 ubiquitin-like modifier, ESR1 <text:s/>- <text:s/>estrogen receptor 1, HOXA2 <text:s/>- <text:s/>homeobox a2, EIF2AK2 <text:s/>- <text:s/>eukaryotic translation initiation factor 2-alpha kinase 2, AMTN <text:s/>- <text:s/>amelotin, SIX1 <text:s/>- <text:s/>six homeobox 1, FNIP1 <text:s/>- <text:s/>folliculin interacting protein 1, HEY2 <text:s/>- <text:s/>hairy/enhancer-of-split related with yrpw motif 2, ZFPM1 <text:s/>- <text:s/>zinc finger protein, fog family member 1, FBXO7 <text:s/>- <text:s/>f-box protein 7, RSAD2 <text:s/>- <text:s/>radical s-adenosyl methionine domain containing 2, GATA6 <text:s/>- <text:s/>gata binding protein 6, HDAC7 <text:s/>- <text:s/>histone deacetylase 7, TRIM21 <text:s/>- <text:s/>tripartite motif containing 21, PHF14 <text:s/>- <text:s/>phd finger protein 14, NEDD4 <text:s/>- <text:s/>neural precursor cell expressed, developmentally down-regulated 4, e3 ubiquitin protein ligase, GSDMD <text:s/>- <text:s/>gasdermin d, LRRC4C <text:s/>- <text:s/>leucine rich repeat containing 4c, BCL2 <text:s/>- <text:s/>b-cell cll/lymphoma 2, THBS1 <text:s/>- <text:s/>thrombospondin 1, IL27 <text:s/>- <text:s/>interleukin 27, NEGR1 <text:s/>- <text:s/>neuronal growth regulator 1, ERBB4 <text:s/>- <text:s/>v-erb-b2 avian erythroblastic leukemia viral oncogene homolog 4, CCND1 <text:s/>- <text:s/>cyclin d1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0000463" calcext:value-type="float">
            <text:p>4.63E-09</text:p>
          </table:table-cell>
          <table:table-cell office:value-type="float" office:value="0.00000173" calcext:value-type="float">
            <text:p>0.00000173</text:p>
          </table:table-cell>
          <table:table-cell office:value-type="float" office:value="1.73" calcext:value-type="float">
            <text:p>1.73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634" calcext:value-type="float">
            <text:p>63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CDH3 <text:s/>- <text:s/>cadherin 3, type 1, p-cadherin (placental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ERP29 <text:s/>- <text:s/>endoplasmic reticulum protein 29, TRPS1 <text:s/>- <text:s/>trichorhinophalangeal syndrome i, RSF1 <text:s/>- <text:s/>remodeling and spacing factor 1, OTX1 <text:s/>- <text:s/>orthodenticle homeobox 1, BCL11A <text:s/>- <text:s/>b-cell cll/lymphoma 11a (zinc finger protein), ASH1L <text:s/>- <text:s/>ash1 (absent, small, or homeotic)-like (drosophila), MYOG <text:s/>- <text:s/>myogenin (myogenic factor 4), IL2 <text:s/>- <text:s/>interleukin 2, LMO4 <text:s/>- <text:s/>lim domain only 4, TRIM6 <text:s/>- <text:s/>tripartite motif containing 6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GLIS1 <text:s/>- <text:s/>glis family zinc finger 1, ADAR <text:s/>- <text:s/>adenosine deaminase, rna-specific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UBR5 <text:s/>- <text:s/>ubiquitin protein ligase e3 component n-recognin 5, TBX5 <text:s/>- <text:s/>t-box 5, MUSK <text:s/>- <text:s/>muscle, skeletal, receptor tyrosine kinase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KDM4C <text:s/>- <text:s/>lysine (k)-specific demethylase 4c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ATF3 <text:s/>- <text:s/>activating transcription factor 3, IFNB1 <text:s/>- <text:s/>interferon, beta 1, fibroblast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WARS <text:s/>- <text:s/>tryptophanyl-trna synthetas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MTF2 <text:s/>- <text:s/>metal response element binding transcription factor 2, HOXB3 <text:s/>- <text:s/>homeobox b3, TFAP2A <text:s/>- <text:s/>transcription factor ap-2 alpha (activating enhancer binding protein 2 alpha), CYP26B1 <text:s/>- <text:s/>cytochrome p450, family 26, subfamily b, polypeptide 1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HNF4G <text:s/>- <text:s/>hepatocyte nuclear factor 4, gamma, ZIC1 <text:s/>- <text:s/>zic family member 1, SMARCA5 <text:s/>- <text:s/>swi/snf related, matrix associated, actin dependent regulator of chromatin, subfamily a, member 5, GATA6 <text:s/>- <text:s/>gata binding protein 6, PRDM16 <text:s/>- <text:s/>pr domain containing 16, WIBG <text:s/>- <text:s/>within bgcn homolog (drosophila), ZIC3 <text:s/>- <text:s/>zic family member 3, YES1 <text:s/>- <text:s/>v-yes-1 yamaguchi sarcoma viral oncogene homolog 1, THBS1 <text:s/>- <text:s/>thrombospondin 1, ERBB4 <text:s/>- <text:s/>v-erb-b2 avian erythroblastic leukemia viral oncogene homolog 4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000496" calcext:value-type="float">
            <text:p>0.000000005</text:p>
          </table:table-cell>
          <table:table-cell office:value-type="float" office:value="0.00000181" calcext:value-type="float">
            <text:p>0.00000181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634" calcext:value-type="float">
            <text:p>63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[CASZ1 <text:s/>- <text:s/>castor zinc finger 1, RBM39 <text:s/>- <text:s/>rna binding motif protein 39, RFX3 <text:s/>- <text:s/>regulatory factor x, 3 (influences hla class ii expression), ELK4 <text:s/>- <text:s/>elk4, ets-domain protein (srf accessory protein 1), NRP1 <text:s/>- <text:s/>neuropilin 1, NR6A1 <text:s/>- <text:s/>nuclear receptor subfamily 6, group a, member 1, BST2 <text:s/>- <text:s/>bone marrow stromal cell antigen 2, ZNF821 <text:s/>- <text:s/>zinc finger protein 821, ERP29 <text:s/>- <text:s/>endoplasmic reticulum protein 29, TRPS1 <text:s/>- <text:s/>trichorhinophalangeal syndrome i, SFMBT2 <text:s/>- <text:s/>scm-like with four mbt domains 2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MYOG <text:s/>- <text:s/>myogenin (myogenic factor 4), CFLAR <text:s/>- <text:s/>casp8 and fadd-like apoptosis regulator, SOX5 <text:s/>- <text:s/>sry (sex determining region y)-box 5, TRIM6 <text:s/>- <text:s/>tripartite motif containing 6, TSHZ1 <text:s/>- <text:s/>teashirt zinc finger homeobox 1, LCOR <text:s/>- <text:s/>ligand dependent nuclear receptor corepressor, DRAM2 <text:s/>- <text:s/>dna-damage regulated autophagy modulator 2, KDM2A <text:s/>- <text:s/>lysine (k)-specific demethylase 2a, ELF1 <text:s/>- <text:s/>e74-like factor 1 (ets domain transcription factor), RGS3 <text:s/>- <text:s/>regulator of g-protein signaling 3, TRIM22 <text:s/>- <text:s/>tripartite motif containing 22, MYO6 <text:s/>- <text:s/>myosin vi, PSMD14 <text:s/>- <text:s/>proteasome (prosome, macropain) 26s subunit, non-atpase, 14, ACTN1 <text:s/>- <text:s/>actinin, alpha 1, SPTLC2 <text:s/>- <text:s/>serine palmitoyltransferase, long chain base subunit 2, BBX <text:s/>- <text:s/>bobby sox homolog (drosophila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OPTN <text:s/>- <text:s/>optineurin, KDM4C <text:s/>- <text:s/>lysine (k)-specific demethylase 4c, VAV3 <text:s/>- <text:s/>vav 3 guanine nucleotide exchange factor, NLRC5 <text:s/>- <text:s/>nlr family, card domain containing 5, PDE5A <text:s/>- <text:s/>phosphodiesterase 5a, cgmp-specific, SOCS1 <text:s/>- <text:s/>suppressor of cytokine signaling 1, USF1 <text:s/>- <text:s/>upstream transcription factor 1, NCOA1 <text:s/>- <text:s/>nuclear receptor coactivator 1, HLX <text:s/>- <text:s/>h2.0-like homeobox, KDM2B <text:s/>- <text:s/>lysine (k)-specific demethylase 2b, FST <text:s/>- <text:s/>follistatin, SETD3 <text:s/>- <text:s/>set domain containing 3, TAB2 <text:s/>- <text:s/>tgf-beta activated kinase 1/map3k7 binding protein 2, LPXN <text:s/>- <text:s/>leupaxin, HIPK1 <text:s/>- <text:s/>homeodomain interacting protein kinase 1, ZBTB18 <text:s/>- <text:s/>zinc finger and btb domain containing 18, HGF <text:s/>- <text:s/>hepatocyte growth factor (hepapoietin a; scatter factor), MSX1 <text:s/>- <text:s/>msh homeobox 1, CYLD <text:s/>- <text:s/>cylindromatosis (turban tumor syndrome), BATF2 <text:s/>- <text:s/>basic leucine zipper transcription factor, atf-like 2, STK4 <text:s/>- <text:s/>serine/threonine kinase 4, SH3GLB1 <text:s/>- <text:s/>sh3-domain grb2-like endophilin b1, CITED2 <text:s/>- <text:s/>cbp/p300-interacting transactivator, with glu/asp-rich carboxy-terminal domain, 2, HOXA11 <text:s/>- <text:s/>homeobox a11, MYSM1 <text:s/>- <text:s/>myb-like, swirm and mpn domains 1, PROK2 <text:s/>- <text:s/>prokineticin 2, HOXB3 <text:s/>- <text:s/>homeobox b3, IRF9 <text:s/>- <text:s/>interferon regulatory factor 9, EYA4 <text:s/>- <text:s/>eyes absent homolog 4 (drosophila), EREG <text:s/>- <text:s/>epiregulin, ELMSAN1 <text:s/>- <text:s/>elm2 and myb/sant-like domain containing 1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TNFSF4 <text:s/>- <text:s/>tumor necrosis factor (ligand) superfamily, member 4, ZNFX1 <text:s/>- <text:s/>zinc finger, nfx1-type containing 1, ESR1 <text:s/>- <text:s/>estrogen receptor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AAMDC <text:s/>- <text:s/>adipogenesis associated, mth938 domain containing, EIF2AK2 <text:s/>- <text:s/>eukaryotic translation initiation factor 2-alpha kinase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HNF4G <text:s/>- <text:s/>hepatocyte nuclear factor 4, gamma, GATA6 <text:s/>- <text:s/>gata binding protein 6, FAM168A <text:s/>- <text:s/>family with sequence similarity 168, member a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TNFAIP8 <text:s/>- <text:s/>tumor necrosis factor, alpha-induced protein 8, PARP10 <text:s/>- <text:s/>poly (adp-ribose) polymerase family, member 10, PKNOX2 <text:s/>- <text:s/>pbx/knotted 1 homeobox 2, ERBB4 <text:s/>- <text:s/>v-erb-b2 avian erythroblastic leukemia viral oncogene homolog 4, RFX7 <text:s/>- <text:s/>regulatory factor x, 7, ZNF296 <text:s/>- <text:s/>zinc finger protein 296, BACE2 <text:s/>- <text:s/>beta-site app-cleaving enzyme 2, IL17A <text:s/>- <text:s/>interleukin 17a, IL15 <text:s/>- <text:s/>interleukin 15, BIRC2 <text:s/>- <text:s/>baculoviral iap repeat containing 2, ARID4B <text:s/>- <text:s/>at rich interactive domain 4b (rbp1-like), ZNF385A <text:s/>- <text:s/>zinc finger protein 385a, TCF15 <text:s/>- <text:s/>transcription factor 15 (basic helix-loop-helix), CDH3 <text:s/>- <text:s/>cadherin 3, type 1, p-cadherin (placental), FLT3LG <text:s/>- <text:s/>fms-related tyrosine kinase 3 ligand, PAX3 <text:s/>- <text:s/>paired box 3, PAX9 <text:s/>- <text:s/>paired box 9, POU6F2 <text:s/>- <text:s/>pou class 6 homeobox 2, SREK1 <text:s/>- <text:s/>splicing regulatory glutamine/lysine-rich protein 1, ATAD2B <text:s/>- <text:s/>atpase family, aaa domain containing 2b, SET <text:s/>- <text:s/>set nuclear oncogene, PIK3R3 <text:s/>- <text:s/>phosphoinositide-3-kinase, regulatory subunit 3 (gamma), FLI1 <text:s/>- <text:s/>fli-1 proto-oncogene, ets transcription factor, INHBA <text:s/>- <text:s/>inhibin, beta a, OSM <text:s/>- <text:s/>oncostatin m, NCOA7 <text:s/>- <text:s/>nuclear receptor coactivator 7, CD74 <text:s/>- <text:s/>cd74 molecule, major histocompatibility complex, class ii invariant chain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NDFIP1 <text:s/>- <text:s/>nedd4 family interacting protein 1, AFF1 <text:s/>- <text:s/>af4/fmr2 family, member 1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PA2G4 <text:s/>- <text:s/>proliferation-associated 2g4, 38kda, LMO4 <text:s/>- <text:s/>lim domain only 4, RNF19A <text:s/>- <text:s/>ring finger protein 19a, e3 ubiquitin protein ligase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CD27 <text:s/>- <text:s/>cd27 molecule, TEAD1 <text:s/>- <text:s/>tea domain family member 1 (sv40 transcriptional enhancer factor), CBX4 <text:s/>- <text:s/>chromobox homolog 4, SMG7 <text:s/>- <text:s/>smg7 nonsense mediated mrna decay factor, RAD51AP1 <text:s/>- <text:s/>rad51 associated protein 1, TNFSF8 <text:s/>- <text:s/>tumor necrosis factor (ligand) superfamily, member 8, CCL21 <text:s/>- <text:s/>chemokine (c-c motif) ligand 21, CD80 <text:s/>- <text:s/>cd80 molecule, ZNF366 <text:s/>- <text:s/>zinc finger protein 366, MAP4K5 <text:s/>- <text:s/>mitogen-activated protein kinase kinase kinase kinase 5, ATXN1 <text:s/>- <text:s/>ataxin 1, ANP32B <text:s/>- <text:s/>acidic (leucine-rich) nuclear phosphoprotein 32 family, member b, PDGFRB <text:s/>- <text:s/>platelet-derived growth factor receptor, beta polypeptide, FGF1 <text:s/>- <text:s/>fibroblast growth factor 1 (acidic), NR4A2 <text:s/>- <text:s/>nuclear receptor subfamily 4, group a, member 2, ENPP2 <text:s/>- <text:s/>ectonucleotide pyrophosphatase/phosphodiesterase 2, MKNK1 <text:s/>- <text:s/>map kinase interacting serine/threonine kinase 1, PDK3 <text:s/>- <text:s/>pyruvate dehydrogenase kinase, isozyme 3, FGA <text:s/>- <text:s/>fibrinogen alpha chain, CASK <text:s/>- <text:s/>calcium/calmodulin-dependent serine protein kinase (maguk family), TARBP1 <text:s/>- <text:s/>tar (hiv-1) rna binding protein 1, MEIS2 <text:s/>- <text:s/>meis homeobox 2, MEIS1 <text:s/>- <text:s/>meis homeobox 1, CEBPD <text:s/>- <text:s/>ccaat/enhancer binding protein (c/ebp), delta, MAP3K5 <text:s/>- <text:s/>mitogen-activated protein kinase kinase kinase 5, PTK2 <text:s/>- <text:s/>protein tyrosine kinase 2, HELT <text:s/>- <text:s/>helt bhlh transcription factor, TBX15 <text:s/>- <text:s/>t-box 15, TBX5 <text:s/>- <text:s/>t-box 5, ZEB2 <text:s/>- <text:s/>zinc finger e-box binding homeobox 2, CXCL10 <text:s/>- <text:s/>chemokine (c-x-c motif) ligand 10, ASS1 <text:s/>- <text:s/>argininosuccinate synthase 1, TCF7L2 <text:s/>- <text:s/>transcription factor 7-like 2 (t-cell specific, hmg-box), IRF7 <text:s/>- <text:s/>interferon regulatory factor 7, PDE4D <text:s/>- <text:s/>phosphodiesterase 4d, camp-specific, TSC22D2 <text:s/>- <text:s/>tsc22 domain family, member 2, FBN1 <text:s/>- <text:s/>fibrillin 1, SH2B1 <text:s/>- <text:s/>sh2b adaptor protein 1, ITGA6 <text:s/>- <text:s/>integrin, alpha 6, NRD1 <text:s/>- <text:s/>nardilysin (n-arginine dibasic convertase), RGMB <text:s/>- <text:s/>rgm domain family, member b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IFNB1 <text:s/>- <text:s/>interferon, beta 1, fibroblast, HMGN5 <text:s/>- <text:s/>high mobility group nucleosome binding domain 5, TRIM5 <text:s/>- <text:s/>tripartite motif containing 5, MBNL1 <text:s/>- <text:s/>muscleblind-like splicing regulator 1, ID3 <text:s/>- <text:s/>inhibitor of dna binding 3, dominant negative helix-loop-helix protein, HDAC4 <text:s/>- <text:s/>histone deacetylase 4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SLC40A1 <text:s/>- <text:s/>solute carrier family 40 (iron-regulated transporter), member 1, PIP4K2B <text:s/>- <text:s/>phosphatidylinositol-5-phosphate 4-kinase, type ii, beta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EHD4 <text:s/>- <text:s/>eh-domain containing 4, SOCS7 <text:s/>- <text:s/>suppressor of cytokine signaling 7, TFAP2D <text:s/>- <text:s/>transcription factor ap-2 delta (activating enhancer binding protein 2 delta), PITX2 <text:s/>- <text:s/>paired-like homeodomain 2, SAMSN1 <text:s/>- <text:s/>sam domain, sh3 domain and nuclear localization signals 1, MTF2 <text:s/>- <text:s/>metal response element binding transcription factor 2, NEK2 <text:s/>- <text:s/>nima-related kinase 2, DLG4 <text:s/>- <text:s/>discs, large homolog 4 (drosophila), BAK1 <text:s/>- <text:s/>bcl2-antagonist/killer 1, TFAP2A <text:s/>- <text:s/>transcription factor ap-2 alpha (activating enhancer binding protein 2 alpha)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NFATC3 <text:s/>- <text:s/>nuclear factor of activated t-cells, cytoplasmic, calcineurin-dependent 3, DIO2 <text:s/>- <text:s/>deiodinase, iodothyronine, type ii, SIX1 <text:s/>- <text:s/>six homeobox 1, HEY2 <text:s/>- <text:s/>hairy/enhancer-of-split related with yrpw motif 2, FNIP1 <text:s/>- <text:s/>folliculin interacting protein 1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ZIC1 <text:s/>- <text:s/>zic family member 1, MED15 <text:s/>- <text:s/>mediator complex subunit 15, GPR65 <text:s/>- <text:s/>g protein-coupled receptor 65, PRDM16 <text:s/>- <text:s/>pr domain containing 16, GRIK2 <text:s/>- <text:s/>glutamate receptor, ionotropic, kainate 2, MBIP <text:s/>- <text:s/>map3k12 binding inhibitory protein 1, STAG2 <text:s/>- <text:s/>stromal antigen 2, HDAC7 <text:s/>- <text:s/>histone deacetylase 7, N4BP1 <text:s/>- <text:s/>nedd4 binding protein 1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LRRC4C <text:s/>- <text:s/>leucine rich repeat containing 4c, BCL2 <text:s/>- <text:s/>b-cell cll/lymphoma 2, THBS1 <text:s/>- <text:s/>thrombospondin 1, TIAL1 <text:s/>- <text:s/>tia1 cytotoxic granule-associated rna binding protein-like 1, IL27 <text:s/>- <text:s/>interleukin 27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000665" calcext:value-type="float">
            <text:p>6.65E-09</text:p>
          </table:table-cell>
          <table:table-cell office:value-type="float" office:value="0.00000237" calcext:value-type="float">
            <text:p>0.00000237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634" calcext:value-type="float">
            <text:p>63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MKL1 <text:s/>- <text:s/>megakaryoblastic leukemia (translocation) 1, NFIX <text:s/>- <text:s/>nuclear factor i/x (ccaat-binding transcription factor)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MTF2 <text:s/>- <text:s/>metal response element binding transcription factor 2, HOXB3 <text:s/>- <text:s/>homeobox b3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ESR1 <text:s/>- <text:s/>estrogen receptor 1, NFATC3 <text:s/>- <text:s/>nuclear factor of activated t-cells, cytoplasmic, calcineurin-dependent 3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ZIC3 <text:s/>- <text:s/>zic family member 3, YES1 <text:s/>- <text:s/>v-yes-1 yamaguchi sarcoma viral oncogene homolog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000766" calcext:value-type="float">
            <text:p>7.66E-09</text:p>
          </table:table-cell>
          <table:table-cell office:value-type="float" office:value="0.00000266" calcext:value-type="float">
            <text:p>0.00000266</text:p>
          </table:table-cell>
          <table:table-cell office:value-type="float" office:value="1.73" calcext:value-type="float">
            <text:p>1.73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634" calcext:value-type="float">
            <text:p>63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TLR7 <text:s/>- <text:s/>toll-like receptor 7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CL21 <text:s/>- <text:s/>chemokine (c-c motif) ligand 21, CD80 <text:s/>- <text:s/>cd80 molecule, PDGFRB <text:s/>- <text:s/>platelet-derived growth factor receptor, beta polypeptid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NEK2 <text:s/>- <text:s/>nima-related kinase 2, MTF2 <text:s/>- <text:s/>metal response element binding transcription factor 2, HOXB3 <text:s/>- <text:s/>homeobox b3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WIBG <text:s/>- <text:s/>within bgcn homolog (drosophila), ZIC3 <text:s/>- <text:s/>zic family member 3, YES1 <text:s/>- <text:s/>v-yes-1 yamaguchi sarcoma viral oncogene homolog 1, THBS1 <text:s/>- <text:s/>thrombospondin 1, IL27 <text:s/>- <text:s/>interleukin 27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00000819" calcext:value-type="float">
            <text:p>8.19E-09</text:p>
          </table:table-cell>
          <table:table-cell office:value-type="float" office:value="0.00000278" calcext:value-type="float">
            <text:p>0.00000278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634" calcext:value-type="float">
            <text:p>63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[EMP1 <text:s/>- <text:s/>epithelial membrane protein 1, KAZALD1 <text:s/>- <text:s/>kazal-type serine peptidase inhibitor domain 1, RFX3 <text:s/>- <text:s/>regulatory factor x, 3 (influences hla class ii expression), ELK4 <text:s/>- <text:s/>elk4, ets-domain protein (srf accessory protein 1), NRP1 <text:s/>- <text:s/>neuropilin 1, BST2 <text:s/>- <text:s/>bone marrow stromal cell antigen 2, NRN1 <text:s/>- <text:s/>neuritin 1, TRPS1 <text:s/>- <text:s/>trichorhinophalangeal syndrome i, LZTS2 <text:s/>- <text:s/>leucine zipper, putative tumor suppressor 2, BFSP1 <text:s/>- <text:s/>beaded filament structural protein 1, filensin, L3MBTL3 <text:s/>- <text:s/>l(3)mbt-like 3 (drosophila), CPT1A <text:s/>- <text:s/>carnitine palmitoyltransferase 1a (liver), BDNF <text:s/>- <text:s/>brain-derived neurotrophic factor, TMC1 <text:s/>- <text:s/>transmembrane channel-like 1, SEMA6D <text:s/>- <text:s/>sema domain, transmembrane domain (tm), and cytoplasmic domain, (semaphorin) 6d, MYOG <text:s/>- <text:s/>myogenin (myogenic factor 4), FMN2 <text:s/>- <text:s/>formin 2, BLK <text:s/>- <text:s/>b lymphoid tyrosine kinase, CFLAR <text:s/>- <text:s/>casp8 and fadd-like apoptosis regulator, SOX5 <text:s/>- <text:s/>sry (sex determining region y)-box 5, TSHZ1 <text:s/>- <text:s/>teashirt zinc finger homeobox 1, SOS1 <text:s/>- <text:s/>son of sevenless homolog 1 (drosophila), ELF1 <text:s/>- <text:s/>e74-like factor 1 (ets domain transcription factor), MYL6 <text:s/>- <text:s/>myosin, light chain 6, alkali, smooth muscle and non-muscle, DOCK10 <text:s/>- <text:s/>dedicator of cytokinesis 10, SPAG6 <text:s/>- <text:s/>sperm associated antigen 6, ACTN1 <text:s/>- <text:s/>actinin, alpha 1, BBX <text:s/>- <text:s/>bobby sox homolog (drosophila), ADAR <text:s/>- <text:s/>adenosine deaminase, rna-specific, ADAM10 <text:s/>- <text:s/>adam metallopeptidase domain 10, PPARGC1A <text:s/>- <text:s/>peroxisome proliferator-activated receptor gamma, coactivator 1 alpha, RNASEL <text:s/>- <text:s/>ribonuclease l (2',5'-oligoisoadenylate synthetase-dependent), KRT10 <text:s/>- <text:s/>keratin 10, USH1C <text:s/>- <text:s/>usher syndrome 1c (autosomal recessive, severe), CNTFR <text:s/>- <text:s/>ciliary neurotrophic factor receptor, TMEM108 <text:s/>- <text:s/>transmembrane protein 108, ROBO1 <text:s/>- <text:s/>roundabout, axon guidance receptor, homolog 1 (drosophila), SPRY1 <text:s/>- <text:s/>sprouty homolog 1, antagonist of fgf signaling (drosophila), MUSK <text:s/>- <text:s/>muscle, skeletal, receptor tyrosine kinase, BNC2 <text:s/>- <text:s/>basonuclin 2, SMARCA2 <text:s/>- <text:s/>swi/snf related, matrix associated, actin dependent regulator of chromatin, subfamily a, member 2, COL19A1 <text:s/>- <text:s/>collagen, type xix, alpha 1, COL12A1 <text:s/>- <text:s/>collagen, type xii, alpha 1, TMEM2 <text:s/>- <text:s/>transmembrane protein 2, KDM4C <text:s/>- <text:s/>lysine (k)-specific demethylase 4c, VAV3 <text:s/>- <text:s/>vav 3 guanine nucleotide exchange factor, SOCS1 <text:s/>- <text:s/>suppressor of cytokine signaling 1, ARHGAP26 <text:s/>- <text:s/>rho gtpase activating protein 26, NCOA1 <text:s/>- <text:s/>nuclear receptor coactivator 1, GNB4 <text:s/>- <text:s/>guanine nucleotide binding protein (g protein), beta polypeptide 4, HLX <text:s/>- <text:s/>h2.0-like homeobox, KDM2B <text:s/>- <text:s/>lysine (k)-specific demethylase 2b, SH2B3 <text:s/>- <text:s/>sh2b adaptor protein 3, FST <text:s/>- <text:s/>follistatin, NFASC <text:s/>- <text:s/>neurofascin, TAB2 <text:s/>- <text:s/>tgf-beta activated kinase 1/map3k7 binding protein 2, PRRC2B <text:s/>- <text:s/>proline-rich coiled-coil 2b, GRAP2 <text:s/>- <text:s/>grb2-related adaptor protein 2, RPN2 <text:s/>- <text:s/>ribophorin ii, PPP2R2A <text:s/>- <text:s/>protein phosphatase 2, regulatory subunit b, alpha, HIPK1 <text:s/>- <text:s/>homeodomain interacting protein kinase 1, ZBTB18 <text:s/>- <text:s/>zinc finger and btb domain containing 18, PPP2R2B <text:s/>- <text:s/>protein phosphatase 2, regulatory subunit b, beta, HGF <text:s/>- <text:s/>hepatocyte growth factor (hepapoietin a; scatter factor), CDNF <text:s/>- <text:s/>cerebral dopamine neurotrophic factor, FUT8 <text:s/>- <text:s/>fucosyltransferase 8 (alpha (1,6) fucosyltransferase), MSX1 <text:s/>- <text:s/>msh homeobox 1, CYLD <text:s/>- <text:s/>cylindromatosis (turban tumor syndrome), BATF2 <text:s/>- <text:s/>basic leucine zipper transcription factor, atf-like 2, STK4 <text:s/>- <text:s/>serine/threonine kinase 4, CITED2 <text:s/>- <text:s/>cbp/p300-interacting transactivator, with glu/asp-rich carboxy-terminal domain, 2, HOXA11 <text:s/>- <text:s/>homeobox a11, PROK2 <text:s/>- <text:s/>prokineticin 2, HOXB3 <text:s/>- <text:s/>homeobox b3, EYA4 <text:s/>- <text:s/>eyes absent homolog 4 (drosophila), EREG <text:s/>- <text:s/>epiregulin, KLHL32 <text:s/>- <text:s/>kelch-like family member 32, STAT6 <text:s/>- <text:s/>signal transducer and activator of transcription 6, interleukin-4 induced, ESR1 <text:s/>- <text:s/>estrogen receptor 1, HOXA4 <text:s/>- <text:s/>homeobox a4, ETV1 <text:s/>- <text:s/>ets variant 1, HOXA2 <text:s/>- <text:s/>homeobox a2, SP5 <text:s/>- <text:s/>sp5 transcription factor, HOXA3 <text:s/>- <text:s/>homeobox a3, ADAM15 <text:s/>- <text:s/>adam metallopeptidase domain 15, AMTN <text:s/>- <text:s/>amelotin, ZFPM1 <text:s/>- <text:s/>zinc finger protein, fog family member 1, RUNX3 <text:s/>- <text:s/>runt-related transcription factor 3, MAPK10 <text:s/>- <text:s/>mitogen-activated protein kinase 10, RSAD2 <text:s/>- <text:s/>radical s-adenosyl methionine domain containing 2, GATA6 <text:s/>- <text:s/>gata binding protein 6, SORT1 <text:s/>- <text:s/>sortilin 1, HNRNPC <text:s/>- <text:s/>heterogeneous nuclear ribonucleoprotein c (c1/c2), MYOF <text:s/>- <text:s/>myoferlin, ERBB4 <text:s/>- <text:s/>v-erb-b2 avian erythroblastic leukemia viral oncogene homolog 4, RRBP1 <text:s/>- <text:s/>ribosome binding protein 1, ANK3 <text:s/>- <text:s/>ankyrin 3, node of ranvier (ankyrin g), IL15 <text:s/>- <text:s/>interleukin 15, SEMA5B <text:s/>- <text:s/>sema domain, seven thrombospondin repeats (type 1 and type 1-like), transmembrane domain (tm) and short cytoplasmic domain, (semaphorin) 5b, BIRC2 <text:s/>- <text:s/>baculoviral iap repeat containing 2, ARID4B <text:s/>- <text:s/>at rich interactive domain 4b (rbp1-like), ZNF385A <text:s/>- <text:s/>zinc finger protein 385a, TCF15 <text:s/>- <text:s/>transcription factor 15 (basic helix-loop-helix), FLT3LG <text:s/>- <text:s/>fms-related tyrosine kinase 3 ligand, PAX3 <text:s/>- <text:s/>paired box 3, PAX9 <text:s/>- <text:s/>paired box 9, POU6F2 <text:s/>- <text:s/>pou class 6 homeobox 2, ATP11C <text:s/>- <text:s/>atpase, class vi, type 11c, INHBA <text:s/>- <text:s/>inhibin, beta a, FLI1 <text:s/>- <text:s/>fli-1 proto-oncogene, ets transcription factor, OSM <text:s/>- <text:s/>oncostatin m, OTX1 <text:s/>- <text:s/>orthodenticle homeobox 1, BCL11A <text:s/>- <text:s/>b-cell cll/lymphoma 11a (zinc finger protein), DCC <text:s/>- <text:s/>deleted in colorectal carcinoma, PCDH9 <text:s/>- <text:s/>protocadherin 9, ASH1L <text:s/>- <text:s/>ash1 (absent, small, or homeotic)-like (drosophila), IL2 <text:s/>- <text:s/>interleukin 2, LMO4 <text:s/>- <text:s/>lim domain only 4, FOXF1 <text:s/>- <text:s/>forkhead box f1, FOXG1 <text:s/>- <text:s/>forkhead box g1, SP9 <text:s/>- <text:s/>sp9 transcription factor, CD27 <text:s/>- <text:s/>cd27 molecule, TEAD1 <text:s/>- <text:s/>tea domain family member 1 (sv40 transcriptional enhancer factor), C10orf11 <text:s/>- <text:s/>chromosome 10 open reading frame 11, TNFSF8 <text:s/>- <text:s/>tumor necrosis factor (ligand) superfamily, member 8, IL7 <text:s/>- <text:s/>interleukin 7, FHL3 <text:s/>- <text:s/>four and a half lim domains 3, CCL21 <text:s/>- <text:s/>chemokine (c-c motif) ligand 21, ROR1 <text:s/>- <text:s/>receptor tyrosine kinase-like orphan receptor 1, LGI1 <text:s/>- <text:s/>leucine-rich, glioma inactivated 1, SYNE1 <text:s/>- <text:s/>spectrin repeat containing, nuclear envelope 1, ANP32B <text:s/>- <text:s/>acidic (leucine-rich) nuclear phosphoprotein 32 family, member b, PDGFRB <text:s/>- <text:s/>platelet-derived growth factor receptor, beta polypeptide, FGF1 <text:s/>- <text:s/>fibroblast growth factor 1 (acidic), PTGER4 <text:s/>- <text:s/>prostaglandin e receptor 4 (subtype ep4), ITGB7 <text:s/>- <text:s/>integrin, beta 7, NR4A2 <text:s/>- <text:s/>nuclear receptor subfamily 4, group a, member 2, RAPGEF5 <text:s/>- <text:s/>rap guanine nucleotide exchange factor (gef) 5, MEIS2 <text:s/>- <text:s/>meis homeobox 2, EVI5 <text:s/>- <text:s/>ecotropic viral integration site 5, ARHGAP5 <text:s/>- <text:s/>rho gtpase activating protein 5, ITGB1 <text:s/>- <text:s/>integrin, beta 1 (fibronectin receptor, beta polypeptide, antigen cd29 includes mdf2, msk12), MEIS1 <text:s/>- <text:s/>meis homeobox 1, UPF2 <text:s/>- <text:s/>upf2 regulator of nonsense transcripts homolog (yeast), CEBPD <text:s/>- <text:s/>ccaat/enhancer binding protein (c/ebp), delta, PTK2 <text:s/>- <text:s/>protein tyrosine kinase 2, ADAMTS6 <text:s/>- <text:s/>adam metallopeptidase with thrombospondin type 1 motif, 6, ZCCHC11 <text:s/>- <text:s/>zinc finger, cchc domain containing 11, BBS9 <text:s/>- <text:s/>bardet-biedl syndrome 9, HELT <text:s/>- <text:s/>helt bhlh transcription factor, CDK6 <text:s/>- <text:s/>cyclin-dependent kinase 6, BIN3 <text:s/>- <text:s/>bridging integrator 3, USP42 <text:s/>- <text:s/>ubiquitin specific peptidase 42, TBX15 <text:s/>- <text:s/>t-box 15, TBX5 <text:s/>- <text:s/>t-box 5, PCM1 <text:s/>- <text:s/>pericentriolar material 1, ZEB2 <text:s/>- <text:s/>zinc finger e-box binding homeobox 2, FAT4 <text:s/>- <text:s/>fat atypical cadherin 4, CXCL10 <text:s/>- <text:s/>chemokine (c-x-c motif) ligand 10, TCF7L2 <text:s/>- <text:s/>transcription factor 7-like 2 (t-cell specific, hmg-box), CNTN4 <text:s/>- <text:s/>contactin 4, KIAA1715 <text:s/>- <text:s/>kiaa1715, PDE4D <text:s/>- <text:s/>phosphodiesterase 4d, camp-specific, FBN1 <text:s/>- <text:s/>fibrillin 1, PTPRB <text:s/>- <text:s/>protein tyrosine phosphatase, receptor type, b, IL1RAPL1 <text:s/>- <text:s/>interleukin 1 receptor accessory protein-like 1, ITGA6 <text:s/>- <text:s/>integrin, alpha 6, PTPRF <text:s/>- <text:s/>protein tyrosine phosphatase, receptor type, f, KCNQ4 <text:s/>- <text:s/>potassium voltage-gated channel, kqt-like subfamily, member 4, PTPRR <text:s/>- <text:s/>protein tyrosine phosphatase, receptor type, r, FBXW7 <text:s/>- <text:s/>f-box and wd repeat domain containing 7, e3 ubiquitin protein ligase, ETV7 <text:s/>- <text:s/>ets variant 7, WNT8B <text:s/>- <text:s/>wingless-type mmtv integration site family, member 8b, TBX21 <text:s/>- <text:s/>t-box 21, MAP2 <text:s/>- <text:s/>microtubule-associated protein 2, ATF3 <text:s/>- <text:s/>activating transcription factor 3, IFNB1 <text:s/>- <text:s/>interferon, beta 1, fibroblast, FNDC3A <text:s/>- <text:s/>fibronectin type iii domain containing 3a, MBNL1 <text:s/>- <text:s/>muscleblind-like splicing regulator 1, ID3 <text:s/>- <text:s/>inhibitor of dna binding 3, dominant negative helix-loop-helix protein, HDAC4 <text:s/>- <text:s/>histone deacetylase 4, DUSP5 <text:s/>- <text:s/>dual specificity phosphatase 5, EVL <text:s/>- <text:s/>enah/vasp-like, TBX19 <text:s/>- <text:s/>t-box 19, FRYL <text:s/>- <text:s/>fry-like, MKL1 <text:s/>- <text:s/>megakaryoblastic leukemia (translocation) 1, SLC40A1 <text:s/>- <text:s/>solute carrier family 40 (iron-regulated transporter), member 1, GPR18 <text:s/>- <text:s/>g protein-coupled receptor 18, IDH1 <text:s/>- <text:s/>isocitrate dehydrogenase 1 (nadp+), soluble, STYK1 <text:s/>- <text:s/>serine/threonine/tyrosine kinase 1, SDCCAG8 <text:s/>- <text:s/>serologically defined colon cancer antigen 8, THSD7A <text:s/>- <text:s/>thrombospondin, type i, domain containing 7a, FOXK1 <text:s/>- <text:s/>forkhead box k1, HDAC9 <text:s/>- <text:s/>histone deacetylase 9, WARS <text:s/>- <text:s/>tryptophanyl-trna synthetase, SOCS7 <text:s/>- <text:s/>suppressor of cytokine signaling 7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KLHL3 <text:s/>- <text:s/>kelch-like family member 3, CLTC <text:s/>- <text:s/>clathrin, heavy chain (hc), TFAP2A <text:s/>- <text:s/>transcription factor ap-2 alpha (activating enhancer binding protein 2 alpha), TNMD <text:s/>- <text:s/>tenomodulin, SH3PXD2A <text:s/>- <text:s/>sh3 and px domains 2a, CYP26B1 <text:s/>- <text:s/>cytochrome p450, family 26, subfamily b, polypeptide 1, B2M <text:s/>- <text:s/>beta-2-microglobulin, NFIB <text:s/>- <text:s/>nuclear factor i/b, LTBP1 <text:s/>- <text:s/>latent transforming growth factor beta binding protein 1, FNIP1 <text:s/>- <text:s/>folliculin interacting protein 1, HEY2 <text:s/>- <text:s/>hairy/enhancer-of-split related with yrpw motif 2, SIX1 <text:s/>- <text:s/>six homeobox 1, SIM2 <text:s/>- <text:s/>single-minded homolog 2 (drosophila), DNASE1L3 <text:s/>- <text:s/>deoxyribonuclease i-like 3, ZIC1 <text:s/>- <text:s/>zic family member 1, PRDM16 <text:s/>- <text:s/>pr domain containing 16, GPR65 <text:s/>- <text:s/>g protein-coupled receptor 65, TNFRSF17 <text:s/>- <text:s/>tumor necrosis factor receptor superfamily, member 17, HDAC7 <text:s/>- <text:s/>histone deacetylase 7, ZIC3 <text:s/>- <text:s/>zic family member 3, RBBP6 <text:s/>- <text:s/>retinoblastoma binding protein 6, FOXQ1 <text:s/>- <text:s/>forkhead box q1, PHF14 <text:s/>- <text:s/>phd finger protein 14, YES1 <text:s/>- <text:s/>v-yes-1 yamaguchi sarcoma viral oncogene homolog 1, NEDD4 <text:s/>- <text:s/>neural precursor cell expressed, developmentally down-regulated 4, e3 ubiquitin protein ligase, BCL2A1 <text:s/>- <text:s/>bcl2-related protein a1, BCL2 <text:s/>- <text:s/>b-cell cll/lymphoma 2, THBS1 <text:s/>- <text:s/>thrombospondin 1, TIAL1 <text:s/>- <text:s/>tia1 cytotoxic granule-associated rna binding protein-like 1, CCND1 <text:s/>- <text:s/>cyclin d1, LSR <text:s/>- <text:s/>lipolysis stimulated lipoprotein receptor, TBC1D32 <text:s/>- <text:s/>tbc1 domain family, member 32, KIAA1598 <text:s/>- <text:s/>kiaa1598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positive regulation of metabolic process</text:p>
          </table:table-cell>
          <table:table-cell office:value-type="float" office:value="0.0000000115" calcext:value-type="float">
            <text:p>1.15E-08</text:p>
          </table:table-cell>
          <table:table-cell office:value-type="float" office:value="0.0000038" calcext:value-type="float">
            <text:p>0.0000038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548" calcext:value-type="float">
            <text:p>2548</text:p>
          </table:table-cell>
          <table:table-cell office:value-type="float" office:value="634" calcext:value-type="float">
            <text:p>63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BIRC2 <text:s/>- <text:s/>baculoviral iap repeat containing 2, CDH3 <text:s/>- <text:s/>cadherin 3, type 1, p-cadherin (placental), PAX3 <text:s/>- <text:s/>paired box 3, FLT3LG <text:s/>- <text:s/>fms-related tyrosine kinase 3 ligand, RFX3 <text:s/>- <text:s/>regulatory factor x, 3 (influences hla class ii expression), PAX9 <text:s/>- <text:s/>paired box 9, ATAD2B <text:s/>- <text:s/>atpase family, aaa domain containing 2b, ELK4 <text:s/>- <text:s/>elk4, ets-domain protein (srf accessory protein 1), INHBA <text:s/>- <text:s/>inhibin, beta a, NRP1 <text:s/>- <text:s/>neuropilin 1, FLI1 <text:s/>- <text:s/>fli-1 proto-oncogene, ets transcription factor, NR6A1 <text:s/>- <text:s/>nuclear receptor subfamily 6, group a, member 1, OSM <text:s/>- <text:s/>oncostatin m, ZNF821 <text:s/>- <text:s/>zinc finger protein 821, CD74 <text:s/>- <text:s/>cd74 molecule, major histocompatibility complex, class ii invariant chain, NCOA7 <text:s/>- <text:s/>nuclear receptor coactivator 7, ERP29 <text:s/>- <text:s/>endoplasmic reticulum protein 29, TRPS1 <text:s/>- <text:s/>trichorhinophalangeal syndrome i, OTX1 <text:s/>- <text:s/>orthodenticle homeobox 1, RSF1 <text:s/>- <text:s/>remodeling and spacing factor 1, BCL11A <text:s/>- <text:s/>b-cell cll/lymphoma 11a (zinc finger protein)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CPT1A <text:s/>- <text:s/>carnitine palmitoyltransferase 1a (liver), TLR7 <text:s/>- <text:s/>toll-like receptor 7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LMO4 <text:s/>- <text:s/>lim domain only 4, RNF19A <text:s/>- <text:s/>ring finger protein 19a, e3 ubiquitin protein ligase, TRIM6 <text:s/>- <text:s/>tripartite motif containing 6, FOXF1 <text:s/>- <text:s/>forkhead box f1, RCHY1 <text:s/>- <text:s/>ring finger and chy zinc finger domain containing 1, e3 ubiquitin protein ligase, CD27 <text:s/>- <text:s/>cd27 molecule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TRIM22 <text:s/>- <text:s/>tripartite motif containing 22, CCL21 <text:s/>- <text:s/>chemokine (c-c motif) ligand 21, CD80 <text:s/>- <text:s/>cd80 molecule, PSMD14 <text:s/>- <text:s/>proteasome (prosome, macropain) 26s subunit, non-atpase, 14, MAP4K5 <text:s/>- <text:s/>mitogen-activated protein kinase kinase kinase kinase 5, SPTLC2 <text:s/>- <text:s/>serine palmitoyltransferase, long chain base subunit 2, ANP32B <text:s/>- <text:s/>acidic (leucine-rich) nuclear phosphoprotein 32 family, member b, PDGFRB <text:s/>- <text:s/>platelet-derived growth factor receptor, beta polypeptide, GLIS1 <text:s/>- <text:s/>glis family zinc finger 1, ADAR <text:s/>- <text:s/>adenosine deaminase, rna-specific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ENPP2 <text:s/>- <text:s/>ectonucleotide pyrophosphatase/phosphodiesterase 2, RNASEL <text:s/>- <text:s/>ribonuclease l (2',5'-oligoisoadenylate synthetase-dependent), FGA <text:s/>- <text:s/>fibrinogen alpha chain, CASK <text:s/>- <text:s/>calcium/calmodulin-dependent serine protein kinase (maguk family), MEIS2 <text:s/>- <text:s/>meis homeobox 2, MEIS1 <text:s/>- <text:s/>meis homeobox 1, MAP3K5 <text:s/>- <text:s/>mitogen-activated protein kinase kinase kinase 5, CEBPD <text:s/>- <text:s/>ccaat/enhancer binding protein (c/ebp), delta, PTK2 <text:s/>- <text:s/>protein tyrosine kinase 2, HELT <text:s/>- <text:s/>helt bhlh transcription factor, ROBO1 <text:s/>- <text:s/>roundabout, axon guidance receptor, homolog 1 (drosophila), UBR5 <text:s/>- <text:s/>ubiquitin protein ligase e3 component n-recognin 5, AKAP6 <text:s/>- <text:s/>a kinase (prka) anchor protein 6, TBX5 <text:s/>- <text:s/>t-box 5, MUSK <text:s/>- <text:s/>muscle, skeletal, receptor tyrosine kinase, ZEB2 <text:s/>- <text:s/>zinc finger e-box binding homeobox 2, CXCL10 <text:s/>- <text:s/>chemokine (c-x-c motif) ligand 10, ASS1 <text:s/>- <text:s/>argininosuccinate synthase 1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NRD1 <text:s/>- <text:s/>nardilysin (n-arginine dibasic convertase), ITGA6 <text:s/>- <text:s/>integrin, alpha 6, OPTN <text:s/>- <text:s/>optineurin, RGMB <text:s/>- <text:s/>rgm domain family, member b, KDM4C <text:s/>- <text:s/>lysine (k)-specific demethylase 4c, VAV3 <text:s/>- <text:s/>vav 3 guanine nucleotide exchange factor, NLRC5 <text:s/>- <text:s/>nlr family, card domain containing 5, PDE5A <text:s/>- <text:s/>phosphodiesterase 5a, cgmp-specific, FBXW7 <text:s/>- <text:s/>f-box and wd repeat domain containing 7, e3 ubiquitin protein ligase, USF1 <text:s/>- <text:s/>upstream transcription factor 1, NCOA1 <text:s/>- <text:s/>nuclear receptor coactivator 1, IL23A <text:s/>- <text:s/>interleukin 23, alpha subunit p19, BSX <text:s/>- <text:s/>brain-specific homeobox, TBX21 <text:s/>- <text:s/>t-box 21, NMI <text:s/>- <text:s/>n-myc (and stat) interactor, SETD3 <text:s/>- <text:s/>set domain containing 3, IFNB1 <text:s/>- <text:s/>interferon, beta 1, fibroblast, ATF3 <text:s/>- <text:s/>activating transcription factor 3, TRIM5 <text:s/>- <text:s/>tripartite motif containing 5, HMGN5 <text:s/>- <text:s/>high mobility group nucleosome binding domain 5, TAB2 <text:s/>- <text:s/>tgf-beta activated kinase 1/map3k7 binding protein 2, HDAC4 <text:s/>- <text:s/>histone deacetylase 4, DUSP5 <text:s/>- <text:s/>dual specificity phosphatase 5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CCDC3 <text:s/>- <text:s/>coiled-coil domain containing 3, PIP4K2B <text:s/>- <text:s/>phosphatidylinositol-5-phosphate 4-kinase, type ii, beta, HGF <text:s/>- <text:s/>hepatocyte growth factor (hepapoietin a; scatter factor), FOXK1 <text:s/>- <text:s/>forkhead box k1, MSX1 <text:s/>- <text:s/>msh homeobox 1, ATP1B4 <text:s/>- <text:s/>atpase, na+/k+ transporting, beta 4 polypeptide, WARS <text:s/>- <text:s/>tryptophanyl-trna synthetase, EHD4 <text:s/>- <text:s/>eh-domain containing 4, STK4 <text:s/>- <text:s/>serine/threonine kinase 4, SH3GLB1 <text:s/>- <text:s/>sh3-domain grb2-like endophilin b1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PROK2 <text:s/>- <text:s/>prokineticin 2, NEK2 <text:s/>- <text:s/>nima-related kinase 2, MTF2 <text:s/>- <text:s/>metal response element binding transcription factor 2, HOXB3 <text:s/>- <text:s/>homeobox b3, BAK1 <text:s/>- <text:s/>bcl2-antagonist/killer 1, EYA4 <text:s/>- <text:s/>eyes absent homolog 4 (drosophila), EREG <text:s/>- <text:s/>epiregulin, TFAP2A <text:s/>- <text:s/>transcription factor ap-2 alpha (activating enhancer binding protein 2 alpha), CYP26B1 <text:s/>- <text:s/>cytochrome p450, family 26, subfamily b, polypeptide 1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EIF2AK2 <text:s/>- <text:s/>eukaryotic translation initiation factor 2-alpha kinase 2, SIX1 <text:s/>- <text:s/>six homeobox 1, FNIP1 <text:s/>- <text:s/>folliculin interacting protein 1, HEY2 <text:s/>- <text:s/>hairy/enhancer-of-split related with yrpw motif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GPR65 <text:s/>- <text:s/>g protein-coupled receptor 65, PRDM16 <text:s/>- <text:s/>pr domain containing 16, FAM168A <text:s/>- <text:s/>family with sequence similarity 168, member a, WIBG <text:s/>- <text:s/>within bgcn homolog (drosophila), TRIM21 <text:s/>- <text:s/>tripartite motif containing 21, ZIC3 <text:s/>- <text:s/>zic family member 3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ERBB4 <text:s/>- <text:s/>v-erb-b2 avian erythroblastic leukemia viral oncogene homolog 4, CCND1 <text:s/>- <text:s/>cyclin d1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cell differentiation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387" calcext:value-type="float">
            <text:p>0.00000387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1423" calcext:value-type="float">
            <text:p>1423</text:p>
          </table:table-cell>
          <table:table-cell office:value-type="float" office:value="634" calcext:value-type="float">
            <text:p>6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IL15 <text:s/>- <text:s/>interleukin 15, ZNF385A <text:s/>- <text:s/>zinc finger protein 385a, TCF15 <text:s/>- <text:s/>transcription factor 15 (basic helix-loop-helix), PAX3 <text:s/>- <text:s/>paired box 3, KAZALD1 <text:s/>- <text:s/>kazal-type serine peptidase inhibitor domain 1, FLT3LG <text:s/>- <text:s/>fms-related tyrosine kinase 3 ligand, RFX3 <text:s/>- <text:s/>regulatory factor x, 3 (influences hla class ii expression), ELK4 <text:s/>- <text:s/>elk4, ets-domain protein (srf accessory protein 1), ATP11C <text:s/>- <text:s/>atpase, class vi, type 11c, INHBA <text:s/>- <text:s/>inhibin, beta a, FLI1 <text:s/>- <text:s/>fli-1 proto-oncogene, ets transcription factor, TRPS1 <text:s/>- <text:s/>trichorhinophalangeal syndrome i, BCL11A <text:s/>- <text:s/>b-cell cll/lymphoma 11a (zinc finger protein), L3MBTL3 <text:s/>- <text:s/>l(3)mbt-like 3 (drosophila), CPT1A <text:s/>- <text:s/>carnitine palmitoyltransferase 1a (liver), SEMA6D <text:s/>- <text:s/>sema domain, transmembrane domain (tm), and cytoplasmic domain, (semaphorin) 6d, MYOG <text:s/>- <text:s/>myogenin (myogenic factor 4), IL2 <text:s/>- <text:s/>interleukin 2, BLK <text:s/>- <text:s/>b lymphoid tyrosine kinase, LMO4 <text:s/>- <text:s/>lim domain only 4, FOXF1 <text:s/>- <text:s/>forkhead box f1, ELF1 <text:s/>- <text:s/>e74-like factor 1 (ets domain transcription factor), C10orf11 <text:s/>- <text:s/>chromosome 10 open reading frame 11, TNFSF8 <text:s/>- <text:s/>tumor necrosis factor (ligand) superfamily, member 8, DOCK10 <text:s/>- <text:s/>dedicator of cytokinesis 10, ACTN1 <text:s/>- <text:s/>actinin, alpha 1, SYNE1 <text:s/>- <text:s/>spectrin repeat containing, nuclear envelope 1, FGF1 <text:s/>- <text:s/>fibroblast growth factor 1 (acidic), ADAR <text:s/>- <text:s/>adenosine deaminase, rna-specific, PTGER4 <text:s/>- <text:s/>prostaglandin e receptor 4 (subtype ep4), NR4A2 <text:s/>- <text:s/>nuclear receptor subfamily 4, group a, member 2, PPARGC1A <text:s/>- <text:s/>peroxisome proliferator-activated receptor gamma, coactivator 1 alpha, RNASEL <text:s/>- <text:s/>ribonuclease l (2',5'-oligoisoadenylate synthetase-dependent), KRT10 <text:s/>- <text:s/>keratin 10, USH1C <text:s/>- <text:s/>usher syndrome 1c (autosomal recessive, severe), ITGB1 <text:s/>- <text:s/>integrin, beta 1 (fibronectin receptor, beta polypeptide, antigen cd29 includes mdf2, msk12), PTK2 <text:s/>- <text:s/>protein tyrosine kinase 2, CEBPD <text:s/>- <text:s/>ccaat/enhancer binding protein (c/ebp), delta, BBS9 <text:s/>- <text:s/>bardet-biedl syndrome 9, HELT <text:s/>- <text:s/>helt bhlh transcription factor, CDK6 <text:s/>- <text:s/>cyclin-dependent kinase 6, USP42 <text:s/>- <text:s/>ubiquitin specific peptidase 42, TBX5 <text:s/>- <text:s/>t-box 5, SPRY1 <text:s/>- <text:s/>sprouty homolog 1, antagonist of fgf signaling (drosophila), MUSK <text:s/>- <text:s/>muscle, skeletal, receptor tyrosine kinase, FAT4 <text:s/>- <text:s/>fat atypical cadherin 4, TCF7L2 <text:s/>- <text:s/>transcription factor 7-like 2 (t-cell specific, hmg-box), COL19A1 <text:s/>- <text:s/>collagen, type xix, alpha 1, COL12A1 <text:s/>- <text:s/>collagen, type xii, alpha 1, IL1RAPL1 <text:s/>- <text:s/>interleukin 1 receptor accessory protein-like 1, ITGA6 <text:s/>- <text:s/>integrin, alpha 6, SOCS1 <text:s/>- <text:s/>suppressor of cytokine signaling 1, HLX <text:s/>- <text:s/>h2.0-like homeobox, ETV7 <text:s/>- <text:s/>ets variant 7, WNT8B <text:s/>- <text:s/>wingless-type mmtv integration site family, member 8b, SH2B3 <text:s/>- <text:s/>sh2b adaptor protein 3, FST <text:s/>- <text:s/>follistatin, TBX21 <text:s/>- <text:s/>t-box 21, ATF3 <text:s/>- <text:s/>activating transcription factor 3, IFNB1 <text:s/>- <text:s/>interferon, beta 1, fibroblast, MBNL1 <text:s/>- <text:s/>muscleblind-like splicing regulator 1, ID3 <text:s/>- <text:s/>inhibitor of dna binding 3, dominant negative helix-loop-helix protein, PRRC2B <text:s/>- <text:s/>proline-rich coiled-coil 2b, HDAC4 <text:s/>- <text:s/>histone deacetylase 4, GRAP2 <text:s/>- <text:s/>grb2-related adaptor protein 2, HIPK1 <text:s/>- <text:s/>homeodomain interacting protein kinase 1, MKL1 <text:s/>- <text:s/>megakaryoblastic leukemia (translocation) 1, GPR18 <text:s/>- <text:s/>g protein-coupled receptor 18, STYK1 <text:s/>- <text:s/>serine/threonine/tyrosine kinase 1, CDNF <text:s/>- <text:s/>cerebral dopamine neurotrophic factor, HGF <text:s/>- <text:s/>hepatocyte growth factor (hepapoietin a; scatter factor), THSD7A <text:s/>- <text:s/>thrombospondin, type i, domain containing 7a, FOXK1 <text:s/>- <text:s/>forkhead box k1, MSX1 <text:s/>- <text:s/>msh homeobox 1, HDAC9 <text:s/>- <text:s/>histone deacetylase 9, BATF2 <text:s/>- <text:s/>basic leucine zipper transcription factor, atf-like 2, STK4 <text:s/>- <text:s/>serine/threonine kinase 4, SOCS7 <text:s/>- <text:s/>suppressor of cytokine signaling 7, CITED2 <text:s/>- <text:s/>cbp/p300-interacting transactivator, with glu/asp-rich carboxy-terminal domain, 2, PITX2 <text:s/>- <text:s/>paired-like homeodomain 2, RC3H2 <text:s/>- <text:s/>ring finger and ccch-type domains 2, MTF2 <text:s/>- <text:s/>metal response element binding transcription factor 2, HOXB3 <text:s/>- <text:s/>homeobox b3, EYA4 <text:s/>- <text:s/>eyes absent homolog 4 (drosophila), EREG <text:s/>- <text:s/>epiregulin, CLTC <text:s/>- <text:s/>clathrin, heavy chain (hc), TNMD <text:s/>- <text:s/>tenomodulin, B2M <text:s/>- <text:s/>beta-2-microglobulin, NFIB <text:s/>- <text:s/>nuclear factor i/b, ESR1 <text:s/>- <text:s/>estrogen receptor 1, ADAM15 <text:s/>- <text:s/>adam metallopeptidase domain 15, FNIP1 <text:s/>- <text:s/>folliculin interacting protein 1, HEY2 <text:s/>- <text:s/>hairy/enhancer-of-split related with yrpw motif 2, SIX1 <text:s/>- <text:s/>six homeobox 1, ZFPM1 <text:s/>- <text:s/>zinc finger protein, fog family member 1, SIM2 <text:s/>- <text:s/>single-minded homolog 2 (drosophila), RUNX3 <text:s/>- <text:s/>runt-related transcription factor 3, RSAD2 <text:s/>- <text:s/>radical s-adenosyl methionine domain containing 2, ZIC1 <text:s/>- <text:s/>zic family member 1, GATA6 <text:s/>- <text:s/>gata binding protein 6, PRDM16 <text:s/>- <text:s/>pr domain containing 16, SORT1 <text:s/>- <text:s/>sortilin 1, HNRNPC <text:s/>- <text:s/>heterogeneous nuclear ribonucleoprotein c (c1/c2), HDAC7 <text:s/>- <text:s/>histone deacetylase 7, ZIC3 <text:s/>- <text:s/>zic family member 3, YES1 <text:s/>- <text:s/>v-yes-1 yamaguchi sarcoma viral oncogene homolog 1, BCL2 <text:s/>- <text:s/>b-cell cll/lymphoma 2, ERBB4 <text:s/>- <text:s/>v-erb-b2 avian erythroblastic leukemia viral oncogene homolog 4, CCND1 <text:s/>- <text:s/>cyclin d1, RRBP1 <text:s/>- <text:s/>ribosome bind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166</text:p>
          </table:table-cell>
          <table:table-cell office:value-type="string" calcext:value-type="string">
            <text:p>cell surface receptor signaling pathway</text:p>
          </table:table-cell>
          <table:table-cell office:value-type="float" office:value="0.0000000127" calcext:value-type="float">
            <text:p>1.27E-08</text:p>
          </table:table-cell>
          <table:table-cell office:value-type="float" office:value="0.00000401" calcext:value-type="float">
            <text:p>0.00000401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564" calcext:value-type="float">
            <text:p>1564</text:p>
          </table:table-cell>
          <table:table-cell office:value-type="float" office:value="634" calcext:value-type="float">
            <text:p>63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LPHN2 <text:s/>- <text:s/>latrophilin 2, IL15 <text:s/>- <text:s/>interleukin 15, BIRC2 <text:s/>- <text:s/>baculoviral iap repeat containing 2, RNF43 <text:s/>- <text:s/>ring finger protein 43, IL15RA <text:s/>- <text:s/>interleukin 15 receptor, alpha, CDH3 <text:s/>- <text:s/>cadherin 3, type 1, p-cadherin (placental), PLXNC1 <text:s/>- <text:s/>plexin c1, CD274 <text:s/>- <text:s/>cd274 molecule, NRP1 <text:s/>- <text:s/>neuropilin 1, PIK3R3 <text:s/>- <text:s/>phosphoinositide-3-kinase, regulatory subunit 3 (gamma), INHBA <text:s/>- <text:s/>inhibin, beta a, OSM <text:s/>- <text:s/>oncostatin m, ELMO1 <text:s/>- <text:s/>engulfment and cell motility 1, BST2 <text:s/>- <text:s/>bone marrow stromal cell antigen 2, CD74 <text:s/>- <text:s/>cd74 molecule, major histocompatibility complex, class ii invariant chain, LZTS2 <text:s/>- <text:s/>leucine zipper, putative tumor suppressor 2, DCC <text:s/>- <text:s/>deleted in colorectal carcinoma, BDNF <text:s/>- <text:s/>brain-derived neurotrophic factor, PSMA3 <text:s/>- <text:s/>proteasome (prosome, macropain) subunit, alpha type, 3, PSMB10 <text:s/>- <text:s/>proteasome (prosome, macropain) subunit, beta type, 10, BLK <text:s/>- <text:s/>b lymphoid tyrosine kinase, IL2 <text:s/>- <text:s/>interleukin 2, FOXF1 <text:s/>- <text:s/>forkhead box f1, SOS1 <text:s/>- <text:s/>son of sevenless homolog 1 (drosophila), CD27 <text:s/>- <text:s/>cd27 molecule, TNFSF8 <text:s/>- <text:s/>tumor necrosis factor (ligand) superfamily, member 8, TRIM22 <text:s/>- <text:s/>tripartite motif containing 22, CCL21 <text:s/>- <text:s/>chemokine (c-c motif) ligand 21, PSMD14 <text:s/>- <text:s/>proteasome (prosome, macropain) 26s subunit, non-atpase, 14, ROR1 <text:s/>- <text:s/>receptor tyrosine kinase-like orphan receptor 1, ISG20 <text:s/>- <text:s/>interferon stimulated exonuclease gene 20kda, PDGFRB <text:s/>- <text:s/>platelet-derived growth factor receptor, beta polypeptide, ADAR <text:s/>- <text:s/>adenosine deaminase, rna-specific, FGF1 <text:s/>- <text:s/>fibroblast growth factor 1 (acidic), ADAM10 <text:s/>- <text:s/>adam metallopeptidase domain 10, ITGB6 <text:s/>- <text:s/>integrin, beta 6, ITGB7 <text:s/>- <text:s/>integrin, beta 7, NR4A2 <text:s/>- <text:s/>nuclear receptor subfamily 4, group a, member 2, RNASEL <text:s/>- <text:s/>ribonuclease l (2',5'-oligoisoadenylate synthetase-dependent), EFNB1 <text:s/>- <text:s/>ephrin-b1, ITGB1 <text:s/>- <text:s/>integrin, beta 1 (fibronectin receptor, beta polypeptide, antigen cd29 includes mdf2, msk12), PTK2 <text:s/>- <text:s/>protein tyrosine kinase 2, CNTFR <text:s/>- <text:s/>ciliary neurotrophic factor receptor, ROBO1 <text:s/>- <text:s/>roundabout, axon guidance receptor, homolog 1 (drosophila), IL22RA1 <text:s/>- <text:s/>interleukin 22 receptor, alpha 1, MUSK <text:s/>- <text:s/>muscle, skeletal, receptor tyrosine kinase, NCSTN <text:s/>- <text:s/>nicastrin, FAT4 <text:s/>- <text:s/>fat atypical cadherin 4, CXCL10 <text:s/>- <text:s/>chemokine (c-x-c motif) ligand 10, CDH6 <text:s/>- <text:s/>cadherin 6, type 2, k-cadherin (fetal kidney), TCF7L2 <text:s/>- <text:s/>transcription factor 7-like 2 (t-cell specific, hmg-box), IRF7 <text:s/>- <text:s/>interferon regulatory factor 7, PDE4D <text:s/>- <text:s/>phosphodiesterase 4d, camp-specific, ITGA6 <text:s/>- <text:s/>integrin, alpha 6, PTPRF <text:s/>- <text:s/>protein tyrosine phosphatase, receptor type, f, IFIT2 <text:s/>- <text:s/>interferon-induced protein with tetratricopeptide repeats 2, RGMB <text:s/>- <text:s/>rgm domain family, member b, IFIT1 <text:s/>- <text:s/>interferon-induced protein with tetratricopeptide repeats 1, VAV3 <text:s/>- <text:s/>vav 3 guanine nucleotide exchange factor, IFIT3 <text:s/>- <text:s/>interferon-induced protein with tetratricopeptide repeats 3, IFI35 <text:s/>- <text:s/>interferon-induced protein 35, PTPRR <text:s/>- <text:s/>protein tyrosine phosphatase, receptor type, r, SOCS1 <text:s/>- <text:s/>suppressor of cytokine signaling 1, TLE4 <text:s/>- <text:s/>transducin-like enhancer of split 4 (e(sp1) homolog, drosophila), WNT8B <text:s/>- <text:s/>wingless-type mmtv integration site family, member 8b, NMI <text:s/>- <text:s/>n-myc (and stat) interactor, IFNB1 <text:s/>- <text:s/>interferon, beta 1, fibroblast, TRIM5 <text:s/>- <text:s/>tripartite motif containing 5, TAB2 <text:s/>- <text:s/>tgf-beta activated kinase 1/map3k7 binding protein 2, GRAP2 <text:s/>- <text:s/>grb2-related adaptor protein 2, MT2A <text:s/>- <text:s/>metallothionein 2a, EVL <text:s/>- <text:s/>enah/vasp-like, HIPK1 <text:s/>- <text:s/>homeodomain interacting protein kinase 1, PIP4K2B <text:s/>- <text:s/>phosphatidylinositol-5-phosphate 4-kinase, type ii, beta, STYK1 <text:s/>- <text:s/>serine/threonine/tyrosine kinase 1, HGF <text:s/>- <text:s/>hepatocyte growth factor (hepapoietin a; scatter factor), APPL1 <text:s/>- <text:s/>adaptor protein, phosphotyrosine interaction, ph domain and leucine zipper containing 1, FUT8 <text:s/>- <text:s/>fucosyltransferase 8 (alpha (1,6) fucosyltransferase), MSX1 <text:s/>- <text:s/>msh homeobox 1, CYSLTR1 <text:s/>- <text:s/>cysteinyl leukotriene receptor 1, CYLD <text:s/>- <text:s/>cylindromatosis (turban tumor syndrome), SOCS7 <text:s/>- <text:s/>suppressor of cytokine signaling 7, CITED2 <text:s/>- <text:s/>cbp/p300-interacting transactivator, with glu/asp-rich carboxy-terminal domain, 2, PITX2 <text:s/>- <text:s/>paired-like homeodomain 2, IRF9 <text:s/>- <text:s/>interferon regulatory factor 9, BAK1 <text:s/>- <text:s/>bcl2-antagonist/killer 1, EREG <text:s/>- <text:s/>epiregulin, CLTC <text:s/>- <text:s/>clathrin, heavy chain (hc), STAT5A <text:s/>- <text:s/>signal transducer and activator of transcription 5a, STAT6 <text:s/>- <text:s/>signal transducer and activator of transcription 6, interleukin-4 induced, B2M <text:s/>- <text:s/>beta-2-microglobulin, CPEB4 <text:s/>- <text:s/>cytoplasmic polyadenylation element binding protein 4, TNFSF4 <text:s/>- <text:s/>tumor necrosis factor (ligand) superfamily, member 4, ISG15 <text:s/>- <text:s/>isg15 ubiquitin-like modifier, IL21R <text:s/>- <text:s/>interleukin 21 receptor, NFATC3 <text:s/>- <text:s/>nuclear factor of activated t-cells, cytoplasmic, calcineurin-dependent 3, TNFSF13B <text:s/>- <text:s/>tumor necrosis factor (ligand) superfamily, member 13b, LTBP1 <text:s/>- <text:s/>latent transforming growth factor beta binding protein 1, CXCR6 <text:s/>- <text:s/>chemokine (c-x-c motif) receptor 6, GRIA3 <text:s/>- <text:s/>glutamate receptor, ionotropic, ampa 3, ADAM15 <text:s/>- <text:s/>adam metallopeptidase domain 15, HEY2 <text:s/>- <text:s/>hairy/enhancer-of-split related with yrpw motif 2, MAPK10 <text:s/>- <text:s/>mitogen-activated protein kinase 10, RSAD2 <text:s/>- <text:s/>radical s-adenosyl methionine domain containing 2, TNFSF15 <text:s/>- <text:s/>tumor necrosis factor (ligand) superfamily, member 15, GRIK2 <text:s/>- <text:s/>glutamate receptor, ionotropic, kainate 2, SORT1 <text:s/>- <text:s/>sortilin 1, TNFRSF17 <text:s/>- <text:s/>tumor necrosis factor receptor superfamily, member 17, TRIM21 <text:s/>- <text:s/>tripartite motif containing 21, YES1 <text:s/>- <text:s/>v-yes-1 yamaguchi sarcoma viral oncogene homolog 1, LRRC4C <text:s/>- <text:s/>leucine rich repeat containing 4c, BCL2 <text:s/>- <text:s/>b-cell cll/lymphoma 2, TIAL1 <text:s/>- <text:s/>tia1 cytotoxic granule-associated rna binding protein-like 1, ERBB4 <text:s/>- <text:s/>v-erb-b2 avian erythroblastic leukemia viral oncogene homolog 4, CCND1 <text:s/>- <text:s/>cyclin d1, PIGR <text:s/>- <text:s/>polymeric immunoglobulin receptor, TBC1D32 <text:s/>- <text:s/>tbc1 domain family, member 32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19</text:p>
          </table:table-cell>
          <table:table-cell office:value-type="string" calcext:value-type="string">
            <text:p>regulation of lymphocyte differentiation</text:p>
          </table:table-cell>
          <table:table-cell office:value-type="float" office:value="0.0000000137" calcext:value-type="float">
            <text:p>1.37E-08</text:p>
          </table:table-cell>
          <table:table-cell office:value-type="float" office:value="0.00000425" calcext:value-type="float">
            <text:p>0.00000425</text:p>
          </table:table-cell>
          <table:table-cell office:value-type="float" office:value="4.28" calcext:value-type="float">
            <text:p>4.28</text:p>
          </table:table-cell>
          <table:table-cell office:value-type="float" office:value="13954" calcext:value-type="float">
            <text:p>13954</text:p>
          </table:table-cell>
          <table:table-cell office:value-type="float" office:value="108" calcext:value-type="float">
            <text:p>108</text:p>
          </table:table-cell>
          <table:table-cell office:value-type="float" office:value="634" calcext:value-type="float">
            <text:p>6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FBXO7 <text:s/>- <text:s/>f-box protein 7, IL15 <text:s/>- <text:s/>interleukin 15, IL2 <text:s/>- <text:s/>interleukin 2, SOCS1 <text:s/>- <text:s/>suppressor of cytokine signaling 1, FLT3LG <text:s/>- <text:s/>fms-related tyrosine kinase 3 ligand, CYP26B1 <text:s/>- <text:s/>cytochrome p450, family 26, subfamily b, polypeptide 1, HLX <text:s/>- <text:s/>h2.0-like homeobox, IL23A <text:s/>- <text:s/>interleukin 23, alpha subunit p19, ATP11C <text:s/>- <text:s/>atpase, class vi, type 11c, SOS1 <text:s/>- <text:s/>son of sevenless homolog 1 (drosophila), INHBA <text:s/>- <text:s/>inhibin, beta a, CD27 <text:s/>- <text:s/>cd27 molecule, TNFSF4 <text:s/>- <text:s/>tumor necrosis factor (ligand) superfamily, member 4, CD74 <text:s/>- <text:s/>cd74 molecule, major histocompatibility complex, class ii invariant chain, MYB <text:s/>- <text:s/>v-myb avian myeloblastosis viral oncogene homolog, IL27 <text:s/>- <text:s/>interleukin 27, IL7 <text:s/>- <text:s/>interleukin 7, CYLD <text:s/>- <text:s/>cylindromatosis (turban tumor syndrome), NDFIP1 <text:s/>- <text:s/>nedd4 family interacting protein 1, IFNB1 <text:s/>- <text:s/>interferon, beta 1, fibroblast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7</text:p>
          </table:table-cell>
          <table:table-cell office:value-type="string" calcext:value-type="string">
            <text:p>regulation of cytokine production</text:p>
          </table:table-cell>
          <table:table-cell office:value-type="float" office:value="0.0000000154" calcext:value-type="float">
            <text:p>1.54E-08</text:p>
          </table:table-cell>
          <table:table-cell office:value-type="float" office:value="0.00000468" calcext:value-type="float">
            <text:p>0.00000468</text:p>
          </table:table-cell>
          <table:table-cell office:value-type="float" office:value="2.4" calcext:value-type="float">
            <text:p>2.4</text:p>
          </table:table-cell>
          <table:table-cell office:value-type="float" office:value="13954" calcext:value-type="float">
            <text:p>13954</text:p>
          </table:table-cell>
          <table:table-cell office:value-type="float" office:value="440" calcext:value-type="float">
            <text:p>440</text:p>
          </table:table-cell>
          <table:table-cell office:value-type="float" office:value="634" calcext:value-type="float">
            <text:p>6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EREG <text:s/>- <text:s/>epiregulin, BIRC2 <text:s/>- <text:s/>baculoviral iap repeat containing 2, NLRC5 <text:s/>- <text:s/>nlr family, card domain containing 5, DDX60 <text:s/>- <text:s/>dead (asp-glu-ala-asp) box polypeptide 60, CDH3 <text:s/>- <text:s/>cadherin 3, type 1, p-cadherin (placental), SOCS1 <text:s/>- <text:s/>suppressor of cytokine signaling 1, CD274 <text:s/>- <text:s/>cd274 molecule, CD96 <text:s/>- <text:s/>cd96 molecule, STAT6 <text:s/>- <text:s/>signal transducer and activator of transcription 6, interleukin-4 induced, B2M <text:s/>- <text:s/>beta-2-microglobulin, NOD1 <text:s/>- <text:s/>nucleotide-binding oligomerization domain containing 1, IL23A <text:s/>- <text:s/>interleukin 23, alpha subunit p19, PTGER4 <text:s/>- <text:s/>prostaglandin e receptor 4 (subtype ep4), INHBA <text:s/>- <text:s/>inhibin, beta a, BST2 <text:s/>- <text:s/>bone marrow stromal cell antigen 2, CD74 <text:s/>- <text:s/>cd74 molecule, major histocompatibility complex, class ii invariant chain, TNFSF4 <text:s/>- <text:s/>tumor necrosis factor (ligand) superfamily, member 4, MYB <text:s/>- <text:s/>v-myb avian myeloblastosis viral oncogene homolog, ISG15 <text:s/>- <text:s/>isg15 ubiquitin-like modifier, IDO1 <text:s/>- <text:s/>indoleamine 2,3-dioxygenase 1, GBP5 <text:s/>- <text:s/>guanylate binding protein 5, NMI <text:s/>- <text:s/>n-myc (and stat) interactor, NDFIP1 <text:s/>- <text:s/>nedd4 family interacting protein 1, EIF2AK2 <text:s/>- <text:s/>eukaryotic translation initiation factor 2-alpha kinase 2, IFNB1 <text:s/>- <text:s/>interferon, beta 1, fibroblast, ZFPM1 <text:s/>- <text:s/>zinc finger protein, fog family member 1, RSAD2 <text:s/>- <text:s/>radical s-adenosyl methionine domain containing 2, GATA6 <text:s/>- <text:s/>gata binding protein 6, TLR7 <text:s/>- <text:s/>toll-like receptor 7, UBE2L6 <text:s/>- <text:s/>ubiquitin-conjugating enzyme e2l 6, IL2 <text:s/>- <text:s/>interleukin 2, HDAC7 <text:s/>- <text:s/>histone deacetylase 7, TRIM21 <text:s/>- <text:s/>tripartite motif containing 21, ZBP1 <text:s/>- <text:s/>z-dna binding protein 1, GPR18 <text:s/>- <text:s/>g protein-coupled receptor 18, TRIM6 <text:s/>- <text:s/>tripartite motif containing 6, HGF <text:s/>- <text:s/>hepatocyte growth factor (hepapoietin a; scatter factor), GSDMD <text:s/>- <text:s/>gasdermin d, ELF1 <text:s/>- <text:s/>e74-like factor 1 (ets domain transcription factor), IRF7 <text:s/>- <text:s/>interferon regulatory factor 7, THBS1 <text:s/>- <text:s/>thrombospondin 1, IL27 <text:s/>- <text:s/>interleukin 27, PDE4D <text:s/>- <text:s/>phosphodiesterase 4d, camp-specific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0000181" calcext:value-type="float">
            <text:p>1.81E-08</text:p>
          </table:table-cell>
          <table:table-cell office:value-type="float" office:value="0.00000538" calcext:value-type="float">
            <text:p>0.00000538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634" calcext:value-type="float">
            <text:p>6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BIRC2 <text:s/>- <text:s/>baculoviral iap repeat containing 2, CDH3 <text:s/>- <text:s/>cadherin 3, type 1, p-cadherin (placental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FLI1 <text:s/>- <text:s/>fli-1 proto-oncogene, ets transcription factor, NR6A1 <text:s/>- <text:s/>nuclear receptor subfamily 6, group a, member 1, NRP1 <text:s/>- <text:s/>neuropilin 1, OSM <text:s/>- <text:s/>oncostatin m, ZNF821 <text:s/>- <text:s/>zinc finger protein 821, CD74 <text:s/>- <text:s/>cd74 molecule, major histocompatibility complex, class ii invariant chain, NCOA7 <text:s/>- <text:s/>nuclear receptor coactivator 7, ERP29 <text:s/>- <text:s/>endoplasmic reticulum protein 29, TRPS1 <text:s/>- <text:s/>trichorhinophalangeal syndrome i, OTX1 <text:s/>- <text:s/>orthodenticle homeobox 1, RSF1 <text:s/>- <text:s/>remodeling and spacing factor 1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CPT1A <text:s/>- <text:s/>carnitine palmitoyltransferase 1a (liver), TLR7 <text:s/>- <text:s/>toll-like receptor 7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LMO4 <text:s/>- <text:s/>lim domain only 4, RNF19A <text:s/>- <text:s/>ring finger protein 19a, e3 ubiquitin protein ligase, TRIM6 <text:s/>- <text:s/>tripartite motif containing 6, FOXF1 <text:s/>- <text:s/>forkhead box f1, RCHY1 <text:s/>- <text:s/>ring finger and chy zinc finger domain containing 1, e3 ubiquitin protein ligase, CD27 <text:s/>- <text:s/>cd27 molecule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TRIM22 <text:s/>- <text:s/>tripartite motif containing 22, CCL21 <text:s/>- <text:s/>chemokine (c-c motif) ligand 21, CD80 <text:s/>- <text:s/>cd80 molecule, PSMD14 <text:s/>- <text:s/>proteasome (prosome, macropain) 26s subunit, non-atpase, 14, MAP4K5 <text:s/>- <text:s/>mitogen-activated protein kinase kinase kinase kinase 5, SPTLC2 <text:s/>- <text:s/>serine palmitoyltransferase, long chain base subunit 2, ANP32B <text:s/>- <text:s/>acidic (leucine-rich) nuclear phosphoprotein 32 family, member b, PDGFRB <text:s/>- <text:s/>platelet-derived growth factor receptor, beta polypeptide, GLIS1 <text:s/>- <text:s/>glis family zinc finger 1, FGF1 <text:s/>- <text:s/>fibroblast growth factor 1 (acidic), NR4A2 <text:s/>- <text:s/>nuclear receptor subfamily 4, group a, member 2, MYB <text:s/>- <text:s/>v-myb avian myeloblastosis viral oncogene homolog, ENPP2 <text:s/>- <text:s/>ectonucleotide pyrophosphatase/phosphodiesterase 2, PPARGC1A <text:s/>- <text:s/>peroxisome proliferator-activated receptor gamma, coactivator 1 alpha, RNASEL <text:s/>- <text:s/>ribonuclease l (2',5'-oligoisoadenylate synthetase-dependent), FGA <text:s/>- <text:s/>fibrinogen alpha chain, CASK <text:s/>- <text:s/>calcium/calmodulin-dependent serine protein kinase (maguk family), MEIS2 <text:s/>- <text:s/>meis homeobox 2, MEIS1 <text:s/>- <text:s/>meis homeobox 1, MAP3K5 <text:s/>- <text:s/>mitogen-activated protein kinase kinase kinase 5, CEBPD <text:s/>- <text:s/>ccaat/enhancer binding protein (c/ebp), delta, PTK2 <text:s/>- <text:s/>protein tyrosine kinase 2, HELT <text:s/>- <text:s/>helt bhlh transcription factor, ROBO1 <text:s/>- <text:s/>roundabout, axon guidance receptor, homolog 1 (drosophila), AKAP6 <text:s/>- <text:s/>a kinase (prka) anchor protein 6, TBX5 <text:s/>- <text:s/>t-box 5, MUSK <text:s/>- <text:s/>muscle, skeletal, receptor tyrosine kinase, ZEB2 <text:s/>- <text:s/>zinc finger e-box binding homeobox 2, CXCL10 <text:s/>- <text:s/>chemokine (c-x-c motif) ligand 10, ASS1 <text:s/>- <text:s/>argininosuccinate synthase 1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NRD1 <text:s/>- <text:s/>nardilysin (n-arginine dibasic convertase), ITGA6 <text:s/>- <text:s/>integrin, alpha 6, OPTN <text:s/>- <text:s/>optineurin, RGMB <text:s/>- <text:s/>rgm domain family, member b, VAV3 <text:s/>- <text:s/>vav 3 guanine nucleotide exchange factor, NLRC5 <text:s/>- <text:s/>nlr family, card domain containing 5, PDE5A <text:s/>- <text:s/>phosphodiesterase 5a, cgmp-specific, FBXW7 <text:s/>- <text:s/>f-box and wd repeat domain containing 7, e3 ubiquitin protein ligase, USF1 <text:s/>- <text:s/>upstream transcription factor 1, NCOA1 <text:s/>- <text:s/>nuclear receptor coactivator 1, IL23A <text:s/>- <text:s/>interleukin 23, alpha subunit p19, BSX <text:s/>- <text:s/>brain-specific homeobox, TBX21 <text:s/>- <text:s/>t-box 21, NMI <text:s/>- <text:s/>n-myc (and stat) interactor, SETD3 <text:s/>- <text:s/>set domain containing 3, IFNB1 <text:s/>- <text:s/>interferon, beta 1, fibroblast, ATF3 <text:s/>- <text:s/>activating transcription factor 3, TRIM5 <text:s/>- <text:s/>tripartite motif containing 5, HMGN5 <text:s/>- <text:s/>high mobility group nucleosome binding domain 5, TAB2 <text:s/>- <text:s/>tgf-beta activated kinase 1/map3k7 binding protein 2, HDAC4 <text:s/>- <text:s/>histone deacetylase 4, DUSP5 <text:s/>- <text:s/>dual specificity phosphatase 5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PIP4K2B <text:s/>- <text:s/>phosphatidylinositol-5-phosphate 4-kinase, type ii, beta, HGF <text:s/>- <text:s/>hepatocyte growth factor (hepapoietin a; scatter factor), FOXK1 <text:s/>- <text:s/>forkhead box k1, MSX1 <text:s/>- <text:s/>msh homeobox 1, ATP1B4 <text:s/>- <text:s/>atpase, na+/k+ transporting, beta 4 polypeptide, EHD4 <text:s/>- <text:s/>eh-domain containing 4, STK4 <text:s/>- <text:s/>serine/threonine kinase 4, SH3GLB1 <text:s/>- <text:s/>sh3-domain grb2-like endophilin b1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PROK2 <text:s/>- <text:s/>prokineticin 2, MYSM1 <text:s/>- <text:s/>myb-like, swirm and mpn domains 1, NEK2 <text:s/>- <text:s/>nima-related kinase 2, MTF2 <text:s/>- <text:s/>metal response element binding transcription factor 2, HOXB3 <text:s/>- <text:s/>homeobox b3, BAK1 <text:s/>- <text:s/>bcl2-antagonist/killer 1, EYA4 <text:s/>- <text:s/>eyes absent homolog 4 (drosophila)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EIF2AK2 <text:s/>- <text:s/>eukaryotic translation initiation factor 2-alpha kinase 2, SIX1 <text:s/>- <text:s/>six homeobox 1, FNIP1 <text:s/>- <text:s/>folliculin interacting protein 1, HEY2 <text:s/>- <text:s/>hairy/enhancer-of-split related with yrpw motif 2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GPR65 <text:s/>- <text:s/>g protein-coupled receptor 65, PRDM16 <text:s/>- <text:s/>pr domain containing 16, FAM168A <text:s/>- <text:s/>family with sequence similarity 168, member a, WIBG <text:s/>- <text:s/>within bgcn homolog (drosophila), TRIM21 <text:s/>- <text:s/>tripartite motif containing 21, ZIC3 <text:s/>- <text:s/>zic family member 3, YES1 <text:s/>- <text:s/>v-yes-1 yamaguchi sarcoma viral oncogene homolog 1, BCL2 <text:s/>- <text:s/>b-cell cll/lymphoma 2, THBS1 <text:s/>- <text:s/>thrombospondin 1, IL27 <text:s/>- <text:s/>interleukin 27, ERBB4 <text:s/>- <text:s/>v-erb-b2 avian erythroblastic leukemia viral oncogene homolog 4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706</text:p>
          </table:table-cell>
          <table:table-cell office:value-type="string" calcext:value-type="string">
            <text:p>regulation of hemopoiesis</text:p>
          </table:table-cell>
          <table:table-cell office:value-type="float" office:value="0.000000026" calcext:value-type="float">
            <text:p>0.000000026</text:p>
          </table:table-cell>
          <table:table-cell office:value-type="float" office:value="0.00000756" calcext:value-type="float">
            <text:p>0.00000756</text:p>
          </table:table-cell>
          <table:table-cell office:value-type="float" office:value="3" calcext:value-type="float">
            <text:p>3</text:p>
          </table:table-cell>
          <table:table-cell office:value-type="float" office:value="13954" calcext:value-type="float">
            <text:p>13954</text:p>
          </table:table-cell>
          <table:table-cell office:value-type="float" office:value="235" calcext:value-type="float">
            <text:p>235</text:p>
          </table:table-cell>
          <table:table-cell office:value-type="float" office:value="634" calcext:value-type="float">
            <text:p>6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IL17A <text:s/>- <text:s/>interleukin 17a, IL15 <text:s/>- <text:s/>interleukin 15, SOCS1 <text:s/>- <text:s/>suppressor of cytokine signaling 1, FLT3LG <text:s/>- <text:s/>fms-related tyrosine kinase 3 ligand, CYP26B1 <text:s/>- <text:s/>cytochrome p450, family 26, subfamily b, polypeptide 1, HLX <text:s/>- <text:s/>h2.0-like homeobox, B2M <text:s/>- <text:s/>beta-2-microglobulin, IL23A <text:s/>- <text:s/>interleukin 23, alpha subunit p19, ATP11C <text:s/>- <text:s/>atpase, class vi, type 11c, INHBA <text:s/>- <text:s/>inhibin, beta a, TNFSF4 <text:s/>- <text:s/>tumor necrosis factor (ligand) superfamily, member 4, MYB <text:s/>- <text:s/>v-myb avian myeloblastosis viral oncogene homolog, CD74 <text:s/>- <text:s/>cd74 molecule, major histocompatibility complex, class ii invariant chain, ISG15 <text:s/>- <text:s/>isg15 ubiquitin-like modifier, MEIS2 <text:s/>- <text:s/>meis homeobox 2, EIF2AK2 <text:s/>- <text:s/>eukaryotic translation initiation factor 2-alpha kinase 2, NDFIP1 <text:s/>- <text:s/>nedd4 family interacting protein 1, MEIS1 <text:s/>- <text:s/>meis homeobox 1, IFNB1 <text:s/>- <text:s/>interferon, beta 1, fibroblast, FNIP1 <text:s/>- <text:s/>folliculin interacting protein 1, ZFPM1 <text:s/>- <text:s/>zinc finger protein, fog family member 1, CDK6 <text:s/>- <text:s/>cyclin-dependent kinase 6, FBXO7 <text:s/>- <text:s/>f-box protein 7, IL2 <text:s/>- <text:s/>interleukin 2, SOS1 <text:s/>- <text:s/>son of sevenless homolog 1 (drosophila), CD27 <text:s/>- <text:s/>cd27 molecule, IRF7 <text:s/>- <text:s/>interferon regulatory factor 7, IL27 <text:s/>- <text:s/>interleukin 27, IL7 <text:s/>- <text:s/>interleukin 7, FBN1 <text:s/>- <text:s/>fibrillin 1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positive regulation of macromolecule metabolic process</text:p>
          </table:table-cell>
          <table:table-cell office:value-type="float" office:value="0.0000000311" calcext:value-type="float">
            <text:p>3.11E-08</text:p>
          </table:table-cell>
          <table:table-cell office:value-type="float" office:value="0.00000885" calcext:value-type="float">
            <text:p>0.00000885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356" calcext:value-type="float">
            <text:p>2356</text:p>
          </table:table-cell>
          <table:table-cell office:value-type="float" office:value="634" calcext:value-type="float">
            <text:p>63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BIRC2 <text:s/>- <text:s/>baculoviral iap repeat containing 2, CDH3 <text:s/>- <text:s/>cadherin 3, type 1, p-cadherin (placental), PAX3 <text:s/>- <text:s/>paired box 3, FLT3LG <text:s/>- <text:s/>fms-related tyrosine kinase 3 ligand, RFX3 <text:s/>- <text:s/>regulatory factor x, 3 (influences hla class ii expression), PAX9 <text:s/>- <text:s/>paired box 9, ATAD2B <text:s/>- <text:s/>atpase family, aaa domain containing 2b, ELK4 <text:s/>- <text:s/>elk4, ets-domain protein (srf accessory protein 1), INHBA <text:s/>- <text:s/>inhibin, beta a, FLI1 <text:s/>- <text:s/>fli-1 proto-oncogene, ets transcription factor, NR6A1 <text:s/>- <text:s/>nuclear receptor subfamily 6, group a, member 1, NRP1 <text:s/>- <text:s/>neuropilin 1, OSM <text:s/>- <text:s/>oncostatin m, ZNF821 <text:s/>- <text:s/>zinc finger protein 821, CD74 <text:s/>- <text:s/>cd74 molecule, major histocompatibility complex, class ii invariant chain, NCOA7 <text:s/>- <text:s/>nuclear receptor coactivator 7, ERP29 <text:s/>- <text:s/>endoplasmic reticulum protein 29, TRPS1 <text:s/>- <text:s/>trichorhinophalangeal syndrome i, OTX1 <text:s/>- <text:s/>orthodenticle homeobox 1, RSF1 <text:s/>- <text:s/>remodeling and spacing factor 1, BCL11A <text:s/>- <text:s/>b-cell cll/lymphoma 11a (zinc finger protein)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TLR7 <text:s/>- <text:s/>toll-like receptor 7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LMO4 <text:s/>- <text:s/>lim domain only 4, RNF19A <text:s/>- <text:s/>ring finger protein 19a, e3 ubiquitin protein ligase, TRIM6 <text:s/>- <text:s/>tripartite motif containing 6, FOXF1 <text:s/>- <text:s/>forkhead box f1, RCHY1 <text:s/>- <text:s/>ring finger and chy zinc finger domain containing 1, e3 ubiquitin protein ligase, CD27 <text:s/>- <text:s/>cd27 molecule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CL21 <text:s/>- <text:s/>chemokine (c-c motif) ligand 21, CD80 <text:s/>- <text:s/>cd80 molecule, PSMD14 <text:s/>- <text:s/>proteasome (prosome, macropain) 26s subunit, non-atpase, 14, MAP4K5 <text:s/>- <text:s/>mitogen-activated protein kinase kinase kinase kinase 5, ANP32B <text:s/>- <text:s/>acidic (leucine-rich) nuclear phosphoprotein 32 family, member b, PDGFRB <text:s/>- <text:s/>platelet-derived growth factor receptor, beta polypeptide, GLIS1 <text:s/>- <text:s/>glis family zinc finger 1, ADAR <text:s/>- <text:s/>adenosine deaminase, rna-specific, FGF1 <text:s/>- <text:s/>fibroblast growth factor 1 (acidic), NR4A2 <text:s/>- <text:s/>nuclear receptor subfamily 4, group a, member 2, MYB <text:s/>- <text:s/>v-myb avian myeloblastosis viral oncogene homolog, PPARGC1A <text:s/>- <text:s/>peroxisome proliferator-activated receptor gamma, coactivator 1 alpha, ENPP2 <text:s/>- <text:s/>ectonucleotide pyrophosphatase/phosphodiesterase 2, RNASEL <text:s/>- <text:s/>ribonuclease l (2',5'-oligoisoadenylate synthetase-dependent), FGA <text:s/>- <text:s/>fibrinogen alpha chain, CASK <text:s/>- <text:s/>calcium/calmodulin-dependent serine protein kinase (maguk family), MEIS2 <text:s/>- <text:s/>meis homeobox 2, MEIS1 <text:s/>- <text:s/>meis homeobox 1, MAP3K5 <text:s/>- <text:s/>mitogen-activated protein kinase kinase kinase 5, CEBPD <text:s/>- <text:s/>ccaat/enhancer binding protein (c/ebp), delta, PTK2 <text:s/>- <text:s/>protein tyrosine kinase 2, HELT <text:s/>- <text:s/>helt bhlh transcription factor, ROBO1 <text:s/>- <text:s/>roundabout, axon guidance receptor, homolog 1 (drosophila), UBR5 <text:s/>- <text:s/>ubiquitin protein ligase e3 component n-recognin 5, AKAP6 <text:s/>- <text:s/>a kinase (prka) anchor protein 6, TBX5 <text:s/>- <text:s/>t-box 5, MUSK <text:s/>- <text:s/>muscle, skeletal, receptor tyrosine kinase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NRD1 <text:s/>- <text:s/>nardilysin (n-arginine dibasic convertase), ITGA6 <text:s/>- <text:s/>integrin, alpha 6, RGMB <text:s/>- <text:s/>rgm domain family, member b, KDM4C <text:s/>- <text:s/>lysine (k)-specific demethylase 4c, NLRC5 <text:s/>- <text:s/>nlr family, card domain containing 5, PDE5A <text:s/>- <text:s/>phosphodiesterase 5a, cgmp-specific, FBXW7 <text:s/>- <text:s/>f-box and wd repeat domain containing 7, e3 ubiquitin protein ligase, USF1 <text:s/>- <text:s/>upstream transcription factor 1, NCOA1 <text:s/>- <text:s/>nuclear receptor coactivator 1, IL23A <text:s/>- <text:s/>interleukin 23, alpha subunit p19, BSX <text:s/>- <text:s/>brain-specific homeobox, TBX21 <text:s/>- <text:s/>t-box 21, NMI <text:s/>- <text:s/>n-myc (and stat) interactor, SETD3 <text:s/>- <text:s/>set domain containing 3, IFNB1 <text:s/>- <text:s/>interferon, beta 1, fibroblast, ATF3 <text:s/>- <text:s/>activating transcription factor 3, TRIM5 <text:s/>- <text:s/>tripartite motif containing 5, HMGN5 <text:s/>- <text:s/>high mobility group nucleosome binding domain 5, TAB2 <text:s/>- <text:s/>tgf-beta activated kinase 1/map3k7 binding protein 2, HDAC4 <text:s/>- <text:s/>histone deacetylase 4, DUSP5 <text:s/>- <text:s/>dual specificity phosphatase 5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WARS <text:s/>- <text:s/>tryptophanyl-trna synthetase, EHD4 <text:s/>- <text:s/>eh-domain containing 4, STK4 <text:s/>- <text:s/>serine/threonine kinase 4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PROK2 <text:s/>- <text:s/>prokineticin 2, MYSM1 <text:s/>- <text:s/>myb-like, swirm and mpn domains 1, NEK2 <text:s/>- <text:s/>nima-related kinase 2, MTF2 <text:s/>- <text:s/>metal response element binding transcription factor 2, HOXB3 <text:s/>- <text:s/>homeobox b3, BAK1 <text:s/>- <text:s/>bcl2-antagonist/killer 1, EYA4 <text:s/>- <text:s/>eyes absent homolog 4 (drosophila), EREG <text:s/>- <text:s/>epiregulin, TFAP2A <text:s/>- <text:s/>transcription factor ap-2 alpha (activating enhancer binding protein 2 alpha), CYP26B1 <text:s/>- <text:s/>cytochrome p450, family 26, subfamily b, polypeptide 1, STAT6 <text:s/>- <text:s/>signal transducer and activator of transcription 6, interleukin-4 induced, NFIB <text:s/>- <text:s/>nuclear factor i/b, NOD1 <text:s/>- <text:s/>nucleotide-binding oligomerization domain containing 1, ESRRG <text:s/>- <text:s/>estrogen-related receptor gamma, IKZF2 <text:s/>- <text:s/>ikaros family zinc finger 2 (helios), TNFSF4 <text:s/>- <text:s/>tumor necrosis factor (ligand) superfamily, member 4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EIF2AK2 <text:s/>- <text:s/>eukaryotic translation initiation factor 2-alpha kinase 2, SIX1 <text:s/>- <text:s/>six homeobox 1, FNIP1 <text:s/>- <text:s/>folliculin interacting protein 1, HEY2 <text:s/>- <text:s/>hairy/enhancer-of-split related with yrpw motif 2, ZFPM1 <text:s/>- <text:s/>zinc finger protein, fog family member 1, RUNX3 <text:s/>- <text:s/>runt-related transcription factor 3, MAPK10 <text:s/>- <text:s/>mitogen-activated protein kinase 10, TNFSF15 <text:s/>- <text:s/>tumor necrosis factor (ligand) superfamily, member 15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PRDM16 <text:s/>- <text:s/>pr domain containing 16, FAM168A <text:s/>- <text:s/>family with sequence similarity 168, member a, WIBG <text:s/>- <text:s/>within bgcn homolog (drosophila), ZIC3 <text:s/>- <text:s/>zic family member 3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ERBB4 <text:s/>- <text:s/>v-erb-b2 avian erythroblastic leukemia viral oncogene homolog 4, CCND1 <text:s/>- <text:s/>cyclin d1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3</text:p>
          </table:table-cell>
          <table:table-cell office:value-type="string" calcext:value-type="string">
            <text:p>negative regulation of immune system process</text:p>
          </table:table-cell>
          <table:table-cell office:value-type="float" office:value="0.0000000481" calcext:value-type="float">
            <text:p>4.81E-08</text:p>
          </table:table-cell>
          <table:table-cell office:value-type="float" office:value="0.0000134" calcext:value-type="float">
            <text:p>0.0000134</text:p>
          </table:table-cell>
          <table:table-cell office:value-type="float" office:value="2.76" calcext:value-type="float">
            <text:p>2.76</text:p>
          </table:table-cell>
          <table:table-cell office:value-type="float" office:value="13954" calcext:value-type="float">
            <text:p>13954</text:p>
          </table:table-cell>
          <table:table-cell office:value-type="float" office:value="279" calcext:value-type="float">
            <text:p>279</text:p>
          </table:table-cell>
          <table:table-cell office:value-type="float" office:value="634" calcext:value-type="float">
            <text:p>6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IFIT1 <text:s/>- <text:s/>interferon-induced protein with tetratricopeptide repeats 1, SAMSN1 <text:s/>- <text:s/>sam domain, sh3 domain and nuclear localization signals 1, DHX58 <text:s/>- <text:s/>dexh (asp-glu-x-his) box polypeptide 58, NLRC5 <text:s/>- <text:s/>nlr family, card domain containing 5, PDE5A <text:s/>- <text:s/>phosphodiesterase 5a, cgmp-specific, TAPBPL <text:s/>- <text:s/>tap binding protein-like, HLX <text:s/>- <text:s/>h2.0-like homeobox, CD274 <text:s/>- <text:s/>cd274 molecule, STAT6 <text:s/>- <text:s/>signal transducer and activator of transcription 6, interleukin-4 induced, CD96 <text:s/>- <text:s/>cd96 molecule, ADAR <text:s/>- <text:s/>adenosine deaminase, rna-specific, INHBA <text:s/>- <text:s/>inhibin, beta a, PTGER4 <text:s/>- <text:s/>prostaglandin e receptor 4 (subtype ep4), BST2 <text:s/>- <text:s/>bone marrow stromal cell antigen 2, TNFSF4 <text:s/>- <text:s/>tumor necrosis factor (ligand) superfamily, member 4, CD74 <text:s/>- <text:s/>cd74 molecule, major histocompatibility complex, class ii invariant chain, IDO1 <text:s/>- <text:s/>indoleamine 2,3-dioxygenase 1, MEIS2 <text:s/>- <text:s/>meis homeobox 2, NMI <text:s/>- <text:s/>n-myc (and stat) interactor, MEIS1 <text:s/>- <text:s/>meis homeobox 1, EIF2AK2 <text:s/>- <text:s/>eukaryotic translation initiation factor 2-alpha kinase 2, NDFIP1 <text:s/>- <text:s/>nedd4 family interacting protein 1, IFNB1 <text:s/>- <text:s/>interferon, beta 1, fibroblast, ZFPM1 <text:s/>- <text:s/>zinc finger protein, fog family member 1, CDK6 <text:s/>- <text:s/>cyclin-dependent kinase 6, LPXN <text:s/>- <text:s/>leupaxin, FBXO7 <text:s/>- <text:s/>f-box protein 7, IL2 <text:s/>- <text:s/>interleukin 2, GPR18 <text:s/>- <text:s/>g protein-coupled receptor 18, FOXF1 <text:s/>- <text:s/>forkhead box f1, ELF1 <text:s/>- <text:s/>e74-like factor 1 (ets domain transcription factor), THBS1 <text:s/>- <text:s/>thrombospondin 1, FBN1 <text:s/>- <text:s/>fibrillin 1, CYLD <text:s/>- <text:s/>cylindromatosis (turban tumor syndrome), CCL21 <text:s/>- <text:s/>chemokine (c-c motif) ligand 2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000686" calcext:value-type="float">
            <text:p>6.86E-08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634" calcext:value-type="float">
            <text:p>6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CDH3 <text:s/>- <text:s/>cadherin 3, type 1, p-cadherin (placental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TLR7 <text:s/>- <text:s/>toll-like receptor 7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CL21 <text:s/>- <text:s/>chemokine (c-c motif) ligand 21, CD80 <text:s/>- <text:s/>cd80 molecule, PDGFRB <text:s/>- <text:s/>platelet-derived growth factor receptor, beta polypeptid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ASS1 <text:s/>- <text:s/>argininosuccinate synthase 1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NEK2 <text:s/>- <text:s/>nima-related kinase 2, MTF2 <text:s/>- <text:s/>metal response element binding transcription factor 2, HOXB3 <text:s/>- <text:s/>homeobox b3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HNF4G <text:s/>- <text:s/>hepatocyte nuclear factor 4, gamma, ZIC1 <text:s/>- <text:s/>zic family member 1, SMARCA5 <text:s/>- <text:s/>swi/snf related, matrix associated, actin dependent regulator of chromatin, subfamily a, member 5, GATA6 <text:s/>- <text:s/>gata binding protein 6, GPR65 <text:s/>- <text:s/>g protein-coupled receptor 65, PRDM16 <text:s/>- <text:s/>pr domain containing 16, WIBG <text:s/>- <text:s/>within bgcn homolog (drosophila), ZIC3 <text:s/>- <text:s/>zic family member 3, YES1 <text:s/>- <text:s/>v-yes-1 yamaguchi sarcoma viral oncogene homolog 1, THBS1 <text:s/>- <text:s/>thrombospondin 1, IL27 <text:s/>- <text:s/>interleukin 27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immune response</text:p>
          </table:table-cell>
          <table:table-cell office:value-type="float" office:value="0.0000000758" calcext:value-type="float">
            <text:p>7.58E-08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2.12" calcext:value-type="float">
            <text:p>2.12</text:p>
          </table:table-cell>
          <table:table-cell office:value-type="float" office:value="13954" calcext:value-type="float">
            <text:p>13954</text:p>
          </table:table-cell>
          <table:table-cell office:value-type="float" office:value="581" calcext:value-type="float">
            <text:p>581</text:p>
          </table:table-cell>
          <table:table-cell office:value-type="float" office:value="634" calcext:value-type="float">
            <text:p>6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DDX60 <text:s/>- <text:s/>dead (asp-glu-ala-asp) box polypeptide 60, NLRC5 <text:s/>- <text:s/>nlr family, card domain containing 5, CD274 <text:s/>- <text:s/>cd274 molecule, IL23A <text:s/>- <text:s/>interleukin 23, alpha subunit p19, BST2 <text:s/>- <text:s/>bone marrow stromal cell antigen 2, OSM <text:s/>- <text:s/>oncostatin m, CD74 <text:s/>- <text:s/>cd74 molecule, major histocompatibility complex, class ii invariant chain, LY86 <text:s/>- <text:s/>lymphocyte antigen 86, IFNB1 <text:s/>- <text:s/>interferon, beta 1, fibroblast, TRIM5 <text:s/>- <text:s/>tripartite motif containing 5, ERAP2 <text:s/>- <text:s/>endoplasmic reticulum aminopeptidase 2, MARCH1 <text:s/>- <text:s/>membrane-associated ring finger (c3hc4) 1, e3 ubiquitin protein ligase, GRAP2 <text:s/>- <text:s/>grb2-related adaptor protein 2, TLR7 <text:s/>- <text:s/>toll-like receptor 7, PSMB10 <text:s/>- <text:s/>proteasome (prosome, macropain) subunit, beta type, 10, BLK <text:s/>- <text:s/>b lymphoid tyrosine kinase, IL2 <text:s/>- <text:s/>interleukin 2, STYK1 <text:s/>- <text:s/>serine/threonine/tyrosine kinase 1, CD27 <text:s/>- <text:s/>cd27 molecule, CYSLTR1 <text:s/>- <text:s/>cysteinyl leukotriene receptor 1, TNFSF8 <text:s/>- <text:s/>tumor necrosis factor (ligand) superfamily, member 8, IL7 <text:s/>- <text:s/>interleukin 7, CYLD <text:s/>- <text:s/>cylindromatosis (turban tumor syndrome), TRIM22 <text:s/>- <text:s/>tripartite motif containing 22, CCL21 <text:s/>- <text:s/>chemokine (c-c motif) ligand 21, B2M <text:s/>- <text:s/>beta-2-microglobulin, CD96 <text:s/>- <text:s/>cd96 molecule, ADAR <text:s/>- <text:s/>adenosine deaminase, rna-specific, NOD1 <text:s/>- <text:s/>nucleotide-binding oligomerization domain containing 1, PTGER4 <text:s/>- <text:s/>prostaglandin e receptor 4 (subtype ep4), ENPP2 <text:s/>- <text:s/>ectonucleotide pyrophosphatase/phosphodiesterase 2, TNFSF4 <text:s/>- <text:s/>tumor necrosis factor (ligand) superfamily, member 4, FGA <text:s/>- <text:s/>fibrinogen alpha chain, TNFSF13B <text:s/>- <text:s/>tumor necrosis factor (ligand) superfamily, member 13b, LY75 <text:s/>- <text:s/>lymphocyte antigen 75, EIF2AK2 <text:s/>- <text:s/>eukaryotic translation initiation factor 2-alpha kinase 2, ADAM15 <text:s/>- <text:s/>adam metallopeptidase domain 15, MAP3K5 <text:s/>- <text:s/>mitogen-activated protein kinase kinase kinase 5, PTK2 <text:s/>- <text:s/>protein tyrosine kinase 2, TNFSF15 <text:s/>- <text:s/>tumor necrosis factor (ligand) superfamily, member 15, GPR65 <text:s/>- <text:s/>g protein-coupled receptor 65, TNFRSF17 <text:s/>- <text:s/>tumor necrosis factor receptor superfamily, member 17, TRIM21 <text:s/>- <text:s/>tripartite motif containing 21, CXCL10 <text:s/>- <text:s/>chemokine (c-x-c motif) ligand 10, ZBP1 <text:s/>- <text:s/>z-dna binding protein 1, FCGR2B <text:s/>- <text:s/>fc fragment of igg, low affinity iib, receptor (cd32), NEDD4 <text:s/>- <text:s/>neural precursor cell expressed, developmentally down-regulated 4, e3 ubiquitin protein ligase, YES1 <text:s/>- <text:s/>v-yes-1 yamaguchi sarcoma viral oncogene homolog 1, GSDMD <text:s/>- <text:s/>gasdermin d, BCL2 <text:s/>- <text:s/>b-cell cll/lymphoma 2, IRF7 <text:s/>- <text:s/>interferon regulatory factor 7, THBS1 <text:s/>- <text:s/>thrombospondin 1, IL27 <text:s/>- <text:s/>interleukin 2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000831" calcext:value-type="float">
            <text:p>8.31E-08</text:p>
          </table:table-cell>
          <table:table-cell office:value-type="float" office:value="0.0000219" calcext:value-type="float">
            <text:p>0.0000219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634" calcext:value-type="float">
            <text:p>63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IL17A <text:s/>- <text:s/>interleukin 17a, IL15 <text:s/>- <text:s/>interleukin 15, CASZ1 <text:s/>- <text:s/>castor zinc finger 1, ARID4B <text:s/>- <text:s/>at rich interactive domain 4b (rbp1-like), CDH3 <text:s/>- <text:s/>cadherin 3, type 1, p-cadherin (placental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TLR7 <text:s/>- <text:s/>toll-like receptor 7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CL21 <text:s/>- <text:s/>chemokine (c-c motif) ligand 21, CD80 <text:s/>- <text:s/>cd80 molecule, PDGFRB <text:s/>- <text:s/>platelet-derived growth factor receptor, beta polypeptid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ASS1 <text:s/>- <text:s/>argininosuccinate synthase 1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CCDC3 <text:s/>- <text:s/>coiled-coil domain containing 3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NEK2 <text:s/>- <text:s/>nima-related kinase 2, MTF2 <text:s/>- <text:s/>metal response element binding transcription factor 2, HOXB3 <text:s/>- <text:s/>homeobox b3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HNF4G <text:s/>- <text:s/>hepatocyte nuclear factor 4, gamma, ZIC1 <text:s/>- <text:s/>zic family member 1, SMARCA5 <text:s/>- <text:s/>swi/snf related, matrix associated, actin dependent regulator of chromatin, subfamily a, member 5, GATA6 <text:s/>- <text:s/>gata binding protein 6, GPR65 <text:s/>- <text:s/>g protein-coupled receptor 65, PRDM16 <text:s/>- <text:s/>pr domain containing 16, WIBG <text:s/>- <text:s/>within bgcn homolog (drosophila), ZIC3 <text:s/>- <text:s/>zic family member 3, YES1 <text:s/>- <text:s/>v-yes-1 yamaguchi sarcoma viral oncogene homolog 1, THBS1 <text:s/>- <text:s/>thrombospondin 1, IL27 <text:s/>- <text:s/>interleukin 27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5</text:p>
          </table:table-cell>
          <table:table-cell office:value-type="string" calcext:value-type="string">
            <text:p>regulation of leukocyte differentiation</text:p>
          </table:table-cell>
          <table:table-cell office:value-type="float" office:value="0.000000116" calcext:value-type="float">
            <text:p>0.0000001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3.23" calcext:value-type="float">
            <text:p>3.23</text:p>
          </table:table-cell>
          <table:table-cell office:value-type="float" office:value="13954" calcext:value-type="float">
            <text:p>13954</text:p>
          </table:table-cell>
          <table:table-cell office:value-type="float" office:value="177" calcext:value-type="float">
            <text:p>177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IL17A <text:s/>- <text:s/>interleukin 17a, IL15 <text:s/>- <text:s/>interleukin 15, SOCS1 <text:s/>- <text:s/>suppressor of cytokine signaling 1, FLT3LG <text:s/>- <text:s/>fms-related tyrosine kinase 3 ligand, HLX <text:s/>- <text:s/>h2.0-like homeobox, CYP26B1 <text:s/>- <text:s/>cytochrome p450, family 26, subfamily b, polypeptide 1, ATP11C <text:s/>- <text:s/>atpase, class vi, type 11c, IL23A <text:s/>- <text:s/>interleukin 23, alpha subunit p19, INHBA <text:s/>- <text:s/>inhibin, beta a, MYB <text:s/>- <text:s/>v-myb avian myeloblastosis viral oncogene homolog, CD74 <text:s/>- <text:s/>cd74 molecule, major histocompatibility complex, class ii invariant chain, TNFSF4 <text:s/>- <text:s/>tumor necrosis factor (ligand) superfamily, member 4, NDFIP1 <text:s/>- <text:s/>nedd4 family interacting protein 1, IFNB1 <text:s/>- <text:s/>interferon, beta 1, fibroblast, ZFPM1 <text:s/>- <text:s/>zinc finger protein, fog family member 1, CDK6 <text:s/>- <text:s/>cyclin-dependent kinase 6, FBXO7 <text:s/>- <text:s/>f-box protein 7, IL2 <text:s/>- <text:s/>interleukin 2, SOS1 <text:s/>- <text:s/>son of sevenless homolog 1 (drosophila), CD27 <text:s/>- <text:s/>cd27 molecule, IRF7 <text:s/>- <text:s/>interferon regulatory factor 7, IL27 <text:s/>- <text:s/>interleukin 27, IL7 <text:s/>- <text:s/>interleukin 7, FBN1 <text:s/>- <text:s/>fibrillin 1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0123" calcext:value-type="float">
            <text:p>0.000000123</text:p>
          </table:table-cell>
          <table:table-cell office:value-type="float" office:value="0.0000312" calcext:value-type="float">
            <text:p>0.0000312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634" calcext:value-type="float">
            <text:p>6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PDGFRB <text:s/>- <text:s/>platelet-derived growth factor receptor, beta polypeptid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NEK2 <text:s/>- <text:s/>nima-related kinase 2, MTF2 <text:s/>- <text:s/>metal response element binding transcription factor 2, HOXB3 <text:s/>- <text:s/>homeobox b3, BAK1 <text:s/>- <text:s/>bcl2-antagonist/killer 1, EYA4 <text:s/>- <text:s/>eyes absent homolog 4 (drosophila)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TNFSF4 <text:s/>- <text:s/>tumor necrosis factor (ligand) superfamily, member 4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GATA6 <text:s/>- <text:s/>gata binding protein 6, GPR65 <text:s/>- <text:s/>g protein-coupled receptor 65, PRDM16 <text:s/>- <text:s/>pr domain containing 16, FAM168A <text:s/>- <text:s/>family with sequence similarity 168, member a, ZIC3 <text:s/>- <text:s/>zic family member 3, YES1 <text:s/>- <text:s/>v-yes-1 yamaguchi sarcoma viral oncogene homolog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07</text:p>
          </table:table-cell>
          <table:table-cell office:value-type="string" calcext:value-type="string">
            <text:p>response to other organism</text:p>
          </table:table-cell>
          <table:table-cell office:value-type="float" office:value="0.000000187" calcext:value-type="float">
            <text:p>0.000000187</text:p>
          </table:table-cell>
          <table:table-cell office:value-type="float" office:value="0.0000467" calcext:value-type="float">
            <text:p>0.0000467</text:p>
          </table:table-cell>
          <table:table-cell office:value-type="float" office:value="2.5" calcext:value-type="float">
            <text:p>2.5</text:p>
          </table:table-cell>
          <table:table-cell office:value-type="float" office:value="13954" calcext:value-type="float">
            <text:p>13954</text:p>
          </table:table-cell>
          <table:table-cell office:value-type="float" office:value="335" calcext:value-type="float">
            <text:p>335</text:p>
          </table:table-cell>
          <table:table-cell office:value-type="float" office:value="634" calcext:value-type="float">
            <text:p>6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DHX58 <text:s/>- <text:s/>dexh (asp-glu-x-his) box polypeptide 58, BAK1 <text:s/>- <text:s/>bcl2-antagonist/killer 1, IRF9 <text:s/>- <text:s/>interferon regulatory factor 9, LGALS8 <text:s/>- <text:s/>lectin, galactoside-binding, soluble, 8, NLRC5 <text:s/>- <text:s/>nlr family, card domain containing 5, DDX60 <text:s/>- <text:s/>dead (asp-glu-ala-asp) box polypeptide 60, ISG20 <text:s/>- <text:s/>interferon stimulated exonuclease gene 20kda, IL23A <text:s/>- <text:s/>interleukin 23, alpha subunit p19, ADAR <text:s/>- <text:s/>adenosine deaminase, rna-specific, NOD1 <text:s/>- <text:s/>nucleotide-binding oligomerization domain containing 1, BST2 <text:s/>- <text:s/>bone marrow stromal cell antigen 2, TNFSF4 <text:s/>- <text:s/>tumor necrosis factor (ligand) superfamily, member 4, ISG15 <text:s/>- <text:s/>isg15 ubiquitin-like modifier, TBX21 <text:s/>- <text:s/>t-box 21, RNASEL <text:s/>- <text:s/>ribonuclease l (2',5'-oligoisoadenylate synthetase-dependent), FGA <text:s/>- <text:s/>fibrinogen alpha chain, EIF2AK2 <text:s/>- <text:s/>eukaryotic translation initiation factor 2-alpha kinase 2, IFNB1 <text:s/>- <text:s/>interferon, beta 1, fibroblast, TRIM5 <text:s/>- <text:s/>tripartite motif containing 5, CDK6 <text:s/>- <text:s/>cyclin-dependent kinase 6, IL22RA1 <text:s/>- <text:s/>interleukin 22 receptor, alpha 1, RSAD2 <text:s/>- <text:s/>radical s-adenosyl methionine domain containing 2, TLR7 <text:s/>- <text:s/>toll-like receptor 7, CXCL10 <text:s/>- <text:s/>chemokine (c-x-c motif) ligand 10, TRIM6 <text:s/>- <text:s/>tripartite motif containing 6, GSDMD <text:s/>- <text:s/>gasdermin d, BCL2 <text:s/>- <text:s/>b-cell cll/lymphoma 2, IRF7 <text:s/>- <text:s/>interferon regulatory factor 7, IL27 <text:s/>- <text:s/>interleukin 27, IFI44 <text:s/>- <text:s/>interferon-induced protein 44, TNFSF8 <text:s/>- <text:s/>tumor necrosis factor (ligand) superfamily, member 8, TRIM22 <text:s/>- <text:s/>tripartite motif containing 22, BATF2 <text:s/>- <text:s/>basic leucine zipper transcription factor, atf-like 2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4</text:p>
          </table:table-cell>
          <table:table-cell office:value-type="string" calcext:value-type="string">
            <text:p>regulation of leukocyte activation</text:p>
          </table:table-cell>
          <table:table-cell office:value-type="float" office:value="0.000000218" calcext:value-type="float">
            <text:p>0.000000218</text:p>
          </table:table-cell>
          <table:table-cell office:value-type="float" office:value="0.0000535" calcext:value-type="float">
            <text:p>0.0000535</text:p>
          </table:table-cell>
          <table:table-cell office:value-type="float" office:value="2.48" calcext:value-type="float">
            <text:p>2.48</text:p>
          </table:table-cell>
          <table:table-cell office:value-type="float" office:value="13954" calcext:value-type="float">
            <text:p>13954</text:p>
          </table:table-cell>
          <table:table-cell office:value-type="float" office:value="337" calcext:value-type="float">
            <text:p>337</text:p>
          </table:table-cell>
          <table:table-cell office:value-type="float" office:value="634" calcext:value-type="float">
            <text:p>6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SAMSN1 <text:s/>- <text:s/>sam domain, sh3 domain and nuclear localization signals 1, VAV3 <text:s/>- <text:s/>vav 3 guanine nucleotide exchange factor, IL15 <text:s/>- <text:s/>interleukin 15, PDE5A <text:s/>- <text:s/>phosphodiesterase 5a, cgmp-specific, SOCS1 <text:s/>- <text:s/>suppressor of cytokine signaling 1, FLT3LG <text:s/>- <text:s/>fms-related tyrosine kinase 3 ligand, CYP26B1 <text:s/>- <text:s/>cytochrome p450, family 26, subfamily b, polypeptide 1, HLX <text:s/>- <text:s/>h2.0-like homeobox, CD274 <text:s/>- <text:s/>cd274 molecule, STAT6 <text:s/>- <text:s/>signal transducer and activator of transcription 6, interleukin-4 induced, IL23A <text:s/>- <text:s/>interleukin 23, alpha subunit p19, ATP11C <text:s/>- <text:s/>atpase, class vi, type 11c, INHBA <text:s/>- <text:s/>inhibin, beta a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IDO1 <text:s/>- <text:s/>indoleamine 2,3-dioxygenase 1, TNFSF13B <text:s/>- <text:s/>tumor necrosis factor (ligand) superfamily, member 13b, EFNB1 <text:s/>- <text:s/>ephrin-b1, NDFIP1 <text:s/>- <text:s/>nedd4 family interacting protein 1, IFNB1 <text:s/>- <text:s/>interferon, beta 1, fibroblast, C12orf4 <text:s/>- <text:s/>chromosome 12 open reading frame 4, FBXO7 <text:s/>- <text:s/>f-box protein 7, GRAP2 <text:s/>- <text:s/>grb2-related adaptor protein 2, IL2 <text:s/>- <text:s/>interleukin 2, FOXF1 <text:s/>- <text:s/>forkhead box f1, STYK1 <text:s/>- <text:s/>serine/threonine/tyrosine kinase 1, SOS1 <text:s/>- <text:s/>son of sevenless homolog 1 (drosophila), CD27 <text:s/>- <text:s/>cd27 molecule, YES1 <text:s/>- <text:s/>v-yes-1 yamaguchi sarcoma viral oncogene homolog 1, BCL2 <text:s/>- <text:s/>b-cell cll/lymphoma 2, THBS1 <text:s/>- <text:s/>thrombospondin 1, IL27 <text:s/>- <text:s/>interleukin 27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positive regulation of immune system process</text:p>
          </table:table-cell>
          <table:table-cell office:value-type="float" office:value="0.000000225" calcext:value-type="float">
            <text:p>0.000000225</text:p>
          </table:table-cell>
          <table:table-cell office:value-type="float" office:value="0.0000542" calcext:value-type="float">
            <text:p>0.0000542</text:p>
          </table:table-cell>
          <table:table-cell office:value-type="float" office:value="2.02" calcext:value-type="float">
            <text:p>2.02</text:p>
          </table:table-cell>
          <table:table-cell office:value-type="float" office:value="13954" calcext:value-type="float">
            <text:p>13954</text:p>
          </table:table-cell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IL17A <text:s/>- <text:s/>interleukin 17a, DHX58 <text:s/>- <text:s/>dexh (asp-glu-x-his) box polypeptide 58, VAV3 <text:s/>- <text:s/>vav 3 guanine nucleotide exchange factor, IL15 <text:s/>- <text:s/>interleukin 15, BIRC2 <text:s/>- <text:s/>baculoviral iap repeat containing 2, DDX60 <text:s/>- <text:s/>dead (asp-glu-ala-asp) box polypeptide 60, NLRC5 <text:s/>- <text:s/>nlr family, card domain containing 5, SOCS1 <text:s/>- <text:s/>suppressor of cytokine signaling 1, FLT3LG <text:s/>- <text:s/>fms-related tyrosine kinase 3 ligand, CD274 <text:s/>- <text:s/>cd274 molecule, HLX <text:s/>- <text:s/>h2.0-like homeobox, IL23A <text:s/>- <text:s/>interleukin 23, alpha subunit p19, ATP11C <text:s/>- <text:s/>atpase, class vi, type 11c, INHBA <text:s/>- <text:s/>inhibin, beta a, ELMO1 <text:s/>- <text:s/>engulfment and cell motility 1, CD74 <text:s/>- <text:s/>cd74 molecule, major histocompatibility complex, class ii invariant chain, TBX21 <text:s/>- <text:s/>t-box 21, IDO1 <text:s/>- <text:s/>indoleamine 2,3-dioxygenase 1, GBP5 <text:s/>- <text:s/>guanylate binding protein 5, IFNB1 <text:s/>- <text:s/>interferon, beta 1, fibroblast, TRIM5 <text:s/>- <text:s/>tripartite motif containing 5, C12orf4 <text:s/>- <text:s/>chromosome 12 open reading frame 4, TAB2 <text:s/>- <text:s/>tgf-beta activated kinase 1/map3k7 binding protein 2, GRAP2 <text:s/>- <text:s/>grb2-related adaptor protein 2, TLR7 <text:s/>- <text:s/>toll-like receptor 7, PSMA3 <text:s/>- <text:s/>proteasome (prosome, macropain) subunit, alpha type, 3, PSMB10 <text:s/>- <text:s/>proteasome (prosome, macropain) subunit, beta type, 10, BLK <text:s/>- <text:s/>b lymphoid tyrosine kinase, IL2 <text:s/>- <text:s/>interleukin 2, TRIM6 <text:s/>- <text:s/>tripartite motif containing 6, FOXF1 <text:s/>- <text:s/>forkhead box f1, STYK1 <text:s/>- <text:s/>serine/threonine/tyrosine kinase 1, CD27 <text:s/>- <text:s/>cd27 molecule, IL7 <text:s/>- <text:s/>interleukin 7, CYLD <text:s/>- <text:s/>cylindromatosis (turban tumor syndrome), CCL21 <text:s/>- <text:s/>chemokine (c-c motif) ligand 21, CD80 <text:s/>- <text:s/>cd80 molecule, PSMD14 <text:s/>- <text:s/>proteasome (prosome, macropain) 26s subunit, non-atpase, 14, EREG <text:s/>- <text:s/>epiregulin, B2M <text:s/>- <text:s/>beta-2-microglobulin, STAT6 <text:s/>- <text:s/>signal transducer and activator of transcription 6, interleukin-4 induced, NOD1 <text:s/>- <text:s/>nucleotide-binding oligomerization domain containing 1, ADAM10 <text:s/>- <text:s/>adam metallopeptidase domain 10, MYB <text:s/>- <text:s/>v-myb avian myeloblastosis viral oncogene homolog, TNFSF4 <text:s/>- <text:s/>tumor necrosis factor (ligand) superfamily, member 4, ISG15 <text:s/>- <text:s/>isg15 ubiquitin-like modifier, FGA <text:s/>- <text:s/>fibrinogen alpha chain, TNFSF13B <text:s/>- <text:s/>tumor necrosis factor (ligand) superfamily, member 13b, PIK3AP1 <text:s/>- <text:s/>phosphoinositide-3-kinase adaptor protein 1, EFNB1 <text:s/>- <text:s/>ephrin-b1, PTK2 <text:s/>- <text:s/>protein tyrosine kinase 2, RSAD2 <text:s/>- <text:s/>radical s-adenosyl methionine domain containing 2, CXCL10 <text:s/>- <text:s/>chemokine (c-x-c motif) ligand 10, YES1 <text:s/>- <text:s/>v-yes-1 yamaguchi sarcoma viral oncogene homolog 1, IRF7 <text:s/>- <text:s/>interferon regulatory factor 7, BCL2 <text:s/>- <text:s/>b-cell cll/lymphoma 2, THBS1 <text:s/>- <text:s/>thrombospondin 1, PDE4D <text:s/>- <text:s/>phosphodiesterase 4d, camp-specific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8542</text:p>
          </table:table-cell>
          <table:table-cell office:value-type="string" calcext:value-type="string">
            <text:p>defense response to other organism</text:p>
          </table:table-cell>
          <table:table-cell office:value-type="float" office:value="0.000000274" calcext:value-type="float">
            <text:p>0.000000274</text:p>
          </table:table-cell>
          <table:table-cell office:value-type="float" office:value="0.0000649" calcext:value-type="float">
            <text:p>0.0000649</text:p>
          </table:table-cell>
          <table:table-cell office:value-type="float" office:value="2.82" calcext:value-type="float">
            <text:p>2.82</text:p>
          </table:table-cell>
          <table:table-cell office:value-type="float" office:value="13954" calcext:value-type="float">
            <text:p>13954</text:p>
          </table:table-cell>
          <table:table-cell office:value-type="float" office:value="234" calcext:value-type="float">
            <text:p>234</text:p>
          </table:table-cell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DHX58 <text:s/>- <text:s/>dexh (asp-glu-x-his) box polypeptide 58, IFIT3 <text:s/>- <text:s/>interferon-induced protein with tetratricopeptide repeats 3, IRF9 <text:s/>- <text:s/>interferon regulatory factor 9, NLRC5 <text:s/>- <text:s/>nlr family, card domain containing 5, DDX60 <text:s/>- <text:s/>dead (asp-glu-ala-asp) box polypeptide 60, ISG20 <text:s/>- <text:s/>interferon stimulated exonuclease gene 20kda, IL23A <text:s/>- <text:s/>interleukin 23, alpha subunit p19, NOD1 <text:s/>- <text:s/>nucleotide-binding oligomerization domain containing 1, ADAR <text:s/>- <text:s/>adenosine deaminase, rna-specific, BST2 <text:s/>- <text:s/>bone marrow stromal cell antigen 2, TNFSF4 <text:s/>- <text:s/>tumor necrosis factor (ligand) superfamily, member 4, ISG15 <text:s/>- <text:s/>isg15 ubiquitin-like modifier, RNASEL <text:s/>- <text:s/>ribonuclease l (2',5'-oligoisoadenylate synthetase-dependent), FGA <text:s/>- <text:s/>fibrinogen alpha chain, EIF2AK2 <text:s/>- <text:s/>eukaryotic translation initiation factor 2-alpha kinase 2, IFNB1 <text:s/>- <text:s/>interferon, beta 1, fibroblast, TRIM5 <text:s/>- <text:s/>tripartite motif containing 5, IL22RA1 <text:s/>- <text:s/>interleukin 22 receptor, alpha 1, RSAD2 <text:s/>- <text:s/>radical s-adenosyl methionine domain containing 2, TLR7 <text:s/>- <text:s/>toll-like receptor 7, CXCL10 <text:s/>- <text:s/>chemokine (c-x-c motif) ligand 10, GSDMD <text:s/>- <text:s/>gasdermin d, BCL2 <text:s/>- <text:s/>b-cell cll/lymphoma 2, TNFSF8 <text:s/>- <text:s/>tumor necrosis factor (ligand) superfamily, member 8, TRIM22 <text:s/>- <text:s/>tripartite motif containing 22, BATF2 <text:s/>- <text:s/>basic leucine zipper transcription factor, atf-like 2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positive regulation of multicellular organismal process</text:p>
          </table:table-cell>
          <table:table-cell office:value-type="float" office:value="0.000000275" calcext:value-type="float">
            <text:p>0.000000275</text:p>
          </table:table-cell>
          <table:table-cell office:value-type="float" office:value="0.0000643" calcext:value-type="float">
            <text:p>0.0000643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1143" calcext:value-type="float">
            <text:p>1143</text:p>
          </table:table-cell>
          <table:table-cell office:value-type="float" office:value="634" calcext:value-type="float">
            <text:p>6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IL17A <text:s/>- <text:s/>interleukin 17a, KDM4C <text:s/>- <text:s/>lysine (k)-specific demethylase 4c, DHX58 <text:s/>- <text:s/>dexh (asp-glu-x-his) box polypeptide 58, IL15 <text:s/>- <text:s/>interleukin 15, PDE5A <text:s/>- <text:s/>phosphodiesterase 5a, cgmp-specific, DDX60 <text:s/>- <text:s/>dead (asp-glu-ala-asp) box polypeptide 60, NLGN2 <text:s/>- <text:s/>neuroligin 2, SOCS1 <text:s/>- <text:s/>suppressor of cytokine signaling 1, FLT3LG <text:s/>- <text:s/>fms-related tyrosine kinase 3 ligand, USF1 <text:s/>- <text:s/>upstream transcription factor 1, PLXNC1 <text:s/>- <text:s/>plexin c1, RFX3 <text:s/>- <text:s/>regulatory factor x, 3 (influences hla class ii expression), NCOA1 <text:s/>- <text:s/>nuclear receptor coactivator 1, CD274 <text:s/>- <text:s/>cd274 molecule, KDM2B <text:s/>- <text:s/>lysine (k)-specific demethylase 2b, HLX <text:s/>- <text:s/>h2.0-like homeobox, IL23A <text:s/>- <text:s/>interleukin 23, alpha subunit p19, ATP11C <text:s/>- <text:s/>atpase, class vi, type 11c, NRP1 <text:s/>- <text:s/>neuropilin 1, INHBA <text:s/>- <text:s/>inhibin, beta a, FST <text:s/>- <text:s/>follistatin, CD74 <text:s/>- <text:s/>cd74 molecule, major histocompatibility complex, class ii invariant chain, TBX21 <text:s/>- <text:s/>t-box 21, IDO1 <text:s/>- <text:s/>indoleamine 2,3-dioxygenase 1, GBP5 <text:s/>- <text:s/>guanylate binding protein 5, GLIPR2 <text:s/>- <text:s/>gli pathogenesis-related 2, TLR7 <text:s/>- <text:s/>toll-like receptor 7, BDNF <text:s/>- <text:s/>brain-derived neurotrophic factor, SCARB2 <text:s/>- <text:s/>scavenger receptor class b, member 2, MYOG <text:s/>- <text:s/>myogenin (myogenic factor 4), HIPK1 <text:s/>- <text:s/>homeodomain interacting protein kinase 1, IL2 <text:s/>- <text:s/>interleukin 2, CFLAR <text:s/>- <text:s/>casp8 and fadd-like apoptosis regulator, SOX5 <text:s/>- <text:s/>sry (sex determining region y)-box 5, TRIM6 <text:s/>- <text:s/>tripartite motif containing 6, FOXG1 <text:s/>- <text:s/>forkhead box g1, HGF <text:s/>- <text:s/>hepatocyte growth factor (hepapoietin a; scatter factor), CD27 <text:s/>- <text:s/>cd27 molecule, SGIP1 <text:s/>- <text:s/>sh3-domain grb2-like (endophilin) interacting protein 1, HDAC9 <text:s/>- <text:s/>histone deacetylase 9, IL7 <text:s/>- <text:s/>interleukin 7, CYLD <text:s/>- <text:s/>cylindromatosis (turban tumor syndrome), CD80 <text:s/>- <text:s/>cd80 molecule, CITED2 <text:s/>- <text:s/>cbp/p300-interacting transactivator, with glu/asp-rich carboxy-terminal domain, 2, PROK2 <text:s/>- <text:s/>prokineticin 2, HOXA11 <text:s/>- <text:s/>homeobox a11, EREG <text:s/>- <text:s/>epiregulin, TFAP2A <text:s/>- <text:s/>transcription factor ap-2 alpha (activating enhancer binding protein 2 alpha), PDGFRB <text:s/>- <text:s/>platelet-derived growth factor receptor, beta polypeptide, STAT5A <text:s/>- <text:s/>signal transducer and activator of transcription 5a, CYP26B1 <text:s/>- <text:s/>cytochrome p450, family 26, subfamily b, polypeptide 1, STAT6 <text:s/>- <text:s/>signal transducer and activator of transcription 6, interleukin-4 induced, B2M <text:s/>- <text:s/>beta-2-microglobulin, FGF1 <text:s/>- <text:s/>fibroblast growth factor 1 (acidic), NOD1 <text:s/>- <text:s/>nucleotide-binding oligomerization domain containing 1, NRXN1 <text:s/>- <text:s/>neurexin 1, PTGER4 <text:s/>- <text:s/>prostaglandin e receptor 4 (subtype ep4), TNFSF4 <text:s/>- <text:s/>tumor necrosis factor (ligand) superfamily, member 4, MYB <text:s/>- <text:s/>v-myb avian myeloblastosis viral oncogene homolog, PPARGC1A <text:s/>- <text:s/>peroxisome proliferator-activated receptor gamma, coactivator 1 alpha, ENPP2 <text:s/>- <text:s/>ectonucleotide pyrophosphatase/phosphodiesterase 2, ISG15 <text:s/>- <text:s/>isg15 ubiquitin-like modifier, FGA <text:s/>- <text:s/>fibrinogen alpha chain, EIF2AK2 <text:s/>- <text:s/>eukaryotic translation initiation factor 2-alpha kinase 2, AMTN <text:s/>- <text:s/>amelotin, HEY2 <text:s/>- <text:s/>hairy/enhancer-of-split related with yrpw motif 2, SIX1 <text:s/>- <text:s/>six homeobox 1, CEBPD <text:s/>- <text:s/>ccaat/enhancer binding protein (c/ebp), delta, ZFPM1 <text:s/>- <text:s/>zinc finger protein, fog family member 1, ROBO1 <text:s/>- <text:s/>roundabout, axon guidance receptor, homolog 1 (drosophila), RSAD2 <text:s/>- <text:s/>radical s-adenosyl methionine domain containing 2, TBX5 <text:s/>- <text:s/>t-box 5, GATA6 <text:s/>- <text:s/>gata binding protein 6, AKAP6 <text:s/>- <text:s/>a kinase (prka) anchor protein 6, SPRY1 <text:s/>- <text:s/>sprouty homolog 1, antagonist of fgf signaling (drosophila), HDAC7 <text:s/>- <text:s/>histone deacetylase 7, ZEB2 <text:s/>- <text:s/>zinc finger e-box binding homeobox 2, ZBP1 <text:s/>- <text:s/>z-dna binding protein 1, GSDMD <text:s/>- <text:s/>gasdermin d, BCL2 <text:s/>- <text:s/>b-cell cll/lymphoma 2, IRF7 <text:s/>- <text:s/>interferon regulatory factor 7, THBS1 <text:s/>- <text:s/>thrombospondin 1, IL27 <text:s/>- <text:s/>interleukin 27, ERBB4 <text:s/>- <text:s/>v-erb-b2 avian erythroblastic leukemia viral oncogene homolog 4, NEGR1 <text:s/>- <text:s/>neuronal growth regulator 1, PDE4D <text:s/>- <text:s/>phosphodiesterase 4d, camp-specific, CCND1 <text:s/>- <text:s/>cyclin d1, KIAA1598 <text:s/>- <text:s/>kiaa1598, IL1RAPL1 <text:s/>- <text:s/>interleukin 1 receptor accessory protein-lik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69</text:p>
          </table:table-cell>
          <table:table-cell office:value-type="string" calcext:value-type="string">
            <text:p>regulation of viral genome replication</text:p>
          </table:table-cell>
          <table:table-cell office:value-type="float" office:value="0.000000276" calcext:value-type="float">
            <text:p>0.000000276</text:p>
          </table:table-cell>
          <table:table-cell office:value-type="float" office:value="0.0000634" calcext:value-type="float">
            <text:p>0.0000634</text:p>
          </table:table-cell>
          <table:table-cell office:value-type="float" office:value="5.22" calcext:value-type="float">
            <text:p>5.22</text:p>
          </table:table-cell>
          <table:table-cell office:value-type="float" office:value="13954" calcext:value-type="float">
            <text:p>13954</text:p>
          </table:table-cell>
          <table:table-cell office:value-type="float" office:value="59" calcext:value-type="float">
            <text:p>59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SAD2 <text:s/>- <text:s/>radical s-adenosyl methionine domain containing 2, IFIT1 <text:s/>- <text:s/>interferon-induced protein with tetratricopeptide repeats 1, ISG20 <text:s/>- <text:s/>interferon stimulated exonuclease gene 20kda, TRIM6 <text:s/>- <text:s/>tripartite motif containing 6, ADAR <text:s/>- <text:s/>adenosine deaminase, rna-specific, PKN2 <text:s/>- <text:s/>protein kinase n2, BST2 <text:s/>- <text:s/>bone marrow stromal cell antigen 2, ISG15 <text:s/>- <text:s/>isg15 ubiquitin-like modifier, RNASEL <text:s/>- <text:s/>ribonuclease l (2',5'-oligoisoadenylate synthetase-dependent), BCL2 <text:s/>- <text:s/>b-cell cll/lymphoma 2, STAU1 <text:s/>- <text:s/>staufen double-stranded rna binding protein 1, PARP10 <text:s/>- <text:s/>poly (adp-ribose) polymerase family, member 10, EIF2AK2 <text:s/>- <text:s/>eukaryotic translation initiation factor 2-alpha kinase 2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5</text:p>
          </table:table-cell>
          <table:table-cell office:value-type="string" calcext:value-type="string">
            <text:p>regulation of cell activation</text:p>
          </table:table-cell>
          <table:table-cell office:value-type="float" office:value="0.000000278" calcext:value-type="float">
            <text:p>0.000000278</text:p>
          </table:table-cell>
          <table:table-cell office:value-type="float" office:value="0.0000629" calcext:value-type="float">
            <text:p>0.0000629</text:p>
          </table:table-cell>
          <table:table-cell office:value-type="float" office:value="2.39" calcext:value-type="float">
            <text:p>2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68" calcext:value-type="float">
            <text:p>368</text:p>
          </table:table-cell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SAMSN1 <text:s/>- <text:s/>sam domain, sh3 domain and nuclear localization signals 1, VAV3 <text:s/>- <text:s/>vav 3 guanine nucleotide exchange factor, IL15 <text:s/>- <text:s/>interleukin 15, PDE5A <text:s/>- <text:s/>phosphodiesterase 5a, cgmp-specific, SOCS1 <text:s/>- <text:s/>suppressor of cytokine signaling 1, PDGFRB <text:s/>- <text:s/>platelet-derived growth factor receptor, beta polypeptide, FLT3LG <text:s/>- <text:s/>fms-related tyrosine kinase 3 ligand, CYP26B1 <text:s/>- <text:s/>cytochrome p450, family 26, subfamily b, polypeptide 1, HLX <text:s/>- <text:s/>h2.0-like homeobox, CD274 <text:s/>- <text:s/>cd274 molecule, STAT6 <text:s/>- <text:s/>signal transducer and activator of transcription 6, interleukin-4 induced, IL23A <text:s/>- <text:s/>interleukin 23, alpha subunit p19, ATP11C <text:s/>- <text:s/>atpase, class vi, type 11c, INHBA <text:s/>- <text:s/>inhibin, beta a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IDO1 <text:s/>- <text:s/>indoleamine 2,3-dioxygenase 1, TNFSF13B <text:s/>- <text:s/>tumor necrosis factor (ligand) superfamily, member 13b, EFNB1 <text:s/>- <text:s/>ephrin-b1, NDFIP1 <text:s/>- <text:s/>nedd4 family interacting protein 1, IFNB1 <text:s/>- <text:s/>interferon, beta 1, fibroblast, C12orf4 <text:s/>- <text:s/>chromosome 12 open reading frame 4, FBXO7 <text:s/>- <text:s/>f-box protein 7, GRAP2 <text:s/>- <text:s/>grb2-related adaptor protein 2, IL2 <text:s/>- <text:s/>interleukin 2, LMO4 <text:s/>- <text:s/>lim domain only 4, FOXF1 <text:s/>- <text:s/>forkhead box f1, STYK1 <text:s/>- <text:s/>serine/threonine/tyrosine kinase 1, SOS1 <text:s/>- <text:s/>son of sevenless homolog 1 (drosophila), CD27 <text:s/>- <text:s/>cd27 molecule, YES1 <text:s/>- <text:s/>v-yes-1 yamaguchi sarcoma viral oncogene homolog 1, BCL2 <text:s/>- <text:s/>b-cell cll/lymphoma 2, THBS1 <text:s/>- <text:s/>thrombospondin 1, IL27 <text:s/>- <text:s/>interleukin 27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regulation of response to stimulus</text:p>
          </table:table-cell>
          <table:table-cell office:value-type="float" office:value="0.000000293" calcext:value-type="float">
            <text:p>0.000000293</text:p>
          </table:table-cell>
          <table:table-cell office:value-type="float" office:value="0.0000652" calcext:value-type="float">
            <text:p>0.0000652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2860" calcext:value-type="float">
            <text:p>2860</text:p>
          </table:table-cell>
          <table:table-cell office:value-type="float" office:value="634" calcext:value-type="float">
            <text:p>6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USP18 <text:s/>- <text:s/>ubiquitin specific peptidase 18, RNF43 <text:s/>- <text:s/>ring finger protein 43, BIRC2 <text:s/>- <text:s/>baculoviral iap repeat containing 2, DDX60 <text:s/>- <text:s/>dead (asp-glu-ala-asp) box polypeptide 60, ARHGAP15 <text:s/>- <text:s/>rho gtpase activating protein 15, ZNF385A <text:s/>- <text:s/>zinc finger protein 385a, CDH3 <text:s/>- <text:s/>cadherin 3, type 1, p-cadherin (placental), TMEM33 <text:s/>- <text:s/>transmembrane protein 33, PIK3R3 <text:s/>- <text:s/>phosphoinositide-3-kinase, regulatory subunit 3 (gamma), INHBA <text:s/>- <text:s/>inhibin, beta a, NRP1 <text:s/>- <text:s/>neuropilin 1, OSM <text:s/>- <text:s/>oncostatin m, ELMO1 <text:s/>- <text:s/>engulfment and cell motility 1, BST2 <text:s/>- <text:s/>bone marrow stromal cell antigen 2, CD74 <text:s/>- <text:s/>cd74 molecule, major histocompatibility complex, class ii invariant chain, ERP29 <text:s/>- <text:s/>endoplasmic reticulum protein 29, IDO1 <text:s/>- <text:s/>indoleamine 2,3-dioxygenase 1, LMO3 <text:s/>- <text:s/>lim domain only 3 (rhombotin-like 2), MLLT3 <text:s/>- <text:s/>myeloid/lymphoid or mixed-lineage leukemia (trithorax homolog, drosophila); translocated to, 3, LZTS2 <text:s/>- <text:s/>leucine zipper, putative tumor suppressor 2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ZSWIM2 <text:s/>- <text:s/>zinc finger, swim-type containing 2, TLR7 <text:s/>- <text:s/>toll-like receptor 7, BDNF <text:s/>- <text:s/>brain-derived neurotrophic factor, MYOG <text:s/>- <text:s/>myogenin (myogenic factor 4), PSMA3 <text:s/>- <text:s/>proteasome (prosome, macropain) subunit, alpha type, 3, PSMB10 <text:s/>- <text:s/>proteasome (prosome, macropain) subunit, beta type, 10, IL2 <text:s/>- <text:s/>interleukin 2, BLK <text:s/>- <text:s/>b lymphoid tyrosine kinase, CFLAR <text:s/>- <text:s/>casp8 and fadd-like apoptosis regulator, TRIM6 <text:s/>- <text:s/>tripartite motif containing 6, FOXF1 <text:s/>- <text:s/>forkhead box f1, DENND4B <text:s/>- <text:s/>denn/madd domain containing 4b, SOS1 <text:s/>- <text:s/>son of sevenless homolog 1 (drosophila), CD27 <text:s/>- <text:s/>cd27 molecule, ELF1 <text:s/>- <text:s/>e74-like factor 1 (ets domain transcription factor), RGS3 <text:s/>- <text:s/>regulator of g-protein signaling 3, IL7 <text:s/>- <text:s/>interleukin 7, RAD51AP1 <text:s/>- <text:s/>rad51 associated protein 1, TRIM22 <text:s/>- <text:s/>tripartite motif containing 22, CCL21 <text:s/>- <text:s/>chemokine (c-c motif) ligand 21, CD80 <text:s/>- <text:s/>cd80 molecule, PSMD14 <text:s/>- <text:s/>proteasome (prosome, macropain) 26s subunit, non-atpase, 14, ZNF366 <text:s/>- <text:s/>zinc finger protein 366, ARHGAP19 <text:s/>- <text:s/>rho gtpase activating protein 19, MAP4K5 <text:s/>- <text:s/>mitogen-activated protein kinase kinase kinase kinase 5, PDGFRB <text:s/>- <text:s/>platelet-derived growth factor receptor, beta polypeptide, CD96 <text:s/>- <text:s/>cd96 molecule, ADAR <text:s/>- <text:s/>adenosine deaminase, rna-specific, FGF1 <text:s/>- <text:s/>fibroblast growth factor 1 (acidic), PTGER4 <text:s/>- <text:s/>prostaglandin e receptor 4 (subtype ep4), ADAM10 <text:s/>- <text:s/>adam metallopeptidase domain 10, ITGB7 <text:s/>- <text:s/>integrin, beta 7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FGA <text:s/>- <text:s/>fibrinogen alpha chain, CASK <text:s/>- <text:s/>calcium/calmodulin-dependent serine protein kinase (maguk family), PLEKHG1 <text:s/>- <text:s/>pleckstrin homology domain containing, family g (with rhogef domain) member 1, ARHGAP5 <text:s/>- <text:s/>rho gtpase activating protein 5, ITGB1 <text:s/>- <text:s/>integrin, beta 1 (fibronectin receptor, beta polypeptide, antigen cd29 includes mdf2, msk12), MAP3K5 <text:s/>- <text:s/>mitogen-activated protein kinase kinase kinase 5, PTK2 <text:s/>- <text:s/>protein tyrosine kinase 2, TMEM108 <text:s/>- <text:s/>transmembrane protein 108, ROBO1 <text:s/>- <text:s/>roundabout, axon guidance receptor, homolog 1 (drosophila), CDK6 <text:s/>- <text:s/>cyclin-dependent kinase 6, UBR5 <text:s/>- <text:s/>ubiquitin protein ligase e3 component n-recognin 5, AKAP6 <text:s/>- <text:s/>a kinase (prka) anchor protein 6, ARHGAP31 <text:s/>- <text:s/>rho gtpase activating protein 31, SPRY1 <text:s/>- <text:s/>sprouty homolog 1, antagonist of fgf signaling (drosophila), ZEB2 <text:s/>- <text:s/>zinc finger e-box binding homeobox 2, CXCL10 <text:s/>- <text:s/>chemokine (c-x-c motif) ligand 10, NUP54 <text:s/>- <text:s/>nucleoporin 54kda, FCGR2B <text:s/>- <text:s/>fc fragment of igg, low affinity iib, receptor (cd32), TCF7L2 <text:s/>- <text:s/>transcription factor 7-like 2 (t-cell specific, hmg-box), IRF7 <text:s/>- <text:s/>interferon regulatory factor 7, PDE4D <text:s/>- <text:s/>phosphodiesterase 4d, camp-specific, FBN1 <text:s/>- <text:s/>fibrillin 1, SH2B1 <text:s/>- <text:s/>sh2b adaptor protein 1, ITGA6 <text:s/>- <text:s/>integrin, alpha 6, OPTN <text:s/>- <text:s/>optineurin, PDE4A <text:s/>- <text:s/>phosphodiesterase 4a, camp-specific, PTPRF <text:s/>- <text:s/>protein tyrosine phosphatase, receptor type, f, IFIT1 <text:s/>- <text:s/>interferon-induced protein with tetratricopeptide repeats 1, VAV3 <text:s/>- <text:s/>vav 3 guanine nucleotide exchange factor, NLRC5 <text:s/>- <text:s/>nlr family, card domain containing 5, PDE5A <text:s/>- <text:s/>phosphodiesterase 5a, cgmp-specific, NLGN2 <text:s/>- <text:s/>neuroligin 2, SOCS1 <text:s/>- <text:s/>suppressor of cytokine signaling 1, PTPRR <text:s/>- <text:s/>protein tyrosine phosphatase, receptor type, r, ARHGAP26 <text:s/>- <text:s/>rho gtpase activating protein 26, FBXW7 <text:s/>- <text:s/>f-box and wd repeat domain containing 7, e3 ubiquitin protein ligase, USF1 <text:s/>- <text:s/>upstream transcription factor 1, NCOA1 <text:s/>- <text:s/>nuclear receptor coactivator 1, CDK19 <text:s/>- <text:s/>cyclin-dependent kinase 19, HLX <text:s/>- <text:s/>h2.0-like homeobox, IL23A <text:s/>- <text:s/>interleukin 23, alpha subunit p19, ARHGEF6 <text:s/>- <text:s/>rac/cdc42 guanine nucleotide exchange factor (gef) 6, SH2B3 <text:s/>- <text:s/>sh2b adaptor protein 3, FST <text:s/>- <text:s/>follistatin, TBX21 <text:s/>- <text:s/>t-box 21, CD200R1 <text:s/>- <text:s/>cd200 receptor 1, SH3KBP1 <text:s/>- <text:s/>sh3-domain kinase binding protein 1, LY86 <text:s/>- <text:s/>lymphocyte antigen 86, GBP5 <text:s/>- <text:s/>guanylate binding protein 5, NMI <text:s/>- <text:s/>n-myc (and stat) interactor, IFNB1 <text:s/>- <text:s/>interferon, beta 1, fibroblast, ATF3 <text:s/>- <text:s/>activating transcription factor 3, TRIM5 <text:s/>- <text:s/>tripartite motif containing 5, C12orf4 <text:s/>- <text:s/>chromosome 12 open reading frame 4, TAB2 <text:s/>- <text:s/>tgf-beta activated kinase 1/map3k7 binding protein 2, LPXN <text:s/>- <text:s/>leupaxin, GRAP2 <text:s/>- <text:s/>grb2-related adaptor protein 2, NUP43 <text:s/>- <text:s/>nucleoporin 43kda, DUSP5 <text:s/>- <text:s/>dual specificity phosphatase 5, HIPK1 <text:s/>- <text:s/>homeodomain interacting protein kinase 1, CCDC3 <text:s/>- <text:s/>coiled-coil domain containing 3, GPR18 <text:s/>- <text:s/>g protein-coupled receptor 18, PIP4K2B <text:s/>- <text:s/>phosphatidylinositol-5-phosphate 4-kinase, type ii, beta, STYK1 <text:s/>- <text:s/>serine/threonine/tyrosine kinase 1, HGF <text:s/>- <text:s/>hepatocyte growth factor (hepapoietin a; scatter factor), FUT8 <text:s/>- <text:s/>fucosyltransferase 8 (alpha (1,6) fucosyltransferase), MSX1 <text:s/>- <text:s/>msh homeobox 1, LYPD6 <text:s/>- <text:s/>ly6/plaur domain containing 6, CYLD <text:s/>- <text:s/>cylindromatosis (turban tumor syndrome), STK4 <text:s/>- <text:s/>serine/threonine kinase 4, SOCS7 <text:s/>- <text:s/>suppressor of cytokine signaling 7, CITED2 <text:s/>- <text:s/>cbp/p300-interacting transactivator, with glu/asp-rich carboxy-terminal domain, 2, SAMSN1 <text:s/>- <text:s/>sam domain, sh3 domain and nuclear localization signals 1, RC3H2 <text:s/>- <text:s/>ring finger and ccch-type domains 2, PROK2 <text:s/>- <text:s/>prokineticin 2, BAK1 <text:s/>- <text:s/>bcl2-antagonist/killer 1, DLG4 <text:s/>- <text:s/>discs, large homolog 4 (drosophila), EYA4 <text:s/>- <text:s/>eyes absent homolog 4 (drosophila), EREG <text:s/>- <text:s/>epiregulin, CYP26B1 <text:s/>- <text:s/>cytochrome p450, family 26, subfamily b, polypeptide 1, B2M <text:s/>- <text:s/>beta-2-microglobulin, STAT6 <text:s/>- <text:s/>signal transducer and activator of transcription 6, interleukin-4 induced, NOD1 <text:s/>- <text:s/>nucleotide-binding oligomerization domain containing 1, NRXN1 <text:s/>- <text:s/>neurexin 1, TNFSF4 <text:s/>- <text:s/>tumor necrosis factor (ligand) superfamily, member 4, NFATC3 <text:s/>- <text:s/>nuclear factor of activated t-cells, cytoplasmic, calcineurin-dependent 3, ESR1 <text:s/>- <text:s/>estrogen receptor 1, TNFSF13B <text:s/>- <text:s/>tumor necrosis factor (ligand) superfamily, member 13b, ARHGAP25 <text:s/>- <text:s/>rho gtpase activating protein 25, PARP9 <text:s/>- <text:s/>poly (adp-ribose) polymerase family, member 9, LTBP1 <text:s/>- <text:s/>latent transforming growth factor beta binding protein 1, EIF2AK2 <text:s/>- <text:s/>eukaryotic translation initiation factor 2-alpha kinase 2, PIK3AP1 <text:s/>- <text:s/>phosphoinositide-3-kinase adaptor protein 1, FNIP1 <text:s/>- <text:s/>folliculin interacting protein 1, HEY2 <text:s/>- <text:s/>hairy/enhancer-of-split related with yrpw motif 2, MAPK10 <text:s/>- <text:s/>mitogen-activated protein kinase 10, FBXO7 <text:s/>- <text:s/>f-box protein 7, RSAD2 <text:s/>- <text:s/>radical s-adenosyl methionine domain containing 2, TNFSF15 <text:s/>- <text:s/>tumor necrosis factor (ligand) superfamily, member 15, ZIC1 <text:s/>- <text:s/>zic family member 1, GATA6 <text:s/>- <text:s/>gata binding protein 6, PRDM16 <text:s/>- <text:s/>pr domain containing 16, GPR65 <text:s/>- <text:s/>g protein-coupled receptor 65, GRIK2 <text:s/>- <text:s/>glutamate receptor, ionotropic, kainate 2, FAM168A <text:s/>- <text:s/>family with sequence similarity 168, member a, MBIP <text:s/>- <text:s/>map3k12 binding inhibitory protein 1, HDAC7 <text:s/>- <text:s/>histone deacetylase 7, MYOF <text:s/>- <text:s/>myoferlin, PHF14 <text:s/>- <text:s/>phd finger protein 14, NEDD4 <text:s/>- <text:s/>neural precursor cell expressed, developmentally down-regulated 4, e3 ubiquitin protein ligase, YES1 <text:s/>- <text:s/>v-yes-1 yamaguchi sarcoma viral oncogene homolog 1, LRRC4C <text:s/>- <text:s/>leucine rich repeat containing 4c, BCL2 <text:s/>- <text:s/>b-cell cll/lymphoma 2, THBS1 <text:s/>- <text:s/>thrombospondin 1, IL27 <text:s/>- <text:s/>interleukin 27, ERBB4 <text:s/>- <text:s/>v-erb-b2 avian erythroblastic leukemia viral oncogene homolog 4, CCND1 <text:s/>- <text:s/>cyclin d1, PIGR <text:s/>- <text:s/>polymeric immunoglobul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positive regulation of developmental process</text:p>
          </table:table-cell>
          <table:table-cell office:value-type="float" office:value="0.000000336" calcext:value-type="float">
            <text:p>0.000000336</text:p>
          </table:table-cell>
          <table:table-cell office:value-type="float" office:value="0.0000735" calcext:value-type="float">
            <text:p>0.0000735</text:p>
          </table:table-cell>
          <table:table-cell office:value-type="float" office:value="1.78" calcext:value-type="float">
            <text:p>1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62" calcext:value-type="float">
            <text:p>962</text:p>
          </table:table-cell>
          <table:table-cell office:value-type="float" office:value="634" calcext:value-type="float">
            <text:p>6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IL17A <text:s/>- <text:s/>interleukin 17a, KDM4C <text:s/>- <text:s/>lysine (k)-specific demethylase 4c, IL15 <text:s/>- <text:s/>interleukin 15, PDE5A <text:s/>- <text:s/>phosphodiesterase 5a, cgmp-specific, NLGN2 <text:s/>- <text:s/>neuroligin 2, ZNF385A <text:s/>- <text:s/>zinc finger protein 385a, SOCS1 <text:s/>- <text:s/>suppressor of cytokine signaling 1, FLT3LG <text:s/>- <text:s/>fms-related tyrosine kinase 3 ligand, PLXNC1 <text:s/>- <text:s/>plexin c1, NCOA1 <text:s/>- <text:s/>nuclear receptor coactivator 1, RFX3 <text:s/>- <text:s/>regulatory factor x, 3 (influences hla class ii expression), HLX <text:s/>- <text:s/>h2.0-like homeobox, KDM2B <text:s/>- <text:s/>lysine (k)-specific demethylase 2b, IL23A <text:s/>- <text:s/>interleukin 23, alpha subunit p19, ATP11C <text:s/>- <text:s/>atpase, class vi, type 11c, NRP1 <text:s/>- <text:s/>neuropilin 1, INHBA <text:s/>- <text:s/>inhibin, beta a, FST <text:s/>- <text:s/>follistatin, CD74 <text:s/>- <text:s/>cd74 molecule, major histocompatibility complex, class ii invariant chain, TBX21 <text:s/>- <text:s/>t-box 21, LMO3 <text:s/>- <text:s/>lim domain only 3 (rhombotin-like 2), IDO1 <text:s/>- <text:s/>indoleamine 2,3-dioxygenase 1, SETD3 <text:s/>- <text:s/>set domain containing 3, GLIPR2 <text:s/>- <text:s/>gli pathogenesis-related 2, BDNF <text:s/>- <text:s/>brain-derived neurotrophic factor, SCARB2 <text:s/>- <text:s/>scavenger receptor class b, member 2, MYOG <text:s/>- <text:s/>myogenin (myogenic factor 4), HIPK1 <text:s/>- <text:s/>homeodomain interacting protein kinase 1, IL2 <text:s/>- <text:s/>interleukin 2, CFLAR <text:s/>- <text:s/>casp8 and fadd-like apoptosis regulator, CCDC3 <text:s/>- <text:s/>coiled-coil domain containing 3, PA2G4 <text:s/>- <text:s/>proliferation-associated 2g4, 38kda, SOX5 <text:s/>- <text:s/>sry (sex determining region y)-box 5, FOXG1 <text:s/>- <text:s/>forkhead box g1, HGF <text:s/>- <text:s/>hepatocyte growth factor (hepapoietin a; scatter factor), CD27 <text:s/>- <text:s/>cd27 molecule, HDAC9 <text:s/>- <text:s/>histone deacetylase 9, IL7 <text:s/>- <text:s/>interleukin 7, CYLD <text:s/>- <text:s/>cylindromatosis (turban tumor syndrome), EHD1 <text:s/>- <text:s/>eh-domain containing 1, STK4 <text:s/>- <text:s/>serine/threonine kinase 4, CD80 <text:s/>- <text:s/>cd80 molecule, CITED2 <text:s/>- <text:s/>cbp/p300-interacting transactivator, with glu/asp-rich carboxy-terminal domain, 2, HOXA11 <text:s/>- <text:s/>homeobox a11, TFAP2A <text:s/>- <text:s/>transcription factor ap-2 alpha (activating enhancer binding protein 2 alpha), PDGFRB <text:s/>- <text:s/>platelet-derived growth factor receptor, beta polypeptide, CYP26B1 <text:s/>- <text:s/>cytochrome p450, family 26, subfamily b, polypeptide 1, STAT6 <text:s/>- <text:s/>signal transducer and activator of transcription 6, interleukin-4 induced, FGF1 <text:s/>- <text:s/>fibroblast growth factor 1 (acidic), NRXN1 <text:s/>- <text:s/>neurexin 1, TNFSF4 <text:s/>- <text:s/>tumor necrosis factor (ligand) superfamily, member 4, MYB <text:s/>- <text:s/>v-myb avian myeloblastosis viral oncogene homolog, PPARGC1A <text:s/>- <text:s/>peroxisome proliferator-activated receptor gamma, coactivator 1 alpha, ENPP2 <text:s/>- <text:s/>ectonucleotide pyrophosphatase/phosphodiesterase 2, ISG15 <text:s/>- <text:s/>isg15 ubiquitin-like modifier, FGA <text:s/>- <text:s/>fibrinogen alpha chain, TNFSF13B <text:s/>- <text:s/>tumor necrosis factor (ligand) superfamily, member 13b, AAMDC <text:s/>- <text:s/>adipogenesis associated, mth938 domain containing, AMTN <text:s/>- <text:s/>amelotin, HEY2 <text:s/>- <text:s/>hairy/enhancer-of-split related with yrpw motif 2, SIX1 <text:s/>- <text:s/>six homeobox 1, CEBPD <text:s/>- <text:s/>ccaat/enhancer binding protein (c/ebp), delta, MAP3K5 <text:s/>- <text:s/>mitogen-activated protein kinase kinase kinase 5, ROBO1 <text:s/>- <text:s/>roundabout, axon guidance receptor, homolog 1 (drosophila), TBX5 <text:s/>- <text:s/>t-box 5, GATA6 <text:s/>- <text:s/>gata binding protein 6, AKAP6 <text:s/>- <text:s/>a kinase (prka) anchor protein 6, PRDM16 <text:s/>- <text:s/>pr domain containing 16, SPRY1 <text:s/>- <text:s/>sprouty homolog 1, antagonist of fgf signaling (drosophila), HDAC7 <text:s/>- <text:s/>histone deacetylase 7, ZEB2 <text:s/>- <text:s/>zinc finger e-box binding homeobox 2, BCL2 <text:s/>- <text:s/>b-cell cll/lymphoma 2, THBS1 <text:s/>- <text:s/>thrombospondin 1, ERBB4 <text:s/>- <text:s/>v-erb-b2 avian erythroblastic leukemia viral oncogene homolog 4, NEGR1 <text:s/>- <text:s/>neuronal growth regulator 1, CCND1 <text:s/>- <text:s/>cyclin d1, KIAA1598 <text:s/>- <text:s/>kiaa1598, IL1RAPL1 <text:s/>- <text:s/>interleukin 1 receptor accessory protein-lik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981</text:p>
          </table:table-cell>
          <table:table-cell office:value-type="string" calcext:value-type="string">
            <text:p>regulation of apoptotic process</text:p>
          </table:table-cell>
          <table:table-cell office:value-type="float" office:value="0.000000336" calcext:value-type="float">
            <text:p>0.000000336</text:p>
          </table:table-cell>
          <table:table-cell office:value-type="float" office:value="0.0000726" calcext:value-type="float">
            <text:p>0.0000726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114" calcext:value-type="float">
            <text:p>1114</text:p>
          </table:table-cell>
          <table:table-cell office:value-type="float" office:value="634" calcext:value-type="float">
            <text:p>6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IFIT2 <text:s/>- <text:s/>interferon-induced protein with tetratricopeptide repeats 2, BCL2L14 <text:s/>- <text:s/>bcl2-like 14 (apoptosis facilitator), VAV3 <text:s/>- <text:s/>vav 3 guanine nucleotide exchange factor, IFIT3 <text:s/>- <text:s/>interferon-induced protein with tetratricopeptide repeats 3, BIRC2 <text:s/>- <text:s/>baculoviral iap repeat containing 2, ZNF385A <text:s/>- <text:s/>zinc finger protein 385a, FLT3LG <text:s/>- <text:s/>fms-related tyrosine kinase 3 ligand, FBXW7 <text:s/>- <text:s/>f-box and wd repeat domain containing 7, e3 ubiquitin protein ligase, CDK19 <text:s/>- <text:s/>cyclin-dependent kinase 19, NCOA1 <text:s/>- <text:s/>nuclear receptor coactivator 1, CD274 <text:s/>- <text:s/>cd274 molecule, KDM2B <text:s/>- <text:s/>lysine (k)-specific demethylase 2b, SET <text:s/>- <text:s/>set nuclear oncogene, ARHGEF6 <text:s/>- <text:s/>rac/cdc42 guanine nucleotide exchange factor (gef) 6, NRP1 <text:s/>- <text:s/>neuropilin 1, INHBA <text:s/>- <text:s/>inhibin, beta a, OSM <text:s/>- <text:s/>oncostatin m, CD74 <text:s/>- <text:s/>cd74 molecule, major histocompatibility complex, class ii invariant chain, ERP29 <text:s/>- <text:s/>endoplasmic reticulum protein 29, IDO1 <text:s/>- <text:s/>indoleamine 2,3-dioxygenase 1, ATF3 <text:s/>- <text:s/>activating transcription factor 3, IFNB1 <text:s/>- <text:s/>interferon, beta 1, fibroblast, MAP3K11 <text:s/>- <text:s/>mitogen-activated protein kinase kinase kinase 11, HMGN5 <text:s/>- <text:s/>high mobility group nucleosome binding domain 5, ID3 <text:s/>- <text:s/>inhibitor of dna binding 3, dominant negative helix-loop-helix protein, HDAC4 <text:s/>- <text:s/>histone deacetylase 4, ZSWIM2 <text:s/>- <text:s/>zinc finger, swim-type containing 2, BDNF <text:s/>- <text:s/>brain-derived neurotrophic factor, FMN2 <text:s/>- <text:s/>formin 2, IL2 <text:s/>- <text:s/>interleukin 2, CFLAR <text:s/>- <text:s/>casp8 and fadd-like apoptosis regulator, SLC40A1 <text:s/>- <text:s/>solute carrier family 40 (iron-regulated transporter), member 1, PA2G4 <text:s/>- <text:s/>proliferation-associated 2g4, 38kda, SOS1 <text:s/>- <text:s/>son of sevenless homolog 1 (drosophila), HGF <text:s/>- <text:s/>hepatocyte growth factor (hepapoietin a; scatter factor), CD27 <text:s/>- <text:s/>cd27 molecule, CBX4 <text:s/>- <text:s/>chromobox homolog 4, MSX1 <text:s/>- <text:s/>msh homeobox 1, IL7 <text:s/>- <text:s/>interleukin 7, CYLD <text:s/>- <text:s/>cylindromatosis (turban tumor syndrome), CCL21 <text:s/>- <text:s/>chemokine (c-c motif) ligand 21, STK4 <text:s/>- <text:s/>serine/threonine kinase 4, CITED2 <text:s/>- <text:s/>cbp/p300-interacting transactivator, with glu/asp-rich carboxy-terminal domain, 2, TFAP2D <text:s/>- <text:s/>transcription factor ap-2 delta (activating enhancer binding protein 2 delta), PROK2 <text:s/>- <text:s/>prokineticin 2, ACTN1 <text:s/>- <text:s/>actinin, alpha 1, BAK1 <text:s/>- <text:s/>bcl2-antagonist/killer 1, EYA4 <text:s/>- <text:s/>eyes absent homolog 4 (drosophila), TFAP2A <text:s/>- <text:s/>transcription factor ap-2 alpha (activating enhancer binding protein 2 alpha), PDGFRB <text:s/>- <text:s/>platelet-derived growth factor receptor, beta polypeptide, ANP32B <text:s/>- <text:s/>acidic (leucine-rich) nuclear phosphoprotein 32 family, member b, CPEB4 <text:s/>- <text:s/>cytoplasmic polyadenylation element binding protein 4, ADAR <text:s/>- <text:s/>adenosine deaminase, rna-specific, NOD1 <text:s/>- <text:s/>nucleotide-binding oligomerization domain containing 1, NR4A2 <text:s/>- <text:s/>nuclear receptor subfamily 4, group a, member 2, MYB <text:s/>- <text:s/>v-myb avian myeloblastosis viral oncogene homolog, PPARGC1A <text:s/>- <text:s/>peroxisome proliferator-activated receptor gamma, coactivator 1 alpha, FGA <text:s/>- <text:s/>fibrinogen alpha chain, ESR1 <text:s/>- <text:s/>estrogen receptor 1, AAMDC <text:s/>- <text:s/>adipogenesis associated, mth938 domain containing, EIF2AK2 <text:s/>- <text:s/>eukaryotic translation initiation factor 2-alpha kinase 2, ITGB1 <text:s/>- <text:s/>integrin, beta 1 (fibronectin receptor, beta polypeptide, antigen cd29 includes mdf2, msk12), HEY2 <text:s/>- <text:s/>hairy/enhancer-of-split related with yrpw motif 2, FNIP1 <text:s/>- <text:s/>folliculin interacting protein 1, SIX1 <text:s/>- <text:s/>six homeobox 1, MAP3K5 <text:s/>- <text:s/>mitogen-activated protein kinase kinase kinase 5, PTK2 <text:s/>- <text:s/>protein tyrosine kinase 2, CNTFR <text:s/>- <text:s/>ciliary neurotrophic factor receptor, ROBO1 <text:s/>- <text:s/>roundabout, axon guidance receptor, homolog 1 (drosophila), SERPINB13 <text:s/>- <text:s/>serpin peptidase inhibitor, clade b (ovalbumin), member 13, TNFSF15 <text:s/>- <text:s/>tumor necrosis factor (ligand) superfamily, member 15, TBX5 <text:s/>- <text:s/>t-box 5, GATA6 <text:s/>- <text:s/>gata binding protein 6, GRIK2 <text:s/>- <text:s/>glutamate receptor, ionotropic, kainate 2, SORT1 <text:s/>- <text:s/>sortilin 1, NCSTN <text:s/>- <text:s/>nicastrin, CTNNBL1 <text:s/>- <text:s/>catenin, beta like 1, RTKN <text:s/>- <text:s/>rhotekin, TCF7L2 <text:s/>- <text:s/>transcription factor 7-like 2 (t-cell specific, hmg-box), PDE1A <text:s/>- <text:s/>phosphodiesterase 1a, calmodulin-dependent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9</text:p>
          </table:table-cell>
          <table:table-cell office:value-type="string" calcext:value-type="string">
            <text:p>regulation of lymphocyte activation</text:p>
          </table:table-cell>
          <table:table-cell office:value-type="float" office:value="0.000000353" calcext:value-type="float">
            <text:p>0.000000353</text:p>
          </table:table-cell>
          <table:table-cell office:value-type="float" office:value="0.0000751" calcext:value-type="float">
            <text:p>0.0000751</text:p>
          </table:table-cell>
          <table:table-cell office:value-type="float" office:value="2.59" calcext:value-type="float">
            <text:p>2.59</text:p>
          </table:table-cell>
          <table:table-cell office:value-type="float" office:value="13954" calcext:value-type="float">
            <text:p>13954</text:p>
          </table:table-cell>
          <table:table-cell office:value-type="float" office:value="289" calcext:value-type="float">
            <text:p>289</text:p>
          </table:table-cell>
          <table:table-cell office:value-type="float" office:value="634" calcext:value-type="float">
            <text:p>6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SAMSN1 <text:s/>- <text:s/>sam domain, sh3 domain and nuclear localization signals 1, VAV3 <text:s/>- <text:s/>vav 3 guanine nucleotide exchange factor, IL15 <text:s/>- <text:s/>interleukin 15, PDE5A <text:s/>- <text:s/>phosphodiesterase 5a, cgmp-specific, SOCS1 <text:s/>- <text:s/>suppressor of cytokine signaling 1, FLT3LG <text:s/>- <text:s/>fms-related tyrosine kinase 3 ligand, CYP26B1 <text:s/>- <text:s/>cytochrome p450, family 26, subfamily b, polypeptide 1, HLX <text:s/>- <text:s/>h2.0-like homeobox, CD274 <text:s/>- <text:s/>cd274 molecule, STAT6 <text:s/>- <text:s/>signal transducer and activator of transcription 6, interleukin-4 induced, IL23A <text:s/>- <text:s/>interleukin 23, alpha subunit p19, ATP11C <text:s/>- <text:s/>atpase, class vi, type 11c, INHBA <text:s/>- <text:s/>inhibin, beta a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IDO1 <text:s/>- <text:s/>indoleamine 2,3-dioxygenase 1, TNFSF13B <text:s/>- <text:s/>tumor necrosis factor (ligand) superfamily, member 13b, EFNB1 <text:s/>- <text:s/>ephrin-b1, NDFIP1 <text:s/>- <text:s/>nedd4 family interacting protein 1, IFNB1 <text:s/>- <text:s/>interferon, beta 1, fibroblast, FBXO7 <text:s/>- <text:s/>f-box protein 7, GRAP2 <text:s/>- <text:s/>grb2-related adaptor protein 2, IL2 <text:s/>- <text:s/>interleukin 2, SOS1 <text:s/>- <text:s/>son of sevenless homolog 1 (drosophila), CD27 <text:s/>- <text:s/>cd27 molecule, YES1 <text:s/>- <text:s/>v-yes-1 yamaguchi sarcoma viral oncogene homolog 1, BCL2 <text:s/>- <text:s/>b-cell cll/lymphoma 2, IL27 <text:s/>- <text:s/>interleukin 27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0368" calcext:value-type="float">
            <text:p>0.000000368</text:p>
          </table:table-cell>
          <table:table-cell office:value-type="float" office:value="0.0000771" calcext:value-type="float">
            <text:p>0.0000771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634" calcext:value-type="float">
            <text:p>63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IL17A <text:s/>- <text:s/>interleukin 17a, CASZ1 <text:s/>- <text:s/>castor zinc finger 1, ARID4B <text:s/>- <text:s/>at rich interactive domain 4b (rbp1-like), PAX3 <text:s/>- <text:s/>paired box 3, FLT3LG <text:s/>- <text:s/>fms-related tyrosine kinase 3 ligand, PAX9 <text:s/>- <text:s/>paired box 9, RFX3 <text:s/>- <text:s/>regulatory factor x, 3 (influences hla class ii expression), ATAD2B <text:s/>- <text:s/>atpase family, aaa domain containing 2b, ELK4 <text:s/>- <text:s/>elk4, ets-domain protein (srf accessory protein 1), INHBA <text:s/>- <text:s/>inhibin, beta a, NR6A1 <text:s/>- <text:s/>nuclear receptor subfamily 6, group a, member 1, FLI1 <text:s/>- <text:s/>fli-1 proto-oncogene, ets transcription factor, ZNF821 <text:s/>- <text:s/>zinc finger protein 821, OSM <text:s/>- <text:s/>oncostatin m, NCOA7 <text:s/>- <text:s/>nuclear receptor coactivator 7, CD74 <text:s/>- <text:s/>cd74 molecule, major histocompatibility complex, class ii invariant chain, TRPS1 <text:s/>- <text:s/>trichorhinophalangeal syndrome i, RSF1 <text:s/>- <text:s/>remodeling and spacing factor 1, OTX1 <text:s/>- <text:s/>orthodenticle homeobox 1, ASH1L <text:s/>- <text:s/>ash1 (absent, small, or homeotic)-like (drosophila), MYOG <text:s/>- <text:s/>myogenin (myogenic factor 4), IL2 <text:s/>- <text:s/>interleukin 2, LMO4 <text:s/>- <text:s/>lim domain only 4, FOXF1 <text:s/>- <text:s/>forkhead box f1, ELF1 <text:s/>- <text:s/>e74-like factor 1 (ets domain transcription factor), TEAD1 <text:s/>- <text:s/>tea domain family member 1 (sv40 transcriptional enhancer factor), TNFSF8 <text:s/>- <text:s/>tumor necrosis factor (ligand) superfamily, member 8, MYO6 <text:s/>- <text:s/>myosin vi, CD80 <text:s/>- <text:s/>cd80 molecule, PDGFRB <text:s/>- <text:s/>platelet-derived growth factor receptor, beta polypeptide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RNASEL <text:s/>- <text:s/>ribonuclease l (2',5'-oligoisoadenylate synthetase-dependent), CASK <text:s/>- <text:s/>calcium/calmodulin-dependent serine protein kinase (maguk family), MEIS2 <text:s/>- <text:s/>meis homeobox 2, MEIS1 <text:s/>- <text:s/>meis homeobox 1, CEBPD <text:s/>- <text:s/>ccaat/enhancer binding protein (c/ebp), delta, MAP3K5 <text:s/>- <text:s/>mitogen-activated protein kinase kinase kinase 5, HELT <text:s/>- <text:s/>helt bhlh transcription factor, TBX5 <text:s/>- <text:s/>t-box 5, ZEB2 <text:s/>- <text:s/>zinc finger e-box binding homeobox 2, CXCL10 <text:s/>- <text:s/>chemokine (c-x-c motif) ligand 10, ASS1 <text:s/>- <text:s/>argininosuccinate synthase 1, SMARCA2 <text:s/>- <text:s/>swi/snf related, matrix associated, actin dependent regulator of chromatin, subfamily a, member 2, TCF7L2 <text:s/>- <text:s/>transcription factor 7-like 2 (t-cell specific, hmg-box), IRF7 <text:s/>- <text:s/>interferon regulatory factor 7, NAMPT <text:s/>- <text:s/>nicotinamide phosphoribosyltransferase, ITGA6 <text:s/>- <text:s/>integrin, alpha 6, RGMB <text:s/>- <text:s/>rgm domain family, member b, NLRC5 <text:s/>- <text:s/>nlr family, card domain containing 5, USF1 <text:s/>- <text:s/>upstream transcription factor 1, NCOA1 <text:s/>- <text:s/>nuclear receptor coactivator 1, IL23A <text:s/>- <text:s/>interleukin 23, alpha subunit p19, BSX <text:s/>- <text:s/>brain-specific homeobox, TBX21 <text:s/>- <text:s/>t-box 21, SETD3 <text:s/>- <text:s/>set domain containing 3, IFNB1 <text:s/>- <text:s/>interferon, beta 1, fibroblast, ATF3 <text:s/>- <text:s/>activating transcription factor 3, HMGN5 <text:s/>- <text:s/>high mobility group nucleosome binding domain 5, HDAC4 <text:s/>- <text:s/>histone deacetylase 4, TBX19 <text:s/>- <text:s/>t-box 19, NFIX <text:s/>- <text:s/>nuclear factor i/x (ccaat-binding transcription factor), MKL1 <text:s/>- <text:s/>megakaryoblastic leukemia (translocation) 1, SLC40A1 <text:s/>- <text:s/>solute carrier family 40 (iron-regulated transporter), member 1, HGF <text:s/>- <text:s/>hepatocyte growth factor (hepapoietin a; scatter factor), FOXK1 <text:s/>- <text:s/>forkhead box k1, MSX1 <text:s/>- <text:s/>msh homeobox 1, ATP1B4 <text:s/>- <text:s/>atpase, na+/k+ transporting, beta 4 polypeptide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MYSM1 <text:s/>- <text:s/>myb-like, swirm and mpn domains 1, NEK2 <text:s/>- <text:s/>nima-related kinase 2, MTF2 <text:s/>- <text:s/>metal response element binding transcription factor 2, HOXB3 <text:s/>- <text:s/>homeobox b3, BAK1 <text:s/>- <text:s/>bcl2-antagonist/killer 1, EYA4 <text:s/>- <text:s/>eyes absent homolog 4 (drosophila)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ESRRG <text:s/>- <text:s/>estrogen-related receptor gamma, IKZF2 <text:s/>- <text:s/>ikaros family zinc finger 2 (helios), TNFSF4 <text:s/>- <text:s/>tumor necrosis factor (ligand) superfamily, member 4, NFATC3 <text:s/>- <text:s/>nuclear factor of activated t-cells, cytoplasmic, calcineurin-dependent 3, ESR1 <text:s/>- <text:s/>estrogen receptor 1, ETV1 <text:s/>- <text:s/>ets variant 1, HOXA2 <text:s/>- <text:s/>homeobox a2, AAMDC <text:s/>- <text:s/>adipogenesis associated, mth938 domain containing, HEY2 <text:s/>- <text:s/>hairy/enhancer-of-split related with yrpw motif 2, SIX1 <text:s/>- <text:s/>six homeobox 1, ZFPM1 <text:s/>- <text:s/>zinc finger protein, fog family member 1, RUNX3 <text:s/>- <text:s/>runt-related transcription factor 3, HNF4G <text:s/>- <text:s/>hepatocyte nuclear factor 4, gamma, ZIC1 <text:s/>- <text:s/>zic family member 1, SMARCA5 <text:s/>- <text:s/>swi/snf related, matrix associated, actin dependent regulator of chromatin, subfamily a, member 5, GATA6 <text:s/>- <text:s/>gata binding protein 6, GPR65 <text:s/>- <text:s/>g protein-coupled receptor 65, PRDM16 <text:s/>- <text:s/>pr domain containing 16, FAM168A <text:s/>- <text:s/>family with sequence similarity 168, member a, WIBG <text:s/>- <text:s/>within bgcn homolog (drosophila), ZIC3 <text:s/>- <text:s/>zic family member 3, YES1 <text:s/>- <text:s/>v-yes-1 yamaguchi sarcoma viral oncogene homolog 1, THBS1 <text:s/>- <text:s/>thrombospondin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negative regulation of biological process</text:p>
          </table:table-cell>
          <table:table-cell office:value-type="float" office:value="0.000000437" calcext:value-type="float">
            <text:p>0.000000437</text:p>
          </table:table-cell>
          <table:table-cell office:value-type="float" office:value="0.0000902" calcext:value-type="float">
            <text:p>0.0000902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771" calcext:value-type="float">
            <text:p>3771</text:p>
          </table:table-cell>
          <table:table-cell office:value-type="float" office:value="634" calcext:value-type="float">
            <text:p>63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DHX58 <text:s/>- <text:s/>dexh (asp-glu-x-his) box polypeptide 58, RNF43 <text:s/>- <text:s/>ring finger protein 43, PLXNC1 <text:s/>- <text:s/>plexin c1, RFX3 <text:s/>- <text:s/>regulatory factor x, 3 (influences hla class ii expression), CD274 <text:s/>- <text:s/>cd274 molecule, ELK4 <text:s/>- <text:s/>elk4, ets-domain protein (srf accessory protein 1), NR6A1 <text:s/>- <text:s/>nuclear receptor subfamily 6, group a, member 1, NRP1 <text:s/>- <text:s/>neuropilin 1, BST2 <text:s/>- <text:s/>bone marrow stromal cell antigen 2, ERP29 <text:s/>- <text:s/>endoplasmic reticulum protein 29, TRPS1 <text:s/>- <text:s/>trichorhinophalangeal syndrome i, SFMBT2 <text:s/>- <text:s/>scm-like with four mbt domains 2, LZTS2 <text:s/>- <text:s/>leucine zipper, putative tumor suppressor 2, BDNF <text:s/>- <text:s/>brain-derived neurotrophic factor, MYOG <text:s/>- <text:s/>myogenin (myogenic factor 4), SEMA6D <text:s/>- <text:s/>sema domain, transmembrane domain (tm), and cytoplasmic domain, (semaphorin) 6d, FMN2 <text:s/>- <text:s/>formin 2, CFLAR <text:s/>- <text:s/>casp8 and fadd-like apoptosis regulator, TRIM6 <text:s/>- <text:s/>tripartite motif containing 6, TSHZ1 <text:s/>- <text:s/>teashirt zinc finger homeobox 1, ELF1 <text:s/>- <text:s/>e74-like factor 1 (ets domain transcription factor), RGS3 <text:s/>- <text:s/>regulator of g-protein signaling 3, TRIM22 <text:s/>- <text:s/>tripartite motif containing 22, PSMD14 <text:s/>- <text:s/>proteasome (prosome, macropain) 26s subunit, non-atpase, 14, ACTN1 <text:s/>- <text:s/>actinin, alpha 1, GLRA1 <text:s/>- <text:s/>glycine receptor, alpha 1, CD96 <text:s/>- <text:s/>cd96 molecule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CNTFR <text:s/>- <text:s/>ciliary neurotrophic factor receptor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SMARCA2 <text:s/>- <text:s/>swi/snf related, matrix associated, actin dependent regulator of chromatin, subfamily a, member 2, LRPPRC <text:s/>- <text:s/>leucine-rich pentatricopeptide repeat containing, OPTN <text:s/>- <text:s/>optineurin, KDM4C <text:s/>- <text:s/>lysine (k)-specific demethylase 4c, NLRC5 <text:s/>- <text:s/>nlr family, card domain containing 5, PDE5A <text:s/>- <text:s/>phosphodiesterase 5a, cgmp-specific, SOCS1 <text:s/>- <text:s/>suppressor of cytokine signaling 1, USF1 <text:s/>- <text:s/>upstream transcription factor 1, HLX <text:s/>- <text:s/>h2.0-like homeobox, KDM2B <text:s/>- <text:s/>lysine (k)-specific demethylase 2b, FST <text:s/>- <text:s/>follistatin, TAB2 <text:s/>- <text:s/>tgf-beta activated kinase 1/map3k7 binding protein 2, LPXN <text:s/>- <text:s/>leupaxin, MT2A <text:s/>- <text:s/>metallothionein 2a, PPP2R2A <text:s/>- <text:s/>protein phosphatase 2, regulatory subunit b, alpha, ZBTB18 <text:s/>- <text:s/>zinc finger and btb domain containing 18, HGF <text:s/>- <text:s/>hepatocyte growth factor (hepapoietin a; scatter factor), PRR11 <text:s/>- <text:s/>proline rich 11, MSX1 <text:s/>- <text:s/>msh homeobox 1, CYLD <text:s/>- <text:s/>cylindromatosis (turban tumor syndrome), STK4 <text:s/>- <text:s/>serine/threonine kinase 4, CITED2 <text:s/>- <text:s/>cbp/p300-interacting transactivator, with glu/asp-rich carboxy-terminal domain, 2, PROK2 <text:s/>- <text:s/>prokineticin 2, HOXB3 <text:s/>- <text:s/>homeobox b3, EYA4 <text:s/>- <text:s/>eyes absent homolog 4 (drosophila), EREG <text:s/>- <text:s/>epiregulin, STAT6 <text:s/>- <text:s/>signal transducer and activator of transcription 6, interleukin-4 induced, ITPR3 <text:s/>- <text:s/>inositol 1,4,5-trisphosphate receptor, type 3, NRXN1 <text:s/>- <text:s/>neurexin 1, ZADH2 <text:s/>- <text:s/>zinc binding alcohol dehydrogenase domain containing 2, TNFSF4 <text:s/>- <text:s/>tumor necrosis factor (ligand) superfamily, member 4, ESR1 <text:s/>- <text:s/>estrogen receptor 1, HOXA2 <text:s/>- <text:s/>homeobox a2, AAMDC <text:s/>- <text:s/>adipogenesis associated, mth938 domain containing, EIF2AK2 <text:s/>- <text:s/>eukaryotic translation initiation factor 2-alpha kinase 2, ADAM15 <text:s/>- <text:s/>adam metallopeptidase domain 15, ZFPM1 <text:s/>- <text:s/>zinc finger protein, fog family member 1, RUNX3 <text:s/>- <text:s/>runt-related transcription factor 3, RSAD2 <text:s/>- <text:s/>radical s-adenosyl methionine domain containing 2, FBXO7 <text:s/>- <text:s/>f-box protein 7, GATA6 <text:s/>- <text:s/>gata binding protein 6, WIBG <text:s/>- <text:s/>within bgcn homolog (drosophila), SORT1 <text:s/>- <text:s/>sortilin 1, HNRNPC <text:s/>- <text:s/>heterogeneous nuclear ribonucleoprotein c (c1/c2), TRIM21 <text:s/>- <text:s/>tripartite motif containing 21, RUNX1T1 <text:s/>- <text:s/>runt-related transcription factor 1; translocated to, 1 (cyclin d-related), RTKN <text:s/>- <text:s/>rhotekin, TLK2 <text:s/>- <text:s/>tousled-like kinase 2, TNFAIP8 <text:s/>- <text:s/>tumor necrosis factor, alpha-induced protein 8, PARP10 <text:s/>- <text:s/>poly (adp-ribose) polymerase family, member 10, ERBB4 <text:s/>- <text:s/>v-erb-b2 avian erythroblastic leukemia viral oncogene homolog 4, ANK3 <text:s/>- <text:s/>ankyrin 3, node of ranvier (ankyrin g), ZNF296 <text:s/>- <text:s/>zinc finger protein 296, BACE2 <text:s/>- <text:s/>beta-site app-cleaving enzyme 2, IL15 <text:s/>- <text:s/>interleukin 15, BIRC2 <text:s/>- <text:s/>baculoviral iap repeat containing 2, ZNF385A <text:s/>- <text:s/>zinc finger protein 385a, CDH3 <text:s/>- <text:s/>cadherin 3, type 1, p-cadherin (placental), FLT3LG <text:s/>- <text:s/>fms-related tyrosine kinase 3 ligand, PAX9 <text:s/>- <text:s/>paired box 9, ATAD2B <text:s/>- <text:s/>atpase family, aaa domain containing 2b, SET <text:s/>- <text:s/>set nuclear oncogene, INHBA <text:s/>- <text:s/>inhibin, beta a, OSM <text:s/>- <text:s/>oncostatin m, CD74 <text:s/>- <text:s/>cd74 molecule, major histocompatibility complex, class ii invariant chain, IDO1 <text:s/>- <text:s/>indoleamine 2,3-dioxygenase 1, LMO3 <text:s/>- <text:s/>lim domain only 3 (rhombotin-like 2), RSF1 <text:s/>- <text:s/>remodeling and spacing factor 1, MLLT3 <text:s/>- <text:s/>myeloid/lymphoid or mixed-lineage leukemia (trithorax homolog, drosophila); translocated to, 3, BCL11A <text:s/>- <text:s/>b-cell cll/lymphoma 11a (zinc finger protein), NDFIP1 <text:s/>- <text:s/>nedd4 family interacting protein 1, DCC <text:s/>- <text:s/>deleted in colorectal carcinoma, ASH1L <text:s/>- <text:s/>ash1 (absent, small, or homeotic)-like (drosophila), UBE2L6 <text:s/>- <text:s/>ubiquitin-conjugating enzyme e2l 6, PSMA3 <text:s/>- <text:s/>proteasome (prosome, macropain) subunit, alpha type,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CD27 <text:s/>- <text:s/>cd27 molecule, YRDC <text:s/>- <text:s/>yrdc domain containing (e. coli), CBX4 <text:s/>- <text:s/>chromobox homolog 4, SMG7 <text:s/>- <text:s/>smg7 nonsense mediated mrna decay factor, IL7 <text:s/>- <text:s/>interleukin 7, CCL21 <text:s/>- <text:s/>chemokine (c-c motif) ligand 21, ZNF366 <text:s/>- <text:s/>zinc finger protein 366, ISG20 <text:s/>- <text:s/>interferon stimulated exonuclease gene 20kda, ATXN1 <text:s/>- <text:s/>ataxin 1, ANP32B <text:s/>- <text:s/>acidic (leucine-rich) nuclear phosphoprotein 32 family, member b, PDGFRB <text:s/>- <text:s/>platelet-derived growth factor receptor, beta polypeptide, TAPBPL <text:s/>- <text:s/>tap binding protein-like, PTGER4 <text:s/>- <text:s/>prostaglandin e receptor 4 (subtype ep4), NR4A2 <text:s/>- <text:s/>nuclear receptor subfamily 4, group a, member 2, FGA <text:s/>- <text:s/>fibrinogen alpha chain, CASK <text:s/>- <text:s/>calcium/calmodulin-dependent serine protein kinase (maguk family), MEIS2 <text:s/>- <text:s/>meis homeobox 2, ITGB1 <text:s/>- <text:s/>integrin, beta 1 (fibronectin receptor, beta polypeptide, antigen cd29 includes mdf2, msk12), MEIS1 <text:s/>- <text:s/>meis homeobox 1, UPF2 <text:s/>- <text:s/>upf2 regulator of nonsense transcripts homolog (yeast), CEBPD <text:s/>- <text:s/>ccaat/enhancer binding protein (c/ebp), delta, PTK2 <text:s/>- <text:s/>protein tyrosine kinase 2, HELT <text:s/>- <text:s/>helt bhlh transcription factor, CDK6 <text:s/>- <text:s/>cyclin-dependent kinase 6, TBX15 <text:s/>- <text:s/>t-box 15, TBX5 <text:s/>- <text:s/>t-box 5, PCM1 <text:s/>- <text:s/>pericentriolar material 1, ZEB2 <text:s/>- <text:s/>zinc finger e-box binding homeobox 2, CXCL10 <text:s/>- <text:s/>chemokine (c-x-c motif) ligand 10, ASS1 <text:s/>- <text:s/>argininosuccinate synthase 1, NUP54 <text:s/>- <text:s/>nucleoporin 54kda, TCF7L2 <text:s/>- <text:s/>transcription factor 7-like 2 (t-cell specific, hmg-box), CNTN4 <text:s/>- <text:s/>contactin 4, IRF7 <text:s/>- <text:s/>interferon regulatory factor 7, PDE4D <text:s/>- <text:s/>phosphodiesterase 4d, camp-specific, FBN1 <text:s/>- <text:s/>fibrillin 1, CTTNBP2NL <text:s/>- <text:s/>cttnbp2 n-terminal like, ITGA6 <text:s/>- <text:s/>integrin, alpha 6, IL1RAPL1 <text:s/>- <text:s/>interleukin 1 receptor accessory protein-like 1, IFIT1 <text:s/>- <text:s/>interferon-induced protein with tetratricopeptide repeats 1, IFIT3 <text:s/>- <text:s/>interferon-induced protein with tetratricopeptide repeats 3, PTPRR <text:s/>- <text:s/>protein tyrosine phosphatase, receptor type, r, FBXW7 <text:s/>- <text:s/>f-box and wd repeat domain containing 7, e3 ubiquitin protein ligase, ETV7 <text:s/>- <text:s/>ets variant 7, IL23A <text:s/>- <text:s/>interleukin 23, alpha subunit p19, TLE4 <text:s/>- <text:s/>transducin-like enhancer of split 4 (e(sp1) homolog, drosophila), SH3KBP1 <text:s/>- <text:s/>sh3-domain kinase binding protein 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ID3 <text:s/>- <text:s/>inhibitor of dna binding 3, dominant negative helix-loop-helix protein, HDAC4 <text:s/>- <text:s/>histone deacetylase 4, NUP43 <text:s/>- <text:s/>nucleoporin 43kda, DUSP5 <text:s/>- <text:s/>dual specificity phosphatase 5, EVL <text:s/>- <text:s/>enah/vasp-like, NFIX <text:s/>- <text:s/>nuclear factor i/x (ccaat-binding transcription factor), CCDC3 <text:s/>- <text:s/>coiled-coil domain containing 3, SLC40A1 <text:s/>- <text:s/>solute carrier family 40 (iron-regulated transporter), member 1, GPR18 <text:s/>- <text:s/>g protein-coupled receptor 18, FOXK1 <text:s/>- <text:s/>forkhead box k1, HDAC9 <text:s/>- <text:s/>histone deacetylase 9, WARS <text:s/>- <text:s/>tryptophanyl-trna synthetase, SOCS7 <text:s/>- <text:s/>suppressor of cytokine signaling 7, TFAP2D <text:s/>- <text:s/>transcription factor ap-2 delta (activating enhancer binding protein 2 delta), SAMSN1 <text:s/>- <text:s/>sam domain, sh3 domain and nuclear localization signals 1, MTF2 <text:s/>- <text:s/>metal response element binding transcription factor 2, NEK2 <text:s/>- <text:s/>nima-related kinase 2, DLG4 <text:s/>- <text:s/>discs, large homolog 4 (drosophila), BAK1 <text:s/>- <text:s/>bcl2-antagonist/killer 1, CLTC <text:s/>- <text:s/>clathrin, heavy chain (hc), TFAP2A <text:s/>- <text:s/>transcription factor ap-2 alpha (activating enhancer binding protein 2 alpha), TNMD <text:s/>- <text:s/>tenomodulin, PLEKHH2 <text:s/>- <text:s/>pleckstrin homology domain containing, family h (with myth4 domain) member 2, CYP26B1 <text:s/>- <text:s/>cytochrome p450, family 26, subfamily b, polypeptide 1, B2M <text:s/>- <text:s/>beta-2-microglobulin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RARRES3 <text:s/>- <text:s/>retinoic acid receptor responder (tazarotene induced) 3, NFATC3 <text:s/>- <text:s/>nuclear factor of activated t-cells, cytoplasmic, calcineurin-dependent 3, LTBP1 <text:s/>- <text:s/>latent transforming growth factor beta binding protein 1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PRDM16 <text:s/>- <text:s/>pr domain containing 16, GRIK2 <text:s/>- <text:s/>glutamate receptor, ionotropic, kainate 2, MBIP <text:s/>- <text:s/>map3k12 binding inhibitory protein 1, STAG2 <text:s/>- <text:s/>stromal antigen 2, HDAC7 <text:s/>- <text:s/>histone deacetylase 7, N4BP1 <text:s/>- <text:s/>nedd4 binding protein 1, FOXQ1 <text:s/>- <text:s/>forkhead box q1, PHF14 <text:s/>- <text:s/>phd finger protein 14, NEDD4 <text:s/>- <text:s/>neural precursor cell expressed, developmentally down-regulated 4, e3 ubiquitin protein ligase, BCL2A1 <text:s/>- <text:s/>bcl2-related protein a1, LRRC4C <text:s/>- <text:s/>leucine rich repeat containing 4c, BCL2 <text:s/>- <text:s/>b-cell cll/lymphoma 2, THBS1 <text:s/>- <text:s/>thrombospondin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00448" calcext:value-type="float">
            <text:p>0.000000448</text:p>
          </table:table-cell>
          <table:table-cell office:value-type="float" office:value="0.0000912" calcext:value-type="float">
            <text:p>0.0000912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634" calcext:value-type="float">
            <text:p>63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CBX4 <text:s/>- <text:s/>chromobox homolog 4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MEIS2 <text:s/>- <text:s/>meis homeobox 2, MEIS1 <text:s/>- <text:s/>meis homeobox 1, CEBPD <text:s/>- <text:s/>ccaat/enhancer binding protein (c/ebp), delta, HELT <text:s/>- <text:s/>helt bhlh transcription factor, TBX15 <text:s/>- <text:s/>t-box 15, ZEB2 <text:s/>- <text:s/>zinc finger e-box binding homeobox 2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MYCBP2 <text:s/>- <text:s/>myc binding protein 2, e3 ubiquitin protein ligase, KMT2C <text:s/>- <text:s/>lysine (k)-specific methyltransferase 2c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IKZF2 <text:s/>- <text:s/>ikaros family zinc finger 2 (helios), NFATC3 <text:s/>- <text:s/>nuclear factor of activated t-cells, cytoplasmic, calcineurin-dependent 3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ZIC1 <text:s/>- <text:s/>zic family member 1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71</text:p>
          </table:table-cell>
          <table:table-cell office:value-type="string" calcext:value-type="string">
            <text:p>negative regulation of viral genome replication</text:p>
          </table:table-cell>
          <table:table-cell office:value-type="float" office:value="0.000000453" calcext:value-type="float">
            <text:p>0.000000453</text:p>
          </table:table-cell>
          <table:table-cell office:value-type="float" office:value="0.0000909" calcext:value-type="float">
            <text:p>0.0000909</text:p>
          </table:table-cell>
          <table:table-cell office:value-type="float" office:value="6.54" calcext:value-type="float">
            <text:p>6.54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ADAR <text:s/>- <text:s/>adenosine deaminase, rna-specific, RSAD2 <text:s/>- <text:s/>radical s-adenosyl methionine domain containing 2, BST2 <text:s/>- <text:s/>bone marrow stromal cell antigen 2, IFIT1 <text:s/>- <text:s/>interferon-induced protein with tetratricopeptide repeats 1, ISG15 <text:s/>- <text:s/>isg15 ubiquitin-like modifier, RNASEL <text:s/>- <text:s/>ribonuclease l (2',5'-oligoisoadenylate synthetase-dependent), PARP10 <text:s/>- <text:s/>poly (adp-ribose) polymerase family, member 10, ISG20 <text:s/>- <text:s/>interferon stimulated exonuclease gene 20kda, EIF2AK2 <text:s/>- <text:s/>eukaryotic translation initiation factor 2-alpha kinase 2, IFNB1 <text:s/>- <text:s/>interferon, beta 1, fibroblast, TRIM6 <text:s/>- <text:s/>tripartite motif containing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00462" calcext:value-type="float">
            <text:p>0.000000462</text:p>
          </table:table-cell>
          <table:table-cell office:value-type="float" office:value="0.0000913" calcext:value-type="float">
            <text:p>0.0000913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634" calcext:value-type="float">
            <text:p>63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CBX4 <text:s/>- <text:s/>chromobox homolog 4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MEIS2 <text:s/>- <text:s/>meis homeobox 2, MEIS1 <text:s/>- <text:s/>meis homeobox 1, CEBPD <text:s/>- <text:s/>ccaat/enhancer binding protein (c/ebp), delta, HELT <text:s/>- <text:s/>helt bhlh transcription factor, TBX15 <text:s/>- <text:s/>t-box 15, ZEB2 <text:s/>- <text:s/>zinc finger e-box binding homeobox 2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MYCBP2 <text:s/>- <text:s/>myc binding protein 2, e3 ubiquitin protein ligase, KMT2C <text:s/>- <text:s/>lysine (k)-specific methyltransferase 2c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IKZF2 <text:s/>- <text:s/>ikaros family zinc finger 2 (helios), NFATC3 <text:s/>- <text:s/>nuclear factor of activated t-cells, cytoplasmic, calcineurin-dependent 3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ZIC1 <text:s/>- <text:s/>zic family member 1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7</text:p>
          </table:table-cell>
          <table:table-cell office:value-type="string" calcext:value-type="string">
            <text:p>regulation of programmed cell death</text:p>
          </table:table-cell>
          <table:table-cell office:value-type="float" office:value="0.000000476" calcext:value-type="float">
            <text:p>0.000000476</text:p>
          </table:table-cell>
          <table:table-cell office:value-type="float" office:value="0.0000928" calcext:value-type="float">
            <text:p>0.0000928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1123" calcext:value-type="float">
            <text:p>1123</text:p>
          </table:table-cell>
          <table:table-cell office:value-type="float" office:value="634" calcext:value-type="float">
            <text:p>6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IFIT2 <text:s/>- <text:s/>interferon-induced protein with tetratricopeptide repeats 2, BCL2L14 <text:s/>- <text:s/>bcl2-like 14 (apoptosis facilitator), VAV3 <text:s/>- <text:s/>vav 3 guanine nucleotide exchange factor, IFIT3 <text:s/>- <text:s/>interferon-induced protein with tetratricopeptide repeats 3, BIRC2 <text:s/>- <text:s/>baculoviral iap repeat containing 2, ZNF385A <text:s/>- <text:s/>zinc finger protein 385a, FLT3LG <text:s/>- <text:s/>fms-related tyrosine kinase 3 ligand, FBXW7 <text:s/>- <text:s/>f-box and wd repeat domain containing 7, e3 ubiquitin protein ligase, CDK19 <text:s/>- <text:s/>cyclin-dependent kinase 19, NCOA1 <text:s/>- <text:s/>nuclear receptor coactivator 1, CD274 <text:s/>- <text:s/>cd274 molecule, KDM2B <text:s/>- <text:s/>lysine (k)-specific demethylase 2b, SET <text:s/>- <text:s/>set nuclear oncogene, ARHGEF6 <text:s/>- <text:s/>rac/cdc42 guanine nucleotide exchange factor (gef) 6, NRP1 <text:s/>- <text:s/>neuropilin 1, INHBA <text:s/>- <text:s/>inhibin, beta a, OSM <text:s/>- <text:s/>oncostatin m, CD74 <text:s/>- <text:s/>cd74 molecule, major histocompatibility complex, class ii invariant chain, ERP29 <text:s/>- <text:s/>endoplasmic reticulum protein 29, IDO1 <text:s/>- <text:s/>indoleamine 2,3-dioxygenase 1, ATF3 <text:s/>- <text:s/>activating transcription factor 3, IFNB1 <text:s/>- <text:s/>interferon, beta 1, fibroblast, MAP3K11 <text:s/>- <text:s/>mitogen-activated protein kinase kinase kinase 11, HMGN5 <text:s/>- <text:s/>high mobility group nucleosome binding domain 5, ID3 <text:s/>- <text:s/>inhibitor of dna binding 3, dominant negative helix-loop-helix protein, HDAC4 <text:s/>- <text:s/>histone deacetylase 4, ZSWIM2 <text:s/>- <text:s/>zinc finger, swim-type containing 2, BDNF <text:s/>- <text:s/>brain-derived neurotrophic factor, FMN2 <text:s/>- <text:s/>formin 2, IL2 <text:s/>- <text:s/>interleukin 2, CFLAR <text:s/>- <text:s/>casp8 and fadd-like apoptosis regulator, SLC40A1 <text:s/>- <text:s/>solute carrier family 40 (iron-regulated transporter), member 1, PA2G4 <text:s/>- <text:s/>proliferation-associated 2g4, 38kda, SOS1 <text:s/>- <text:s/>son of sevenless homolog 1 (drosophila), HGF <text:s/>- <text:s/>hepatocyte growth factor (hepapoietin a; scatter factor), CD27 <text:s/>- <text:s/>cd27 molecule, CBX4 <text:s/>- <text:s/>chromobox homolog 4, MSX1 <text:s/>- <text:s/>msh homeobox 1, IL7 <text:s/>- <text:s/>interleukin 7, CYLD <text:s/>- <text:s/>cylindromatosis (turban tumor syndrome), CCL21 <text:s/>- <text:s/>chemokine (c-c motif) ligand 21, STK4 <text:s/>- <text:s/>serine/threonine kinase 4, CITED2 <text:s/>- <text:s/>cbp/p300-interacting transactivator, with glu/asp-rich carboxy-terminal domain, 2, TFAP2D <text:s/>- <text:s/>transcription factor ap-2 delta (activating enhancer binding protein 2 delta), PROK2 <text:s/>- <text:s/>prokineticin 2, ACTN1 <text:s/>- <text:s/>actinin, alpha 1, BAK1 <text:s/>- <text:s/>bcl2-antagonist/killer 1, EYA4 <text:s/>- <text:s/>eyes absent homolog 4 (drosophila), TFAP2A <text:s/>- <text:s/>transcription factor ap-2 alpha (activating enhancer binding protein 2 alpha), PDGFRB <text:s/>- <text:s/>platelet-derived growth factor receptor, beta polypeptide, ANP32B <text:s/>- <text:s/>acidic (leucine-rich) nuclear phosphoprotein 32 family, member b, CPEB4 <text:s/>- <text:s/>cytoplasmic polyadenylation element binding protein 4, ADAR <text:s/>- <text:s/>adenosine deaminase, rna-specific, NOD1 <text:s/>- <text:s/>nucleotide-binding oligomerization domain containing 1, NR4A2 <text:s/>- <text:s/>nuclear receptor subfamily 4, group a, member 2, MYB <text:s/>- <text:s/>v-myb avian myeloblastosis viral oncogene homolog, PPARGC1A <text:s/>- <text:s/>peroxisome proliferator-activated receptor gamma, coactivator 1 alpha, FGA <text:s/>- <text:s/>fibrinogen alpha chain, ESR1 <text:s/>- <text:s/>estrogen receptor 1, AAMDC <text:s/>- <text:s/>adipogenesis associated, mth938 domain containing, EIF2AK2 <text:s/>- <text:s/>eukaryotic translation initiation factor 2-alpha kinase 2, ITGB1 <text:s/>- <text:s/>integrin, beta 1 (fibronectin receptor, beta polypeptide, antigen cd29 includes mdf2, msk12), HEY2 <text:s/>- <text:s/>hairy/enhancer-of-split related with yrpw motif 2, FNIP1 <text:s/>- <text:s/>folliculin interacting protein 1, SIX1 <text:s/>- <text:s/>six homeobox 1, MAP3K5 <text:s/>- <text:s/>mitogen-activated protein kinase kinase kinase 5, PTK2 <text:s/>- <text:s/>protein tyrosine kinase 2, CNTFR <text:s/>- <text:s/>ciliary neurotrophic factor receptor, ROBO1 <text:s/>- <text:s/>roundabout, axon guidance receptor, homolog 1 (drosophila), SERPINB13 <text:s/>- <text:s/>serpin peptidase inhibitor, clade b (ovalbumin), member 13, TNFSF15 <text:s/>- <text:s/>tumor necrosis factor (ligand) superfamily, member 15, TBX5 <text:s/>- <text:s/>t-box 5, GATA6 <text:s/>- <text:s/>gata binding protein 6, GRIK2 <text:s/>- <text:s/>glutamate receptor, ionotropic, kainate 2, SORT1 <text:s/>- <text:s/>sortilin 1, NCSTN <text:s/>- <text:s/>nicastrin, CTNNBL1 <text:s/>- <text:s/>catenin, beta like 1, RTKN <text:s/>- <text:s/>rhotekin, TCF7L2 <text:s/>- <text:s/>transcription factor 7-like 2 (t-cell specific, hmg-box), PDE1A <text:s/>- <text:s/>phosphodiesterase 1a, calmodulin-dependent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000653" calcext:value-type="float">
            <text:p>0.00000065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634" calcext:value-type="float">
            <text:p>6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[DHX58 <text:s/>- <text:s/>dexh (asp-glu-x-his) box polypeptide 58, RNF43 <text:s/>- <text:s/>ring finger protein 43, PLXNC1 <text:s/>- <text:s/>plexin c1, RFX3 <text:s/>- <text:s/>regulatory factor x, 3 (influences hla class ii expression), CD274 <text:s/>- <text:s/>cd274 molecule, ELK4 <text:s/>- <text:s/>elk4, ets-domain protein (srf accessory protein 1), NR6A1 <text:s/>- <text:s/>nuclear receptor subfamily 6, group a, member 1, NRP1 <text:s/>- <text:s/>neuropilin 1, BST2 <text:s/>- <text:s/>bone marrow stromal cell antigen 2, ERP29 <text:s/>- <text:s/>endoplasmic reticulum protein 29, TRPS1 <text:s/>- <text:s/>trichorhinophalangeal syndrome i, LZTS2 <text:s/>- <text:s/>leucine zipper, putative tumor suppressor 2, BDNF <text:s/>- <text:s/>brain-derived neurotrophic factor, MYOG <text:s/>- <text:s/>myogenin (myogenic factor 4), SEMA6D <text:s/>- <text:s/>sema domain, transmembrane domain (tm), and cytoplasmic domain, (semaphorin) 6d, FMN2 <text:s/>- <text:s/>formin 2, CFLAR <text:s/>- <text:s/>casp8 and fadd-like apoptosis regulator, TRIM6 <text:s/>- <text:s/>tripartite motif containing 6, TSHZ1 <text:s/>- <text:s/>teashirt zinc finger homeobox 1, ELF1 <text:s/>- <text:s/>e74-like factor 1 (ets domain transcription factor), RGS3 <text:s/>- <text:s/>regulator of g-protein signaling 3, TRIM22 <text:s/>- <text:s/>tripartite motif containing 22, PSMD14 <text:s/>- <text:s/>proteasome (prosome, macropain) 26s subunit, non-atpase, 14, ACTN1 <text:s/>- <text:s/>actinin, alpha 1, GLRA1 <text:s/>- <text:s/>glycine receptor, alpha 1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CNTFR <text:s/>- <text:s/>ciliary neurotrophic factor receptor, CTDSP2 <text:s/>- <text:s/>ctd (carboxy-terminal domain, rna polymerase ii, polypeptide a) small phosphatase 2, ROBO1 <text:s/>- <text:s/>roundabout, axon guidance receptor, homolog 1 (drosophila), UBR5 <text:s/>- <text:s/>ubiquitin protein ligase e3 component n-recognin 5, AKAP6 <text:s/>- <text:s/>a kinase (prka) anchor protein 6, TNRC18 <text:s/>- <text:s/>trinucleotide repeat containing 18, SPRY1 <text:s/>- <text:s/>sprouty homolog 1, antagonist of fgf signaling (drosophila), SMARCA2 <text:s/>- <text:s/>swi/snf related, matrix associated, actin dependent regulator of chromatin, subfamily a, member 2, LRPPRC <text:s/>- <text:s/>leucine-rich pentatricopeptide repeat containing, OPTN <text:s/>- <text:s/>optineurin, KDM4C <text:s/>- <text:s/>lysine (k)-specific demethylase 4c, PDE5A <text:s/>- <text:s/>phosphodiesterase 5a, cgmp-specific, NLRC5 <text:s/>- <text:s/>nlr family, card domain containing 5, SOCS1 <text:s/>- <text:s/>suppressor of cytokine signaling 1, HLX <text:s/>- <text:s/>h2.0-like homeobox, KDM2B <text:s/>- <text:s/>lysine (k)-specific demethylase 2b, FST <text:s/>- <text:s/>follistatin, TAB2 <text:s/>- <text:s/>tgf-beta activated kinase 1/map3k7 binding protein 2, LPXN <text:s/>- <text:s/>leupaxin, ZBTB18 <text:s/>- <text:s/>zinc finger and btb domain containing 18, HGF <text:s/>- <text:s/>hepatocyte growth factor (hepapoietin a; scatter factor), PRR11 <text:s/>- <text:s/>proline rich 11, MSX1 <text:s/>- <text:s/>msh homeobox 1, CYLD <text:s/>- <text:s/>cylindromatosis (turban tumor syndrome), STK4 <text:s/>- <text:s/>serine/threonine kinase 4, CITED2 <text:s/>- <text:s/>cbp/p300-interacting transactivator, with glu/asp-rich carboxy-terminal domain, 2, PROK2 <text:s/>- <text:s/>prokineticin 2, HOXB3 <text:s/>- <text:s/>homeobox b3, EYA4 <text:s/>- <text:s/>eyes absent homolog 4 (drosophila), EREG <text:s/>- <text:s/>epiregulin, STAT6 <text:s/>- <text:s/>signal transducer and activator of transcription 6, interleukin-4 induced, ITPR3 <text:s/>- <text:s/>inositol 1,4,5-trisphosphate receptor, type 3, ZADH2 <text:s/>- <text:s/>zinc binding alcohol dehydrogenase domain containing 2, TNFSF4 <text:s/>- <text:s/>tumor necrosis factor (ligand) superfamily, member 4, ESR1 <text:s/>- <text:s/>estrogen receptor 1, HOXA2 <text:s/>- <text:s/>homeobox a2, AAMDC <text:s/>- <text:s/>adipogenesis associated, mth938 domain containing, EIF2AK2 <text:s/>- <text:s/>eukaryotic translation initiation factor 2-alpha kinase 2, ADAM15 <text:s/>- <text:s/>adam metallopeptidase domain 15, ZFPM1 <text:s/>- <text:s/>zinc finger protein, fog family member 1, RUNX3 <text:s/>- <text:s/>runt-related transcription factor 3, RSAD2 <text:s/>- <text:s/>radical s-adenosyl methionine domain containing 2, FBXO7 <text:s/>- <text:s/>f-box protein 7, GATA6 <text:s/>- <text:s/>gata binding protein 6, SORT1 <text:s/>- <text:s/>sortilin 1, HNRNPC <text:s/>- <text:s/>heterogeneous nuclear ribonucleoprotein c (c1/c2), TRIM21 <text:s/>- <text:s/>tripartite motif containing 21, RUNX1T1 <text:s/>- <text:s/>runt-related transcription factor 1; translocated to, 1 (cyclin d-related), TLK2 <text:s/>- <text:s/>tousled-like kinase 2, TNFAIP8 <text:s/>- <text:s/>tumor necrosis factor, alpha-induced protein 8, PARP10 <text:s/>- <text:s/>poly (adp-ribose) polymerase family, member 10, ERBB4 <text:s/>- <text:s/>v-erb-b2 avian erythroblastic leukemia viral oncogene homolog 4, ANK3 <text:s/>- <text:s/>ankyrin 3, node of ranvier (ankyrin g), ZNF296 <text:s/>- <text:s/>zinc finger protein 296, BACE2 <text:s/>- <text:s/>beta-site app-cleaving enzyme 2, IL15 <text:s/>- <text:s/>interleukin 15, BIRC2 <text:s/>- <text:s/>baculoviral iap repeat containing 2, ZNF385A <text:s/>- <text:s/>zinc finger protein 385a, FLT3LG <text:s/>- <text:s/>fms-related tyrosine kinase 3 ligand, PAX9 <text:s/>- <text:s/>paired box 9, ATAD2B <text:s/>- <text:s/>atpase family, aaa domain containing 2b, SET <text:s/>- <text:s/>set nuclear oncogene, INHBA <text:s/>- <text:s/>inhibin, beta a, OSM <text:s/>- <text:s/>oncostatin m, CD74 <text:s/>- <text:s/>cd74 molecule, major histocompatibility complex, class ii invariant chain, IDO1 <text:s/>- <text:s/>indoleamine 2,3-dioxygenase 1, LMO3 <text:s/>- <text:s/>lim domain only 3 (rhombotin-like 2), RSF1 <text:s/>- <text:s/>remodeling and spacing factor 1, MLLT3 <text:s/>- <text:s/>myeloid/lymphoid or mixed-lineage leukemia (trithorax homolog, drosophila); translocated to, 3, BCL11A <text:s/>- <text:s/>b-cell cll/lymphoma 11a (zinc finger protein), NDFIP1 <text:s/>- <text:s/>nedd4 family interacting protein 1, DCC <text:s/>- <text:s/>deleted in colorectal carcinoma, ASH1L <text:s/>- <text:s/>ash1 (absent, small, or homeotic)-like (drosophila), PSMA3 <text:s/>- <text:s/>proteasome (prosome, macropain) subunit, alpha type, 3, PSMB10 <text:s/>- <text:s/>proteasome (prosome, macropain) subunit, beta type, 10, IL2 <text:s/>- <text:s/>interleukin 2, PA2G4 <text:s/>- <text:s/>proliferation-associated 2g4, 38kda, LMO4 <text:s/>- <text:s/>lim domain only 4, FOXF1 <text:s/>- <text:s/>forkhead box f1, FOXG1 <text:s/>- <text:s/>forkhead box g1, CD27 <text:s/>- <text:s/>cd27 molecule, CBX4 <text:s/>- <text:s/>chromobox homolog 4, IL7 <text:s/>- <text:s/>interleukin 7, CCL21 <text:s/>- <text:s/>chemokine (c-c motif) ligand 21, ZNF366 <text:s/>- <text:s/>zinc finger protein 366, ISG20 <text:s/>- <text:s/>interferon stimulated exonuclease gene 20kda, ATXN1 <text:s/>- <text:s/>ataxin 1, ANP32B <text:s/>- <text:s/>acidic (leucine-rich) nuclear phosphoprotein 32 family, member b, PDGFRB <text:s/>- <text:s/>platelet-derived growth factor receptor, beta polypeptide, PTGER4 <text:s/>- <text:s/>prostaglandin e receptor 4 (subtype ep4), NR4A2 <text:s/>- <text:s/>nuclear receptor subfamily 4, group a, member 2, FGA <text:s/>- <text:s/>fibrinogen alpha chain, CASK <text:s/>- <text:s/>calcium/calmodulin-dependent serine protein kinase (maguk family), MEIS2 <text:s/>- <text:s/>meis homeobox 2, ITGB1 <text:s/>- <text:s/>integrin, beta 1 (fibronectin receptor, beta polypeptide, antigen cd29 includes mdf2, msk12), MEIS1 <text:s/>- <text:s/>meis homeobox 1, CEBPD <text:s/>- <text:s/>ccaat/enhancer binding protein (c/ebp), delta, PTK2 <text:s/>- <text:s/>protein tyrosine kinase 2, CDK6 <text:s/>- <text:s/>cyclin-dependent kinase 6, HELT <text:s/>- <text:s/>helt bhlh transcription factor, TBX15 <text:s/>- <text:s/>t-box 15, TBX5 <text:s/>- <text:s/>t-box 5, PCM1 <text:s/>- <text:s/>pericentriolar material 1, ZEB2 <text:s/>- <text:s/>zinc finger e-box binding homeobox 2, CXCL10 <text:s/>- <text:s/>chemokine (c-x-c motif) ligand 10, ASS1 <text:s/>- <text:s/>argininosuccinate synthase 1, TCF7L2 <text:s/>- <text:s/>transcription factor 7-like 2 (t-cell specific, hmg-box), CNTN4 <text:s/>- <text:s/>contactin 4, IRF7 <text:s/>- <text:s/>interferon regulatory factor 7, PDE4D <text:s/>- <text:s/>phosphodiesterase 4d, camp-specific, FBN1 <text:s/>- <text:s/>fibrillin 1, ITGA6 <text:s/>- <text:s/>integrin, alpha 6, IL1RAPL1 <text:s/>- <text:s/>interleukin 1 receptor accessory protein-like 1, IFIT1 <text:s/>- <text:s/>interferon-induced protein with tetratricopeptide repeats 1, IFIT3 <text:s/>- <text:s/>interferon-induced protein with tetratricopeptide repeats 3, PTPRR <text:s/>- <text:s/>protein tyrosine phosphatase, receptor type, r, FBXW7 <text:s/>- <text:s/>f-box and wd repeat domain containing 7, e3 ubiquitin protein ligase, ETV7 <text:s/>- <text:s/>ets variant 7, TLE4 <text:s/>- <text:s/>transducin-like enhancer of split 4 (e(sp1) homolog, drosophila), SH3KBP1 <text:s/>- <text:s/>sh3-domain kinase binding protein 1, NMI <text:s/>- <text:s/>n-myc (and stat) interactor, IFNB1 <text:s/>- <text:s/>interferon, beta 1, fibroblast, ATF3 <text:s/>- <text:s/>activating transcription factor 3, TRIM5 <text:s/>- <text:s/>tripartite motif containing 5, HMGN5 <text:s/>- <text:s/>high mobility group nucleosome binding domain 5, ID3 <text:s/>- <text:s/>inhibitor of dna binding 3, dominant negative helix-loop-helix protein, HDAC4 <text:s/>- <text:s/>histone deacetylase 4, DUSP5 <text:s/>- <text:s/>dual specificity phosphatase 5, EVL <text:s/>- <text:s/>enah/vasp-like, NFIX <text:s/>- <text:s/>nuclear factor i/x (ccaat-binding transcription factor), CCDC3 <text:s/>- <text:s/>coiled-coil domain containing 3, SLC40A1 <text:s/>- <text:s/>solute carrier family 40 (iron-regulated transporter), member 1, GPR18 <text:s/>- <text:s/>g protein-coupled receptor 18, FOXK1 <text:s/>- <text:s/>forkhead box k1, HDAC9 <text:s/>- <text:s/>histone deacetylase 9, WARS <text:s/>- <text:s/>tryptophanyl-trna synthetase, SOCS7 <text:s/>- <text:s/>suppressor of cytokine signaling 7, TFAP2D <text:s/>- <text:s/>transcription factor ap-2 delta (activating enhancer binding protein 2 delta), SAMSN1 <text:s/>- <text:s/>sam domain, sh3 domain and nuclear localization signals 1, MTF2 <text:s/>- <text:s/>metal response element binding transcription factor 2, NEK2 <text:s/>- <text:s/>nima-related kinase 2, BAK1 <text:s/>- <text:s/>bcl2-antagonist/killer 1, DLG4 <text:s/>- <text:s/>discs, large homolog 4 (drosophila), CLTC <text:s/>- <text:s/>clathrin, heavy chain (hc), TFAP2A <text:s/>- <text:s/>transcription factor ap-2 alpha (activating enhancer binding protein 2 alpha), TNMD <text:s/>- <text:s/>tenomodulin, PLEKHH2 <text:s/>- <text:s/>pleckstrin homology domain containing, family h (with myth4 domain) member 2, CYP26B1 <text:s/>- <text:s/>cytochrome p450, family 26, subfamily b, polypeptide 1, B2M <text:s/>- <text:s/>beta-2-microglobulin, CPEB4 <text:s/>- <text:s/>cytoplasmic polyadenylation element binding protein 4, NFIB <text:s/>- <text:s/>nuclear factor i/b, IKZF2 <text:s/>- <text:s/>ikaros family zinc finger 2 (helios), ISG15 <text:s/>- <text:s/>isg15 ubiquitin-like modifier, BTAF1 <text:s/>- <text:s/>btaf1 rna polymerase ii, b-tfiid transcription factor-associated, 170kda, RARRES3 <text:s/>- <text:s/>retinoic acid receptor responder (tazarotene induced) 3, NFATC3 <text:s/>- <text:s/>nuclear factor of activated t-cells, cytoplasmic, calcineurin-dependent 3, LTBP1 <text:s/>- <text:s/>latent transforming growth factor beta binding protein 1, FNIP1 <text:s/>- <text:s/>folliculin interacting protein 1, HEY2 <text:s/>- <text:s/>hairy/enhancer-of-split related with yrpw motif 2, SIX1 <text:s/>- <text:s/>six homeobox 1, SIM2 <text:s/>- <text:s/>single-minded homolog 2 (drosophila)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GRIK2 <text:s/>- <text:s/>glutamate receptor, ionotropic, kainate 2, PRDM16 <text:s/>- <text:s/>pr domain containing 16, MBIP <text:s/>- <text:s/>map3k12 binding inhibitory protein 1, STAG2 <text:s/>- <text:s/>stromal antigen 2, HDAC7 <text:s/>- <text:s/>histone deacetylase 7, N4BP1 <text:s/>- <text:s/>nedd4 binding protein 1, FOXQ1 <text:s/>- <text:s/>forkhead box q1, PHF14 <text:s/>- <text:s/>phd finger protein 14, NEDD4 <text:s/>- <text:s/>neural precursor cell expressed, developmentally down-regulated 4, e3 ubiquitin protein ligase, BCL2A1 <text:s/>- <text:s/>bcl2-related protein a1, LRRC4C <text:s/>- <text:s/>leucine rich repeat containing 4c, BCL2 <text:s/>- <text:s/>b-cell cll/lymphoma 2, THBS1 <text:s/>- <text:s/>thrombospondin 1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00704" calcext:value-type="float">
            <text:p>0.00000070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HELT <text:s/>- <text:s/>helt bhlh transcription factor, TBX15 <text:s/>- <text:s/>t-box 15, TBX5 <text:s/>- <text:s/>t-box 5, SRRM1 <text:s/>- <text:s/>serine/arginine repetitive matrix 1, ZEB2 <text:s/>- <text:s/>zinc finger e-box binding homeobox 2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MYCBP2 <text:s/>- <text:s/>myc binding protein 2, e3 ubiquitin protein ligase, KMT2C <text:s/>- <text:s/>lysine (k)-specific methyltransferase 2c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ZIC1 <text:s/>- <text:s/>zic family member 1, HNF4G <text:s/>- <text:s/>hepatocyte nuclear factor 4, gamma, MED15 <text:s/>- <text:s/>mediator complex subunit 15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positive regulation of response to stimulus</text:p>
          </table:table-cell>
          <table:table-cell office:value-type="float" office:value="0.00000078" calcext:value-type="float">
            <text:p>0.0000007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542" calcext:value-type="float">
            <text:p>1542</text:p>
          </table:table-cell>
          <table:table-cell office:value-type="float" office:value="634" calcext:value-type="float">
            <text:p>6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BIRC2 <text:s/>- <text:s/>baculoviral iap repeat containing 2, DDX60 <text:s/>- <text:s/>dead (asp-glu-ala-asp) box polypeptide 60, ZNF385A <text:s/>- <text:s/>zinc finger protein 385a, CDH3 <text:s/>- <text:s/>cadherin 3, type 1, p-cadherin (placental), TMEM33 <text:s/>- <text:s/>transmembrane protein 33, NRP1 <text:s/>- <text:s/>neuropilin 1, INHBA <text:s/>- <text:s/>inhibin, beta a, PIK3R3 <text:s/>- <text:s/>phosphoinositide-3-kinase, regulatory subunit 3 (gamma), ELMO1 <text:s/>- <text:s/>engulfment and cell motility 1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IDO1 <text:s/>- <text:s/>indoleamine 2,3-dioxygenase 1, MLLT3 <text:s/>- <text:s/>myeloid/lymphoid or mixed-lineage leukemia (trithorax homolog, drosophila); translocated to, 3, NDFIP1 <text:s/>- <text:s/>nedd4 family interacting protein 1, MAP4K3 <text:s/>- <text:s/>mitogen-activated protein kinase kinase kinase kinase 3, MAP3K11 <text:s/>- <text:s/>mitogen-activated protein kinase kinase kinase 11, GLIPR2 <text:s/>- <text:s/>gli pathogenesis-related 2, ZSWIM2 <text:s/>- <text:s/>zinc finger, swim-type containing 2, TLR7 <text:s/>- <text:s/>toll-like receptor 7, BDNF <text:s/>- <text:s/>brain-derived neurotrophic factor, MYOG <text:s/>- <text:s/>myogenin (myogenic factor 4), PSMA3 <text:s/>- <text:s/>proteasome (prosome, macropain) subunit, alpha type, 3, PSMB10 <text:s/>- <text:s/>proteasome (prosome, macropain) subunit, beta type, 10, BLK <text:s/>- <text:s/>b lymphoid tyrosine kinase, IL2 <text:s/>- <text:s/>interleukin 2, CFLAR <text:s/>- <text:s/>casp8 and fadd-like apoptosis regulator, TRIM6 <text:s/>- <text:s/>tripartite motif containing 6, SOS1 <text:s/>- <text:s/>son of sevenless homolog 1 (drosophila), CD27 <text:s/>- <text:s/>cd27 molecule, TRIM22 <text:s/>- <text:s/>tripartite motif containing 22, CCL21 <text:s/>- <text:s/>chemokine (c-c motif) ligand 21, CD80 <text:s/>- <text:s/>cd80 molecule, PSMD14 <text:s/>- <text:s/>proteasome (prosome, macropain) 26s subunit, non-atpase, 14, MAP4K5 <text:s/>- <text:s/>mitogen-activated protein kinase kinase kinase kinase 5, PDGFRB <text:s/>- <text:s/>platelet-derived growth factor receptor, beta polypeptide, FGF1 <text:s/>- <text:s/>fibroblast growth factor 1 (acidic), PTGER4 <text:s/>- <text:s/>prostaglandin e receptor 4 (subtype ep4), ADAM10 <text:s/>- <text:s/>adam metallopeptidase domain 10, MYB <text:s/>- <text:s/>v-myb avian myeloblastosis viral oncogene homolog, RNASEL <text:s/>- <text:s/>ribonuclease l (2',5'-oligoisoadenylate synthetase-dependent), FGA <text:s/>- <text:s/>fibrinogen alpha chain, PTK2 <text:s/>- <text:s/>protein tyrosine kinase 2, MAP3K5 <text:s/>- <text:s/>mitogen-activated protein kinase kinase kinase 5, ROBO1 <text:s/>- <text:s/>roundabout, axon guidance receptor, homolog 1 (drosophila), TMEM108 <text:s/>- <text:s/>transmembrane protein 108, UBR5 <text:s/>- <text:s/>ubiquitin protein ligase e3 component n-recognin 5, AKAP6 <text:s/>- <text:s/>a kinase (prka) anchor protein 6, ZEB2 <text:s/>- <text:s/>zinc finger e-box binding homeobox 2, CXCL10 <text:s/>- <text:s/>chemokine (c-x-c motif) ligand 10, TCF7L2 <text:s/>- <text:s/>transcription factor 7-like 2 (t-cell specific, hmg-box), IRF7 <text:s/>- <text:s/>interferon regulatory factor 7, PDE4D <text:s/>- <text:s/>phosphodiesterase 4d, camp-specific, SH2B1 <text:s/>- <text:s/>sh2b adaptor protein 1, OPTN <text:s/>- <text:s/>optineurin, VAV3 <text:s/>- <text:s/>vav 3 guanine nucleotide exchange factor, PDE5A <text:s/>- <text:s/>phosphodiesterase 5a, cgmp-specific, NLRC5 <text:s/>- <text:s/>nlr family, card domain containing 5, NLGN2 <text:s/>- <text:s/>neuroligin 2, FBXW7 <text:s/>- <text:s/>f-box and wd repeat domain containing 7, e3 ubiquitin protein ligase, USF1 <text:s/>- <text:s/>upstream transcription factor 1, CDK19 <text:s/>- <text:s/>cyclin-dependent kinase 19, HLX <text:s/>- <text:s/>h2.0-like homeobox, IL23A <text:s/>- <text:s/>interleukin 23, alpha subunit p19, SH2B3 <text:s/>- <text:s/>sh2b adaptor protein 3, TBX21 <text:s/>- <text:s/>t-box 21, GBP5 <text:s/>- <text:s/>guanylate binding protein 5, LY86 <text:s/>- <text:s/>lymphocyte antigen 86, ATF3 <text:s/>- <text:s/>activating transcription factor 3, IFNB1 <text:s/>- <text:s/>interferon, beta 1, fibroblast, TRIM5 <text:s/>- <text:s/>tripartite motif containing 5, TAB2 <text:s/>- <text:s/>tgf-beta activated kinase 1/map3k7 binding protein 2, GRAP2 <text:s/>- <text:s/>grb2-related adaptor protein 2, DUSP5 <text:s/>- <text:s/>dual specificity phosphatase 5, GPR18 <text:s/>- <text:s/>g protein-coupled receptor 18, HGF <text:s/>- <text:s/>hepatocyte growth factor (hepapoietin a; scatter factor), MSX1 <text:s/>- <text:s/>msh homeobox 1, CYLD <text:s/>- <text:s/>cylindromatosis (turban tumor syndrome), STK4 <text:s/>- <text:s/>serine/threonine kinase 4, CITED2 <text:s/>- <text:s/>cbp/p300-interacting transactivator, with glu/asp-rich carboxy-terminal domain, 2, PROK2 <text:s/>- <text:s/>prokineticin 2, RC3H2 <text:s/>- <text:s/>ring finger and ccch-type domains 2, BAK1 <text:s/>- <text:s/>bcl2-antagonist/killer 1, DLG4 <text:s/>- <text:s/>discs, large homolog 4 (drosophila), EYA4 <text:s/>- <text:s/>eyes absent homolog 4 (drosophila), EREG <text:s/>- <text:s/>epiregulin, STAT6 <text:s/>- <text:s/>signal transducer and activator of transcription 6, interleukin-4 induced, B2M <text:s/>- <text:s/>beta-2-microglobulin, NOD1 <text:s/>- <text:s/>nucleotide-binding oligomerization domain containing 1, NRXN1 <text:s/>- <text:s/>neurexin 1, TNFSF4 <text:s/>- <text:s/>tumor necrosis factor (ligand) superfamily, member 4, TNFSF13B <text:s/>- <text:s/>tumor necrosis factor (ligand) superfamily, member 13b, EIF2AK2 <text:s/>- <text:s/>eukaryotic translation initiation factor 2-alpha kinase 2, PIK3AP1 <text:s/>- <text:s/>phosphoinositide-3-kinase adaptor protein 1, MAPK10 <text:s/>- <text:s/>mitogen-activated protein kinase 10, RSAD2 <text:s/>- <text:s/>radical s-adenosyl methionine domain containing 2, TNFSF15 <text:s/>- <text:s/>tumor necrosis factor (ligand) superfamily, member 15, GATA6 <text:s/>- <text:s/>gata binding protein 6, GPR65 <text:s/>- <text:s/>g protein-coupled receptor 65, FAM168A <text:s/>- <text:s/>family with sequence similarity 168, member a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1</text:p>
          </table:table-cell>
          <table:table-cell office:value-type="string" calcext:value-type="string">
            <text:p>positive regulation of lymphocyte differentiation</text:p>
          </table:table-cell>
          <table:table-cell office:value-type="float" office:value="0.000000806" calcext:value-type="float">
            <text:p>0.00000080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4.81" calcext:value-type="float">
            <text:p>4.81</text:p>
          </table:table-cell>
          <table:table-cell office:value-type="float" office:value="13954" calcext:value-type="float">
            <text:p>13954</text:p>
          </table:table-cell>
          <table:table-cell office:value-type="float" office:value="64" calcext:value-type="float">
            <text:p>64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IL15 <text:s/>- <text:s/>interleukin 15, IL2 <text:s/>- <text:s/>interleukin 2, SOCS1 <text:s/>- <text:s/>suppressor of cytokine signaling 1, FLT3LG <text:s/>- <text:s/>fms-related tyrosine kinase 3 ligand, HLX <text:s/>- <text:s/>h2.0-like homeobox, ATP11C <text:s/>- <text:s/>atpase, class vi, type 11c, IL23A <text:s/>- <text:s/>interleukin 23, alpha subunit p19, CD27 <text:s/>- <text:s/>cd27 molecule, MYB <text:s/>- <text:s/>v-myb avian myeloblastosis viral oncogene homolog, CD74 <text:s/>- <text:s/>cd74 molecule, major histocompatibility complex, class ii invariant chain, TNFSF4 <text:s/>- <text:s/>tumor necrosis factor (ligand) superfamily, member 4, IL7 <text:s/>- <text:s/>interleukin 7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office:value-type="float" office:value="0.000000848" calcext:value-type="float">
            <text:p>0.00000084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437" calcext:value-type="float">
            <text:p>1437</text:p>
          </table:table-cell>
          <table:table-cell office:value-type="float" office:value="634" calcext:value-type="float">
            <text:p>6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BIRC2 <text:s/>- <text:s/>baculoviral iap repeat containing 2, DDX60 <text:s/>- <text:s/>dead (asp-glu-ala-asp) box polypeptide 60, FLT3LG <text:s/>- <text:s/>fms-related tyrosine kinase 3 ligand, CD274 <text:s/>- <text:s/>cd274 molecule, ATP11C <text:s/>- <text:s/>atpase, class vi, type 11c, BST2 <text:s/>- <text:s/>bone marrow stromal cell antigen 2, ELMO1 <text:s/>- <text:s/>engulfment and cell motility 1, OSM <text:s/>- <text:s/>oncostatin m, CD74 <text:s/>- <text:s/>cd74 molecule, major histocompatibility complex, class ii invariant chain, IDO1 <text:s/>- <text:s/>indoleamine 2,3-dioxygenase 1, TLR7 <text:s/>- <text:s/>toll-like receptor 7, PSMA3 <text:s/>- <text:s/>proteasome (prosome, macropain) subunit, alpha type, 3, PSMB10 <text:s/>- <text:s/>proteasome (prosome, macropain) subunit, beta type, 10, IL2 <text:s/>- <text:s/>interleukin 2, BLK <text:s/>- <text:s/>b lymphoid tyrosine kinase, PA2G4 <text:s/>- <text:s/>proliferation-associated 2g4, 38kda, SOS1 <text:s/>- <text:s/>son of sevenless homolog 1 (drosophila), CD27 <text:s/>- <text:s/>cd27 molecule, TNFSF8 <text:s/>- <text:s/>tumor necrosis factor (ligand) superfamily, member 8, IL7 <text:s/>- <text:s/>interleukin 7, DOCK10 <text:s/>- <text:s/>dedicator of cytokinesis 10, TRIM22 <text:s/>- <text:s/>tripartite motif containing 22, CCL21 <text:s/>- <text:s/>chemokine (c-c motif) ligand 21, CD80 <text:s/>- <text:s/>cd80 molecule, PSMD14 <text:s/>- <text:s/>proteasome (prosome, macropain) 26s subunit, non-atpase, 14, UBR4 <text:s/>- <text:s/>ubiquitin protein ligase e3 component n-recognin 4, ISG20 <text:s/>- <text:s/>interferon stimulated exonuclease gene 20kda, TAPBPL <text:s/>- <text:s/>tap binding protein-like, CD96 <text:s/>- <text:s/>cd96 molecule, ADAR <text:s/>- <text:s/>adenosine deaminase, rna-specific, PTGER4 <text:s/>- <text:s/>prostaglandin e receptor 4 (subtype ep4), ADAM10 <text:s/>- <text:s/>adam metallopeptidase domain 10, ITGB7 <text:s/>- <text:s/>integrin, beta 7, ENPP2 <text:s/>- <text:s/>ectonucleotide pyrophosphatase/phosphodiesterase 2, RNASEL <text:s/>- <text:s/>ribonuclease l (2',5'-oligoisoadenylate synthetase-dependent), FGA <text:s/>- <text:s/>fibrinogen alpha chain, ITGB1 <text:s/>- <text:s/>integrin, beta 1 (fibronectin receptor, beta polypeptide, antigen cd29 includes mdf2, msk12), EFNB1 <text:s/>- <text:s/>ephrin-b1, PTK2 <text:s/>- <text:s/>protein tyrosine kinase 2, MAP3K5 <text:s/>- <text:s/>mitogen-activated protein kinase kinase kinase 5, NCSTN <text:s/>- <text:s/>nicastrin, CXCL10 <text:s/>- <text:s/>chemokine (c-x-c motif) ligand 10, ZBP1 <text:s/>- <text:s/>z-dna binding protein 1, FCGR2B <text:s/>- <text:s/>fc fragment of igg, low affinity iib, receptor (cd32), IRF7 <text:s/>- <text:s/>interferon regulatory factor 7, PDE4D <text:s/>- <text:s/>phosphodiesterase 4d, camp-specific, PTPRB <text:s/>- <text:s/>protein tyrosine phosphatase, receptor type, b, ITGA6 <text:s/>- <text:s/>integrin, alpha 6, IFIT2 <text:s/>- <text:s/>interferon-induced protein with tetratricopeptide repeats 2, IFIT1 <text:s/>- <text:s/>interferon-induced protein with tetratricopeptide repeats 1, VAV3 <text:s/>- <text:s/>vav 3 guanine nucleotide exchange factor, IFIT3 <text:s/>- <text:s/>interferon-induced protein with tetratricopeptide repeats 3, NLRC5 <text:s/>- <text:s/>nlr family, card domain containing 5, IL23A <text:s/>- <text:s/>interleukin 23, alpha subunit p19, TBX21 <text:s/>- <text:s/>t-box 21, LY86 <text:s/>- <text:s/>lymphocyte antigen 86, NFASC <text:s/>- <text:s/>neurofascin, IFNB1 <text:s/>- <text:s/>interferon, beta 1, fibroblast, TRIM5 <text:s/>- <text:s/>tripartite motif containing 5, TAB2 <text:s/>- <text:s/>tgf-beta activated kinase 1/map3k7 binding protein 2, MARCH1 <text:s/>- <text:s/>membrane-associated ring finger (c3hc4) 1, e3 ubiquitin protein ligase, ERAP2 <text:s/>- <text:s/>endoplasmic reticulum aminopeptidase 2, GRAP2 <text:s/>- <text:s/>grb2-related adaptor protein 2, HDAC4 <text:s/>- <text:s/>histone deacetylase 4, SLC40A1 <text:s/>- <text:s/>solute carrier family 40 (iron-regulated transporter), member 1, GPR18 <text:s/>- <text:s/>g protein-coupled receptor 18, STYK1 <text:s/>- <text:s/>serine/threonine/tyrosine kinase 1, IDH1 <text:s/>- <text:s/>isocitrate dehydrogenase 1 (nadp+), soluble, CYSLTR1 <text:s/>- <text:s/>cysteinyl leukotriene receptor 1, HDAC9 <text:s/>- <text:s/>histone deacetylase 9, CYLD <text:s/>- <text:s/>cylindromatosis (turban tumor syndrome), BATF2 <text:s/>- <text:s/>basic leucine zipper transcription factor, atf-like 2, RC3H2 <text:s/>- <text:s/>ring finger and ccch-type domains 2, IRF9 <text:s/>- <text:s/>interferon regulatory factor 9, BAK1 <text:s/>- <text:s/>bcl2-antagonist/killer 1, CLTC <text:s/>- <text:s/>clathrin, heavy chain (hc), LRMP <text:s/>- <text:s/>lymphoid-restricted membrane protein, B2M <text:s/>- <text:s/>beta-2-microglobulin, NOD1 <text:s/>- <text:s/>nucleotide-binding oligomerization domain containing 1, TNFSF4 <text:s/>- <text:s/>tumor necrosis factor (ligand) superfamily, member 4, IL21R <text:s/>- <text:s/>interleukin 21 receptor, ISG15 <text:s/>- <text:s/>isg15 ubiquitin-like modifier, TNFSF13B <text:s/>- <text:s/>tumor necrosis factor (ligand) superfamily, member 13b, LY75 <text:s/>- <text:s/>lymphocyte antigen 75, EIF2AK2 <text:s/>- <text:s/>eukaryotic translation initiation factor 2-alpha kinase 2, PIK3AP1 <text:s/>- <text:s/>phosphoinositide-3-kinase adaptor protein 1, ADAM15 <text:s/>- <text:s/>adam metallopeptidase domain 15, FNIP1 <text:s/>- <text:s/>folliculin interacting protein 1, RSAD2 <text:s/>- <text:s/>radical s-adenosyl methionine domain containing 2, TNFSF15 <text:s/>- <text:s/>tumor necrosis factor (ligand) superfamily, member 15, GPR65 <text:s/>- <text:s/>g protein-coupled receptor 65, TNFRSF17 <text:s/>- <text:s/>tumor necrosis factor receptor superfamily, member 17, CTNNBL1 <text:s/>- <text:s/>catenin, beta like 1, TRIM21 <text:s/>- <text:s/>tripartite motif containing 21, NEDD4 <text:s/>- <text:s/>neural precursor cell expressed, developmentally down-regulated 4, e3 ubiquitin protein ligase, YES1 <text:s/>- <text:s/>v-yes-1 yamaguchi sarcoma viral oncogene homolog 1, GSDMD <text:s/>- <text:s/>gasdermin d, BCL2 <text:s/>- <text:s/>b-cell cll/lymphoma 2, THBS1 <text:s/>- <text:s/>thrombospondin 1, IL27 <text:s/>- <text:s/>interleukin 27, PIGR <text:s/>- <text:s/>polymeric immunoglobul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regulation of defense response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2.14" calcext:value-type="float">
            <text:p>2.14</text:p>
          </table:table-cell>
          <table:table-cell office:value-type="float" office:value="13954" calcext:value-type="float">
            <text:p>13954</text:p>
          </table:table-cell>
          <table:table-cell office:value-type="float" office:value="474" calcext:value-type="float">
            <text:p>474</text:p>
          </table:table-cell>
          <table:table-cell office:value-type="float" office:value="634" calcext:value-type="float">
            <text:p>6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IL17A <text:s/>- <text:s/>interleukin 17a, PSMD14 <text:s/>- <text:s/>proteasome (prosome, macropain) 26s subunit, non-atpase, 14, IFIT1 <text:s/>- <text:s/>interferon-induced protein with tetratricopeptide repeats 1, DHX58 <text:s/>- <text:s/>dexh (asp-glu-x-his) box polypeptide 58, IL15 <text:s/>- <text:s/>interleukin 15, USP18 <text:s/>- <text:s/>ubiquitin specific peptidase 18, EREG <text:s/>- <text:s/>epiregulin, BIRC2 <text:s/>- <text:s/>baculoviral iap repeat containing 2, NLRC5 <text:s/>- <text:s/>nlr family, card domain containing 5, DDX60 <text:s/>- <text:s/>dead (asp-glu-ala-asp) box polypeptide 60, SOCS1 <text:s/>- <text:s/>suppressor of cytokine signaling 1, CDK19 <text:s/>- <text:s/>cyclin-dependent kinase 19, B2M <text:s/>- <text:s/>beta-2-microglobulin, CD96 <text:s/>- <text:s/>cd96 molecule, NOD1 <text:s/>- <text:s/>nucleotide-binding oligomerization domain containing 1, IL23A <text:s/>- <text:s/>interleukin 23, alpha subunit p19, ADAR <text:s/>- <text:s/>adenosine deaminase, rna-specific, PTGER4 <text:s/>- <text:s/>prostaglandin e receptor 4 (subtype ep4), ELMO1 <text:s/>- <text:s/>engulfment and cell motility 1, OSM <text:s/>- <text:s/>oncostatin m, TNFSF4 <text:s/>- <text:s/>tumor necrosis factor (ligand) superfamily, member 4, FGA <text:s/>- <text:s/>fibrinogen alpha chain, IDO1 <text:s/>- <text:s/>indoleamine 2,3-dioxygenase 1, ESR1 <text:s/>- <text:s/>estrogen receptor 1, GBP5 <text:s/>- <text:s/>guanylate binding protein 5, NMI <text:s/>- <text:s/>n-myc (and stat) interactor, PARP9 <text:s/>- <text:s/>poly (adp-ribose) polymerase family, member 9, NDFIP1 <text:s/>- <text:s/>nedd4 family interacting protein 1, EIF2AK2 <text:s/>- <text:s/>eukaryotic translation initiation factor 2-alpha kinase 2, PIK3AP1 <text:s/>- <text:s/>phosphoinositide-3-kinase adaptor protein 1, IFNB1 <text:s/>- <text:s/>interferon, beta 1, fibroblast, TRIM5 <text:s/>- <text:s/>tripartite motif containing 5, ASH1L <text:s/>- <text:s/>ash1 (absent, small, or homeotic)-like (drosophila), TAB2 <text:s/>- <text:s/>tgf-beta activated kinase 1/map3k7 binding protein 2, RSAD2 <text:s/>- <text:s/>radical s-adenosyl methionine domain containing 2, TLR7 <text:s/>- <text:s/>toll-like receptor 7, PSMA3 <text:s/>- <text:s/>proteasome (prosome, macropain) subunit, alpha type, 3, PSMB10 <text:s/>- <text:s/>proteasome (prosome, macropain) subunit, beta type, 10, IL2 <text:s/>- <text:s/>interleukin 2, FOXF1 <text:s/>- <text:s/>forkhead box f1, TRIM6 <text:s/>- <text:s/>tripartite motif containing 6, HGF <text:s/>- <text:s/>hepatocyte growth factor (hepapoietin a; scatter factor), IRF7 <text:s/>- <text:s/>interferon regulatory factor 7, IL27 <text:s/>- <text:s/>interleukin 27, CYLD <text:s/>- <text:s/>cylindromatosis (turban tumor syndrome)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anatomical structure morphogenesis</text:p>
          </table:table-cell>
          <table:table-cell office:value-type="float" office:value="0.000000962" calcext:value-type="float">
            <text:p>0.00000096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1073" calcext:value-type="float">
            <text:p>1073</text:p>
          </table:table-cell>
          <table:table-cell office:value-type="float" office:value="634" calcext:value-type="float">
            <text:p>6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KCNQ4 <text:s/>- <text:s/>potassium voltage-gated channel, kqt-like subfamily, member 4, TCF15 <text:s/>- <text:s/>transcription factor 15 (basic helix-loop-helix), PAX3 <text:s/>- <text:s/>paired box 3, NCOA1 <text:s/>- <text:s/>nuclear receptor coactivator 1, PAX9 <text:s/>- <text:s/>paired box 9, HLX <text:s/>- <text:s/>h2.0-like homeobox, KDM2B <text:s/>- <text:s/>lysine (k)-specific demethylase 2b, ETV7 <text:s/>- <text:s/>ets variant 7, FLI1 <text:s/>- <text:s/>fli-1 proto-oncogene, ets transcription factor, NRP1 <text:s/>- <text:s/>neuropilin 1, WNT8B <text:s/>- <text:s/>wingless-type mmtv integration site family, member 8b, INHBA <text:s/>- <text:s/>inhibin, beta a, OTX1 <text:s/>- <text:s/>orthodenticle homeobox 1, MAP2 <text:s/>- <text:s/>microtubule-associated protein 2, DCC <text:s/>- <text:s/>deleted in colorectal carcinoma, ASH1L <text:s/>- <text:s/>ash1 (absent, small, or homeotic)-like (drosophila), MBNL1 <text:s/>- <text:s/>muscleblind-like splicing regulator 1, ID3 <text:s/>- <text:s/>inhibitor of dna binding 3, dominant negative helix-loop-helix protein, EVL <text:s/>- <text:s/>enah/vasp-like, TBX19 <text:s/>- <text:s/>t-box 19, FRYL <text:s/>- <text:s/>fry-like, HIPK1 <text:s/>- <text:s/>homeodomain interacting protein kinase 1, FOXF1 <text:s/>- <text:s/>forkhead box f1, FOXG1 <text:s/>- <text:s/>forkhead box g1, TSHZ1 <text:s/>- <text:s/>teashirt zinc finger homeobox 1, SP9 <text:s/>- <text:s/>sp9 transcription factor, SOS1 <text:s/>- <text:s/>son of sevenless homolog 1 (drosophila), HGF <text:s/>- <text:s/>hepatocyte growth factor (hepapoietin a; scatter factor), MSX1 <text:s/>- <text:s/>msh homeobox 1, IL7 <text:s/>- <text:s/>interleukin 7, DOCK10 <text:s/>- <text:s/>dedicator of cytokinesis 10, STK4 <text:s/>- <text:s/>serine/threonine kinase 4, CITED2 <text:s/>- <text:s/>cbp/p300-interacting transactivator, with glu/asp-rich carboxy-terminal domain, 2, PITX2 <text:s/>- <text:s/>paired-like homeodomain 2, HOXA11 <text:s/>- <text:s/>homeobox a11, ACTN1 <text:s/>- <text:s/>actinin, alpha 1, DLG4 <text:s/>- <text:s/>discs, large homolog 4 (drosophila), HOXB3 <text:s/>- <text:s/>homeobox b3, BAK1 <text:s/>- <text:s/>bcl2-antagonist/killer 1, EYA4 <text:s/>- <text:s/>eyes absent homolog 4 (drosophila), KLHL3 <text:s/>- <text:s/>kelch-like family member 3, EREG <text:s/>- <text:s/>epiregulin, TFAP2A <text:s/>- <text:s/>transcription factor ap-2 alpha (activating enhancer binding protein 2 alpha), PDGFRB <text:s/>- <text:s/>platelet-derived growth factor receptor, beta polypeptide, TNMD <text:s/>- <text:s/>tenomodulin, CYP26B1 <text:s/>- <text:s/>cytochrome p450, family 26, subfamily b, polypeptide 1, STAT6 <text:s/>- <text:s/>signal transducer and activator of transcription 6, interleukin-4 induced, NFIB <text:s/>- <text:s/>nuclear factor i/b, FGF1 <text:s/>- <text:s/>fibroblast growth factor 1 (acidic), ITGB7 <text:s/>- <text:s/>integrin, beta 7, NR4A2 <text:s/>- <text:s/>nuclear receptor subfamily 4, group a, member 2, ESR1 <text:s/>- <text:s/>estrogen receptor 1, USH1C <text:s/>- <text:s/>usher syndrome 1c (autosomal recessive, severe), HOXA4 <text:s/>- <text:s/>homeobox a4, HOXA2 <text:s/>- <text:s/>homeobox a2, SP5 <text:s/>- <text:s/>sp5 transcription factor, HOXA3 <text:s/>- <text:s/>homeobox a3, ITGB1 <text:s/>- <text:s/>integrin, beta 1 (fibronectin receptor, beta polypeptide, antigen cd29 includes mdf2, msk12), MEIS1 <text:s/>- <text:s/>meis homeobox 1, AMTN <text:s/>- <text:s/>amelotin, HEY2 <text:s/>- <text:s/>hairy/enhancer-of-split related with yrpw motif 2, SIX1 <text:s/>- <text:s/>six homeobox 1, PTK2 <text:s/>- <text:s/>protein tyrosine kinase 2, ZFPM1 <text:s/>- <text:s/>zinc finger protein, fog family member 1, BIN3 <text:s/>- <text:s/>bridging integrator 3, TBX15 <text:s/>- <text:s/>t-box 15, ZIC1 <text:s/>- <text:s/>zic family member 1, TBX5 <text:s/>- <text:s/>t-box 5, GATA6 <text:s/>- <text:s/>gata binding protein 6, ZEB2 <text:s/>- <text:s/>zinc finger e-box binding homeobox 2, FAT4 <text:s/>- <text:s/>fat atypical cadherin 4, ZIC3 <text:s/>- <text:s/>zic family member 3, FOXQ1 <text:s/>- <text:s/>forkhead box q1, NEDD4 <text:s/>- <text:s/>neural precursor cell expressed, developmentally down-regulated 4, e3 ubiquitin protein ligase, CNTN4 <text:s/>- <text:s/>contactin 4, BCL2 <text:s/>- <text:s/>b-cell cll/lymphoma 2, KIAA1715 <text:s/>- <text:s/>kiaa1715, ERBB4 <text:s/>- <text:s/>v-erb-b2 avian erythroblastic leukemia viral oncogene homolog 4, FBN1 <text:s/>- <text:s/>fibrillin 1, KIAA1598 <text:s/>- <text:s/>kiaa1598, ITGA6 <text:s/>- <text:s/>integrin, alpha 6, TBC1D32 <text:s/>- <text:s/>tbc1 domain family, member 32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2</text:p>
          </table:table-cell>
          <table:table-cell office:value-type="string" calcext:value-type="string">
            <text:p>regulation of viral process</text:p>
          </table:table-cell>
          <table:table-cell office:value-type="float" office:value="0.000000976" calcext:value-type="float">
            <text:p>0.000000976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2.9" calcext:value-type="float">
            <text:p>2.9</text:p>
          </table:table-cell>
          <table:table-cell office:value-type="float" office:value="13954" calcext:value-type="float">
            <text:p>13954</text:p>
          </table:table-cell>
          <table:table-cell office:value-type="float" office:value="197" calcext:value-type="float">
            <text:p>197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IL15 <text:s/>- <text:s/>interleukin 15, BIRC2 <text:s/>- <text:s/>baculoviral iap repeat containing 2, DDX60 <text:s/>- <text:s/>dead (asp-glu-ala-asp) box polypeptide 60, ISG20 <text:s/>- <text:s/>interferon stimulated exonuclease gene 20kda, B2M <text:s/>- <text:s/>beta-2-microglobulin, ADAR <text:s/>- <text:s/>adenosine deaminase, rna-specific, IL23A <text:s/>- <text:s/>interleukin 23, alpha subunit p19, BST2 <text:s/>- <text:s/>bone marrow stromal cell antigen 2, ELMO1 <text:s/>- <text:s/>engulfment and cell motility 1, CD74 <text:s/>- <text:s/>cd74 molecule, major histocompatibility complex, class ii invariant chain, ISG15 <text:s/>- <text:s/>isg15 ubiquitin-like modifier, RNASEL <text:s/>- <text:s/>ribonuclease l (2',5'-oligoisoadenylate synthetase-dependent), RSF1 <text:s/>- <text:s/>remodeling and spacing factor 1, EIF2AK2 <text:s/>- <text:s/>eukaryotic translation initiation factor 2-alpha kinase 2, IFNB1 <text:s/>- <text:s/>interferon, beta 1, fibroblast, TRIM5 <text:s/>- <text:s/>tripartite motif containing 5, RSAD2 <text:s/>- <text:s/>radical s-adenosyl methionine domain containing 2, TRIM21 <text:s/>- <text:s/>tripartite motif containing 21, TRIM6 <text:s/>- <text:s/>tripartite motif containing 6, PKN2 <text:s/>- <text:s/>protein kinase n2, BCL2 <text:s/>- <text:s/>b-cell cll/lymphoma 2, STAU1 <text:s/>- <text:s/>staufen double-stranded rna binding protein 1, PARP10 <text:s/>- <text:s/>poly (adp-ribose) polymerase family, member 10, IL27 <text:s/>- <text:s/>interleukin 2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regulation of cell proliferation</text:p>
          </table:table-cell>
          <table:table-cell office:value-type="float" office:value="0.00000114" calcext:value-type="float">
            <text:p>0.00000114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1216" calcext:value-type="float">
            <text:p>1216</text:p>
          </table:table-cell>
          <table:table-cell office:value-type="float" office:value="634" calcext:value-type="float">
            <text:p>6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KDM4C <text:s/>- <text:s/>lysine (k)-specific demethylase 4c, VAV3 <text:s/>- <text:s/>vav 3 guanine nucleotide exchange factor, IFIT3 <text:s/>- <text:s/>interferon-induced protein with tetratricopeptide repeats 3, IL15 <text:s/>- <text:s/>interleukin 15, BIRC2 <text:s/>- <text:s/>baculoviral iap repeat containing 2, PDE5A <text:s/>- <text:s/>phosphodiesterase 5a, cgmp-specific, CDH3 <text:s/>- <text:s/>cadherin 3, type 1, p-cadherin (placental), FLT3LG <text:s/>- <text:s/>fms-related tyrosine kinase 3 ligand, FBXW7 <text:s/>- <text:s/>f-box and wd repeat domain containing 7, e3 ubiquitin protein ligase, CD274 <text:s/>- <text:s/>cd274 molecule, KDM2B <text:s/>- <text:s/>lysine (k)-specific demethylase 2b, HLX <text:s/>- <text:s/>h2.0-like homeobox, IL23A <text:s/>- <text:s/>interleukin 23, alpha subunit p19, NRP1 <text:s/>- <text:s/>neuropilin 1, INHBA <text:s/>- <text:s/>inhibin, beta a, OSM <text:s/>- <text:s/>oncostatin m, CD74 <text:s/>- <text:s/>cd74 molecule, major histocompatibility complex, class ii invariant chain, IDO1 <text:s/>- <text:s/>indoleamine 2,3-dioxygenase 1, LZTS2 <text:s/>- <text:s/>leucine zipper, putative tumor suppressor 2, NDFIP1 <text:s/>- <text:s/>nedd4 family interacting protein 1, ATF3 <text:s/>- <text:s/>activating transcription factor 3, HMGN5 <text:s/>- <text:s/>high mobility group nucleosome binding domain 5, HDAC4 <text:s/>- <text:s/>histone deacetylase 4, GRAP2 <text:s/>- <text:s/>grb2-related adaptor protein 2, MYOG <text:s/>- <text:s/>myogenin (myogenic factor 4), TBX19 <text:s/>- <text:s/>t-box 19, BLK <text:s/>- <text:s/>b lymphoid tyrosine kinase, HIPK1 <text:s/>- <text:s/>homeodomain interacting protein kinase 1, IL2 <text:s/>- <text:s/>interleukin 2, HPSE2 <text:s/>- <text:s/>heparanase 2, CFLAR <text:s/>- <text:s/>casp8 and fadd-like apoptosis regulator, FOXF1 <text:s/>- <text:s/>forkhead box f1, FOXG1 <text:s/>- <text:s/>forkhead box g1, STYK1 <text:s/>- <text:s/>serine/threonine/tyrosine kinase 1, SOS1 <text:s/>- <text:s/>son of sevenless homolog 1 (drosophila), HGF <text:s/>- <text:s/>hepatocyte growth factor (hepapoietin a; scatter factor), CD27 <text:s/>- <text:s/>cd27 molecule, MSX1 <text:s/>- <text:s/>msh homeobox 1, WARS <text:s/>- <text:s/>tryptophanyl-trna synthetase, IL7 <text:s/>- <text:s/>interleukin 7, STK4 <text:s/>- <text:s/>serine/threonine kinase 4, CD80 <text:s/>- <text:s/>cd80 molecule, TFAP2D <text:s/>- <text:s/>transcription factor ap-2 delta (activating enhancer binding protein 2 delta), PITX2 <text:s/>- <text:s/>paired-like homeodomain 2, PROK2 <text:s/>- <text:s/>prokineticin 2, BAK1 <text:s/>- <text:s/>bcl2-antagonist/killer 1, EREG <text:s/>- <text:s/>epiregulin, TFAP2A <text:s/>- <text:s/>transcription factor ap-2 alpha (activating enhancer binding protein 2 alpha), PDGFRB <text:s/>- <text:s/>platelet-derived growth factor receptor, beta polypeptide, TNMD <text:s/>- <text:s/>tenomodulin, STAT5A <text:s/>- <text:s/>signal transducer and activator of transcription 5a, STAT6 <text:s/>- <text:s/>signal transducer and activator of transcription 6, interleukin-4 induced, NFIB <text:s/>- <text:s/>nuclear factor i/b, FGF1 <text:s/>- <text:s/>fibroblast growth factor 1 (acidic), ADAM10 <text:s/>- <text:s/>adam metallopeptidase domain 10, TNFSF4 <text:s/>- <text:s/>tumor necrosis factor (ligand) superfamily, member 4, MYB <text:s/>- <text:s/>v-myb avian myeloblastosis viral oncogene homolog, PPARGC1A <text:s/>- <text:s/>peroxisome proliferator-activated receptor gamma, coactivator 1 alpha, RARRES3 <text:s/>- <text:s/>retinoic acid receptor responder (tazarotene induced) 3, ESR1 <text:s/>- <text:s/>estrogen receptor 1, TNFSF13B <text:s/>- <text:s/>tumor necrosis factor (ligand) superfamily, member 13b, CASK <text:s/>- <text:s/>calcium/calmodulin-dependent serine protein kinase (maguk family), EFNB1 <text:s/>- <text:s/>ephrin-b1, EIF2AK2 <text:s/>- <text:s/>eukaryotic translation initiation factor 2-alpha kinase 2, HOXA3 <text:s/>- <text:s/>homeobox a3, ITGB1 <text:s/>- <text:s/>integrin, beta 1 (fibronectin receptor, beta polypeptide, antigen cd29 includes mdf2, msk12), HEY2 <text:s/>- <text:s/>hairy/enhancer-of-split related with yrpw motif 2, SIX1 <text:s/>- <text:s/>six homeobox 1, MAP3K5 <text:s/>- <text:s/>mitogen-activated protein kinase kinase kinase 5, PTK2 <text:s/>- <text:s/>protein tyrosine kinase 2, CNTFR <text:s/>- <text:s/>ciliary neurotrophic factor receptor, ROBO1 <text:s/>- <text:s/>roundabout, axon guidance receptor, homolog 1 (drosophila), RUNX3 <text:s/>- <text:s/>runt-related transcription factor 3, CDK6 <text:s/>- <text:s/>cyclin-dependent kinase 6, TBX5 <text:s/>- <text:s/>t-box 5, GATA6 <text:s/>- <text:s/>gata binding protein 6, SPRY1 <text:s/>- <text:s/>sprouty homolog 1, antagonist of fgf signaling (drosophila), CXCL10 <text:s/>- <text:s/>chemokine (c-x-c motif) ligand 10, SMARCA2 <text:s/>- <text:s/>swi/snf related, matrix associated, actin dependent regulator of chromatin, subfamily a, member 2, PHF14 <text:s/>- <text:s/>phd finger protein 14, TCF7L2 <text:s/>- <text:s/>transcription factor 7-like 2 (t-cell specific, hmg-box), PDE1A <text:s/>- <text:s/>phosphodiesterase 1a, calmodulin-dependent, YES1 <text:s/>- <text:s/>v-yes-1 yamaguchi sarcoma viral oncogene homolog 1, BCL2 <text:s/>- <text:s/>b-cell cll/lymphoma 2, THBS1 <text:s/>- <text:s/>thrombospondin 1, PARP10 <text:s/>- <text:s/>poly (adp-ribose) polymerase family, member 10, TIAL1 <text:s/>- <text:s/>tia1 cytotoxic granule-associated rna binding protein-like 1, NAMPT <text:s/>- <text:s/>nicotinamide phosphoribosyltransferase, IL27 <text:s/>- <text:s/>interleukin 27, ERBB4 <text:s/>- <text:s/>v-erb-b2 avian erythroblastic leukemia viral oncogene homolog 4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negative regulation of macromolecule metabolic process</text:p>
          </table:table-cell>
          <table:table-cell office:value-type="float" office:value="0.00000151" calcext:value-type="float">
            <text:p>0.0000015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1931" calcext:value-type="float">
            <text:p>1931</text:p>
          </table:table-cell>
          <table:table-cell office:value-type="float" office:value="634" calcext:value-type="float">
            <text:p>6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BIRC2 <text:s/>- <text:s/>baculoviral iap repeat containing 2, PAX9 <text:s/>- <text:s/>paired box 9, RFX3 <text:s/>- <text:s/>regulatory factor x, 3 (influences hla class ii expression), ATAD2B <text:s/>- <text:s/>atpase family, aaa domain containing 2b, ELK4 <text:s/>- <text:s/>elk4, ets-domain protein (srf accessory protein 1), SET <text:s/>- <text:s/>set nuclear oncogene, NR6A1 <text:s/>- <text:s/>nuclear receptor subfamily 6, group a, member 1, INHBA <text:s/>- <text:s/>inhibin, beta a, BST2 <text:s/>- <text:s/>bone marrow stromal cell antigen 2, ERP29 <text:s/>- <text:s/>endoplasmic reticulum protein 29, TRPS1 <text:s/>- <text:s/>trichorhinophalangeal syndrome i, LMO3 <text:s/>- <text:s/>lim domain only 3 (rhombotin-like 2), RSF1 <text:s/>- <text:s/>remodeling and spacing factor 1, SFMBT2 <text:s/>- <text:s/>scm-like with four mbt domains 2, BCL11A <text:s/>- <text:s/>b-cell cll/lymphoma 11a (zinc finger protein), NDFIP1 <text:s/>- <text:s/>nedd4 family interacting protein 1, ASH1L <text:s/>- <text:s/>ash1 (absent, small, or homeotic)-like (drosophila), PSMA3 <text:s/>- <text:s/>proteasome (prosome, macropain) subunit, alpha type, 3, PSMB10 <text:s/>- <text:s/>proteasome (prosome, macropain) subunit, beta type, 10, FMN2 <text:s/>- <text:s/>formin 2, IL2 <text:s/>- <text:s/>interleukin 2, PA2G4 <text:s/>- <text:s/>proliferation-associated 2g4, 38kda, TRIM6 <text:s/>- <text:s/>tripartite motif containing 6, FOXF1 <text:s/>- <text:s/>forkhead box f1, FOXG1 <text:s/>- <text:s/>forkhead box g1, TSHZ1 <text:s/>- <text:s/>teashirt zinc finger homeobox 1, CD27 <text:s/>- <text:s/>cd27 molecule, CBX4 <text:s/>- <text:s/>chromobox homolog 4, RGS3 <text:s/>- <text:s/>regulator of g-protein signaling 3, SMG7 <text:s/>- <text:s/>smg7 nonsense mediated mrna decay factor, TRIM22 <text:s/>- <text:s/>tripartite motif containing 22, PSMD14 <text:s/>- <text:s/>proteasome (prosome, macropain) 26s subunit, non-atpase, 14, ZNF366 <text:s/>- <text:s/>zinc finger protein 366, ATXN1 <text:s/>- <text:s/>ataxin 1, GLIS1 <text:s/>- <text:s/>glis family zinc finger 1, ADAR <text:s/>- <text:s/>adenosine deaminase, rna-specific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UPF2 <text:s/>- <text:s/>upf2 regulator of nonsense transcripts homolog (yeast), CEBPD <text:s/>- <text:s/>ccaat/enhancer binding protein (c/ebp), delta, CTDSP2 <text:s/>- <text:s/>ctd (carboxy-terminal domain, rna polymerase ii, polypeptide a) small phosphatase 2, HELT <text:s/>- <text:s/>helt bhlh transcription factor, UBR5 <text:s/>- <text:s/>ubiquitin protein ligase e3 component n-recognin 5, TBX15 <text:s/>- <text:s/>t-box 15, TNRC18 <text:s/>- <text:s/>trinucleotide repeat containing 18, SPRY1 <text:s/>- <text:s/>sprouty homolog 1, antagonist of fgf signaling (drosophila), ZEB2 <text:s/>- <text:s/>zinc finger e-box binding homeobox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IRF7 <text:s/>- <text:s/>interferon regulatory factor 7, PDE4D <text:s/>- <text:s/>phosphodiesterase 4d, camp-specific, OPTN <text:s/>- <text:s/>optineurin, KDM4C <text:s/>- <text:s/>lysine (k)-specific demethylase 4c, PTPRR <text:s/>- <text:s/>protein tyrosine phosphatase, receptor type, r, SOCS1 <text:s/>- <text:s/>suppressor of cytokine signaling 1, FBXW7 <text:s/>- <text:s/>f-box and wd repeat domain containing 7, e3 ubiquitin protein ligase, KDM2B <text:s/>- <text:s/>lysine (k)-specific demethylase 2b, ETV7 <text:s/>- <text:s/>ets variant 7, TLE4 <text:s/>- <text:s/>transducin-like enhancer of split 4 (e(sp1) homolog, drosophila), FST <text:s/>- <text:s/>follistatin, NMI <text:s/>- <text:s/>n-myc (and stat) interactor, ATF3 <text:s/>- <text:s/>activating transcription factor 3, ID3 <text:s/>- <text:s/>inhibitor of dna binding 3, dominant negative helix-loop-helix protein, HDAC4 <text:s/>- <text:s/>histone deacetylase 4, NUP43 <text:s/>- <text:s/>nucleoporin 43kda, DUSP5 <text:s/>- <text:s/>dual specificity phosphatase 5, PPP2R2A <text:s/>- <text:s/>protein phosphatase 2, regulatory subunit b, alpha, NFIX <text:s/>- <text:s/>nuclear factor i/x (ccaat-binding transcription factor), ZBTB18 <text:s/>- <text:s/>zinc finger and btb domain containing 18, HGF <text:s/>- <text:s/>hepatocyte growth factor (hepapoietin a; scatter factor), FOXK1 <text:s/>- <text:s/>forkhead box k1, MSX1 <text:s/>- <text:s/>msh homeobox 1, HDAC9 <text:s/>- <text:s/>histone deacetylase 9, WARS <text:s/>- <text:s/>tryptophanyl-trna synthetase, SOCS7 <text:s/>- <text:s/>suppressor of cytokine signaling 7, CITED2 <text:s/>- <text:s/>cbp/p300-interacting transactivator, with glu/asp-rich carboxy-terminal domain, 2, SAMSN1 <text:s/>- <text:s/>sam domain, sh3 domain and nuclear localization signals 1, MTF2 <text:s/>- <text:s/>metal response element binding transcription factor 2, BAK1 <text:s/>- <text:s/>bcl2-antagonist/killer 1, DLG4 <text:s/>- <text:s/>discs, large homolog 4 (drosophila), HOXB3 <text:s/>- <text:s/>homeobox b3, EREG <text:s/>- <text:s/>epiregulin, CLTC <text:s/>- <text:s/>clathrin, heavy chain (hc), TFAP2A <text:s/>- <text:s/>transcription factor ap-2 alpha (activating enhancer binding protein 2 alpha), STAT6 <text:s/>- <text:s/>signal transducer and activator of transcription 6, interleukin-4 induced, CPEB4 <text:s/>- <text:s/>cytoplasmic polyadenylation element binding protein 4, NFIB <text:s/>- <text:s/>nuclear factor i/b, IKZF2 <text:s/>- <text:s/>ikaros family zinc finger 2 (helios), TNFSF4 <text:s/>- <text:s/>tumor necrosis factor (ligand) superfamily, member 4, ISG15 <text:s/>- <text:s/>isg15 ubiquitin-like modifier, BTAF1 <text:s/>- <text:s/>btaf1 rna polymerase ii, b-tfiid transcription factor-associated, 170kda, NFATC3 <text:s/>- <text:s/>nuclear factor of activated t-cells, cytoplasmic, calcineurin-dependent 3, ESR1 <text:s/>- <text:s/>estrogen receptor 1, HOXA2 <text:s/>- <text:s/>homeobox a2, EIF2AK2 <text:s/>- <text:s/>eukaryotic translation initiation factor 2-alpha kinase 2, SIX1 <text:s/>- <text:s/>six homeobox 1, FNIP1 <text:s/>- <text:s/>folliculin interacting protein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FBXO7 <text:s/>- <text:s/>f-box protein 7, SERPINB13 <text:s/>- <text:s/>serpin peptidase inhibitor, clade b (ovalbumin), member 13, SMARCA5 <text:s/>- <text:s/>swi/snf related, matrix associated, actin dependent regulator of chromatin, subfamily a, member 5, GATA6 <text:s/>- <text:s/>gata binding protein 6, PRDM16 <text:s/>- <text:s/>pr domain containing 16, WIBG <text:s/>- <text:s/>within bgcn homolog (drosophila), MBIP <text:s/>- <text:s/>map3k12 binding inhibitory protein 1, HNRNPC <text:s/>- <text:s/>heterogeneous nuclear ribonucleoprotein c (c1/c2), HDAC7 <text:s/>- <text:s/>histone deacetylase 7, STAG2 <text:s/>- <text:s/>stromal antigen 2, TRIM21 <text:s/>- <text:s/>tripartite motif containing 21, N4BP1 <text:s/>- <text:s/>nedd4 binding protein 1, RUNX1T1 <text:s/>- <text:s/>runt-related transcription factor 1; translocated to, 1 (cyclin d-related), FOXQ1 <text:s/>- <text:s/>forkhead box q1, PHF14 <text:s/>- <text:s/>phd finger protein 14, NEDD4 <text:s/>- <text:s/>neural precursor cell expressed, developmentally down-regulated 4, e3 ubiquitin protein ligase, TLK2 <text:s/>- <text:s/>tousled-like kinase 2, LRRC4C <text:s/>- <text:s/>leucine rich repeat containing 4c, TNFAIP8 <text:s/>- <text:s/>tumor necrosis factor, alpha-induced protein 8, THBS1 <text:s/>- <text:s/>thrombospondin 1, PARP10 <text:s/>- <text:s/>poly (adp-ribose) polymerase family, member 10, CCND1 <text:s/>- <text:s/>cyclin d1, BACE2 <text:s/>- <text:s/>beta-site app-cleaving enzyme 2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0153" calcext:value-type="float">
            <text:p>0.0000015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.43" calcext:value-type="float">
            <text:p>1.43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634" calcext:value-type="float">
            <text:p>6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KMO <text:s/>- <text:s/>kynurenine 3-monooxygenase (kynurenine 3-hydroxylase), HELT <text:s/>- <text:s/>helt bhlh transcription factor, TBX15 <text:s/>- <text:s/>t-box 15, TBX5 <text:s/>- <text:s/>t-box 5, SRRM1 <text:s/>- <text:s/>serine/arginine repetitive matrix 1, ZEB2 <text:s/>- <text:s/>zinc finger e-box binding homeobox 2, PANK1 <text:s/>- <text:s/>pantothenate kinase 1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ZIC1 <text:s/>- <text:s/>zic family member 1, HNF4G <text:s/>- <text:s/>hepatocyte nuclear factor 4, gamma, MED15 <text:s/>- <text:s/>mediator complex subunit 15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PARP10 <text:s/>- <text:s/>poly (adp-ribose) polymerase family, member 10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response to external biotic stimulus</text:p>
          </table:table-cell>
          <table:table-cell office:value-type="float" office:value="0.00000169" calcext:value-type="float">
            <text:p>0.00000169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2.07" calcext:value-type="float">
            <text:p>2.07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634" calcext:value-type="float">
            <text:p>6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DHX58 <text:s/>- <text:s/>dexh (asp-glu-x-his) box polypeptide 58, IRF9 <text:s/>- <text:s/>interferon regulatory factor 9, BAK1 <text:s/>- <text:s/>bcl2-antagonist/killer 1, LGALS8 <text:s/>- <text:s/>lectin, galactoside-binding, soluble, 8, ISG20 <text:s/>- <text:s/>interferon stimulated exonuclease gene 20kda, NLRC5 <text:s/>- <text:s/>nlr family, card domain containing 5, DDX60 <text:s/>- <text:s/>dead (asp-glu-ala-asp) box polypeptide 60, CDK19 <text:s/>- <text:s/>cyclin-dependent kinase 19, B2M <text:s/>- <text:s/>beta-2-microglobulin, CD96 <text:s/>- <text:s/>cd96 molecule, NOD1 <text:s/>- <text:s/>nucleotide-binding oligomerization domain containing 1, IL23A <text:s/>- <text:s/>interleukin 23, alpha subunit p19, ADAR <text:s/>- <text:s/>adenosine deaminase, rna-specific, PTGER4 <text:s/>- <text:s/>prostaglandin e receptor 4 (subtype ep4), BST2 <text:s/>- <text:s/>bone marrow stromal cell antigen 2, TNFSF4 <text:s/>- <text:s/>tumor necrosis factor (ligand) superfamily, member 4, PPARGC1A <text:s/>- <text:s/>peroxisome proliferator-activated receptor gamma, coactivator 1 alpha, ISG15 <text:s/>- <text:s/>isg15 ubiquitin-like modifier, TBX21 <text:s/>- <text:s/>t-box 21, FGA <text:s/>- <text:s/>fibrinogen alpha chain, IDO1 <text:s/>- <text:s/>indoleamine 2,3-dioxygenase 1, RNASEL <text:s/>- <text:s/>ribonuclease l (2',5'-oligoisoadenylate synthetase-dependent), EIF2AK2 <text:s/>- <text:s/>eukaryotic translation initiation factor 2-alpha kinase 2, IFNB1 <text:s/>- <text:s/>interferon, beta 1, fibroblast, TRIM5 <text:s/>- <text:s/>tripartite motif containing 5, CDK6 <text:s/>- <text:s/>cyclin-dependent kinase 6, RSAD2 <text:s/>- <text:s/>radical s-adenosyl methionine domain containing 2, IL22RA1 <text:s/>- <text:s/>interleukin 22 receptor, alpha 1, TLR7 <text:s/>- <text:s/>toll-like receptor 7, CXCL10 <text:s/>- <text:s/>chemokine (c-x-c motif) ligand 10, TRIM6 <text:s/>- <text:s/>tripartite motif containing 6, CD27 <text:s/>- <text:s/>cd27 molecule, GSDMD <text:s/>- <text:s/>gasdermin d, IRF7 <text:s/>- <text:s/>interferon regulatory factor 7, BCL2 <text:s/>- <text:s/>b-cell cll/lymphoma 2, IL27 <text:s/>- <text:s/>interleukin 27, IFI44 <text:s/>- <text:s/>interferon-induced protein 44, PDE4D <text:s/>- <text:s/>phosphodiesterase 4d, camp-specific, TNFSF8 <text:s/>- <text:s/>tumor necrosis factor (ligand) superfamily, member 8, TRIM22 <text:s/>- <text:s/>tripartite motif containing 22, BATF2 <text:s/>- <text:s/>basic leucine zipper transcription factor, atf-like 2, OPTN <text:s/>- <text:s/>optineurin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negative regulation of transcription, DNA-templated</text:p>
          </table:table-cell>
          <table:table-cell office:value-type="float" office:value="0.00000183" calcext:value-type="float">
            <text:p>0.00000183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1.76" calcext:value-type="float">
            <text:p>1.76</text:p>
          </table:table-cell>
          <table:table-cell office:value-type="float" office:value="13954" calcext:value-type="float">
            <text:p>13954</text:p>
          </table:table-cell>
          <table:table-cell office:value-type="float" office:value="886" calcext:value-type="float">
            <text:p>886</text:p>
          </table:table-cell>
          <table:table-cell office:value-type="float" office:value="634" calcext:value-type="float">
            <text:p>6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PAX9 <text:s/>- <text:s/>paired box 9, RFX3 <text:s/>- <text:s/>regulatory factor x, 3 (influences hla class ii expression), ATAD2B <text:s/>- <text:s/>atpase family, aaa domain containing 2b, KDM2B <text:s/>- <text:s/>lysine (k)-specific demethylase 2b, ETV7 <text:s/>- <text:s/>ets variant 7, ELK4 <text:s/>- <text:s/>elk4, ets-domain protein (srf accessory protein 1)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STAT6 <text:s/>- <text:s/>signal transducer and activator of transcription 6, interleukin-4 induced, GLIS1 <text:s/>- <text:s/>glis family zinc finger 1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HEY2 <text:s/>- <text:s/>hairy/enhancer-of-split related with yrpw motif 2, FNIP1 <text:s/>- <text:s/>folliculin interacting protein 1, CEBPD <text:s/>- <text:s/>ccaat/enhancer binding protein (c/ebp), delta, SIX1 <text:s/>- <text:s/>six homeobox 1, ZFPM1 <text:s/>- <text:s/>zinc finger protein, fog family member 1, SIM2 <text:s/>- <text:s/>single-minded homolog 2 (drosophila), HELT <text:s/>- <text:s/>helt bhlh transcription factor, RUNX3 <text:s/>- <text:s/>runt-related transcription factor 3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DAC7 <text:s/>- <text:s/>histone deacetylase 7, ZEB2 <text:s/>- <text:s/>zinc finger e-box binding homeobox 2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80</text:p>
          </table:table-cell>
          <table:table-cell office:value-type="string" calcext:value-type="string">
            <text:p>regulation of T cell differentiation</text:p>
          </table:table-cell>
          <table:table-cell office:value-type="float" office:value="0.00000219" calcext:value-type="float">
            <text:p>0.00000219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3.96" calcext:value-type="float">
            <text:p>3.96</text:p>
          </table:table-cell>
          <table:table-cell office:value-type="float" office:value="13954" calcext:value-type="float">
            <text:p>13954</text:p>
          </table:table-cell>
          <table:table-cell office:value-type="float" office:value="89" calcext:value-type="float">
            <text:p>89</text:p>
          </table:table-cell>
          <table:table-cell office:value-type="float" office:value="634" calcext:value-type="float">
            <text:p>6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IL15 <text:s/>- <text:s/>interleukin 15, IL2 <text:s/>- <text:s/>interleukin 2, SOCS1 <text:s/>- <text:s/>suppressor of cytokine signaling 1, HLX <text:s/>- <text:s/>h2.0-like homeobox, CYP26B1 <text:s/>- <text:s/>cytochrome p450, family 26, subfamily b, polypeptide 1, IL23A <text:s/>- <text:s/>interleukin 23, alpha subunit p19, SOS1 <text:s/>- <text:s/>son of sevenless homolog 1 (drosophila), CD27 <text:s/>- <text:s/>cd27 molecule, MYB <text:s/>- <text:s/>v-myb avian myeloblastosis viral oncogene homolog, TNFSF4 <text:s/>- <text:s/>tumor necrosis factor (ligand) superfamily, member 4, CD74 <text:s/>- <text:s/>cd74 molecule, major histocompatibility complex, class ii invariant chain, IL27 <text:s/>- <text:s/>interleukin 27, IL7 <text:s/>- <text:s/>interleukin 7, CYLD <text:s/>- <text:s/>cylindromatosis (turban tumor syndrome), IFNB1 <text:s/>- <text:s/>interferon, beta 1, fibroblast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634" calcext:value-type="float">
            <text:p>6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PAX9 <text:s/>- <text:s/>paired box 9, RFX3 <text:s/>- <text:s/>regulatory factor x, 3 (influences hla class ii expression), ATAD2B <text:s/>- <text:s/>atpase family, aaa domain containing 2b, KDM2B <text:s/>- <text:s/>lysine (k)-specific demethylase 2b, ETV7 <text:s/>- <text:s/>ets variant 7, ELK4 <text:s/>- <text:s/>elk4, ets-domain protein (srf accessory protein 1)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HEY2 <text:s/>- <text:s/>hairy/enhancer-of-split related with yrpw motif 2, FNIP1 <text:s/>- <text:s/>folliculin interacting protein 1, CEBPD <text:s/>- <text:s/>ccaat/enhancer binding protein (c/ebp), delta, SIX1 <text:s/>- <text:s/>six homeobox 1, ZFPM1 <text:s/>- <text:s/>zinc finger protein, fog family member 1, SIM2 <text:s/>- <text:s/>single-minded homolog 2 (drosophila), HELT <text:s/>- <text:s/>helt bhlh transcription factor, RUNX3 <text:s/>- <text:s/>runt-related transcription factor 3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DAC7 <text:s/>- <text:s/>histone deacetylase 7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0234" calcext:value-type="float">
            <text:p>0.00000234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634" calcext:value-type="float">
            <text:p>6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IDO1 <text:s/>- <text:s/>indoleamine 2,3-dioxygenase 1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KMO <text:s/>- <text:s/>kynurenine 3-monooxygenase (kynurenine 3-hydroxylase), HELT <text:s/>- <text:s/>helt bhlh transcription factor, TBX15 <text:s/>- <text:s/>t-box 15, TBX5 <text:s/>- <text:s/>t-box 5, SRRM1 <text:s/>- <text:s/>serine/arginine repetitive matrix 1, ZEB2 <text:s/>- <text:s/>zinc finger e-box binding homeobox 2, PANK1 <text:s/>- <text:s/>pantothenate kinase 1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ZIC1 <text:s/>- <text:s/>zic family member 1, HNF4G <text:s/>- <text:s/>hepatocyte nuclear factor 4, gamma, MED15 <text:s/>- <text:s/>mediator complex subunit 15, GATA6 <text:s/>- <text:s/>gata binding protein 6, PRDM16 <text:s/>- <text:s/>pr domain containing 16, MBIP <text:s/>- <text:s/>map3k12 binding inhibitory protein 1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PARP10 <text:s/>- <text:s/>poly (adp-ribose) polymerase family, member 10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0</text:p>
          </table:table-cell>
          <table:table-cell office:value-type="string" calcext:value-type="string">
            <text:p>regulation of multi-organism process</text:p>
          </table:table-cell>
          <table:table-cell office:value-type="float" office:value="0.00000235" calcext:value-type="float">
            <text:p>0.00000235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2.46" calcext:value-type="float">
            <text:p>2.46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634" calcext:value-type="float">
            <text:p>6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IL15 <text:s/>- <text:s/>interleukin 15, BIRC2 <text:s/>- <text:s/>baculoviral iap repeat containing 2, PDE5A <text:s/>- <text:s/>phosphodiesterase 5a, cgmp-specific, DDX60 <text:s/>- <text:s/>dead (asp-glu-ala-asp) box polypeptide 60, ISG20 <text:s/>- <text:s/>interferon stimulated exonuclease gene 20kda, B2M <text:s/>- <text:s/>beta-2-microglobulin, GLRA1 <text:s/>- <text:s/>glycine receptor, alpha 1, IL23A <text:s/>- <text:s/>interleukin 23, alpha subunit p19, NOD1 <text:s/>- <text:s/>nucleotide-binding oligomerization domain containing 1, ADAR <text:s/>- <text:s/>adenosine deaminase, rna-specific, INHBA <text:s/>- <text:s/>inhibin, beta a, BST2 <text:s/>- <text:s/>bone marrow stromal cell antigen 2, ELMO1 <text:s/>- <text:s/>engulfment and cell motility 1, CD74 <text:s/>- <text:s/>cd74 molecule, major histocompatibility complex, class ii invariant chain, ISG15 <text:s/>- <text:s/>isg15 ubiquitin-like modifier, RNASEL <text:s/>- <text:s/>ribonuclease l (2',5'-oligoisoadenylate synthetase-dependent), RSF1 <text:s/>- <text:s/>remodeling and spacing factor 1, LY86 <text:s/>- <text:s/>lymphocyte antigen 86, EIF2AK2 <text:s/>- <text:s/>eukaryotic translation initiation factor 2-alpha kinase 2, IFNB1 <text:s/>- <text:s/>interferon, beta 1, fibroblast, TRIM5 <text:s/>- <text:s/>tripartite motif containing 5, RSAD2 <text:s/>- <text:s/>radical s-adenosyl methionine domain containing 2, TRIM21 <text:s/>- <text:s/>tripartite motif containing 21, TRIM6 <text:s/>- <text:s/>tripartite motif containing 6, PKN2 <text:s/>- <text:s/>protein kinase n2, BCL2 <text:s/>- <text:s/>b-cell cll/lymphoma 2, STAU1 <text:s/>- <text:s/>staufen double-stranded rna binding protein 1, PARP10 <text:s/>- <text:s/>poly (adp-ribose) polymerase family, member 10, IL27 <text:s/>- <text:s/>interleukin 27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0236" calcext:value-type="float">
            <text:p>0.00000236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1.67" calcext:value-type="float">
            <text:p>1.67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634" calcext:value-type="float">
            <text:p>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NDFIP1 <text:s/>- <text:s/>nedd4 family interacting protein 1, ATF3 <text:s/>- <text:s/>activating transcription factor 3, ID3 <text:s/>- <text:s/>inhibitor of dna binding 3, dominant negative helix-loop-helix protein, HDAC4 <text:s/>- <text:s/>histone deacetylase 4, MYOG <text:s/>- <text:s/>myogenin (myogenic factor 4)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PPARGC1A <text:s/>- <text:s/>peroxisome proliferator-activated receptor gamma, coactivator 1 alpha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HEY2 <text:s/>- <text:s/>hairy/enhancer-of-split related with yrpw motif 2, FNIP1 <text:s/>- <text:s/>folliculin interacting protein 1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UBR5 <text:s/>- <text:s/>ubiquitin protein ligase e3 component n-recognin 5, TBX15 <text:s/>- <text:s/>t-box 15, SMARCA5 <text:s/>- <text:s/>swi/snf related, matrix associated, actin dependent regulator of chromatin, subfamily a, member 5, GATA6 <text:s/>- <text:s/>gata binding protein 6, AKAP6 <text:s/>- <text:s/>a kinase (prka) anchor protein 6, PRDM16 <text:s/>- <text:s/>pr domain containing 16, TNRC18 <text:s/>- <text:s/>trinucleotide repeat containing 18, HNRNPC <text:s/>- <text:s/>heterogeneous nuclear ribonucleoprotein c (c1/c2), HDAC7 <text:s/>- <text:s/>histone deacetylase 7, STAG2 <text:s/>- <text:s/>stromal antigen 2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LRPPRC <text:s/>- <text:s/>leucine-rich pentatricopeptide repeat containing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024" calcext:value-type="float">
            <text:p>0.0000024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634" calcext:value-type="float">
            <text:p>6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IDO1 <text:s/>- <text:s/>indoleamine 2,3-dioxygenase 1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ZEB2 <text:s/>- <text:s/>zinc finger e-box binding homeobox 2, PANK1 <text:s/>- <text:s/>pantothenate kinase 1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PARP10 <text:s/>- <text:s/>poly (adp-ribose) polymerase family, member 10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78</text:p>
          </table:table-cell>
          <table:table-cell office:value-type="string" calcext:value-type="string">
            <text:p>positive regulation of immune response</text:p>
          </table:table-cell>
          <table:table-cell office:value-type="float" office:value="0.00000256" calcext:value-type="float">
            <text:p>0.00000256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416" calcext:value-type="float">
            <text:p>416</text:p>
          </table:table-cell>
          <table:table-cell office:value-type="float" office:value="634" calcext:value-type="float">
            <text:p>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PSMD14 <text:s/>- <text:s/>proteasome (prosome, macropain) 26s subunit, non-atpase, 14, DHX58 <text:s/>- <text:s/>dexh (asp-glu-x-his) box polypeptide 58, VAV3 <text:s/>- <text:s/>vav 3 guanine nucleotide exchange factor, IL15 <text:s/>- <text:s/>interleukin 15, BIRC2 <text:s/>- <text:s/>baculoviral iap repeat containing 2, EREG <text:s/>- <text:s/>epiregulin, NLRC5 <text:s/>- <text:s/>nlr family, card domain containing 5, DDX60 <text:s/>- <text:s/>dead (asp-glu-ala-asp) box polypeptide 60, HLX <text:s/>- <text:s/>h2.0-like homeobox, B2M <text:s/>- <text:s/>beta-2-microglobulin, STAT6 <text:s/>- <text:s/>signal transducer and activator of transcription 6, interleukin-4 induced, IL23A <text:s/>- <text:s/>interleukin 23, alpha subunit p19, NOD1 <text:s/>- <text:s/>nucleotide-binding oligomerization domain containing 1, ELMO1 <text:s/>- <text:s/>engulfment and cell motility 1, CD74 <text:s/>- <text:s/>cd74 molecule, major histocompatibility complex, class ii invariant chain, TNFSF4 <text:s/>- <text:s/>tumor necrosis factor (ligand) superfamily, member 4, MYB <text:s/>- <text:s/>v-myb avian myeloblastosis viral oncogene homolog, TBX21 <text:s/>- <text:s/>t-box 21, FGA <text:s/>- <text:s/>fibrinogen alpha chain, IDO1 <text:s/>- <text:s/>indoleamine 2,3-dioxygenase 1, TNFSF13B <text:s/>- <text:s/>tumor necrosis factor (ligand) superfamily, member 13b, GBP5 <text:s/>- <text:s/>guanylate binding protein 5, PIK3AP1 <text:s/>- <text:s/>phosphoinositide-3-kinase adaptor protein 1, IFNB1 <text:s/>- <text:s/>interferon, beta 1, fibroblast, PTK2 <text:s/>- <text:s/>protein tyrosine kinase 2, TRIM5 <text:s/>- <text:s/>tripartite motif containing 5, TAB2 <text:s/>- <text:s/>tgf-beta activated kinase 1/map3k7 binding protein 2, RSAD2 <text:s/>- <text:s/>radical s-adenosyl methionine domain containing 2, GRAP2 <text:s/>- <text:s/>grb2-related adaptor protein 2, TLR7 <text:s/>- <text:s/>toll-like receptor 7, PSMA3 <text:s/>- <text:s/>proteasome (prosome, macropain) subunit, alpha type, 3, PSMB10 <text:s/>- <text:s/>proteasome (prosome, macropain) subunit, beta type, 10, IL2 <text:s/>- <text:s/>interleukin 2, BLK <text:s/>- <text:s/>b lymphoid tyrosine kinase, TRIM6 <text:s/>- <text:s/>tripartite motif containing 6, YES1 <text:s/>- <text:s/>v-yes-1 yamaguchi sarcoma viral oncogene homolog 1, IRF7 <text:s/>- <text:s/>interferon regulatory factor 7, BCL2 <text:s/>- <text:s/>b-cell cll/lymphoma 2, PDE4D <text:s/>- <text:s/>phosphodiesterase 4d, camp-specific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4</text:p>
          </table:table-cell>
          <table:table-cell office:value-type="string" calcext:value-type="string">
            <text:p>regulation of B cell activation</text:p>
          </table:table-cell>
          <table:table-cell office:value-type="float" office:value="0.00000262" calcext:value-type="float">
            <text:p>0.0000026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4.13" calcext:value-type="float">
            <text:p>4.13</text:p>
          </table:table-cell>
          <table:table-cell office:value-type="float" office:value="13954" calcext:value-type="float">
            <text:p>13954</text:p>
          </table:table-cell>
          <table:table-cell office:value-type="float" office:value="80" calcext:value-type="float">
            <text:p>80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VAV3 <text:s/>- <text:s/>vav 3 guanine nucleotide exchange factor, SAMSN1 <text:s/>- <text:s/>sam domain, sh3 domain and nuclear localization signals 1, IL2 <text:s/>- <text:s/>interleukin 2, STAT6 <text:s/>- <text:s/>signal transducer and activator of transcription 6, interleukin-4 induced, ATP11C <text:s/>- <text:s/>atpase, class vi, type 11c, INHBA <text:s/>- <text:s/>inhibin, beta a, CD27 <text:s/>- <text:s/>cd27 molecule, CD74 <text:s/>- <text:s/>cd74 molecule, major histocompatibility complex, class ii invariant chain, TNFSF4 <text:s/>- <text:s/>tumor necrosis factor (ligand) superfamily, member 4, BCL2 <text:s/>- <text:s/>b-cell cll/lymphoma 2, TBX21 <text:s/>- <text:s/>t-box 21, TNFSF13B <text:s/>- <text:s/>tumor necrosis factor (ligand) superfamily, member 13b, IL7 <text:s/>- <text:s/>interleukin 7, NDFIP1 <text:s/>- <text:s/>nedd4 family interacting protein 1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41</text:p>
          </table:table-cell>
          <table:table-cell office:value-type="string" calcext:value-type="string">
            <text:p>regulation of cell death</text:p>
          </table:table-cell>
          <table:table-cell office:value-type="float" office:value="0.00000262" calcext:value-type="float">
            <text:p>0.0000026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205" calcext:value-type="float">
            <text:p>1205</text:p>
          </table:table-cell>
          <table:table-cell office:value-type="float" office:value="634" calcext:value-type="float">
            <text:p>6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IFIT2 <text:s/>- <text:s/>interferon-induced protein with tetratricopeptide repeats 2, BCL2L14 <text:s/>- <text:s/>bcl2-like 14 (apoptosis facilitator), VAV3 <text:s/>- <text:s/>vav 3 guanine nucleotide exchange factor, IFIT3 <text:s/>- <text:s/>interferon-induced protein with tetratricopeptide repeats 3, BIRC2 <text:s/>- <text:s/>baculoviral iap repeat containing 2, ZNF385A <text:s/>- <text:s/>zinc finger protein 385a, FLT3LG <text:s/>- <text:s/>fms-related tyrosine kinase 3 ligand, FBXW7 <text:s/>- <text:s/>f-box and wd repeat domain containing 7, e3 ubiquitin protein ligase, CDK19 <text:s/>- <text:s/>cyclin-dependent kinase 19, NCOA1 <text:s/>- <text:s/>nuclear receptor coactivator 1, CD274 <text:s/>- <text:s/>cd274 molecule, KDM2B <text:s/>- <text:s/>lysine (k)-specific demethylase 2b, SET <text:s/>- <text:s/>set nuclear oncogene, ARHGEF6 <text:s/>- <text:s/>rac/cdc42 guanine nucleotide exchange factor (gef) 6, NRP1 <text:s/>- <text:s/>neuropilin 1, INHBA <text:s/>- <text:s/>inhibin, beta a, OSM <text:s/>- <text:s/>oncostatin m, CD74 <text:s/>- <text:s/>cd74 molecule, major histocompatibility complex, class ii invariant chain, ERP29 <text:s/>- <text:s/>endoplasmic reticulum protein 29, IDO1 <text:s/>- <text:s/>indoleamine 2,3-dioxygenase 1, DCC <text:s/>- <text:s/>deleted in colorectal carcinoma, ATF3 <text:s/>- <text:s/>activating transcription factor 3, IFNB1 <text:s/>- <text:s/>interferon, beta 1, fibroblast, MAP3K11 <text:s/>- <text:s/>mitogen-activated protein kinase kinase kinase 11, HMGN5 <text:s/>- <text:s/>high mobility group nucleosome binding domain 5, ID3 <text:s/>- <text:s/>inhibitor of dna binding 3, dominant negative helix-loop-helix protein, HDAC4 <text:s/>- <text:s/>histone deacetylase 4, ZSWIM2 <text:s/>- <text:s/>zinc finger, swim-type containing 2, BDNF <text:s/>- <text:s/>brain-derived neurotrophic factor, FMN2 <text:s/>- <text:s/>formin 2, IL2 <text:s/>- <text:s/>interleukin 2, CFLAR <text:s/>- <text:s/>casp8 and fadd-like apoptosis regulator, SLC40A1 <text:s/>- <text:s/>solute carrier family 40 (iron-regulated transporter), member 1, PA2G4 <text:s/>- <text:s/>proliferation-associated 2g4, 38kda, SOS1 <text:s/>- <text:s/>son of sevenless homolog 1 (drosophila), HGF <text:s/>- <text:s/>hepatocyte growth factor (hepapoietin a; scatter factor), CD27 <text:s/>- <text:s/>cd27 molecule, CBX4 <text:s/>- <text:s/>chromobox homolog 4, MSX1 <text:s/>- <text:s/>msh homeobox 1, IL7 <text:s/>- <text:s/>interleukin 7, CYLD <text:s/>- <text:s/>cylindromatosis (turban tumor syndrome), CCL21 <text:s/>- <text:s/>chemokine (c-c motif) ligand 21, STK4 <text:s/>- <text:s/>serine/threonine kinase 4, CITED2 <text:s/>- <text:s/>cbp/p300-interacting transactivator, with glu/asp-rich carboxy-terminal domain, 2, TFAP2D <text:s/>- <text:s/>transcription factor ap-2 delta (activating enhancer binding protein 2 delta), PROK2 <text:s/>- <text:s/>prokineticin 2, ACTN1 <text:s/>- <text:s/>actinin, alpha 1, BAK1 <text:s/>- <text:s/>bcl2-antagonist/killer 1, EYA4 <text:s/>- <text:s/>eyes absent homolog 4 (drosophila), TFAP2A <text:s/>- <text:s/>transcription factor ap-2 alpha (activating enhancer binding protein 2 alpha), PDGFRB <text:s/>- <text:s/>platelet-derived growth factor receptor, beta polypeptide, ANP32B <text:s/>- <text:s/>acidic (leucine-rich) nuclear phosphoprotein 32 family, member b, CPEB4 <text:s/>- <text:s/>cytoplasmic polyadenylation element binding protein 4, ADAR <text:s/>- <text:s/>adenosine deaminase, rna-specific, NOD1 <text:s/>- <text:s/>nucleotide-binding oligomerization domain containing 1, NR4A2 <text:s/>- <text:s/>nuclear receptor subfamily 4, group a, member 2, MYB <text:s/>- <text:s/>v-myb avian myeloblastosis viral oncogene homolog, PPARGC1A <text:s/>- <text:s/>peroxisome proliferator-activated receptor gamma, coactivator 1 alpha, FGA <text:s/>- <text:s/>fibrinogen alpha chain, ESR1 <text:s/>- <text:s/>estrogen receptor 1, AAMDC <text:s/>- <text:s/>adipogenesis associated, mth938 domain containing, EIF2AK2 <text:s/>- <text:s/>eukaryotic translation initiation factor 2-alpha kinase 2, ITGB1 <text:s/>- <text:s/>integrin, beta 1 (fibronectin receptor, beta polypeptide, antigen cd29 includes mdf2, msk12), FNIP1 <text:s/>- <text:s/>folliculin interacting protein 1, HEY2 <text:s/>- <text:s/>hairy/enhancer-of-split related with yrpw motif 2, SIX1 <text:s/>- <text:s/>six homeobox 1, MAP3K5 <text:s/>- <text:s/>mitogen-activated protein kinase kinase kinase 5, PTK2 <text:s/>- <text:s/>protein tyrosine kinase 2, CNTFR <text:s/>- <text:s/>ciliary neurotrophic factor receptor, ROBO1 <text:s/>- <text:s/>roundabout, axon guidance receptor, homolog 1 (drosophila), FBXO7 <text:s/>- <text:s/>f-box protein 7, SERPINB13 <text:s/>- <text:s/>serpin peptidase inhibitor, clade b (ovalbumin), member 13, TNFSF15 <text:s/>- <text:s/>tumor necrosis factor (ligand) superfamily, member 15, TBX5 <text:s/>- <text:s/>t-box 5, GATA6 <text:s/>- <text:s/>gata binding protein 6, GRIK2 <text:s/>- <text:s/>glutamate receptor, ionotropic, kainate 2, SORT1 <text:s/>- <text:s/>sortilin 1, NCSTN <text:s/>- <text:s/>nicastrin, CTNNBL1 <text:s/>- <text:s/>catenin, beta like 1, RTKN <text:s/>- <text:s/>rhotekin, TCF7L2 <text:s/>- <text:s/>transcription factor 7-like 2 (t-cell specific, hmg-box), PDE1A <text:s/>- <text:s/>phosphodiesterase 1a, calmodulin-dependent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negative regulation of nucleic acid-templated transcription</text:p>
          </table:table-cell>
          <table:table-cell office:value-type="float" office:value="0.00000275" calcext:value-type="float">
            <text:p>0.0000027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1.74" calcext:value-type="float">
            <text:p>1.74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634" calcext:value-type="float">
            <text:p>6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PAX9 <text:s/>- <text:s/>paired box 9, RFX3 <text:s/>- <text:s/>regulatory factor x, 3 (influences hla class ii expression), ATAD2B <text:s/>- <text:s/>atpase family, aaa domain containing 2b, KDM2B <text:s/>- <text:s/>lysine (k)-specific demethylase 2b, ETV7 <text:s/>- <text:s/>ets variant 7, ELK4 <text:s/>- <text:s/>elk4, ets-domain protein (srf accessory protein 1)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STAT6 <text:s/>- <text:s/>signal transducer and activator of transcription 6, interleukin-4 induced, GLIS1 <text:s/>- <text:s/>glis family zinc finger 1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FNIP1 <text:s/>- <text:s/>folliculin interacting protein 1, HEY2 <text:s/>- <text:s/>hairy/enhancer-of-split related with yrpw motif 2, CEBPD <text:s/>- <text:s/>ccaat/enhancer binding protein (c/ebp), delta, SIX1 <text:s/>- <text:s/>six homeobox 1, ZFPM1 <text:s/>- <text:s/>zinc finger protein, fog family member 1, SIM2 <text:s/>- <text:s/>single-minded homolog 2 (drosophila), HELT <text:s/>- <text:s/>helt bhlh transcription factor, RUNX3 <text:s/>- <text:s/>runt-related transcription factor 3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DAC7 <text:s/>- <text:s/>histone deacetylase 7, ZEB2 <text:s/>- <text:s/>zinc finger e-box binding homeobox 2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8</text:p>
          </table:table-cell>
          <table:table-cell office:value-type="string" calcext:value-type="string">
            <text:p>regulation of type 2 immune response</text:p>
          </table:table-cell>
          <table:table-cell office:value-type="float" office:value="0.00000315" calcext:value-type="float">
            <text:p>0.00000315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8" calcext:value-type="float">
            <text:p>8</text:p>
          </table:table-cell>
          <table:table-cell office:value-type="float" office:value="13954" calcext:value-type="float">
            <text:p>13954</text:p>
          </table:table-cell>
          <table:table-cell office:value-type="float" office:value="22" calcext:value-type="float">
            <text:p>22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RSAD2 <text:s/>- <text:s/>radical s-adenosyl methionine domain containing 2, TNFSF4 <text:s/>- <text:s/>tumor necrosis factor (ligand) superfamily, member 4, CD74 <text:s/>- <text:s/>cd74 molecule, major histocompatibility complex, class ii invariant chain, IDO1 <text:s/>- <text:s/>indoleamine 2,3-dioxygenase 1, NDFIP1 <text:s/>- <text:s/>nedd4 family interacting protein 1, IFNB1 <text:s/>- <text:s/>interferon, beta 1, fibroblast, HLX <text:s/>- <text:s/>h2.0-like homeobox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0326" calcext:value-type="float">
            <text:p>0.00000326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634" calcext:value-type="float">
            <text:p>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INHBA <text:s/>- <text:s/>inhibin, beta a, FST <text:s/>- <text:s/>follistatin, TRPS1 <text:s/>- <text:s/>trichorhinophalangeal syndrome i, RSF1 <text:s/>- <text:s/>remodeling and spacing factor 1, NMI <text:s/>- <text:s/>n-myc (and stat) interactor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CLTC <text:s/>- <text:s/>clathrin, heavy chain (hc)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CPEB4 <text:s/>- <text:s/>cytoplasmic polyadenylation element binding protein 4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HEY2 <text:s/>- <text:s/>hairy/enhancer-of-split related with yrpw motif 2, FNIP1 <text:s/>- <text:s/>folliculin interacting protein 1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NRNPC <text:s/>- <text:s/>heterogeneous nuclear ribonucleoprotein c (c1/c2), HDAC7 <text:s/>- <text:s/>histone deacetylase 7, STAG2 <text:s/>- <text:s/>stromal antigen 2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, BACE2 <text:s/>- <text:s/>beta-site app-cleaving enzym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122</text:p>
          </table:table-cell>
          <table:table-cell office:value-type="string" calcext:value-type="string">
            <text:p>negative regulation of transcription from RNA polymerase II promoter</text:p>
          </table:table-cell>
          <table:table-cell office:value-type="float" office:value="0.00000328" calcext:value-type="float">
            <text:p>0.0000032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KDM2B <text:s/>- <text:s/>lysine (k)-specific demethylase 2b, ELK4 <text:s/>- <text:s/>elk4, ets-domain protein (srf accessory protein 1), ETV7 <text:s/>- <text:s/>ets variant 7, NR6A1 <text:s/>- <text:s/>nuclear receptor subfamily 6, group a, member 1, TLE4 <text:s/>- <text:s/>transducin-like enhancer of split 4 (e(sp1) homolog, drosophila), FST <text:s/>- <text:s/>follistatin, TRPS1 <text:s/>- <text:s/>trichorhinophalangeal syndrome i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ZBTB18 <text:s/>- <text:s/>zinc finger and btb domain containing 18, FOXF1 <text:s/>- <text:s/>forkhead box f1, FOXG1 <text:s/>- <text:s/>forkhead box g1, TSHZ1 <text:s/>- <text:s/>teashirt zinc finger homeobox 1, CBX4 <text:s/>- <text:s/>chromobox homolog 4, MSX1 <text:s/>- <text:s/>msh homeobox 1, HDAC9 <text:s/>- <text:s/>histone deacetylase 9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IKZF2 <text:s/>- <text:s/>ikaros family zinc finger 2 (helios), MYB <text:s/>- <text:s/>v-myb avian myeloblastosis viral oncogene homolog, NR4A2 <text:s/>- <text:s/>nuclear receptor subfamily 4, group a, member 2, ESR1 <text:s/>- <text:s/>estrogen receptor 1, NFATC3 <text:s/>- <text:s/>nuclear factor of activated t-cells, cytoplasmic, calcineurin-dependent 3, MEIS2 <text:s/>- <text:s/>meis homeobox 2, HOXA2 <text:s/>- <text:s/>homeobox a2, HEY2 <text:s/>- <text:s/>hairy/enhancer-of-split related with yrpw motif 2, SIX1 <text:s/>- <text:s/>six homeobox 1, FNIP1 <text:s/>- <text:s/>folliculin interacting protein 1, SIM2 <text:s/>- <text:s/>single-minded homolog 2 (drosophila), ZFPM1 <text:s/>- <text:s/>zinc finger protein, fog family member 1, ZBTB32 <text:s/>- <text:s/>zinc finger and btb domain containing 32, RUNX3 <text:s/>- <text:s/>runt-related transcription factor 3, HELT <text:s/>- <text:s/>helt bhlh transcription factor, TBX15 <text:s/>- <text:s/>t-box 15, GATA6 <text:s/>- <text:s/>gata binding protein 6, PRDM16 <text:s/>- <text:s/>pr domain containing 16, HDAC7 <text:s/>- <text:s/>histone deacetylase 7, ZEB2 <text:s/>- <text:s/>zinc finger e-box binding homeobox 2, SMARCA2 <text:s/>- <text:s/>swi/snf related, matrix associated, actin dependent regulator of chromatin, subfamily a, member 2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1</text:p>
          </table:table-cell>
          <table:table-cell office:value-type="string" calcext:value-type="string">
            <text:p>positive regulation of lymphocyte activation</text:p>
          </table:table-cell>
          <table:table-cell office:value-type="float" office:value="0.0000038" calcext:value-type="float">
            <text:p>0.000003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2.84" calcext:value-type="float">
            <text:p>2.84</text:p>
          </table:table-cell>
          <table:table-cell office:value-type="float" office:value="13954" calcext:value-type="float">
            <text:p>13954</text:p>
          </table:table-cell>
          <table:table-cell office:value-type="float" office:value="186" calcext:value-type="float">
            <text:p>186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GRAP2 <text:s/>- <text:s/>grb2-related adaptor protein 2, VAV3 <text:s/>- <text:s/>vav 3 guanine nucleotide exchange factor, IL15 <text:s/>- <text:s/>interleukin 15, IL2 <text:s/>- <text:s/>interleukin 2, SOCS1 <text:s/>- <text:s/>suppressor of cytokine signaling 1, FLT3LG <text:s/>- <text:s/>fms-related tyrosine kinase 3 ligand, HLX <text:s/>- <text:s/>h2.0-like homeobox, CD274 <text:s/>- <text:s/>cd274 molecule, STAT6 <text:s/>- <text:s/>signal transducer and activator of transcription 6, interleukin-4 induced, IL23A <text:s/>- <text:s/>interleukin 23, alpha subunit p19, ATP11C <text:s/>- <text:s/>atpase, class vi, type 11c, CD27 <text:s/>- <text:s/>cd27 molecule, YES1 <text:s/>- <text:s/>v-yes-1 yamaguchi sarcoma viral oncogene homolog 1, TNFSF4 <text:s/>- <text:s/>tumor necrosis factor (ligand) superfamily, member 4, CD74 <text:s/>- <text:s/>cd74 molecule, major histocompatibility complex, class ii invariant chain, MYB <text:s/>- <text:s/>v-myb avian myeloblastosis viral oncogene homolog, BCL2 <text:s/>- <text:s/>b-cell cll/lymphoma 2, TBX21 <text:s/>- <text:s/>t-box 21, TNFSF13B <text:s/>- <text:s/>tumor necrosis factor (ligand) superfamily, member 13b, IL7 <text:s/>- <text:s/>interleukin 7, CYLD <text:s/>- <text:s/>cylindromatosis (turban tumor syndrome), EFNB1 <text:s/>- <text:s/>ephrin-b1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3</text:p>
          </table:table-cell>
          <table:table-cell office:value-type="string" calcext:value-type="string">
            <text:p>regulation of symbiosis, encompassing mutualism through parasitism</text:p>
          </table:table-cell>
          <table:table-cell office:value-type="float" office:value="0.00000393" calcext:value-type="float">
            <text:p>0.00000393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2.7" calcext:value-type="float">
            <text:p>2.7</text:p>
          </table:table-cell>
          <table:table-cell office:value-type="float" office:value="13954" calcext:value-type="float">
            <text:p>13954</text:p>
          </table:table-cell>
          <table:table-cell office:value-type="float" office:value="212" calcext:value-type="float">
            <text:p>212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IL15 <text:s/>- <text:s/>interleukin 15, BIRC2 <text:s/>- <text:s/>baculoviral iap repeat containing 2, DDX60 <text:s/>- <text:s/>dead (asp-glu-ala-asp) box polypeptide 60, ISG20 <text:s/>- <text:s/>interferon stimulated exonuclease gene 20kda, B2M <text:s/>- <text:s/>beta-2-microglobulin, ADAR <text:s/>- <text:s/>adenosine deaminase, rna-specific, IL23A <text:s/>- <text:s/>interleukin 23, alpha subunit p19, BST2 <text:s/>- <text:s/>bone marrow stromal cell antigen 2, ELMO1 <text:s/>- <text:s/>engulfment and cell motility 1, CD74 <text:s/>- <text:s/>cd74 molecule, major histocompatibility complex, class ii invariant chain, ISG15 <text:s/>- <text:s/>isg15 ubiquitin-like modifier, RNASEL <text:s/>- <text:s/>ribonuclease l (2',5'-oligoisoadenylate synthetase-dependent), RSF1 <text:s/>- <text:s/>remodeling and spacing factor 1, EIF2AK2 <text:s/>- <text:s/>eukaryotic translation initiation factor 2-alpha kinase 2, IFNB1 <text:s/>- <text:s/>interferon, beta 1, fibroblast, TRIM5 <text:s/>- <text:s/>tripartite motif containing 5, RSAD2 <text:s/>- <text:s/>radical s-adenosyl methionine domain containing 2, TRIM21 <text:s/>- <text:s/>tripartite motif containing 21, TRIM6 <text:s/>- <text:s/>tripartite motif containing 6, PKN2 <text:s/>- <text:s/>protein kinase n2, BCL2 <text:s/>- <text:s/>b-cell cll/lymphoma 2, STAU1 <text:s/>- <text:s/>staufen double-stranded rna binding protein 1, PARP10 <text:s/>- <text:s/>poly (adp-ribose) polymerase family, member 10, IL27 <text:s/>- <text:s/>interleukin 2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00419" calcext:value-type="float">
            <text:p>0.00000419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634" calcext:value-type="float">
            <text:p>63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BIRC2 <text:s/>- <text:s/>baculoviral iap repeat containing 2, PAX9 <text:s/>- <text:s/>paired box 9, RFX3 <text:s/>- <text:s/>regulatory factor x, 3 (influences hla class ii expression), ATAD2B <text:s/>- <text:s/>atpase family, aaa domain containing 2b, ELK4 <text:s/>- <text:s/>elk4, ets-domain protein (srf accessory protein 1), SET <text:s/>- <text:s/>set nuclear oncogene, NR6A1 <text:s/>- <text:s/>nuclear receptor subfamily 6, group a, member 1, INHBA <text:s/>- <text:s/>inhibin, beta a, BST2 <text:s/>- <text:s/>bone marrow stromal cell antigen 2, TRPS1 <text:s/>- <text:s/>trichorhinophalangeal syndrome i, LMO3 <text:s/>- <text:s/>lim domain only 3 (rhombotin-like 2), RSF1 <text:s/>- <text:s/>remodeling and spacing factor 1, BCL11A <text:s/>- <text:s/>b-cell cll/lymphoma 11a (zinc finger protein), NDFIP1 <text:s/>- <text:s/>nedd4 family interacting protein 1, ASH1L <text:s/>- <text:s/>ash1 (absent, small, or homeotic)-like (drosophila), MYOG <text:s/>- <text:s/>myogenin (myogenic factor 4), PSMA3 <text:s/>- <text:s/>proteasome (prosome, macropain) subunit, alpha type, 3, PSMB10 <text:s/>- <text:s/>proteasome (prosome, macropain) subunit, beta type, 10, IL2 <text:s/>- <text:s/>interleukin 2, CFLAR <text:s/>- <text:s/>casp8 and fadd-like apoptosis regulator, PA2G4 <text:s/>- <text:s/>proliferation-associated 2g4, 38kda, TRIM6 <text:s/>- <text:s/>tripartite motif containing 6, FOXF1 <text:s/>- <text:s/>forkhead box f1, FOXG1 <text:s/>- <text:s/>forkhead box g1, TSHZ1 <text:s/>- <text:s/>teashirt zinc finger homeobox 1, CD27 <text:s/>- <text:s/>cd27 molecule, CBX4 <text:s/>- <text:s/>chromobox homolog 4, RGS3 <text:s/>- <text:s/>regulator of g-protein signaling 3, TRIM22 <text:s/>- <text:s/>tripartite motif containing 22, PSMD14 <text:s/>- <text:s/>proteasome (prosome, macropain) 26s subunit, non-atpase, 14, ZNF366 <text:s/>- <text:s/>zinc finger protein 366, ATXN1 <text:s/>- <text:s/>ataxin 1, GLIS1 <text:s/>- <text:s/>glis family zinc finger 1, ADAR <text:s/>- <text:s/>adenosine deaminase, rna-specific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CEBPD <text:s/>- <text:s/>ccaat/enhancer binding protein (c/ebp), delta, CTDSP2 <text:s/>- <text:s/>ctd (carboxy-terminal domain, rna polymerase ii, polypeptide a) small phosphatase 2, HELT <text:s/>- <text:s/>helt bhlh transcription factor, UBR5 <text:s/>- <text:s/>ubiquitin protein ligase e3 component n-recognin 5, TBX15 <text:s/>- <text:s/>t-box 15, AKAP6 <text:s/>- <text:s/>a kinase (prka) anchor protein 6, TNRC18 <text:s/>- <text:s/>trinucleotide repeat containing 18, SPRY1 <text:s/>- <text:s/>sprouty homolog 1, antagonist of fgf signaling (drosophila), ZEB2 <text:s/>- <text:s/>zinc finger e-box binding homeobox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IRF7 <text:s/>- <text:s/>interferon regulatory factor 7, PDE4D <text:s/>- <text:s/>phosphodiesterase 4d, camp-specific, OPTN <text:s/>- <text:s/>optineurin, KDM4C <text:s/>- <text:s/>lysine (k)-specific demethylase 4c, PTPRR <text:s/>- <text:s/>protein tyrosine phosphatase, receptor type, r, SOCS1 <text:s/>- <text:s/>suppressor of cytokine signaling 1, FBXW7 <text:s/>- <text:s/>f-box and wd repeat domain containing 7, e3 ubiquitin protein ligase, KDM2B <text:s/>- <text:s/>lysine (k)-specific demethylase 2b, ETV7 <text:s/>- <text:s/>ets variant 7, TLE4 <text:s/>- <text:s/>transducin-like enhancer of split 4 (e(sp1) homolog, drosophila), FST <text:s/>- <text:s/>follistatin, NMI <text:s/>- <text:s/>n-myc (and stat) interactor, ATF3 <text:s/>- <text:s/>activating transcription factor 3, TAB2 <text:s/>- <text:s/>tgf-beta activated kinase 1/map3k7 binding protein 2, ID3 <text:s/>- <text:s/>inhibitor of dna binding 3, dominant negative helix-loop-helix protein, HDAC4 <text:s/>- <text:s/>histone deacetylase 4, DUSP5 <text:s/>- <text:s/>dual specificity phosphatase 5, NFIX <text:s/>- <text:s/>nuclear factor i/x (ccaat-binding transcription factor), ZBTB18 <text:s/>- <text:s/>zinc finger and btb domain containing 18, HGF <text:s/>- <text:s/>hepatocyte growth factor (hepapoietin a; scatter factor), FOXK1 <text:s/>- <text:s/>forkhead box k1, MSX1 <text:s/>- <text:s/>msh homeobox 1, HDAC9 <text:s/>- <text:s/>histone deacetylase 9, WARS <text:s/>- <text:s/>tryptophanyl-trna synthetase, SOCS7 <text:s/>- <text:s/>suppressor of cytokine signaling 7, CITED2 <text:s/>- <text:s/>cbp/p300-interacting transactivator, with glu/asp-rich carboxy-terminal domain, 2, SAMSN1 <text:s/>- <text:s/>sam domain, sh3 domain and nuclear localization signals 1, MTF2 <text:s/>- <text:s/>metal response element binding transcription factor 2, DLG4 <text:s/>- <text:s/>discs, large homolog 4 (drosophila), BAK1 <text:s/>- <text:s/>bcl2-antagonist/killer 1, HOXB3 <text:s/>- <text:s/>homeobox b3, EREG <text:s/>- <text:s/>epiregulin, TFAP2A <text:s/>- <text:s/>transcription factor ap-2 alpha (activating enhancer binding protein 2 alpha), STAT6 <text:s/>- <text:s/>signal transducer and activator of transcription 6, interleukin-4 induced, NFIB <text:s/>- <text:s/>nuclear factor i/b, CPEB4 <text:s/>- <text:s/>cytoplasmic polyadenylation element binding protein 4, IKZF2 <text:s/>- <text:s/>ikaros family zinc finger 2 (helios), TNFSF4 <text:s/>- <text:s/>tumor necrosis factor (ligand) superfamily, member 4, ISG15 <text:s/>- <text:s/>isg15 ubiquitin-like modifier, BTAF1 <text:s/>- <text:s/>btaf1 rna polymerase ii, b-tfiid transcription factor-associated, 170kda, NFATC3 <text:s/>- <text:s/>nuclear factor of activated t-cells, cytoplasmic, calcineurin-dependent 3, ESR1 <text:s/>- <text:s/>estrogen receptor 1, HOXA2 <text:s/>- <text:s/>homeobox a2, EIF2AK2 <text:s/>- <text:s/>eukaryotic translation initiation factor 2-alpha kinase 2, SIX1 <text:s/>- <text:s/>six homeobox 1, FNIP1 <text:s/>- <text:s/>folliculin interacting protein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FBXO7 <text:s/>- <text:s/>f-box protein 7, SERPINB13 <text:s/>- <text:s/>serpin peptidase inhibitor, clade b (ovalbumin), member 13, SMARCA5 <text:s/>- <text:s/>swi/snf related, matrix associated, actin dependent regulator of chromatin, subfamily a, member 5, GATA6 <text:s/>- <text:s/>gata binding protein 6, PRDM16 <text:s/>- <text:s/>pr domain containing 16, MBIP <text:s/>- <text:s/>map3k12 binding inhibitory protein 1, HNRNPC <text:s/>- <text:s/>heterogeneous nuclear ribonucleoprotein c (c1/c2), HDAC7 <text:s/>- <text:s/>histone deacetylase 7, STAG2 <text:s/>- <text:s/>stromal antigen 2, TRIM21 <text:s/>- <text:s/>tripartite motif containing 21, N4BP1 <text:s/>- <text:s/>nedd4 binding protein 1, RUNX1T1 <text:s/>- <text:s/>runt-related transcription factor 1; translocated to, 1 (cyclin d-related), FOXQ1 <text:s/>- <text:s/>forkhead box q1, PHF14 <text:s/>- <text:s/>phd finger protein 14, NEDD4 <text:s/>- <text:s/>neural precursor cell expressed, developmentally down-regulated 4, e3 ubiquitin protein ligase, TLK2 <text:s/>- <text:s/>tousled-like kinase 2, LRRC4C <text:s/>- <text:s/>leucine rich repeat containing 4c, BCL2 <text:s/>- <text:s/>b-cell cll/lymphoma 2, TNFAIP8 <text:s/>- <text:s/>tumor necrosis factor, alpha-induced protein 8, THBS1 <text:s/>- <text:s/>thrombospondin 1, PARP10 <text:s/>- <text:s/>poly (adp-ribose) polymerase family, member 10, CCND1 <text:s/>- <text:s/>cyclin d1, BACE2 <text:s/>- <text:s/>beta-site app-cleaving enzyme 2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00449" calcext:value-type="float">
            <text:p>0.00000449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634" calcext:value-type="float">
            <text:p>6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IDO1 <text:s/>- <text:s/>indoleamine 2,3-dioxygenase 1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OSBPL3 <text:s/>- <text:s/>oxysterol binding protein-like 3, MEIS2 <text:s/>- <text:s/>meis homeobox 2, MEIS1 <text:s/>- <text:s/>meis homeobox 1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ZEB2 <text:s/>- <text:s/>zinc finger e-box binding homeobox 2, PANK1 <text:s/>- <text:s/>pantothenate kinase 1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GGPS1 <text:s/>- <text:s/>geranylgeranyl diphosphate synthase 1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HOXA3 <text:s/>- <text:s/>homeobox a3, EIF2AK2 <text:s/>- <text:s/>eukaryotic translation initiation factor 2-alpha kinase 2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MBIP <text:s/>- <text:s/>map3k12 binding inhibitory protein 1, HDAC7 <text:s/>- <text:s/>histone deacetylase 7, ZIC3 <text:s/>- <text:s/>zic family member 3, RUNX1T1 <text:s/>- <text:s/>runt-related transcription factor 1; translocated to, 1 (cyclin d-related), OSBPL6 <text:s/>- <text:s/>oxysterol binding protein-like 6, FOXQ1 <text:s/>- <text:s/>forkhead box q1, ZFHX4 <text:s/>- <text:s/>zinc finger homeobox 4, PKN2 <text:s/>- <text:s/>protein kinase n2, PARP10 <text:s/>- <text:s/>poly (adp-ribose) polymerase family, member 10, ERBB4 <text:s/>- <text:s/>v-erb-b2 avian erythroblastic leukemia viral oncogene homolog 4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7</text:p>
          </table:table-cell>
          <table:table-cell office:value-type="string" calcext:value-type="string">
            <text:p>regulation of immune effector process</text:p>
          </table:table-cell>
          <table:table-cell office:value-type="float" office:value="0.00000461" calcext:value-type="float">
            <text:p>0.00000461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2.62" calcext:value-type="float">
            <text:p>2.62</text:p>
          </table:table-cell>
          <table:table-cell office:value-type="float" office:value="13954" calcext:value-type="float">
            <text:p>13954</text:p>
          </table:table-cell>
          <table:table-cell office:value-type="float" office:value="227" calcext:value-type="float">
            <text:p>227</text:p>
          </table:table-cell>
          <table:table-cell office:value-type="float" office:value="634" calcext:value-type="float">
            <text:p>6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IL15 <text:s/>- <text:s/>interleukin 15, BIRC2 <text:s/>- <text:s/>baculoviral iap repeat containing 2, DDX60 <text:s/>- <text:s/>dead (asp-glu-ala-asp) box polypeptide 60, HLX <text:s/>- <text:s/>h2.0-like homeobox, B2M <text:s/>- <text:s/>beta-2-microglobulin, STAT6 <text:s/>- <text:s/>signal transducer and activator of transcription 6, interleukin-4 induced, CD96 <text:s/>- <text:s/>cd96 molecule, IL23A <text:s/>- <text:s/>interleukin 23, alpha subunit p19, BST2 <text:s/>- <text:s/>bone marrow stromal cell antigen 2, ELMO1 <text:s/>- <text:s/>engulfment and cell motility 1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EIF2AK2 <text:s/>- <text:s/>eukaryotic translation initiation factor 2-alpha kinase 2, NDFIP1 <text:s/>- <text:s/>nedd4 family interacting protein 1, IFNB1 <text:s/>- <text:s/>interferon, beta 1, fibroblast, C12orf4 <text:s/>- <text:s/>chromosome 12 open reading frame 4, RSAD2 <text:s/>- <text:s/>radical s-adenosyl methionine domain containing 2, IL2 <text:s/>- <text:s/>interleukin 2, TRIM6 <text:s/>- <text:s/>tripartite motif containing 6, FOXF1 <text:s/>- <text:s/>forkhead box f1, STYK1 <text:s/>- <text:s/>serine/threonine/tyrosine kinase 1, IL27 <text:s/>- <text:s/>interleukin 27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00469" calcext:value-type="float">
            <text:p>0.00000469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634" calcext:value-type="float">
            <text:p>6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PAX9 <text:s/>- <text:s/>paired box 9, RFX3 <text:s/>- <text:s/>regulatory factor x, 3 (influences hla class ii expression), ATAD2B <text:s/>- <text:s/>atpase family, aaa domain containing 2b, KDM2B <text:s/>- <text:s/>lysine (k)-specific demethylase 2b, ETV7 <text:s/>- <text:s/>ets variant 7, ELK4 <text:s/>- <text:s/>elk4, ets-domain protein (srf accessory protein 1)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FNIP1 <text:s/>- <text:s/>folliculin interacting protein 1, HEY2 <text:s/>- <text:s/>hairy/enhancer-of-split related with yrpw motif 2, CEBPD <text:s/>- <text:s/>ccaat/enhancer binding protein (c/ebp), delta, SIX1 <text:s/>- <text:s/>six homeobox 1, ZFPM1 <text:s/>- <text:s/>zinc finger protein, fog family member 1, SIM2 <text:s/>- <text:s/>single-minded homolog 2 (drosophila), HELT <text:s/>- <text:s/>helt bhlh transcription factor, RUNX3 <text:s/>- <text:s/>runt-related transcription factor 3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DAC7 <text:s/>- <text:s/>histone deacetylase 7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LRPPRC <text:s/>- <text:s/>leucine-rich pentatricopeptide repeat containing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0.00000522" calcext:value-type="float">
            <text:p>0.00000522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634" calcext:value-type="float">
            <text:p>6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DHX58 <text:s/>- <text:s/>dexh (asp-glu-x-his) box polypeptide 58, IRF9 <text:s/>- <text:s/>interferon regulatory factor 9, BAK1 <text:s/>- <text:s/>bcl2-antagonist/killer 1, LGALS8 <text:s/>- <text:s/>lectin, galactoside-binding, soluble, 8, ISG20 <text:s/>- <text:s/>interferon stimulated exonuclease gene 20kda, NLRC5 <text:s/>- <text:s/>nlr family, card domain containing 5, DDX60 <text:s/>- <text:s/>dead (asp-glu-ala-asp) box polypeptide 60, CDK19 <text:s/>- <text:s/>cyclin-dependent kinase 19, B2M <text:s/>- <text:s/>beta-2-microglobulin, CD96 <text:s/>- <text:s/>cd96 molecule, NOD1 <text:s/>- <text:s/>nucleotide-binding oligomerization domain containing 1, IL23A <text:s/>- <text:s/>interleukin 23, alpha subunit p19, ADAR <text:s/>- <text:s/>adenosine deaminase, rna-specific, PTGER4 <text:s/>- <text:s/>prostaglandin e receptor 4 (subtype ep4), BST2 <text:s/>- <text:s/>bone marrow stromal cell antigen 2, TNFSF4 <text:s/>- <text:s/>tumor necrosis factor (ligand) superfamily, member 4, PPARGC1A <text:s/>- <text:s/>peroxisome proliferator-activated receptor gamma, coactivator 1 alpha, ISG15 <text:s/>- <text:s/>isg15 ubiquitin-like modifier, TBX21 <text:s/>- <text:s/>t-box 21, FGA <text:s/>- <text:s/>fibrinogen alpha chain, IDO1 <text:s/>- <text:s/>indoleamine 2,3-dioxygenase 1, RNASEL <text:s/>- <text:s/>ribonuclease l (2',5'-oligoisoadenylate synthetase-dependent), EIF2AK2 <text:s/>- <text:s/>eukaryotic translation initiation factor 2-alpha kinase 2, IFNB1 <text:s/>- <text:s/>interferon, beta 1, fibroblast, TRIM5 <text:s/>- <text:s/>tripartite motif containing 5, CDK6 <text:s/>- <text:s/>cyclin-dependent kinase 6, RSAD2 <text:s/>- <text:s/>radical s-adenosyl methionine domain containing 2, IL22RA1 <text:s/>- <text:s/>interleukin 22 receptor, alpha 1, TLR7 <text:s/>- <text:s/>toll-like receptor 7, CXCL10 <text:s/>- <text:s/>chemokine (c-x-c motif) ligand 10, TRIM6 <text:s/>- <text:s/>tripartite motif containing 6, CD27 <text:s/>- <text:s/>cd27 molecule, GSDMD <text:s/>- <text:s/>gasdermin d, IRF7 <text:s/>- <text:s/>interferon regulatory factor 7, BCL2 <text:s/>- <text:s/>b-cell cll/lymphoma 2, IL27 <text:s/>- <text:s/>interleukin 27, IFI44 <text:s/>- <text:s/>interferon-induced protein 44, PDE4D <text:s/>- <text:s/>phosphodiesterase 4d, camp-specific, TNFSF8 <text:s/>- <text:s/>tumor necrosis factor (ligand) superfamily, member 8, TRIM22 <text:s/>- <text:s/>tripartite motif containing 22, BATF2 <text:s/>- <text:s/>basic leucine zipper transcription factor, atf-like 2, OPTN <text:s/>- <text:s/>optineurin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7</text:p>
          </table:table-cell>
          <table:table-cell office:value-type="string" calcext:value-type="string">
            <text:p>positive regulation of cell activation</text:p>
          </table:table-cell>
          <table:table-cell office:value-type="float" office:value="0.00000555" calcext:value-type="float">
            <text:p>0.00000555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2.65" calcext:value-type="float">
            <text:p>2.65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VAV3 <text:s/>- <text:s/>vav 3 guanine nucleotide exchange factor, IL15 <text:s/>- <text:s/>interleukin 15, SOCS1 <text:s/>- <text:s/>suppressor of cytokine signaling 1, FLT3LG <text:s/>- <text:s/>fms-related tyrosine kinase 3 ligand, PDGFRB <text:s/>- <text:s/>platelet-derived growth factor receptor, beta polypeptide, HLX <text:s/>- <text:s/>h2.0-like homeobox, CD274 <text:s/>- <text:s/>cd274 molecule, STAT6 <text:s/>- <text:s/>signal transducer and activator of transcription 6, interleukin-4 induced, ATP11C <text:s/>- <text:s/>atpase, class vi, type 11c, IL23A <text:s/>- <text:s/>interleukin 23, alpha subunit p19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TNFSF13B <text:s/>- <text:s/>tumor necrosis factor (ligand) superfamily, member 13b, EFNB1 <text:s/>- <text:s/>ephrin-b1, GRAP2 <text:s/>- <text:s/>grb2-related adaptor protein 2, IL2 <text:s/>- <text:s/>interleukin 2, CD27 <text:s/>- <text:s/>cd27 molecule, YES1 <text:s/>- <text:s/>v-yes-1 yamaguchi sarcoma viral oncogene homolog 1, BCL2 <text:s/>- <text:s/>b-cell cll/lymphoma 2, THBS1 <text:s/>- <text:s/>thrombospondin 1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67</text:p>
          </table:table-cell>
          <table:table-cell office:value-type="string" calcext:value-type="string">
            <text:p>positive regulation of signal transduction</text:p>
          </table:table-cell>
          <table:table-cell office:value-type="float" office:value="0.00000566" calcext:value-type="float">
            <text:p>0.00000566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175" calcext:value-type="float">
            <text:p>1175</text:p>
          </table:table-cell>
          <table:table-cell office:value-type="float" office:value="634" calcext:value-type="float">
            <text:p>6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DHX58 <text:s/>- <text:s/>dexh (asp-glu-x-his) box polypeptide 58, VAV3 <text:s/>- <text:s/>vav 3 guanine nucleotide exchange factor, IL15 <text:s/>- <text:s/>interleukin 15, BIRC2 <text:s/>- <text:s/>baculoviral iap repeat containing 2, NLRC5 <text:s/>- <text:s/>nlr family, card domain containing 5, DDX60 <text:s/>- <text:s/>dead (asp-glu-ala-asp) box polypeptide 60, PDE5A <text:s/>- <text:s/>phosphodiesterase 5a, cgmp-specific, NLGN2 <text:s/>- <text:s/>neuroligin 2, ZNF385A <text:s/>- <text:s/>zinc finger protein 385a, CDH3 <text:s/>- <text:s/>cadherin 3, type 1, p-cadherin (placental), FBXW7 <text:s/>- <text:s/>f-box and wd repeat domain containing 7, e3 ubiquitin protein ligase, TMEM33 <text:s/>- <text:s/>transmembrane protein 33, IL23A <text:s/>- <text:s/>interleukin 23, alpha subunit p19, SH2B3 <text:s/>- <text:s/>sh2b adaptor protein 3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LY86 <text:s/>- <text:s/>lymphocyte antigen 86, MLLT3 <text:s/>- <text:s/>myeloid/lymphoid or mixed-lineage leukemia (trithorax homolog, drosophila); translocated to, 3, NDFIP1 <text:s/>- <text:s/>nedd4 family interacting protein 1, ATF3 <text:s/>- <text:s/>activating transcription factor 3, IFNB1 <text:s/>- <text:s/>interferon, beta 1, fibroblast, TRIM5 <text:s/>- <text:s/>tripartite motif containing 5, MAP3K11 <text:s/>- <text:s/>mitogen-activated protein kinase kinase kinase 11, MAP4K3 <text:s/>- <text:s/>mitogen-activated protein kinase kinase kinase kinase 3, GLIPR2 <text:s/>- <text:s/>gli pathogenesis-related 2, TAB2 <text:s/>- <text:s/>tgf-beta activated kinase 1/map3k7 binding protein 2, ZSWIM2 <text:s/>- <text:s/>zinc finger, swim-type containing 2, GRAP2 <text:s/>- <text:s/>grb2-related adaptor protein 2, TLR7 <text:s/>- <text:s/>toll-like receptor 7, DUSP5 <text:s/>- <text:s/>dual specificity phosphatase 5, BDNF <text:s/>- <text:s/>brain-derived neurotrophic factor, PSMA3 <text:s/>- <text:s/>proteasome (prosome, macropain) subunit, alpha type, 3, PSMB10 <text:s/>- <text:s/>proteasome (prosome, macropain) subunit, beta type, 10, IL2 <text:s/>- <text:s/>interleukin 2, CFLAR <text:s/>- <text:s/>casp8 and fadd-like apoptosis regulator, GPR18 <text:s/>- <text:s/>g protein-coupled receptor 18, TRIM6 <text:s/>- <text:s/>tripartite motif containing 6, SOS1 <text:s/>- <text:s/>son of sevenless homolog 1 (drosophila), HGF <text:s/>- <text:s/>hepatocyte growth factor (hepapoietin a; scatter factor), CD27 <text:s/>- <text:s/>cd27 molecule, MSX1 <text:s/>- <text:s/>msh homeobox 1, CYLD <text:s/>- <text:s/>cylindromatosis (turban tumor syndrome), TRIM22 <text:s/>- <text:s/>tripartite motif containing 22, CCL21 <text:s/>- <text:s/>chemokine (c-c motif) ligand 21, STK4 <text:s/>- <text:s/>serine/threonine kinase 4, CD80 <text:s/>- <text:s/>cd80 molecule, PSMD14 <text:s/>- <text:s/>proteasome (prosome, macropain) 26s subunit, non-atpase, 14, CITED2 <text:s/>- <text:s/>cbp/p300-interacting transactivator, with glu/asp-rich carboxy-terminal domain, 2, PROK2 <text:s/>- <text:s/>prokineticin 2, RC3H2 <text:s/>- <text:s/>ring finger and ccch-type domains 2, DLG4 <text:s/>- <text:s/>discs, large homolog 4 (drosophila), BAK1 <text:s/>- <text:s/>bcl2-antagonist/killer 1, EREG <text:s/>- <text:s/>epiregulin, MAP4K5 <text:s/>- <text:s/>mitogen-activated protein kinase kinase kinase kinase 5, PDGFRB <text:s/>- <text:s/>platelet-derived growth factor receptor, beta polypeptide, FGF1 <text:s/>- <text:s/>fibroblast growth factor 1 (acidic), NOD1 <text:s/>- <text:s/>nucleotide-binding oligomerization domain containing 1, NRXN1 <text:s/>- <text:s/>neurexin 1, FGA <text:s/>- <text:s/>fibrinogen alpha chain, PIK3AP1 <text:s/>- <text:s/>phosphoinositide-3-kinase adaptor protein 1, EIF2AK2 <text:s/>- <text:s/>eukaryotic translation initiation factor 2-alpha kinase 2, MAP3K5 <text:s/>- <text:s/>mitogen-activated protein kinase kinase kinase 5, PTK2 <text:s/>- <text:s/>protein tyrosine kinase 2, ROBO1 <text:s/>- <text:s/>roundabout, axon guidance receptor, homolog 1 (drosophila), TMEM108 <text:s/>- <text:s/>transmembrane protein 108, MAPK10 <text:s/>- <text:s/>mitogen-activated protein kinase 10, RSAD2 <text:s/>- <text:s/>radical s-adenosyl methionine domain containing 2, UBR5 <text:s/>- <text:s/>ubiquitin protein ligase e3 component n-recognin 5, TNFSF15 <text:s/>- <text:s/>tumor necrosis factor (ligand) superfamily, member 15, AKAP6 <text:s/>- <text:s/>a kinase (prka) anchor protein 6, GATA6 <text:s/>- <text:s/>gata binding protein 6, GPR65 <text:s/>- <text:s/>g protein-coupled receptor 65, ZEB2 <text:s/>- <text:s/>zinc finger e-box binding homeobox 2, CXCL10 <text:s/>- <text:s/>chemokine (c-x-c motif) ligand 10, TCF7L2 <text:s/>- <text:s/>transcription factor 7-like 2 (t-cell specific, hmg-box), NEDD4 <text:s/>- <text:s/>neural precursor cell expressed, developmentally down-regulated 4, e3 ubiquitin protein ligase, BCL2 <text:s/>- <text:s/>b-cell cll/lymphoma 2, IRF7 <text:s/>- <text:s/>interferon regulatory factor 7, THBS1 <text:s/>- <text:s/>thrombospondin 1, ERBB4 <text:s/>- <text:s/>v-erb-b2 avian erythroblastic leukemia viral oncogene homolog 4, SH2B1 <text:s/>- <text:s/>sh2b adaptor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7</text:p>
          </table:table-cell>
          <table:table-cell office:value-type="string" calcext:value-type="string">
            <text:p>positive regulation of cell communication</text:p>
          </table:table-cell>
          <table:table-cell office:value-type="float" office:value="0.00000594" calcext:value-type="float">
            <text:p>0.00000594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634" calcext:value-type="float">
            <text:p>6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DHX58 <text:s/>- <text:s/>dexh (asp-glu-x-his) box polypeptide 58, VAV3 <text:s/>- <text:s/>vav 3 guanine nucleotide exchange factor, IL15 <text:s/>- <text:s/>interleukin 15, BIRC2 <text:s/>- <text:s/>baculoviral iap repeat containing 2, NLRC5 <text:s/>- <text:s/>nlr family, card domain containing 5, DDX60 <text:s/>- <text:s/>dead (asp-glu-ala-asp) box polypeptide 60, PDE5A <text:s/>- <text:s/>phosphodiesterase 5a, cgmp-specific, NLGN2 <text:s/>- <text:s/>neuroligin 2, ZNF385A <text:s/>- <text:s/>zinc finger protein 385a, CDH3 <text:s/>- <text:s/>cadherin 3, type 1, p-cadherin (placental), FBXW7 <text:s/>- <text:s/>f-box and wd repeat domain containing 7, e3 ubiquitin protein ligase, TMEM33 <text:s/>- <text:s/>transmembrane protein 33, IL23A <text:s/>- <text:s/>interleukin 23, alpha subunit p19, SH2B3 <text:s/>- <text:s/>sh2b adaptor protein 3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LY86 <text:s/>- <text:s/>lymphocyte antigen 86, MLLT3 <text:s/>- <text:s/>myeloid/lymphoid or mixed-lineage leukemia (trithorax homolog, drosophila); translocated to, 3, NDFIP1 <text:s/>- <text:s/>nedd4 family interacting protein 1, ATF3 <text:s/>- <text:s/>activating transcription factor 3, IFNB1 <text:s/>- <text:s/>interferon, beta 1, fibroblast, TRIM5 <text:s/>- <text:s/>tripartite motif containing 5, MAP3K11 <text:s/>- <text:s/>mitogen-activated protein kinase kinase kinase 11, MAP4K3 <text:s/>- <text:s/>mitogen-activated protein kinase kinase kinase kinase 3, GLIPR2 <text:s/>- <text:s/>gli pathogenesis-related 2, TAB2 <text:s/>- <text:s/>tgf-beta activated kinase 1/map3k7 binding protein 2, ZSWIM2 <text:s/>- <text:s/>zinc finger, swim-type containing 2, GRAP2 <text:s/>- <text:s/>grb2-related adaptor protein 2, TLR7 <text:s/>- <text:s/>toll-like receptor 7, DUSP5 <text:s/>- <text:s/>dual specificity phosphatase 5, BDNF <text:s/>- <text:s/>brain-derived neurotrophic factor, PSMA3 <text:s/>- <text:s/>proteasome (prosome, macropain) subunit, alpha type, 3, PSMB10 <text:s/>- <text:s/>proteasome (prosome, macropain) subunit, beta type, 10, BLK <text:s/>- <text:s/>b lymphoid tyrosine kinase, IL2 <text:s/>- <text:s/>interleukin 2, CFLAR <text:s/>- <text:s/>casp8 and fadd-like apoptosis regulator, GPR18 <text:s/>- <text:s/>g protein-coupled receptor 18, TRIM6 <text:s/>- <text:s/>tripartite motif containing 6, SOS1 <text:s/>- <text:s/>son of sevenless homolog 1 (drosophila), HGF <text:s/>- <text:s/>hepatocyte growth factor (hepapoietin a; scatter factor), CD27 <text:s/>- <text:s/>cd27 molecule, MSX1 <text:s/>- <text:s/>msh homeobox 1, STAU1 <text:s/>- <text:s/>staufen double-stranded rna binding protein 1, CYLD <text:s/>- <text:s/>cylindromatosis (turban tumor syndrome), TRIM22 <text:s/>- <text:s/>tripartite motif containing 22, CCL21 <text:s/>- <text:s/>chemokine (c-c motif) ligand 21, STK4 <text:s/>- <text:s/>serine/threonine kinase 4, CD80 <text:s/>- <text:s/>cd80 molecule, PSMD14 <text:s/>- <text:s/>proteasome (prosome, macropain) 26s subunit, non-atpase, 14, CITED2 <text:s/>- <text:s/>cbp/p300-interacting transactivator, with glu/asp-rich carboxy-terminal domain, 2, PROK2 <text:s/>- <text:s/>prokineticin 2, RC3H2 <text:s/>- <text:s/>ring finger and ccch-type domains 2, DLG4 <text:s/>- <text:s/>discs, large homolog 4 (drosophila), BAK1 <text:s/>- <text:s/>bcl2-antagonist/killer 1, EREG <text:s/>- <text:s/>epiregulin, MAP4K5 <text:s/>- <text:s/>mitogen-activated protein kinase kinase kinase kinase 5, LGI1 <text:s/>- <text:s/>leucine-rich, glioma inactivated 1, PDGFRB <text:s/>- <text:s/>platelet-derived growth factor receptor, beta polypeptide, FGF1 <text:s/>- <text:s/>fibroblast growth factor 1 (acidic), ITPR3 <text:s/>- <text:s/>inositol 1,4,5-trisphosphate receptor, type 3, NOD1 <text:s/>- <text:s/>nucleotide-binding oligomerization domain containing 1, NRXN1 <text:s/>- <text:s/>neurexin 1, FGA <text:s/>- <text:s/>fibrinogen alpha chain, PIK3AP1 <text:s/>- <text:s/>phosphoinositide-3-kinase adaptor protein 1, EIF2AK2 <text:s/>- <text:s/>eukaryotic translation initiation factor 2-alpha kinase 2, MAP3K5 <text:s/>- <text:s/>mitogen-activated protein kinase kinase kinase 5, PTK2 <text:s/>- <text:s/>protein tyrosine kinase 2, MAPK10 <text:s/>- <text:s/>mitogen-activated protein kinase 10, TMEM108 <text:s/>- <text:s/>transmembrane protein 108, ROBO1 <text:s/>- <text:s/>roundabout, axon guidance receptor, homolog 1 (drosophila), RSAD2 <text:s/>- <text:s/>radical s-adenosyl methionine domain containing 2, UBR5 <text:s/>- <text:s/>ubiquitin protein ligase e3 component n-recognin 5, TNFSF15 <text:s/>- <text:s/>tumor necrosis factor (ligand) superfamily, member 15, AKAP6 <text:s/>- <text:s/>a kinase (prka) anchor protein 6, GATA6 <text:s/>- <text:s/>gata binding protein 6, GRIK2 <text:s/>- <text:s/>glutamate receptor, ionotropic, kainate 2, GPR65 <text:s/>- <text:s/>g protein-coupled receptor 65, ZEB2 <text:s/>- <text:s/>zinc finger e-box binding homeobox 2, CXCL10 <text:s/>- <text:s/>chemokine (c-x-c motif) ligand 10, TCF7L2 <text:s/>- <text:s/>transcription factor 7-like 2 (t-cell specific, hmg-box), NEDD4 <text:s/>- <text:s/>neural precursor cell expressed, developmentally down-regulated 4, e3 ubiquitin protein ligase, BCL2 <text:s/>- <text:s/>b-cell cll/lymphoma 2, IRF7 <text:s/>- <text:s/>interferon regulatory factor 7, THBS1 <text:s/>- <text:s/>thrombospondin 1, ERBB4 <text:s/>- <text:s/>v-erb-b2 avian erythroblastic leukemia viral oncogene homolog 4, SH2B1 <text:s/>- <text:s/>sh2b adaptor protein 1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3</text:p>
          </table:table-cell>
          <table:table-cell office:value-type="string" calcext:value-type="string">
            <text:p>animal organ development</text:p>
          </table:table-cell>
          <table:table-cell office:value-type="float" office:value="0.00000603" calcext:value-type="float">
            <text:p>0.00000603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985" calcext:value-type="float">
            <text:p>985</text:p>
          </table:table-cell>
          <table:table-cell office:value-type="float" office:value="634" calcext:value-type="float">
            <text:p>63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IL15 <text:s/>- <text:s/>interleukin 15, BIRC2 <text:s/>- <text:s/>baculoviral iap repeat containing 2, TCF15 <text:s/>- <text:s/>transcription factor 15 (basic helix-loop-helix), FLT3LG <text:s/>- <text:s/>fms-related tyrosine kinase 3 ligand, PAX3 <text:s/>- <text:s/>paired box 3, NCOA1 <text:s/>- <text:s/>nuclear receptor coactivator 1, HLX <text:s/>- <text:s/>h2.0-like homeobox, SH2B3 <text:s/>- <text:s/>sh2b adaptor protein 3, NRP1 <text:s/>- <text:s/>neuropilin 1, INHBA <text:s/>- <text:s/>inhibin, beta a, LZTS2 <text:s/>- <text:s/>leucine zipper, putative tumor suppressor 2, ASH1L <text:s/>- <text:s/>ash1 (absent, small, or homeotic)-like (drosophila), TAB2 <text:s/>- <text:s/>tgf-beta activated kinase 1/map3k7 binding protein 2, ID3 <text:s/>- <text:s/>inhibitor of dna binding 3, dominant negative helix-loop-helix protein, TBX19 <text:s/>- <text:s/>t-box 19, HIPK1 <text:s/>- <text:s/>homeodomain interacting protein kinase 1, LMO4 <text:s/>- <text:s/>lim domain only 4, FOXF1 <text:s/>- <text:s/>forkhead box f1, FOXG1 <text:s/>- <text:s/>forkhead box g1, IDH1 <text:s/>- <text:s/>isocitrate dehydrogenase 1 (nadp+), soluble, HGF <text:s/>- <text:s/>hepatocyte growth factor (hepapoietin a; scatter factor), TEAD1 <text:s/>- <text:s/>tea domain family member 1 (sv40 transcriptional enhancer factor), FOXK1 <text:s/>- <text:s/>forkhead box k1, MSX1 <text:s/>- <text:s/>msh homeobox 1, HDAC9 <text:s/>- <text:s/>histone deacetylase 9, FHL3 <text:s/>- <text:s/>four and a half lim domains 3, STK4 <text:s/>- <text:s/>serine/threonine kinase 4, CITED2 <text:s/>- <text:s/>cbp/p300-interacting transactivator, with glu/asp-rich carboxy-terminal domain, 2, PITX2 <text:s/>- <text:s/>paired-like homeodomain 2, HOXA11 <text:s/>- <text:s/>homeobox a11, RC3H2 <text:s/>- <text:s/>ring finger and ccch-type domains 2, HOXB3 <text:s/>- <text:s/>homeobox b3, BAK1 <text:s/>- <text:s/>bcl2-antagonist/killer 1, TFAP2A <text:s/>- <text:s/>transcription factor ap-2 alpha (activating enhancer binding protein 2 alpha), KLHL32 <text:s/>- <text:s/>kelch-like family member 32, PDGFRB <text:s/>- <text:s/>platelet-derived growth factor receptor, beta polypeptide, BBX <text:s/>- <text:s/>bobby sox homolog (drosophila), FGF1 <text:s/>- <text:s/>fibroblast growth factor 1 (acidic), ADAR <text:s/>- <text:s/>adenosine deaminase, rna-specific, PTGER4 <text:s/>- <text:s/>prostaglandin e receptor 4 (subtype ep4), ESR1 <text:s/>- <text:s/>estrogen receptor 1, MEIS2 <text:s/>- <text:s/>meis homeobox 2, ETV1 <text:s/>- <text:s/>ets variant 1, ARHGAP5 <text:s/>- <text:s/>rho gtpase activating protein 5, HOXA3 <text:s/>- <text:s/>homeobox a3, MEIS1 <text:s/>- <text:s/>meis homeobox 1, ADAM15 <text:s/>- <text:s/>adam metallopeptidase domain 15, UPF2 <text:s/>- <text:s/>upf2 regulator of nonsense transcripts homolog (yeast), HEY2 <text:s/>- <text:s/>hairy/enhancer-of-split related with yrpw motif 2, SIX1 <text:s/>- <text:s/>six homeobox 1, PTK2 <text:s/>- <text:s/>protein tyrosine kinase 2, SIM2 <text:s/>- <text:s/>single-minded homolog 2 (drosophila), ZFPM1 <text:s/>- <text:s/>zinc finger protein, fog family member 1, CNTFR <text:s/>- <text:s/>ciliary neurotrophic factor receptor, ROBO1 <text:s/>- <text:s/>roundabout, axon guidance receptor, homolog 1 (drosophila), RUNX3 <text:s/>- <text:s/>runt-related transcription factor 3, ZIC1 <text:s/>- <text:s/>zic family member 1, TBX5 <text:s/>- <text:s/>t-box 5, GATA6 <text:s/>- <text:s/>gata binding protein 6, PRDM16 <text:s/>- <text:s/>pr domain containing 16, SPRY1 <text:s/>- <text:s/>sprouty homolog 1, antagonist of fgf signaling (drosophila), CXCL10 <text:s/>- <text:s/>chemokine (c-x-c motif) ligand 10, BNC2 <text:s/>- <text:s/>basonuclin 2, ZIC3 <text:s/>- <text:s/>zic family member 3, RBBP6 <text:s/>- <text:s/>retinoblastoma binding protein 6, TCF7L2 <text:s/>- <text:s/>transcription factor 7-like 2 (t-cell specific, hmg-box), CNTN4 <text:s/>- <text:s/>contactin 4, BCL2 <text:s/>- <text:s/>b-cell cll/lymphoma 2, ERBB4 <text:s/>- <text:s/>v-erb-b2 avian erythroblastic leukemia viral oncogene homolog 4, FBN1 <text:s/>- <text:s/>fibrillin 1, CCND1 <text:s/>- <text:s/>cyclin d1, LSR <text:s/>- <text:s/>lipolysis stimulated lipoprotein receptor, ITGA6 <text:s/>- <text:s/>integrin, alpha 6, TBC1D32 <text:s/>- <text:s/>tbc1 domain family, member 32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8</text:p>
          </table:table-cell>
          <table:table-cell office:value-type="string" calcext:value-type="string">
            <text:p>negative regulation of cytokine production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2.83" calcext:value-type="float">
            <text:p>2.83</text:p>
          </table:table-cell>
          <table:table-cell office:value-type="float" office:value="13954" calcext:value-type="float">
            <text:p>13954</text:p>
          </table:table-cell>
          <table:table-cell office:value-type="float" office:value="179" calcext:value-type="float">
            <text:p>179</text:p>
          </table:table-cell>
          <table:table-cell office:value-type="float" office:value="634" calcext:value-type="float">
            <text:p>6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DHX58 <text:s/>- <text:s/>dexh (asp-glu-x-his) box polypeptide 58, GATA6 <text:s/>- <text:s/>gata binding protein 6, UBE2L6 <text:s/>- <text:s/>ubiquitin-conjugating enzyme e2l 6, NLRC5 <text:s/>- <text:s/>nlr family, card domain containing 5, HDAC7 <text:s/>- <text:s/>histone deacetylase 7, CDH3 <text:s/>- <text:s/>cadherin 3, type 1, p-cadherin (placental), GPR18 <text:s/>- <text:s/>g protein-coupled receptor 18, CD274 <text:s/>- <text:s/>cd274 molecule, CD96 <text:s/>- <text:s/>cd96 molecule, IL23A <text:s/>- <text:s/>interleukin 23, alpha subunit p19, HGF <text:s/>- <text:s/>hepatocyte growth factor (hepapoietin a; scatter factor), INHBA <text:s/>- <text:s/>inhibin, beta a, PTGER4 <text:s/>- <text:s/>prostaglandin e receptor 4 (subtype ep4), BST2 <text:s/>- <text:s/>bone marrow stromal cell antigen 2, TNFSF4 <text:s/>- <text:s/>tumor necrosis factor (ligand) superfamily, member 4, ISG15 <text:s/>- <text:s/>isg15 ubiquitin-like modifier, IDO1 <text:s/>- <text:s/>indoleamine 2,3-dioxygenase 1, THBS1 <text:s/>- <text:s/>thrombospondin 1, NMI <text:s/>- <text:s/>n-myc (and stat) interactor, CYLD <text:s/>- <text:s/>cylindromatosis (turban tumor syndrome), NDFIP1 <text:s/>- <text:s/>nedd4 family interacting protein 1, IFNB1 <text:s/>- <text:s/>interferon, beta 1, fibroblast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901</text:p>
          </table:table-cell>
          <table:table-cell office:value-type="string" calcext:value-type="string">
            <text:p>negative regulation of viral life cycle</text:p>
          </table:table-cell>
          <table:table-cell office:value-type="float" office:value="0.00000688" calcext:value-type="float">
            <text:p>0.00000688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4.34" calcext:value-type="float">
            <text:p>4.34</text:p>
          </table:table-cell>
          <table:table-cell office:value-type="float" office:value="13954" calcext:value-type="float">
            <text:p>13954</text:p>
          </table:table-cell>
          <table:table-cell office:value-type="float" office:value="66" calcext:value-type="float">
            <text:p>66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SAD2 <text:s/>- <text:s/>radical s-adenosyl methionine domain containing 2, IFIT1 <text:s/>- <text:s/>interferon-induced protein with tetratricopeptide repeats 1, ISG20 <text:s/>- <text:s/>interferon stimulated exonuclease gene 20kda, TRIM21 <text:s/>- <text:s/>tripartite motif containing 21, TRIM6 <text:s/>- <text:s/>tripartite motif containing 6, ADAR <text:s/>- <text:s/>adenosine deaminase, rna-specific, BST2 <text:s/>- <text:s/>bone marrow stromal cell antigen 2, ISG15 <text:s/>- <text:s/>isg15 ubiquitin-like modifier, RNASEL <text:s/>- <text:s/>ribonuclease l (2',5'-oligoisoadenylate synthetase-dependent), PARP10 <text:s/>- <text:s/>poly (adp-ribose) polymerase family, member 10, EIF2AK2 <text:s/>- <text:s/>eukaryotic translation initiation factor 2-alpha kinase 2, IFNB1 <text:s/>- <text:s/>interferon, beta 1, fibroblast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6</text:p>
          </table:table-cell>
          <table:table-cell office:value-type="string" calcext:value-type="string">
            <text:p>positive regulation of leukocyte activation</text:p>
          </table:table-cell>
          <table:table-cell office:value-type="float" office:value="0.0000079" calcext:value-type="float">
            <text:p>0.0000079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2.66" calcext:value-type="float">
            <text:p>2.66</text:p>
          </table:table-cell>
          <table:table-cell office:value-type="float" office:value="13954" calcext:value-type="float">
            <text:p>13954</text:p>
          </table:table-cell>
          <table:table-cell office:value-type="float" office:value="207" calcext:value-type="float">
            <text:p>207</text:p>
          </table:table-cell>
          <table:table-cell office:value-type="float" office:value="634" calcext:value-type="float">
            <text:p>6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VAV3 <text:s/>- <text:s/>vav 3 guanine nucleotide exchange factor, IL15 <text:s/>- <text:s/>interleukin 15, SOCS1 <text:s/>- <text:s/>suppressor of cytokine signaling 1, FLT3LG <text:s/>- <text:s/>fms-related tyrosine kinase 3 ligand, HLX <text:s/>- <text:s/>h2.0-like homeobox, CD274 <text:s/>- <text:s/>cd274 molecule, STAT6 <text:s/>- <text:s/>signal transducer and activator of transcription 6, interleukin-4 induced, ATP11C <text:s/>- <text:s/>atpase, class vi, type 11c, IL23A <text:s/>- <text:s/>interleukin 23, alpha subunit p19, TNFSF4 <text:s/>- <text:s/>tumor necrosis factor (ligand) superfamily, member 4, MYB <text:s/>- <text:s/>v-myb avian myeloblastosis viral oncogene homolog, CD74 <text:s/>- <text:s/>cd74 molecule, major histocompatibility complex, class ii invariant chain, TBX21 <text:s/>- <text:s/>t-box 21, TNFSF13B <text:s/>- <text:s/>tumor necrosis factor (ligand) superfamily, member 13b, EFNB1 <text:s/>- <text:s/>ephrin-b1, GRAP2 <text:s/>- <text:s/>grb2-related adaptor protein 2, IL2 <text:s/>- <text:s/>interleukin 2, CD27 <text:s/>- <text:s/>cd27 molecule, YES1 <text:s/>- <text:s/>v-yes-1 yamaguchi sarcoma viral oncogene homolog 1, BCL2 <text:s/>- <text:s/>b-cell cll/lymphoma 2, THBS1 <text:s/>- <text:s/>thrombospondin 1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9</text:p>
          </table:table-cell>
          <table:table-cell office:value-type="string" calcext:value-type="string">
            <text:p>positive regulation of cell-cell adhesion</text:p>
          </table:table-cell>
          <table:table-cell office:value-type="float" office:value="0.00000828" calcext:value-type="float">
            <text:p>0.0000082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2.87" calcext:value-type="float">
            <text:p>2.87</text:p>
          </table:table-cell>
          <table:table-cell office:value-type="float" office:value="13954" calcext:value-type="float">
            <text:p>13954</text:p>
          </table:table-cell>
          <table:table-cell office:value-type="float" office:value="169" calcext:value-type="float">
            <text:p>169</text:p>
          </table:table-cell>
          <table:table-cell office:value-type="float" office:value="634" calcext:value-type="float">
            <text:p>6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CITED2 <text:s/>- <text:s/>cbp/p300-interacting transactivator, with glu/asp-rich carboxy-terminal domain, 2, GRAP2 <text:s/>- <text:s/>grb2-related adaptor protein 2, IL15 <text:s/>- <text:s/>interleukin 15, IL2 <text:s/>- <text:s/>interleukin 2, SOCS1 <text:s/>- <text:s/>suppressor of cytokine signaling 1, HLX <text:s/>- <text:s/>h2.0-like homeobox, CD274 <text:s/>- <text:s/>cd274 molecule, IL23A <text:s/>- <text:s/>interleukin 23, alpha subunit p19, CD27 <text:s/>- <text:s/>cd27 molecule, YES1 <text:s/>- <text:s/>v-yes-1 yamaguchi sarcoma viral oncogene homolog 1, TNFSF4 <text:s/>- <text:s/>tumor necrosis factor (ligand) superfamily, member 4, CD74 <text:s/>- <text:s/>cd74 molecule, major histocompatibility complex, class ii invariant chain, MYB <text:s/>- <text:s/>v-myb avian myeloblastosis viral oncogene homolog, FGA <text:s/>- <text:s/>fibrinogen alpha chain, TNFSF13B <text:s/>- <text:s/>tumor necrosis factor (ligand) superfamily, member 13b, IL7 <text:s/>- <text:s/>interleukin 7, CYLD <text:s/>- <text:s/>cylindromatosis (turban tumor syndrome), EFNB1 <text:s/>- <text:s/>ephrin-b1, ITGA6 <text:s/>- <text:s/>integrin, alpha 6, ANK3 <text:s/>- <text:s/>ankyrin 3, node of ranvier (ankyrin g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7</text:p>
          </table:table-cell>
          <table:table-cell office:value-type="string" calcext:value-type="string">
            <text:p>regulation of cell-cell adhesion</text:p>
          </table:table-cell>
          <table:table-cell office:value-type="float" office:value="0.00000865" calcext:value-type="float">
            <text:p>0.00000865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2.35" calcext:value-type="float">
            <text:p>2.35</text:p>
          </table:table-cell>
          <table:table-cell office:value-type="float" office:value="13954" calcext:value-type="float">
            <text:p>13954</text:p>
          </table:table-cell>
          <table:table-cell office:value-type="float" office:value="290" calcext:value-type="float">
            <text:p>290</text:p>
          </table:table-cell>
          <table:table-cell office:value-type="float" office:value="634" calcext:value-type="float">
            <text:p>6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CITED2 <text:s/>- <text:s/>cbp/p300-interacting transactivator, with glu/asp-rich carboxy-terminal domain, 2, IL15 <text:s/>- <text:s/>interleukin 15, PDE5A <text:s/>- <text:s/>phosphodiesterase 5a, cgmp-specific, SOCS1 <text:s/>- <text:s/>suppressor of cytokine signaling 1, CYP26B1 <text:s/>- <text:s/>cytochrome p450, family 26, subfamily b, polypeptide 1, HLX <text:s/>- <text:s/>h2.0-like homeobox, CD274 <text:s/>- <text:s/>cd274 molecule, IL23A <text:s/>- <text:s/>interleukin 23, alpha subunit p19, TNFSF4 <text:s/>- <text:s/>tumor necrosis factor (ligand) superfamily, member 4, MYB <text:s/>- <text:s/>v-myb avian myeloblastosis viral oncogene homolog, CD74 <text:s/>- <text:s/>cd74 molecule, major histocompatibility complex, class ii invariant chain, IDO1 <text:s/>- <text:s/>indoleamine 2,3-dioxygenase 1, FGA <text:s/>- <text:s/>fibrinogen alpha chain, TNFSF13B <text:s/>- <text:s/>tumor necrosis factor (ligand) superfamily, member 13b, EFNB1 <text:s/>- <text:s/>ephrin-b1, NDFIP1 <text:s/>- <text:s/>nedd4 family interacting protein 1, IFNB1 <text:s/>- <text:s/>interferon, beta 1, fibroblast, PTK2 <text:s/>- <text:s/>protein tyrosine kinase 2, GRAP2 <text:s/>- <text:s/>grb2-related adaptor protein 2, IL2 <text:s/>- <text:s/>interleukin 2, ASS1 <text:s/>- <text:s/>argininosuccinate synthase 1, SOS1 <text:s/>- <text:s/>son of sevenless homolog 1 (drosophila), CD27 <text:s/>- <text:s/>cd27 molecule, YES1 <text:s/>- <text:s/>v-yes-1 yamaguchi sarcoma viral oncogene homolog 1, IL27 <text:s/>- <text:s/>interleukin 27, IL7 <text:s/>- <text:s/>interleukin 7, CYLD <text:s/>- <text:s/>cylindromatosis (turban tumor syndrome), ITGA6 <text:s/>- <text:s/>integrin, alpha 6, ANK3 <text:s/>- <text:s/>ankyrin 3, node of ranvier (ankyrin g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0.00000927" calcext:value-type="float">
            <text:p>0.0000092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452" calcext:value-type="float">
            <text:p>3452</text:p>
          </table:table-cell>
          <table:table-cell office:value-type="float" office:value="634" calcext:value-type="float">
            <text:p>63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GFPT1 <text:s/>- <text:s/>glutamine--fructose-6-phosphate transaminase 1, RNF43 <text:s/>- <text:s/>ring finger protein 43, PLXNC1 <text:s/>- <text:s/>plexin c1, CD274 <text:s/>- <text:s/>cd274 molecule, NR6A1 <text:s/>- <text:s/>nuclear receptor subfamily 6, group a, member 1, NRP1 <text:s/>- <text:s/>neuropilin 1, BST2 <text:s/>- <text:s/>bone marrow stromal cell antigen 2, BRS3 <text:s/>- <text:s/>bombesin-like receptor 3, LZTS2 <text:s/>- <text:s/>leucine zipper, putative tumor suppressor 2, TLR7 <text:s/>- <text:s/>toll-like receptor 7, BDNF <text:s/>- <text:s/>brain-derived neurotrophic factor, FMN2 <text:s/>- <text:s/>formin 2, BLK <text:s/>- <text:s/>b lymphoid tyrosine kinase, SOS1 <text:s/>- <text:s/>son of sevenless homolog 1 (drosophila), ARL5C <text:s/>- <text:s/>adp-ribosylation factor-like 5c, DOCK10 <text:s/>- <text:s/>dedicator of cytokinesis 10, TRIM22 <text:s/>- <text:s/>tripartite motif containing 22, MYO6 <text:s/>- <text:s/>myosin vi, INADL <text:s/>- <text:s/>inad-like (drosophila), PSMD14 <text:s/>- <text:s/>proteasome (prosome, macropain) 26s subunit, non-atpase, 14, ARHGAP19 <text:s/>- <text:s/>rho gtpase activating protein 19, GLRA1 <text:s/>- <text:s/>glycine receptor, alpha 1, ADAR <text:s/>- <text:s/>adenosine deaminase, rna-specific, ADAM10 <text:s/>- <text:s/>adam metallopeptidase domain 10, PPARGC1A <text:s/>- <text:s/>peroxisome proliferator-activated receptor gamma, coactivator 1 alpha, RNASEL <text:s/>- <text:s/>ribonuclease l (2',5'-oligoisoadenylate synthetase-dependent), EFNB1 <text:s/>- <text:s/>ephrin-b1, CNTFR <text:s/>- <text:s/>ciliary neurotrophic factor receptor, ROBO1 <text:s/>- <text:s/>roundabout, axon guidance receptor, homolog 1 (drosophila), CTDSP2 <text:s/>- <text:s/>ctd (carboxy-terminal domain, rna polymerase ii, polypeptide a) small phosphatase 2, UBR5 <text:s/>- <text:s/>ubiquitin protein ligase e3 component n-recognin 5, IL22RA1 <text:s/>- <text:s/>interleukin 22 receptor, alpha 1, AKAP6 <text:s/>- <text:s/>a kinase (prka) anchor protein 6, MUSK <text:s/>- <text:s/>muscle, skeletal, receptor tyrosine kinase, NAMPT <text:s/>- <text:s/>nicotinamide phosphoribosyltransferase, OPTN <text:s/>- <text:s/>optineurin, VAV3 <text:s/>- <text:s/>vav 3 guanine nucleotide exchange factor, PDE5A <text:s/>- <text:s/>phosphodiesterase 5a, cgmp-specific, ARHGAP26 <text:s/>- <text:s/>rho gtpase activating protein 26, SOCS1 <text:s/>- <text:s/>suppressor of cytokine signaling 1, GNB4 <text:s/>- <text:s/>guanine nucleotide binding protein (g protein), beta polypeptide 4, NCOA1 <text:s/>- <text:s/>nuclear receptor coactivator 1, ARHGEF6 <text:s/>- <text:s/>rac/cdc42 guanine nucleotide exchange factor (gef) 6, SH2B3 <text:s/>- <text:s/>sh2b adaptor protein 3, FST <text:s/>- <text:s/>follistatin, RASGRP3 <text:s/>- <text:s/>ras guanyl releasing protein 3 (calcium and dag-regulated), TAB2 <text:s/>- <text:s/>tgf-beta activated kinase 1/map3k7 binding protein 2, LPXN <text:s/>- <text:s/>leupaxin, GRAP2 <text:s/>- <text:s/>grb2-related adaptor protein 2, MT2A <text:s/>- <text:s/>metallothionein 2a, HIPK1 <text:s/>- <text:s/>homeodomain interacting protein kinase 1, HGF <text:s/>- <text:s/>hepatocyte growth factor (hepapoietin a; scatter factor), FUT8 <text:s/>- <text:s/>fucosyltransferase 8 (alpha (1,6) fucosyltransferase), MSX1 <text:s/>- <text:s/>msh homeobox 1, RAPGEF4 <text:s/>- <text:s/>rap guanine nucleotide exchange factor (gef) 4, CYLD <text:s/>- <text:s/>cylindromatosis (turban tumor syndrome), STK4 <text:s/>- <text:s/>serine/threonine kinase 4, CITED2 <text:s/>- <text:s/>cbp/p300-interacting transactivator, with glu/asp-rich carboxy-terminal domain, 2, PROK2 <text:s/>- <text:s/>prokineticin 2, IRF9 <text:s/>- <text:s/>interferon regulatory factor 9, EREG <text:s/>- <text:s/>epiregulin, STAT5A <text:s/>- <text:s/>signal transducer and activator of transcription 5a, STAT6 <text:s/>- <text:s/>signal transducer and activator of transcription 6, interleukin-4 induced, NOD1 <text:s/>- <text:s/>nucleotide-binding oligomerization domain containing 1, ITPR3 <text:s/>- <text:s/>inositol 1,4,5-trisphosphate receptor, type 3, ESRRG <text:s/>- <text:s/>estrogen-related receptor gamma, TNFSF4 <text:s/>- <text:s/>tumor necrosis factor (ligand) superfamily, member 4, CAMK1G <text:s/>- <text:s/>calcium/calmodulin-dependent protein kinase ig, ESR1 <text:s/>- <text:s/>estrogen receptor 1, ARHGAP25 <text:s/>- <text:s/>rho gtpase activating protein 25, EIF2AK2 <text:s/>- <text:s/>eukaryotic translation initiation factor 2-alpha kinase 2, ADAM15 <text:s/>- <text:s/>adam metallopeptidase domain 15, MAPK10 <text:s/>- <text:s/>mitogen-activated protein kinase 10, RSAD2 <text:s/>- <text:s/>radical s-adenosyl methionine domain containing 2, TNFSF15 <text:s/>- <text:s/>tumor necrosis factor (ligand) superfamily, member 15, HNF4G <text:s/>- <text:s/>hepatocyte nuclear factor 4, gamma, SORT1 <text:s/>- <text:s/>sortilin 1, TRIM21 <text:s/>- <text:s/>tripartite motif containing 21, RTKN <text:s/>- <text:s/>rhotekin, PKN2 <text:s/>- <text:s/>protein kinase n2, TLK2 <text:s/>- <text:s/>tousled-like kinase 2, ERBB4 <text:s/>- <text:s/>v-erb-b2 avian erythroblastic leukemia viral oncogene homolog 4, ANK3 <text:s/>- <text:s/>ankyrin 3, node of ranvier (ankyrin g), LPHN2 <text:s/>- <text:s/>latrophilin 2, IL15 <text:s/>- <text:s/>interleukin 15, GPR52 <text:s/>- <text:s/>g protein-coupled receptor 52, IL15RA <text:s/>- <text:s/>interleukin 15 receptor, alpha, BIRC2 <text:s/>- <text:s/>baculoviral iap repeat containing 2, ARHGAP15 <text:s/>- <text:s/>rho gtpase activating protein 15, ZNF385A <text:s/>- <text:s/>zinc finger protein 385a, CDH3 <text:s/>- <text:s/>cadherin 3, type 1, p-cadherin (placental), FLT3LG <text:s/>- <text:s/>fms-related tyrosine kinase 3 ligand, INHBA <text:s/>- <text:s/>inhibin, beta a, PIK3R3 <text:s/>- <text:s/>phosphoinositide-3-kinase, regulatory subunit 3 (gamma), ELMO1 <text:s/>- <text:s/>engulfment and cell motility 1, OSM <text:s/>- <text:s/>oncostatin m, CD74 <text:s/>- <text:s/>cd74 molecule, major histocompatibility complex, class ii invariant chain, BCL11A <text:s/>- <text:s/>b-cell cll/lymphoma 11a (zinc finger protein), NDFIP1 <text:s/>- <text:s/>nedd4 family interacting protein 1, DCC <text:s/>- <text:s/>deleted in colorectal carcinoma, MAP3K11 <text:s/>- <text:s/>mitogen-activated protein kinase kinase kinase 11, MAP4K3 <text:s/>- <text:s/>mitogen-activated protein kinase kinase kinase kinase 3, PSMA3 <text:s/>- <text:s/>proteasome (prosome, macropain) subunit, alpha type, 3, PSMB10 <text:s/>- <text:s/>proteasome (prosome, macropain) subunit, beta type, 10, IL2 <text:s/>- <text:s/>interleukin 2, ARF3 <text:s/>- <text:s/>adp-ribosylation factor 3, FOXF1 <text:s/>- <text:s/>forkhead box f1, CD27 <text:s/>- <text:s/>cd27 molecule, TEAD1 <text:s/>- <text:s/>tea domain family member 1 (sv40 transcriptional enhancer factor), RASSF4 <text:s/>- <text:s/>ras association (ralgds/af-6) domain family member 4, TNFSF8 <text:s/>- <text:s/>tumor necrosis factor (ligand) superfamily, member 8, CCL21 <text:s/>- <text:s/>chemokine (c-c motif) ligand 21, CD80 <text:s/>- <text:s/>cd80 molecule, MAP4K5 <text:s/>- <text:s/>mitogen-activated protein kinase kinase kinase kinase 5, ISG20 <text:s/>- <text:s/>interferon stimulated exonuclease gene 20kda, ROR1 <text:s/>- <text:s/>receptor tyrosine kinase-like orphan receptor 1, PDGFRB <text:s/>- <text:s/>platelet-derived growth factor receptor, beta polypeptide, FGF1 <text:s/>- <text:s/>fibroblast growth factor 1 (acidic), ITGB6 <text:s/>- <text:s/>integrin, beta 6, PTGER4 <text:s/>- <text:s/>prostaglandin e receptor 4 (subtype ep4), ITGB7 <text:s/>- <text:s/>integrin, beta 7, NR4A2 <text:s/>- <text:s/>nuclear receptor subfamily 4, group a, member 2, ENPP2 <text:s/>- <text:s/>ectonucleotide pyrophosphatase/phosphodiesterase 2, PDK3 <text:s/>- <text:s/>pyruvate dehydrogenase kinase, isozyme 3, MKNK1 <text:s/>- <text:s/>map kinase interacting serine/threonine kinase 1, FGA <text:s/>- <text:s/>fibrinogen alpha chain, RAPGEF5 <text:s/>- <text:s/>rap guanine nucleotide exchange factor (gef) 5, ARHGAP5 <text:s/>- <text:s/>rho gtpase activating protein 5, ITGB1 <text:s/>- <text:s/>integrin, beta 1 (fibronectin receptor, beta polypeptide, antigen cd29 includes mdf2, msk12), MAP3K5 <text:s/>- <text:s/>mitogen-activated protein kinase kinase kinase 5, PTK2 <text:s/>- <text:s/>protein tyrosine kinase 2, CDK6 <text:s/>- <text:s/>cyclin-dependent kinase 6, ARHGAP31 <text:s/>- <text:s/>rho gtpase activating protein 31, NCSTN <text:s/>- <text:s/>nicastrin, DGKA <text:s/>- <text:s/>diacylglycerol kinase, alpha 80kda, CXCL10 <text:s/>- <text:s/>chemokine (c-x-c motif) ligand 10, FAT4 <text:s/>- <text:s/>fat atypical cadherin 4, FCGR2B <text:s/>- <text:s/>fc fragment of igg, low affinity iib, receptor (cd32), CDH6 <text:s/>- <text:s/>cadherin 6, type 2, k-cadherin (fetal kidney), PDE1A <text:s/>- <text:s/>phosphodiesterase 1a, calmodulin-dependent, TCF7L2 <text:s/>- <text:s/>transcription factor 7-like 2 (t-cell specific, hmg-box), IRF7 <text:s/>- <text:s/>interferon regulatory factor 7, PDE4D <text:s/>- <text:s/>phosphodiesterase 4d, camp-specific, SH2B1 <text:s/>- <text:s/>sh2b adaptor protein 1, ITGA6 <text:s/>- <text:s/>integrin, alpha 6, IL1RAPL1 <text:s/>- <text:s/>interleukin 1 receptor accessory protein-like 1, PDE4A <text:s/>- <text:s/>phosphodiesterase 4a, camp-specific, PTPRF <text:s/>- <text:s/>protein tyrosine phosphatase, receptor type, f, IFIT2 <text:s/>- <text:s/>interferon-induced protein with tetratricopeptide repeats 2, IFIT1 <text:s/>- <text:s/>interferon-induced protein with tetratricopeptide repeats 1, RGMB <text:s/>- <text:s/>rgm domain family, member b, IFIT3 <text:s/>- <text:s/>interferon-induced protein with tetratricopeptide repeats 3, IFI35 <text:s/>- <text:s/>interferon-induced protein 35, PTPRR <text:s/>- <text:s/>protein tyrosine phosphatase, receptor type, r, TLE4 <text:s/>- <text:s/>transducin-like enhancer of split 4 (e(sp1) homolog, drosophila), WNT8B <text:s/>- <text:s/>wingless-type mmtv integration site family, member 8b, CHML <text:s/>- <text:s/>choroideremia-like (rab escort protein 2), NMI <text:s/>- <text:s/>n-myc (and stat) interactor, IFNB1 <text:s/>- <text:s/>interferon, beta 1, fibroblast, ATF3 <text:s/>- <text:s/>activating transcription factor 3, TRIM5 <text:s/>- <text:s/>tripartite motif containing 5, ERAP2 <text:s/>- <text:s/>endoplasmic reticulum aminopeptidase 2, HDAC4 <text:s/>- <text:s/>histone deacetylase 4, DUSP5 <text:s/>- <text:s/>dual specificity phosphatase 5, EVL <text:s/>- <text:s/>enah/vasp-like, GPR18 <text:s/>- <text:s/>g protein-coupled receptor 18, PIP4K2B <text:s/>- <text:s/>phosphatidylinositol-5-phosphate 4-kinase, type ii, beta, MAP3K19 <text:s/>- <text:s/>mitogen-activated protein kinase kinase kinase 19, STYK1 <text:s/>- <text:s/>serine/threonine/tyrosine kinase 1, APPL1 <text:s/>- <text:s/>adaptor protein, phosphotyrosine interaction, ph domain and leucine zipper containing 1, CYSLTR1 <text:s/>- <text:s/>cysteinyl leukotriene receptor 1, SOCS7 <text:s/>- <text:s/>suppressor of cytokine signaling 7, LSP1 <text:s/>- <text:s/>lymphocyte-specific protein 1, PITX2 <text:s/>- <text:s/>paired-like homeodomain 2, DLG4 <text:s/>- <text:s/>discs, large homolog 4 (drosophila), BAK1 <text:s/>- <text:s/>bcl2-antagonist/killer 1, CLTC <text:s/>- <text:s/>clathrin, heavy chain (hc), CYP26B1 <text:s/>- <text:s/>cytochrome p450, family 26, subfamily b, polypeptide 1, B2M <text:s/>- <text:s/>beta-2-microglobulin, CPEB4 <text:s/>- <text:s/>cytoplasmic polyadenylation element binding protein 4, ISG15 <text:s/>- <text:s/>isg15 ubiquitin-like modifier, IL21R <text:s/>- <text:s/>interleukin 21 receptor, NFATC3 <text:s/>- <text:s/>nuclear factor of activated t-cells, cytoplasmic, calcineurin-dependent 3, TNFSF13B <text:s/>- <text:s/>tumor necrosis factor (ligand) superfamily, member 13b, LY75 <text:s/>- <text:s/>lymphocyte antigen 75, PIK3AP1 <text:s/>- <text:s/>phosphoinositide-3-kinase adaptor protein 1, LTBP1 <text:s/>- <text:s/>latent transforming growth factor beta binding protein 1, GRIA3 <text:s/>- <text:s/>glutamate receptor, ionotropic, ampa 3, CXCR6 <text:s/>- <text:s/>chemokine (c-x-c motif) receptor 6, FNIP1 <text:s/>- <text:s/>folliculin interacting protein 1, HEY2 <text:s/>- <text:s/>hairy/enhancer-of-split related with yrpw motif 2, GRIK2 <text:s/>- <text:s/>glutamate receptor, ionotropic, kainate 2, GPR65 <text:s/>- <text:s/>g protein-coupled receptor 65, TNFRSF17 <text:s/>- <text:s/>tumor necrosis factor receptor superfamily, member 17, DAPP1 <text:s/>- <text:s/>dual adaptor of phosphotyrosine and 3-phosphoinositides, NEDD4 <text:s/>- <text:s/>neural precursor cell expressed, developmentally down-regulated 4, e3 ubiquitin protein ligase, YES1 <text:s/>- <text:s/>v-yes-1 yamaguchi sarcoma viral oncogene homolog 1, LRRC4C <text:s/>- <text:s/>leucine rich repeat containing 4c, BCL2 <text:s/>- <text:s/>b-cell cll/lymphoma 2, TIAL1 <text:s/>- <text:s/>tia1 cytotoxic granule-associated rna binding protein-like 1, CCND1 <text:s/>- <text:s/>cyclin d1, PIGR <text:s/>- <text:s/>polymeric immunoglobulin receptor, TBC1D32 <text:s/>- <text:s/>tbc1 domain family, member 32, KIAA1598 <text:s/>- <text:s/>kiaa159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multi-organism process</text:p>
          </table:table-cell>
          <table:table-cell office:value-type="float" office:value="0.00000974" calcext:value-type="float">
            <text:p>0.00000974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878" calcext:value-type="float">
            <text:p>878</text:p>
          </table:table-cell>
          <table:table-cell office:value-type="float" office:value="634" calcext:value-type="float">
            <text:p>6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IL17A <text:s/>- <text:s/>interleukin 17a, IFIT2 <text:s/>- <text:s/>interferon-induced protein with tetratricopeptide repeats 2, PAPPA <text:s/>- <text:s/>pregnancy-associated plasma protein a, pappalysin 1, IFIT1 <text:s/>- <text:s/>interferon-induced protein with tetratricopeptide repeats 1, DHX58 <text:s/>- <text:s/>dexh (asp-glu-x-his) box polypeptide 58, IFIT3 <text:s/>- <text:s/>interferon-induced protein with tetratricopeptide repeats 3, LGALS8 <text:s/>- <text:s/>lectin, galactoside-binding, soluble, 8, DDX60 <text:s/>- <text:s/>dead (asp-glu-ala-asp) box polypeptide 60, NLRC5 <text:s/>- <text:s/>nlr family, card domain containing 5, FBXW7 <text:s/>- <text:s/>f-box and wd repeat domain containing 7, e3 ubiquitin protein ligase, IL23A <text:s/>- <text:s/>interleukin 23, alpha subunit p19, SET <text:s/>- <text:s/>set nuclear oncogene, BST2 <text:s/>- <text:s/>bone marrow stromal cell antigen 2, TBX21 <text:s/>- <text:s/>t-box 21, IDO1 <text:s/>- <text:s/>indoleamine 2,3-dioxygenase 1, CD200R1 <text:s/>- <text:s/>cd200 receptor 1, IFNB1 <text:s/>- <text:s/>interferon, beta 1, fibroblast, PDCD6IP <text:s/>- <text:s/>programmed cell death 6 interacting protein, TRIM5 <text:s/>- <text:s/>tripartite motif containing 5, TLR7 <text:s/>- <text:s/>toll-like receptor 7, NUP43 <text:s/>- <text:s/>nucleoporin 43kda, SCARB2 <text:s/>- <text:s/>scavenger receptor class b, member 2, PSMA3 <text:s/>- <text:s/>proteasome (prosome, macropain) subunit, alpha type, 3, TNPO1 <text:s/>- <text:s/>transportin 1, PSMB10 <text:s/>- <text:s/>proteasome (prosome, macropain) subunit, beta type, 10, CFLAR <text:s/>- <text:s/>casp8 and fadd-like apoptosis regulator, TRIM6 <text:s/>- <text:s/>tripartite motif containing 6, TNFSF8 <text:s/>- <text:s/>tumor necrosis factor (ligand) superfamily, member 8, TRIM22 <text:s/>- <text:s/>tripartite motif containing 22, BATF2 <text:s/>- <text:s/>basic leucine zipper transcription factor, atf-like 2, CD80 <text:s/>- <text:s/>cd80 molecule, UBR4 <text:s/>- <text:s/>ubiquitin protein ligase e3 component n-recognin 4, DLG4 <text:s/>- <text:s/>discs, large homolog 4 (drosophila), IRF9 <text:s/>- <text:s/>interferon regulatory factor 9, BAK1 <text:s/>- <text:s/>bcl2-antagonist/killer 1, ISG20 <text:s/>- <text:s/>interferon stimulated exonuclease gene 20kda, NOD1 <text:s/>- <text:s/>nucleotide-binding oligomerization domain containing 1, ADAR <text:s/>- <text:s/>adenosine deaminase, rna-specific, ITGB6 <text:s/>- <text:s/>integrin, beta 6, NRXN1 <text:s/>- <text:s/>neurexin 1, ITGB7 <text:s/>- <text:s/>integrin, beta 7, TNFSF4 <text:s/>- <text:s/>tumor necrosis factor (ligand) superfamily, member 4, ISG15 <text:s/>- <text:s/>isg15 ubiquitin-like modifier, FGA <text:s/>- <text:s/>fibrinogen alpha chain, RNASEL <text:s/>- <text:s/>ribonuclease l (2',5'-oligoisoadenylate synthetase-dependent), EIF2AK2 <text:s/>- <text:s/>eukaryotic translation initiation factor 2-alpha kinase 2, ITGB1 <text:s/>- <text:s/>integrin, beta 1 (fibronectin receptor, beta polypeptide, antigen cd29 includes mdf2, msk12), CXCR6 <text:s/>- <text:s/>chemokine (c-x-c motif) receptor 6, MAP3K5 <text:s/>- <text:s/>mitogen-activated protein kinase kinase kinase 5, CNTFR <text:s/>- <text:s/>ciliary neurotrophic factor receptor, HELT <text:s/>- <text:s/>helt bhlh transcription factor, CDK6 <text:s/>- <text:s/>cyclin-dependent kinase 6, RSAD2 <text:s/>- <text:s/>radical s-adenosyl methionine domain containing 2, IL22RA1 <text:s/>- <text:s/>interleukin 22 receptor, alpha 1, PCM1 <text:s/>- <text:s/>pericentriolar material 1, CXCL10 <text:s/>- <text:s/>chemokine (c-x-c motif) ligand 10, NUP54 <text:s/>- <text:s/>nucleoporin 54kda, MPDZ <text:s/>- <text:s/>multiple pdz domain protein, FCGR2B <text:s/>- <text:s/>fc fragment of igg, low affinity iib, receptor (cd32), NEDD4 <text:s/>- <text:s/>neural precursor cell expressed, developmentally down-regulated 4, e3 ubiquitin protein ligase, CLIC5 <text:s/>- <text:s/>chloride intracellular channel 5, GSDMD <text:s/>- <text:s/>gasdermin d, BCL2 <text:s/>- <text:s/>b-cell cll/lymphoma 2, IRF7 <text:s/>- <text:s/>interferon regulatory factor 7, NAMPT <text:s/>- <text:s/>nicotinamide phosphoribosyltransferase, IL27 <text:s/>- <text:s/>interleukin 27, IFI44 <text:s/>- <text:s/>interferon-induced protein 44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634" calcext:value-type="float">
            <text:p>63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CPEB4 <text:s/>- <text:s/>cytoplasmic polyadenylation element binding protein 4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FNIP1 <text:s/>- <text:s/>folliculin interacting protein 1, HEY2 <text:s/>- <text:s/>hairy/enhancer-of-split related with yrpw motif 2, CEBPD <text:s/>- <text:s/>ccaat/enhancer binding protein (c/ebp), delta, SIX1 <text:s/>- <text:s/>six homeobox 1, ZFPM1 <text:s/>- <text:s/>zinc finger protein, fog family member 1, SIM2 <text:s/>- <text:s/>single-minded homolog 2 (drosophila), RUNX3 <text:s/>- <text:s/>runt-related transcription factor 3, HELT <text:s/>- <text:s/>helt bhlh transcription factor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HNRNPC <text:s/>- <text:s/>heterogeneous nuclear ribonucleoprotein c (c1/c2), STAG2 <text:s/>- <text:s/>stromal antigen 2, HDAC7 <text:s/>- <text:s/>histone deacetylase 7, ZEB2 <text:s/>- <text:s/>zinc finger e-box binding homeobox 2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, BACE2 <text:s/>- <text:s/>beta-site app-cleaving enzym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55</text:p>
          </table:table-cell>
          <table:table-cell office:value-type="string" calcext:value-type="string">
            <text:p>regulation of cell adhesion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505" calcext:value-type="float">
            <text:p>505</text:p>
          </table:table-cell>
          <table:table-cell office:value-type="float" office:value="634" calcext:value-type="float">
            <text:p>6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CITED2 <text:s/>- <text:s/>cbp/p300-interacting transactivator, with glu/asp-rich carboxy-terminal domain, 2, VAV3 <text:s/>- <text:s/>vav 3 guanine nucleotide exchange factor, IL15 <text:s/>- <text:s/>interleukin 15, PDE5A <text:s/>- <text:s/>phosphodiesterase 5a, cgmp-specific, SOCS1 <text:s/>- <text:s/>suppressor of cytokine signaling 1, PLXNC1 <text:s/>- <text:s/>plexin c1, CYP26B1 <text:s/>- <text:s/>cytochrome p450, family 26, subfamily b, polypeptide 1, CD274 <text:s/>- <text:s/>cd274 molecule, HLX <text:s/>- <text:s/>h2.0-like homeobox, IL23A <text:s/>- <text:s/>interleukin 23, alpha subunit p19, ADAM10 <text:s/>- <text:s/>adam metallopeptidase domain 10, CD74 <text:s/>- <text:s/>cd74 molecule, major histocompatibility complex, class ii invariant chain, TNFSF4 <text:s/>- <text:s/>tumor necrosis factor (ligand) superfamily, member 4, MYB <text:s/>- <text:s/>v-myb avian myeloblastosis viral oncogene homolog, FGA <text:s/>- <text:s/>fibrinogen alpha chain, IDO1 <text:s/>- <text:s/>indoleamine 2,3-dioxygenase 1, TNFSF13B <text:s/>- <text:s/>tumor necrosis factor (ligand) superfamily, member 13b, CASK <text:s/>- <text:s/>calcium/calmodulin-dependent serine protein kinase (maguk family), NDFIP1 <text:s/>- <text:s/>nedd4 family interacting protein 1, EFNB1 <text:s/>- <text:s/>ephrin-b1, IFNB1 <text:s/>- <text:s/>interferon, beta 1, fibroblast, ADAM15 <text:s/>- <text:s/>adam metallopeptidase domain 15, PTK2 <text:s/>- <text:s/>protein tyrosine kinase 2, CDK6 <text:s/>- <text:s/>cyclin-dependent kinase 6, LPXN <text:s/>- <text:s/>leupaxin, GRAP2 <text:s/>- <text:s/>grb2-related adaptor protein 2, LMO7 <text:s/>- <text:s/>lim domain 7, IL2 <text:s/>- <text:s/>interleukin 2, ASS1 <text:s/>- <text:s/>argininosuccinate synthase 1, FOXF1 <text:s/>- <text:s/>forkhead box f1, SOS1 <text:s/>- <text:s/>son of sevenless homolog 1 (drosophila), CD27 <text:s/>- <text:s/>cd27 molecule, YES1 <text:s/>- <text:s/>v-yes-1 yamaguchi sarcoma viral oncogene homolog 1, VIT <text:s/>- <text:s/>vitrin, BCL2 <text:s/>- <text:s/>b-cell cll/lymphoma 2, THBS1 <text:s/>- <text:s/>thrombospondin 1, ABI3BP <text:s/>- <text:s/>abi family, member 3 (nesh) binding protein, IL27 <text:s/>- <text:s/>interleukin 27, ECM2 <text:s/>- <text:s/>extracellular matrix protein 2, female organ and adipocyte specific, IL7 <text:s/>- <text:s/>interleukin 7, CYLD <text:s/>- <text:s/>cylindromatosis (turban tumor syndrome), ITGA6 <text:s/>- <text:s/>integrin, alpha 6, ANK3 <text:s/>- <text:s/>ankyrin 3, node of ranvier (ankyrin g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634" calcext:value-type="float">
            <text:p>6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FST <text:s/>- <text:s/>follistatin, TRPS1 <text:s/>- <text:s/>trichorhinophalangeal syndrome i, RSF1 <text:s/>- <text:s/>remodeling and spacing factor 1, BCL11A <text:s/>- <text:s/>b-cell cll/lymphoma 11a (zinc finger protein), NDFIP1 <text:s/>- <text:s/>nedd4 family interacting protein 1, ATF3 <text:s/>- <text:s/>activating transcription factor 3, ID3 <text:s/>- <text:s/>inhibitor of dna binding 3, dominant negative helix-loop-helix protein, HDAC4 <text:s/>- <text:s/>histone deacetylase 4, MYOG <text:s/>- <text:s/>myogenin (myogenic factor 4)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CLTC <text:s/>- <text:s/>clathrin, heavy chain (hc)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CPEB4 <text:s/>- <text:s/>cytoplasmic polyadenylation element binding protein 4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PPARGC1A <text:s/>- <text:s/>peroxisome proliferator-activated receptor gamma, coactivator 1 alpha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FNIP1 <text:s/>- <text:s/>folliculin interacting protein 1, HEY2 <text:s/>- <text:s/>hairy/enhancer-of-split related with yrpw motif 2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UBR5 <text:s/>- <text:s/>ubiquitin protein ligase e3 component n-recognin 5, TBX15 <text:s/>- <text:s/>t-box 15, SMARCA5 <text:s/>- <text:s/>swi/snf related, matrix associated, actin dependent regulator of chromatin, subfamily a, member 5, GATA6 <text:s/>- <text:s/>gata binding protein 6, AKAP6 <text:s/>- <text:s/>a kinase (prka) anchor protein 6, PRDM16 <text:s/>- <text:s/>pr domain containing 16, TNRC18 <text:s/>- <text:s/>trinucleotide repeat containing 18, HNRNPC <text:s/>- <text:s/>heterogeneous nuclear ribonucleoprotein c (c1/c2), HDAC7 <text:s/>- <text:s/>histone deacetylase 7, STAG2 <text:s/>- <text:s/>stromal antigen 2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LRPPRC <text:s/>- <text:s/>leucine-rich pentatricopeptide repeat containing, IRF7 <text:s/>- <text:s/>interferon regulatory factor 7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634" calcext:value-type="float">
            <text:p>63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INHBA <text:s/>- <text:s/>inhibin, beta a, FST <text:s/>- <text:s/>follistatin, TRPS1 <text:s/>- <text:s/>trichorhinophalangeal syndrome i, RSF1 <text:s/>- <text:s/>remodeling and spacing factor 1, NMI <text:s/>- <text:s/>n-myc (and stat) interactor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CFLAR <text:s/>- <text:s/>casp8 and fadd-like apoptosis regulator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CLTC <text:s/>- <text:s/>clathrin, heavy chain (hc)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CPEB4 <text:s/>- <text:s/>cytoplasmic polyadenylation element binding protein 4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FNIP1 <text:s/>- <text:s/>folliculin interacting protein 1, HEY2 <text:s/>- <text:s/>hairy/enhancer-of-split related with yrpw motif 2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AKAP6 <text:s/>- <text:s/>a kinase (prka) anchor protein 6, PRDM16 <text:s/>- <text:s/>pr domain containing 16, TNRC18 <text:s/>- <text:s/>trinucleotide repeat containing 18, HNRNPC <text:s/>- <text:s/>heterogeneous nuclear ribonucleoprotein c (c1/c2), HDAC7 <text:s/>- <text:s/>histone deacetylase 7, STAG2 <text:s/>- <text:s/>stromal antigen 2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, BACE2 <text:s/>- <text:s/>beta-site app-cleaving enzym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819</text:p>
          </table:table-cell>
          <table:table-cell office:value-type="string" calcext:value-type="string">
            <text:p>positive regulation of cytokine production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2.34" calcext:value-type="float">
            <text:p>2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82" calcext:value-type="float">
            <text:p>282</text:p>
          </table:table-cell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EREG <text:s/>- <text:s/>epiregulin, DDX60 <text:s/>- <text:s/>dead (asp-glu-ala-asp) box polypeptide 60, CD274 <text:s/>- <text:s/>cd274 molecule, B2M <text:s/>- <text:s/>beta-2-microglobulin, STAT6 <text:s/>- <text:s/>signal transducer and activator of transcription 6, interleukin-4 induced, IL23A <text:s/>- <text:s/>interleukin 23, alpha subunit p19, NOD1 <text:s/>- <text:s/>nucleotide-binding oligomerization domain containing 1, PTGER4 <text:s/>- <text:s/>prostaglandin e receptor 4 (subtype ep4), TNFSF4 <text:s/>- <text:s/>tumor necrosis factor (ligand) superfamily, member 4, MYB <text:s/>- <text:s/>v-myb avian myeloblastosis viral oncogene homolog, CD74 <text:s/>- <text:s/>cd74 molecule, major histocompatibility complex, class ii invariant chain, IDO1 <text:s/>- <text:s/>indoleamine 2,3-dioxygenase 1, GBP5 <text:s/>- <text:s/>guanylate binding protein 5, EIF2AK2 <text:s/>- <text:s/>eukaryotic translation initiation factor 2-alpha kinase 2, ZFPM1 <text:s/>- <text:s/>zinc finger protein, fog family member 1, RSAD2 <text:s/>- <text:s/>radical s-adenosyl methionine domain containing 2, TLR7 <text:s/>- <text:s/>toll-like receptor 7, IL2 <text:s/>- <text:s/>interleukin 2, ZBP1 <text:s/>- <text:s/>z-dna binding protein 1, TRIM6 <text:s/>- <text:s/>tripartite motif containing 6, HGF <text:s/>- <text:s/>hepatocyte growth factor (hepapoietin a; scatter factor), GSDMD <text:s/>- <text:s/>gasdermin d, IRF7 <text:s/>- <text:s/>interferon regulatory factor 7, THBS1 <text:s/>- <text:s/>thrombospondin 1, IL27 <text:s/>- <text:s/>interleukin 27, PDE4D <text:s/>- <text:s/>phosphodiesterase 4d, camp-specific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56</text:p>
          </table:table-cell>
          <table:table-cell office:value-type="string" calcext:value-type="string">
            <text:p>positive regulation of signaling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291" calcext:value-type="float">
            <text:p>1291</text:p>
          </table:table-cell>
          <table:table-cell office:value-type="float" office:value="634" calcext:value-type="float">
            <text:p>6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DHX58 <text:s/>- <text:s/>dexh (asp-glu-x-his) box polypeptide 58, VAV3 <text:s/>- <text:s/>vav 3 guanine nucleotide exchange factor, IL15 <text:s/>- <text:s/>interleukin 15, BIRC2 <text:s/>- <text:s/>baculoviral iap repeat containing 2, NLRC5 <text:s/>- <text:s/>nlr family, card domain containing 5, DDX60 <text:s/>- <text:s/>dead (asp-glu-ala-asp) box polypeptide 60, PDE5A <text:s/>- <text:s/>phosphodiesterase 5a, cgmp-specific, NLGN2 <text:s/>- <text:s/>neuroligin 2, ZNF385A <text:s/>- <text:s/>zinc finger protein 385a, CDH3 <text:s/>- <text:s/>cadherin 3, type 1, p-cadherin (placental), FBXW7 <text:s/>- <text:s/>f-box and wd repeat domain containing 7, e3 ubiquitin protein ligase, TMEM33 <text:s/>- <text:s/>transmembrane protein 33, IL23A <text:s/>- <text:s/>interleukin 23, alpha subunit p19, SH2B3 <text:s/>- <text:s/>sh2b adaptor protein 3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LY86 <text:s/>- <text:s/>lymphocyte antigen 86, MLLT3 <text:s/>- <text:s/>myeloid/lymphoid or mixed-lineage leukemia (trithorax homolog, drosophila); translocated to, 3, NDFIP1 <text:s/>- <text:s/>nedd4 family interacting protein 1, ATF3 <text:s/>- <text:s/>activating transcription factor 3, IFNB1 <text:s/>- <text:s/>interferon, beta 1, fibroblast, TRIM5 <text:s/>- <text:s/>tripartite motif containing 5, MAP3K11 <text:s/>- <text:s/>mitogen-activated protein kinase kinase kinase 11, MAP4K3 <text:s/>- <text:s/>mitogen-activated protein kinase kinase kinase kinase 3, GLIPR2 <text:s/>- <text:s/>gli pathogenesis-related 2, TAB2 <text:s/>- <text:s/>tgf-beta activated kinase 1/map3k7 binding protein 2, ZSWIM2 <text:s/>- <text:s/>zinc finger, swim-type containing 2, GRAP2 <text:s/>- <text:s/>grb2-related adaptor protein 2, TLR7 <text:s/>- <text:s/>toll-like receptor 7, DUSP5 <text:s/>- <text:s/>dual specificity phosphatase 5, BDNF <text:s/>- <text:s/>brain-derived neurotrophic factor, PSMA3 <text:s/>- <text:s/>proteasome (prosome, macropain) subunit, alpha type, 3, PSMB10 <text:s/>- <text:s/>proteasome (prosome, macropain) subunit, beta type, 10, BLK <text:s/>- <text:s/>b lymphoid tyrosine kinase, IL2 <text:s/>- <text:s/>interleukin 2, CFLAR <text:s/>- <text:s/>casp8 and fadd-like apoptosis regulator, GPR18 <text:s/>- <text:s/>g protein-coupled receptor 18, TRIM6 <text:s/>- <text:s/>tripartite motif containing 6, SOS1 <text:s/>- <text:s/>son of sevenless homolog 1 (drosophila), HGF <text:s/>- <text:s/>hepatocyte growth factor (hepapoietin a; scatter factor), CD27 <text:s/>- <text:s/>cd27 molecule, MSX1 <text:s/>- <text:s/>msh homeobox 1, STAU1 <text:s/>- <text:s/>staufen double-stranded rna binding protein 1, CYLD <text:s/>- <text:s/>cylindromatosis (turban tumor syndrome), TRIM22 <text:s/>- <text:s/>tripartite motif containing 22, CCL21 <text:s/>- <text:s/>chemokine (c-c motif) ligand 21, STK4 <text:s/>- <text:s/>serine/threonine kinase 4, CD80 <text:s/>- <text:s/>cd80 molecule, PSMD14 <text:s/>- <text:s/>proteasome (prosome, macropain) 26s subunit, non-atpase, 14, CITED2 <text:s/>- <text:s/>cbp/p300-interacting transactivator, with glu/asp-rich carboxy-terminal domain, 2, PROK2 <text:s/>- <text:s/>prokineticin 2, RC3H2 <text:s/>- <text:s/>ring finger and ccch-type domains 2, DLG4 <text:s/>- <text:s/>discs, large homolog 4 (drosophila), BAK1 <text:s/>- <text:s/>bcl2-antagonist/killer 1, EREG <text:s/>- <text:s/>epiregulin, MAP4K5 <text:s/>- <text:s/>mitogen-activated protein kinase kinase kinase kinase 5, LGI1 <text:s/>- <text:s/>leucine-rich, glioma inactivated 1, PDGFRB <text:s/>- <text:s/>platelet-derived growth factor receptor, beta polypeptide, FGF1 <text:s/>- <text:s/>fibroblast growth factor 1 (acidic), ITPR3 <text:s/>- <text:s/>inositol 1,4,5-trisphosphate receptor, type 3, NOD1 <text:s/>- <text:s/>nucleotide-binding oligomerization domain containing 1, NRXN1 <text:s/>- <text:s/>neurexin 1, FGA <text:s/>- <text:s/>fibrinogen alpha chain, PIK3AP1 <text:s/>- <text:s/>phosphoinositide-3-kinase adaptor protein 1, EIF2AK2 <text:s/>- <text:s/>eukaryotic translation initiation factor 2-alpha kinase 2, MAP3K5 <text:s/>- <text:s/>mitogen-activated protein kinase kinase kinase 5, PTK2 <text:s/>- <text:s/>protein tyrosine kinase 2, MAPK10 <text:s/>- <text:s/>mitogen-activated protein kinase 10, TMEM108 <text:s/>- <text:s/>transmembrane protein 108, ROBO1 <text:s/>- <text:s/>roundabout, axon guidance receptor, homolog 1 (drosophila), RSAD2 <text:s/>- <text:s/>radical s-adenosyl methionine domain containing 2, UBR5 <text:s/>- <text:s/>ubiquitin protein ligase e3 component n-recognin 5, TNFSF15 <text:s/>- <text:s/>tumor necrosis factor (ligand) superfamily, member 15, AKAP6 <text:s/>- <text:s/>a kinase (prka) anchor protein 6, GATA6 <text:s/>- <text:s/>gata binding protein 6, GRIK2 <text:s/>- <text:s/>glutamate receptor, ionotropic, kainate 2, GPR65 <text:s/>- <text:s/>g protein-coupled receptor 65, ZEB2 <text:s/>- <text:s/>zinc finger e-box binding homeobox 2, CXCL10 <text:s/>- <text:s/>chemokine (c-x-c motif) ligand 10, TCF7L2 <text:s/>- <text:s/>transcription factor 7-like 2 (t-cell specific, hmg-box), NEDD4 <text:s/>- <text:s/>neural precursor cell expressed, developmentally down-regulated 4, e3 ubiquitin protein ligase, BCL2 <text:s/>- <text:s/>b-cell cll/lymphoma 2, IRF7 <text:s/>- <text:s/>interferon regulatory factor 7, THBS1 <text:s/>- <text:s/>thrombospondin 1, ERBB4 <text:s/>- <text:s/>v-erb-b2 avian erythroblastic leukemia viral oncogene homolog 4, SH2B1 <text:s/>- <text:s/>sh2b adaptor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4</text:p>
          </table:table-cell>
          <table:table-cell office:value-type="string" calcext:value-type="string">
            <text:p>multi-organism cellular process</text:p>
          </table:table-cell>
          <table:table-cell office:value-type="float" office:value="0.0000139" calcext:value-type="float">
            <text:p>0.000013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.95" calcext:value-type="float">
            <text:p>1.95</text:p>
          </table:table-cell>
          <table:table-cell office:value-type="float" office:value="13954" calcext:value-type="float">
            <text:p>13954</text:p>
          </table:table-cell>
          <table:table-cell office:value-type="float" office:value="508" calcext:value-type="float">
            <text:p>508</text:p>
          </table:table-cell>
          <table:table-cell office:value-type="float" office:value="634" calcext:value-type="float">
            <text:p>6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IFIT2 <text:s/>- <text:s/>interferon-induced protein with tetratricopeptide repeats 2, UBR4 <text:s/>- <text:s/>ubiquitin protein ligase e3 component n-recognin 4, IFIT1 <text:s/>- <text:s/>interferon-induced protein with tetratricopeptide repeats 1, IFIT3 <text:s/>- <text:s/>interferon-induced protein with tetratricopeptide repeats 3, DHX58 <text:s/>- <text:s/>dexh (asp-glu-x-his) box polypeptide 58, IRF9 <text:s/>- <text:s/>interferon regulatory factor 9, LGALS8 <text:s/>- <text:s/>lectin, galactoside-binding, soluble, 8, ISG20 <text:s/>- <text:s/>interferon stimulated exonuclease gene 20kda, NLRC5 <text:s/>- <text:s/>nlr family, card domain containing 5, DDX60 <text:s/>- <text:s/>dead (asp-glu-ala-asp) box polypeptide 60, FBXW7 <text:s/>- <text:s/>f-box and wd repeat domain containing 7, e3 ubiquitin protein ligase, SET <text:s/>- <text:s/>set nuclear oncogene, ADAR <text:s/>- <text:s/>adenosine deaminase, rna-specific, IL23A <text:s/>- <text:s/>interleukin 23, alpha subunit p19, BST2 <text:s/>- <text:s/>bone marrow stromal cell antigen 2, TNFSF4 <text:s/>- <text:s/>tumor necrosis factor (ligand) superfamily, member 4, ISG15 <text:s/>- <text:s/>isg15 ubiquitin-like modifier, CD200R1 <text:s/>- <text:s/>cd200 receptor 1, TBX21 <text:s/>- <text:s/>t-box 21, RNASEL <text:s/>- <text:s/>ribonuclease l (2',5'-oligoisoadenylate synthetase-dependent), EIF2AK2 <text:s/>- <text:s/>eukaryotic translation initiation factor 2-alpha kinase 2, CXCR6 <text:s/>- <text:s/>chemokine (c-x-c motif) receptor 6, IFNB1 <text:s/>- <text:s/>interferon, beta 1, fibroblast, MAP3K5 <text:s/>- <text:s/>mitogen-activated protein kinase kinase kinase 5, PDCD6IP <text:s/>- <text:s/>programmed cell death 6 interacting protein, TRIM5 <text:s/>- <text:s/>tripartite motif containing 5, CDK6 <text:s/>- <text:s/>cyclin-dependent kinase 6, RSAD2 <text:s/>- <text:s/>radical s-adenosyl methionine domain containing 2, TLR7 <text:s/>- <text:s/>toll-like receptor 7, NUP43 <text:s/>- <text:s/>nucleoporin 43kda, PSMA3 <text:s/>- <text:s/>proteasome (prosome, macropain) subunit, alpha type, 3, TNPO1 <text:s/>- <text:s/>transportin 1, PSMB10 <text:s/>- <text:s/>proteasome (prosome, macropain) subunit, beta type, 10, CFLAR <text:s/>- <text:s/>casp8 and fadd-like apoptosis regulator, CXCL10 <text:s/>- <text:s/>chemokine (c-x-c motif) ligand 10, TRIM6 <text:s/>- <text:s/>tripartite motif containing 6, MPDZ <text:s/>- <text:s/>multiple pdz domain protein, NUP54 <text:s/>- <text:s/>nucleoporin 54kda, FCGR2B <text:s/>- <text:s/>fc fragment of igg, low affinity iib, receptor (cd32), NEDD4 <text:s/>- <text:s/>neural precursor cell expressed, developmentally down-regulated 4, e3 ubiquitin protein ligase, GSDMD <text:s/>- <text:s/>gasdermin d, IRF7 <text:s/>- <text:s/>interferon regulatory factor 7, BCL2 <text:s/>- <text:s/>b-cell cll/lymphoma 2, IFI44 <text:s/>- <text:s/>interferon-induced protein 44, TRIM22 <text:s/>- <text:s/>tripartite motif containing 2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634" calcext:value-type="float">
            <text:p>6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SPTLC2 <text:s/>- <text:s/>serine palmitoyltransferase, long chain base subunit 2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ZEB2 <text:s/>- <text:s/>zinc finger e-box binding homeobox 2, PANK1 <text:s/>- <text:s/>pantothenate kinase 1, ASS1 <text:s/>- <text:s/>argininosuccinate synthase 1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CPEB4 <text:s/>- <text:s/>cytoplasmic polyadenylation element binding protein 4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HOXA3 <text:s/>- <text:s/>homeobox a3, EIF2AK2 <text:s/>- <text:s/>eukaryotic translation initiation factor 2-alpha kinase 2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PARP10 <text:s/>- <text:s/>poly (adp-ribose) polymerase family, member 10, ERBB4 <text:s/>- <text:s/>v-erb-b2 avian erythroblastic leukemia viral oncogene homolog 4, CCND1 <text:s/>- <text:s/>cyclin d1, RRBP1 <text:s/>- <text:s/>ribosome binding protein 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649</text:p>
          </table:table-cell>
          <table:table-cell office:value-type="string" calcext:value-type="string">
            <text:p>lymphocyte activation</text:p>
          </table:table-cell>
          <table:table-cell office:value-type="float" office:value="0.0000166" calcext:value-type="float">
            <text:p>0.000016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2.55" calcext:value-type="float">
            <text:p>2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634" calcext:value-type="float">
            <text:p>6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RC3H2 <text:s/>- <text:s/>ring finger and ccch-type domains 2, IL15 <text:s/>- <text:s/>interleukin 15, FLT3LG <text:s/>- <text:s/>fms-related tyrosine kinase 3 ligand, B2M <text:s/>- <text:s/>beta-2-microglobulin, ATP11C <text:s/>- <text:s/>atpase, class vi, type 11c, IL23A <text:s/>- <text:s/>interleukin 23, alpha subunit p19, PTGER4 <text:s/>- <text:s/>prostaglandin e receptor 4 (subtype ep4), BST2 <text:s/>- <text:s/>bone marrow stromal cell antigen 2, TNFSF4 <text:s/>- <text:s/>tumor necrosis factor (ligand) superfamily, member 4, IL21R <text:s/>- <text:s/>interleukin 21 receptor, TBX21 <text:s/>- <text:s/>t-box 21, ITGB1 <text:s/>- <text:s/>integrin, beta 1 (fibronectin receptor, beta polypeptide, antigen cd29 includes mdf2, msk12), IFNB1 <text:s/>- <text:s/>interferon, beta 1, fibroblast, FNIP1 <text:s/>- <text:s/>folliculin interacting protein 1, RSAD2 <text:s/>- <text:s/>radical s-adenosyl methionine domain containing 2, HDAC4 <text:s/>- <text:s/>histone deacetylase 4, NCSTN <text:s/>- <text:s/>nicastrin, IL2 <text:s/>- <text:s/>interleukin 2, GPR18 <text:s/>- <text:s/>g protein-coupled receptor 18, NEDD4 <text:s/>- <text:s/>neural precursor cell expressed, developmentally down-regulated 4, e3 ubiquitin protein ligase, BCL2 <text:s/>- <text:s/>b-cell cll/lymphoma 2, TNFSF8 <text:s/>- <text:s/>tumor necrosis factor (ligand) superfamily, member 8, HDAC9 <text:s/>- <text:s/>histone deacetylase 9, DOCK10 <text:s/>- <text:s/>dedicator of cytokinesis 10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negative regulation of metabolic process</text:p>
          </table:table-cell>
          <table:table-cell office:value-type="float" office:value="0.0000166" calcext:value-type="float">
            <text:p>0.0000166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2119" calcext:value-type="float">
            <text:p>2119</text:p>
          </table:table-cell>
          <table:table-cell office:value-type="float" office:value="634" calcext:value-type="float">
            <text:p>6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BIRC2 <text:s/>- <text:s/>baculoviral iap repeat containing 2, PAX9 <text:s/>- <text:s/>paired box 9, RFX3 <text:s/>- <text:s/>regulatory factor x, 3 (influences hla class ii expression), ATAD2B <text:s/>- <text:s/>atpase family, aaa domain containing 2b, ELK4 <text:s/>- <text:s/>elk4, ets-domain protein (srf accessory protein 1), SET <text:s/>- <text:s/>set nuclear oncogene, NR6A1 <text:s/>- <text:s/>nuclear receptor subfamily 6, group a, member 1, INHBA <text:s/>- <text:s/>inhibin, beta a, BST2 <text:s/>- <text:s/>bone marrow stromal cell antigen 2, ERP29 <text:s/>- <text:s/>endoplasmic reticulum protein 29, TRPS1 <text:s/>- <text:s/>trichorhinophalangeal syndrome i, LMO3 <text:s/>- <text:s/>lim domain only 3 (rhombotin-like 2), RSF1 <text:s/>- <text:s/>remodeling and spacing factor 1, SFMBT2 <text:s/>- <text:s/>scm-like with four mbt domains 2, BCL11A <text:s/>- <text:s/>b-cell cll/lymphoma 11a (zinc finger protein), NDFIP1 <text:s/>- <text:s/>nedd4 family interacting protein 1, ASH1L <text:s/>- <text:s/>ash1 (absent, small, or homeotic)-like (drosophila), MYOG <text:s/>- <text:s/>myogenin (myogenic factor 4), PSMA3 <text:s/>- <text:s/>proteasome (prosome, macropain) subunit, alpha type, 3, PSMB10 <text:s/>- <text:s/>proteasome (prosome, macropain) subunit, beta type, 10, FMN2 <text:s/>- <text:s/>formin 2, IL2 <text:s/>- <text:s/>interleukin 2, CFLAR <text:s/>- <text:s/>casp8 and fadd-like apoptosis regulator, PA2G4 <text:s/>- <text:s/>proliferation-associated 2g4, 38kda, TRIM6 <text:s/>- <text:s/>tripartite motif containing 6, FOXF1 <text:s/>- <text:s/>forkhead box f1, FOXG1 <text:s/>- <text:s/>forkhead box g1, TSHZ1 <text:s/>- <text:s/>teashirt zinc finger homeobox 1, CD27 <text:s/>- <text:s/>cd27 molecule, CBX4 <text:s/>- <text:s/>chromobox homolog 4, RGS3 <text:s/>- <text:s/>regulator of g-protein signaling 3, SMG7 <text:s/>- <text:s/>smg7 nonsense mediated mrna decay factor, TRIM22 <text:s/>- <text:s/>tripartite motif containing 22, PSMD14 <text:s/>- <text:s/>proteasome (prosome, macropain) 26s subunit, non-atpase, 14, ZNF366 <text:s/>- <text:s/>zinc finger protein 366, ATXN1 <text:s/>- <text:s/>ataxin 1, GLIS1 <text:s/>- <text:s/>glis family zinc finger 1, ADAR <text:s/>- <text:s/>adenosine deaminase, rna-specific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UPF2 <text:s/>- <text:s/>upf2 regulator of nonsense transcripts homolog (yeast), CEBPD <text:s/>- <text:s/>ccaat/enhancer binding protein (c/ebp), delta, CTDSP2 <text:s/>- <text:s/>ctd (carboxy-terminal domain, rna polymerase ii, polypeptide a) small phosphatase 2, HELT <text:s/>- <text:s/>helt bhlh transcription factor, UBR5 <text:s/>- <text:s/>ubiquitin protein ligase e3 component n-recognin 5, TBX15 <text:s/>- <text:s/>t-box 15, AKAP6 <text:s/>- <text:s/>a kinase (prka) anchor protein 6, TNRC18 <text:s/>- <text:s/>trinucleotide repeat containing 18, SPRY1 <text:s/>- <text:s/>sprouty homolog 1, antagonist of fgf signaling (drosophila), ZEB2 <text:s/>- <text:s/>zinc finger e-box binding homeobox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IRF7 <text:s/>- <text:s/>interferon regulatory factor 7, PDE4D <text:s/>- <text:s/>phosphodiesterase 4d, camp-specific, OPTN <text:s/>- <text:s/>optineurin, KDM4C <text:s/>- <text:s/>lysine (k)-specific demethylase 4c, PTPRR <text:s/>- <text:s/>protein tyrosine phosphatase, receptor type, r, SOCS1 <text:s/>- <text:s/>suppressor of cytokine signaling 1, FBXW7 <text:s/>- <text:s/>f-box and wd repeat domain containing 7, e3 ubiquitin protein ligase, KDM2B <text:s/>- <text:s/>lysine (k)-specific demethylase 2b, ETV7 <text:s/>- <text:s/>ets variant 7, TLE4 <text:s/>- <text:s/>transducin-like enhancer of split 4 (e(sp1) homolog, drosophila), FST <text:s/>- <text:s/>follistatin, NMI <text:s/>- <text:s/>n-myc (and stat) interactor, ATF3 <text:s/>- <text:s/>activating transcription factor 3, TAB2 <text:s/>- <text:s/>tgf-beta activated kinase 1/map3k7 binding protein 2, ID3 <text:s/>- <text:s/>inhibitor of dna binding 3, dominant negative helix-loop-helix protein, HDAC4 <text:s/>- <text:s/>histone deacetylase 4, NUP43 <text:s/>- <text:s/>nucleoporin 43kda, DUSP5 <text:s/>- <text:s/>dual specificity phosphatase 5, PPP2R2A <text:s/>- <text:s/>protein phosphatase 2, regulatory subunit b, alpha, NFIX <text:s/>- <text:s/>nuclear factor i/x (ccaat-binding transcription factor), ZBTB18 <text:s/>- <text:s/>zinc finger and btb domain containing 18, HGF <text:s/>- <text:s/>hepatocyte growth factor (hepapoietin a; scatter factor), FOXK1 <text:s/>- <text:s/>forkhead box k1, MSX1 <text:s/>- <text:s/>msh homeobox 1, HDAC9 <text:s/>- <text:s/>histone deacetylase 9, WARS <text:s/>- <text:s/>tryptophanyl-trna synthetase, SOCS7 <text:s/>- <text:s/>suppressor of cytokine signaling 7, CITED2 <text:s/>- <text:s/>cbp/p300-interacting transactivator, with glu/asp-rich carboxy-terminal domain, 2, SAMSN1 <text:s/>- <text:s/>sam domain, sh3 domain and nuclear localization signals 1, MTF2 <text:s/>- <text:s/>metal response element binding transcription factor 2, BAK1 <text:s/>- <text:s/>bcl2-antagonist/killer 1, DLG4 <text:s/>- <text:s/>discs, large homolog 4 (drosophila), HOXB3 <text:s/>- <text:s/>homeobox b3, EREG <text:s/>- <text:s/>epiregulin, CLTC <text:s/>- <text:s/>clathrin, heavy chain (hc), TFAP2A <text:s/>- <text:s/>transcription factor ap-2 alpha (activating enhancer binding protein 2 alpha), STAT6 <text:s/>- <text:s/>signal transducer and activator of transcription 6, interleukin-4 induced, NFIB <text:s/>- <text:s/>nuclear factor i/b, CPEB4 <text:s/>- <text:s/>cytoplasmic polyadenylation element binding protein 4, IKZF2 <text:s/>- <text:s/>ikaros family zinc finger 2 (helios), TNFSF4 <text:s/>- <text:s/>tumor necrosis factor (ligand) superfamily, member 4, ISG15 <text:s/>- <text:s/>isg15 ubiquitin-like modifier, BTAF1 <text:s/>- <text:s/>btaf1 rna polymerase ii, b-tfiid transcription factor-associated, 170kda, NFATC3 <text:s/>- <text:s/>nuclear factor of activated t-cells, cytoplasmic, calcineurin-dependent 3, ESR1 <text:s/>- <text:s/>estrogen receptor 1, HOXA2 <text:s/>- <text:s/>homeobox a2, EIF2AK2 <text:s/>- <text:s/>eukaryotic translation initiation factor 2-alpha kinase 2, SIX1 <text:s/>- <text:s/>six homeobox 1, FNIP1 <text:s/>- <text:s/>folliculin interacting protein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FBXO7 <text:s/>- <text:s/>f-box protein 7, SERPINB13 <text:s/>- <text:s/>serpin peptidase inhibitor, clade b (ovalbumin), member 13, SMARCA5 <text:s/>- <text:s/>swi/snf related, matrix associated, actin dependent regulator of chromatin, subfamily a, member 5, GATA6 <text:s/>- <text:s/>gata binding protein 6, PRDM16 <text:s/>- <text:s/>pr domain containing 16, WIBG <text:s/>- <text:s/>within bgcn homolog (drosophila), MBIP <text:s/>- <text:s/>map3k12 binding inhibitory protein 1, HNRNPC <text:s/>- <text:s/>heterogeneous nuclear ribonucleoprotein c (c1/c2), HDAC7 <text:s/>- <text:s/>histone deacetylase 7, STAG2 <text:s/>- <text:s/>stromal antigen 2, TRIM21 <text:s/>- <text:s/>tripartite motif containing 21, N4BP1 <text:s/>- <text:s/>nedd4 binding protein 1, RUNX1T1 <text:s/>- <text:s/>runt-related transcription factor 1; translocated to, 1 (cyclin d-related), FOXQ1 <text:s/>- <text:s/>forkhead box q1, PHF14 <text:s/>- <text:s/>phd finger protein 14, NEDD4 <text:s/>- <text:s/>neural precursor cell expressed, developmentally down-regulated 4, e3 ubiquitin protein ligase, TLK2 <text:s/>- <text:s/>tousled-like kinase 2, LRRC4C <text:s/>- <text:s/>leucine rich repeat containing 4c, BCL2 <text:s/>- <text:s/>b-cell cll/lymphoma 2, TNFAIP8 <text:s/>- <text:s/>tumor necrosis factor, alpha-induced protein 8, THBS1 <text:s/>- <text:s/>thrombospondin 1, PARP10 <text:s/>- <text:s/>poly (adp-ribose) polymerase family, member 10, CCND1 <text:s/>- <text:s/>cyclin d1, BACE2 <text:s/>- <text:s/>beta-site app-cleaving enzyme 2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5</text:p>
          </table:table-cell>
          <table:table-cell office:value-type="string" calcext:value-type="string">
            <text:p>negative regulation of viral process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3.76" calcext:value-type="float">
            <text:p>3.76</text:p>
          </table:table-cell>
          <table:table-cell office:value-type="float" office:value="13954" calcext:value-type="float">
            <text:p>13954</text:p>
          </table:table-cell>
          <table:table-cell office:value-type="float" office:value="82" calcext:value-type="float">
            <text:p>82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SAD2 <text:s/>- <text:s/>radical s-adenosyl methionine domain containing 2, IFIT1 <text:s/>- <text:s/>interferon-induced protein with tetratricopeptide repeats 1, DHX58 <text:s/>- <text:s/>dexh (asp-glu-x-his) box polypeptide 58, ISG20 <text:s/>- <text:s/>interferon stimulated exonuclease gene 20kda, TRIM21 <text:s/>- <text:s/>tripartite motif containing 21, TRIM6 <text:s/>- <text:s/>tripartite motif containing 6, ADAR <text:s/>- <text:s/>adenosine deaminase, rna-specific, BST2 <text:s/>- <text:s/>bone marrow stromal cell antigen 2, ISG15 <text:s/>- <text:s/>isg15 ubiquitin-like modifier, RNASEL <text:s/>- <text:s/>ribonuclease l (2',5'-oligoisoadenylate synthetase-dependent), PARP10 <text:s/>- <text:s/>poly (adp-ribose) polymerase family, member 10, EIF2AK2 <text:s/>- <text:s/>eukaryotic translation initiation factor 2-alpha kinase 2, IFNB1 <text:s/>- <text:s/>interferon, beta 1, fibroblast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49</text:p>
          </table:table-cell>
          <table:table-cell office:value-type="string" calcext:value-type="string">
            <text:p>positive regulation of defense response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.31" calcext:value-type="float">
            <text:p>2.31</text:p>
          </table:table-cell>
          <table:table-cell office:value-type="float" office:value="13954" calcext:value-type="float">
            <text:p>13954</text:p>
          </table:table-cell>
          <table:table-cell office:value-type="float" office:value="286" calcext:value-type="float">
            <text:p>286</text:p>
          </table:table-cell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PSMD14 <text:s/>- <text:s/>proteasome (prosome, macropain) 26s subunit, non-atpase, 14, IL17A <text:s/>- <text:s/>interleukin 17a, DHX58 <text:s/>- <text:s/>dexh (asp-glu-x-his) box polypeptide 58, IL15 <text:s/>- <text:s/>interleukin 15, EREG <text:s/>- <text:s/>epiregulin, BIRC2 <text:s/>- <text:s/>baculoviral iap repeat containing 2, NLRC5 <text:s/>- <text:s/>nlr family, card domain containing 5, DDX60 <text:s/>- <text:s/>dead (asp-glu-ala-asp) box polypeptide 60, CDK19 <text:s/>- <text:s/>cyclin-dependent kinase 19, IL23A <text:s/>- <text:s/>interleukin 23, alpha subunit p19, NOD1 <text:s/>- <text:s/>nucleotide-binding oligomerization domain containing 1, PTGER4 <text:s/>- <text:s/>prostaglandin e receptor 4 (subtype ep4), OSM <text:s/>- <text:s/>oncostatin m, TNFSF4 <text:s/>- <text:s/>tumor necrosis factor (ligand) superfamily, member 4, IDO1 <text:s/>- <text:s/>indoleamine 2,3-dioxygenase 1, FGA <text:s/>- <text:s/>fibrinogen alpha chain, GBP5 <text:s/>- <text:s/>guanylate binding protein 5, PIK3AP1 <text:s/>- <text:s/>phosphoinositide-3-kinase adaptor protein 1, IFNB1 <text:s/>- <text:s/>interferon, beta 1, fibroblast, TRIM5 <text:s/>- <text:s/>tripartite motif containing 5, TAB2 <text:s/>- <text:s/>tgf-beta activated kinase 1/map3k7 binding protein 2, RSAD2 <text:s/>- <text:s/>radical s-adenosyl methionine domain containing 2, TLR7 <text:s/>- <text:s/>toll-like receptor 7, PSMA3 <text:s/>- <text:s/>proteasome (prosome, macropain) subunit, alpha type, 3, PSMB10 <text:s/>- <text:s/>proteasome (prosome, macropain) subunit, beta type, 10, IL2 <text:s/>- <text:s/>interleukin 2, TRIM6 <text:s/>- <text:s/>tripartite motif containing 6, IRF7 <text:s/>- <text:s/>interferon regulatory factor 7, CYLD <text:s/>- <text:s/>cylindromatosis (turban tumor syndrome)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0.0000176" calcext:value-type="float">
            <text:p>0.0000176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1.08" calcext:value-type="float">
            <text:p>1.08</text:p>
          </table:table-cell>
          <table:table-cell office:value-type="float" office:value="13954" calcext:value-type="float">
            <text:p>13954</text:p>
          </table:table-cell>
          <table:table-cell office:value-type="float" office:value="11067" calcext:value-type="float">
            <text:p>11067</text:p>
          </table:table-cell>
          <table:table-cell office:value-type="float" office:value="634" calcext:value-type="float">
            <text:p>63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[GFPT1 <text:s/>- <text:s/>glutamine--fructose-6-phosphate transaminase 1, RBM39 <text:s/>- <text:s/>rna binding motif protein 39, LGALS8 <text:s/>- <text:s/>lectin, galactoside-binding, soluble, 8, DDX60 <text:s/>- <text:s/>dead (asp-glu-ala-asp) box polypeptide 60, NR6A1 <text:s/>- <text:s/>nuclear receptor subfamily 6, group a, member 1, ZNF821 <text:s/>- <text:s/>zinc finger protein 821, ERP29 <text:s/>- <text:s/>endoplasmic reticulum protein 29, NRN1 <text:s/>- <text:s/>neuritin 1, LZTS2 <text:s/>- <text:s/>leucine zipper, putative tumor suppressor 2, PHOSPHO2-KLHL23 <text:s/>- <text:s/>phospho2-klhl23 readthrough, ASCC3 <text:s/>- <text:s/>activating signal cointegrator 1 complex subunit 3, L3MBTL3 <text:s/>- <text:s/>l(3)mbt-like 3 (drosophila), CPT1A <text:s/>- <text:s/>carnitine palmitoyltransferase 1a (liver), TLR7 <text:s/>- <text:s/>toll-like receptor 7, ACO1 <text:s/>- <text:s/>aconitase 1, soluble, TMC1 <text:s/>- <text:s/>transmembrane channel-like 1, SEMA6D <text:s/>- <text:s/>sema domain, transmembrane domain (tm), and cytoplasmic domain, (semaphorin) 6d, LMO7 <text:s/>- <text:s/>lim domain 7, SOX5 <text:s/>- <text:s/>sry (sex determining region y)-box 5, PTPDC1 <text:s/>- <text:s/>protein tyrosine phosphatase domain containing 1, TRIM6 <text:s/>- <text:s/>tripartite motif containing 6, LCOR <text:s/>- <text:s/>ligand dependent nuclear receptor corepressor, SOS1 <text:s/>- <text:s/>son of sevenless homolog 1 (drosophila), ARL5C <text:s/>- <text:s/>adp-ribosylation factor-like 5c, DOCK10 <text:s/>- <text:s/>dedicator of cytokinesis 10, SPAG6 <text:s/>- <text:s/>sperm associated antigen 6, EHD1 <text:s/>- <text:s/>eh-domain containing 1, ACTN1 <text:s/>- <text:s/>actinin, alpha 1, ARHGAP19 <text:s/>- <text:s/>rho gtpase activating protein 19, SPTLC2 <text:s/>- <text:s/>serine palmitoyltransferase, long chain base subunit 2, ETNK1 <text:s/>- <text:s/>ethanolamine kinase 1, TRMT10B <text:s/>- <text:s/>trna methyltransferase 10 homolog b (s. cerevisiae), GLRA1 <text:s/>- <text:s/>glycine receptor, alpha 1, ADAR <text:s/>- <text:s/>adenosine deaminase, rna-specific, ADAM10 <text:s/>- <text:s/>adam metallopeptidase domain 10, PPARGC1A <text:s/>- <text:s/>peroxisome proliferator-activated receptor gamma, coactivator 1 alpha, KRT10 <text:s/>- <text:s/>keratin 10, PPA1 <text:s/>- <text:s/>pyrophosphatase (inorganic) 1, CNTFR <text:s/>- <text:s/>ciliary neurotrophic factor receptor, PLA1A <text:s/>- <text:s/>phospholipase a1 member a, IL22RA1 <text:s/>- <text:s/>interleukin 22 receptor, alpha 1, UBR5 <text:s/>- <text:s/>ubiquitin protein ligase e3 component n-recognin 5, AKAP6 <text:s/>- <text:s/>a kinase (prka) anchor protein 6, TNRC18 <text:s/>- <text:s/>trinucleotide repeat containing 18, SMARCA2 <text:s/>- <text:s/>swi/snf related, matrix associated, actin dependent regulator of chromatin, subfamily a, member 2, KMT2C <text:s/>- <text:s/>lysine (k)-specific methyltransferase 2c, COL19A1 <text:s/>- <text:s/>collagen, type xix, alpha 1, COL12A1 <text:s/>- <text:s/>collagen, type xii, alpha 1, NLRC5 <text:s/>- <text:s/>nlr family, card domain containing 5, GNB4 <text:s/>- <text:s/>guanine nucleotide binding protein (g protein), beta polypeptide 4, KDM2B <text:s/>- <text:s/>lysine (k)-specific demethylase 2b, ARHGEF6 <text:s/>- <text:s/>rac/cdc42 guanine nucleotide exchange factor (gef) 6, GBP5 <text:s/>- <text:s/>guanylate binding protein 5, LY86 <text:s/>- <text:s/>lymphocyte antigen 86, KCNN3 <text:s/>- <text:s/>potassium intermediate/small conductance calcium-activated channel, subfamily n, member 3, SETD3 <text:s/>- <text:s/>set domain containing 3, GGPS1 <text:s/>- <text:s/>geranylgeranyl diphosphate synthase 1, RASGRP3 <text:s/>- <text:s/>ras guanyl releasing protein 3 (calcium and dag-regulated), LPXN <text:s/>- <text:s/>leupaxin, PRRC2B <text:s/>- <text:s/>proline-rich coiled-coil 2b, GRAP2 <text:s/>- <text:s/>grb2-related adaptor protein 2, ELOVL5 <text:s/>- <text:s/>elovl fatty acid elongase 5, TNPO1 <text:s/>- <text:s/>transportin 1, PPP2R2A <text:s/>- <text:s/>protein phosphatase 2, regulatory subunit b, alpha, HPSE2 <text:s/>- <text:s/>heparanase 2, PPP2R2B <text:s/>- <text:s/>protein phosphatase 2, regulatory subunit b, beta, PRR11 <text:s/>- <text:s/>proline rich 11, SGIP1 <text:s/>- <text:s/>sh3-domain grb2-like (endophilin) interacting protein 1, FUT8 <text:s/>- <text:s/>fucosyltransferase 8 (alpha (1,6) fucosyltransferase), STAU1 <text:s/>- <text:s/>staufen double-stranded rna binding protein 1, TTC17 <text:s/>- <text:s/>tetratricopeptide repeat domain 17, RAPGEF4 <text:s/>- <text:s/>rap guanine nucleotide exchange factor (gef) 4, CYLD <text:s/>- <text:s/>cylindromatosis (turban tumor syndrome), ALDH1A1 <text:s/>- <text:s/>aldehyde dehydrogenase 1 family, member a1, BATF2 <text:s/>- <text:s/>basic leucine zipper transcription factor, atf-like 2, STK4 <text:s/>- <text:s/>serine/threonine kinase 4, SH3GLB1 <text:s/>- <text:s/>sh3-domain grb2-like endophilin b1, ABHD16A <text:s/>- <text:s/>abhydrolase domain containing 16a, PROK2 <text:s/>- <text:s/>prokineticin 2, MYSM1 <text:s/>- <text:s/>myb-like, swirm and mpn domains 1, KLHL32 <text:s/>- <text:s/>kelch-like family member 32, DENND4C <text:s/>- <text:s/>denn/madd domain containing 4c, STAT5A <text:s/>- <text:s/>signal transducer and activator of transcription 5a, NT5C3A <text:s/>- <text:s/>5'-nucleotidase, cytosolic iiia, STAT6 <text:s/>- <text:s/>signal transducer and activator of transcription 6, interleukin-4 induced, ITPR3 <text:s/>- <text:s/>inositol 1,4,5-trisphosphate receptor, type 3, NRXN1 <text:s/>- <text:s/>neurexin 1, BOD1L1 <text:s/>- <text:s/>biorientation of chromosomes in cell division 1-like 1, TCEB3B <text:s/>- <text:s/>transcription elongation factor b polypeptide 3b (elongin a2), EIF2AK2 <text:s/>- <text:s/>eukaryotic translation initiation factor 2-alpha kinase 2, PIGV <text:s/>- <text:s/>phosphatidylinositol glycan anchor biosynthesis, class v, ZFPM1 <text:s/>- <text:s/>zinc finger protein, fog family member 1, MAPK10 <text:s/>- <text:s/>mitogen-activated protein kinase 10, FBXO7 <text:s/>- <text:s/>f-box protein 7, GATA6 <text:s/>- <text:s/>gata binding protein 6, WIBG <text:s/>- <text:s/>within bgcn homolog (drosophila), TRIM21 <text:s/>- <text:s/>tripartite motif containing 21, AMPH <text:s/>- <text:s/>amphiphysin, ZFHX4 <text:s/>- <text:s/>zinc finger homeobox 4, OSBPL6 <text:s/>- <text:s/>oxysterol binding protein-like 6, PKN2 <text:s/>- <text:s/>protein kinase n2, GSDMD <text:s/>- <text:s/>gasdermin d, TLK2 <text:s/>- <text:s/>tousled-like kinase 2, TNFAIP8 <text:s/>- <text:s/>tumor necrosis factor, alpha-induced protein 8, PARP10 <text:s/>- <text:s/>poly (adp-ribose) polymerase family, member 10, NEGR1 <text:s/>- <text:s/>neuronal growth regulator 1, FRMD4A <text:s/>- <text:s/>ferm domain containing 4a, CCDC6 <text:s/>- <text:s/>coiled-coil domain containing 6, ANK3 <text:s/>- <text:s/>ankyrin 3, node of ranvier (ankyrin g), BACE2 <text:s/>- <text:s/>beta-site app-cleaving enzyme 2, ZNF296 <text:s/>- <text:s/>zinc finger protein 296, PAPPA <text:s/>- <text:s/>pregnancy-associated plasma protein a, pappalysin 1, GPR52 <text:s/>- <text:s/>g protein-coupled receptor 52, USP18 <text:s/>- <text:s/>ubiquitin specific peptidase 18, ARID4B <text:s/>- <text:s/>at rich interactive domain 4b (rbp1-like), BIRC2 <text:s/>- <text:s/>baculoviral iap repeat containing 2, ZNF385A <text:s/>- <text:s/>zinc finger protein 385a, NHSL1 <text:s/>- <text:s/>nhs-like 1, PAX3 <text:s/>- <text:s/>paired box 3, PAX9 <text:s/>- <text:s/>paired box 9, SREK1 <text:s/>- <text:s/>splicing regulatory glutamine/lysine-rich protein 1, METAP1D <text:s/>- <text:s/>methionyl aminopeptidase type 1d (mitochondrial), POU6F2 <text:s/>- <text:s/>pou class 6 homeobox 2, TMEM33 <text:s/>- <text:s/>transmembrane protein 33, ATP11C <text:s/>- <text:s/>atpase, class vi, type 11c, SET <text:s/>- <text:s/>set nuclear oncogene, RSF1 <text:s/>- <text:s/>remodeling and spacing factor 1, BCL11A <text:s/>- <text:s/>b-cell cll/lymphoma 11a (zinc finger protein), MLLT3 <text:s/>- <text:s/>myeloid/lymphoid or mixed-lineage leukemia (trithorax homolog, drosophila); translocated to, 3, DCC <text:s/>- <text:s/>deleted in colorectal carcinoma, MAP3K11 <text:s/>- <text:s/>mitogen-activated protein kinase kinase kinase 11, PCDH7 <text:s/>- <text:s/>protocadherin 7, UBE2L6 <text:s/>- <text:s/>ubiquitin-conjugating enzyme e2l 6, ACSL5 <text:s/>- <text:s/>acyl-coa synthetase long-chain family member 5, KLHL13 <text:s/>- <text:s/>kelch-like family member 13, PA2G4 <text:s/>- <text:s/>proliferation-associated 2g4, 38kda, RNF24 <text:s/>- <text:s/>ring finger protein 24, RNF19A <text:s/>- <text:s/>ring finger protein 19a, e3 ubiquitin protein ligase, ARF3 <text:s/>- <text:s/>adp-ribosylation factor 3, HECTD2 <text:s/>- <text:s/>hect domain containing e3 ubiquitin protein ligase 2, RCHY1 <text:s/>- <text:s/>ring finger and chy zinc finger domain containing 1, e3 ubiquitin protein ligase, YRDC <text:s/>- <text:s/>yrdc domain containing (e. coli), DLGAP1 <text:s/>- <text:s/>discs, large (drosophila) homolog-associated protein 1, RASSF4 <text:s/>- <text:s/>ras association (ralgds/af-6) domain family member 4, C10orf11 <text:s/>- <text:s/>chromosome 10 open reading frame 11, ABI3BP <text:s/>- <text:s/>abi family, member 3 (nesh) binding protein, CCL21 <text:s/>- <text:s/>chemokine (c-c motif) ligand 21, MARCH11 <text:s/>- <text:s/>membrane-associated ring finger (c3hc4) 11, ZNF366 <text:s/>- <text:s/>zinc finger protein 366, MAP4K5 <text:s/>- <text:s/>mitogen-activated protein kinase kinase kinase kinase 5, PDHA2 <text:s/>- <text:s/>pyruvate dehydrogenase (lipoamide) alpha 2, ATXN1 <text:s/>- <text:s/>ataxin 1, LGI1 <text:s/>- <text:s/>leucine-rich, glioma inactivated 1, PDGFRB <text:s/>- <text:s/>platelet-derived growth factor receptor, beta polypeptide, WBP4 <text:s/>- <text:s/>ww domain binding protein 4, SKA2 <text:s/>- <text:s/>spindle and kinetochore associated complex subunit 2, ENPP2 <text:s/>- <text:s/>ectonucleotide pyrophosphatase/phosphodiesterase 2, PDK3 <text:s/>- <text:s/>pyruvate dehydrogenase kinase, isozyme 3, OSBPL3 <text:s/>- <text:s/>oxysterol binding protein-like 3, MEIS2 <text:s/>- <text:s/>meis homeobox 2, EVI5 <text:s/>- <text:s/>ecotropic viral integration site 5, ARHGAP5 <text:s/>- <text:s/>rho gtpase activating protein 5, MEIS1 <text:s/>- <text:s/>meis homeobox 1, UPF2 <text:s/>- <text:s/>upf2 regulator of nonsense transcripts homolog (yeast), MAP3K5 <text:s/>- <text:s/>mitogen-activated protein kinase kinase kinase 5, USP42 <text:s/>- <text:s/>ubiquitin specific peptidase 42, MOXD1 <text:s/>- <text:s/>monooxygenase, dbh-like 1, TMEM55B <text:s/>- <text:s/>transmembrane protein 55b, PCMT1 <text:s/>- <text:s/>protein-l-isoaspartate (d-aspartate) o-methyltransferase, ARHGAP31 <text:s/>- <text:s/>rho gtpase activating protein 31, PCM1 <text:s/>- <text:s/>pericentriolar material 1, EVA1A <text:s/>- <text:s/>eva-1 homolog a (c. elegans), DGKA <text:s/>- <text:s/>diacylglycerol kinase, alpha 80kda, FAT4 <text:s/>- <text:s/>fat atypical cadherin 4, PANK1 <text:s/>- <text:s/>pantothenate kinase 1, ASS1 <text:s/>- <text:s/>argininosuccinate synthase 1, NUP54 <text:s/>- <text:s/>nucleoporin 54kda, PDE1A <text:s/>- <text:s/>phosphodiesterase 1a, calmodulin-dependent, PDE4D <text:s/>- <text:s/>phosphodiesterase 4d, camp-specific, BCMO1 <text:s/>- <text:s/>beta-carotene 15,15'-monooxygenase 1, SH2B1 <text:s/>- <text:s/>sh2b adaptor protein 1, IL1RAPL1 <text:s/>- <text:s/>interleukin 1 receptor accessory protein-like 1, PDE4A <text:s/>- <text:s/>phosphodiesterase 4a, camp-specific, TXNDC16 <text:s/>- <text:s/>thioredoxin domain containing 16, SPTLC3 <text:s/>- <text:s/>serine palmitoyltransferase, long chain base subunit 3, LRRC52 <text:s/>- <text:s/>leucine rich repeat containing 52, BCL2L14 <text:s/>- <text:s/>bcl2-like 14 (apoptosis facilitator), RGMB <text:s/>- <text:s/>rgm domain family, member b, EPC2 <text:s/>- <text:s/>enhancer of polycomb homolog 2 (drosophila), KCNQ4 <text:s/>- <text:s/>potassium voltage-gated channel, kqt-like subfamily, member 4, NLGN2 <text:s/>- <text:s/>neuroligin 2, FBXW7 <text:s/>- <text:s/>f-box and wd repeat domain containing 7, e3 ubiquitin protein ligase, ETV7 <text:s/>- <text:s/>ets variant 7, IL23A <text:s/>- <text:s/>interleukin 23, alpha subunit p19, WNT8B <text:s/>- <text:s/>wingless-type mmtv integration site family, member 8b, BSX <text:s/>- <text:s/>brain-specific homeobox, MAP2 <text:s/>- <text:s/>microtubule-associated protein 2, NMI <text:s/>- <text:s/>n-myc (and stat) interactor, VPS54 <text:s/>- <text:s/>vacuolar protein sorting 54 homolog (s. cerevisiae), ATF3 <text:s/>- <text:s/>activating transcription factor 3, HMGN5 <text:s/>- <text:s/>high mobility group nucleosome binding domain 5, TRIM5 <text:s/>- <text:s/>tripartite motif containing 5, MBNL1 <text:s/>- <text:s/>muscleblind-like splicing regulator 1, FNDC3A <text:s/>- <text:s/>fibronectin type iii domain containing 3a, EVL <text:s/>- <text:s/>enah/vasp-like, DUSP5 <text:s/>- <text:s/>dual specificity phosphatase 5, NUP43 <text:s/>- <text:s/>nucleoporin 43kda, TBX19 <text:s/>- <text:s/>t-box 19, FRYL <text:s/>- <text:s/>fry-like, MKL1 <text:s/>- <text:s/>megakaryoblastic leukemia (translocation) 1, GPR18 <text:s/>- <text:s/>g protein-coupled receptor 18, MAT1A <text:s/>- <text:s/>methionine adenosyltransferase i, alpha, ZC3H12C <text:s/>- <text:s/>zinc finger ccch-type containing 12c, STYK1 <text:s/>- <text:s/>serine/threonine/tyrosine kinase 1, RAB11FIP2 <text:s/>- <text:s/>rab11 family interacting protein 2 (class i), APPL1 <text:s/>- <text:s/>adaptor protein, phosphotyrosine interaction, ph domain and leucine zipper containing 1, VIT <text:s/>- <text:s/>vitrin, ECM2 <text:s/>- <text:s/>extracellular matrix protein 2, female organ and adipocyte specific, WARS <text:s/>- <text:s/>tryptophanyl-trna synthetase, LSP1 <text:s/>- <text:s/>lymphocyte-specific protein 1, TFAP2D <text:s/>- <text:s/>transcription factor ap-2 delta (activating enhancer binding protein 2 delta), PITX2 <text:s/>- <text:s/>paired-like homeodomain 2, MTF2 <text:s/>- <text:s/>metal response element binding transcription factor 2, BAK1 <text:s/>- <text:s/>bcl2-antagonist/killer 1, DLG4 <text:s/>- <text:s/>discs, large homolog 4 (drosophila), KLHL3 <text:s/>- <text:s/>kelch-like family member 3, LRMP <text:s/>- <text:s/>lymphoid-restricted membrane protein, B2M <text:s/>- <text:s/>beta-2-microglobulin, IKZF2 <text:s/>- <text:s/>ikaros family zinc finger 2 (helios), ST3GAL4 <text:s/>- <text:s/>st3 beta-galactoside alpha-2,3-sialyltransferase 4, LY75 <text:s/>- <text:s/>lymphocyte antigen 75, PARP9 <text:s/>- <text:s/>poly (adp-ribose) polymerase family, member 9, LTBP1 <text:s/>- <text:s/>latent transforming growth factor beta binding protein 1, PIK3AP1 <text:s/>- <text:s/>phosphoinositide-3-kinase adaptor protein 1, FKBP7 <text:s/>- <text:s/>fk506 binding protein 7, GRIA3 <text:s/>- <text:s/>glutamate receptor, ionotropic, ampa 3, DIO2 <text:s/>- <text:s/>deiodinase, iodothyronine, type ii, SIX1 <text:s/>- <text:s/>six homeobox 1, SYNPO <text:s/>- <text:s/>synaptopodin, SIM2 <text:s/>- <text:s/>single-minded homolog 2 (drosophila), DNASE1L3 <text:s/>- <text:s/>deoxyribonuclease i-like 3, ZIC1 <text:s/>- <text:s/>zic family member 1, MED15 <text:s/>- <text:s/>mediator complex subunit 15, GRIK2 <text:s/>- <text:s/>glutamate receptor, ionotropic, kainate 2, HMCN1 <text:s/>- <text:s/>hemicentin 1, MBIP <text:s/>- <text:s/>map3k12 binding inhibitory protein 1, TNFRSF17 <text:s/>- <text:s/>tumor necrosis factor receptor superfamily, member 17, HDAC7 <text:s/>- <text:s/>histone deacetylase 7, FKBP9 <text:s/>- <text:s/>fk506 binding protein 9, 63 kda, ZIC3 <text:s/>- <text:s/>zic family member 3, YES1 <text:s/>- <text:s/>v-yes-1 yamaguchi sarcoma viral oncogene homolog 1, LRRC4C <text:s/>- <text:s/>leucine rich repeat containing 4c, BCL2A1 <text:s/>- <text:s/>bcl2-related protein a1, BCL2 <text:s/>- <text:s/>b-cell cll/lymphoma 2, CCND1 <text:s/>- <text:s/>cyclin d1, LSR <text:s/>- <text:s/>lipolysis stimulated lipoprotein receptor, PIGR <text:s/>- <text:s/>polymeric immunoglobulin receptor, KIAA1598 <text:s/>- <text:s/>kiaa1598, FGGY <text:s/>- <text:s/>fggy carbohydrate kinase domain containing, PIGF <text:s/>- <text:s/>phosphatidylinositol glycan anchor biosynthesis, class f, EMP1 <text:s/>- <text:s/>epithelial membrane protein 1, DHX58 <text:s/>- <text:s/>dexh (asp-glu-x-his) box polypeptide 58, CASZ1 <text:s/>- <text:s/>castor zinc finger 1, RNF43 <text:s/>- <text:s/>ring finger protein 43, KAZALD1 <text:s/>- <text:s/>kazal-type serine peptidase inhibitor domain 1, TRMT1L <text:s/>- <text:s/>trna methyltransferase 1 homolog (s. cerevisiae)-like, RFX3 <text:s/>- <text:s/>regulatory factor x, 3 (influences hla class ii expression), PLXNC1 <text:s/>- <text:s/>plexin c1, CD274 <text:s/>- <text:s/>cd274 molecule, ELK4 <text:s/>- <text:s/>elk4, ets-domain protein (srf accessory protein 1), NRP1 <text:s/>- <text:s/>neuropilin 1, BST2 <text:s/>- <text:s/>bone marrow stromal cell antigen 2, SLC9C2 <text:s/>- <text:s/>solute carrier family 9, member c2 (putative), BRS3 <text:s/>- <text:s/>bombesin-like receptor 3, TRPS1 <text:s/>- <text:s/>trichorhinophalangeal syndrome i, BFSP1 <text:s/>- <text:s/>beaded filament structural protein 1, filensin, GRIPAP1 <text:s/>- <text:s/>grip1 associated protein 1, OLA1 <text:s/>- <text:s/>obg-like atpase 1, BDNF <text:s/>- <text:s/>brain-derived neurotrophic factor, MYOG <text:s/>- <text:s/>myogenin (myogenic factor 4), UGGT1 <text:s/>- <text:s/>udp-glucose glycoprotein glucosyltransferase 1, FMN2 <text:s/>- <text:s/>formin 2, BLK <text:s/>- <text:s/>b lymphoid tyrosine kinase, CFLAR <text:s/>- <text:s/>casp8 and fadd-like apoptosis regulator, DRAM2 <text:s/>- <text:s/>dna-damage regulated autophagy modulator 2, TSHZ1 <text:s/>- <text:s/>teashirt zinc finger homeobox 1, KDM2A <text:s/>- <text:s/>lysine (k)-specific demethylase 2a, ELF1 <text:s/>- <text:s/>e74-like factor 1 (ets domain transcription factor), MYL6 <text:s/>- <text:s/>myosin, light chain 6, alkali, smooth muscle and non-muscle, ELAVL4 <text:s/>- <text:s/>elav (embryonic lethal, abnormal vision, drosophila)-like 4, MYO6 <text:s/>- <text:s/>myosin vi, TRIM22 <text:s/>- <text:s/>tripartite motif containing 22, ELOVL6 <text:s/>- <text:s/>elovl fatty acid elongase 6, INADL <text:s/>- <text:s/>inad-like (drosophila), PSMD14 <text:s/>- <text:s/>proteasome (prosome, macropain) 26s subunit, non-atpase, 14, BBX <text:s/>- <text:s/>bobby sox homolog (drosophila), GLIS1 <text:s/>- <text:s/>glis family zinc finger 1, MYB <text:s/>- <text:s/>v-myb avian myeloblastosis viral oncogene homolog, RNASEL <text:s/>- <text:s/>ribonuclease l (2',5'-oligoisoadenylate synthetase-dependent), USH1C <text:s/>- <text:s/>usher syndrome 1c (autosomal recessive, severe), EFNB1 <text:s/>- <text:s/>ephrin-b1, TMEM108 <text:s/>- <text:s/>transmembrane protein 108, ROBO1 <text:s/>- <text:s/>roundabout, axon guidance receptor, homolog 1 (drosophila), HERC3 <text:s/>- <text:s/>hect and rld domain containing e3 ubiquitin protein ligase 3, CTDSP2 <text:s/>- <text:s/>ctd (carboxy-terminal domain, rna polymerase ii, polypeptide a) small phosphatase 2, SRRM1 <text:s/>- <text:s/>serine/arginine repetitive matrix 1, MUSK <text:s/>- <text:s/>muscle, skeletal, receptor tyrosine kinase, SPRY1 <text:s/>- <text:s/>sprouty homolog 1, antagonist of fgf signaling (drosophila), BNC2 <text:s/>- <text:s/>basonuclin 2, PCDHB1 <text:s/>- <text:s/>protocadherin beta 1, KYNU <text:s/>- <text:s/>kynureninase, LRPPRC <text:s/>- <text:s/>leucine-rich pentatricopeptide repeat containing, MYCBP2 <text:s/>- <text:s/>myc binding protein 2, e3 ubiquitin protein ligase, NAMPT <text:s/>- <text:s/>nicotinamide phosphoribosyltransferase, OPTN <text:s/>- <text:s/>optineurin, KDM4C <text:s/>- <text:s/>lysine (k)-specific demethylase 4c, VAV3 <text:s/>- <text:s/>vav 3 guanine nucleotide exchange factor, PDE5A <text:s/>- <text:s/>phosphodiesterase 5a, cgmp-specific, ARHGAP26 <text:s/>- <text:s/>rho gtpase activating protein 26, SOCS1 <text:s/>- <text:s/>suppressor of cytokine signaling 1, USF1 <text:s/>- <text:s/>upstream transcription factor 1, CDK19 <text:s/>- <text:s/>cyclin-dependent kinase 19, NCOA1 <text:s/>- <text:s/>nuclear receptor coactivator 1, HLX <text:s/>- <text:s/>h2.0-like homeobox, SH2B3 <text:s/>- <text:s/>sh2b adaptor protein 3, PLEKHA3 <text:s/>- <text:s/>pleckstrin homology domain containing, family a (phosphoinositide binding specific) member 3, FST <text:s/>- <text:s/>follistatin, NFASC <text:s/>- <text:s/>neurofascin, PDCD6IP <text:s/>- <text:s/>programmed cell death 6 interacting protein, TAB2 <text:s/>- <text:s/>tgf-beta activated kinase 1/map3k7 binding protein 2, MARCH1 <text:s/>- <text:s/>membrane-associated ring finger (c3hc4) 1, e3 ubiquitin protein ligase, MT2A <text:s/>- <text:s/>metallothionein 2a, CCDC109B <text:s/>- <text:s/>coiled-coil domain containing 109b, RPN2 <text:s/>- <text:s/>ribophorin ii, STX17 <text:s/>- <text:s/>syntaxin 17, HIPK1 <text:s/>- <text:s/>homeodomain interacting protein kinase 1, ZBTB18 <text:s/>- <text:s/>zinc finger and btb domain containing 18, HGF <text:s/>- <text:s/>hepatocyte growth factor (hepapoietin a; scatter factor), CDNF <text:s/>- <text:s/>cerebral dopamine neurotrophic factor, MSX1 <text:s/>- <text:s/>msh homeobox 1, B3GALT2 <text:s/>- <text:s/>udp-gal:betaglcnac beta 1,3-galactosyltransferase, polypeptide 2, CABLES1 <text:s/>- <text:s/>cdk5 and abl enzyme substrate 1, CITED2 <text:s/>- <text:s/>cbp/p300-interacting transactivator, with glu/asp-rich carboxy-terminal domain, 2, PAPOLG <text:s/>- <text:s/>poly(a) polymerase gamma, HOXA11 <text:s/>- <text:s/>homeobox a11, HOXB3 <text:s/>- <text:s/>homeobox b3, IRF9 <text:s/>- <text:s/>interferon regulatory factor 9, EYA4 <text:s/>- <text:s/>eyes absent homolog 4 (drosophila), ELMSAN1 <text:s/>- <text:s/>elm2 and myb/sant-like domain containing 1, EREG <text:s/>- <text:s/>epiregulin, NOD1 <text:s/>- <text:s/>nucleotide-binding oligomerization domain containing 1, ESRRG <text:s/>- <text:s/>estrogen-related receptor gamma, CAMK1G <text:s/>- <text:s/>calcium/calmodulin-dependent protein kinase ig, TNFSF4 <text:s/>- <text:s/>tumor necrosis factor (ligand) superfamily, member 4, ZADH2 <text:s/>- <text:s/>zinc binding alcohol dehydrogenase domain containing 2, ESR1 <text:s/>- <text:s/>estrogen receptor 1, HOXA4 <text:s/>- <text:s/>homeobox a4, ARHGAP25 <text:s/>- <text:s/>rho gtpase activating protein 25, ETV1 <text:s/>- <text:s/>ets variant 1, HOXA2 <text:s/>- <text:s/>homeobox a2, HOXA3 <text:s/>- <text:s/>homeobox a3, SP5 <text:s/>- <text:s/>sp5 transcription factor, ADAM15 <text:s/>- <text:s/>adam metallopeptidase domain 15, RUNX3 <text:s/>- <text:s/>runt-related transcription factor 3, RSAD2 <text:s/>- <text:s/>radical s-adenosyl methionine domain containing 2, TNFSF15 <text:s/>- <text:s/>tumor necrosis factor (ligand) superfamily, member 15, HNF4G <text:s/>- <text:s/>hepatocyte nuclear factor 4, gamma, EPB41 <text:s/>- <text:s/>erythrocyte membrane protein band 4.1 (elliptocytosis 1, rh-linked), SORT1 <text:s/>- <text:s/>sortilin 1, HNRNPC <text:s/>- <text:s/>heterogeneous nuclear ribonucleoprotein c (c1/c2), MYOF <text:s/>- <text:s/>myoferlin, RUNX1T1 <text:s/>- <text:s/>runt-related transcription factor 1; translocated to, 1 (cyclin d-related), MPDZ <text:s/>- <text:s/>multiple pdz domain protein, RTKN <text:s/>- <text:s/>rhotekin, ERBB4 <text:s/>- <text:s/>v-erb-b2 avian erythroblastic leukemia viral oncogene homolog 4, STT3B <text:s/>- <text:s/>stt3b, subunit of the oligosaccharyltransferase complex (catalytic), RRBP1 <text:s/>- <text:s/>ribosome binding protein 1, GJD3 <text:s/>- <text:s/>gap junction protein, delta 3, 31.9kda, IL17A <text:s/>- <text:s/>interleukin 17a, LPHN2 <text:s/>- <text:s/>latrophilin 2, IL15 <text:s/>- <text:s/>interleukin 15, SEMA5B <text:s/>- <text:s/>sema domain, seven thrombospondin repeats (type 1 and type 1-like), transmembrane domain (tm) and short cytoplasmic domain, (semaphorin) 5b, DTX3L <text:s/>- <text:s/>deltex 3-like (drosophila), IL15RA <text:s/>- <text:s/>interleukin 15 receptor, alpha, ARHGAP15 <text:s/>- <text:s/>rho gtpase activating protein 15, CDH3 <text:s/>- <text:s/>cadherin 3, type 1, p-cadherin (placental), TCF15 <text:s/>- <text:s/>transcription factor 15 (basic helix-loop-helix), FLT3LG <text:s/>- <text:s/>fms-related tyrosine kinase 3 ligand, INHBA <text:s/>- <text:s/>inhibin, beta a, FLI1 <text:s/>- <text:s/>fli-1 proto-oncogene, ets transcription factor, PIK3R3 <text:s/>- <text:s/>phosphoinositide-3-kinase, regulatory subunit 3 (gamma), OSM <text:s/>- <text:s/>oncostatin m, ELMO1 <text:s/>- <text:s/>engulfment and cell motility 1, CD74 <text:s/>- <text:s/>cd74 molecule, major histocompatibility complex, class ii invariant chain, NCOA7 <text:s/>- <text:s/>nuclear receptor coactivator 7, CLVS2 <text:s/>- <text:s/>clavesin 2, LMO3 <text:s/>- <text:s/>lim domain only 3 (rhombotin-like 2), IDO1 <text:s/>- <text:s/>indoleamine 2,3-dioxygenase 1, PPFIA2 <text:s/>- <text:s/>protein tyrosine phosphatase, receptor type, f polypeptide (ptprf), interacting protein (liprin), alpha 2, TOR1B <text:s/>- <text:s/>torsin family 1, member b (torsin b), OTX1 <text:s/>- <text:s/>orthodenticle homeobox 1, NDFIP1 <text:s/>- <text:s/>nedd4 family interacting protein 1, CEP350 <text:s/>- <text:s/>centrosomal protein 350kda, MAP4K3 <text:s/>- <text:s/>mitogen-activated protein kinase kinase kinase kinase 3, ASH1L <text:s/>- <text:s/>ash1 (absent, small, or homeotic)-like (drosophila), ZSWIM2 <text:s/>- <text:s/>zinc finger, swim-type containing 2, ENTPD1 <text:s/>- <text:s/>ectonucleoside triphosphate diphosphohydrolase 1, SCARB2 <text:s/>- <text:s/>scavenger receptor class b, member 2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LMO4 <text:s/>- <text:s/>lim domain only 4, OMD <text:s/>- <text:s/>osteomodulin, FOXF1 <text:s/>- <text:s/>forkhead box f1, FOXG1 <text:s/>- <text:s/>forkhead box g1, DENND4B <text:s/>- <text:s/>denn/madd domain containing 4b, SP9 <text:s/>- <text:s/>sp9 transcription factor, CD27 <text:s/>- <text:s/>cd27 molecule, EMC3 <text:s/>- <text:s/>er membrane protein complex subunit 3, TEAD1 <text:s/>- <text:s/>tea domain family member 1 (sv40 transcriptional enhancer factor), CBX4 <text:s/>- <text:s/>chromobox homolog 4, IL7 <text:s/>- <text:s/>interleukin 7, TNFSF8 <text:s/>- <text:s/>tumor necrosis factor (ligand) superfamily, member 8, SMG7 <text:s/>- <text:s/>smg7 nonsense mediated mrna decay factor, RAD51AP1 <text:s/>- <text:s/>rad51 associated protein 1, FHL3 <text:s/>- <text:s/>four and a half lim domains 3, CD80 <text:s/>- <text:s/>cd80 molecule, UBR4 <text:s/>- <text:s/>ubiquitin protein ligase e3 component n-recognin 4, ROR1 <text:s/>- <text:s/>receptor tyrosine kinase-like orphan receptor 1, ISG20 <text:s/>- <text:s/>interferon stimulated exonuclease gene 20kda, SYNE1 <text:s/>- <text:s/>spectrin repeat containing, nuclear envelope 1, ANP32B <text:s/>- <text:s/>acidic (leucine-rich) nuclear phosphoprotein 32 family, member b, FGF1 <text:s/>- <text:s/>fibroblast growth factor 1 (acidic), ITGB6 <text:s/>- <text:s/>integrin, beta 6, PTGER4 <text:s/>- <text:s/>prostaglandin e receptor 4 (subtype ep4), ITGB7 <text:s/>- <text:s/>integrin, beta 7, ATG13 <text:s/>- <text:s/>autophagy related 13, NR4A2 <text:s/>- <text:s/>nuclear receptor subfamily 4, group a, member 2, MKNK1 <text:s/>- <text:s/>map kinase interacting serine/threonine kinase 1, FGA <text:s/>- <text:s/>fibrinogen alpha chain, RAPGEF5 <text:s/>- <text:s/>rap guanine nucleotide exchange factor (gef) 5, TARBP1 <text:s/>- <text:s/>tar (hiv-1) rna binding protein 1, CASK <text:s/>- <text:s/>calcium/calmodulin-dependent serine protein kinase (maguk family), KIAA1033 <text:s/>- <text:s/>kiaa1033, ITGB1 <text:s/>- <text:s/>integrin, beta 1 (fibronectin receptor, beta polypeptide, antigen cd29 includes mdf2, msk12), PLA2G4D <text:s/>- <text:s/>phospholipase a2, group ivd (cytosolic), CEBPD <text:s/>- <text:s/>ccaat/enhancer binding protein (c/ebp), delta, PTK2 <text:s/>- <text:s/>protein tyrosine kinase 2, BBS9 <text:s/>- <text:s/>bardet-biedl syndrome 9, ZCCHC11 <text:s/>- <text:s/>zinc finger, cchc domain containing 11, KMO <text:s/>- <text:s/>kynurenine 3-monooxygenase (kynurenine 3-hydroxylase), BIN3 <text:s/>- <text:s/>bridging integrator 3, CDK6 <text:s/>- <text:s/>cyclin-dependent kinase 6, HELT <text:s/>- <text:s/>helt bhlh transcription factor, TBX15 <text:s/>- <text:s/>t-box 15, TBX5 <text:s/>- <text:s/>t-box 5, SIK3 <text:s/>- <text:s/>sik family kinase 3, NCSTN <text:s/>- <text:s/>nicastrin, ZEB2 <text:s/>- <text:s/>zinc finger e-box binding homeobox 2, CXCL10 <text:s/>- <text:s/>chemokine (c-x-c motif) ligand 10, FCGR2B <text:s/>- <text:s/>fc fragment of igg, low affinity iib, receptor (cd32), CDH6 <text:s/>- <text:s/>cadherin 6, type 2, k-cadherin (fetal kidney), TCF7L2 <text:s/>- <text:s/>transcription factor 7-like 2 (t-cell specific, hmg-box), CNTN4 <text:s/>- <text:s/>contactin 4, IRF7 <text:s/>- <text:s/>interferon regulatory factor 7, KIAA1715 <text:s/>- <text:s/>kiaa1715, IFI44 <text:s/>- <text:s/>interferon-induced protein 44, CTTNBP2NL <text:s/>- <text:s/>cttnbp2 n-terminal like, FBN1 <text:s/>- <text:s/>fibrillin 1, PTPRB <text:s/>- <text:s/>protein tyrosine phosphatase, receptor type, b, NRD1 <text:s/>- <text:s/>nardilysin (n-arginine dibasic convertase), ITGA6 <text:s/>- <text:s/>integrin, alpha 6, PTPRF <text:s/>- <text:s/>protein tyrosine phosphatase, receptor type, f, IFIT2 <text:s/>- <text:s/>interferon-induced protein with tetratricopeptide repeats 2, IFIT1 <text:s/>- <text:s/>interferon-induced protein with tetratricopeptide repeats 1, IFIT3 <text:s/>- <text:s/>interferon-induced protein with tetratricopeptide repeats 3, IFI35 <text:s/>- <text:s/>interferon-induced protein 35, PTPRR <text:s/>- <text:s/>protein tyrosine phosphatase, receptor type, r, ARPP21 <text:s/>- <text:s/>camp-regulated phosphoprotein, 21kda, TLE4 <text:s/>- <text:s/>transducin-like enhancer of split 4 (e(sp1) homolog, drosophila), CHML <text:s/>- <text:s/>choroideremia-like (rab escort protein 2), TBX21 <text:s/>- <text:s/>t-box 21, CD200R1 <text:s/>- <text:s/>cd200 receptor 1, SH3KBP1 <text:s/>- <text:s/>sh3-domain kinase binding protein 1, AGMO <text:s/>- <text:s/>alkylglycerol monooxygenase, IFNB1 <text:s/>- <text:s/>interferon, beta 1, fibroblast, ERAP2 <text:s/>- <text:s/>endoplasmic reticulum aminopeptidase 2, ID3 <text:s/>- <text:s/>inhibitor of dna binding 3, dominant negative helix-loop-helix protein, HDAC4 <text:s/>- <text:s/>histone deacetylase 4, NFIX <text:s/>- <text:s/>nuclear factor i/x (ccaat-binding transcription factor), SLC40A1 <text:s/>- <text:s/>solute carrier family 40 (iron-regulated transporter), member 1, PIP4K2B <text:s/>- <text:s/>phosphatidylinositol-5-phosphate 4-kinase, type ii, beta, MAP3K19 <text:s/>- <text:s/>mitogen-activated protein kinase kinase kinase 19, IDH1 <text:s/>- <text:s/>isocitrate dehydrogenase 1 (nadp+), soluble, THSD7A <text:s/>- <text:s/>thrombospondin, type i, domain containing 7a, SDCCAG8 <text:s/>- <text:s/>serologically defined colon cancer antigen 8, FOXK1 <text:s/>- <text:s/>forkhead box k1, TJAP1 <text:s/>- <text:s/>tight junction associated protein 1 (peripheral), PARP14 <text:s/>- <text:s/>poly (adp-ribose) polymerase family, member 14, CYSLTR1 <text:s/>- <text:s/>cysteinyl leukotriene receptor 1, ATP1B4 <text:s/>- <text:s/>atpase, na+/k+ transporting, beta 4 polypeptide, HDAC9 <text:s/>- <text:s/>histone deacetylase 9, EHD4 <text:s/>- <text:s/>eh-domain containing 4, SOCS7 <text:s/>- <text:s/>suppressor of cytokine signaling 7, RC3H2 <text:s/>- <text:s/>ring finger and ccch-type domains 2, NEK2 <text:s/>- <text:s/>nima-related kinase 2, CLTC <text:s/>- <text:s/>clathrin, heavy chain (hc), TFAP2A <text:s/>- <text:s/>transcription factor ap-2 alpha (activating enhancer binding protein 2 alpha), TNMD <text:s/>- <text:s/>tenomodulin, HARBI1 <text:s/>- <text:s/>harbinger transposase derived 1, SH3PXD2A <text:s/>- <text:s/>sh3 and px domains 2a, KIF6 <text:s/>- <text:s/>kinesin family member 6, CYP26B1 <text:s/>- <text:s/>cytochrome p450, family 26, subfamily b, polypeptide 1, PLEKHH2 <text:s/>- <text:s/>pleckstrin homology domain containing, family h (with myth4 domain) member 2, CPEB4 <text:s/>- <text:s/>cytoplasmic polyadenylation element binding protein 4, NFIB <text:s/>- <text:s/>nuclear factor i/b, IL21R <text:s/>- <text:s/>interleukin 21 receptor, RARRES3 <text:s/>- <text:s/>retinoic acid receptor responder (tazarotene induced) 3, ISG15 <text:s/>- <text:s/>isg15 ubiquitin-like modifier, NFATC3 <text:s/>- <text:s/>nuclear factor of activated t-cells, cytoplasmic, calcineurin-dependent 3, TNFSF13B <text:s/>- <text:s/>tumor necrosis factor (ligand) superfamily, member 13b, CLVS1 <text:s/>- <text:s/>clavesin 1, CXCR6 <text:s/>- <text:s/>chemokine (c-x-c motif) receptor 6, HEY2 <text:s/>- <text:s/>hairy/enhancer-of-split related with yrpw motif 2, FNIP1 <text:s/>- <text:s/>folliculin interacting protein 1, ZBTB32 <text:s/>- <text:s/>zinc finger and btb domain containing 32, SMARCA5 <text:s/>- <text:s/>swi/snf related, matrix associated, actin dependent regulator of chromatin, subfamily a, member 5, PRDM16 <text:s/>- <text:s/>pr domain containing 16, GPR65 <text:s/>- <text:s/>g protein-coupled receptor 65, STAG2 <text:s/>- <text:s/>stromal antigen 2, CTNNBL1 <text:s/>- <text:s/>catenin, beta like 1, N4BP1 <text:s/>- <text:s/>nedd4 binding protein 1, RBBP6 <text:s/>- <text:s/>retinoblastoma binding protein 6, FOXQ1 <text:s/>- <text:s/>forkhead box q1, VPS41 <text:s/>- <text:s/>vacuolar protein sorting 41 homolog (s. cerevisiae), DAPP1 <text:s/>- <text:s/>dual adaptor of phosphotyrosine and 3-phosphoinositides, NEDD4 <text:s/>- <text:s/>neural precursor cell expressed, developmentally down-regulated 4, e3 ubiquitin protein ligase, THBS1 <text:s/>- <text:s/>thrombospondin 1, TIAL1 <text:s/>- <text:s/>tia1 cytotoxic granule-associated rna binding protein-like 1, RBMS2 <text:s/>- <text:s/>rna binding motif, single stranded interacting protein 2, TBC1D32 <text:s/>- <text:s/>tbc1 domain family, member 32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37</text:p>
          </table:table-cell>
          <table:table-cell office:value-type="string" calcext:value-type="string">
            <text:p>regulation of leukocyte cell-cell adhesion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2.48" calcext:value-type="float">
            <text:p>2.48</text:p>
          </table:table-cell>
          <table:table-cell office:value-type="float" office:value="13954" calcext:value-type="float">
            <text:p>13954</text:p>
          </table:table-cell>
          <table:table-cell office:value-type="float" office:value="231" calcext:value-type="float">
            <text:p>231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IL15 <text:s/>- <text:s/>interleukin 15, PDE5A <text:s/>- <text:s/>phosphodiesterase 5a, cgmp-specific, SOCS1 <text:s/>- <text:s/>suppressor of cytokine signaling 1, HLX <text:s/>- <text:s/>h2.0-like homeobox, CD274 <text:s/>- <text:s/>cd274 molecule, CYP26B1 <text:s/>- <text:s/>cytochrome p450, family 26, subfamily b, polypeptide 1, IL23A <text:s/>- <text:s/>interleukin 23, alpha subunit p19, CD74 <text:s/>- <text:s/>cd74 molecule, major histocompatibility complex, class ii invariant chain, TNFSF4 <text:s/>- <text:s/>tumor necrosis factor (ligand) superfamily, member 4, MYB <text:s/>- <text:s/>v-myb avian myeloblastosis viral oncogene homolog, IDO1 <text:s/>- <text:s/>indoleamine 2,3-dioxygenase 1, TNFSF13B <text:s/>- <text:s/>tumor necrosis factor (ligand) superfamily, member 13b, EFNB1 <text:s/>- <text:s/>ephrin-b1, NDFIP1 <text:s/>- <text:s/>nedd4 family interacting protein 1, IFNB1 <text:s/>- <text:s/>interferon, beta 1, fibroblast, GRAP2 <text:s/>- <text:s/>grb2-related adaptor protein 2, IL2 <text:s/>- <text:s/>interleukin 2, ASS1 <text:s/>- <text:s/>argininosuccinate synthase 1, SOS1 <text:s/>- <text:s/>son of sevenless homolog 1 (drosophila), CD27 <text:s/>- <text:s/>cd27 molecule, YES1 <text:s/>- <text:s/>v-yes-1 yamaguchi sarcoma viral oncogene homolog 1, IL27 <text:s/>- <text:s/>interleukin 27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macromolecule biosynthetic process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2493" calcext:value-type="float">
            <text:p>2493</text:p>
          </table:table-cell>
          <table:table-cell office:value-type="float" office:value="634" calcext:value-type="float">
            <text:p>63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SET <text:s/>- <text:s/>set nuclear oncogene, INHBA <text:s/>- <text:s/>inhibin, beta a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OMD <text:s/>- <text:s/>osteomodulin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PDGFRB <text:s/>- <text:s/>platelet-derived growth factor receptor, beta polypeptide, BBX <text:s/>- <text:s/>bobby sox homolog (drosophila), GLIS1 <text:s/>- <text:s/>glis family zinc finger 1, NR4A2 <text:s/>- <text:s/>nuclear receptor subfamily 4, group a, member 2, MYB <text:s/>- <text:s/>v-myb avian myeloblastosis viral oncogene homolog, PPARGC1A <text:s/>- <text:s/>peroxisome proliferator-activated receptor gamma, coactivator 1 alpha, MEIS2 <text:s/>- <text:s/>meis homeobox 2, MEIS1 <text:s/>- <text:s/>meis homeobox 1, CEBPD <text:s/>- <text:s/>ccaat/enhancer binding protein (c/ebp), delta, HELT <text:s/>- <text:s/>helt bhlh transcription factor, TBX15 <text:s/>- <text:s/>t-box 15, TBX5 <text:s/>- <text:s/>t-box 5, SRRM1 <text:s/>- <text:s/>serine/arginine repetitive matrix 1, ZEB2 <text:s/>- <text:s/>zinc finger e-box binding homeobox 2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HOXB3 <text:s/>- <text:s/>homeobox b3, IRF9 <text:s/>- <text:s/>interferon regulatory factor 9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CPEB4 <text:s/>- <text:s/>cytoplasmic polyadenylation element binding protein 4, NOD1 <text:s/>- <text:s/>nucleotide-binding oligomerization domain containing 1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ST3GAL4 <text:s/>- <text:s/>st3 beta-galactoside alpha-2,3-sialyltransferase 4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EIF2AK2 <text:s/>- <text:s/>eukaryotic translation initiation factor 2-alpha kinase 2, DIO2 <text:s/>- <text:s/>deiodinase, iodothyronine, type ii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HDAC7 <text:s/>- <text:s/>histone deacetylase 7, RBBP6 <text:s/>- <text:s/>retinoblastoma binding protein 6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RRBP1 <text:s/>- <text:s/>ribosome binding protein 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63</text:p>
          </table:table-cell>
          <table:table-cell office:value-type="string" calcext:value-type="string">
            <text:p>regulation of T cell activation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.52" calcext:value-type="float">
            <text:p>2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18" calcext:value-type="float">
            <text:p>218</text:p>
          </table:table-cell>
          <table:table-cell office:value-type="float" office:value="634" calcext:value-type="float">
            <text:p>6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IL15 <text:s/>- <text:s/>interleukin 15, PDE5A <text:s/>- <text:s/>phosphodiesterase 5a, cgmp-specific, SOCS1 <text:s/>- <text:s/>suppressor of cytokine signaling 1, HLX <text:s/>- <text:s/>h2.0-like homeobox, CD274 <text:s/>- <text:s/>cd274 molecule, CYP26B1 <text:s/>- <text:s/>cytochrome p450, family 26, subfamily b, polypeptide 1, IL23A <text:s/>- <text:s/>interleukin 23, alpha subunit p19, CD74 <text:s/>- <text:s/>cd74 molecule, major histocompatibility complex, class ii invariant chain, TNFSF4 <text:s/>- <text:s/>tumor necrosis factor (ligand) superfamily, member 4, MYB <text:s/>- <text:s/>v-myb avian myeloblastosis viral oncogene homolog, IDO1 <text:s/>- <text:s/>indoleamine 2,3-dioxygenase 1, TNFSF13B <text:s/>- <text:s/>tumor necrosis factor (ligand) superfamily, member 13b, EFNB1 <text:s/>- <text:s/>ephrin-b1, NDFIP1 <text:s/>- <text:s/>nedd4 family interacting protein 1, IFNB1 <text:s/>- <text:s/>interferon, beta 1, fibroblast, GRAP2 <text:s/>- <text:s/>grb2-related adaptor protein 2, IL2 <text:s/>- <text:s/>interleukin 2, SOS1 <text:s/>- <text:s/>son of sevenless homolog 1 (drosophila), CD27 <text:s/>- <text:s/>cd27 molecule, YES1 <text:s/>- <text:s/>v-yes-1 yamaguchi sarcoma viral oncogene homolog 1, IL27 <text:s/>- <text:s/>interleukin 27, IL7 <text:s/>- <text:s/>interleukin 7, CYLD <text:s/>- <text:s/>cylindromatosis (turban tumor syndrome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103</text:p>
          </table:table-cell>
          <table:table-cell office:value-type="string" calcext:value-type="string">
            <text:p>positive regulation of response to external stimulus</text:p>
          </table:table-cell>
          <table:table-cell office:value-type="float" office:value="0.0000219" calcext:value-type="float">
            <text:p>0.0000219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2.56" calcext:value-type="float">
            <text:p>2.56</text:p>
          </table:table-cell>
          <table:table-cell office:value-type="float" office:value="13954" calcext:value-type="float">
            <text:p>13954</text:p>
          </table:table-cell>
          <table:table-cell office:value-type="float" office:value="206" calcext:value-type="float">
            <text:p>206</text:p>
          </table:table-cell>
          <table:table-cell office:value-type="float" office:value="634" calcext:value-type="float">
            <text:p>6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IL17A <text:s/>- <text:s/>interleukin 17a, DHX58 <text:s/>- <text:s/>dexh (asp-glu-x-his) box polypeptide 58, IL15 <text:s/>- <text:s/>interleukin 15, TLR7 <text:s/>- <text:s/>toll-like receptor 7, DDX60 <text:s/>- <text:s/>dead (asp-glu-ala-asp) box polypeptide 60, IL2 <text:s/>- <text:s/>interleukin 2, CXCL10 <text:s/>- <text:s/>chemokine (c-x-c motif) ligand 10, PDGFRB <text:s/>- <text:s/>platelet-derived growth factor receptor, beta polypeptide, USF1 <text:s/>- <text:s/>upstream transcription factor 1, CDK19 <text:s/>- <text:s/>cyclin-dependent kinase 19, IL23A <text:s/>- <text:s/>interleukin 23, alpha subunit p19, NOD1 <text:s/>- <text:s/>nucleotide-binding oligomerization domain containing 1, PTGER4 <text:s/>- <text:s/>prostaglandin e receptor 4 (subtype ep4), NRP1 <text:s/>- <text:s/>neuropilin 1, ADAM10 <text:s/>- <text:s/>adam metallopeptidase domain 10, OSM <text:s/>- <text:s/>oncostatin m, CD74 <text:s/>- <text:s/>cd74 molecule, major histocompatibility complex, class ii invariant chain, TNFSF4 <text:s/>- <text:s/>tumor necrosis factor (ligand) superfamily, member 4, IDO1 <text:s/>- <text:s/>indoleamine 2,3-dioxygenase 1, THBS1 <text:s/>- <text:s/>thrombospondin 1, LY86 <text:s/>- <text:s/>lymphocyte antigen 86, GBP5 <text:s/>- <text:s/>guanylate binding protein 5, CCL21 <text:s/>- <text:s/>chemokine (c-c motif) ligand 21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0.0000226" calcext:value-type="float">
            <text:p>0.000022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2618" calcext:value-type="float">
            <text:p>2618</text:p>
          </table:table-cell>
          <table:table-cell office:value-type="float" office:value="634" calcext:value-type="float">
            <text:p>63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EMP1 <text:s/>- <text:s/>epithelial membrane protein 1, IL15 <text:s/>- <text:s/>interleukin 15, ARID4B <text:s/>- <text:s/>at rich interactive domain 4b (rbp1-like), BIRC2 <text:s/>- <text:s/>baculoviral iap repeat containing 2, ZNF385A <text:s/>- <text:s/>zinc finger protein 385a, TCF15 <text:s/>- <text:s/>transcription factor 15 (basic helix-loop-helix), KAZALD1 <text:s/>- <text:s/>kazal-type serine peptidase inhibitor domain 1, PAX3 <text:s/>- <text:s/>paired box 3, FLT3LG <text:s/>- <text:s/>fms-related tyrosine kinase 3 ligand, PAX9 <text:s/>- <text:s/>paired box 9, RFX3 <text:s/>- <text:s/>regulatory factor x, 3 (influences hla class ii expression), POU6F2 <text:s/>- <text:s/>pou class 6 homeobox 2, INHBA <text:s/>- <text:s/>inhibin, beta a, FLI1 <text:s/>- <text:s/>fli-1 proto-oncogene, ets transcription factor, NRP1 <text:s/>- <text:s/>neuropilin 1, OSM <text:s/>- <text:s/>oncostatin m, BST2 <text:s/>- <text:s/>bone marrow stromal cell antigen 2, NRN1 <text:s/>- <text:s/>neuritin 1, TRPS1 <text:s/>- <text:s/>trichorhinophalangeal syndrome i, OTX1 <text:s/>- <text:s/>orthodenticle homeobox 1, LZTS2 <text:s/>- <text:s/>leucine zipper, putative tumor suppressor 2, PCDH9 <text:s/>- <text:s/>protocadherin 9, ASH1L <text:s/>- <text:s/>ash1 (absent, small, or homeotic)-like (drosophila), BFSP1 <text:s/>- <text:s/>beaded filament structural protein 1, filensin, BDNF <text:s/>- <text:s/>brain-derived neurotrophic factor, TMC1 <text:s/>- <text:s/>transmembrane channel-like 1, MYOG <text:s/>- <text:s/>myogenin (myogenic factor 4), SEMA6D <text:s/>- <text:s/>sema domain, transmembrane domain (tm), and cytoplasmic domain, (semaphorin) 6d, FMN2 <text:s/>- <text:s/>formin 2, CFLAR <text:s/>- <text:s/>casp8 and fadd-like apoptosis regulator, LMO4 <text:s/>- <text:s/>lim domain only 4, FOXF1 <text:s/>- <text:s/>forkhead box f1, FOXG1 <text:s/>- <text:s/>forkhead box g1, TSHZ1 <text:s/>- <text:s/>teashirt zinc finger homeobox 1, SOS1 <text:s/>- <text:s/>son of sevenless homolog 1 (drosophila), CD27 <text:s/>- <text:s/>cd27 molecule, TEAD1 <text:s/>- <text:s/>tea domain family member 1 (sv40 transcriptional enhancer factor), MYL6 <text:s/>- <text:s/>myosin, light chain 6, alkali, smooth muscle and non-muscle, SPAG6 <text:s/>- <text:s/>sperm associated antigen 6, FHL3 <text:s/>- <text:s/>four and a half lim domains 3, ROR1 <text:s/>- <text:s/>receptor tyrosine kinase-like orphan receptor 1, LGI1 <text:s/>- <text:s/>leucine-rich, glioma inactivated 1, ANP32B <text:s/>- <text:s/>acidic (leucine-rich) nuclear phosphoprotein 32 family, member b, PDGFRB <text:s/>- <text:s/>platelet-derived growth factor receptor, beta polypeptide, BBX <text:s/>- <text:s/>bobby sox homolog (drosophila), ADAR <text:s/>- <text:s/>adenosine deaminase, rna-specific, FGF1 <text:s/>- <text:s/>fibroblast growth factor 1 (acidic), PTGER4 <text:s/>- <text:s/>prostaglandin e receptor 4 (subtype ep4), ADAM10 <text:s/>- <text:s/>adam metallopeptidase domain 10, NR4A2 <text:s/>- <text:s/>nuclear receptor subfamily 4, group a, member 2, PPARGC1A <text:s/>- <text:s/>peroxisome proliferator-activated receptor gamma, coactivator 1 alpha, RAPGEF5 <text:s/>- <text:s/>rap guanine nucleotide exchange factor (gef) 5, KRT10 <text:s/>- <text:s/>keratin 10, MEIS2 <text:s/>- <text:s/>meis homeobox 2, EVI5 <text:s/>- <text:s/>ecotropic viral integration site 5, ARHGAP5 <text:s/>- <text:s/>rho gtpase activating protein 5, MEIS1 <text:s/>- <text:s/>meis homeobox 1, ITGB1 <text:s/>- <text:s/>integrin, beta 1 (fibronectin receptor, beta polypeptide, antigen cd29 includes mdf2, msk12), UPF2 <text:s/>- <text:s/>upf2 regulator of nonsense transcripts homolog (yeast), PTK2 <text:s/>- <text:s/>protein tyrosine kinase 2, CEBPD <text:s/>- <text:s/>ccaat/enhancer binding protein (c/ebp), delta, ADAMTS6 <text:s/>- <text:s/>adam metallopeptidase with thrombospondin type 1 motif, 6, CNTFR <text:s/>- <text:s/>ciliary neurotrophic factor receptor, HELT <text:s/>- <text:s/>helt bhlh transcription factor, TMEM108 <text:s/>- <text:s/>transmembrane protein 108, CDK6 <text:s/>- <text:s/>cyclin-dependent kinase 6, ROBO1 <text:s/>- <text:s/>roundabout, axon guidance receptor, homolog 1 (drosophila), BIN3 <text:s/>- <text:s/>bridging integrator 3, TBX5 <text:s/>- <text:s/>t-box 5, MUSK <text:s/>- <text:s/>muscle, skeletal, receptor tyrosine kinase, SPRY1 <text:s/>- <text:s/>sprouty homolog 1, antagonist of fgf signaling (drosophila), ZEB2 <text:s/>- <text:s/>zinc finger e-box binding homeobox 2, CXCL10 <text:s/>- <text:s/>chemokine (c-x-c motif) ligand 10, FAT4 <text:s/>- <text:s/>fat atypical cadherin 4, BNC2 <text:s/>- <text:s/>basonuclin 2, SMARCA2 <text:s/>- <text:s/>swi/snf related, matrix associated, actin dependent regulator of chromatin, subfamily a, member 2, TCF7L2 <text:s/>- <text:s/>transcription factor 7-like 2 (t-cell specific, hmg-box), CNTN4 <text:s/>- <text:s/>contactin 4, COL19A1 <text:s/>- <text:s/>collagen, type xix, alpha 1, KIAA1715 <text:s/>- <text:s/>kiaa1715, COL12A1 <text:s/>- <text:s/>collagen, type xii, alpha 1, PDE4D <text:s/>- <text:s/>phosphodiesterase 4d, camp-specific, FBN1 <text:s/>- <text:s/>fibrillin 1, ITGA6 <text:s/>- <text:s/>integrin, alpha 6, TMEM2 <text:s/>- <text:s/>transmembrane protein 2, PTPRF <text:s/>- <text:s/>protein tyrosine phosphatase, receptor type, f, PTPRR <text:s/>- <text:s/>protein tyrosine phosphatase, receptor type, r, ARHGAP26 <text:s/>- <text:s/>rho gtpase activating protein 26, FBXW7 <text:s/>- <text:s/>f-box and wd repeat domain containing 7, e3 ubiquitin protein ligase, NCOA1 <text:s/>- <text:s/>nuclear receptor coactivator 1, GNB4 <text:s/>- <text:s/>guanine nucleotide binding protein (g protein), beta polypeptide 4, HLX <text:s/>- <text:s/>h2.0-like homeobox, KDM2B <text:s/>- <text:s/>lysine (k)-specific demethylase 2b, SH2B3 <text:s/>- <text:s/>sh2b adaptor protein 3, WNT8B <text:s/>- <text:s/>wingless-type mmtv integration site family, member 8b, TBX21 <text:s/>- <text:s/>t-box 21, MAP2 <text:s/>- <text:s/>microtubule-associated protein 2, NFASC <text:s/>- <text:s/>neurofascin, TAB2 <text:s/>- <text:s/>tgf-beta activated kinase 1/map3k7 binding protein 2, MBNL1 <text:s/>- <text:s/>muscleblind-like splicing regulator 1, FNDC3A <text:s/>- <text:s/>fibronectin type iii domain containing 3a, ID3 <text:s/>- <text:s/>inhibitor of dna binding 3, dominant negative helix-loop-helix protein, HDAC4 <text:s/>- <text:s/>histone deacetylase 4, EVL <text:s/>- <text:s/>enah/vasp-like, TBX19 <text:s/>- <text:s/>t-box 19, HIPK1 <text:s/>- <text:s/>homeodomain interacting protein kinase 1, SLC40A1 <text:s/>- <text:s/>solute carrier family 40 (iron-regulated transporter), member 1, ZBTB18 <text:s/>- <text:s/>zinc finger and btb domain containing 18, IDH1 <text:s/>- <text:s/>isocitrate dehydrogenase 1 (nadp+), soluble, HGF <text:s/>- <text:s/>hepatocyte growth factor (hepapoietin a; scatter factor), FOXK1 <text:s/>- <text:s/>forkhead box k1, FUT8 <text:s/>- <text:s/>fucosyltransferase 8 (alpha (1,6) fucosyltransferase), MSX1 <text:s/>- <text:s/>msh homeobox 1, HDAC9 <text:s/>- <text:s/>histone deacetylase 9, STK4 <text:s/>- <text:s/>serine/threonine kinase 4, CITED2 <text:s/>- <text:s/>cbp/p300-interacting transactivator, with glu/asp-rich carboxy-terminal domain, 2, TFAP2D <text:s/>- <text:s/>transcription factor ap-2 delta (activating enhancer binding protein 2 delta), PITX2 <text:s/>- <text:s/>paired-like homeodomain 2, HOXA11 <text:s/>- <text:s/>homeobox a11, RC3H2 <text:s/>- <text:s/>ring finger and ccch-type domains 2, NEK2 <text:s/>- <text:s/>nima-related kinase 2, HOXB3 <text:s/>- <text:s/>homeobox b3, BAK1 <text:s/>- <text:s/>bcl2-antagonist/killer 1, DLG4 <text:s/>- <text:s/>discs, large homolog 4 (drosophila), EYA4 <text:s/>- <text:s/>eyes absent homolog 4 (drosophila), KLHL32 <text:s/>- <text:s/>kelch-like family member 32, TFAP2A <text:s/>- <text:s/>transcription factor ap-2 alpha (activating enhancer binding protein 2 alpha), NFIB <text:s/>- <text:s/>nuclear factor i/b, ESR1 <text:s/>- <text:s/>estrogen receptor 1, HOXA4 <text:s/>- <text:s/>homeobox a4, ETV1 <text:s/>- <text:s/>ets variant 1, HOXA2 <text:s/>- <text:s/>homeobox a2, LTBP1 <text:s/>- <text:s/>latent transforming growth factor beta binding protein 1, HOXA3 <text:s/>- <text:s/>homeobox a3, ADAM15 <text:s/>- <text:s/>adam metallopeptidase domain 15, AMTN <text:s/>- <text:s/>amelotin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MAPK10 <text:s/>- <text:s/>mitogen-activated protein kinase 10, ZIC1 <text:s/>- <text:s/>zic family member 1, GATA6 <text:s/>- <text:s/>gata binding protein 6, PRDM16 <text:s/>- <text:s/>pr domain containing 16, GPR65 <text:s/>- <text:s/>g protein-coupled receptor 65, SORT1 <text:s/>- <text:s/>sortilin 1, TNFRSF17 <text:s/>- <text:s/>tumor necrosis factor receptor superfamily, member 17, RBBP6 <text:s/>- <text:s/>retinoblastoma binding protein 6, ZIC3 <text:s/>- <text:s/>zic family member 3, PHF14 <text:s/>- <text:s/>phd finger protein 14, NEDD4 <text:s/>- <text:s/>neural precursor cell expressed, developmentally down-regulated 4, e3 ubiquitin protein ligase, BCL2A1 <text:s/>- <text:s/>bcl2-related protein a1, BCL2 <text:s/>- <text:s/>b-cell cll/lymphoma 2, TIAL1 <text:s/>- <text:s/>tia1 cytotoxic granule-associated rna binding protein-like 1, ERBB4 <text:s/>- <text:s/>v-erb-b2 avian erythroblastic leukemia viral oncogene homolog 4, CCND1 <text:s/>- <text:s/>cyclin d1, LSR <text:s/>- <text:s/>lipolysis stimulated lipoprotein receptor, TBC1D32 <text:s/>- <text:s/>tbc1 domain family, member 32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098</text:p>
          </table:table-cell>
          <table:table-cell office:value-type="string" calcext:value-type="string">
            <text:p>lymphocyte differentiation</text:p>
          </table:table-cell>
          <table:table-cell office:value-type="float" office:value="0.0000234" calcext:value-type="float">
            <text:p>0.000023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3.05" calcext:value-type="float">
            <text:p>3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30" calcext:value-type="float">
            <text:p>130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RSAD2 <text:s/>- <text:s/>radical s-adenosyl methionine domain containing 2, HDAC4 <text:s/>- <text:s/>histone deacetylase 4, RC3H2 <text:s/>- <text:s/>ring finger and ccch-type domains 2, IL15 <text:s/>- <text:s/>interleukin 15, IL2 <text:s/>- <text:s/>interleukin 2, FLT3LG <text:s/>- <text:s/>fms-related tyrosine kinase 3 ligand, GPR18 <text:s/>- <text:s/>g protein-coupled receptor 18, B2M <text:s/>- <text:s/>beta-2-microglobulin, ATP11C <text:s/>- <text:s/>atpase, class vi, type 11c, PTGER4 <text:s/>- <text:s/>prostaglandin e receptor 4 (subtype ep4), BCL2 <text:s/>- <text:s/>b-cell cll/lymphoma 2, TBX21 <text:s/>- <text:s/>t-box 21, TNFSF8 <text:s/>- <text:s/>tumor necrosis factor (ligand) superfamily, member 8, HDAC9 <text:s/>- <text:s/>histone deacetylase 9, DOCK10 <text:s/>- <text:s/>dedicator of cytokinesis 10, ITGB1 <text:s/>- <text:s/>integrin, beta 1 (fibronectin receptor, beta polypeptide, antigen cd29 includes mdf2, msk12), IFNB1 <text:s/>- <text:s/>interferon, beta 1, fibroblast, FNIP1 <text:s/>- <text:s/>folliculin interact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234" calcext:value-type="float">
            <text:p>0.0000234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634" calcext:value-type="float">
            <text:p>6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FBXW7 <text:s/>- <text:s/>f-box and wd repeat domain containing 7, e3 ubiquitin protein ligase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INHBA <text:s/>- <text:s/>inhibin, beta a, FST <text:s/>- <text:s/>follistatin, TRPS1 <text:s/>- <text:s/>trichorhinophalangeal syndrome i, RSF1 <text:s/>- <text:s/>remodeling and spacing factor 1, NMI <text:s/>- <text:s/>n-myc (and stat) interactor, BCL11A <text:s/>- <text:s/>b-cell cll/lymphoma 11a (zinc finger protein), ATF3 <text:s/>- <text:s/>activating transcription factor 3, ID3 <text:s/>- <text:s/>inhibitor of dna binding 3, dominant negative helix-loop-helix protein, HDAC4 <text:s/>- <text:s/>histone deacetylase 4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TRIM22 <text:s/>- <text:s/>tripartite motif containing 22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CPEB4 <text:s/>- <text:s/>cytoplasmic polyadenylation element binding protein 4, NFIB <text:s/>- <text:s/>nuclear factor i/b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HEY2 <text:s/>- <text:s/>hairy/enhancer-of-split related with yrpw motif 2, FNIP1 <text:s/>- <text:s/>folliculin interacting protein 1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AKAP6 <text:s/>- <text:s/>a kinase (prka) anchor protein 6, PRDM16 <text:s/>- <text:s/>pr domain containing 16, TNRC18 <text:s/>- <text:s/>trinucleotide repeat containing 18, HNRNPC <text:s/>- <text:s/>heterogeneous nuclear ribonucleoprotein c (c1/c2), HDAC7 <text:s/>- <text:s/>histone deacetylase 7, STAG2 <text:s/>- <text:s/>stromal antigen 2, ZEB2 <text:s/>- <text:s/>zinc finger e-box binding homeobox 2, TRIM21 <text:s/>- <text:s/>tripartite motif containing 21, SMARCA2 <text:s/>- <text:s/>swi/snf related, matrix associated, actin dependent regulator of chromatin, subfamily a, member 2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CCND1 <text:s/>- <text:s/>cyclin d1, ZNF296 <text:s/>- <text:s/>zinc finger protein 296, BACE2 <text:s/>- <text:s/>beta-site app-cleaving enzym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0247" calcext:value-type="float">
            <text:p>0.000024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634" calcext:value-type="float">
            <text:p>6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TRMT1L <text:s/>- <text:s/>trna methyltransferase 1 homolog (s. cerevisiae)-like, PAX9 <text:s/>- <text:s/>paired box 9, RFX3 <text:s/>- <text:s/>regulatory factor x, 3 (influences hla class ii expression), SREK1 <text:s/>- <text:s/>splicing regulatory glutamine/lysine-rich protein 1, POU6F2 <text:s/>- <text:s/>pou class 6 homeobox 2, ELK4 <text:s/>- <text:s/>elk4, ets-domain protein (srf accessory protein 1)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SP9 <text:s/>- <text:s/>sp9 transcription factor, YRDC <text:s/>- <text:s/>yrdc domain containing (e. coli)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ELAVL4 <text:s/>- <text:s/>elav (embryonic lethal, abnormal vision, drosophila)-like 4, SMG7 <text:s/>- <text:s/>smg7 nonsense mediated mrna decay factor, TRIM22 <text:s/>- <text:s/>tripartite motif containing 22, ZNF366 <text:s/>- <text:s/>zinc finger protein 366, ISG20 <text:s/>- <text:s/>interferon stimulated exonuclease gene 20kda, ATXN1 <text:s/>- <text:s/>ataxin 1, BBX <text:s/>- <text:s/>bobby sox homolog (drosophila), WBP4 <text:s/>- <text:s/>ww domain binding protein 4, GLIS1 <text:s/>- <text:s/>glis family zinc finger 1, TRMT10B <text:s/>- <text:s/>trna methyltransferase 10 homolog b (s. cerevisiae), ADAR <text:s/>- <text:s/>adenosine deaminase, rna-specific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TARBP1 <text:s/>- <text:s/>tar (hiv-1) rna binding protein 1, MEIS2 <text:s/>- <text:s/>meis homeobox 2, MEIS1 <text:s/>- <text:s/>meis homeobox 1, UPF2 <text:s/>- <text:s/>upf2 regulator of nonsense transcripts homolog (yeast), CEBPD <text:s/>- <text:s/>ccaat/enhancer binding protein (c/ebp), delta, PPA1 <text:s/>- <text:s/>pyrophosphatase (inorganic) 1, ZCCHC11 <text:s/>- <text:s/>zinc finger, cchc domain containing 11, HELT <text:s/>- <text:s/>helt bhlh transcription factor, TBX15 <text:s/>- <text:s/>t-box 15, TBX5 <text:s/>- <text:s/>t-box 5, SRRM1 <text:s/>- <text:s/>serine/arginine repetitive matrix 1, ZEB2 <text:s/>- <text:s/>zinc finger e-box binding homeobox 2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HLX <text:s/>- <text:s/>h2.0-like homeobox, KDM2B <text:s/>- <text:s/>lysine (k)-specific demethylase 2b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MBNL1 <text:s/>- <text:s/>muscleblind-like splicing regulator 1, LPXN <text:s/>- <text:s/>leupaxin, ID3 <text:s/>- <text:s/>inhibitor of dna binding 3, dominant negative helix-loop-helix protein, HDAC4 <text:s/>- <text:s/>histone deacetylase 4, NUP43 <text:s/>- <text:s/>nucleoporin 43kda, TBX19 <text:s/>- <text:s/>t-box 19, PPP2R2A <text:s/>- <text:s/>protein phosphatase 2, regulatory subunit b, alpha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APOLG <text:s/>- <text:s/>poly(a) polymerase gamma, PITX2 <text:s/>- <text:s/>paired-like homeodomain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NFATC3 <text:s/>- <text:s/>nuclear factor of activated t-cells, cytoplasmic, calcineurin-dependent 3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HOXA3 <text:s/>- <text:s/>homeobox a3, EIF2AK2 <text:s/>- <text:s/>eukaryotic translation initiation factor 2-alpha kinase 2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WIBG <text:s/>- <text:s/>within bgcn homolog (drosophila), HNRNPC <text:s/>- <text:s/>heterogeneous nuclear ribonucleoprotein c (c1/c2), HDAC7 <text:s/>- <text:s/>histone deacetylase 7, CTNNBL1 <text:s/>- <text:s/>catenin, beta like 1, ZIC3 <text:s/>- <text:s/>zic family member 3, RBBP6 <text:s/>- <text:s/>retinoblastoma binding protein 6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RBMS2 <text:s/>- <text:s/>rna binding motif, single stranded interacting protein 2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32</text:p>
          </table:table-cell>
          <table:table-cell office:value-type="string" calcext:value-type="string">
            <text:p>viral process</text:p>
          </table:table-cell>
          <table:table-cell office:value-type="float" office:value="0.0000247" calcext:value-type="float">
            <text:p>0.0000247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504" calcext:value-type="float">
            <text:p>504</text:p>
          </table:table-cell>
          <table:table-cell office:value-type="float" office:value="634" calcext:value-type="float">
            <text:p>6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IFIT2 <text:s/>- <text:s/>interferon-induced protein with tetratricopeptide repeats 2, UBR4 <text:s/>- <text:s/>ubiquitin protein ligase e3 component n-recognin 4, IFIT1 <text:s/>- <text:s/>interferon-induced protein with tetratricopeptide repeats 1, IFIT3 <text:s/>- <text:s/>interferon-induced protein with tetratricopeptide repeats 3, DHX58 <text:s/>- <text:s/>dexh (asp-glu-x-his) box polypeptide 58, IRF9 <text:s/>- <text:s/>interferon regulatory factor 9, LGALS8 <text:s/>- <text:s/>lectin, galactoside-binding, soluble, 8, ISG20 <text:s/>- <text:s/>interferon stimulated exonuclease gene 20kda, NLRC5 <text:s/>- <text:s/>nlr family, card domain containing 5, DDX60 <text:s/>- <text:s/>dead (asp-glu-ala-asp) box polypeptide 60, FBXW7 <text:s/>- <text:s/>f-box and wd repeat domain containing 7, e3 ubiquitin protein ligase, IL23A <text:s/>- <text:s/>interleukin 23, alpha subunit p19, SET <text:s/>- <text:s/>set nuclear oncogene, ADAR <text:s/>- <text:s/>adenosine deaminase, rna-specific, BST2 <text:s/>- <text:s/>bone marrow stromal cell antigen 2, TNFSF4 <text:s/>- <text:s/>tumor necrosis factor (ligand) superfamily, member 4, ISG15 <text:s/>- <text:s/>isg15 ubiquitin-like modifier, TBX21 <text:s/>- <text:s/>t-box 21, CD200R1 <text:s/>- <text:s/>cd200 receptor 1, RNASEL <text:s/>- <text:s/>ribonuclease l (2',5'-oligoisoadenylate synthetase-dependent), EIF2AK2 <text:s/>- <text:s/>eukaryotic translation initiation factor 2-alpha kinase 2, CXCR6 <text:s/>- <text:s/>chemokine (c-x-c motif) receptor 6, IFNB1 <text:s/>- <text:s/>interferon, beta 1, fibroblast, MAP3K5 <text:s/>- <text:s/>mitogen-activated protein kinase kinase kinase 5, PDCD6IP <text:s/>- <text:s/>programmed cell death 6 interacting protein, TRIM5 <text:s/>- <text:s/>tripartite motif containing 5, CDK6 <text:s/>- <text:s/>cyclin-dependent kinase 6, RSAD2 <text:s/>- <text:s/>radical s-adenosyl methionine domain containing 2, TLR7 <text:s/>- <text:s/>toll-like receptor 7, NUP43 <text:s/>- <text:s/>nucleoporin 43kda, PSMA3 <text:s/>- <text:s/>proteasome (prosome, macropain) subunit, alpha type, 3, TNPO1 <text:s/>- <text:s/>transportin 1, PSMB10 <text:s/>- <text:s/>proteasome (prosome, macropain) subunit, beta type, 10, CFLAR <text:s/>- <text:s/>casp8 and fadd-like apoptosis regulator, CXCL10 <text:s/>- <text:s/>chemokine (c-x-c motif) ligand 10, TRIM6 <text:s/>- <text:s/>tripartite motif containing 6, MPDZ <text:s/>- <text:s/>multiple pdz domain protein, NUP54 <text:s/>- <text:s/>nucleoporin 54kda, FCGR2B <text:s/>- <text:s/>fc fragment of igg, low affinity iib, receptor (cd32), NEDD4 <text:s/>- <text:s/>neural precursor cell expressed, developmentally down-regulated 4, e3 ubiquitin protein ligase, IRF7 <text:s/>- <text:s/>interferon regulatory factor 7, BCL2 <text:s/>- <text:s/>b-cell cll/lymphoma 2, IFI44 <text:s/>- <text:s/>interferon-induced protein 44, TRIM22 <text:s/>- <text:s/>tripartite motif containing 2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403</text:p>
          </table:table-cell>
          <table:table-cell office:value-type="string" calcext:value-type="string">
            <text:p>symbiosis, encompassing mutualism through parasitism</text:p>
          </table:table-cell>
          <table:table-cell office:value-type="float" office:value="0.0000247" calcext:value-type="float">
            <text:p>0.0000247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1.92" calcext:value-type="float">
            <text:p>1.92</text:p>
          </table:table-cell>
          <table:table-cell office:value-type="float" office:value="13954" calcext:value-type="float">
            <text:p>13954</text:p>
          </table:table-cell>
          <table:table-cell office:value-type="float" office:value="504" calcext:value-type="float">
            <text:p>504</text:p>
          </table:table-cell>
          <table:table-cell office:value-type="float" office:value="634" calcext:value-type="float">
            <text:p>6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IFIT2 <text:s/>- <text:s/>interferon-induced protein with tetratricopeptide repeats 2, UBR4 <text:s/>- <text:s/>ubiquitin protein ligase e3 component n-recognin 4, IFIT1 <text:s/>- <text:s/>interferon-induced protein with tetratricopeptide repeats 1, IFIT3 <text:s/>- <text:s/>interferon-induced protein with tetratricopeptide repeats 3, DHX58 <text:s/>- <text:s/>dexh (asp-glu-x-his) box polypeptide 58, IRF9 <text:s/>- <text:s/>interferon regulatory factor 9, LGALS8 <text:s/>- <text:s/>lectin, galactoside-binding, soluble, 8, ISG20 <text:s/>- <text:s/>interferon stimulated exonuclease gene 20kda, NLRC5 <text:s/>- <text:s/>nlr family, card domain containing 5, DDX60 <text:s/>- <text:s/>dead (asp-glu-ala-asp) box polypeptide 60, FBXW7 <text:s/>- <text:s/>f-box and wd repeat domain containing 7, e3 ubiquitin protein ligase, IL23A <text:s/>- <text:s/>interleukin 23, alpha subunit p19, SET <text:s/>- <text:s/>set nuclear oncogene, ADAR <text:s/>- <text:s/>adenosine deaminase, rna-specific, BST2 <text:s/>- <text:s/>bone marrow stromal cell antigen 2, TNFSF4 <text:s/>- <text:s/>tumor necrosis factor (ligand) superfamily, member 4, ISG15 <text:s/>- <text:s/>isg15 ubiquitin-like modifier, CD200R1 <text:s/>- <text:s/>cd200 receptor 1, TBX21 <text:s/>- <text:s/>t-box 21, RNASEL <text:s/>- <text:s/>ribonuclease l (2',5'-oligoisoadenylate synthetase-dependent), EIF2AK2 <text:s/>- <text:s/>eukaryotic translation initiation factor 2-alpha kinase 2, CXCR6 <text:s/>- <text:s/>chemokine (c-x-c motif) receptor 6, IFNB1 <text:s/>- <text:s/>interferon, beta 1, fibroblast, MAP3K5 <text:s/>- <text:s/>mitogen-activated protein kinase kinase kinase 5, PDCD6IP <text:s/>- <text:s/>programmed cell death 6 interacting protein, TRIM5 <text:s/>- <text:s/>tripartite motif containing 5, CDK6 <text:s/>- <text:s/>cyclin-dependent kinase 6, RSAD2 <text:s/>- <text:s/>radical s-adenosyl methionine domain containing 2, TLR7 <text:s/>- <text:s/>toll-like receptor 7, NUP43 <text:s/>- <text:s/>nucleoporin 43kda, PSMA3 <text:s/>- <text:s/>proteasome (prosome, macropain) subunit, alpha type, 3, TNPO1 <text:s/>- <text:s/>transportin 1, PSMB10 <text:s/>- <text:s/>proteasome (prosome, macropain) subunit, beta type, 10, CFLAR <text:s/>- <text:s/>casp8 and fadd-like apoptosis regulator, CXCL10 <text:s/>- <text:s/>chemokine (c-x-c motif) ligand 10, TRIM6 <text:s/>- <text:s/>tripartite motif containing 6, MPDZ <text:s/>- <text:s/>multiple pdz domain protein, NUP54 <text:s/>- <text:s/>nucleoporin 54kda, FCGR2B <text:s/>- <text:s/>fc fragment of igg, low affinity iib, receptor (cd32), NEDD4 <text:s/>- <text:s/>neural precursor cell expressed, developmentally down-regulated 4, e3 ubiquitin protein ligase, IRF7 <text:s/>- <text:s/>interferon regulatory factor 7, BCL2 <text:s/>- <text:s/>b-cell cll/lymphoma 2, IFI44 <text:s/>- <text:s/>interferon-induced protein 44, TRIM22 <text:s/>- <text:s/>tripartite motif containing 2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101</text:p>
          </table:table-cell>
          <table:table-cell office:value-type="string" calcext:value-type="string">
            <text:p>regulation of response to external stimulus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520" calcext:value-type="float">
            <text:p>520</text:p>
          </table:table-cell>
          <table:table-cell office:value-type="float" office:value="634" calcext:value-type="float">
            <text:p>6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IL17A <text:s/>- <text:s/>interleukin 17a, IFIT1 <text:s/>- <text:s/>interferon-induced protein with tetratricopeptide repeats 1, DHX58 <text:s/>- <text:s/>dexh (asp-glu-x-his) box polypeptide 58, IL15 <text:s/>- <text:s/>interleukin 15, BIRC2 <text:s/>- <text:s/>baculoviral iap repeat containing 2, DDX60 <text:s/>- <text:s/>dead (asp-glu-ala-asp) box polypeptide 60, PDGFRB <text:s/>- <text:s/>platelet-derived growth factor receptor, beta polypeptide, USF1 <text:s/>- <text:s/>upstream transcription factor 1, CDK19 <text:s/>- <text:s/>cyclin-dependent kinase 19, B2M <text:s/>- <text:s/>beta-2-microglobulin, FGF1 <text:s/>- <text:s/>fibroblast growth factor 1 (acidic), IL23A <text:s/>- <text:s/>interleukin 23, alpha subunit p19, NOD1 <text:s/>- <text:s/>nucleotide-binding oligomerization domain containing 1, PTGER4 <text:s/>- <text:s/>prostaglandin e receptor 4 (subtype ep4), NRXN1 <text:s/>- <text:s/>neurexin 1, ADAM10 <text:s/>- <text:s/>adam metallopeptidase domain 10, NRP1 <text:s/>- <text:s/>neuropilin 1, ELMO1 <text:s/>- <text:s/>engulfment and cell motility 1, OSM <text:s/>- <text:s/>oncostatin m, CD74 <text:s/>- <text:s/>cd74 molecule, major histocompatibility complex, class ii invariant chain, TNFSF4 <text:s/>- <text:s/>tumor necrosis factor (ligand) superfamily, member 4, FGA <text:s/>- <text:s/>fibrinogen alpha chain, IDO1 <text:s/>- <text:s/>indoleamine 2,3-dioxygenase 1, ESR1 <text:s/>- <text:s/>estrogen receptor 1, CASK <text:s/>- <text:s/>calcium/calmodulin-dependent serine protein kinase (maguk family), GBP5 <text:s/>- <text:s/>guanylate binding protein 5, LY86 <text:s/>- <text:s/>lymphocyte antigen 86, NDFIP1 <text:s/>- <text:s/>nedd4 family interacting protein 1, EIF2AK2 <text:s/>- <text:s/>eukaryotic translation initiation factor 2-alpha kinase 2, PIK3AP1 <text:s/>- <text:s/>phosphoinositide-3-kinase adaptor protein 1, TRIM5 <text:s/>- <text:s/>tripartite motif containing 5, ASH1L <text:s/>- <text:s/>ash1 (absent, small, or homeotic)-like (drosophila), ROBO1 <text:s/>- <text:s/>roundabout, axon guidance receptor, homolog 1 (drosophila), TLR7 <text:s/>- <text:s/>toll-like receptor 7, IL2 <text:s/>- <text:s/>interleukin 2, CXCL10 <text:s/>- <text:s/>chemokine (c-x-c motif) ligand 10, GPR18 <text:s/>- <text:s/>g protein-coupled receptor 18, FOXF1 <text:s/>- <text:s/>forkhead box f1, TRIM6 <text:s/>- <text:s/>tripartite motif containing 6, HGF <text:s/>- <text:s/>hepatocyte growth factor (hepapoietin a; scatter factor), THBS1 <text:s/>- <text:s/>thrombospondin 1, IL27 <text:s/>- <text:s/>interleukin 27, CCL21 <text:s/>- <text:s/>chemokine (c-c motif) ligand 21, OPTN <text:s/>- <text:s/>optineurin, PTPRF <text:s/>- <text:s/>protein tyrosine phosphatase, receptor type,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71</text:p>
          </table:table-cell>
          <table:table-cell office:value-type="string" calcext:value-type="string">
            <text:p>positive regulation of B cell activation</text:p>
          </table:table-cell>
          <table:table-cell office:value-type="float" office:value="0.0000251" calcext:value-type="float">
            <text:p>0.0000251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4.48" calcext:value-type="float">
            <text:p>4.48</text:p>
          </table:table-cell>
          <table:table-cell office:value-type="float" office:value="13954" calcext:value-type="float">
            <text:p>13954</text:p>
          </table:table-cell>
          <table:table-cell office:value-type="float" office:value="54" calcext:value-type="float">
            <text:p>54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ATP11C <text:s/>- <text:s/>atpase, class vi, type 11c, CD27 <text:s/>- <text:s/>cd27 molecule, TNFSF4 <text:s/>- <text:s/>tumor necrosis factor (ligand) superfamily, member 4, CD74 <text:s/>- <text:s/>cd74 molecule, major histocompatibility complex, class ii invariant chain, VAV3 <text:s/>- <text:s/>vav 3 guanine nucleotide exchange factor, BCL2 <text:s/>- <text:s/>b-cell cll/lymphoma 2, TBX21 <text:s/>- <text:s/>t-box 21, TNFSF13B <text:s/>- <text:s/>tumor necrosis factor (ligand) superfamily, member 13b, IL2 <text:s/>- <text:s/>interleukin 2, IL7 <text:s/>- <text:s/>interleukin 7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regulation of response to stress</text:p>
          </table:table-cell>
          <table:table-cell office:value-type="float" office:value="0.0000255" calcext:value-type="float">
            <text:p>0.0000255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009" calcext:value-type="float">
            <text:p>1009</text:p>
          </table:table-cell>
          <table:table-cell office:value-type="float" office:value="634" calcext:value-type="float">
            <text:p>6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IL17A <text:s/>- <text:s/>interleukin 17a, IFIT1 <text:s/>- <text:s/>interferon-induced protein with tetratricopeptide repeats 1, DHX58 <text:s/>- <text:s/>dexh (asp-glu-x-his) box polypeptide 58, IL15 <text:s/>- <text:s/>interleukin 15, USP18 <text:s/>- <text:s/>ubiquitin specific peptidase 18, BIRC2 <text:s/>- <text:s/>baculoviral iap repeat containing 2, DDX60 <text:s/>- <text:s/>dead (asp-glu-ala-asp) box polypeptide 60, NLRC5 <text:s/>- <text:s/>nlr family, card domain containing 5, ZNF385A <text:s/>- <text:s/>zinc finger protein 385a, SOCS1 <text:s/>- <text:s/>suppressor of cytokine signaling 1, USF1 <text:s/>- <text:s/>upstream transcription factor 1, FBXW7 <text:s/>- <text:s/>f-box and wd repeat domain containing 7, e3 ubiquitin protein ligase, CDK19 <text:s/>- <text:s/>cyclin-dependent kinase 19, TMEM33 <text:s/>- <text:s/>transmembrane protein 33, IL23A <text:s/>- <text:s/>interleukin 23, alpha subunit p19, ELMO1 <text:s/>- <text:s/>engulfment and cell motility 1, OSM <text:s/>- <text:s/>oncostatin m, CD74 <text:s/>- <text:s/>cd74 molecule, major histocompatibility complex, class ii invariant chain, ERP29 <text:s/>- <text:s/>endoplasmic reticulum protein 29, IDO1 <text:s/>- <text:s/>indoleamine 2,3-dioxygenase 1, GBP5 <text:s/>- <text:s/>guanylate binding protein 5, NMI <text:s/>- <text:s/>n-myc (and stat) interactor, NDFIP1 <text:s/>- <text:s/>nedd4 family interacting protein 1, IFNB1 <text:s/>- <text:s/>interferon, beta 1, fibroblast, TRIM5 <text:s/>- <text:s/>tripartite motif containing 5, MAP3K11 <text:s/>- <text:s/>mitogen-activated protein kinase kinase kinase 11, ASH1L <text:s/>- <text:s/>ash1 (absent, small, or homeotic)-like (drosophila), TAB2 <text:s/>- <text:s/>tgf-beta activated kinase 1/map3k7 binding protein 2, TLR7 <text:s/>- <text:s/>toll-like receptor 7, NUP43 <text:s/>- <text:s/>nucleoporin 43kda, PSMA3 <text:s/>- <text:s/>proteasome (prosome, macropain) subunit, alpha type, 3, PSMB10 <text:s/>- <text:s/>proteasome (prosome, macropain) subunit, beta type, 10, IL2 <text:s/>- <text:s/>interleukin 2, FOXF1 <text:s/>- <text:s/>forkhead box f1, TRIM6 <text:s/>- <text:s/>tripartite motif containing 6, HGF <text:s/>- <text:s/>hepatocyte growth factor (hepapoietin a; scatter factor), CD27 <text:s/>- <text:s/>cd27 molecule, FUT8 <text:s/>- <text:s/>fucosyltransferase 8 (alpha (1,6) fucosyltransferase), MSX1 <text:s/>- <text:s/>msh homeobox 1, RAD51AP1 <text:s/>- <text:s/>rad51 associated protein 1, CYLD <text:s/>- <text:s/>cylindromatosis (turban tumor syndrome), CCL21 <text:s/>- <text:s/>chemokine (c-c motif) ligand 21, PSMD14 <text:s/>- <text:s/>proteasome (prosome, macropain) 26s subunit, non-atpase, 14, BAK1 <text:s/>- <text:s/>bcl2-antagonist/killer 1, EYA4 <text:s/>- <text:s/>eyes absent homolog 4 (drosophila), EREG <text:s/>- <text:s/>epiregulin, MAP4K5 <text:s/>- <text:s/>mitogen-activated protein kinase kinase kinase kinase 5, CD96 <text:s/>- <text:s/>cd96 molecule, B2M <text:s/>- <text:s/>beta-2-microglobulin, NOD1 <text:s/>- <text:s/>nucleotide-binding oligomerization domain containing 1, ADAR <text:s/>- <text:s/>adenosine deaminase, rna-specific, PTGER4 <text:s/>- <text:s/>prostaglandin e receptor 4 (subtype ep4), TNFSF4 <text:s/>- <text:s/>tumor necrosis factor (ligand) superfamily, member 4, FGA <text:s/>- <text:s/>fibrinogen alpha chain, ESR1 <text:s/>- <text:s/>estrogen receptor 1, CASK <text:s/>- <text:s/>calcium/calmodulin-dependent serine protein kinase (maguk family), PARP9 <text:s/>- <text:s/>poly (adp-ribose) polymerase family, member 9, PIK3AP1 <text:s/>- <text:s/>phosphoinositide-3-kinase adaptor protein 1, EIF2AK2 <text:s/>- <text:s/>eukaryotic translation initiation factor 2-alpha kinase 2, MAP3K5 <text:s/>- <text:s/>mitogen-activated protein kinase kinase kinase 5, CDK6 <text:s/>- <text:s/>cyclin-dependent kinase 6, RSAD2 <text:s/>- <text:s/>radical s-adenosyl methionine domain containing 2, UBR5 <text:s/>- <text:s/>ubiquitin protein ligase e3 component n-recognin 5, FBXO7 <text:s/>- <text:s/>f-box protein 7, GRIK2 <text:s/>- <text:s/>glutamate receptor, ionotropic, kainate 2, FAM168A <text:s/>- <text:s/>family with sequence similarity 168, member a, MBIP <text:s/>- <text:s/>map3k12 binding inhibitory protein 1, ZEB2 <text:s/>- <text:s/>zinc finger e-box binding homeobox 2, NUP54 <text:s/>- <text:s/>nucleoporin 54kda, IRF7 <text:s/>- <text:s/>interferon regulatory factor 7, THBS1 <text:s/>- <text:s/>thrombospondin 1, IL27 <text:s/>- <text:s/>interleukin 27, OPTN <text:s/>- <text:s/>optineurin, PTPRF <text:s/>- <text:s/>protein tyrosine phosphatase, receptor type,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888</text:p>
          </table:table-cell>
          <table:table-cell office:value-type="string" calcext:value-type="string">
            <text:p>striated muscle adaptation</text:p>
          </table:table-cell>
          <table:table-cell office:value-type="float" office:value="0.0000257" calcext:value-type="float">
            <text:p>0.000025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7.34" calcext:value-type="float">
            <text:p>7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HDAC4 <text:s/>- <text:s/>histone deacetylase 4, PPARGC1A <text:s/>- <text:s/>peroxisome proliferator-activated receptor gamma, coactivator 1 alpha, GATA6 <text:s/>- <text:s/>gata binding protein 6, IL15 <text:s/>- <text:s/>interleukin 15, MYOG <text:s/>- <text:s/>myogenin (myogenic factor 4), CFLAR <text:s/>- <text:s/>casp8 and fadd-like apoptosis regulator, HEY2 <text:s/>- <text:s/>hairy/enhancer-of-split related with yrpw motif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interspecies interaction between organisms</text:p>
          </table:table-cell>
          <table:table-cell office:value-type="float" office:value="0.0000267" calcext:value-type="float">
            <text:p>0.0000267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586" calcext:value-type="float">
            <text:p>586</text:p>
          </table:table-cell>
          <table:table-cell office:value-type="float" office:value="634" calcext:value-type="float">
            <text:p>6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IFIT2 <text:s/>- <text:s/>interferon-induced protein with tetratricopeptide repeats 2, IFIT1 <text:s/>- <text:s/>interferon-induced protein with tetratricopeptide repeats 1, DHX58 <text:s/>- <text:s/>dexh (asp-glu-x-his) box polypeptide 58, IFIT3 <text:s/>- <text:s/>interferon-induced protein with tetratricopeptide repeats 3, LGALS8 <text:s/>- <text:s/>lectin, galactoside-binding, soluble, 8, DDX60 <text:s/>- <text:s/>dead (asp-glu-ala-asp) box polypeptide 60, NLRC5 <text:s/>- <text:s/>nlr family, card domain containing 5, FBXW7 <text:s/>- <text:s/>f-box and wd repeat domain containing 7, e3 ubiquitin protein ligase, SET <text:s/>- <text:s/>set nuclear oncogene, IL23A <text:s/>- <text:s/>interleukin 23, alpha subunit p19, BST2 <text:s/>- <text:s/>bone marrow stromal cell antigen 2, CD200R1 <text:s/>- <text:s/>cd200 receptor 1, TBX21 <text:s/>- <text:s/>t-box 21, IFNB1 <text:s/>- <text:s/>interferon, beta 1, fibroblast, PDCD6IP <text:s/>- <text:s/>programmed cell death 6 interacting protein, TRIM5 <text:s/>- <text:s/>tripartite motif containing 5, TLR7 <text:s/>- <text:s/>toll-like receptor 7, NUP43 <text:s/>- <text:s/>nucleoporin 43kda, SCARB2 <text:s/>- <text:s/>scavenger receptor class b, member 2, TNPO1 <text:s/>- <text:s/>transportin 1, PSMA3 <text:s/>- <text:s/>proteasome (prosome, macropain) subunit, alpha type, 3, PSMB10 <text:s/>- <text:s/>proteasome (prosome, macropain) subunit, beta type, 10, CFLAR <text:s/>- <text:s/>casp8 and fadd-like apoptosis regulator, TRIM6 <text:s/>- <text:s/>tripartite motif containing 6, TRIM22 <text:s/>- <text:s/>tripartite motif containing 22, CD80 <text:s/>- <text:s/>cd80 molecule, UBR4 <text:s/>- <text:s/>ubiquitin protein ligase e3 component n-recognin 4, IRF9 <text:s/>- <text:s/>interferon regulatory factor 9, ISG20 <text:s/>- <text:s/>interferon stimulated exonuclease gene 20kda, ADAR <text:s/>- <text:s/>adenosine deaminase, rna-specific, ITGB6 <text:s/>- <text:s/>integrin, beta 6, ITGB7 <text:s/>- <text:s/>integrin, beta 7, TNFSF4 <text:s/>- <text:s/>tumor necrosis factor (ligand) superfamily, member 4, ISG15 <text:s/>- <text:s/>isg15 ubiquitin-like modifier, RNASEL <text:s/>- <text:s/>ribonuclease l (2',5'-oligoisoadenylate synthetase-dependent), EIF2AK2 <text:s/>- <text:s/>eukaryotic translation initiation factor 2-alpha kinase 2, ITGB1 <text:s/>- <text:s/>integrin, beta 1 (fibronectin receptor, beta polypeptide, antigen cd29 includes mdf2, msk12), CXCR6 <text:s/>- <text:s/>chemokine (c-x-c motif) receptor 6, MAP3K5 <text:s/>- <text:s/>mitogen-activated protein kinase kinase kinase 5, CDK6 <text:s/>- <text:s/>cyclin-dependent kinase 6, RSAD2 <text:s/>- <text:s/>radical s-adenosyl methionine domain containing 2, CXCL10 <text:s/>- <text:s/>chemokine (c-x-c motif) ligand 10, NUP54 <text:s/>- <text:s/>nucleoporin 54kda, MPDZ <text:s/>- <text:s/>multiple pdz domain protein, FCGR2B <text:s/>- <text:s/>fc fragment of igg, low affinity iib, receptor (cd32), NEDD4 <text:s/>- <text:s/>neural precursor cell expressed, developmentally down-regulated 4, e3 ubiquitin protein ligase, BCL2 <text:s/>- <text:s/>b-cell cll/lymphoma 2, IRF7 <text:s/>- <text:s/>interferon regulatory factor 7, IFI44 <text:s/>- <text:s/>interferon-induced protein 4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positive regulation of cell proliferation</text:p>
          </table:table-cell>
          <table:table-cell office:value-type="float" office:value="0.0000283" calcext:value-type="float">
            <text:p>0.000028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653" calcext:value-type="float">
            <text:p>653</text:p>
          </table:table-cell>
          <table:table-cell office:value-type="float" office:value="634" calcext:value-type="float">
            <text:p>6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KDM4C <text:s/>- <text:s/>lysine (k)-specific demethylase 4c, VAV3 <text:s/>- <text:s/>vav 3 guanine nucleotide exchange factor, IL15 <text:s/>- <text:s/>interleukin 15, CDH3 <text:s/>- <text:s/>cadherin 3, type 1, p-cadherin (placental), FLT3LG <text:s/>- <text:s/>fms-related tyrosine kinase 3 ligand, HLX <text:s/>- <text:s/>h2.0-like homeobox, CD274 <text:s/>- <text:s/>cd274 molecule, IL23A <text:s/>- <text:s/>interleukin 23, alpha subunit p19, NRP1 <text:s/>- <text:s/>neuropilin 1, OSM <text:s/>- <text:s/>oncostatin m, CD74 <text:s/>- <text:s/>cd74 molecule, major histocompatibility complex, class ii invariant chain, ATF3 <text:s/>- <text:s/>activating transcription factor 3, HMGN5 <text:s/>- <text:s/>high mobility group nucleosome binding domain 5, HDAC4 <text:s/>- <text:s/>histone deacetylase 4, HIPK1 <text:s/>- <text:s/>homeodomain interacting protein kinase 1, IL2 <text:s/>- <text:s/>interleukin 2, CFLAR <text:s/>- <text:s/>casp8 and fadd-like apoptosis regulator, HPSE2 <text:s/>- <text:s/>heparanase 2, FOXF1 <text:s/>- <text:s/>forkhead box f1, FOXG1 <text:s/>- <text:s/>forkhead box g1, HGF <text:s/>- <text:s/>hepatocyte growth factor (hepapoietin a; scatter factor), IL7 <text:s/>- <text:s/>interleukin 7, CD80 <text:s/>- <text:s/>cd80 molecule, PITX2 <text:s/>- <text:s/>paired-like homeodomain 2, PROK2 <text:s/>- <text:s/>prokineticin 2, EREG <text:s/>- <text:s/>epiregulin, PDGFRB <text:s/>- <text:s/>platelet-derived growth factor receptor, beta polypeptide, STAT5A <text:s/>- <text:s/>signal transducer and activator of transcription 5a, FGF1 <text:s/>- <text:s/>fibroblast growth factor 1 (acidic), ADAM10 <text:s/>- <text:s/>adam metallopeptidase domain 10, MYB <text:s/>- <text:s/>v-myb avian myeloblastosis viral oncogene homolog, PPARGC1A <text:s/>- <text:s/>peroxisome proliferator-activated receptor gamma, coactivator 1 alpha, TNFSF4 <text:s/>- <text:s/>tumor necrosis factor (ligand) superfamily, member 4, ESR1 <text:s/>- <text:s/>estrogen receptor 1, TNFSF13B <text:s/>- <text:s/>tumor necrosis factor (ligand) superfamily, member 13b, EFNB1 <text:s/>- <text:s/>ephrin-b1, HOXA3 <text:s/>- <text:s/>homeobox a3, ITGB1 <text:s/>- <text:s/>integrin, beta 1 (fibronectin receptor, beta polypeptide, antigen cd29 includes mdf2, msk12), HEY2 <text:s/>- <text:s/>hairy/enhancer-of-split related with yrpw motif 2, SIX1 <text:s/>- <text:s/>six homeobox 1, MAP3K5 <text:s/>- <text:s/>mitogen-activated protein kinase kinase kinase 5, PTK2 <text:s/>- <text:s/>protein tyrosine kinase 2, CNTFR <text:s/>- <text:s/>ciliary neurotrophic factor receptor, CDK6 <text:s/>- <text:s/>cyclin-dependent kinase 6, GATA6 <text:s/>- <text:s/>gata binding protein 6, TBX5 <text:s/>- <text:s/>t-box 5, CXCL10 <text:s/>- <text:s/>chemokine (c-x-c motif) ligand 10, BCL2 <text:s/>- <text:s/>b-cell cll/lymphoma 2, THBS1 <text:s/>- <text:s/>thrombospondin 1, TIAL1 <text:s/>- <text:s/>tia1 cytotoxic granule-associated rna binding protein-like 1, NAMPT <text:s/>- <text:s/>nicotinamide phosphoribosyltransferase, ERBB4 <text:s/>- <text:s/>v-erb-b2 avian erythroblastic leukemia viral oncogene homolog 4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negative regulation of response to stimulus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137" calcext:value-type="float">
            <text:p>1137</text:p>
          </table:table-cell>
          <table:table-cell office:value-type="float" office:value="634" calcext:value-type="float">
            <text:p>6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RNF43 <text:s/>- <text:s/>ring finger protein 43, NLRC5 <text:s/>- <text:s/>nlr family, card domain containing 5, ZNF385A <text:s/>- <text:s/>zinc finger protein 385a, SOCS1 <text:s/>- <text:s/>suppressor of cytokine signaling 1, PTPRR <text:s/>- <text:s/>protein tyrosine phosphatase, receptor type, r, USF1 <text:s/>- <text:s/>upstream transcription factor 1, FBXW7 <text:s/>- <text:s/>f-box and wd repeat domain containing 7, e3 ubiquitin protein ligase, HLX <text:s/>- <text:s/>h2.0-like homeobox, NRP1 <text:s/>- <text:s/>neuropilin 1, FST <text:s/>- <text:s/>follistatin, BST2 <text:s/>- <text:s/>bone marrow stromal cell antigen 2, CD74 <text:s/>- <text:s/>cd74 molecule, major histocompatibility complex, class ii invariant chain, LMO3 <text:s/>- <text:s/>lim domain only 3 (rhombotin-like 2), SH3KBP1 <text:s/>- <text:s/>sh3-domain kinase binding protein 1, NMI <text:s/>- <text:s/>n-myc (and stat) interactor, MLLT3 <text:s/>- <text:s/>myeloid/lymphoid or mixed-lineage leukemia (trithorax homolog, drosophila); translocated to, 3, LZTS2 <text:s/>- <text:s/>leucine zipper, putative tumor suppressor 2, NDFIP1 <text:s/>- <text:s/>nedd4 family interacting protein 1, ATF3 <text:s/>- <text:s/>activating transcription factor 3, IFNB1 <text:s/>- <text:s/>interferon, beta 1, fibroblast, ASH1L <text:s/>- <text:s/>ash1 (absent, small, or homeotic)-like (drosophila), LPXN <text:s/>- <text:s/>leupaxin, DUSP5 <text:s/>- <text:s/>dual specificity phosphatase 5, PSMA3 <text:s/>- <text:s/>proteasome (prosome, macropain) subunit, alpha type, 3, PSMB10 <text:s/>- <text:s/>proteasome (prosome, macropain) subunit, beta type, 10, IL2 <text:s/>- <text:s/>interleukin 2, CFLAR <text:s/>- <text:s/>casp8 and fadd-like apoptosis regulator, CCDC3 <text:s/>- <text:s/>coiled-coil domain containing 3, GPR18 <text:s/>- <text:s/>g protein-coupled receptor 18, FOXF1 <text:s/>- <text:s/>forkhead box f1, HGF <text:s/>- <text:s/>hepatocyte growth factor (hepapoietin a; scatter factor), CD27 <text:s/>- <text:s/>cd27 molecule, ELF1 <text:s/>- <text:s/>e74-like factor 1 (ets domain transcription factor), RGS3 <text:s/>- <text:s/>regulator of g-protein signaling 3, IL7 <text:s/>- <text:s/>interleukin 7, CYLD <text:s/>- <text:s/>cylindromatosis (turban tumor syndrome), STK4 <text:s/>- <text:s/>serine/threonine kinase 4, SOCS7 <text:s/>- <text:s/>suppressor of cytokine signaling 7, PSMD14 <text:s/>- <text:s/>proteasome (prosome, macropain) 26s subunit, non-atpase, 14, ZNF366 <text:s/>- <text:s/>zinc finger protein 366, SAMSN1 <text:s/>- <text:s/>sam domain, sh3 domain and nuclear localization signals 1, EYA4 <text:s/>- <text:s/>eyes absent homolog 4 (drosophila), EREG <text:s/>- <text:s/>epiregulin, PDGFRB <text:s/>- <text:s/>platelet-derived growth factor receptor, beta polypeptide, CYP26B1 <text:s/>- <text:s/>cytochrome p450, family 26, subfamily b, polypeptide 1, CD96 <text:s/>- <text:s/>cd96 molecule, STAT6 <text:s/>- <text:s/>signal transducer and activator of transcription 6, interleukin-4 induced, ADAR <text:s/>- <text:s/>adenosine deaminase, rna-specific, PTGER4 <text:s/>- <text:s/>prostaglandin e receptor 4 (subtype ep4), NRXN1 <text:s/>- <text:s/>neurexin 1, NR4A2 <text:s/>- <text:s/>nuclear receptor subfamily 4, group a, member 2, TNFSF4 <text:s/>- <text:s/>tumor necrosis factor (ligand) superfamily, member 4, FGA <text:s/>- <text:s/>fibrinogen alpha chain, ESR1 <text:s/>- <text:s/>estrogen receptor 1, CASK <text:s/>- <text:s/>calcium/calmodulin-dependent serine protein kinase (maguk family), LTBP1 <text:s/>- <text:s/>latent transforming growth factor beta binding protein 1, EIF2AK2 <text:s/>- <text:s/>eukaryotic translation initiation factor 2-alpha kinase 2, ITGB1 <text:s/>- <text:s/>integrin, beta 1 (fibronectin receptor, beta polypeptide, antigen cd29 includes mdf2, msk12), HEY2 <text:s/>- <text:s/>hairy/enhancer-of-split related with yrpw motif 2, FNIP1 <text:s/>- <text:s/>folliculin interacting protein 1, ROBO1 <text:s/>- <text:s/>roundabout, axon guidance receptor, homolog 1 (drosophila), CDK6 <text:s/>- <text:s/>cyclin-dependent kinase 6, UBR5 <text:s/>- <text:s/>ubiquitin protein ligase e3 component n-recognin 5, FBXO7 <text:s/>- <text:s/>f-box protein 7, PRDM16 <text:s/>- <text:s/>pr domain containing 16, MBIP <text:s/>- <text:s/>map3k12 binding inhibitory protein 1, SPRY1 <text:s/>- <text:s/>sprouty homolog 1, antagonist of fgf signaling (drosophila), HDAC7 <text:s/>- <text:s/>histone deacetylase 7, PHF14 <text:s/>- <text:s/>phd finger protein 14, TCF7L2 <text:s/>- <text:s/>transcription factor 7-like 2 (t-cell specific, hmg-box), NEDD4 <text:s/>- <text:s/>neural precursor cell expressed, developmentally down-regulated 4, e3 ubiquitin protein ligase, LRRC4C <text:s/>- <text:s/>leucine rich repeat containing 4c, BCL2 <text:s/>- <text:s/>b-cell cll/lymphoma 2, THBS1 <text:s/>- <text:s/>thrombospondin 1, ERBB4 <text:s/>- <text:s/>v-erb-b2 avian erythroblastic leukemia viral oncogene homolog 4, FBN1 <text:s/>- <text:s/>fibrillin 1, CCND1 <text:s/>- <text:s/>cyclin d1, ITGA6 <text:s/>- <text:s/>integrin, alpha 6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82</text:p>
          </table:table-cell>
          <table:table-cell office:value-type="string" calcext:value-type="string">
            <text:p>positive regulation of T cell differentiation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4.4" calcext:value-type="float">
            <text:p>4.4</text:p>
          </table:table-cell>
          <table:table-cell office:value-type="float" office:value="13954" calcext:value-type="float">
            <text:p>13954</text:p>
          </table:table-cell>
          <table:table-cell office:value-type="float" office:value="55" calcext:value-type="float">
            <text:p>55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CD27 <text:s/>- <text:s/>cd27 molecule, MYB <text:s/>- <text:s/>v-myb avian myeloblastosis viral oncogene homolog, TNFSF4 <text:s/>- <text:s/>tumor necrosis factor (ligand) superfamily, member 4, CD74 <text:s/>- <text:s/>cd74 molecule, major histocompatibility complex, class ii invariant chain, IL2 <text:s/>- <text:s/>interleukin 2, IL7 <text:s/>- <text:s/>interleukin 7, SOCS1 <text:s/>- <text:s/>suppressor of cytokine signaling 1, CYLD <text:s/>- <text:s/>cylindromatosis (turban tumor syndrome)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cellular response to organic substance</text:p>
          </table:table-cell>
          <table:table-cell office:value-type="float" office:value="0.0000306" calcext:value-type="float">
            <text:p>0.000030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875" calcext:value-type="float">
            <text:p>875</text:p>
          </table:table-cell>
          <table:table-cell office:value-type="float" office:value="634" calcext:value-type="float">
            <text:p>6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IL15 <text:s/>- <text:s/>interleukin 15, SOCS1 <text:s/>- <text:s/>suppressor of cytokine signaling 1, USF1 <text:s/>- <text:s/>upstream transcription factor 1, CDK19 <text:s/>- <text:s/>cyclin-dependent kinase 19, NCOA1 <text:s/>- <text:s/>nuclear receptor coactivator 1, PAX9 <text:s/>- <text:s/>paired box 9, GNB4 <text:s/>- <text:s/>guanine nucleotide binding protein (g protein), beta polypeptide 4, INHBA <text:s/>- <text:s/>inhibin, beta a, NRP1 <text:s/>- <text:s/>neuropilin 1, WNT8B <text:s/>- <text:s/>wingless-type mmtv integration site family, member 8b, TBX21 <text:s/>- <text:s/>t-box 21, GBP5 <text:s/>- <text:s/>guanylate binding protein 5, BCL11A <text:s/>- <text:s/>b-cell cll/lymphoma 11a (zinc finger protein), IFNB1 <text:s/>- <text:s/>interferon, beta 1, fibroblast, ID3 <text:s/>- <text:s/>inhibitor of dna binding 3, dominant negative helix-loop-helix protein, HDAC4 <text:s/>- <text:s/>histone deacetylase 4, CPT1A <text:s/>- <text:s/>carnitine palmitoyltransferase 1a (liver), MT2A <text:s/>- <text:s/>metallothionein 2a, MYOG <text:s/>- <text:s/>myogenin (myogenic factor 4), CFLAR <text:s/>- <text:s/>casp8 and fadd-like apoptosis regulator, SOX5 <text:s/>- <text:s/>sry (sex determining region y)-box 5, FOXF1 <text:s/>- <text:s/>forkhead box f1, TRIM6 <text:s/>- <text:s/>tripartite motif containing 6, HGF <text:s/>- <text:s/>hepatocyte growth factor (hepapoietin a; scatter factor), MSX1 <text:s/>- <text:s/>msh homeobox 1, HDAC9 <text:s/>- <text:s/>histone deacetylase 9, EHD1 <text:s/>- <text:s/>eh-domain containing 1, EHD4 <text:s/>- <text:s/>eh-domain containing 4, CCL21 <text:s/>- <text:s/>chemokine (c-c motif) ligand 21, CD80 <text:s/>- <text:s/>cd80 molecule, PDGFRB <text:s/>- <text:s/>platelet-derived growth factor receptor, beta polypeptide, TNMD <text:s/>- <text:s/>tenomodulin, DENND4C <text:s/>- <text:s/>denn/madd domain containing 4c, CYP26B1 <text:s/>- <text:s/>cytochrome p450, family 26, subfamily b, polypeptide 1, GLRA1 <text:s/>- <text:s/>glycine receptor, alpha 1, CPEB4 <text:s/>- <text:s/>cytoplasmic polyadenylation element binding protein 4, NOD1 <text:s/>- <text:s/>nucleotide-binding oligomerization domain containing 1, PTGER4 <text:s/>- <text:s/>prostaglandin e receptor 4 (subtype ep4), NR4A2 <text:s/>- <text:s/>nuclear receptor subfamily 4, group a, member 2, TNFSF4 <text:s/>- <text:s/>tumor necrosis factor (ligand) superfamily, member 4, PPARGC1A <text:s/>- <text:s/>peroxisome proliferator-activated receptor gamma, coactivator 1 alpha, MYB <text:s/>- <text:s/>v-myb avian myeloblastosis viral oncogene homolog, PDK3 <text:s/>- <text:s/>pyruvate dehydrogenase kinase, isozyme 3, ESR1 <text:s/>- <text:s/>estrogen receptor 1, HOXA2 <text:s/>- <text:s/>homeobox a2, SP5 <text:s/>- <text:s/>sp5 transcription factor, ITGB1 <text:s/>- <text:s/>integrin, beta 1 (fibronectin receptor, beta polypeptide, antigen cd29 includes mdf2, msk12), MAP3K5 <text:s/>- <text:s/>mitogen-activated protein kinase kinase kinase 5, SIX1 <text:s/>- <text:s/>six homeobox 1, TMEM108 <text:s/>- <text:s/>transmembrane protein 108, CDK6 <text:s/>- <text:s/>cyclin-dependent kinase 6, GATA6 <text:s/>- <text:s/>gata binding protein 6, AKAP6 <text:s/>- <text:s/>a kinase (prka) anchor protein 6, CXCL10 <text:s/>- <text:s/>chemokine (c-x-c motif) ligand 10, YES1 <text:s/>- <text:s/>v-yes-1 yamaguchi sarcoma viral oncogene homolog 1, BCL2 <text:s/>- <text:s/>b-cell cll/lymphoma 2, THBS1 <text:s/>- <text:s/>thrombospondin 1, ERBB4 <text:s/>- <text:s/>v-erb-b2 avian erythroblastic leukemia viral oncogene homolog 4, PDE4D <text:s/>- <text:s/>phosphodiesterase 4d, camp-specific, FBN1 <text:s/>- <text:s/>fibrillin 1, ITGA6 <text:s/>- <text:s/>integrin, alpha 6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19</text:p>
          </table:table-cell>
          <table:table-cell office:value-type="string" calcext:value-type="string">
            <text:p>regulation of adaptive immune response</text:p>
          </table:table-cell>
          <table:table-cell office:value-type="float" office:value="0.0000382" calcext:value-type="float">
            <text:p>0.000038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3.33" calcext:value-type="float">
            <text:p>3.33</text:p>
          </table:table-cell>
          <table:table-cell office:value-type="float" office:value="13954" calcext:value-type="float">
            <text:p>13954</text:p>
          </table:table-cell>
          <table:table-cell office:value-type="float" office:value="99" calcext:value-type="float">
            <text:p>99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RSAD2 <text:s/>- <text:s/>radical s-adenosyl methionine domain containing 2, SAMSN1 <text:s/>- <text:s/>sam domain, sh3 domain and nuclear localization signals 1, IL2 <text:s/>- <text:s/>interleukin 2, HLX <text:s/>- <text:s/>h2.0-like homeobox, STAT6 <text:s/>- <text:s/>signal transducer and activator of transcription 6, interleukin-4 induced, B2M <text:s/>- <text:s/>beta-2-microglobulin, IL23A <text:s/>- <text:s/>interleukin 23, alpha subunit p19, TNFSF4 <text:s/>- <text:s/>tumor necrosis factor (ligand) superfamily, member 4, IRF7 <text:s/>- <text:s/>interferon regulatory factor 7, TBX21 <text:s/>- <text:s/>t-box 21, TNFSF13B <text:s/>- <text:s/>tumor necrosis factor (ligand) superfamily, member 13b, IL27 <text:s/>- <text:s/>interleukin 27, NDFIP1 <text:s/>- <text:s/>nedd4 family interacting protein 1, IFNB1 <text:s/>- <text:s/>interferon, beta 1, fibroblast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830</text:p>
          </table:table-cell>
          <table:table-cell office:value-type="string" calcext:value-type="string">
            <text:p>regulation of myotube differentiation</text:p>
          </table:table-cell>
          <table:table-cell office:value-type="float" office:value="0.0000394" calcext:value-type="float">
            <text:p>0.0000394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4.68" calcext:value-type="float">
            <text:p>4.68</text:p>
          </table:table-cell>
          <table:table-cell office:value-type="float" office:value="13954" calcext:value-type="float">
            <text:p>13954</text:p>
          </table:table-cell>
          <table:table-cell office:value-type="float" office:value="47" calcext:value-type="float">
            <text:p>47</text:p>
          </table:table-cell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HDAC4 <text:s/>- <text:s/>histone deacetylase 4, BCL2 <text:s/>- <text:s/>b-cell cll/lymphoma 2, BDNF <text:s/>- <text:s/>brain-derived neurotrophic factor, MYOG <text:s/>- <text:s/>myogenin (myogenic factor 4), HDAC9 <text:s/>- <text:s/>histone deacetylase 9, CFLAR <text:s/>- <text:s/>casp8 and fadd-like apoptosis regulator, CXCL10 <text:s/>- <text:s/>chemokine (c-x-c motif) ligand 10, FLT3LG <text:s/>- <text:s/>fms-related tyrosine kinase 3 ligand, EHD1 <text:s/>- <text:s/>eh-domain containing 1, CYP26B1 <text:s/>- <text:s/>cytochrome p450, family 26, subfamily b, polypeptid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9</text:p>
          </table:table-cell>
          <table:table-cell office:value-type="string" calcext:value-type="string">
            <text:p>positive regulation of immune effector process</text:p>
          </table:table-cell>
          <table:table-cell office:value-type="float" office:value="0.0000401" calcext:value-type="float">
            <text:p>0.0000401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3.04" calcext:value-type="float">
            <text:p>3.04</text:p>
          </table:table-cell>
          <table:table-cell office:value-type="float" office:value="13954" calcext:value-type="float">
            <text:p>13954</text:p>
          </table:table-cell>
          <table:table-cell office:value-type="float" office:value="123" calcext:value-type="float">
            <text:p>123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RSAD2 <text:s/>- <text:s/>radical s-adenosyl methionine domain containing 2, DHX58 <text:s/>- <text:s/>dexh (asp-glu-x-his) box polypeptide 58, DDX60 <text:s/>- <text:s/>dead (asp-glu-ala-asp) box polypeptide 60, IL2 <text:s/>- <text:s/>interleukin 2, FOXF1 <text:s/>- <text:s/>forkhead box f1, TRIM6 <text:s/>- <text:s/>tripartite motif containing 6, HLX <text:s/>- <text:s/>h2.0-like homeobox, B2M <text:s/>- <text:s/>beta-2-microglobulin, STAT6 <text:s/>- <text:s/>signal transducer and activator of transcription 6, interleukin-4 induced, IL23A <text:s/>- <text:s/>interleukin 23, alpha subunit p19, STYK1 <text:s/>- <text:s/>serine/threonine/tyrosine kinase 1, TNFSF4 <text:s/>- <text:s/>tumor necrosis factor (ligand) superfamily, member 4, CD74 <text:s/>- <text:s/>cd74 molecule, major histocompatibility complex, class ii invariant chain, MYB <text:s/>- <text:s/>v-myb avian myeloblastosis viral oncogene homolog, TBX21 <text:s/>- <text:s/>t-box 21, CD80 <text:s/>- <text:s/>cd80 molecule, C12orf4 <text:s/>- <text:s/>chromosome 12 open reading fram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5</text:p>
          </table:table-cell>
          <table:table-cell office:value-type="string" calcext:value-type="string">
            <text:p>positive regulation of apoptotic process</text:p>
          </table:table-cell>
          <table:table-cell office:value-type="float" office:value="0.0000432" calcext:value-type="float">
            <text:p>0.0000432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468" calcext:value-type="float">
            <text:p>468</text:p>
          </table:table-cell>
          <table:table-cell office:value-type="float" office:value="634" calcext:value-type="float">
            <text:p>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FIT2 <text:s/>- <text:s/>interferon-induced protein with tetratricopeptide repeats 2, VAV3 <text:s/>- <text:s/>vav 3 guanine nucleotide exchange factor, BAK1 <text:s/>- <text:s/>bcl2-antagonist/killer 1, TFAP2A <text:s/>- <text:s/>transcription factor ap-2 alpha (activating enhancer binding protein 2 alpha), ANP32B <text:s/>- <text:s/>acidic (leucine-rich) nuclear phosphoprotein 32 family, member b, FBXW7 <text:s/>- <text:s/>f-box and wd repeat domain containing 7, e3 ubiquitin protein ligase, PDGFRB <text:s/>- <text:s/>platelet-derived growth factor receptor, beta polypeptide, NCOA1 <text:s/>- <text:s/>nuclear receptor coactivator 1, CDK19 <text:s/>- <text:s/>cyclin-dependent kinase 19, CD274 <text:s/>- <text:s/>cd274 molecule, ARHGEF6 <text:s/>- <text:s/>rac/cdc42 guanine nucleotide exchange factor (gef) 6, NOD1 <text:s/>- <text:s/>nucleotide-binding oligomerization domain containing 1, INHBA <text:s/>- <text:s/>inhibin, beta a, OSM <text:s/>- <text:s/>oncostatin m, PPARGC1A <text:s/>- <text:s/>peroxisome proliferator-activated receptor gamma, coactivator 1 alpha, MYB <text:s/>- <text:s/>v-myb avian myeloblastosis viral oncogene homolog, IDO1 <text:s/>- <text:s/>indoleamine 2,3-dioxygenase 1, ITGB1 <text:s/>- <text:s/>integrin, beta 1 (fibronectin receptor, beta polypeptide, antigen cd29 includes mdf2, msk12), IFNB1 <text:s/>- <text:s/>interferon, beta 1, fibroblast, ATF3 <text:s/>- <text:s/>activating transcription factor 3, FNIP1 <text:s/>- <text:s/>folliculin interacting protein 1, MAP3K5 <text:s/>- <text:s/>mitogen-activated protein kinase kinase kinase 5, MAP3K11 <text:s/>- <text:s/>mitogen-activated protein kinase kinase kinase 11, ROBO1 <text:s/>- <text:s/>roundabout, axon guidance receptor, homolog 1 (drosophila), ID3 <text:s/>- <text:s/>inhibitor of dna binding 3, dominant negative helix-loop-helix protein, HDAC4 <text:s/>- <text:s/>histone deacetylase 4, ZSWIM2 <text:s/>- <text:s/>zinc finger, swim-type containing 2, TNFSF15 <text:s/>- <text:s/>tumor necrosis factor (ligand) superfamily, member 15, GRIK2 <text:s/>- <text:s/>glutamate receptor, ionotropic, kainate 2, SORT1 <text:s/>- <text:s/>sortilin 1, NCSTN <text:s/>- <text:s/>nicastrin, CTNNBL1 <text:s/>- <text:s/>catenin, beta like 1, SOS1 <text:s/>- <text:s/>son of sevenless homolog 1 (drosophila), BCL2 <text:s/>- <text:s/>b-cell cll/lymphoma 2, THBS1 <text:s/>- <text:s/>thrombospondin 1, TNFAIP8 <text:s/>- <text:s/>tumor necrosis factor, alpha-induced protein 8, MSX1 <text:s/>- <text:s/>msh homeobox 1, ERBB4 <text:s/>- <text:s/>v-erb-b2 avian erythroblastic leukemia viral oncogene homolog 4, CYLD <text:s/>- <text:s/>cylindromatosis (turban tumor syndrome), ITGA6 <text:s/>- <text:s/>integrin, alpha 6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77</text:p>
          </table:table-cell>
          <table:table-cell office:value-type="string" calcext:value-type="string">
            <text:p>negative regulation of immune response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3.46" calcext:value-type="float">
            <text:p>3.46</text:p>
          </table:table-cell>
          <table:table-cell office:value-type="float" office:value="13954" calcext:value-type="float">
            <text:p>13954</text:p>
          </table:table-cell>
          <table:table-cell office:value-type="float" office:value="89" calcext:value-type="float">
            <text:p>89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DHX58 <text:s/>- <text:s/>dexh (asp-glu-x-his) box polypeptide 58, SAMSN1 <text:s/>- <text:s/>sam domain, sh3 domain and nuclear localization signals 1, NLRC5 <text:s/>- <text:s/>nlr family, card domain containing 5, IL2 <text:s/>- <text:s/>interleukin 2, FOXF1 <text:s/>- <text:s/>forkhead box f1, HLX <text:s/>- <text:s/>h2.0-like homeobox, STAT6 <text:s/>- <text:s/>signal transducer and activator of transcription 6, interleukin-4 induced, CD96 <text:s/>- <text:s/>cd96 molecule, ADAR <text:s/>- <text:s/>adenosine deaminase, rna-specific, BST2 <text:s/>- <text:s/>bone marrow stromal cell antigen 2, TNFSF4 <text:s/>- <text:s/>tumor necrosis factor (ligand) superfamily, member 4, NMI <text:s/>- <text:s/>n-myc (and stat) interactor, NDFIP1 <text:s/>- <text:s/>nedd4 family interacting protein 1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response to stress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2144" calcext:value-type="float">
            <text:p>2144</text:p>
          </table:table-cell>
          <table:table-cell office:value-type="float" office:value="634" calcext:value-type="float">
            <text:p>6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IL17A <text:s/>- <text:s/>interleukin 17a, PXK <text:s/>- <text:s/>px domain containing serine/threonine kinase, GFPT1 <text:s/>- <text:s/>glutamine--fructose-6-phosphate transaminase 1, DHX58 <text:s/>- <text:s/>dexh (asp-glu-x-his) box polypeptide 58, IL15 <text:s/>- <text:s/>interleukin 15, DTX3L <text:s/>- <text:s/>deltex 3-like (drosophila), BIRC2 <text:s/>- <text:s/>baculoviral iap repeat containing 2, DDX60 <text:s/>- <text:s/>dead (asp-glu-ala-asp) box polypeptide 60, ZNF385A <text:s/>- <text:s/>zinc finger protein 385a, CDH3 <text:s/>- <text:s/>cadherin 3, type 1, p-cadherin (placental), TMEM33 <text:s/>- <text:s/>transmembrane protein 33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IDO1 <text:s/>- <text:s/>indoleamine 2,3-dioxygenase 1, TOR1B <text:s/>- <text:s/>torsin family 1, member b (torsin b), MAP3K11 <text:s/>- <text:s/>mitogen-activated protein kinase kinase kinase 11, MAP4K3 <text:s/>- <text:s/>mitogen-activated protein kinase kinase kinase kinase 3, TLR7 <text:s/>- <text:s/>toll-like receptor 7, UBE2L6 <text:s/>- <text:s/>ubiquitin-conjugating enzyme e2l 6, PSMA3 <text:s/>- <text:s/>proteasome (prosome, macropain) subunit, alpha type, 3, PSMB10 <text:s/>- <text:s/>proteasome (prosome, macropain) subunit, beta type, 10, FMN2 <text:s/>- <text:s/>formin 2, BLK <text:s/>- <text:s/>b lymphoid tyrosine kinase, CFLAR <text:s/>- <text:s/>casp8 and fadd-like apoptosis regulator, FOXF1 <text:s/>- <text:s/>forkhead box f1, RCHY1 <text:s/>- <text:s/>ring finger and chy zinc finger domain containing 1, e3 ubiquitin protein ligase, CD27 <text:s/>- <text:s/>cd27 molecule, KDM2A <text:s/>- <text:s/>lysine (k)-specific demethylase 2a, TNFSF8 <text:s/>- <text:s/>tumor necrosis factor (ligand) superfamily, member 8, RAD51AP1 <text:s/>- <text:s/>rad51 associated protein 1, MYO6 <text:s/>- <text:s/>myosin vi, TRIM22 <text:s/>- <text:s/>tripartite motif containing 22, CCL21 <text:s/>- <text:s/>chemokine (c-c motif) ligand 21, PSMD14 <text:s/>- <text:s/>proteasome (prosome, macropain) 26s subunit, non-atpase, 14, ISG20 <text:s/>- <text:s/>interferon stimulated exonuclease gene 20kda, PDGFRB <text:s/>- <text:s/>platelet-derived growth factor receptor, beta polypeptide, ADAR <text:s/>- <text:s/>adenosine deaminase, rna-specific, FGF1 <text:s/>- <text:s/>fibroblast growth factor 1 (acidic), PTGER4 <text:s/>- <text:s/>prostaglandin e receptor 4 (subtype ep4), ITGB6 <text:s/>- <text:s/>integrin, beta 6, ATG13 <text:s/>- <text:s/>autophagy related 13, NR4A2 <text:s/>- <text:s/>nuclear receptor subfamily 4, group a, member 2, MYB <text:s/>- <text:s/>v-myb avian myeloblastosis viral oncogene homolog, PPARGC1A <text:s/>- <text:s/>peroxisome proliferator-activated receptor gamma, coactivator 1 alpha, RNASEL <text:s/>- <text:s/>ribonuclease l (2',5'-oligoisoadenylate synthetase-dependent), FGA <text:s/>- <text:s/>fibrinogen alpha chain, ITGB1 <text:s/>- <text:s/>integrin, beta 1 (fibronectin receptor, beta polypeptide, antigen cd29 includes mdf2, msk12), MAP3K5 <text:s/>- <text:s/>mitogen-activated protein kinase kinase kinase 5, PTK2 <text:s/>- <text:s/>protein tyrosine kinase 2, KMO <text:s/>- <text:s/>kynurenine 3-monooxygenase (kynurenine 3-hydroxylase), CTDSP2 <text:s/>- <text:s/>ctd (carboxy-terminal domain, rna polymerase ii, polypeptide a) small phosphatase 2, UBR5 <text:s/>- <text:s/>ubiquitin protein ligase e3 component n-recognin 5, IL22RA1 <text:s/>- <text:s/>interleukin 22 receptor, alpha 1, MEP1B <text:s/>- <text:s/>meprin a, beta, CXCL10 <text:s/>- <text:s/>chemokine (c-x-c motif) ligand 10, ZBP1 <text:s/>- <text:s/>z-dna binding protein 1, ASS1 <text:s/>- <text:s/>argininosuccinate synthase 1, IRF7 <text:s/>- <text:s/>interferon regulatory factor 7, TSC22D2 <text:s/>- <text:s/>tsc22 domain family, member 2, OPTN <text:s/>- <text:s/>optineurin, PTPRF <text:s/>- <text:s/>protein tyrosine phosphatase, receptor type, f, IFIT2 <text:s/>- <text:s/>interferon-induced protein with tetratricopeptide repeats 2, IFIT1 <text:s/>- <text:s/>interferon-induced protein with tetratricopeptide repeats 1, VAV3 <text:s/>- <text:s/>vav 3 guanine nucleotide exchange factor, IFIT3 <text:s/>- <text:s/>interferon-induced protein with tetratricopeptide repeats 3, EPC2 <text:s/>- <text:s/>enhancer of polycomb homolog 2 (drosophila), NLRC5 <text:s/>- <text:s/>nlr family, card domain containing 5, ARPP21 <text:s/>- <text:s/>camp-regulated phosphoprotein, 21kda, USF1 <text:s/>- <text:s/>upstream transcription factor 1, IL23A <text:s/>- <text:s/>interleukin 23, alpha subunit p19, ARHGEF6 <text:s/>- <text:s/>rac/cdc42 guanine nucleotide exchange factor (gef) 6, LY86 <text:s/>- <text:s/>lymphocyte antigen 86, GBP5 <text:s/>- <text:s/>guanylate binding protein 5, NMI <text:s/>- <text:s/>n-myc (and stat) interactor, IFNB1 <text:s/>- <text:s/>interferon, beta 1, fibroblast, ATF3 <text:s/>- <text:s/>activating transcription factor 3, TRIM5 <text:s/>- <text:s/>tripartite motif containing 5, TAB2 <text:s/>- <text:s/>tgf-beta activated kinase 1/map3k7 binding protein 2, ID3 <text:s/>- <text:s/>inhibitor of dna binding 3, dominant negative helix-loop-helix protein, HDAC4 <text:s/>- <text:s/>histone deacetylase 4, GRAP2 <text:s/>- <text:s/>grb2-related adaptor protein 2, HIPK1 <text:s/>- <text:s/>homeodomain interacting protein kinase 1, IDH1 <text:s/>- <text:s/>isocitrate dehydrogenase 1 (nadp+), soluble, STYK1 <text:s/>- <text:s/>serine/threonine/tyrosine kinase 1, STAU1 <text:s/>- <text:s/>staufen double-stranded rna binding protein 1, CYSLTR1 <text:s/>- <text:s/>cysteinyl leukotriene receptor 1, HDAC9 <text:s/>- <text:s/>histone deacetylase 9, CYLD <text:s/>- <text:s/>cylindromatosis (turban tumor syndrome), BATF2 <text:s/>- <text:s/>basic leucine zipper transcription factor, atf-like 2, SH3GLB1 <text:s/>- <text:s/>sh3-domain grb2-like endophilin b1, LSP1 <text:s/>- <text:s/>lymphocyte-specific protein 1, CITED2 <text:s/>- <text:s/>cbp/p300-interacting transactivator, with glu/asp-rich carboxy-terminal domain, 2, PROK2 <text:s/>- <text:s/>prokineticin 2, IRF9 <text:s/>- <text:s/>interferon regulatory factor 9, BAK1 <text:s/>- <text:s/>bcl2-antagonist/killer 1, EYA4 <text:s/>- <text:s/>eyes absent homolog 4 (drosophila), EREG <text:s/>- <text:s/>epiregulin, CYP26B1 <text:s/>- <text:s/>cytochrome p450, family 26, subfamily b, polypeptide 1, STAT6 <text:s/>- <text:s/>signal transducer and activator of transcription 6, interleukin-4 induced, B2M <text:s/>- <text:s/>beta-2-microglobulin, CPEB4 <text:s/>- <text:s/>cytoplasmic polyadenylation element binding protein 4, NOD1 <text:s/>- <text:s/>nucleotide-binding oligomerization domain containing 1, TNFSF4 <text:s/>- <text:s/>tumor necrosis factor (ligand) superfamily, member 4, ISG15 <text:s/>- <text:s/>isg15 ubiquitin-like modifier, NFATC3 <text:s/>- <text:s/>nuclear factor of activated t-cells, cytoplasmic, calcineurin-dependent 3, LY75 <text:s/>- <text:s/>lymphocyte antigen 75, BOD1L1 <text:s/>- <text:s/>biorientation of chromosomes in cell division 1-like 1, PARP9 <text:s/>- <text:s/>poly (adp-ribose) polymerase family, member 9, EIF2AK2 <text:s/>- <text:s/>eukaryotic translation initiation factor 2-alpha kinase 2, CXCR6 <text:s/>- <text:s/>chemokine (c-x-c motif) receptor 6, ADAM15 <text:s/>- <text:s/>adam metallopeptidase domain 15, FNIP1 <text:s/>- <text:s/>folliculin interacting protein 1, HEY2 <text:s/>- <text:s/>hairy/enhancer-of-split related with yrpw motif 2, ZBTB32 <text:s/>- <text:s/>zinc finger and btb domain containing 32, MAPK10 <text:s/>- <text:s/>mitogen-activated protein kinase 10, RSAD2 <text:s/>- <text:s/>radical s-adenosyl methionine domain containing 2, SMARCA5 <text:s/>- <text:s/>swi/snf related, matrix associated, actin dependent regulator of chromatin, subfamily a, member 5, GATA6 <text:s/>- <text:s/>gata binding protein 6, TRIM21 <text:s/>- <text:s/>tripartite motif containing 21, RBBP6 <text:s/>- <text:s/>retinoblastoma binding protein 6, MYOF <text:s/>- <text:s/>myoferlin, NEDD4 <text:s/>- <text:s/>neural precursor cell expressed, developmentally down-regulated 4, e3 ubiquitin protein ligase, YES1 <text:s/>- <text:s/>v-yes-1 yamaguchi sarcoma viral oncogene homolog 1, TLK2 <text:s/>- <text:s/>tousled-like kinase 2, GSDMD <text:s/>- <text:s/>gasdermin d, BCL2 <text:s/>- <text:s/>b-cell cll/lymphoma 2, THBS1 <text:s/>- <text:s/>thrombospondin 1, IL27 <text:s/>- <text:s/>interleukin 27, TIAL1 <text:s/>- <text:s/>tia1 cytotoxic granule-associated rna binding protein-like 1, CCND1 <text:s/>- <text:s/>cyclin d1, STT3B <text:s/>- <text:s/>stt3b, subunit of the oligosaccharyltransferase complex (catalytic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cellular macromolecule biosynthetic process</text:p>
          </table:table-cell>
          <table:table-cell office:value-type="float" office:value="0.0000466" calcext:value-type="float">
            <text:p>0.000046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2222" calcext:value-type="float">
            <text:p>2222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CASZ1 <text:s/>- <text:s/>castor zinc finger 1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RFX3 <text:s/>- <text:s/>regulatory factor x, 3 (influences hla class ii expression), POU6F2 <text:s/>- <text:s/>pou class 6 homeobox 2, ELK4 <text:s/>- <text:s/>elk4, ets-domain protein (srf accessory protein 1), SET <text:s/>- <text:s/>set nuclear oncogene, FLI1 <text:s/>- <text:s/>fli-1 proto-oncogene, ets transcription factor, INHBA <text:s/>- <text:s/>inhibin, beta a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ELF1 <text:s/>- <text:s/>e74-like factor 1 (ets domain transcription factor), CBX4 <text:s/>- <text:s/>chromobox homolog 4, SMG7 <text:s/>- <text:s/>smg7 nonsense mediated mrna decay factor, RAD51AP1 <text:s/>- <text:s/>rad51 associated protein 1, TRIM22 <text:s/>- <text:s/>tripartite motif containing 22, ZNF366 <text:s/>- <text:s/>zinc finger protein 366, ATXN1 <text:s/>- <text:s/>ataxin 1, BBX <text:s/>- <text:s/>bobby sox homolog (drosophila), GLIS1 <text:s/>- <text:s/>glis family zinc finger 1, NR4A2 <text:s/>- <text:s/>nuclear receptor subfamily 4, group a, member 2, MYB <text:s/>- <text:s/>v-myb avian myeloblastosis viral oncogene homolog, MEIS2 <text:s/>- <text:s/>meis homeobox 2, MEIS1 <text:s/>- <text:s/>meis homeobox 1, CEBPD <text:s/>- <text:s/>ccaat/enhancer binding protein (c/ebp), delta, HELT <text:s/>- <text:s/>helt bhlh transcription factor, TBX15 <text:s/>- <text:s/>t-box 15, ZEB2 <text:s/>- <text:s/>zinc finger e-box binding homeobox 2, BNC2 <text:s/>- <text:s/>basonuclin 2, SMARCA2 <text:s/>- <text:s/>swi/snf related, matrix associated, actin dependent regulator of chromatin, subfamily a, member 2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TBX19 <text:s/>- <text:s/>t-box 19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NFIB <text:s/>- <text:s/>nuclear factor i/b, CPEB4 <text:s/>- <text:s/>cytoplasmic polyadenylation element binding protein 4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ETV1 <text:s/>- <text:s/>ets variant 1, TCEB3B <text:s/>- <text:s/>transcription elongation factor b polypeptide 3b (elongin a2), HOXA2 <text:s/>- <text:s/>homeobox a2, SP5 <text:s/>- <text:s/>sp5 transcription factor, EIF2AK2 <text:s/>- <text:s/>eukaryotic translation initiation factor 2-alpha kinase 2, HOXA3 <text:s/>- <text:s/>homeobox a3, DIO2 <text:s/>- <text:s/>deiodinase, iodothyronine, type ii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ZIC1 <text:s/>- <text:s/>zic family member 1, GATA6 <text:s/>- <text:s/>gata binding protein 6, PRDM16 <text:s/>- <text:s/>pr domain containing 16, HDAC7 <text:s/>- <text:s/>histone deacetylase 7, RBBP6 <text:s/>- <text:s/>retinoblastoma binding protein 6, ZIC3 <text:s/>- <text:s/>zic family member 3, RUNX1T1 <text:s/>- <text:s/>runt-related transcription factor 1; translocated to, 1 (cyclin d-related), FOXQ1 <text:s/>- <text:s/>forkhead box q1, ZFHX4 <text:s/>- <text:s/>zinc finger homeobox 4, PKN2 <text:s/>- <text:s/>protein kinase n2, ERBB4 <text:s/>- <text:s/>v-erb-b2 avian erythroblastic leukemia viral oncogene homolog 4, CCND1 <text:s/>- <text:s/>cyclin d1, RRBP1 <text:s/>- <text:s/>ribosome binding protein 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single-organism process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1.12" calcext:value-type="float">
            <text:p>1.12</text:p>
          </table:table-cell>
          <table:table-cell office:value-type="float" office:value="13954" calcext:value-type="float">
            <text:p>13954</text:p>
          </table:table-cell>
          <table:table-cell office:value-type="float" office:value="8385" calcext:value-type="float">
            <text:p>8385</text:p>
          </table:table-cell>
          <table:table-cell office:value-type="float" office:value="634" calcext:value-type="float">
            <text:p>63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[GFPT1 <text:s/>- <text:s/>glutamine--fructose-6-phosphate transaminase 1, NR6A1 <text:s/>- <text:s/>nuclear receptor subfamily 6, group a, member 1, ERP29 <text:s/>- <text:s/>endoplasmic reticulum protein 29, LZTS2 <text:s/>- <text:s/>leucine zipper, putative tumor suppressor 2, ASCC3 <text:s/>- <text:s/>activating signal cointegrator 1 complex subunit 3, L3MBTL3 <text:s/>- <text:s/>l(3)mbt-like 3 (drosophila), CPT1A <text:s/>- <text:s/>carnitine palmitoyltransferase 1a (liver), TLR7 <text:s/>- <text:s/>toll-like receptor 7, TMC1 <text:s/>- <text:s/>transmembrane channel-like 1, ACO1 <text:s/>- <text:s/>aconitase 1, soluble, SEMA6D <text:s/>- <text:s/>sema domain, transmembrane domain (tm), and cytoplasmic domain, (semaphorin) 6d, SOX5 <text:s/>- <text:s/>sry (sex determining region y)-box 5, SLC15A3 <text:s/>- <text:s/>solute carrier family 15 (oligopeptide transporter), member 3, PTPDC1 <text:s/>- <text:s/>protein tyrosine phosphatase domain containing 1, SOS1 <text:s/>- <text:s/>son of sevenless homolog 1 (drosophila), DOCK10 <text:s/>- <text:s/>dedicator of cytokinesis 10, SPAG6 <text:s/>- <text:s/>sperm associated antigen 6, EHD1 <text:s/>- <text:s/>eh-domain containing 1, ACTN1 <text:s/>- <text:s/>actinin, alpha 1, SPTLC2 <text:s/>- <text:s/>serine palmitoyltransferase, long chain base subunit 2, ETNK1 <text:s/>- <text:s/>ethanolamine kinase 1, GLRA1 <text:s/>- <text:s/>glycine receptor, alpha 1, ADAR <text:s/>- <text:s/>adenosine deaminase, rna-specific, ADAM10 <text:s/>- <text:s/>adam metallopeptidase domain 10, PPARGC1A <text:s/>- <text:s/>peroxisome proliferator-activated receptor gamma, coactivator 1 alpha, KRT10 <text:s/>- <text:s/>keratin 10, PPA1 <text:s/>- <text:s/>pyrophosphatase (inorganic) 1, CNTFR <text:s/>- <text:s/>ciliary neurotrophic factor receptor, PLA1A <text:s/>- <text:s/>phospholipase a1 member a, UBR5 <text:s/>- <text:s/>ubiquitin protein ligase e3 component n-recognin 5, AKAP6 <text:s/>- <text:s/>a kinase (prka) anchor protein 6, TNRC18 <text:s/>- <text:s/>trinucleotide repeat containing 18, SMARCA2 <text:s/>- <text:s/>swi/snf related, matrix associated, actin dependent regulator of chromatin, subfamily a, member 2, COL19A1 <text:s/>- <text:s/>collagen, type xix, alpha 1, COPA <text:s/>- <text:s/>coatomer protein complex, subunit alpha, COL12A1 <text:s/>- <text:s/>collagen, type xii, alpha 1, TMEM2 <text:s/>- <text:s/>transmembrane protein 2, GNB4 <text:s/>- <text:s/>guanine nucleotide binding protein (g protein), beta polypeptide 4, KDM2B <text:s/>- <text:s/>lysine (k)-specific demethylase 2b, ARHGEF6 <text:s/>- <text:s/>rac/cdc42 guanine nucleotide exchange factor (gef) 6, GBP5 <text:s/>- <text:s/>guanylate binding protein 5, LY86 <text:s/>- <text:s/>lymphocyte antigen 86, KCNN3 <text:s/>- <text:s/>potassium intermediate/small conductance calcium-activated channel, subfamily n, member 3, GGPS1 <text:s/>- <text:s/>geranylgeranyl diphosphate synthase 1, RASGRP3 <text:s/>- <text:s/>ras guanyl releasing protein 3 (calcium and dag-regulated), PRRC2B <text:s/>- <text:s/>proline-rich coiled-coil 2b, GRAP2 <text:s/>- <text:s/>grb2-related adaptor protein 2, ELOVL5 <text:s/>- <text:s/>elovl fatty acid elongase 5, TNPO1 <text:s/>- <text:s/>transportin 1, PPP2R2A <text:s/>- <text:s/>protein phosphatase 2, regulatory subunit b, alpha, HPSE2 <text:s/>- <text:s/>heparanase 2, PPP2R2B <text:s/>- <text:s/>protein phosphatase 2, regulatory subunit b, beta, SGIP1 <text:s/>- <text:s/>sh3-domain grb2-like (endophilin) interacting protein 1, FUT8 <text:s/>- <text:s/>fucosyltransferase 8 (alpha (1,6) fucosyltransferase), RAPGEF4 <text:s/>- <text:s/>rap guanine nucleotide exchange factor (gef) 4, TTC17 <text:s/>- <text:s/>tetratricopeptide repeat domain 17, CYLD <text:s/>- <text:s/>cylindromatosis (turban tumor syndrome), ALDH1A1 <text:s/>- <text:s/>aldehyde dehydrogenase 1 family, member a1, BATF2 <text:s/>- <text:s/>basic leucine zipper transcription factor, atf-like 2, STK4 <text:s/>- <text:s/>serine/threonine kinase 4, ABHD16A <text:s/>- <text:s/>abhydrolase domain containing 16a, SH3GLB1 <text:s/>- <text:s/>sh3-domain grb2-like endophilin b1, PROK2 <text:s/>- <text:s/>prokineticin 2, MYSM1 <text:s/>- <text:s/>myb-like, swirm and mpn domains 1, KLHL32 <text:s/>- <text:s/>kelch-like family member 32, DENND4C <text:s/>- <text:s/>denn/madd domain containing 4c, STAT5A <text:s/>- <text:s/>signal transducer and activator of transcription 5a, STAT6 <text:s/>- <text:s/>signal transducer and activator of transcription 6, interleukin-4 induced, NT5C3A <text:s/>- <text:s/>5'-nucleotidase, cytosolic iiia, ITPR3 <text:s/>- <text:s/>inositol 1,4,5-trisphosphate receptor, type 3, NRXN1 <text:s/>- <text:s/>neurexin 1, PIGV <text:s/>- <text:s/>phosphatidylinositol glycan anchor biosynthesis, class v, ZFPM1 <text:s/>- <text:s/>zinc finger protein, fog family member 1, MAPK10 <text:s/>- <text:s/>mitogen-activated protein kinase 10, FBXO7 <text:s/>- <text:s/>f-box protein 7, GATA6 <text:s/>- <text:s/>gata binding protein 6, WIBG <text:s/>- <text:s/>within bgcn homolog (drosophila), TRIM21 <text:s/>- <text:s/>tripartite motif containing 21, AMPH <text:s/>- <text:s/>amphiphysin, OSBPL6 <text:s/>- <text:s/>oxysterol binding protein-like 6, PKN2 <text:s/>- <text:s/>protein kinase n2, GSDMD <text:s/>- <text:s/>gasdermin d, TLK2 <text:s/>- <text:s/>tousled-like kinase 2, TNFAIP8 <text:s/>- <text:s/>tumor necrosis factor, alpha-induced protein 8, PARP10 <text:s/>- <text:s/>poly (adp-ribose) polymerase family, member 10, NEGR1 <text:s/>- <text:s/>neuronal growth regulator 1, FRMD4A <text:s/>- <text:s/>ferm domain containing 4a, ANK3 <text:s/>- <text:s/>ankyrin 3, node of ranvier (ankyrin g), ZNF296 <text:s/>- <text:s/>zinc finger protein 296, BIRC2 <text:s/>- <text:s/>baculoviral iap repeat containing 2, ARID4B <text:s/>- <text:s/>at rich interactive domain 4b (rbp1-like), ZNF385A <text:s/>- <text:s/>zinc finger protein 385a, NHSL1 <text:s/>- <text:s/>nhs-like 1, PAX3 <text:s/>- <text:s/>paired box 3, PAX9 <text:s/>- <text:s/>paired box 9, POU6F2 <text:s/>- <text:s/>pou class 6 homeobox 2, ATP11C <text:s/>- <text:s/>atpase, class vi, type 11c, SET <text:s/>- <text:s/>set nuclear oncogene, MLLT3 <text:s/>- <text:s/>myeloid/lymphoid or mixed-lineage leukemia (trithorax homolog, drosophila); translocated to, 3, BCL11A <text:s/>- <text:s/>b-cell cll/lymphoma 11a (zinc finger protein), DCC <text:s/>- <text:s/>deleted in colorectal carcinoma, PCDH9 <text:s/>- <text:s/>protocadherin 9, PCDH7 <text:s/>- <text:s/>protocadherin 7, MAP3K11 <text:s/>- <text:s/>mitogen-activated protein kinase kinase kinase 11, ACSL5 <text:s/>- <text:s/>acyl-coa synthetase long-chain family member 5, PA2G4 <text:s/>- <text:s/>proliferation-associated 2g4, 38kda, ARF3 <text:s/>- <text:s/>adp-ribosylation factor 3, DLGAP1 <text:s/>- <text:s/>discs, large (drosophila) homolog-associated protein 1, RASSF4 <text:s/>- <text:s/>ras association (ralgds/af-6) domain family member 4, C10orf11 <text:s/>- <text:s/>chromosome 10 open reading frame 11, ABI3BP <text:s/>- <text:s/>abi family, member 3 (nesh) binding protein, CCL21 <text:s/>- <text:s/>chemokine (c-c motif) ligand 21, PDHA2 <text:s/>- <text:s/>pyruvate dehydrogenase (lipoamide) alpha 2, LGI1 <text:s/>- <text:s/>leucine-rich, glioma inactivated 1, PDGFRB <text:s/>- <text:s/>platelet-derived growth factor receptor, beta polypeptide, SKA2 <text:s/>- <text:s/>spindle and kinetochore associated complex subunit 2, ENPP2 <text:s/>- <text:s/>ectonucleotide pyrophosphatase/phosphodiesterase 2, PDK3 <text:s/>- <text:s/>pyruvate dehydrogenase kinase, isozyme 3, OSBPL3 <text:s/>- <text:s/>oxysterol binding protein-like 3, MEIS2 <text:s/>- <text:s/>meis homeobox 2, EVI5 <text:s/>- <text:s/>ecotropic viral integration site 5, ARHGAP5 <text:s/>- <text:s/>rho gtpase activating protein 5, MEIS1 <text:s/>- <text:s/>meis homeobox 1, UPF2 <text:s/>- <text:s/>upf2 regulator of nonsense transcripts homolog (yeast), MAP3K5 <text:s/>- <text:s/>mitogen-activated protein kinase kinase kinase 5, ADAMTS6 <text:s/>- <text:s/>adam metallopeptidase with thrombospondin type 1 motif, 6, USP42 <text:s/>- <text:s/>ubiquitin specific peptidase 42, MOXD1 <text:s/>- <text:s/>monooxygenase, dbh-like 1, MEP1B <text:s/>- <text:s/>meprin a, beta, TMEM55B <text:s/>- <text:s/>transmembrane protein 55b, PCM1 <text:s/>- <text:s/>pericentriolar material 1, EVA1A <text:s/>- <text:s/>eva-1 homolog a (c. elegans), DGKA <text:s/>- <text:s/>diacylglycerol kinase, alpha 80kda, FAT4 <text:s/>- <text:s/>fat atypical cadherin 4, PANK1 <text:s/>- <text:s/>pantothenate kinase 1, ASS1 <text:s/>- <text:s/>argininosuccinate synthase 1, NUP54 <text:s/>- <text:s/>nucleoporin 54kda, PDE1A <text:s/>- <text:s/>phosphodiesterase 1a, calmodulin-dependent, PDE4D <text:s/>- <text:s/>phosphodiesterase 4d, camp-specific, BCMO1 <text:s/>- <text:s/>beta-carotene 15,15'-monooxygenase 1, SH2B1 <text:s/>- <text:s/>sh2b adaptor protein 1, IL1RAPL1 <text:s/>- <text:s/>interleukin 1 receptor accessory protein-like 1, PDE4A <text:s/>- <text:s/>phosphodiesterase 4a, camp-specific, TXNDC16 <text:s/>- <text:s/>thioredoxin domain containing 16, SPTLC3 <text:s/>- <text:s/>serine palmitoyltransferase, long chain base subunit 3, LRRC52 <text:s/>- <text:s/>leucine rich repeat containing 52, BCL2L14 <text:s/>- <text:s/>bcl2-like 14 (apoptosis facilitator), KCNQ4 <text:s/>- <text:s/>potassium voltage-gated channel, kqt-like subfamily, member 4, NLGN2 <text:s/>- <text:s/>neuroligin 2, ETV7 <text:s/>- <text:s/>ets variant 7, IL23A <text:s/>- <text:s/>interleukin 23, alpha subunit p19, WNT8B <text:s/>- <text:s/>wingless-type mmtv integration site family, member 8b, BSX <text:s/>- <text:s/>brain-specific homeobox, MAP2 <text:s/>- <text:s/>microtubule-associated protein 2, VPS54 <text:s/>- <text:s/>vacuolar protein sorting 54 homolog (s. cerevisiae), ATF3 <text:s/>- <text:s/>activating transcription factor 3, MBNL1 <text:s/>- <text:s/>muscleblind-like splicing regulator 1, FNDC3A <text:s/>- <text:s/>fibronectin type iii domain containing 3a, DUSP5 <text:s/>- <text:s/>dual specificity phosphatase 5, NUP43 <text:s/>- <text:s/>nucleoporin 43kda, EVL <text:s/>- <text:s/>enah/vasp-like, TBX19 <text:s/>- <text:s/>t-box 19, FRYL <text:s/>- <text:s/>fry-like, MKL1 <text:s/>- <text:s/>megakaryoblastic leukemia (translocation) 1, GPR18 <text:s/>- <text:s/>g protein-coupled receptor 18, MAT1A <text:s/>- <text:s/>methionine adenosyltransferase i, alpha, STYK1 <text:s/>- <text:s/>serine/threonine/tyrosine kinase 1, RAB11FIP2 <text:s/>- <text:s/>rab11 family interacting protein 2 (class i), APPL1 <text:s/>- <text:s/>adaptor protein, phosphotyrosine interaction, ph domain and leucine zipper containing 1, VIT <text:s/>- <text:s/>vitrin, ECM2 <text:s/>- <text:s/>extracellular matrix protein 2, female organ and adipocyte specific, WARS <text:s/>- <text:s/>tryptophanyl-trna synthetase, LSP1 <text:s/>- <text:s/>lymphocyte-specific protein 1, TFAP2D <text:s/>- <text:s/>transcription factor ap-2 delta (activating enhancer binding protein 2 delta), PITX2 <text:s/>- <text:s/>paired-like homeodomain 2, MTF2 <text:s/>- <text:s/>metal response element binding transcription factor 2, BAK1 <text:s/>- <text:s/>bcl2-antagonist/killer 1, DLG4 <text:s/>- <text:s/>discs, large homolog 4 (drosophila), KLHL3 <text:s/>- <text:s/>kelch-like family member 3, LRMP <text:s/>- <text:s/>lymphoid-restricted membrane protein, B2M <text:s/>- <text:s/>beta-2-microglobulin, ST3GAL4 <text:s/>- <text:s/>st3 beta-galactoside alpha-2,3-sialyltransferase 4, PARP9 <text:s/>- <text:s/>poly (adp-ribose) polymerase family, member 9, LTBP1 <text:s/>- <text:s/>latent transforming growth factor beta binding protein 1, PIK3AP1 <text:s/>- <text:s/>phosphoinositide-3-kinase adaptor protein 1, DIO2 <text:s/>- <text:s/>deiodinase, iodothyronine, type ii, SIX1 <text:s/>- <text:s/>six homeobox 1, SYNPO <text:s/>- <text:s/>synaptopodin, SIM2 <text:s/>- <text:s/>single-minded homolog 2 (drosophila), DNASE1L3 <text:s/>- <text:s/>deoxyribonuclease i-like 3, ZIC1 <text:s/>- <text:s/>zic family member 1, GRIK2 <text:s/>- <text:s/>glutamate receptor, ionotropic, kainate 2, HMCN1 <text:s/>- <text:s/>hemicentin 1, TNFRSF17 <text:s/>- <text:s/>tumor necrosis factor receptor superfamily, member 17, MBIP <text:s/>- <text:s/>map3k12 binding inhibitory protein 1, HDAC7 <text:s/>- <text:s/>histone deacetylase 7, ZIC3 <text:s/>- <text:s/>zic family member 3, YES1 <text:s/>- <text:s/>v-yes-1 yamaguchi sarcoma viral oncogene homolog 1, BCL2A1 <text:s/>- <text:s/>bcl2-related protein a1, BCL2 <text:s/>- <text:s/>b-cell cll/lymphoma 2, CCND1 <text:s/>- <text:s/>cyclin d1, PIGR <text:s/>- <text:s/>polymeric immunoglobulin receptor, LSR <text:s/>- <text:s/>lipolysis stimulated lipoprotein receptor, KIAA1598 <text:s/>- <text:s/>kiaa1598, FGGY <text:s/>- <text:s/>fggy carbohydrate kinase domain containing, PIGF <text:s/>- <text:s/>phosphatidylinositol glycan anchor biosynthesis, class f, EMP1 <text:s/>- <text:s/>epithelial membrane protein 1, RNF43 <text:s/>- <text:s/>ring finger protein 43, KAZALD1 <text:s/>- <text:s/>kazal-type serine peptidase inhibitor domain 1, RFX3 <text:s/>- <text:s/>regulatory factor x, 3 (influences hla class ii expression), ELK4 <text:s/>- <text:s/>elk4, ets-domain protein (srf accessory protein 1), NRP1 <text:s/>- <text:s/>neuropilin 1, BST2 <text:s/>- <text:s/>bone marrow stromal cell antigen 2, SLC9C2 <text:s/>- <text:s/>solute carrier family 9, member c2 (putative), BRS3 <text:s/>- <text:s/>bombesin-like receptor 3, TRPS1 <text:s/>- <text:s/>trichorhinophalangeal syndrome i, BFSP1 <text:s/>- <text:s/>beaded filament structural protein 1, filensin, GRIPAP1 <text:s/>- <text:s/>grip1 associated protein 1, OLA1 <text:s/>- <text:s/>obg-like atpase 1, BDNF <text:s/>- <text:s/>brain-derived neurotrophic factor, MYOG <text:s/>- <text:s/>myogenin (myogenic factor 4), UGGT1 <text:s/>- <text:s/>udp-glucose glycoprotein glucosyltransferase 1, FMN2 <text:s/>- <text:s/>formin 2, BLK <text:s/>- <text:s/>b lymphoid tyrosine kinase, CFLAR <text:s/>- <text:s/>casp8 and fadd-like apoptosis regulator, DRAM2 <text:s/>- <text:s/>dna-damage regulated autophagy modulator 2, TSHZ1 <text:s/>- <text:s/>teashirt zinc finger homeobox 1, KDM2A <text:s/>- <text:s/>lysine (k)-specific demethylase 2a, ELF1 <text:s/>- <text:s/>e74-like factor 1 (ets domain transcription factor), MYL6 <text:s/>- <text:s/>myosin, light chain 6, alkali, smooth muscle and non-muscle, STARD6 <text:s/>- <text:s/>star-related lipid transfer (start) domain containing 6, MYO6 <text:s/>- <text:s/>myosin vi, ELOVL6 <text:s/>- <text:s/>elovl fatty acid elongase 6, INADL <text:s/>- <text:s/>inad-like (drosophila), PSMD14 <text:s/>- <text:s/>proteasome (prosome, macropain) 26s subunit, non-atpase, 14, BBX <text:s/>- <text:s/>bobby sox homolog (drosophila), CD96 <text:s/>- <text:s/>cd96 molecule, MYB <text:s/>- <text:s/>v-myb avian myeloblastosis viral oncogene homolog, RNASEL <text:s/>- <text:s/>ribonuclease l (2',5'-oligoisoadenylate synthetase-dependent), USH1C <text:s/>- <text:s/>usher syndrome 1c (autosomal recessive, severe), EFNB1 <text:s/>- <text:s/>ephrin-b1, TMEM108 <text:s/>- <text:s/>transmembrane protein 108, ROBO1 <text:s/>- <text:s/>roundabout, axon guidance receptor, homolog 1 (drosophila), MUSK <text:s/>- <text:s/>muscle, skeletal, receptor tyrosine kinase, SPRY1 <text:s/>- <text:s/>sprouty homolog 1, antagonist of fgf signaling (drosophila), BNC2 <text:s/>- <text:s/>basonuclin 2, PCDHB1 <text:s/>- <text:s/>protocadherin beta 1, KYNU <text:s/>- <text:s/>kynureninase, LRPPRC <text:s/>- <text:s/>leucine-rich pentatricopeptide repeat containing, NAMPT <text:s/>- <text:s/>nicotinamide phosphoribosyltransferase, OPTN <text:s/>- <text:s/>optineurin, KDM4C <text:s/>- <text:s/>lysine (k)-specific demethylase 4c, VAV3 <text:s/>- <text:s/>vav 3 guanine nucleotide exchange factor, PDE5A <text:s/>- <text:s/>phosphodiesterase 5a, cgmp-specific, SOCS1 <text:s/>- <text:s/>suppressor of cytokine signaling 1, ARHGAP26 <text:s/>- <text:s/>rho gtpase activating protein 26, USF1 <text:s/>- <text:s/>upstream transcription factor 1, NCOA1 <text:s/>- <text:s/>nuclear receptor coactivator 1, HLX <text:s/>- <text:s/>h2.0-like homeobox, SH2B3 <text:s/>- <text:s/>sh2b adaptor protein 3, PLEKHA3 <text:s/>- <text:s/>pleckstrin homology domain containing, family a (phosphoinositide binding specific) member 3, FST <text:s/>- <text:s/>follistatin, NFASC <text:s/>- <text:s/>neurofascin, PDCD6IP <text:s/>- <text:s/>programmed cell death 6 interacting protein, TAB2 <text:s/>- <text:s/>tgf-beta activated kinase 1/map3k7 binding protein 2, MT2A <text:s/>- <text:s/>metallothionein 2a, RPN2 <text:s/>- <text:s/>ribophorin ii, CCDC109B <text:s/>- <text:s/>coiled-coil domain containing 109b, STX17 <text:s/>- <text:s/>syntaxin 17, HIPK1 <text:s/>- <text:s/>homeodomain interacting protein kinase 1, HGF <text:s/>- <text:s/>hepatocyte growth factor (hepapoietin a; scatter factor), CDNF <text:s/>- <text:s/>cerebral dopamine neurotrophic factor, MSX1 <text:s/>- <text:s/>msh homeobox 1, B3GALT2 <text:s/>- <text:s/>udp-gal:betaglcnac beta 1,3-galactosyltransferase, polypeptide 2, CABLES1 <text:s/>- <text:s/>cdk5 and abl enzyme substrate 1, CITED2 <text:s/>- <text:s/>cbp/p300-interacting transactivator, with glu/asp-rich carboxy-terminal domain, 2, HOXA11 <text:s/>- <text:s/>homeobox a11, HOXB3 <text:s/>- <text:s/>homeobox b3, EYA4 <text:s/>- <text:s/>eyes absent homolog 4 (drosophila), EREG <text:s/>- <text:s/>epiregulin, NOD1 <text:s/>- <text:s/>nucleotide-binding oligomerization domain containing 1, TNFSF4 <text:s/>- <text:s/>tumor necrosis factor (ligand) superfamily, member 4, ZADH2 <text:s/>- <text:s/>zinc binding alcohol dehydrogenase domain containing 2, ESR1 <text:s/>- <text:s/>estrogen receptor 1, HOXA4 <text:s/>- <text:s/>homeobox a4, ETV1 <text:s/>- <text:s/>ets variant 1, HOXA2 <text:s/>- <text:s/>homeobox a2, HOXA3 <text:s/>- <text:s/>homeobox a3, SP5 <text:s/>- <text:s/>sp5 transcription factor, ADAM15 <text:s/>- <text:s/>adam metallopeptidase domain 15, AMTN <text:s/>- <text:s/>amelotin, RUNX3 <text:s/>- <text:s/>runt-related transcription factor 3, RSAD2 <text:s/>- <text:s/>radical s-adenosyl methionine domain containing 2, TNFSF15 <text:s/>- <text:s/>tumor necrosis factor (ligand) superfamily, member 15, EPB41 <text:s/>- <text:s/>erythrocyte membrane protein band 4.1 (elliptocytosis 1, rh-linked), SORT1 <text:s/>- <text:s/>sortilin 1, HNRNPC <text:s/>- <text:s/>heterogeneous nuclear ribonucleoprotein c (c1/c2), MYOF <text:s/>- <text:s/>myoferlin, RTKN <text:s/>- <text:s/>rhotekin, ERBB4 <text:s/>- <text:s/>v-erb-b2 avian erythroblastic leukemia viral oncogene homolog 4, STT3B <text:s/>- <text:s/>stt3b, subunit of the oligosaccharyltransferase complex (catalytic), RRBP1 <text:s/>- <text:s/>ribosome binding protein 1, GJD3 <text:s/>- <text:s/>gap junction protein, delta 3, 31.9kda, IL17A <text:s/>- <text:s/>interleukin 17a, IL15 <text:s/>- <text:s/>interleukin 15, SEMA5B <text:s/>- <text:s/>sema domain, seven thrombospondin repeats (type 1 and type 1-like), transmembrane domain (tm) and short cytoplasmic domain, (semaphorin) 5b, IL15RA <text:s/>- <text:s/>interleukin 15 receptor, alpha, CDH3 <text:s/>- <text:s/>cadherin 3, type 1, p-cadherin (placental), TCF15 <text:s/>- <text:s/>transcription factor 15 (basic helix-loop-helix), FLT3LG <text:s/>- <text:s/>fms-related tyrosine kinase 3 ligand, INHBA <text:s/>- <text:s/>inhibin, beta a, FLI1 <text:s/>- <text:s/>fli-1 proto-oncogene, ets transcription factor, PIK3R3 <text:s/>- <text:s/>phosphoinositide-3-kinase, regulatory subunit 3 (gamma), OSM <text:s/>- <text:s/>oncostatin m, ELMO1 <text:s/>- <text:s/>engulfment and cell motility 1, CD74 <text:s/>- <text:s/>cd74 molecule, major histocompatibility complex, class ii invariant chain, IDO1 <text:s/>- <text:s/>indoleamine 2,3-dioxygenase 1, PPFIA2 <text:s/>- <text:s/>protein tyrosine phosphatase, receptor type, f polypeptide (ptprf), interacting protein (liprin), alpha 2, OTX1 <text:s/>- <text:s/>orthodenticle homeobox 1, TOR1B <text:s/>- <text:s/>torsin family 1, member b (torsin b), NDFIP1 <text:s/>- <text:s/>nedd4 family interacting protein 1, MAP4K3 <text:s/>- <text:s/>mitogen-activated protein kinase kinase kinase kinase 3, ASH1L <text:s/>- <text:s/>ash1 (absent, small, or homeotic)-like (drosophila), ZSWIM2 <text:s/>- <text:s/>zinc finger, swim-type containing 2, ENTPD1 <text:s/>- <text:s/>ectonucleoside triphosphate diphosphohydrolase 1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LMO4 <text:s/>- <text:s/>lim domain only 4, OMD <text:s/>- <text:s/>osteomodulin, FOXF1 <text:s/>- <text:s/>forkhead box f1, FOXG1 <text:s/>- <text:s/>forkhead box g1, SP9 <text:s/>- <text:s/>sp9 transcription factor, CD27 <text:s/>- <text:s/>cd27 molecule, TEAD1 <text:s/>- <text:s/>tea domain family member 1 (sv40 transcriptional enhancer factor), IL7 <text:s/>- <text:s/>interleukin 7, TNFSF8 <text:s/>- <text:s/>tumor necrosis factor (ligand) superfamily, member 8, FHL3 <text:s/>- <text:s/>four and a half lim domains 3, CD80 <text:s/>- <text:s/>cd80 molecule, UBR4 <text:s/>- <text:s/>ubiquitin protein ligase e3 component n-recognin 4, ROR1 <text:s/>- <text:s/>receptor tyrosine kinase-like orphan receptor 1, ISG20 <text:s/>- <text:s/>interferon stimulated exonuclease gene 20kda, ANP32B <text:s/>- <text:s/>acidic (leucine-rich) nuclear phosphoprotein 32 family, member b, SYNE1 <text:s/>- <text:s/>spectrin repeat containing, nuclear envelope 1, FGF1 <text:s/>- <text:s/>fibroblast growth factor 1 (acidic), ITGB6 <text:s/>- <text:s/>integrin, beta 6, PTGER4 <text:s/>- <text:s/>prostaglandin e receptor 4 (subtype ep4), ITGB7 <text:s/>- <text:s/>integrin, beta 7, ATG13 <text:s/>- <text:s/>autophagy related 13, NR4A2 <text:s/>- <text:s/>nuclear receptor subfamily 4, group a, member 2, FGA <text:s/>- <text:s/>fibrinogen alpha chain, CASK <text:s/>- <text:s/>calcium/calmodulin-dependent serine protein kinase (maguk family), ITGB1 <text:s/>- <text:s/>integrin, beta 1 (fibronectin receptor, beta polypeptide, antigen cd29 includes mdf2, msk12), PLA2G4D <text:s/>- <text:s/>phospholipase a2, group ivd (cytosolic), CEBPD <text:s/>- <text:s/>ccaat/enhancer binding protein (c/ebp), delta, PTK2 <text:s/>- <text:s/>protein tyrosine kinase 2, KMO <text:s/>- <text:s/>kynurenine 3-monooxygenase (kynurenine 3-hydroxylase), ZCCHC11 <text:s/>- <text:s/>zinc finger, cchc domain containing 11, BBS9 <text:s/>- <text:s/>bardet-biedl syndrome 9, BIN3 <text:s/>- <text:s/>bridging integrator 3, CDK6 <text:s/>- <text:s/>cyclin-dependent kinase 6, HELT <text:s/>- <text:s/>helt bhlh transcription factor, TBX15 <text:s/>- <text:s/>t-box 15, TBX5 <text:s/>- <text:s/>t-box 5, NCSTN <text:s/>- <text:s/>nicastrin, ZEB2 <text:s/>- <text:s/>zinc finger e-box binding homeobox 2, CXCL10 <text:s/>- <text:s/>chemokine (c-x-c motif) ligand 10, CDH6 <text:s/>- <text:s/>cadherin 6, type 2, k-cadherin (fetal kidney), TCF7L2 <text:s/>- <text:s/>transcription factor 7-like 2 (t-cell specific, hmg-box), CNTN4 <text:s/>- <text:s/>contactin 4, IRF7 <text:s/>- <text:s/>interferon regulatory factor 7, KIAA1715 <text:s/>- <text:s/>kiaa1715, FBN1 <text:s/>- <text:s/>fibrillin 1, PTPRB <text:s/>- <text:s/>protein tyrosine phosphatase, receptor type, b, NRD1 <text:s/>- <text:s/>nardilysin (n-arginine dibasic convertase), ITGA6 <text:s/>- <text:s/>integrin, alpha 6, PTPRF <text:s/>- <text:s/>protein tyrosine phosphatase, receptor type, f, PTPRR <text:s/>- <text:s/>protein tyrosine phosphatase, receptor type, r, SFXN5 <text:s/>- <text:s/>sideroflexin 5, CHML <text:s/>- <text:s/>choroideremia-like (rab escort protein 2), TBX21 <text:s/>- <text:s/>t-box 21, SH3KBP1 <text:s/>- <text:s/>sh3-domain kinase binding protein 1, AGMO <text:s/>- <text:s/>alkylglycerol monooxygenase, IFNB1 <text:s/>- <text:s/>interferon, beta 1, fibroblast, ERAP2 <text:s/>- <text:s/>endoplasmic reticulum aminopeptidase 2, ID3 <text:s/>- <text:s/>inhibitor of dna binding 3, dominant negative helix-loop-helix protein, HDAC4 <text:s/>- <text:s/>histone deacetylase 4, SLC40A1 <text:s/>- <text:s/>solute carrier family 40 (iron-regulated transporter), member 1, PIP4K2B <text:s/>- <text:s/>phosphatidylinositol-5-phosphate 4-kinase, type ii, beta, MAP3K19 <text:s/>- <text:s/>mitogen-activated protein kinase kinase kinase 19, IDH1 <text:s/>- <text:s/>isocitrate dehydrogenase 1 (nadp+), soluble, THSD7A <text:s/>- <text:s/>thrombospondin, type i, domain containing 7a, SDCCAG8 <text:s/>- <text:s/>serologically defined colon cancer antigen 8, FOXK1 <text:s/>- <text:s/>forkhead box k1, CYSLTR1 <text:s/>- <text:s/>cysteinyl leukotriene receptor 1, HDAC9 <text:s/>- <text:s/>histone deacetylase 9, SOCS7 <text:s/>- <text:s/>suppressor of cytokine signaling 7, RC3H2 <text:s/>- <text:s/>ring finger and ccch-type domains 2, NEK2 <text:s/>- <text:s/>nima-related kinase 2, CLTC <text:s/>- <text:s/>clathrin, heavy chain (hc), TFAP2A <text:s/>- <text:s/>transcription factor ap-2 alpha (activating enhancer binding protein 2 alpha), TNMD <text:s/>- <text:s/>tenomodulin, SH3PXD2A <text:s/>- <text:s/>sh3 and px domains 2a, KIF6 <text:s/>- <text:s/>kinesin family member 6, CYP26B1 <text:s/>- <text:s/>cytochrome p450, family 26, subfamily b, polypeptide 1, PLEKHH2 <text:s/>- <text:s/>pleckstrin homology domain containing, family h (with myth4 domain) member 2, NFIB <text:s/>- <text:s/>nuclear factor i/b, RARRES3 <text:s/>- <text:s/>retinoic acid receptor responder (tazarotene induced) 3, IL21R <text:s/>- <text:s/>interleukin 21 receptor, TNFSF13B <text:s/>- <text:s/>tumor necrosis factor (ligand) superfamily, member 13b, FNIP1 <text:s/>- <text:s/>folliculin interacting protein 1, HEY2 <text:s/>- <text:s/>hairy/enhancer-of-split related with yrpw motif 2, SMARCA5 <text:s/>- <text:s/>swi/snf related, matrix associated, actin dependent regulator of chromatin, subfamily a, member 5, PRDM16 <text:s/>- <text:s/>pr domain containing 16, GPR65 <text:s/>- <text:s/>g protein-coupled receptor 65, STAG2 <text:s/>- <text:s/>stromal antigen 2, CTNNBL1 <text:s/>- <text:s/>catenin, beta like 1, RBBP6 <text:s/>- <text:s/>retinoblastoma binding protein 6, FOXQ1 <text:s/>- <text:s/>forkhead box q1, VPS41 <text:s/>- <text:s/>vacuolar protein sorting 41 homolog (s. cerevisiae), PHF14 <text:s/>- <text:s/>phd finger protein 14, NEDD4 <text:s/>- <text:s/>neural precursor cell expressed, developmentally down-regulated 4, e3 ubiquitin protein ligase, THBS1 <text:s/>- <text:s/>thrombospondin 1, TIAL1 <text:s/>- <text:s/>tia1 cytotoxic granule-associated rna binding protein-like 1, IPO13 <text:s/>- <text:s/>importin 13, TBC1D32 <text:s/>- <text:s/>tbc1 domain family, member 32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response to stimulus</text:p>
          </table:table-cell>
          <table:table-cell office:value-type="float" office:value="0.0000477" calcext:value-type="float">
            <text:p>0.0000477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3620" calcext:value-type="float">
            <text:p>3620</text:p>
          </table:table-cell>
          <table:table-cell office:value-type="float" office:value="634" calcext:value-type="float">
            <text:p>63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[GFPT1 <text:s/>- <text:s/>glutamine--fructose-6-phosphate transaminase 1, PXK <text:s/>- <text:s/>px domain containing serine/threonine kinase, DHX58 <text:s/>- <text:s/>dexh (asp-glu-x-his) box polypeptide 58, LGALS8 <text:s/>- <text:s/>lectin, galactoside-binding, soluble, 8, DDX60 <text:s/>- <text:s/>dead (asp-glu-ala-asp) box polypeptide 60, CD274 <text:s/>- <text:s/>cd274 molecule, NRP1 <text:s/>- <text:s/>neuropilin 1, BST2 <text:s/>- <text:s/>bone marrow stromal cell antigen 2, CPT1A <text:s/>- <text:s/>carnitine palmitoyltransferase 1a (liver), TLR7 <text:s/>- <text:s/>toll-like receptor 7, ACO1 <text:s/>- <text:s/>aconitase 1, soluble, TMC1 <text:s/>- <text:s/>transmembrane channel-like 1, MYOG <text:s/>- <text:s/>myogenin (myogenic factor 4), FMN2 <text:s/>- <text:s/>formin 2, BLK <text:s/>- <text:s/>b lymphoid tyrosine kinase, CFLAR <text:s/>- <text:s/>casp8 and fadd-like apoptosis regulator, SOX5 <text:s/>- <text:s/>sry (sex determining region y)-box 5, TRIM6 <text:s/>- <text:s/>tripartite motif containing 6, KDM2A <text:s/>- <text:s/>lysine (k)-specific demethylase 2a, TRIM22 <text:s/>- <text:s/>tripartite motif containing 22, EHD1 <text:s/>- <text:s/>eh-domain containing 1, MYO6 <text:s/>- <text:s/>myosin vi, PSMD14 <text:s/>- <text:s/>proteasome (prosome, macropain) 26s subunit, non-atpase, 14, GLRA1 <text:s/>- <text:s/>glycine receptor, alpha 1, CD96 <text:s/>- <text:s/>cd96 molecule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CTDSP2 <text:s/>- <text:s/>ctd (carboxy-terminal domain, rna polymerase ii, polypeptide a) small phosphatase 2, TMEM108 <text:s/>- <text:s/>transmembrane protein 108, UBR5 <text:s/>- <text:s/>ubiquitin protein ligase e3 component n-recognin 5, IL22RA1 <text:s/>- <text:s/>interleukin 22 receptor, alpha 1, AKAP6 <text:s/>- <text:s/>a kinase (prka) anchor protein 6, KYNU <text:s/>- <text:s/>kynureninase, NAMPT <text:s/>- <text:s/>nicotinamide phosphoribosyltransferase, OPTN <text:s/>- <text:s/>optineurin, VAV3 <text:s/>- <text:s/>vav 3 guanine nucleotide exchange factor, NLRC5 <text:s/>- <text:s/>nlr family, card domain containing 5, SOCS1 <text:s/>- <text:s/>suppressor of cytokine signaling 1, USF1 <text:s/>- <text:s/>upstream transcription factor 1, CDK19 <text:s/>- <text:s/>cyclin-dependent kinase 19, GNB4 <text:s/>- <text:s/>guanine nucleotide binding protein (g protein), beta polypeptide 4, NCOA1 <text:s/>- <text:s/>nuclear receptor coactivator 1, ARHGEF6 <text:s/>- <text:s/>rac/cdc42 guanine nucleotide exchange factor (gef) 6, GBP5 <text:s/>- <text:s/>guanylate binding protein 5, LY86 <text:s/>- <text:s/>lymphocyte antigen 86, TAB2 <text:s/>- <text:s/>tgf-beta activated kinase 1/map3k7 binding protein 2, MARCH1 <text:s/>- <text:s/>membrane-associated ring finger (c3hc4) 1, e3 ubiquitin protein ligase, GRAP2 <text:s/>- <text:s/>grb2-related adaptor protein 2, MT2A <text:s/>- <text:s/>metallothionein 2a, RPN2 <text:s/>- <text:s/>ribophorin ii, PPP2R2A <text:s/>- <text:s/>protein phosphatase 2, regulatory subunit b, alpha, HIPK1 <text:s/>- <text:s/>homeodomain interacting protein kinase 1, HGF <text:s/>- <text:s/>hepatocyte growth factor (hepapoietin a; scatter factor), SGIP1 <text:s/>- <text:s/>sh3-domain grb2-like (endophilin) interacting protein 1, MSX1 <text:s/>- <text:s/>msh homeobox 1, STAU1 <text:s/>- <text:s/>staufen double-stranded rna binding protein 1, CYLD <text:s/>- <text:s/>cylindromatosis (turban tumor syndrome), BATF2 <text:s/>- <text:s/>basic leucine zipper transcription factor, atf-like 2, SH3GLB1 <text:s/>- <text:s/>sh3-domain grb2-like endophilin b1, CITED2 <text:s/>- <text:s/>cbp/p300-interacting transactivator, with glu/asp-rich carboxy-terminal domain, 2, PROK2 <text:s/>- <text:s/>prokineticin 2, IRF9 <text:s/>- <text:s/>interferon regulatory factor 9, EYA4 <text:s/>- <text:s/>eyes absent homolog 4 (drosophila), EREG <text:s/>- <text:s/>epiregulin, DENND4C <text:s/>- <text:s/>denn/madd domain containing 4c, STAT6 <text:s/>- <text:s/>signal transducer and activator of transcription 6, interleukin-4 induced, NOD1 <text:s/>- <text:s/>nucleotide-binding oligomerization domain containing 1, ITPR3 <text:s/>- <text:s/>inositol 1,4,5-trisphosphate receptor, type 3, TNFSF4 <text:s/>- <text:s/>tumor necrosis factor (ligand) superfamily, member 4, ESR1 <text:s/>- <text:s/>estrogen receptor 1, BOD1L1 <text:s/>- <text:s/>biorientation of chromosomes in cell division 1-like 1, HOXA2 <text:s/>- <text:s/>homeobox a2, SP5 <text:s/>- <text:s/>sp5 transcription factor, EIF2AK2 <text:s/>- <text:s/>eukaryotic translation initiation factor 2-alpha kinase 2, ADAM15 <text:s/>- <text:s/>adam metallopeptidase domain 15, RUNX3 <text:s/>- <text:s/>runt-related transcription factor 3, MAPK10 <text:s/>- <text:s/>mitogen-activated protein kinase 10, RSAD2 <text:s/>- <text:s/>radical s-adenosyl methionine domain containing 2, TNFSF15 <text:s/>- <text:s/>tumor necrosis factor (ligand) superfamily, member 15, GATA6 <text:s/>- <text:s/>gata binding protein 6, SORT1 <text:s/>- <text:s/>sortilin 1, TRIM21 <text:s/>- <text:s/>tripartite motif containing 21, MYOF <text:s/>- <text:s/>myoferlin, TLK2 <text:s/>- <text:s/>tousled-like kinase 2, GSDMD <text:s/>- <text:s/>gasdermin d, ERBB4 <text:s/>- <text:s/>v-erb-b2 avian erythroblastic leukemia viral oncogene homolog 4, STT3B <text:s/>- <text:s/>stt3b, subunit of the oligosaccharyltransferase complex (catalytic), ANK3 <text:s/>- <text:s/>ankyrin 3, node of ranvier (ankyrin g), GJD3 <text:s/>- <text:s/>gap junction protein, delta 3, 31.9kda, IL17A <text:s/>- <text:s/>interleukin 17a, PAPPA <text:s/>- <text:s/>pregnancy-associated plasma protein a, pappalysin 1, IL15 <text:s/>- <text:s/>interleukin 15, DTX3L <text:s/>- <text:s/>deltex 3-like (drosophila), SEMA5B <text:s/>- <text:s/>sema domain, seven thrombospondin repeats (type 1 and type 1-like), transmembrane domain (tm) and short cytoplasmic domain, (semaphorin) 5b, BIRC2 <text:s/>- <text:s/>baculoviral iap repeat containing 2, ZNF385A <text:s/>- <text:s/>zinc finger protein 385a, CDH3 <text:s/>- <text:s/>cadherin 3, type 1, p-cadherin (placental), PAX9 <text:s/>- <text:s/>paired box 9, TMEM33 <text:s/>- <text:s/>transmembrane protein 33, INHBA <text:s/>- <text:s/>inhibin, beta a, OSM <text:s/>- <text:s/>oncostatin m, CD74 <text:s/>- <text:s/>cd74 molecule, major histocompatibility complex, class ii invariant chain, IDO1 <text:s/>- <text:s/>indoleamine 2,3-dioxygenase 1, TOR1B <text:s/>- <text:s/>torsin family 1, member b (torsin b), BCL11A <text:s/>- <text:s/>b-cell cll/lymphoma 11a (zinc finger protein), MAP3K11 <text:s/>- <text:s/>mitogen-activated protein kinase kinase kinase 11, MAP4K3 <text:s/>- <text:s/>mitogen-activated protein kinase kinase kinase kinase 3, PSMA3 <text:s/>- <text:s/>proteasome (prosome, macropain) subunit, alpha type, 3, UBE2L6 <text:s/>- <text:s/>ubiquitin-conjugating enzyme e2l 6, PSMB10 <text:s/>- <text:s/>proteasome (prosome, macropain) subunit, beta type, 10, IL2 <text:s/>- <text:s/>interleukin 2, FOXF1 <text:s/>- <text:s/>forkhead box f1, RCHY1 <text:s/>- <text:s/>ring finger and chy zinc finger domain containing 1, e3 ubiquitin protein ligase, CD27 <text:s/>- <text:s/>cd27 molecule, IL7 <text:s/>- <text:s/>interleukin 7, TNFSF8 <text:s/>- <text:s/>tumor necrosis factor (ligand) superfamily, member 8, RAD51AP1 <text:s/>- <text:s/>rad51 associated protein 1, CCL21 <text:s/>- <text:s/>chemokine (c-c motif) ligand 21, CD80 <text:s/>- <text:s/>cd80 molecule, ZNF366 <text:s/>- <text:s/>zinc finger protein 366, ISG20 <text:s/>- <text:s/>interferon stimulated exonuclease gene 20kda, PDGFRB <text:s/>- <text:s/>platelet-derived growth factor receptor, beta polypeptide, FGF1 <text:s/>- <text:s/>fibroblast growth factor 1 (acidic), ITGB6 <text:s/>- <text:s/>integrin, beta 6, PTGER4 <text:s/>- <text:s/>prostaglandin e receptor 4 (subtype ep4), ATG13 <text:s/>- <text:s/>autophagy related 13, NR4A2 <text:s/>- <text:s/>nuclear receptor subfamily 4, group a, member 2, ENPP2 <text:s/>- <text:s/>ectonucleotide pyrophosphatase/phosphodiesterase 2, PDK3 <text:s/>- <text:s/>pyruvate dehydrogenase kinase, isozyme 3, FGA <text:s/>- <text:s/>fibrinogen alpha chain, MEIS2 <text:s/>- <text:s/>meis homeobox 2, ITGB1 <text:s/>- <text:s/>integrin, beta 1 (fibronectin receptor, beta polypeptide, antigen cd29 includes mdf2, msk12), MAP3K5 <text:s/>- <text:s/>mitogen-activated protein kinase kinase kinase 5, PTK2 <text:s/>- <text:s/>protein tyrosine kinase 2, BBS9 <text:s/>- <text:s/>bardet-biedl syndrome 9, KMO <text:s/>- <text:s/>kynurenine 3-monooxygenase (kynurenine 3-hydroxylase), CDK6 <text:s/>- <text:s/>cyclin-dependent kinase 6, MEP1B <text:s/>- <text:s/>meprin a, beta, CXCL10 <text:s/>- <text:s/>chemokine (c-x-c motif) ligand 10, ZBP1 <text:s/>- <text:s/>z-dna binding protein 1, ASS1 <text:s/>- <text:s/>argininosuccinate synthase 1, FCGR2B <text:s/>- <text:s/>fc fragment of igg, low affinity iib, receptor (cd32), TCF7L2 <text:s/>- <text:s/>transcription factor 7-like 2 (t-cell specific, hmg-box), IRF7 <text:s/>- <text:s/>interferon regulatory factor 7, IFI44 <text:s/>- <text:s/>interferon-induced protein 44, PDE4D <text:s/>- <text:s/>phosphodiesterase 4d, camp-specific, TSC22D2 <text:s/>- <text:s/>tsc22 domain family, member 2, FBN1 <text:s/>- <text:s/>fibrillin 1, ITGA6 <text:s/>- <text:s/>integrin, alpha 6, PDE4A <text:s/>- <text:s/>phosphodiesterase 4a, camp-specific, PTPRF <text:s/>- <text:s/>protein tyrosine phosphatase, receptor type, f, IFIT2 <text:s/>- <text:s/>interferon-induced protein with tetratricopeptide repeats 2, IFIT1 <text:s/>- <text:s/>interferon-induced protein with tetratricopeptide repeats 1, IFIT3 <text:s/>- <text:s/>interferon-induced protein with tetratricopeptide repeats 3, EPC2 <text:s/>- <text:s/>enhancer of polycomb homolog 2 (drosophila), ARPP21 <text:s/>- <text:s/>camp-regulated phosphoprotein, 21kda, IL23A <text:s/>- <text:s/>interleukin 23, alpha subunit p19, WNT8B <text:s/>- <text:s/>wingless-type mmtv integration site family, member 8b, TBX21 <text:s/>- <text:s/>t-box 21, NMI <text:s/>- <text:s/>n-myc (and stat) interactor, IFNB1 <text:s/>- <text:s/>interferon, beta 1, fibroblast, ATF3 <text:s/>- <text:s/>activating transcription factor 3, TRIM5 <text:s/>- <text:s/>tripartite motif containing 5, ID3 <text:s/>- <text:s/>inhibitor of dna binding 3, dominant negative helix-loop-helix protein, ERAP2 <text:s/>- <text:s/>endoplasmic reticulum aminopeptidase 2, HDAC4 <text:s/>- <text:s/>histone deacetylase 4, IDH1 <text:s/>- <text:s/>isocitrate dehydrogenase 1 (nadp+), soluble, STYK1 <text:s/>- <text:s/>serine/threonine/tyrosine kinase 1, CYSLTR1 <text:s/>- <text:s/>cysteinyl leukotriene receptor 1, HDAC9 <text:s/>- <text:s/>histone deacetylase 9, EHD4 <text:s/>- <text:s/>eh-domain containing 4, LSP1 <text:s/>- <text:s/>lymphocyte-specific protein 1, PITX2 <text:s/>- <text:s/>paired-like homeodomain 2, BAK1 <text:s/>- <text:s/>bcl2-antagonist/killer 1, TFAP2A <text:s/>- <text:s/>transcription factor ap-2 alpha (activating enhancer binding protein 2 alpha), TNMD <text:s/>- <text:s/>tenomodulin, CYP26B1 <text:s/>- <text:s/>cytochrome p450, family 26, subfamily b, polypeptide 1, B2M <text:s/>- <text:s/>beta-2-microglobulin, CPEB4 <text:s/>- <text:s/>cytoplasmic polyadenylation element binding protein 4, ISG15 <text:s/>- <text:s/>isg15 ubiquitin-like modifier, NFATC3 <text:s/>- <text:s/>nuclear factor of activated t-cells, cytoplasmic, calcineurin-dependent 3, TNFSF13B <text:s/>- <text:s/>tumor necrosis factor (ligand) superfamily, member 13b, LY75 <text:s/>- <text:s/>lymphocyte antigen 75, PARP9 <text:s/>- <text:s/>poly (adp-ribose) polymerase family, member 9, CXCR6 <text:s/>- <text:s/>chemokine (c-x-c motif) receptor 6, HEY2 <text:s/>- <text:s/>hairy/enhancer-of-split related with yrpw motif 2, FNIP1 <text:s/>- <text:s/>folliculin interacting protein 1, SYNPO <text:s/>- <text:s/>synaptopodin, SIX1 <text:s/>- <text:s/>six homeobox 1, ZBTB32 <text:s/>- <text:s/>zinc finger and btb domain containing 32, SERPINB13 <text:s/>- <text:s/>serpin peptidase inhibitor, clade b (ovalbumin), member 13, SMARCA5 <text:s/>- <text:s/>swi/snf related, matrix associated, actin dependent regulator of chromatin, subfamily a, member 5, GPR65 <text:s/>- <text:s/>g protein-coupled receptor 65, HMCN1 <text:s/>- <text:s/>hemicentin 1, TNFRSF17 <text:s/>- <text:s/>tumor necrosis factor receptor superfamily, member 17, N4BP1 <text:s/>- <text:s/>nedd4 binding protein 1, RBBP6 <text:s/>- <text:s/>retinoblastoma binding protein 6, NEDD4 <text:s/>- <text:s/>neural precursor cell expressed, developmentally down-regulated 4, e3 ubiquitin protein ligase, YES1 <text:s/>- <text:s/>v-yes-1 yamaguchi sarcoma viral oncogene homolog 1, BCL2 <text:s/>- <text:s/>b-cell cll/lymphoma 2, THBS1 <text:s/>- <text:s/>thrombospondin 1, IL27 <text:s/>- <text:s/>interleukin 27, TIAL1 <text:s/>- <text:s/>tia1 cytotoxic granule-associated rna binding protein-like 1, CCND1 <text:s/>- <text:s/>cyclin d1, PIGR <text:s/>- <text:s/>polymeric immunoglobulin recep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66</text:p>
          </table:table-cell>
          <table:table-cell office:value-type="string" calcext:value-type="string">
            <text:p>transcription from RNA polymerase II promoter</text:p>
          </table:table-cell>
          <table:table-cell office:value-type="float" office:value="0.0000478" calcext:value-type="float">
            <text:p>0.0000478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502" calcext:value-type="float">
            <text:p>502</text:p>
          </table:table-cell>
          <table:table-cell office:value-type="float" office:value="634" calcext:value-type="float">
            <text:p>6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PITX2 <text:s/>- <text:s/>paired-like homeodomain 2, IRF9 <text:s/>- <text:s/>interferon regulatory factor 9, HOXB3 <text:s/>- <text:s/>homeobox b3, TFAP2A <text:s/>- <text:s/>transcription factor ap-2 alpha (activating enhancer binding protein 2 alpha), PAX3 <text:s/>- <text:s/>paired box 3, USF1 <text:s/>- <text:s/>upstream transcription factor 1, PAX9 <text:s/>- <text:s/>paired box 9, POU6F2 <text:s/>- <text:s/>pou class 6 homeobox 2, ETV7 <text:s/>- <text:s/>ets variant 7, STAT6 <text:s/>- <text:s/>signal transducer and activator of transcription 6, interleukin-4 induced, ELK4 <text:s/>- <text:s/>elk4, ets-domain protein (srf accessory protein 1), GLIS1 <text:s/>- <text:s/>glis family zinc finger 1, NFIB <text:s/>- <text:s/>nuclear factor i/b, FLI1 <text:s/>- <text:s/>fli-1 proto-oncogene, ets transcription factor, MYB <text:s/>- <text:s/>v-myb avian myeloblastosis viral oncogene homolog, NFATC3 <text:s/>- <text:s/>nuclear factor of activated t-cells, cytoplasmic, calcineurin-dependent 3, ESR1 <text:s/>- <text:s/>estrogen receptor 1, TRPS1 <text:s/>- <text:s/>trichorhinophalangeal syndrome i, OTX1 <text:s/>- <text:s/>orthodenticle homeobox 1, MEIS2 <text:s/>- <text:s/>meis homeobox 2, ETV1 <text:s/>- <text:s/>ets variant 1, NMI <text:s/>- <text:s/>n-myc (and stat) interactor, MLLT3 <text:s/>- <text:s/>myeloid/lymphoid or mixed-lineage leukemia (trithorax homolog, drosophila); translocated to, 3, TCEB3B <text:s/>- <text:s/>transcription elongation factor b polypeptide 3b (elongin a2), MEIS1 <text:s/>- <text:s/>meis homeobox 1, ATF3 <text:s/>- <text:s/>activating transcription factor 3, CEBPD <text:s/>- <text:s/>ccaat/enhancer binding protein (c/ebp), delta, SIX1 <text:s/>- <text:s/>six homeobox 1, ASH1L <text:s/>- <text:s/>ash1 (absent, small, or homeotic)-like (drosophila), ZBTB32 <text:s/>- <text:s/>zinc finger and btb domain containing 32, RUNX3 <text:s/>- <text:s/>runt-related transcription factor 3, ZIC1 <text:s/>- <text:s/>zic family member 1, GATA6 <text:s/>- <text:s/>gata binding protein 6, MYOG <text:s/>- <text:s/>myogenin (myogenic factor 4), NFIX <text:s/>- <text:s/>nuclear factor i/x (ccaat-binding transcription factor), ZEB2 <text:s/>- <text:s/>zinc finger e-box binding homeobox 2, SOX5 <text:s/>- <text:s/>sry (sex determining region y)-box 5, LMO4 <text:s/>- <text:s/>lim domain only 4, FOXF1 <text:s/>- <text:s/>forkhead box f1, ZIC3 <text:s/>- <text:s/>zic family member 3, ELF1 <text:s/>- <text:s/>e74-like factor 1 (ets domain transcription factor), IRF7 <text:s/>- <text:s/>interferon regulatory factor 7, MSX1 <text:s/>- <text:s/>msh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31</text:p>
          </table:table-cell>
          <table:table-cell office:value-type="string" calcext:value-type="string">
            <text:p>regulation of response to biotic stimulus</text:p>
          </table:table-cell>
          <table:table-cell office:value-type="float" office:value="0.0000485" calcext:value-type="float">
            <text:p>0.000048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3.27" calcext:value-type="float">
            <text:p>3.27</text:p>
          </table:table-cell>
          <table:table-cell office:value-type="float" office:value="13954" calcext:value-type="float">
            <text:p>13954</text:p>
          </table:table-cell>
          <table:table-cell office:value-type="float" office:value="101" calcext:value-type="float">
            <text:p>101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IL15 <text:s/>- <text:s/>interleukin 15, BIRC2 <text:s/>- <text:s/>baculoviral iap repeat containing 2, DDX60 <text:s/>- <text:s/>dead (asp-glu-ala-asp) box polypeptide 60, TRIM6 <text:s/>- <text:s/>tripartite motif containing 6, B2M <text:s/>- <text:s/>beta-2-microglobulin, IL23A <text:s/>- <text:s/>interleukin 23, alpha subunit p19, NOD1 <text:s/>- <text:s/>nucleotide-binding oligomerization domain containing 1, ELMO1 <text:s/>- <text:s/>engulfment and cell motility 1, IL27 <text:s/>- <text:s/>interleukin 27, LY86 <text:s/>- <text:s/>lymphocyte antigen 86, EIF2AK2 <text:s/>- <text:s/>eukaryotic translation initiation factor 2-alpha kinase 2, OPTN <text:s/>- <text:s/>optineurin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single-organism cellular process</text:p>
          </table:table-cell>
          <table:table-cell office:value-type="float" office:value="0.0000507" calcext:value-type="float">
            <text:p>0.0000507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7105" calcext:value-type="float">
            <text:p>7105</text:p>
          </table:table-cell>
          <table:table-cell office:value-type="float" office:value="634" calcext:value-type="float">
            <text:p>63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EMP1 <text:s/>- <text:s/>epithelial membrane protein 1, GFPT1 <text:s/>- <text:s/>glutamine--fructose-6-phosphate transaminase 1, KAZALD1 <text:s/>- <text:s/>kazal-type serine peptidase inhibitor domain 1, RFX3 <text:s/>- <text:s/>regulatory factor x, 3 (influences hla class ii expression), ELK4 <text:s/>- <text:s/>elk4, ets-domain protein (srf accessory protein 1), NRP1 <text:s/>- <text:s/>neuropilin 1, BST2 <text:s/>- <text:s/>bone marrow stromal cell antigen 2, SLC9C2 <text:s/>- <text:s/>solute carrier family 9, member c2 (putative), ERP29 <text:s/>- <text:s/>endoplasmic reticulum protein 29, TRPS1 <text:s/>- <text:s/>trichorhinophalangeal syndrome i, LZTS2 <text:s/>- <text:s/>leucine zipper, putative tumor suppressor 2, BFSP1 <text:s/>- <text:s/>beaded filament structural protein 1, filensin, L3MBTL3 <text:s/>- <text:s/>l(3)mbt-like 3 (drosophila), GRIPAP1 <text:s/>- <text:s/>grip1 associated protein 1, OLA1 <text:s/>- <text:s/>obg-like atpase 1, CPT1A <text:s/>- <text:s/>carnitine palmitoyltransferase 1a (liver), TLR7 <text:s/>- <text:s/>toll-like receptor 7, BDNF <text:s/>- <text:s/>brain-derived neurotrophic factor, ACO1 <text:s/>- <text:s/>aconitase 1, soluble, TMC1 <text:s/>- <text:s/>transmembrane channel-like 1, SEMA6D <text:s/>- <text:s/>sema domain, transmembrane domain (tm), and cytoplasmic domain, (semaphorin) 6d, MYOG <text:s/>- <text:s/>myogenin (myogenic factor 4), UGGT1 <text:s/>- <text:s/>udp-glucose glycoprotein glucosyltransferase 1, FMN2 <text:s/>- <text:s/>formin 2, BLK <text:s/>- <text:s/>b lymphoid tyrosine kinase, CFLAR <text:s/>- <text:s/>casp8 and fadd-like apoptosis regulator, SOX5 <text:s/>- <text:s/>sry (sex determining region y)-box 5, PTPDC1 <text:s/>- <text:s/>protein tyrosine phosphatase domain containing 1, DRAM2 <text:s/>- <text:s/>dna-damage regulated autophagy modulator 2, SOS1 <text:s/>- <text:s/>son of sevenless homolog 1 (drosophila), KDM2A <text:s/>- <text:s/>lysine (k)-specific demethylase 2a, ELF1 <text:s/>- <text:s/>e74-like factor 1 (ets domain transcription factor), MYL6 <text:s/>- <text:s/>myosin, light chain 6, alkali, smooth muscle and non-muscle, DOCK10 <text:s/>- <text:s/>dedicator of cytokinesis 10, EHD1 <text:s/>- <text:s/>eh-domain containing 1, SPAG6 <text:s/>- <text:s/>sperm associated antigen 6, MYO6 <text:s/>- <text:s/>myosin vi, ELOVL6 <text:s/>- <text:s/>elovl fatty acid elongase 6, INADL <text:s/>- <text:s/>inad-like (drosophila), PSMD14 <text:s/>- <text:s/>proteasome (prosome, macropain) 26s subunit, non-atpase, 14, ACTN1 <text:s/>- <text:s/>actinin, alpha 1, SPTLC2 <text:s/>- <text:s/>serine palmitoyltransferase, long chain base subunit 2, ETNK1 <text:s/>- <text:s/>ethanolamine kinase 1, GLRA1 <text:s/>- <text:s/>glycine receptor, alpha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KRT10 <text:s/>- <text:s/>keratin 10, USH1C <text:s/>- <text:s/>usher syndrome 1c (autosomal recessive, severe), EFNB1 <text:s/>- <text:s/>ephrin-b1, PPA1 <text:s/>- <text:s/>pyrophosphatase (inorganic) 1, TMEM108 <text:s/>- <text:s/>transmembrane protein 108, PLA1A <text:s/>- <text:s/>phospholipase a1 member a, ROBO1 <text:s/>- <text:s/>roundabout, axon guidance receptor, homolog 1 (drosophila), AKAP6 <text:s/>- <text:s/>a kinase (prka) anchor protein 6, TNRC18 <text:s/>- <text:s/>trinucleotide repeat containing 18, SPRY1 <text:s/>- <text:s/>sprouty homolog 1, antagonist of fgf signaling (drosophila), MUSK <text:s/>- <text:s/>muscle, skeletal, receptor tyrosine kinase, SMARCA2 <text:s/>- <text:s/>swi/snf related, matrix associated, actin dependent regulator of chromatin, subfamily a, member 2, PCDHB1 <text:s/>- <text:s/>protocadherin beta 1, LRPPRC <text:s/>- <text:s/>leucine-rich pentatricopeptide repeat containing, KYNU <text:s/>- <text:s/>kynureninase, COL19A1 <text:s/>- <text:s/>collagen, type xix, alpha 1, NAMPT <text:s/>- <text:s/>nicotinamide phosphoribosyltransferase, COL12A1 <text:s/>- <text:s/>collagen, type xii, alpha 1, OPTN <text:s/>- <text:s/>optineurin, KDM4C <text:s/>- <text:s/>lysine (k)-specific demethylase 4c, VAV3 <text:s/>- <text:s/>vav 3 guanine nucleotide exchange factor, PDE5A <text:s/>- <text:s/>phosphodiesterase 5a, cgmp-specific, ARHGAP26 <text:s/>- <text:s/>rho gtpase activating protein 26, SOCS1 <text:s/>- <text:s/>suppressor of cytokine signaling 1, NCOA1 <text:s/>- <text:s/>nuclear receptor coactivator 1, HLX <text:s/>- <text:s/>h2.0-like homeobox, KDM2B <text:s/>- <text:s/>lysine (k)-specific demethylase 2b, ARHGEF6 <text:s/>- <text:s/>rac/cdc42 guanine nucleotide exchange factor (gef) 6, SH2B3 <text:s/>- <text:s/>sh2b adaptor protein 3, PLEKHA3 <text:s/>- <text:s/>pleckstrin homology domain containing, family a (phosphoinositide binding specific) member 3, FST <text:s/>- <text:s/>follistatin, NFASC <text:s/>- <text:s/>neurofascin, LY86 <text:s/>- <text:s/>lymphocyte antigen 86, GBP5 <text:s/>- <text:s/>guanylate binding protein 5, KCNN3 <text:s/>- <text:s/>potassium intermediate/small conductance calcium-activated channel, subfamily n, member 3, GGPS1 <text:s/>- <text:s/>geranylgeranyl diphosphate synthase 1, RASGRP3 <text:s/>- <text:s/>ras guanyl releasing protein 3 (calcium and dag-regulated), PDCD6IP <text:s/>- <text:s/>programmed cell death 6 interacting protein, TAB2 <text:s/>- <text:s/>tgf-beta activated kinase 1/map3k7 binding protein 2, PRRC2B <text:s/>- <text:s/>proline-rich coiled-coil 2b, GRAP2 <text:s/>- <text:s/>grb2-related adaptor protein 2, MT2A <text:s/>- <text:s/>metallothionein 2a, CCDC109B <text:s/>- <text:s/>coiled-coil domain containing 109b, RPN2 <text:s/>- <text:s/>ribophorin ii, ELOVL5 <text:s/>- <text:s/>elovl fatty acid elongase 5, STX17 <text:s/>- <text:s/>syntaxin 17, TNPO1 <text:s/>- <text:s/>transportin 1, PPP2R2A <text:s/>- <text:s/>protein phosphatase 2, regulatory subunit b, alpha, HIPK1 <text:s/>- <text:s/>homeodomain interacting protein kinase 1, HPSE2 <text:s/>- <text:s/>heparanase 2, PPP2R2B <text:s/>- <text:s/>protein phosphatase 2, regulatory subunit b, beta, CDNF <text:s/>- <text:s/>cerebral dopamine neurotrophic factor, HGF <text:s/>- <text:s/>hepatocyte growth factor (hepapoietin a; scatter factor), SGIP1 <text:s/>- <text:s/>sh3-domain grb2-like (endophilin) interacting protein 1, FUT8 <text:s/>- <text:s/>fucosyltransferase 8 (alpha (1,6) fucosyltransferase), MSX1 <text:s/>- <text:s/>msh homeobox 1, TTC17 <text:s/>- <text:s/>tetratricopeptide repeat domain 17, RAPGEF4 <text:s/>- <text:s/>rap guanine nucleotide exchange factor (gef) 4, CYLD <text:s/>- <text:s/>cylindromatosis (turban tumor syndrome), ALDH1A1 <text:s/>- <text:s/>aldehyde dehydrogenase 1 family, member a1, B3GALT2 <text:s/>- <text:s/>udp-gal:betaglcnac beta 1,3-galactosyltransferase, polypeptide 2, BATF2 <text:s/>- <text:s/>basic leucine zipper transcription factor, atf-like 2, STK4 <text:s/>- <text:s/>serine/threonine kinase 4, SH3GLB1 <text:s/>- <text:s/>sh3-domain grb2-like endophilin b1, ABHD16A <text:s/>- <text:s/>abhydrolase domain containing 16a, CITED2 <text:s/>- <text:s/>cbp/p300-interacting transactivator, with glu/asp-rich carboxy-terminal domain, 2, CABLES1 <text:s/>- <text:s/>cdk5 and abl enzyme substrate 1, PROK2 <text:s/>- <text:s/>prokineticin 2, HOXA11 <text:s/>- <text:s/>homeobox a11, HOXB3 <text:s/>- <text:s/>homeobox b3, EYA4 <text:s/>- <text:s/>eyes absent homolog 4 (drosophila), EREG <text:s/>- <text:s/>epiregulin, KLHL32 <text:s/>- <text:s/>kelch-like family member 32, DENND4C <text:s/>- <text:s/>denn/madd domain containing 4c, STAT5A <text:s/>- <text:s/>signal transducer and activator of transcription 5a, NT5C3A <text:s/>- <text:s/>5'-nucleotidase, cytosolic iiia, STAT6 <text:s/>- <text:s/>signal transducer and activator of transcription 6, interleukin-4 induced, NOD1 <text:s/>- <text:s/>nucleotide-binding oligomerization domain containing 1, ITPR3 <text:s/>- <text:s/>inositol 1,4,5-trisphosphate receptor, type 3, NRXN1 <text:s/>- <text:s/>neurexin 1, TNFSF4 <text:s/>- <text:s/>tumor necrosis factor (ligand) superfamily, member 4, ZADH2 <text:s/>- <text:s/>zinc binding alcohol dehydrogenase domain containing 2, ESR1 <text:s/>- <text:s/>estrogen receptor 1, ETV1 <text:s/>- <text:s/>ets variant 1, HOXA2 <text:s/>- <text:s/>homeobox a2, PIGV <text:s/>- <text:s/>phosphatidylinositol glycan anchor biosynthesis, class v, ADAM15 <text:s/>- <text:s/>adam metallopeptidase domain 15, ZFPM1 <text:s/>- <text:s/>zinc finger protein, fog family member 1, RUNX3 <text:s/>- <text:s/>runt-related transcription factor 3, MAPK10 <text:s/>- <text:s/>mitogen-activated protein kinase 10, FBXO7 <text:s/>- <text:s/>f-box protein 7, RSAD2 <text:s/>- <text:s/>radical s-adenosyl methionine domain containing 2, TNFSF15 <text:s/>- <text:s/>tumor necrosis factor (ligand) superfamily, member 15, GATA6 <text:s/>- <text:s/>gata binding protein 6, EPB41 <text:s/>- <text:s/>erythrocyte membrane protein band 4.1 (elliptocytosis 1, rh-linked), WIBG <text:s/>- <text:s/>within bgcn homolog (drosophila), SORT1 <text:s/>- <text:s/>sortilin 1, HNRNPC <text:s/>- <text:s/>heterogeneous nuclear ribonucleoprotein c (c1/c2), TRIM21 <text:s/>- <text:s/>tripartite motif containing 21, AMPH <text:s/>- <text:s/>amphiphysin, MYOF <text:s/>- <text:s/>myoferlin, OSBPL6 <text:s/>- <text:s/>oxysterol binding protein-like 6, RTKN <text:s/>- <text:s/>rhotekin, PKN2 <text:s/>- <text:s/>protein kinase n2, GSDMD <text:s/>- <text:s/>gasdermin d, TLK2 <text:s/>- <text:s/>tousled-like kinase 2, TNFAIP8 <text:s/>- <text:s/>tumor necrosis factor, alpha-induced protein 8, PARP10 <text:s/>- <text:s/>poly (adp-ribose) polymerase family, member 10, ERBB4 <text:s/>- <text:s/>v-erb-b2 avian erythroblastic leukemia viral oncogene homolog 4, STT3B <text:s/>- <text:s/>stt3b, subunit of the oligosaccharyltransferase complex (catalytic), FRMD4A <text:s/>- <text:s/>ferm domain containing 4a, RRBP1 <text:s/>- <text:s/>ribosome binding protein 1, ANK3 <text:s/>- <text:s/>ankyrin 3, node of ranvier (ankyrin g), GJD3 <text:s/>- <text:s/>gap junction protein, delta 3, 31.9kda, IL17A <text:s/>- <text:s/>interleukin 17a, IL15 <text:s/>- <text:s/>interleukin 15, SEMA5B <text:s/>- <text:s/>sema domain, seven thrombospondin repeats (type 1 and type 1-like), transmembrane domain (tm) and short cytoplasmic domain, (semaphorin) 5b, ARID4B <text:s/>- <text:s/>at rich interactive domain 4b (rbp1-like), BIRC2 <text:s/>- <text:s/>baculoviral iap repeat containing 2, ZNF385A <text:s/>- <text:s/>zinc finger protein 385a, NHSL1 <text:s/>- <text:s/>nhs-like 1, CDH3 <text:s/>- <text:s/>cadherin 3, type 1, p-cadherin (placental), TCF15 <text:s/>- <text:s/>transcription factor 15 (basic helix-loop-helix), FLT3LG <text:s/>- <text:s/>fms-related tyrosine kinase 3 ligand, PAX3 <text:s/>- <text:s/>paired box 3, POU6F2 <text:s/>- <text:s/>pou class 6 homeobox 2, ATP11C <text:s/>- <text:s/>atpase, class vi, type 11c, SET <text:s/>- <text:s/>set nuclear oncogene, PIK3R3 <text:s/>- <text:s/>phosphoinositide-3-kinase, regulatory subunit 3 (gamma), INHBA <text:s/>- <text:s/>inhibin, beta a, FLI1 <text:s/>- <text:s/>fli-1 proto-oncogene, ets transcription factor, ELMO1 <text:s/>- <text:s/>engulfment and cell motility 1, CD74 <text:s/>- <text:s/>cd74 molecule, major histocompatibility complex, class ii invariant chain, PPFIA2 <text:s/>- <text:s/>protein tyrosine phosphatase, receptor type, f polypeptide (ptprf), interacting protein (liprin), alpha 2, IDO1 <text:s/>- <text:s/>indoleamine 2,3-dioxygenase 1, TOR1B <text:s/>- <text:s/>torsin family 1, member b (torsin b), BCL11A <text:s/>- <text:s/>b-cell cll/lymphoma 11a (zinc finger protein), NDFIP1 <text:s/>- <text:s/>nedd4 family interacting protein 1, DCC <text:s/>- <text:s/>deleted in colorectal carcinoma, MAP4K3 <text:s/>- <text:s/>mitogen-activated protein kinase kinase kinase kinase 3, MAP3K11 <text:s/>- <text:s/>mitogen-activated protein kinase kinase kinase 11, PCDH7 <text:s/>- <text:s/>protocadherin 7, ASH1L <text:s/>- <text:s/>ash1 (absent, small, or homeotic)-like (drosophila), ENTPD1 <text:s/>- <text:s/>ectonucleoside triphosphate diphosphohydrolase 1, ZSWIM2 <text:s/>- <text:s/>zinc finger, swim-type containing 2, PSMA3 <text:s/>- <text:s/>proteasome (prosome, macropain) subunit, alpha type, 3, PSMB10 <text:s/>- <text:s/>proteasome (prosome, macropain) subunit, beta type, 10, ACSL5 <text:s/>- <text:s/>acyl-coa synthetase long-chain family member 5, IL2 <text:s/>- <text:s/>interleukin 2, PA2G4 <text:s/>- <text:s/>proliferation-associated 2g4, 38kda, LMO4 <text:s/>- <text:s/>lim domain only 4, ARF3 <text:s/>- <text:s/>adp-ribosylation factor 3, FOXF1 <text:s/>- <text:s/>forkhead box f1, OMD <text:s/>- <text:s/>osteomodulin, FOXG1 <text:s/>- <text:s/>forkhead box g1, DLGAP1 <text:s/>- <text:s/>discs, large (drosophila) homolog-associated protein 1, RASSF4 <text:s/>- <text:s/>ras association (ralgds/af-6) domain family member 4, C10orf11 <text:s/>- <text:s/>chromosome 10 open reading frame 11, ABI3BP <text:s/>- <text:s/>abi family, member 3 (nesh) binding protein, IL7 <text:s/>- <text:s/>interleukin 7, TNFSF8 <text:s/>- <text:s/>tumor necrosis factor (ligand) superfamily, member 8, FHL3 <text:s/>- <text:s/>four and a half lim domains 3, CCL21 <text:s/>- <text:s/>chemokine (c-c motif) ligand 21, CD80 <text:s/>- <text:s/>cd80 molecule, UBR4 <text:s/>- <text:s/>ubiquitin protein ligase e3 component n-recognin 4, ROR1 <text:s/>- <text:s/>receptor tyrosine kinase-like orphan receptor 1, PDHA2 <text:s/>- <text:s/>pyruvate dehydrogenase (lipoamide) alpha 2, LGI1 <text:s/>- <text:s/>leucine-rich, glioma inactivated 1, SYNE1 <text:s/>- <text:s/>spectrin repeat containing, nuclear envelope 1, PDGFRB <text:s/>- <text:s/>platelet-derived growth factor receptor, beta polypeptide, SKA2 <text:s/>- <text:s/>spindle and kinetochore associated complex subunit 2, FGF1 <text:s/>- <text:s/>fibroblast growth factor 1 (acidic), ITGB6 <text:s/>- <text:s/>integrin, beta 6, PTGER4 <text:s/>- <text:s/>prostaglandin e receptor 4 (subtype ep4), ATG13 <text:s/>- <text:s/>autophagy related 13, ITGB7 <text:s/>- <text:s/>integrin, beta 7, NR4A2 <text:s/>- <text:s/>nuclear receptor subfamily 4, group a, member 2, ENPP2 <text:s/>- <text:s/>ectonucleotide pyrophosphatase/phosphodiesterase 2, PDK3 <text:s/>- <text:s/>pyruvate dehydrogenase kinase, isozyme 3, FGA <text:s/>- <text:s/>fibrinogen alpha chain, OSBPL3 <text:s/>- <text:s/>oxysterol binding protein-like 3, CASK <text:s/>- <text:s/>calcium/calmodulin-dependent serine protein kinase (maguk family), EVI5 <text:s/>- <text:s/>ecotropic viral integration site 5, ITGB1 <text:s/>- <text:s/>integrin, beta 1 (fibronectin receptor, beta polypeptide, antigen cd29 includes mdf2, msk12), MEIS1 <text:s/>- <text:s/>meis homeobox 1, PLA2G4D <text:s/>- <text:s/>phospholipase a2, group ivd (cytosolic), CEBPD <text:s/>- <text:s/>ccaat/enhancer binding protein (c/ebp), delta, MAP3K5 <text:s/>- <text:s/>mitogen-activated protein kinase kinase kinase 5, PTK2 <text:s/>- <text:s/>protein tyrosine kinase 2, BBS9 <text:s/>- <text:s/>bardet-biedl syndrome 9, KMO <text:s/>- <text:s/>kynurenine 3-monooxygenase (kynurenine 3-hydroxylase), BIN3 <text:s/>- <text:s/>bridging integrator 3, HELT <text:s/>- <text:s/>helt bhlh transcription factor, CDK6 <text:s/>- <text:s/>cyclin-dependent kinase 6, USP42 <text:s/>- <text:s/>ubiquitin specific peptidase 42, MOXD1 <text:s/>- <text:s/>monooxygenase, dbh-like 1, TMEM55B <text:s/>- <text:s/>transmembrane protein 55b, TBX5 <text:s/>- <text:s/>t-box 5, PCM1 <text:s/>- <text:s/>pericentriolar material 1, EVA1A <text:s/>- <text:s/>eva-1 homolog a (c. elegans), NCSTN <text:s/>- <text:s/>nicastrin, DGKA <text:s/>- <text:s/>diacylglycerol kinase, alpha 80kda, ZEB2 <text:s/>- <text:s/>zinc finger e-box binding homeobox 2, FAT4 <text:s/>- <text:s/>fat atypical cadherin 4, PANK1 <text:s/>- <text:s/>pantothenate kinase 1, CXCL10 <text:s/>- <text:s/>chemokine (c-x-c motif) ligand 10, ASS1 <text:s/>- <text:s/>argininosuccinate synthase 1, NUP54 <text:s/>- <text:s/>nucleoporin 54kda, CDH6 <text:s/>- <text:s/>cadherin 6, type 2, k-cadherin (fetal kidney), PDE1A <text:s/>- <text:s/>phosphodiesterase 1a, calmodulin-dependent, TCF7L2 <text:s/>- <text:s/>transcription factor 7-like 2 (t-cell specific, hmg-box), CNTN4 <text:s/>- <text:s/>contactin 4, KIAA1715 <text:s/>- <text:s/>kiaa1715, PDE4D <text:s/>- <text:s/>phosphodiesterase 4d, camp-specific, BCMO1 <text:s/>- <text:s/>beta-carotene 15,15'-monooxygenase 1, FBN1 <text:s/>- <text:s/>fibrillin 1, PTPRB <text:s/>- <text:s/>protein tyrosine phosphatase, receptor type, b, SH2B1 <text:s/>- <text:s/>sh2b adaptor protein 1, IL1RAPL1 <text:s/>- <text:s/>interleukin 1 receptor accessory protein-like 1, ITGA6 <text:s/>- <text:s/>integrin, alpha 6, NRD1 <text:s/>- <text:s/>nardilysin (n-arginine dibasic convertase), PDE4A <text:s/>- <text:s/>phosphodiesterase 4a, camp-specific, PTPRF <text:s/>- <text:s/>protein tyrosine phosphatase, receptor type, f, TXNDC16 <text:s/>- <text:s/>thioredoxin domain containing 16, SPTLC3 <text:s/>- <text:s/>serine palmitoyltransferase, long chain base subunit 3, LRRC52 <text:s/>- <text:s/>leucine rich repeat containing 52, BCL2L14 <text:s/>- <text:s/>bcl2-like 14 (apoptosis facilitator), KCNQ4 <text:s/>- <text:s/>potassium voltage-gated channel, kqt-like subfamily, member 4, NLGN2 <text:s/>- <text:s/>neuroligin 2, ETV7 <text:s/>- <text:s/>ets variant 7, IL23A <text:s/>- <text:s/>interleukin 23, alpha subunit p19, WNT8B <text:s/>- <text:s/>wingless-type mmtv integration site family, member 8b, TBX21 <text:s/>- <text:s/>t-box 21, MAP2 <text:s/>- <text:s/>microtubule-associated protein 2, SH3KBP1 <text:s/>- <text:s/>sh3-domain kinase binding protein 1, AGMO <text:s/>- <text:s/>alkylglycerol monooxygenase, VPS54 <text:s/>- <text:s/>vacuolar protein sorting 54 homolog (s. cerevisiae), ATF3 <text:s/>- <text:s/>activating transcription factor 3, IFNB1 <text:s/>- <text:s/>interferon, beta 1, fibroblast, FNDC3A <text:s/>- <text:s/>fibronectin type iii domain containing 3a, MBNL1 <text:s/>- <text:s/>muscleblind-like splicing regulator 1, ERAP2 <text:s/>- <text:s/>endoplasmic reticulum aminopeptidase 2, ID3 <text:s/>- <text:s/>inhibitor of dna binding 3, dominant negative helix-loop-helix protein, HDAC4 <text:s/>- <text:s/>histone deacetylase 4, EVL <text:s/>- <text:s/>enah/vasp-like, NUP43 <text:s/>- <text:s/>nucleoporin 43kda, DUSP5 <text:s/>- <text:s/>dual specificity phosphatase 5, TBX19 <text:s/>- <text:s/>t-box 19, FRYL <text:s/>- <text:s/>fry-like, MKL1 <text:s/>- <text:s/>megakaryoblastic leukemia (translocation) 1, SLC40A1 <text:s/>- <text:s/>solute carrier family 40 (iron-regulated transporter), member 1, GPR18 <text:s/>- <text:s/>g protein-coupled receptor 18, MAT1A <text:s/>- <text:s/>methionine adenosyltransferase i, alpha, PIP4K2B <text:s/>- <text:s/>phosphatidylinositol-5-phosphate 4-kinase, type ii, beta, MAP3K19 <text:s/>- <text:s/>mitogen-activated protein kinase kinase kinase 19, STYK1 <text:s/>- <text:s/>serine/threonine/tyrosine kinase 1, IDH1 <text:s/>- <text:s/>isocitrate dehydrogenase 1 (nadp+), soluble, SDCCAG8 <text:s/>- <text:s/>serologically defined colon cancer antigen 8, RAB11FIP2 <text:s/>- <text:s/>rab11 family interacting protein 2 (class i), THSD7A <text:s/>- <text:s/>thrombospondin, type i, domain containing 7a, APPL1 <text:s/>- <text:s/>adaptor protein, phosphotyrosine interaction, ph domain and leucine zipper containing 1, FOXK1 <text:s/>- <text:s/>forkhead box k1, VIT <text:s/>- <text:s/>vitrin, CYSLTR1 <text:s/>- <text:s/>cysteinyl leukotriene receptor 1, ECM2 <text:s/>- <text:s/>extracellular matrix protein 2, female organ and adipocyte specific, HDAC9 <text:s/>- <text:s/>histone deacetylase 9, WARS <text:s/>- <text:s/>tryptophanyl-trna synthetase, SOCS7 <text:s/>- <text:s/>suppressor of cytokine signaling 7, LSP1 <text:s/>- <text:s/>lymphocyte-specific protein 1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CLTC <text:s/>- <text:s/>clathrin, heavy chain (hc), LRMP <text:s/>- <text:s/>lymphoid-restricted membrane protein, TNMD <text:s/>- <text:s/>tenomodulin, SH3PXD2A <text:s/>- <text:s/>sh3 and px domains 2a, KIF6 <text:s/>- <text:s/>kinesin family member 6, CYP26B1 <text:s/>- <text:s/>cytochrome p450, family 26, subfamily b, polypeptide 1, PLEKHH2 <text:s/>- <text:s/>pleckstrin homology domain containing, family h (with myth4 domain) member 2, B2M <text:s/>- <text:s/>beta-2-microglobulin, NFIB <text:s/>- <text:s/>nuclear factor i/b, IL21R <text:s/>- <text:s/>interleukin 21 receptor, RARRES3 <text:s/>- <text:s/>retinoic acid receptor responder (tazarotene induced) 3, ST3GAL4 <text:s/>- <text:s/>st3 beta-galactoside alpha-2,3-sialyltransferase 4, TNFSF13B <text:s/>- <text:s/>tumor necrosis factor (ligand) superfamily, member 13b, PARP9 <text:s/>- <text:s/>poly (adp-ribose) polymerase family, member 9, PIK3AP1 <text:s/>- <text:s/>phosphoinositide-3-kinase adaptor protein 1, HEY2 <text:s/>- <text:s/>hairy/enhancer-of-split related with yrpw motif 2, SYNPO <text:s/>- <text:s/>synaptopodin, FNIP1 <text:s/>- <text:s/>folliculin interacting protein 1, SIX1 <text:s/>- <text:s/>six homeobox 1, SIM2 <text:s/>- <text:s/>single-minded homolog 2 (drosophila), DNASE1L3 <text:s/>- <text:s/>deoxyribonuclease i-like 3, SMARCA5 <text:s/>- <text:s/>swi/snf related, matrix associated, actin dependent regulator of chromatin, subfamily a, member 5, ZIC1 <text:s/>- <text:s/>zic family member 1, PRDM16 <text:s/>- <text:s/>pr domain containing 16, GPR65 <text:s/>- <text:s/>g protein-coupled receptor 65, GRIK2 <text:s/>- <text:s/>glutamate receptor, ionotropic, kainate 2, HMCN1 <text:s/>- <text:s/>hemicentin 1, MBIP <text:s/>- <text:s/>map3k12 binding inhibitory protein 1, HDAC7 <text:s/>- <text:s/>histone deacetylase 7, STAG2 <text:s/>- <text:s/>stromal antigen 2, CTNNBL1 <text:s/>- <text:s/>catenin, beta like 1, ZIC3 <text:s/>- <text:s/>zic family member 3, VPS41 <text:s/>- <text:s/>vacuolar protein sorting 41 homolog (s. cerevisiae), YES1 <text:s/>- <text:s/>v-yes-1 yamaguchi sarcoma viral oncogene homolog 1, NEDD4 <text:s/>- <text:s/>neural precursor cell expressed, developmentally down-regulated 4, e3 ubiquitin protein ligase, BCL2A1 <text:s/>- <text:s/>bcl2-related protein a1, BCL2 <text:s/>- <text:s/>b-cell cll/lymphoma 2, THBS1 <text:s/>- <text:s/>thrombospondin 1, TIAL1 <text:s/>- <text:s/>tia1 cytotoxic granule-associated rna binding protein-like 1, CCND1 <text:s/>- <text:s/>cyclin d1, LSR <text:s/>- <text:s/>lipolysis stimulated lipoprotein receptor, PIGR <text:s/>- <text:s/>polymeric immunoglobulin receptor, KIAA1598 <text:s/>- <text:s/>kiaa1598, FGGY <text:s/>- <text:s/>fggy carbohydrate kinase domain containing, TBC1D32 <text:s/>- <text:s/>tbc1 domain family, member 32, PCDH18 <text:s/>- <text:s/>protocadherin 18, PIGF <text:s/>- <text:s/>phosphatidylinositol glycan anchor biosynthesis, class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0519" calcext:value-type="float">
            <text:p>0.000051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634" calcext:value-type="float">
            <text:p>6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BIRC2 <text:s/>- <text:s/>baculoviral iap repeat containing 2, RFX3 <text:s/>- <text:s/>regulatory factor x, 3 (influences hla class ii expression), PAX9 <text:s/>- <text:s/>paired box 9, ATAD2B <text:s/>- <text:s/>atpase family, aaa domain containing 2b, KDM2B <text:s/>- <text:s/>lysine (k)-specific demethylase 2b, ELK4 <text:s/>- <text:s/>elk4, ets-domain protein (srf accessory protein 1), ETV7 <text:s/>- <text:s/>ets variant 7, SET <text:s/>- <text:s/>set nuclear oncogene, TLE4 <text:s/>- <text:s/>transducin-like enhancer of split 4 (e(sp1) homolog, drosophila), NR6A1 <text:s/>- <text:s/>nuclear receptor subfamily 6, group a, member 1, FST <text:s/>- <text:s/>follistatin, ERP29 <text:s/>- <text:s/>endoplasmic reticulum protein 29, TRPS1 <text:s/>- <text:s/>trichorhinophalangeal syndrome i, RSF1 <text:s/>- <text:s/>remodeling and spacing factor 1, SFMBT2 <text:s/>- <text:s/>scm-like with four mbt domains 2, BCL11A <text:s/>- <text:s/>b-cell cll/lymphoma 11a (zinc finger protein), NDFIP1 <text:s/>- <text:s/>nedd4 family interacting protein 1, ATF3 <text:s/>- <text:s/>activating transcription factor 3, ID3 <text:s/>- <text:s/>inhibitor of dna binding 3, dominant negative helix-loop-helix protein, HDAC4 <text:s/>- <text:s/>histone deacetylase 4, NUP43 <text:s/>- <text:s/>nucleoporin 43kda, PPP2R2A <text:s/>- <text:s/>protein phosphatase 2, regulatory subunit b, alpha, NFIX <text:s/>- <text:s/>nuclear factor i/x (ccaat-binding transcription factor), PA2G4 <text:s/>- <text:s/>proliferation-associated 2g4, 38kda, FOXF1 <text:s/>- <text:s/>forkhead box f1, ZBTB18 <text:s/>- <text:s/>zinc finger and btb domain containing 18, TRIM6 <text:s/>- <text:s/>tripartite motif containing 6, FOXG1 <text:s/>- <text:s/>forkhead box g1, TSHZ1 <text:s/>- <text:s/>teashirt zinc finger homeobox 1, FOXK1 <text:s/>- <text:s/>forkhead box k1, CBX4 <text:s/>- <text:s/>chromobox homolog 4, MSX1 <text:s/>- <text:s/>msh homeobox 1, HDAC9 <text:s/>- <text:s/>histone deacetylase 9, SMG7 <text:s/>- <text:s/>smg7 nonsense mediated mrna decay factor, CITED2 <text:s/>- <text:s/>cbp/p300-interacting transactivator, with glu/asp-rich carboxy-terminal domain, 2, ZNF366 <text:s/>- <text:s/>zinc finger protein 366, MTF2 <text:s/>- <text:s/>metal response element binding transcription factor 2, HOXB3 <text:s/>- <text:s/>homeobox b3, BAK1 <text:s/>- <text:s/>bcl2-antagonist/killer 1, EREG <text:s/>- <text:s/>epiregulin, ATXN1 <text:s/>- <text:s/>ataxin 1, TFAP2A <text:s/>- <text:s/>transcription factor ap-2 alpha (activating enhancer binding protein 2 alpha), GLIS1 <text:s/>- <text:s/>glis family zinc finger 1, STAT6 <text:s/>- <text:s/>signal transducer and activator of transcription 6, interleukin-4 induced, NFIB <text:s/>- <text:s/>nuclear factor i/b, CPEB4 <text:s/>- <text:s/>cytoplasmic polyadenylation element binding protein 4, ADAR <text:s/>- <text:s/>adenosine deaminase, rna-specific, IKZF2 <text:s/>- <text:s/>ikaros family zinc finger 2 (helios), NR4A2 <text:s/>- <text:s/>nuclear receptor subfamily 4, group a, member 2, TNFSF4 <text:s/>- <text:s/>tumor necrosis factor (ligand) superfamily, member 4, MYB <text:s/>- <text:s/>v-myb avian myeloblastosis viral oncogene homolog, BTAF1 <text:s/>- <text:s/>btaf1 rna polymerase ii, b-tfiid transcription factor-associated, 170kda, NFATC3 <text:s/>- <text:s/>nuclear factor of activated t-cells, cytoplasmic, calcineurin-dependent 3, ESR1 <text:s/>- <text:s/>estrogen receptor 1, MEIS2 <text:s/>- <text:s/>meis homeobox 2, HOXA2 <text:s/>- <text:s/>homeobox a2, EIF2AK2 <text:s/>- <text:s/>eukaryotic translation initiation factor 2-alpha kinase 2, UPF2 <text:s/>- <text:s/>upf2 regulator of nonsense transcripts homolog (yeast), FNIP1 <text:s/>- <text:s/>folliculin interacting protein 1, HEY2 <text:s/>- <text:s/>hairy/enhancer-of-split related with yrpw motif 2, SIX1 <text:s/>- <text:s/>six homeobox 1, CEBPD <text:s/>- <text:s/>ccaat/enhancer binding protein (c/ebp), delta, SIM2 <text:s/>- <text:s/>single-minded homolog 2 (drosophila), ZFPM1 <text:s/>- <text:s/>zinc finger protein, fog family member 1, RUNX3 <text:s/>- <text:s/>runt-related transcription factor 3, HELT <text:s/>- <text:s/>helt bhlh transcription factor, ZBTB32 <text:s/>- <text:s/>zinc finger and btb domain containing 32, TBX15 <text:s/>- <text:s/>t-box 15, SMARCA5 <text:s/>- <text:s/>swi/snf related, matrix associated, actin dependent regulator of chromatin, subfamily a, member 5, GATA6 <text:s/>- <text:s/>gata binding protein 6, PRDM16 <text:s/>- <text:s/>pr domain containing 16, TNRC18 <text:s/>- <text:s/>trinucleotide repeat containing 18, WIBG <text:s/>- <text:s/>within bgcn homolog (drosophila), HDAC7 <text:s/>- <text:s/>histone deacetylase 7, ZEB2 <text:s/>- <text:s/>zinc finger e-box binding homeobox 2, TRIM21 <text:s/>- <text:s/>tripartite motif containing 21, SMARCA2 <text:s/>- <text:s/>swi/snf related, matrix associated, actin dependent regulator of chromatin, subfamily a, member 2, NUP54 <text:s/>- <text:s/>nucleoporin 54kda, RUNX1T1 <text:s/>- <text:s/>runt-related transcription factor 1; translocated to, 1 (cyclin d-related), FOXQ1 <text:s/>- <text:s/>forkhead box q1, PHF14 <text:s/>- <text:s/>phd finger protein 14, TCF7L2 <text:s/>- <text:s/>transcription factor 7-like 2 (t-cell specific, hmg-box), NEDD4 <text:s/>- <text:s/>neural precursor cell expressed, developmentally down-regulated 4, e3 ubiquitin protein ligase, IRF7 <text:s/>- <text:s/>interferon regulatory factor 7, THBS1 <text:s/>- <text:s/>thrombospondin 1, PARP10 <text:s/>- <text:s/>poly (adp-ribose) polymerase family, member 10, CCND1 <text:s/>- <text:s/>cyclin d1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8</text:p>
          </table:table-cell>
          <table:table-cell office:value-type="string" calcext:value-type="string">
            <text:p>positive regulation of programmed cell death</text:p>
          </table:table-cell>
          <table:table-cell office:value-type="float" office:value="0.0000524" calcext:value-type="float">
            <text:p>0.0000524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472" calcext:value-type="float">
            <text:p>472</text:p>
          </table:table-cell>
          <table:table-cell office:value-type="float" office:value="634" calcext:value-type="float">
            <text:p>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FIT2 <text:s/>- <text:s/>interferon-induced protein with tetratricopeptide repeats 2, VAV3 <text:s/>- <text:s/>vav 3 guanine nucleotide exchange factor, BAK1 <text:s/>- <text:s/>bcl2-antagonist/killer 1, TFAP2A <text:s/>- <text:s/>transcription factor ap-2 alpha (activating enhancer binding protein 2 alpha), ANP32B <text:s/>- <text:s/>acidic (leucine-rich) nuclear phosphoprotein 32 family, member b, FBXW7 <text:s/>- <text:s/>f-box and wd repeat domain containing 7, e3 ubiquitin protein ligase, PDGFRB <text:s/>- <text:s/>platelet-derived growth factor receptor, beta polypeptide, NCOA1 <text:s/>- <text:s/>nuclear receptor coactivator 1, CDK19 <text:s/>- <text:s/>cyclin-dependent kinase 19, CD274 <text:s/>- <text:s/>cd274 molecule, ARHGEF6 <text:s/>- <text:s/>rac/cdc42 guanine nucleotide exchange factor (gef) 6, NOD1 <text:s/>- <text:s/>nucleotide-binding oligomerization domain containing 1, INHBA <text:s/>- <text:s/>inhibin, beta a, OSM <text:s/>- <text:s/>oncostatin m, PPARGC1A <text:s/>- <text:s/>peroxisome proliferator-activated receptor gamma, coactivator 1 alpha, MYB <text:s/>- <text:s/>v-myb avian myeloblastosis viral oncogene homolog, IDO1 <text:s/>- <text:s/>indoleamine 2,3-dioxygenase 1, ITGB1 <text:s/>- <text:s/>integrin, beta 1 (fibronectin receptor, beta polypeptide, antigen cd29 includes mdf2, msk12), IFNB1 <text:s/>- <text:s/>interferon, beta 1, fibroblast, ATF3 <text:s/>- <text:s/>activating transcription factor 3, FNIP1 <text:s/>- <text:s/>folliculin interacting protein 1, MAP3K5 <text:s/>- <text:s/>mitogen-activated protein kinase kinase kinase 5, MAP3K11 <text:s/>- <text:s/>mitogen-activated protein kinase kinase kinase 11, ROBO1 <text:s/>- <text:s/>roundabout, axon guidance receptor, homolog 1 (drosophila), ID3 <text:s/>- <text:s/>inhibitor of dna binding 3, dominant negative helix-loop-helix protein, HDAC4 <text:s/>- <text:s/>histone deacetylase 4, ZSWIM2 <text:s/>- <text:s/>zinc finger, swim-type containing 2, TNFSF15 <text:s/>- <text:s/>tumor necrosis factor (ligand) superfamily, member 15, GRIK2 <text:s/>- <text:s/>glutamate receptor, ionotropic, kainate 2, SORT1 <text:s/>- <text:s/>sortilin 1, NCSTN <text:s/>- <text:s/>nicastrin, CTNNBL1 <text:s/>- <text:s/>catenin, beta like 1, SOS1 <text:s/>- <text:s/>son of sevenless homolog 1 (drosophila), BCL2 <text:s/>- <text:s/>b-cell cll/lymphoma 2, THBS1 <text:s/>- <text:s/>thrombospondin 1, TNFAIP8 <text:s/>- <text:s/>tumor necrosis factor, alpha-induced protein 8, MSX1 <text:s/>- <text:s/>msh homeobox 1, ERBB4 <text:s/>- <text:s/>v-erb-b2 avian erythroblastic leukemia viral oncogene homolog 4, CYLD <text:s/>- <text:s/>cylindromatosis (turban tumor syndrome), ITGA6 <text:s/>- <text:s/>integrin, alpha 6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7</text:p>
          </table:table-cell>
          <table:table-cell office:value-type="string" calcext:value-type="string">
            <text:p>positive regulation of leukocyte differentiation</text:p>
          </table:table-cell>
          <table:table-cell office:value-type="float" office:value="0.0000545" calcext:value-type="float">
            <text:p>0.0000545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3.24" calcext:value-type="float">
            <text:p>3.24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IL17A <text:s/>- <text:s/>interleukin 17a, IL15 <text:s/>- <text:s/>interleukin 15, IL2 <text:s/>- <text:s/>interleukin 2, SOCS1 <text:s/>- <text:s/>suppressor of cytokine signaling 1, FLT3LG <text:s/>- <text:s/>fms-related tyrosine kinase 3 ligand, HLX <text:s/>- <text:s/>h2.0-like homeobox, ATP11C <text:s/>- <text:s/>atpase, class vi, type 11c, IL23A <text:s/>- <text:s/>interleukin 23, alpha subunit p19, CD27 <text:s/>- <text:s/>cd27 molecule, TNFSF4 <text:s/>- <text:s/>tumor necrosis factor (ligand) superfamily, member 4, CD74 <text:s/>- <text:s/>cd74 molecule, major histocompatibility complex, class ii invariant chain, MYB <text:s/>- <text:s/>v-myb avian myeloblastosis viral oncogene homolog, IL7 <text:s/>- <text:s/>interleukin 7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900</text:p>
          </table:table-cell>
          <table:table-cell office:value-type="string" calcext:value-type="string">
            <text:p>regulation of viral life cycle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5" calcext:value-type="float">
            <text:p>0.005</text:p>
          </table:table-cell>
          <table:table-cell office:value-type="float" office:value="2.85" calcext:value-type="float">
            <text:p>2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RSAD2 <text:s/>- <text:s/>radical s-adenosyl methionine domain containing 2, IFIT1 <text:s/>- <text:s/>interferon-induced protein with tetratricopeptide repeats 1, ISG20 <text:s/>- <text:s/>interferon stimulated exonuclease gene 20kda, TRIM21 <text:s/>- <text:s/>tripartite motif containing 21, TRIM6 <text:s/>- <text:s/>tripartite motif containing 6, ADAR <text:s/>- <text:s/>adenosine deaminase, rna-specific, PKN2 <text:s/>- <text:s/>protein kinase n2, BST2 <text:s/>- <text:s/>bone marrow stromal cell antigen 2, CD74 <text:s/>- <text:s/>cd74 molecule, major histocompatibility complex, class ii invariant chain, ISG15 <text:s/>- <text:s/>isg15 ubiquitin-like modifier, BCL2 <text:s/>- <text:s/>b-cell cll/lymphoma 2, RNASEL <text:s/>- <text:s/>ribonuclease l (2',5'-oligoisoadenylate synthetase-dependent), RSF1 <text:s/>- <text:s/>remodeling and spacing factor 1, STAU1 <text:s/>- <text:s/>staufen double-stranded rna binding protein 1, PARP10 <text:s/>- <text:s/>poly (adp-ribose) polymerase family, member 10, EIF2AK2 <text:s/>- <text:s/>eukaryotic translation initiation factor 2-alpha kinase 2, IFNB1 <text:s/>- <text:s/>interferon, beta 1, fibroblast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732</text:p>
          </table:table-cell>
          <table:table-cell office:value-type="string" calcext:value-type="string">
            <text:p>skeletal muscle atrophy</text:p>
          </table:table-cell>
          <table:table-cell office:value-type="float" office:value="0.0000589" calcext:value-type="float">
            <text:p>0.0000589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14.67" calcext:value-type="float">
            <text:p>14.67</text:p>
          </table:table-cell>
          <table:table-cell office:value-type="float" office:value="13954" calcext:value-type="float">
            <text:p>13954</text:p>
          </table:table-cell>
          <table:table-cell office:value-type="float" office:value="6" calcext:value-type="float">
            <text:p>6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PARGC1A <text:s/>- <text:s/>peroxisome proliferator-activated receptor gamma, coactivator 1 alpha, IL15 <text:s/>- <text:s/>interleukin 15, MYOG <text:s/>- <text:s/>myogenin (myogenic factor 4), CFLAR <text:s/>- <text:s/>casp8 and fadd-like apoptosis regula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negative regulation of multicellular organismal process</text:p>
          </table:table-cell>
          <table:table-cell office:value-type="float" office:value="0.0000605" calcext:value-type="float">
            <text:p>0.0000605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808" calcext:value-type="float">
            <text:p>808</text:p>
          </table:table-cell>
          <table:table-cell office:value-type="float" office:value="634" calcext:value-type="float">
            <text:p>63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DHX58 <text:s/>- <text:s/>dexh (asp-glu-x-his) box polypeptide 58, PDE5A <text:s/>- <text:s/>phosphodiesterase 5a, cgmp-specific, NLRC5 <text:s/>- <text:s/>nlr family, card domain containing 5, CDH3 <text:s/>- <text:s/>cadherin 3, type 1, p-cadherin (placental), PTPRR <text:s/>- <text:s/>protein tyrosine phosphatase, receptor type, r, FBXW7 <text:s/>- <text:s/>f-box and wd repeat domain containing 7, e3 ubiquitin protein ligase, USF1 <text:s/>- <text:s/>upstream transcription factor 1, HLX <text:s/>- <text:s/>h2.0-like homeobox, CD274 <text:s/>- <text:s/>cd274 molecule, IL23A <text:s/>- <text:s/>interleukin 23, alpha subunit p19, INHBA <text:s/>- <text:s/>inhibin, beta a, NRP1 <text:s/>- <text:s/>neuropilin 1, BST2 <text:s/>- <text:s/>bone marrow stromal cell antigen 2, CD74 <text:s/>- <text:s/>cd74 molecule, major histocompatibility complex, class ii invariant chain, IDO1 <text:s/>- <text:s/>indoleamine 2,3-dioxygenase 1, NMI <text:s/>- <text:s/>n-myc (and stat) interactor, BCL11A <text:s/>- <text:s/>b-cell cll/lymphoma 11a (zinc finger protein), NDFIP1 <text:s/>- <text:s/>nedd4 family interacting protein 1, DCC <text:s/>- <text:s/>deleted in colorectal carcinoma, IFNB1 <text:s/>- <text:s/>interferon, beta 1, fibroblast, ID3 <text:s/>- <text:s/>inhibitor of dna binding 3, dominant negative helix-loop-helix protein, HDAC4 <text:s/>- <text:s/>histone deacetylase 4, EVL <text:s/>- <text:s/>enah/vasp-like, UBE2L6 <text:s/>- <text:s/>ubiquitin-conjugating enzyme e2l 6, IL2 <text:s/>- <text:s/>interleukin 2, GPR18 <text:s/>- <text:s/>g protein-coupled receptor 18, FOXG1 <text:s/>- <text:s/>forkhead box g1, HGF <text:s/>- <text:s/>hepatocyte growth factor (hepapoietin a; scatter factor), CYLD <text:s/>- <text:s/>cylindromatosis (turban tumor syndrome), STK4 <text:s/>- <text:s/>serine/threonine kinase 4, TNMD <text:s/>- <text:s/>tenomodulin, GLRA1 <text:s/>- <text:s/>glycine receptor, alpha 1, B2M <text:s/>- <text:s/>beta-2-microglobulin, CD96 <text:s/>- <text:s/>cd96 molecule, NFIB <text:s/>- <text:s/>nuclear factor i/b, PTGER4 <text:s/>- <text:s/>prostaglandin e receptor 4 (subtype ep4), TNFSF4 <text:s/>- <text:s/>tumor necrosis factor (ligand) superfamily, member 4, ISG15 <text:s/>- <text:s/>isg15 ubiquitin-like modifier, FGA <text:s/>- <text:s/>fibrinogen alpha chain, MEIS2 <text:s/>- <text:s/>meis homeobox 2, HOXA2 <text:s/>- <text:s/>homeobox a2, MEIS1 <text:s/>- <text:s/>meis homeobox 1, HEY2 <text:s/>- <text:s/>hairy/enhancer-of-split related with yrpw motif 2, PTK2 <text:s/>- <text:s/>protein tyrosine kinase 2, SIX1 <text:s/>- <text:s/>six homeobox 1, ZFPM1 <text:s/>- <text:s/>zinc finger protein, fog family member 1, ROBO1 <text:s/>- <text:s/>roundabout, axon guidance receptor, homolog 1 (drosophila), CDK6 <text:s/>- <text:s/>cyclin-dependent kinase 6, FBXO7 <text:s/>- <text:s/>f-box protein 7, TBX5 <text:s/>- <text:s/>t-box 5, GATA6 <text:s/>- <text:s/>gata binding protein 6, PCM1 <text:s/>- <text:s/>pericentriolar material 1, HDAC7 <text:s/>- <text:s/>histone deacetylase 7, CXCL10 <text:s/>- <text:s/>chemokine (c-x-c motif) ligand 10, PHF14 <text:s/>- <text:s/>phd finger protein 14, CNTN4 <text:s/>- <text:s/>contactin 4, BCL2 <text:s/>- <text:s/>b-cell cll/lymphoma 2, THBS1 <text:s/>- <text:s/>thrombospondin 1, PDE4D <text:s/>- <text:s/>phosphodiesterase 4d, camp-specific, ERBB4 <text:s/>- <text:s/>v-erb-b2 avian erythroblastic leukemia viral oncogene homolog 4, FBN1 <text:s/>- <text:s/>fibrill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708</text:p>
          </table:table-cell>
          <table:table-cell office:value-type="string" calcext:value-type="string">
            <text:p>positive regulation of hemopoiesis</text:p>
          </table:table-cell>
          <table:table-cell office:value-type="float" office:value="0.0000607" calcext:value-type="float">
            <text:p>0.0000607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127" calcext:value-type="float">
            <text:p>127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IL17A <text:s/>- <text:s/>interleukin 17a, IL15 <text:s/>- <text:s/>interleukin 15, IL2 <text:s/>- <text:s/>interleukin 2, SOCS1 <text:s/>- <text:s/>suppressor of cytokine signaling 1, FLT3LG <text:s/>- <text:s/>fms-related tyrosine kinase 3 ligand, HLX <text:s/>- <text:s/>h2.0-like homeobox, IL23A <text:s/>- <text:s/>interleukin 23, alpha subunit p19, ATP11C <text:s/>- <text:s/>atpase, class vi, type 11c, INHBA <text:s/>- <text:s/>inhibin, beta a, CD27 <text:s/>- <text:s/>cd27 molecule, TNFSF4 <text:s/>- <text:s/>tumor necrosis factor (ligand) superfamily, member 4, CD74 <text:s/>- <text:s/>cd74 molecule, major histocompatibility complex, class ii invariant chain, MYB <text:s/>- <text:s/>v-myb avian myeloblastosis viral oncogene homolog, ISG15 <text:s/>- <text:s/>isg15 ubiquitin-like modifier, IL7 <text:s/>- <text:s/>interleukin 7, CYLD <text:s/>- <text:s/>cylindromatosis (turban tumor syndrome)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2</text:p>
          </table:table-cell>
          <table:table-cell office:value-type="string" calcext:value-type="string">
            <text:p>regulation of T-helper cell differentiation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6.42" calcext:value-type="float">
            <text:p>6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MYB <text:s/>- <text:s/>v-myb avian myeloblastosis viral oncogene homolog, IL27 <text:s/>- <text:s/>interleukin 27, IL2 <text:s/>- <text:s/>interleukin 2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577</text:p>
          </table:table-cell>
          <table:table-cell office:value-type="string" calcext:value-type="string">
            <text:p>regulation of antigen processing and presentation</text:p>
          </table:table-cell>
          <table:table-cell office:value-type="float" office:value="0.0000701" calcext:value-type="float">
            <text:p>0.0000701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10" calcext:value-type="float">
            <text:p>10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OD1 <text:s/>- <text:s/>nucleotide-binding oligomerization domain containing 1, CD74 <text:s/>- <text:s/>cd74 molecule, major histocompatibility complex, class ii invariant chain, THBS1 <text:s/>- <text:s/>thrombospondin 1, TAPBPL <text:s/>- <text:s/>tap binding protein-like, CCL21 <text:s/>- <text:s/>chemokine (c-c motif) ligand 2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663</text:p>
          </table:table-cell>
          <table:table-cell office:value-type="string" calcext:value-type="string">
            <text:p>regulation of leukocyte proliferation</text:p>
          </table:table-cell>
          <table:table-cell office:value-type="float" office:value="0.0000701" calcext:value-type="float">
            <text:p>0.0000701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2.81" calcext:value-type="float">
            <text:p>2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41" calcext:value-type="float">
            <text:p>141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VAV3 <text:s/>- <text:s/>vav 3 guanine nucleotide exchange factor, IL15 <text:s/>- <text:s/>interleukin 15, PDE5A <text:s/>- <text:s/>phosphodiesterase 5a, cgmp-specific, IL2 <text:s/>- <text:s/>interleukin 2, FLT3LG <text:s/>- <text:s/>fms-related tyrosine kinase 3 ligand, CD274 <text:s/>- <text:s/>cd274 molecule, IL23A <text:s/>- <text:s/>interleukin 23, alpha subunit p19, SOS1 <text:s/>- <text:s/>son of sevenless homolog 1 (drosophila), TNFSF4 <text:s/>- <text:s/>tumor necrosis factor (ligand) superfamily, member 4, CD74 <text:s/>- <text:s/>cd74 molecule, major histocompatibility complex, class ii invariant chain, BCL2 <text:s/>- <text:s/>b-cell cll/lymphoma 2, IDO1 <text:s/>- <text:s/>indoleamine 2,3-dioxygenase 1, TNFSF13B <text:s/>- <text:s/>tumor necrosis factor (ligand) superfamily, member 13b, IL27 <text:s/>- <text:s/>interleukin 27, IL7 <text:s/>- <text:s/>interleukin 7, NDFIP1 <text:s/>- <text:s/>nedd4 family interacting protein 1, EFNB1 <text:s/>- <text:s/>ephrin-b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106</text:p>
          </table:table-cell>
          <table:table-cell office:value-type="string" calcext:value-type="string">
            <text:p>negative regulation of leukocyte differentiation</text:p>
          </table:table-cell>
          <table:table-cell office:value-type="float" office:value="0.0000701" calcext:value-type="float">
            <text:p>0.0000701</text:p>
          </table:table-cell>
          <table:table-cell office:value-type="float" office:value="0.0058" calcext:value-type="float">
            <text:p>0.0058</text:p>
          </table:table-cell>
          <table:table-cell office:value-type="float" office:value="4.04" calcext:value-type="float">
            <text:p>4.04</text:p>
          </table:table-cell>
          <table:table-cell office:value-type="float" office:value="13954" calcext:value-type="float">
            <text:p>13954</text:p>
          </table:table-cell>
          <table:table-cell office:value-type="float" office:value="60" calcext:value-type="float">
            <text:p>60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CDK6 <text:s/>- <text:s/>cyclin-dependent kinase 6, FBXO7 <text:s/>- <text:s/>f-box protein 7, INHBA <text:s/>- <text:s/>inhibin, beta a, TNFSF4 <text:s/>- <text:s/>tumor necrosis factor (ligand) superfamily, member 4, CD74 <text:s/>- <text:s/>cd74 molecule, major histocompatibility complex, class ii invariant chain, IL2 <text:s/>- <text:s/>interleukin 2, FBN1 <text:s/>- <text:s/>fibrillin 1, CYLD <text:s/>- <text:s/>cylindromatosis (turban tumor syndrome), IFNB1 <text:s/>- <text:s/>interferon, beta 1, fibroblast, HLX <text:s/>- <text:s/>h2.0-like homeobox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regulation of signal transduction</text:p>
          </table:table-cell>
          <table:table-cell office:value-type="float" office:value="0.0000711" calcext:value-type="float">
            <text:p>0.000071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2261" calcext:value-type="float">
            <text:p>2261</text:p>
          </table:table-cell>
          <table:table-cell office:value-type="float" office:value="634" calcext:value-type="float">
            <text:p>6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DHX58 <text:s/>- <text:s/>dexh (asp-glu-x-his) box polypeptide 58, IL15 <text:s/>- <text:s/>interleukin 15, USP18 <text:s/>- <text:s/>ubiquitin specific peptidase 18, BIRC2 <text:s/>- <text:s/>baculoviral iap repeat containing 2, RNF43 <text:s/>- <text:s/>ring finger protein 43, DDX60 <text:s/>- <text:s/>dead (asp-glu-ala-asp) box polypeptide 60, ARHGAP15 <text:s/>- <text:s/>rho gtpase activating protein 15, ZNF385A <text:s/>- <text:s/>zinc finger protein 385a, CDH3 <text:s/>- <text:s/>cadherin 3, type 1, p-cadherin (placental), TMEM33 <text:s/>- <text:s/>transmembrane protein 33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MLLT3 <text:s/>- <text:s/>myeloid/lymphoid or mixed-lineage leukemia (trithorax homolog, drosophila); translocated to, 3, LZTS2 <text:s/>- <text:s/>leucine zipper, putative tumor suppressor 2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ZSWIM2 <text:s/>- <text:s/>zinc finger, swim-type containing 2, TLR7 <text:s/>- <text:s/>toll-like receptor 7, BDNF <text:s/>- <text:s/>brain-derived neurotrophic factor, PSMA3 <text:s/>- <text:s/>proteasome (prosome, macropain) subunit, alpha type, 3, PSMB10 <text:s/>- <text:s/>proteasome (prosome, macropain) subunit, beta type, 10, IL2 <text:s/>- <text:s/>interleukin 2, CFLAR <text:s/>- <text:s/>casp8 and fadd-like apoptosis regulator, TRIM6 <text:s/>- <text:s/>tripartite motif containing 6, DENND4B <text:s/>- <text:s/>denn/madd domain containing 4b, SOS1 <text:s/>- <text:s/>son of sevenless homolog 1 (drosophila), CD27 <text:s/>- <text:s/>cd27 molecule, ELF1 <text:s/>- <text:s/>e74-like factor 1 (ets domain transcription factor), RGS3 <text:s/>- <text:s/>regulator of g-protein signaling 3, IL7 <text:s/>- <text:s/>interleukin 7, TRIM22 <text:s/>- <text:s/>tripartite motif containing 22, CCL21 <text:s/>- <text:s/>chemokine (c-c motif) ligand 21, CD80 <text:s/>- <text:s/>cd80 molecule, PSMD14 <text:s/>- <text:s/>proteasome (prosome, macropain) 26s subunit, non-atpase, 14, ZNF366 <text:s/>- <text:s/>zinc finger protein 366, ARHGAP19 <text:s/>- <text:s/>rho gtpase activating protein 19, MAP4K5 <text:s/>- <text:s/>mitogen-activated protein kinase kinase kinase kinase 5, PDGFRB <text:s/>- <text:s/>platelet-derived growth factor receptor, beta polypeptide, ADAR <text:s/>- <text:s/>adenosine deaminase, rna-specific, FGF1 <text:s/>- <text:s/>fibroblast growth factor 1 (acidic), NR4A2 <text:s/>- <text:s/>nuclear receptor subfamily 4, group a, member 2, PPARGC1A <text:s/>- <text:s/>peroxisome proliferator-activated receptor gamma, coactivator 1 alpha, FGA <text:s/>- <text:s/>fibrinogen alpha chain, PLEKHG1 <text:s/>- <text:s/>pleckstrin homology domain containing, family g (with rhogef domain) member 1, ARHGAP5 <text:s/>- <text:s/>rho gtpase activating protein 5, ITGB1 <text:s/>- <text:s/>integrin, beta 1 (fibronectin receptor, beta polypeptide, antigen cd29 includes mdf2, msk12), MAP3K5 <text:s/>- <text:s/>mitogen-activated protein kinase kinase kinase 5, PTK2 <text:s/>- <text:s/>protein tyrosine kinase 2, ROBO1 <text:s/>- <text:s/>roundabout, axon guidance receptor, homolog 1 (drosophila), TMEM108 <text:s/>- <text:s/>transmembrane protein 108, UBR5 <text:s/>- <text:s/>ubiquitin protein ligase e3 component n-recognin 5, AKAP6 <text:s/>- <text:s/>a kinase (prka) anchor protein 6, ARHGAP31 <text:s/>- <text:s/>rho gtpase activating protein 31, SPRY1 <text:s/>- <text:s/>sprouty homolog 1, antagonist of fgf signaling (drosophila), ZEB2 <text:s/>- <text:s/>zinc finger e-box binding homeobox 2, CXCL10 <text:s/>- <text:s/>chemokine (c-x-c motif) ligand 10, TCF7L2 <text:s/>- <text:s/>transcription factor 7-like 2 (t-cell specific, hmg-box), IRF7 <text:s/>- <text:s/>interferon regulatory factor 7, PDE4D <text:s/>- <text:s/>phosphodiesterase 4d, camp-specific, FBN1 <text:s/>- <text:s/>fibrillin 1, SH2B1 <text:s/>- <text:s/>sh2b adaptor protein 1, ITGA6 <text:s/>- <text:s/>integrin, alpha 6, OPTN <text:s/>- <text:s/>optineurin, PDE4A <text:s/>- <text:s/>phosphodiesterase 4a, camp-specific, VAV3 <text:s/>- <text:s/>vav 3 guanine nucleotide exchange factor, NLRC5 <text:s/>- <text:s/>nlr family, card domain containing 5, PDE5A <text:s/>- <text:s/>phosphodiesterase 5a, cgmp-specific, NLGN2 <text:s/>- <text:s/>neuroligin 2, PTPRR <text:s/>- <text:s/>protein tyrosine phosphatase, receptor type, r, ARHGAP26 <text:s/>- <text:s/>rho gtpase activating protein 26, SOCS1 <text:s/>- <text:s/>suppressor of cytokine signaling 1, FBXW7 <text:s/>- <text:s/>f-box and wd repeat domain containing 7, e3 ubiquitin protein ligase, NCOA1 <text:s/>- <text:s/>nuclear receptor coactivator 1, IL23A <text:s/>- <text:s/>interleukin 23, alpha subunit p19, ARHGEF6 <text:s/>- <text:s/>rac/cdc42 guanine nucleotide exchange factor (gef) 6, SH2B3 <text:s/>- <text:s/>sh2b adaptor protein 3, FST <text:s/>- <text:s/>follistatin, SH3KBP1 <text:s/>- <text:s/>sh3-domain kinase binding protein 1, LY86 <text:s/>- <text:s/>lymphocyte antigen 86, IFNB1 <text:s/>- <text:s/>interferon, beta 1, fibroblast, ATF3 <text:s/>- <text:s/>activating transcription factor 3, TRIM5 <text:s/>- <text:s/>tripartite motif containing 5, TAB2 <text:s/>- <text:s/>tgf-beta activated kinase 1/map3k7 binding protein 2, LPXN <text:s/>- <text:s/>leupaxin, GRAP2 <text:s/>- <text:s/>grb2-related adaptor protein 2, DUSP5 <text:s/>- <text:s/>dual specificity phosphatase 5, HIPK1 <text:s/>- <text:s/>homeodomain interacting protein kinase 1, CCDC3 <text:s/>- <text:s/>coiled-coil domain containing 3, GPR18 <text:s/>- <text:s/>g protein-coupled receptor 18, PIP4K2B <text:s/>- <text:s/>phosphatidylinositol-5-phosphate 4-kinase, type ii, beta, HGF <text:s/>- <text:s/>hepatocyte growth factor (hepapoietin a; scatter factor), MSX1 <text:s/>- <text:s/>msh homeobox 1, CYLD <text:s/>- <text:s/>cylindromatosis (turban tumor syndrome), LYPD6 <text:s/>- <text:s/>ly6/plaur domain containing 6, STK4 <text:s/>- <text:s/>serine/threonine kinase 4, SOCS7 <text:s/>- <text:s/>suppressor of cytokine signaling 7, CITED2 <text:s/>- <text:s/>cbp/p300-interacting transactivator, with glu/asp-rich carboxy-terminal domain, 2, PROK2 <text:s/>- <text:s/>prokineticin 2, RC3H2 <text:s/>- <text:s/>ring finger and ccch-type domains 2, BAK1 <text:s/>- <text:s/>bcl2-antagonist/killer 1, DLG4 <text:s/>- <text:s/>discs, large homolog 4 (drosophila), EYA4 <text:s/>- <text:s/>eyes absent homolog 4 (drosophila), EREG <text:s/>- <text:s/>epiregulin, CYP26B1 <text:s/>- <text:s/>cytochrome p450, family 26, subfamily b, polypeptide 1, NOD1 <text:s/>- <text:s/>nucleotide-binding oligomerization domain containing 1, NRXN1 <text:s/>- <text:s/>neurexin 1, ESR1 <text:s/>- <text:s/>estrogen receptor 1, ARHGAP25 <text:s/>- <text:s/>rho gtpase activating protein 25, LTBP1 <text:s/>- <text:s/>latent transforming growth factor beta binding protein 1, EIF2AK2 <text:s/>- <text:s/>eukaryotic translation initiation factor 2-alpha kinase 2, PIK3AP1 <text:s/>- <text:s/>phosphoinositide-3-kinase adaptor protein 1, FNIP1 <text:s/>- <text:s/>folliculin interacting protein 1, HEY2 <text:s/>- <text:s/>hairy/enhancer-of-split related with yrpw motif 2, MAPK10 <text:s/>- <text:s/>mitogen-activated protein kinase 10, RSAD2 <text:s/>- <text:s/>radical s-adenosyl methionine domain containing 2, TNFSF15 <text:s/>- <text:s/>tumor necrosis factor (ligand) superfamily, member 15, ZIC1 <text:s/>- <text:s/>zic family member 1, GATA6 <text:s/>- <text:s/>gata binding protein 6, GPR65 <text:s/>- <text:s/>g protein-coupled receptor 65, PRDM16 <text:s/>- <text:s/>pr domain containing 16, GRIK2 <text:s/>- <text:s/>glutamate receptor, ionotropic, kainate 2, MBIP <text:s/>- <text:s/>map3k12 binding inhibitory protein 1, HDAC7 <text:s/>- <text:s/>histone deacetylase 7, MYOF <text:s/>- <text:s/>myoferlin, PHF14 <text:s/>- <text:s/>phd finger protein 14, NEDD4 <text:s/>- <text:s/>neural precursor cell expressed, developmentally down-regulated 4, e3 ubiquitin protein ligase, LRRC4C <text:s/>- <text:s/>leucine rich repeat containing 4c, BCL2 <text:s/>- <text:s/>b-cell cll/lymphoma 2, THBS1 <text:s/>- <text:s/>thrombospondin 1, ERBB4 <text:s/>- <text:s/>v-erb-b2 avian erythroblastic leukemia viral oncogene homolog 4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70</text:p>
          </table:table-cell>
          <table:table-cell office:value-type="string" calcext:value-type="string">
            <text:p>positive regulation of T cell activation</text:p>
          </table:table-cell>
          <table:table-cell office:value-type="float" office:value="0.0000769" calcext:value-type="float">
            <text:p>0.0000769</text:p>
          </table:table-cell>
          <table:table-cell office:value-type="float" office:value="0.00629" calcext:value-type="float">
            <text:p>0.00629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42" calcext:value-type="float">
            <text:p>142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GRAP2 <text:s/>- <text:s/>grb2-related adaptor protein 2, IL15 <text:s/>- <text:s/>interleukin 15, IL2 <text:s/>- <text:s/>interleukin 2, SOCS1 <text:s/>- <text:s/>suppressor of cytokine signaling 1, CD274 <text:s/>- <text:s/>cd274 molecule, HLX <text:s/>- <text:s/>h2.0-like homeobox, IL23A <text:s/>- <text:s/>interleukin 23, alpha subunit p19, CD27 <text:s/>- <text:s/>cd27 molecule, YES1 <text:s/>- <text:s/>v-yes-1 yamaguchi sarcoma viral oncogene homolog 1, TNFSF4 <text:s/>- <text:s/>tumor necrosis factor (ligand) superfamily, member 4, CD74 <text:s/>- <text:s/>cd74 molecule, major histocompatibility complex, class ii invariant chain, MYB <text:s/>- <text:s/>v-myb avian myeloblastosis viral oncogene homolog, TNFSF13B <text:s/>- <text:s/>tumor necrosis factor (ligand) superfamily, member 13b, IL7 <text:s/>- <text:s/>interleukin 7, CYLD <text:s/>- <text:s/>cylindromatosis (turban tumor syndrome), EFNB1 <text:s/>- <text:s/>ephrin-b1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negative regulation of developmental process</text:p>
          </table:table-cell>
          <table:table-cell office:value-type="float" office:value="0.0000826" calcext:value-type="float">
            <text:p>0.0000826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1.73" calcext:value-type="float">
            <text:p>1.73</text:p>
          </table:table-cell>
          <table:table-cell office:value-type="float" office:value="13954" calcext:value-type="float">
            <text:p>13954</text:p>
          </table:table-cell>
          <table:table-cell office:value-type="float" office:value="663" calcext:value-type="float">
            <text:p>663</text:p>
          </table:table-cell>
          <table:table-cell office:value-type="float" office:value="634" calcext:value-type="float">
            <text:p>6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CDH3 <text:s/>- <text:s/>cadherin 3, type 1, p-cadherin (placental), FBXW7 <text:s/>- <text:s/>f-box and wd repeat domain containing 7, e3 ubiquitin protein ligase, HLX <text:s/>- <text:s/>h2.0-like homeobox, NRP1 <text:s/>- <text:s/>neuropilin 1, INHBA <text:s/>- <text:s/>inhibin, beta a, CD74 <text:s/>- <text:s/>cd74 molecule, major histocompatibility complex, class ii invariant chain, BCL11A <text:s/>- <text:s/>b-cell cll/lymphoma 11a (zinc finger protein), DCC <text:s/>- <text:s/>deleted in colorectal carcinoma, NDFIP1 <text:s/>- <text:s/>nedd4 family interacting protein 1, IFNB1 <text:s/>- <text:s/>interferon, beta 1, fibroblast, ID3 <text:s/>- <text:s/>inhibitor of dna binding 3, dominant negative helix-loop-helix protein, HDAC4 <text:s/>- <text:s/>histone deacetylase 4, BDNF <text:s/>- <text:s/>brain-derived neurotrophic factor, IL2 <text:s/>- <text:s/>interleukin 2, CFLAR <text:s/>- <text:s/>casp8 and fadd-like apoptosis regulator, TRIM6 <text:s/>- <text:s/>tripartite motif containing 6, FOXG1 <text:s/>- <text:s/>forkhead box g1, MSX1 <text:s/>- <text:s/>msh homeobox 1, CYLD <text:s/>- <text:s/>cylindromatosis (turban tumor syndrome), STK4 <text:s/>- <text:s/>serine/threonine kinase 4, EREG <text:s/>- <text:s/>epiregulin, ANP32B <text:s/>- <text:s/>acidic (leucine-rich) nuclear phosphoprotein 32 family, member b, TNMD <text:s/>- <text:s/>tenomodulin, B2M <text:s/>- <text:s/>beta-2-microglobulin, NFIB <text:s/>- <text:s/>nuclear factor i/b, ZADH2 <text:s/>- <text:s/>zinc binding alcohol dehydrogenase domain containing 2, PPARGC1A <text:s/>- <text:s/>peroxisome proliferator-activated receptor gamma, coactivator 1 alpha, TNFSF4 <text:s/>- <text:s/>tumor necrosis factor (ligand) superfamily, member 4, MEIS2 <text:s/>- <text:s/>meis homeobox 2, HOXA2 <text:s/>- <text:s/>homeobox a2, MEIS1 <text:s/>- <text:s/>meis homeobox 1, ITGB1 <text:s/>- <text:s/>integrin, beta 1 (fibronectin receptor, beta polypeptide, antigen cd29 includes mdf2, msk12), HEY2 <text:s/>- <text:s/>hairy/enhancer-of-split related with yrpw motif 2, SIX1 <text:s/>- <text:s/>six homeobox 1, PTK2 <text:s/>- <text:s/>protein tyrosine kinase 2, ZFPM1 <text:s/>- <text:s/>zinc finger protein, fog family member 1, ROBO1 <text:s/>- <text:s/>roundabout, axon guidance receptor, homolog 1 (drosophila), CDK6 <text:s/>- <text:s/>cyclin-dependent kinase 6, FBXO7 <text:s/>- <text:s/>f-box protein 7, TBX5 <text:s/>- <text:s/>t-box 5, PCM1 <text:s/>- <text:s/>pericentriolar material 1, SORT1 <text:s/>- <text:s/>sortilin 1, HDAC7 <text:s/>- <text:s/>histone deacetylase 7, CXCL10 <text:s/>- <text:s/>chemokine (c-x-c motif) ligand 10, RUNX1T1 <text:s/>- <text:s/>runt-related transcription factor 1; translocated to, 1 (cyclin d-related), PHF14 <text:s/>- <text:s/>phd finger protein 14, CNTN4 <text:s/>- <text:s/>contactin 4, BCL2 <text:s/>- <text:s/>b-cell cll/lymphoma 2, THBS1 <text:s/>- <text:s/>thrombospondin 1, ERBB4 <text:s/>- <text:s/>v-erb-b2 avian erythroblastic leukemia viral oncogene homolog 4, CCND1 <text:s/>- <text:s/>cyclin d1, FBN1 <text:s/>- <text:s/>fibrill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47</text:p>
          </table:table-cell>
          <table:table-cell office:value-type="string" calcext:value-type="string">
            <text:p>regulation of muscle cell differentiation</text:p>
          </table:table-cell>
          <table:table-cell office:value-type="float" office:value="0.0000844" calcext:value-type="float">
            <text:p>0.000084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2.77" calcext:value-type="float">
            <text:p>2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43" calcext:value-type="float">
            <text:p>143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ID3 <text:s/>- <text:s/>inhibitor of dna binding 3, dominant negative helix-loop-helix protein, HDAC4 <text:s/>- <text:s/>histone deacetylase 4, AKAP6 <text:s/>- <text:s/>a kinase (prka) anchor protein 6, BDNF <text:s/>- <text:s/>brain-derived neurotrophic factor, MYOG <text:s/>- <text:s/>myogenin (myogenic factor 4), EREG <text:s/>- <text:s/>epiregulin, CFLAR <text:s/>- <text:s/>casp8 and fadd-like apoptosis regulator, FLT3LG <text:s/>- <text:s/>fms-related tyrosine kinase 3 ligand, CXCL10 <text:s/>- <text:s/>chemokine (c-x-c motif) ligand 10, FOXF1 <text:s/>- <text:s/>forkhead box f1, CYP26B1 <text:s/>- <text:s/>cytochrome p450, family 26, subfamily b, polypeptide 1, BCL2 <text:s/>- <text:s/>b-cell cll/lymphoma 2, MSX1 <text:s/>- <text:s/>msh homeobox 1, HDAC9 <text:s/>- <text:s/>histone deacetylase 9, SETD3 <text:s/>- <text:s/>set domain containing 3, EHD1 <text:s/>- <text:s/>eh-domain containing 1, HEY2 <text:s/>- <text:s/>hairy/enhancer-of-split related with yrpw motif 2, MAP3K5 <text:s/>- <text:s/>mitogen-activated protein kinase kinase kinase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500</text:p>
          </table:table-cell>
          <table:table-cell office:value-type="string" calcext:value-type="string">
            <text:p>muscle adaptation</text:p>
          </table:table-cell>
          <table:table-cell office:value-type="float" office:value="0.0000907" calcext:value-type="float">
            <text:p>0.0000907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16" calcext:value-type="float">
            <text:p>6.16</text:p>
          </table:table-cell>
          <table:table-cell office:value-type="float" office:value="13954" calcext:value-type="float">
            <text:p>13954</text:p>
          </table:table-cell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HDAC4 <text:s/>- <text:s/>histone deacetylase 4, PPARGC1A <text:s/>- <text:s/>peroxisome proliferator-activated receptor gamma, coactivator 1 alpha, GATA6 <text:s/>- <text:s/>gata binding protein 6, IL15 <text:s/>- <text:s/>interleukin 15, MYOG <text:s/>- <text:s/>myogenin (myogenic factor 4), CFLAR <text:s/>- <text:s/>casp8 and fadd-like apoptosis regulator, HEY2 <text:s/>- <text:s/>hairy/enhancer-of-split related with yrpw motif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72</text:p>
          </table:table-cell>
          <table:table-cell office:value-type="string" calcext:value-type="string">
            <text:p>homeostasis of number of cells</text:p>
          </table:table-cell>
          <table:table-cell office:value-type="float" office:value="0.0000938" calcext:value-type="float">
            <text:p>0.0000938</text:p>
          </table:table-cell>
          <table:table-cell office:value-type="float" office:value="0.0075" calcext:value-type="float">
            <text:p>0.0075</text:p>
          </table:table-cell>
          <table:table-cell office:value-type="float" office:value="3.24" calcext:value-type="float">
            <text:p>3.24</text:p>
          </table:table-cell>
          <table:table-cell office:value-type="float" office:value="13954" calcext:value-type="float">
            <text:p>13954</text:p>
          </table:table-cell>
          <table:table-cell office:value-type="float" office:value="95" calcext:value-type="float">
            <text:p>95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C3H2 <text:s/>- <text:s/>ring finger and ccch-type domains 2, BAK1 <text:s/>- <text:s/>bcl2-antagonist/killer 1, NCSTN <text:s/>- <text:s/>nicastrin, TNFRSF17 <text:s/>- <text:s/>tumor necrosis factor receptor superfamily, member 17, FLT3LG <text:s/>- <text:s/>fms-related tyrosine kinase 3 ligand, SLC40A1 <text:s/>- <text:s/>solute carrier family 40 (iron-regulated transporter), member 1, SOS1 <text:s/>- <text:s/>son of sevenless homolog 1 (drosophila), ADAR <text:s/>- <text:s/>adenosine deaminase, rna-specific, BCL2 <text:s/>- <text:s/>b-cell cll/lymphoma 2, TNFSF13B <text:s/>- <text:s/>tumor necrosis factor (ligand) superfamily, member 13b, IL7 <text:s/>- <text:s/>interleukin 7, VPS54 <text:s/>- <text:s/>vacuolar protein sorting 54 homolog (s. cerevisiae), CYLD <text:s/>- <text:s/>cylindromatosis (turban tumor syndrome), DOCK10 <text:s/>- <text:s/>dedicator of cytokinesis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regulation of cell communication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510" calcext:value-type="float">
            <text:p>2510</text:p>
          </table:table-cell>
          <table:table-cell office:value-type="float" office:value="634" calcext:value-type="float">
            <text:p>63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PXK <text:s/>- <text:s/>px domain containing serine/threonine kinase, DHX58 <text:s/>- <text:s/>dexh (asp-glu-x-his) box polypeptide 58, IL15 <text:s/>- <text:s/>interleukin 15, USP18 <text:s/>- <text:s/>ubiquitin specific peptidase 18, RNF43 <text:s/>- <text:s/>ring finger protein 43, BIRC2 <text:s/>- <text:s/>baculoviral iap repeat containing 2, DDX60 <text:s/>- <text:s/>dead (asp-glu-ala-asp) box polypeptide 60, ARHGAP15 <text:s/>- <text:s/>rho gtpase activating protein 15, ZNF385A <text:s/>- <text:s/>zinc finger protein 385a, CDH3 <text:s/>- <text:s/>cadherin 3, type 1, p-cadherin (placental), RFX3 <text:s/>- <text:s/>regulatory factor x, 3 (influences hla class ii expression), TMEM33 <text:s/>- <text:s/>transmembrane protein 33, INHBA <text:s/>- <text:s/>inhibin, beta a, NRP1 <text:s/>- <text:s/>neuropilin 1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MLLT3 <text:s/>- <text:s/>myeloid/lymphoid or mixed-lineage leukemia (trithorax homolog, drosophila); translocated to, 3, LZTS2 <text:s/>- <text:s/>leucine zipper, putative tumor suppressor 2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ZSWIM2 <text:s/>- <text:s/>zinc finger, swim-type containing 2, CPT1A <text:s/>- <text:s/>carnitine palmitoyltransferase 1a (liver), TLR7 <text:s/>- <text:s/>toll-like receptor 7, BDNF <text:s/>- <text:s/>brain-derived neurotrophic factor, PSMA3 <text:s/>- <text:s/>proteasome (prosome, macropain) subunit, alpha type, 3, PSMB10 <text:s/>- <text:s/>proteasome (prosome, macropain) subunit, beta type, 10, IL2 <text:s/>- <text:s/>interleukin 2, BLK <text:s/>- <text:s/>b lymphoid tyrosine kinase, CFLAR <text:s/>- <text:s/>casp8 and fadd-like apoptosis regulator, TRIM6 <text:s/>- <text:s/>tripartite motif containing 6, DENND4B <text:s/>- <text:s/>denn/madd domain containing 4b, SOS1 <text:s/>- <text:s/>son of sevenless homolog 1 (drosophila), CD27 <text:s/>- <text:s/>cd27 molecule, ELF1 <text:s/>- <text:s/>e74-like factor 1 (ets domain transcription factor), RGS3 <text:s/>- <text:s/>regulator of g-protein signaling 3, IL7 <text:s/>- <text:s/>interleukin 7, TRIM22 <text:s/>- <text:s/>tripartite motif containing 22, CCL21 <text:s/>- <text:s/>chemokine (c-c motif) ligand 21, CD80 <text:s/>- <text:s/>cd80 molecule, PSMD14 <text:s/>- <text:s/>proteasome (prosome, macropain) 26s subunit, non-atpase, 14, ZNF366 <text:s/>- <text:s/>zinc finger protein 366, ARHGAP19 <text:s/>- <text:s/>rho gtpase activating protein 19, MAP4K5 <text:s/>- <text:s/>mitogen-activated protein kinase kinase kinase kinase 5, LGI1 <text:s/>- <text:s/>leucine-rich, glioma inactivated 1, PDGFRB <text:s/>- <text:s/>platelet-derived growth factor receptor, beta polypeptide, GLRA1 <text:s/>- <text:s/>glycine receptor, alpha 1, ADAR <text:s/>- <text:s/>adenosine deaminase, rna-specific, FGF1 <text:s/>- <text:s/>fibroblast growth factor 1 (acidic), NR4A2 <text:s/>- <text:s/>nuclear receptor subfamily 4, group a, member 2, PPARGC1A <text:s/>- <text:s/>peroxisome proliferator-activated receptor gamma, coactivator 1 alpha, FGA <text:s/>- <text:s/>fibrinogen alpha chain, PLEKHG1 <text:s/>- <text:s/>pleckstrin homology domain containing, family g (with rhogef domain) member 1, ARHGAP5 <text:s/>- <text:s/>rho gtpase activating protein 5, ITGB1 <text:s/>- <text:s/>integrin, beta 1 (fibronectin receptor, beta polypeptide, antigen cd29 includes mdf2, msk12), MAP3K5 <text:s/>- <text:s/>mitogen-activated protein kinase kinase kinase 5, PTK2 <text:s/>- <text:s/>protein tyrosine kinase 2, ROBO1 <text:s/>- <text:s/>roundabout, axon guidance receptor, homolog 1 (drosophila), TMEM108 <text:s/>- <text:s/>transmembrane protein 108, UBR5 <text:s/>- <text:s/>ubiquitin protein ligase e3 component n-recognin 5, AKAP6 <text:s/>- <text:s/>a kinase (prka) anchor protein 6, ARHGAP31 <text:s/>- <text:s/>rho gtpase activating protein 31, SPRY1 <text:s/>- <text:s/>sprouty homolog 1, antagonist of fgf signaling (drosophila), ZEB2 <text:s/>- <text:s/>zinc finger e-box binding homeobox 2, CXCL10 <text:s/>- <text:s/>chemokine (c-x-c motif) ligand 10, TCF7L2 <text:s/>- <text:s/>transcription factor 7-like 2 (t-cell specific, hmg-box), CNTN4 <text:s/>- <text:s/>contactin 4, IRF7 <text:s/>- <text:s/>interferon regulatory factor 7, PDE4D <text:s/>- <text:s/>phosphodiesterase 4d, camp-specific, FBN1 <text:s/>- <text:s/>fibrillin 1, SH2B1 <text:s/>- <text:s/>sh2b adaptor protein 1, ITGA6 <text:s/>- <text:s/>integrin, alpha 6, OPTN <text:s/>- <text:s/>optineurin, PDE4A <text:s/>- <text:s/>phosphodiesterase 4a, camp-specific, VAV3 <text:s/>- <text:s/>vav 3 guanine nucleotide exchange factor, NLRC5 <text:s/>- <text:s/>nlr family, card domain containing 5, PDE5A <text:s/>- <text:s/>phosphodiesterase 5a, cgmp-specific, NLGN2 <text:s/>- <text:s/>neuroligin 2, PTPRR <text:s/>- <text:s/>protein tyrosine phosphatase, receptor type, r, ARHGAP26 <text:s/>- <text:s/>rho gtpase activating protein 26, SOCS1 <text:s/>- <text:s/>suppressor of cytokine signaling 1, FBXW7 <text:s/>- <text:s/>f-box and wd repeat domain containing 7, e3 ubiquitin protein ligase, NCOA1 <text:s/>- <text:s/>nuclear receptor coactivator 1, IL23A <text:s/>- <text:s/>interleukin 23, alpha subunit p19, ARHGEF6 <text:s/>- <text:s/>rac/cdc42 guanine nucleotide exchange factor (gef) 6, SH2B3 <text:s/>- <text:s/>sh2b adaptor protein 3, FST <text:s/>- <text:s/>follistatin, SH3KBP1 <text:s/>- <text:s/>sh3-domain kinase binding protein 1, LY86 <text:s/>- <text:s/>lymphocyte antigen 86, IFNB1 <text:s/>- <text:s/>interferon, beta 1, fibroblast, ATF3 <text:s/>- <text:s/>activating transcription factor 3, TRIM5 <text:s/>- <text:s/>tripartite motif containing 5, TAB2 <text:s/>- <text:s/>tgf-beta activated kinase 1/map3k7 binding protein 2, LPXN <text:s/>- <text:s/>leupaxin, GRAP2 <text:s/>- <text:s/>grb2-related adaptor protein 2, DUSP5 <text:s/>- <text:s/>dual specificity phosphatase 5, HIPK1 <text:s/>- <text:s/>homeodomain interacting protein kinase 1, CCDC3 <text:s/>- <text:s/>coiled-coil domain containing 3, GPR18 <text:s/>- <text:s/>g protein-coupled receptor 18, PIP4K2B <text:s/>- <text:s/>phosphatidylinositol-5-phosphate 4-kinase, type ii, beta, HGF <text:s/>- <text:s/>hepatocyte growth factor (hepapoietin a; scatter factor), MSX1 <text:s/>- <text:s/>msh homeobox 1, STAU1 <text:s/>- <text:s/>staufen double-stranded rna binding protein 1, RAPGEF4 <text:s/>- <text:s/>rap guanine nucleotide exchange factor (gef) 4, LYPD6 <text:s/>- <text:s/>ly6/plaur domain containing 6, CYLD <text:s/>- <text:s/>cylindromatosis (turban tumor syndrome), STK4 <text:s/>- <text:s/>serine/threonine kinase 4, SOCS7 <text:s/>- <text:s/>suppressor of cytokine signaling 7, CITED2 <text:s/>- <text:s/>cbp/p300-interacting transactivator, with glu/asp-rich carboxy-terminal domain, 2, RC3H2 <text:s/>- <text:s/>ring finger and ccch-type domains 2, PROK2 <text:s/>- <text:s/>prokineticin 2, BAK1 <text:s/>- <text:s/>bcl2-antagonist/killer 1, DLG4 <text:s/>- <text:s/>discs, large homolog 4 (drosophila), EYA4 <text:s/>- <text:s/>eyes absent homolog 4 (drosophila), EREG <text:s/>- <text:s/>epiregulin, CYP26B1 <text:s/>- <text:s/>cytochrome p450, family 26, subfamily b, polypeptide 1, ITPR3 <text:s/>- <text:s/>inositol 1,4,5-trisphosphate receptor, type 3, NOD1 <text:s/>- <text:s/>nucleotide-binding oligomerization domain containing 1, NRXN1 <text:s/>- <text:s/>neurexin 1, ESR1 <text:s/>- <text:s/>estrogen receptor 1, ARHGAP25 <text:s/>- <text:s/>rho gtpase activating protein 25, LTBP1 <text:s/>- <text:s/>latent transforming growth factor beta binding protein 1, EIF2AK2 <text:s/>- <text:s/>eukaryotic translation initiation factor 2-alpha kinase 2, PIK3AP1 <text:s/>- <text:s/>phosphoinositide-3-kinase adaptor protein 1, SYNPO <text:s/>- <text:s/>synaptopodin, FNIP1 <text:s/>- <text:s/>folliculin interacting protein 1, HEY2 <text:s/>- <text:s/>hairy/enhancer-of-split related with yrpw motif 2, MAPK10 <text:s/>- <text:s/>mitogen-activated protein kinase 10, RSAD2 <text:s/>- <text:s/>radical s-adenosyl methionine domain containing 2, TNFSF15 <text:s/>- <text:s/>tumor necrosis factor (ligand) superfamily, member 15, ZIC1 <text:s/>- <text:s/>zic family member 1, GATA6 <text:s/>- <text:s/>gata binding protein 6, GPR65 <text:s/>- <text:s/>g protein-coupled receptor 65, PRDM16 <text:s/>- <text:s/>pr domain containing 16, GRIK2 <text:s/>- <text:s/>glutamate receptor, ionotropic, kainate 2, MBIP <text:s/>- <text:s/>map3k12 binding inhibitory protein 1, HDAC7 <text:s/>- <text:s/>histone deacetylase 7, MYOF <text:s/>- <text:s/>myoferlin, PHF14 <text:s/>- <text:s/>phd finger protein 14, NEDD4 <text:s/>- <text:s/>neural precursor cell expressed, developmentally down-regulated 4, e3 ubiquitin protein ligase, LRRC4C <text:s/>- <text:s/>leucine rich repeat containing 4c, BCL2 <text:s/>- <text:s/>b-cell cll/lymphoma 2, THBS1 <text:s/>- <text:s/>thrombospondin 1, ERBB4 <text:s/>- <text:s/>v-erb-b2 avian erythroblastic leukemia viral oncogene homolog 4, CCND1 <text:s/>- <text:s/>cyclin d1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7</text:p>
          </table:table-cell>
          <table:table-cell office:value-type="string" calcext:value-type="string">
            <text:p>positive regulation of cell differentiation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704" calcext:value-type="float">
            <text:p>704</text:p>
          </table:table-cell>
          <table:table-cell office:value-type="float" office:value="634" calcext:value-type="float">
            <text:p>6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IL17A <text:s/>- <text:s/>interleukin 17a, KDM4C <text:s/>- <text:s/>lysine (k)-specific demethylase 4c, IL15 <text:s/>- <text:s/>interleukin 15, PDE5A <text:s/>- <text:s/>phosphodiesterase 5a, cgmp-specific, ZNF385A <text:s/>- <text:s/>zinc finger protein 385a, SOCS1 <text:s/>- <text:s/>suppressor of cytokine signaling 1, FLT3LG <text:s/>- <text:s/>fms-related tyrosine kinase 3 ligand, RFX3 <text:s/>- <text:s/>regulatory factor x, 3 (influences hla class ii expression), PLXNC1 <text:s/>- <text:s/>plexin c1, NCOA1 <text:s/>- <text:s/>nuclear receptor coactivator 1, HLX <text:s/>- <text:s/>h2.0-like homeobox, IL23A <text:s/>- <text:s/>interleukin 23, alpha subunit p19, ATP11C <text:s/>- <text:s/>atpase, class vi, type 11c, NRP1 <text:s/>- <text:s/>neuropilin 1, INHBA <text:s/>- <text:s/>inhibin, beta a, CD74 <text:s/>- <text:s/>cd74 molecule, major histocompatibility complex, class ii invariant chain, LMO3 <text:s/>- <text:s/>lim domain only 3 (rhombotin-like 2), SETD3 <text:s/>- <text:s/>set domain containing 3, GLIPR2 <text:s/>- <text:s/>gli pathogenesis-related 2, BDNF <text:s/>- <text:s/>brain-derived neurotrophic factor, SCARB2 <text:s/>- <text:s/>scavenger receptor class b, member 2, MYOG <text:s/>- <text:s/>myogenin (myogenic factor 4), IL2 <text:s/>- <text:s/>interleukin 2, CFLAR <text:s/>- <text:s/>casp8 and fadd-like apoptosis regulator, CCDC3 <text:s/>- <text:s/>coiled-coil domain containing 3, SOX5 <text:s/>- <text:s/>sry (sex determining region y)-box 5, PA2G4 <text:s/>- <text:s/>proliferation-associated 2g4, 38kda, FOXG1 <text:s/>- <text:s/>forkhead box g1, HGF <text:s/>- <text:s/>hepatocyte growth factor (hepapoietin a; scatter factor), CD27 <text:s/>- <text:s/>cd27 molecule, IL7 <text:s/>- <text:s/>interleukin 7, CYLD <text:s/>- <text:s/>cylindromatosis (turban tumor syndrome), EHD1 <text:s/>- <text:s/>eh-domain containing 1, STK4 <text:s/>- <text:s/>serine/threonine kinase 4, CD80 <text:s/>- <text:s/>cd80 molecule, HOXA11 <text:s/>- <text:s/>homeobox a11, CYP26B1 <text:s/>- <text:s/>cytochrome p450, family 26, subfamily b, polypeptide 1, MYB <text:s/>- <text:s/>v-myb avian myeloblastosis viral oncogene homolog, TNFSF4 <text:s/>- <text:s/>tumor necrosis factor (ligand) superfamily, member 4, ISG15 <text:s/>- <text:s/>isg15 ubiquitin-like modifier, FGA <text:s/>- <text:s/>fibrinogen alpha chain, AAMDC <text:s/>- <text:s/>adipogenesis associated, mth938 domain containing, MAP3K5 <text:s/>- <text:s/>mitogen-activated protein kinase kinase kinase 5, CEBPD <text:s/>- <text:s/>ccaat/enhancer binding protein (c/ebp), delta, ROBO1 <text:s/>- <text:s/>roundabout, axon guidance receptor, homolog 1 (drosophila), TBX5 <text:s/>- <text:s/>t-box 5, AKAP6 <text:s/>- <text:s/>a kinase (prka) anchor protein 6, GATA6 <text:s/>- <text:s/>gata binding protein 6, PRDM16 <text:s/>- <text:s/>pr domain containing 16, ZEB2 <text:s/>- <text:s/>zinc finger e-box binding homeobox 2, BCL2 <text:s/>- <text:s/>b-cell cll/lymphoma 2, NEGR1 <text:s/>- <text:s/>neuronal growth regulator 1, KIAA1598 <text:s/>- <text:s/>kiaa1598, IL1RAPL1 <text:s/>- <text:s/>interleukin 1 receptor accessory protein-lik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688</text:p>
          </table:table-cell>
          <table:table-cell office:value-type="string" calcext:value-type="string">
            <text:p>regulation of defense response to virus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3.84" calcext:value-type="float">
            <text:p>3.84</text:p>
          </table:table-cell>
          <table:table-cell office:value-type="float" office:value="13954" calcext:value-type="float">
            <text:p>13954</text:p>
          </table:table-cell>
          <table:table-cell office:value-type="float" office:value="63" calcext:value-type="float">
            <text:p>63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ELMO1 <text:s/>- <text:s/>engulfment and cell motility 1, IFIT1 <text:s/>- <text:s/>interferon-induced protein with tetratricopeptide repeats 1, DHX58 <text:s/>- <text:s/>dexh (asp-glu-x-his) box polypeptide 58, IL15 <text:s/>- <text:s/>interleukin 15, BIRC2 <text:s/>- <text:s/>baculoviral iap repeat containing 2, IL27 <text:s/>- <text:s/>interleukin 27, DDX60 <text:s/>- <text:s/>dead (asp-glu-ala-asp) box polypeptide 60, EIF2AK2 <text:s/>- <text:s/>eukaryotic translation initiation factor 2-alpha kinase 2, TRIM6 <text:s/>- <text:s/>tripartite motif containing 6, B2M <text:s/>- <text:s/>beta-2-microglobul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360</text:p>
          </table:table-cell>
          <table:table-cell office:value-type="string" calcext:value-type="string">
            <text:p>T cell lineage commitment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9.17" calcext:value-type="float">
            <text:p>9.17</text:p>
          </table:table-cell>
          <table:table-cell office:value-type="float" office:value="13954" calcext:value-type="float">
            <text:p>13954</text:p>
          </table:table-cell>
          <table:table-cell office:value-type="float" office:value="12" calcext:value-type="float">
            <text:p>12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BCL2 <text:s/>- <text:s/>b-cell cll/lymphoma 2, IL7 <text:s/>- <text:s/>interleukin 7, CYLD <text:s/>- <text:s/>cylindromatosis (turban tumor syndrome), ZFPM1 <text:s/>- <text:s/>zinc finger protein, fog family member 1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6</text:p>
          </table:table-cell>
          <table:table-cell office:value-type="string" calcext:value-type="string">
            <text:p>negative regulation of apoptotic process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655" calcext:value-type="float">
            <text:p>655</text:p>
          </table:table-cell>
          <table:table-cell office:value-type="float" office:value="634" calcext:value-type="float">
            <text:p>6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IFIT3 <text:s/>- <text:s/>interferon-induced protein with tetratricopeptide repeats 3, BIRC2 <text:s/>- <text:s/>baculoviral iap repeat containing 2, ZNF385A <text:s/>- <text:s/>zinc finger protein 385a, FLT3LG <text:s/>- <text:s/>fms-related tyrosine kinase 3 ligand, KDM2B <text:s/>- <text:s/>lysine (k)-specific demethylase 2b, SET <text:s/>- <text:s/>set nuclear oncogene, NRP1 <text:s/>- <text:s/>neuropilin 1, CD74 <text:s/>- <text:s/>cd74 molecule, major histocompatibility complex, class ii invariant chain, IDO1 <text:s/>- <text:s/>indoleamine 2,3-dioxygenase 1, HMGN5 <text:s/>- <text:s/>high mobility group nucleosome binding domain 5, BDNF <text:s/>- <text:s/>brain-derived neurotrophic factor, FMN2 <text:s/>- <text:s/>formin 2, IL2 <text:s/>- <text:s/>interleukin 2, CFLAR <text:s/>- <text:s/>casp8 and fadd-like apoptosis regulator, PA2G4 <text:s/>- <text:s/>proliferation-associated 2g4, 38kda, SLC40A1 <text:s/>- <text:s/>solute carrier family 40 (iron-regulated transporter), member 1, HGF <text:s/>- <text:s/>hepatocyte growth factor (hepapoietin a; scatter factor), CD27 <text:s/>- <text:s/>cd27 molecule, CBX4 <text:s/>- <text:s/>chromobox homolog 4, MSX1 <text:s/>- <text:s/>msh homeobox 1, IL7 <text:s/>- <text:s/>interleukin 7, CCL21 <text:s/>- <text:s/>chemokine (c-c motif) ligand 21, CITED2 <text:s/>- <text:s/>cbp/p300-interacting transactivator, with glu/asp-rich carboxy-terminal domain, 2, TFAP2D <text:s/>- <text:s/>transcription factor ap-2 delta (activating enhancer binding protein 2 delta), PROK2 <text:s/>- <text:s/>prokineticin 2, EYA4 <text:s/>- <text:s/>eyes absent homolog 4 (drosophila), TFAP2A <text:s/>- <text:s/>transcription factor ap-2 alpha (activating enhancer binding protein 2 alpha), PDGFRB <text:s/>- <text:s/>platelet-derived growth factor receptor, beta polypeptide, ADAR <text:s/>- <text:s/>adenosine deaminase, rna-specific, CPEB4 <text:s/>- <text:s/>cytoplasmic polyadenylation element binding protein 4, PPARGC1A <text:s/>- <text:s/>peroxisome proliferator-activated receptor gamma, coactivator 1 alpha, NR4A2 <text:s/>- <text:s/>nuclear receptor subfamily 4, group a, member 2, FGA <text:s/>- <text:s/>fibrinogen alpha chain, EIF2AK2 <text:s/>- <text:s/>eukaryotic translation initiation factor 2-alpha kinase 2, AAMDC <text:s/>- <text:s/>adipogenesis associated, mth938 domain containing, ITGB1 <text:s/>- <text:s/>integrin, beta 1 (fibronectin receptor, beta polypeptide, antigen cd29 includes mdf2, msk12), FNIP1 <text:s/>- <text:s/>folliculin interacting protein 1, SIX1 <text:s/>- <text:s/>six homeobox 1, PTK2 <text:s/>- <text:s/>protein tyrosine kinase 2, HEY2 <text:s/>- <text:s/>hairy/enhancer-of-split related with yrpw motif 2, CNTFR <text:s/>- <text:s/>ciliary neurotrophic factor receptor, SERPINB13 <text:s/>- <text:s/>serpin peptidase inhibitor, clade b (ovalbumin), member 13, GATA6 <text:s/>- <text:s/>gata binding protein 6, TCF7L2 <text:s/>- <text:s/>transcription factor 7-like 2 (t-cell specific, hmg-box)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785</text:p>
          </table:table-cell>
          <table:table-cell office:value-type="string" calcext:value-type="string">
            <text:p>positive regulation of cell adhesion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2.15" calcext:value-type="float">
            <text:p>2.15</text:p>
          </table:table-cell>
          <table:table-cell office:value-type="float" office:value="13954" calcext:value-type="float">
            <text:p>13954</text:p>
          </table:table-cell>
          <table:table-cell office:value-type="float" office:value="287" calcext:value-type="float">
            <text:p>287</text:p>
          </table:table-cell>
          <table:table-cell office:value-type="float" office:value="634" calcext:value-type="float">
            <text:p>6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CITED2 <text:s/>- <text:s/>cbp/p300-interacting transactivator, with glu/asp-rich carboxy-terminal domain, 2, VAV3 <text:s/>- <text:s/>vav 3 guanine nucleotide exchange factor, IL15 <text:s/>- <text:s/>interleukin 15, SOCS1 <text:s/>- <text:s/>suppressor of cytokine signaling 1, HLX <text:s/>- <text:s/>h2.0-like homeobox, CD274 <text:s/>- <text:s/>cd274 molecule, IL23A <text:s/>- <text:s/>interleukin 23, alpha subunit p19, CD74 <text:s/>- <text:s/>cd74 molecule, major histocompatibility complex, class ii invariant chain, TNFSF4 <text:s/>- <text:s/>tumor necrosis factor (ligand) superfamily, member 4, MYB <text:s/>- <text:s/>v-myb avian myeloblastosis viral oncogene homolog, FGA <text:s/>- <text:s/>fibrinogen alpha chain, TNFSF13B <text:s/>- <text:s/>tumor necrosis factor (ligand) superfamily, member 13b, EFNB1 <text:s/>- <text:s/>ephrin-b1, CDK6 <text:s/>- <text:s/>cyclin-dependent kinase 6, GRAP2 <text:s/>- <text:s/>grb2-related adaptor protein 2, IL2 <text:s/>- <text:s/>interleukin 2, FOXF1 <text:s/>- <text:s/>forkhead box f1, CD27 <text:s/>- <text:s/>cd27 molecule, YES1 <text:s/>- <text:s/>v-yes-1 yamaguchi sarcoma viral oncogene homolog 1, VIT <text:s/>- <text:s/>vitrin, ABI3BP <text:s/>- <text:s/>abi family, member 3 (nesh) binding protein, ECM2 <text:s/>- <text:s/>extracellular matrix protein 2, female organ and adipocyte specific, IL7 <text:s/>- <text:s/>interleukin 7, CYLD <text:s/>- <text:s/>cylindromatosis (turban tumor syndrome), ITGA6 <text:s/>- <text:s/>integrin, alpha 6, ANK3 <text:s/>- <text:s/>ankyrin 3, node of ranvier (ankyrin g)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670</text:p>
          </table:table-cell>
          <table:table-cell office:value-type="string" calcext:value-type="string">
            <text:p>regulation of lymphocyte proliferation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34" calcext:value-type="float">
            <text:p>134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VAV3 <text:s/>- <text:s/>vav 3 guanine nucleotide exchange factor, IL15 <text:s/>- <text:s/>interleukin 15, PDE5A <text:s/>- <text:s/>phosphodiesterase 5a, cgmp-specific, IL2 <text:s/>- <text:s/>interleukin 2, CD274 <text:s/>- <text:s/>cd274 molecule, SOS1 <text:s/>- <text:s/>son of sevenless homolog 1 (drosophila), IL23A <text:s/>- <text:s/>interleukin 23, alpha subunit p19, TNFSF4 <text:s/>- <text:s/>tumor necrosis factor (ligand) superfamily, member 4, CD74 <text:s/>- <text:s/>cd74 molecule, major histocompatibility complex, class ii invariant chain, BCL2 <text:s/>- <text:s/>b-cell cll/lymphoma 2, IDO1 <text:s/>- <text:s/>indoleamine 2,3-dioxygenase 1, TNFSF13B <text:s/>- <text:s/>tumor necrosis factor (ligand) superfamily, member 13b, IL27 <text:s/>- <text:s/>interleukin 27, IL7 <text:s/>- <text:s/>interleukin 7, NDFIP1 <text:s/>- <text:s/>nedd4 family interacting protein 1, EFNB1 <text:s/>- <text:s/>ephrin-b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cell proliferation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539" calcext:value-type="float">
            <text:p>539</text:p>
          </table:table-cell>
          <table:table-cell office:value-type="float" office:value="634" calcext:value-type="float">
            <text:p>6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CITED2 <text:s/>- <text:s/>cbp/p300-interacting transactivator, with glu/asp-rich carboxy-terminal domain, 2, EMP1 <text:s/>- <text:s/>epithelial membrane protein 1, PITX2 <text:s/>- <text:s/>paired-like homeodomain 2, RC3H2 <text:s/>- <text:s/>ring finger and ccch-type domains 2, PROK2 <text:s/>- <text:s/>prokineticin 2, IL15 <text:s/>- <text:s/>interleukin 15, BAK1 <text:s/>- <text:s/>bcl2-antagonist/killer 1, IL15RA <text:s/>- <text:s/>interleukin 15 receptor, alpha, EREG <text:s/>- <text:s/>epiregulin, RNF43 <text:s/>- <text:s/>ring finger protein 43, ISG20 <text:s/>- <text:s/>interferon stimulated exonuclease gene 20kda, LGI1 <text:s/>- <text:s/>leucine-rich, glioma inactivated 1, PDGFRB <text:s/>- <text:s/>platelet-derived growth factor receptor, beta polypeptide, STAT6 <text:s/>- <text:s/>signal transducer and activator of transcription 6, interleukin-4 induced, FGF1 <text:s/>- <text:s/>fibroblast growth factor 1 (acidic), IL23A <text:s/>- <text:s/>interleukin 23, alpha subunit p19, NR6A1 <text:s/>- <text:s/>nuclear receptor subfamily 6, group a, member 1, OSM <text:s/>- <text:s/>oncostatin m, BST2 <text:s/>- <text:s/>bone marrow stromal cell antigen 2, CD74 <text:s/>- <text:s/>cd74 molecule, major histocompatibility complex, class ii invariant chain, TNFSF4 <text:s/>- <text:s/>tumor necrosis factor (ligand) superfamily, member 4, ESR1 <text:s/>- <text:s/>estrogen receptor 1, TNFSF13B <text:s/>- <text:s/>tumor necrosis factor (ligand) superfamily, member 13b, LY86 <text:s/>- <text:s/>lymphocyte antigen 86, EVI5 <text:s/>- <text:s/>ecotropic viral integration site 5, IFNB1 <text:s/>- <text:s/>interferon, beta 1, fibroblast, SIX1 <text:s/>- <text:s/>six homeobox 1, MAP3K11 <text:s/>- <text:s/>mitogen-activated protein kinase kinase kinase 11, ASCC3 <text:s/>- <text:s/>activating signal cointegrator 1 complex subunit 3, UBR5 <text:s/>- <text:s/>ubiquitin protein ligase e3 component n-recognin 5, NCSTN <text:s/>- <text:s/>nicastrin, TNFRSF17 <text:s/>- <text:s/>tumor necrosis factor receptor superfamily, member 17, ZEB2 <text:s/>- <text:s/>zinc finger e-box binding homeobox 2, FAT4 <text:s/>- <text:s/>fat atypical cadherin 4, PA2G4 <text:s/>- <text:s/>proliferation-associated 2g4, 38kda, TCF7L2 <text:s/>- <text:s/>transcription factor 7-like 2 (t-cell specific, hmg-box), HGF <text:s/>- <text:s/>hepatocyte growth factor (hepapoietin a; scatter factor), APPL1 <text:s/>- <text:s/>adaptor protein, phosphotyrosine interaction, ph domain and leucine zipper containing 1, BCL2 <text:s/>- <text:s/>b-cell cll/lymphoma 2, MSX1 <text:s/>- <text:s/>msh homeobox 1, ERBB4 <text:s/>- <text:s/>v-erb-b2 avian erythroblastic leukemia viral oncogene homolog 4, TNFSF8 <text:s/>- <text:s/>tumor necrosis factor (ligand) superfamily, member 8, CCND1 <text:s/>- <text:s/>cyclin d1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944</text:p>
          </table:table-cell>
          <table:table-cell office:value-type="string" calcext:value-type="string">
            <text:p>regulation of mononuclear cell proliferation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2.77" calcext:value-type="float">
            <text:p>2.77</text:p>
          </table:table-cell>
          <table:table-cell office:value-type="float" office:value="13954" calcext:value-type="float">
            <text:p>13954</text:p>
          </table:table-cell>
          <table:table-cell office:value-type="float" office:value="135" calcext:value-type="float">
            <text:p>135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VAV3 <text:s/>- <text:s/>vav 3 guanine nucleotide exchange factor, IL15 <text:s/>- <text:s/>interleukin 15, PDE5A <text:s/>- <text:s/>phosphodiesterase 5a, cgmp-specific, IL2 <text:s/>- <text:s/>interleukin 2, CD274 <text:s/>- <text:s/>cd274 molecule, SOS1 <text:s/>- <text:s/>son of sevenless homolog 1 (drosophila), IL23A <text:s/>- <text:s/>interleukin 23, alpha subunit p19, TNFSF4 <text:s/>- <text:s/>tumor necrosis factor (ligand) superfamily, member 4, CD74 <text:s/>- <text:s/>cd74 molecule, major histocompatibility complex, class ii invariant chain, BCL2 <text:s/>- <text:s/>b-cell cll/lymphoma 2, IDO1 <text:s/>- <text:s/>indoleamine 2,3-dioxygenase 1, TNFSF13B <text:s/>- <text:s/>tumor necrosis factor (ligand) superfamily, member 13b, IL27 <text:s/>- <text:s/>interleukin 27, IL7 <text:s/>- <text:s/>interleukin 7, NDFIP1 <text:s/>- <text:s/>nedd4 family interacting protein 1, EFNB1 <text:s/>- <text:s/>ephrin-b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891</text:p>
          </table:table-cell>
          <table:table-cell office:value-type="string" calcext:value-type="string">
            <text:p>striated muscle atrophy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" calcext:value-type="float">
            <text:p>0.01</text:p>
          </table:table-cell>
          <table:table-cell office:value-type="float" office:value="12.58" calcext:value-type="float">
            <text:p>12.58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PARGC1A <text:s/>- <text:s/>peroxisome proliferator-activated receptor gamma, coactivator 1 alpha, IL15 <text:s/>- <text:s/>interleukin 15, MYOG <text:s/>- <text:s/>myogenin (myogenic factor 4), CFLAR <text:s/>- <text:s/>casp8 and fadd-like apoptosis regula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501</text:p>
          </table:table-cell>
          <table:table-cell office:value-type="string" calcext:value-type="string">
            <text:p>skeletal muscle adaptation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12.58" calcext:value-type="float">
            <text:p>12.58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PARGC1A <text:s/>- <text:s/>peroxisome proliferator-activated receptor gamma, coactivator 1 alpha, IL15 <text:s/>- <text:s/>interleukin 15, MYOG <text:s/>- <text:s/>myogenin (myogenic factor 4), CFLAR <text:s/>- <text:s/>casp8 and fadd-like apoptosis regula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04</text:p>
          </table:table-cell>
          <table:table-cell office:value-type="string" calcext:value-type="string">
            <text:p>regulation of dendritic cell antigen processing and presentation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12.58" calcext:value-type="float">
            <text:p>12.58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NOD1 <text:s/>- <text:s/>nucleotide-binding oligomerization domain containing 1, CD74 <text:s/>- <text:s/>cd74 molecule, major histocompatibility complex, class ii invariant chain, THBS1 <text:s/>- <text:s/>thrombospondin 1, CCL21 <text:s/>- <text:s/>chemokine (c-c motif) ligand 2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0</text:p>
          </table:table-cell>
          <table:table-cell office:value-type="string" calcext:value-type="string">
            <text:p>negative regulation of lymphocyte differentiation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102" calcext:value-type="float">
            <text:p>0.0102</text:p>
          </table:table-cell>
          <table:table-cell office:value-type="float" office:value="5.03" calcext:value-type="float">
            <text:p>5.03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FBXO7 <text:s/>- <text:s/>f-box protein 7, INHBA <text:s/>- <text:s/>inhibin, beta a, TNFSF4 <text:s/>- <text:s/>tumor necrosis factor (ligand) superfamily, member 4, CD74 <text:s/>- <text:s/>cd74 molecule, major histocompatibility complex, class ii invariant chain, IL2 <text:s/>- <text:s/>interleukin 2, CYLD <text:s/>- <text:s/>cylindromatosis (turban tumor syndrome), IFNB1 <text:s/>- <text:s/>interferon, beta 1, fibroblast, HLX <text:s/>- <text:s/>h2.0-like homeobox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782</text:p>
          </table:table-cell>
          <table:table-cell office:value-type="string" calcext:value-type="string">
            <text:p>B cell homeostasis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104" calcext:value-type="float">
            <text:p>0.0104</text:p>
          </table:table-cell>
          <table:table-cell office:value-type="float" office:value="6.95" calcext:value-type="float">
            <text:p>6.95</text:p>
          </table:table-cell>
          <table:table-cell office:value-type="float" office:value="13954" calcext:value-type="float">
            <text:p>13954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SOS1 <text:s/>- <text:s/>son of sevenless homolog 1 (drosophila), RC3H2 <text:s/>- <text:s/>ring finger and ccch-type domains 2, BCL2 <text:s/>- <text:s/>b-cell cll/lymphoma 2, BAK1 <text:s/>- <text:s/>bcl2-antagonist/killer 1, TNFSF13B <text:s/>- <text:s/>tumor necrosis factor (ligand) superfamily, member 13b, DOCK10 <text:s/>- <text:s/>dedicator of cytokinesis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7</text:p>
          </table:table-cell>
          <table:table-cell office:value-type="string" calcext:value-type="string">
            <text:p>animal organ morphogenesis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382" calcext:value-type="float">
            <text:p>382</text:p>
          </table:table-cell>
          <table:table-cell office:value-type="float" office:value="634" calcext:value-type="float">
            <text:p>6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PITX2 <text:s/>- <text:s/>paired-like homeodomain 2, HOXA11 <text:s/>- <text:s/>homeobox a11, BAK1 <text:s/>- <text:s/>bcl2-antagonist/killer 1, HOXB3 <text:s/>- <text:s/>homeobox b3, EREG <text:s/>- <text:s/>epiregulin, TFAP2A <text:s/>- <text:s/>transcription factor ap-2 alpha (activating enhancer binding protein 2 alpha), TCF15 <text:s/>- <text:s/>transcription factor 15 (basic helix-loop-helix), PAX3 <text:s/>- <text:s/>paired box 3, PAX9 <text:s/>- <text:s/>paired box 9, CYP26B1 <text:s/>- <text:s/>cytochrome p450, family 26, subfamily b, polypeptide 1, KDM2B <text:s/>- <text:s/>lysine (k)-specific demethylase 2b, HLX <text:s/>- <text:s/>h2.0-like homeobox, ETV7 <text:s/>- <text:s/>ets variant 7, STAT6 <text:s/>- <text:s/>signal transducer and activator of transcription 6, interleukin-4 induced, NRP1 <text:s/>- <text:s/>neuropilin 1, FLI1 <text:s/>- <text:s/>fli-1 proto-oncogene, ets transcription factor, INHBA <text:s/>- <text:s/>inhibin, beta a, HOXA3 <text:s/>- <text:s/>homeobox a3, SP5 <text:s/>- <text:s/>sp5 transcription factor, AMTN <text:s/>- <text:s/>amelotin, SIX1 <text:s/>- <text:s/>six homeobox 1, PTK2 <text:s/>- <text:s/>protein tyrosine kinase 2, ASH1L <text:s/>- <text:s/>ash1 (absent, small, or homeotic)-like (drosophila), ID3 <text:s/>- <text:s/>inhibitor of dna binding 3, dominant negative helix-loop-helix protein, TBX15 <text:s/>- <text:s/>t-box 15, EVL <text:s/>- <text:s/>enah/vasp-like, HIPK1 <text:s/>- <text:s/>homeodomain interacting protein kinase 1, FAT4 <text:s/>- <text:s/>fat atypical cadherin 4, FOXF1 <text:s/>- <text:s/>forkhead box f1, BCL2 <text:s/>- <text:s/>b-cell cll/lymphoma 2, MSX1 <text:s/>- <text:s/>msh homeobox 1, IL7 <text:s/>- <text:s/>interleukin 7, FBN1 <text:s/>- <text:s/>fibrillin 1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707</text:p>
          </table:table-cell>
          <table:table-cell office:value-type="string" calcext:value-type="string">
            <text:p>negative regulation of hemopoiesis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105" calcext:value-type="float">
            <text:p>0.0105</text:p>
          </table:table-cell>
          <table:table-cell office:value-type="float" office:value="3.29" calcext:value-type="float">
            <text:p>3.29</text:p>
          </table:table-cell>
          <table:table-cell office:value-type="float" office:value="13954" calcext:value-type="float">
            <text:p>13954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CDK6 <text:s/>- <text:s/>cyclin-dependent kinase 6, FBXO7 <text:s/>- <text:s/>f-box protein 7, IL2 <text:s/>- <text:s/>interleukin 2, HLX <text:s/>- <text:s/>h2.0-like homeobox, INHBA <text:s/>- <text:s/>inhibin, beta a, CD74 <text:s/>- <text:s/>cd74 molecule, major histocompatibility complex, class ii invariant chain, TNFSF4 <text:s/>- <text:s/>tumor necrosis factor (ligand) superfamily, member 4, MEIS2 <text:s/>- <text:s/>meis homeobox 2, FBN1 <text:s/>- <text:s/>fibrillin 1, CYLD <text:s/>- <text:s/>cylindromatosis (turban tumor syndrome), MEIS1 <text:s/>- <text:s/>meis homeobox 1, IFNB1 <text:s/>- <text:s/>interferon, beta 1, fibroblast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39</text:p>
          </table:table-cell>
          <table:table-cell office:value-type="string" calcext:value-type="string">
            <text:p>positive regulation of leukocyte cell-cell adhesion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66" calcext:value-type="float">
            <text:p>2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49" calcext:value-type="float">
            <text:p>149</text:p>
          </table:table-cell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GRAP2 <text:s/>- <text:s/>grb2-related adaptor protein 2, IL15 <text:s/>- <text:s/>interleukin 15, IL2 <text:s/>- <text:s/>interleukin 2, SOCS1 <text:s/>- <text:s/>suppressor of cytokine signaling 1, CD274 <text:s/>- <text:s/>cd274 molecule, HLX <text:s/>- <text:s/>h2.0-like homeobox, IL23A <text:s/>- <text:s/>interleukin 23, alpha subunit p19, CD27 <text:s/>- <text:s/>cd27 molecule, YES1 <text:s/>- <text:s/>v-yes-1 yamaguchi sarcoma viral oncogene homolog 1, TNFSF4 <text:s/>- <text:s/>tumor necrosis factor (ligand) superfamily, member 4, CD74 <text:s/>- <text:s/>cd74 molecule, major histocompatibility complex, class ii invariant chain, MYB <text:s/>- <text:s/>v-myb avian myeloblastosis viral oncogene homolog, TNFSF13B <text:s/>- <text:s/>tumor necrosis factor (ligand) superfamily, member 13b, IL7 <text:s/>- <text:s/>interleukin 7, CYLD <text:s/>- <text:s/>cylindromatosis (turban tumor syndrome), EFNB1 <text:s/>- <text:s/>ephrin-b1, CCL21 <text:s/>- <text:s/>chemokine (c-c motif) ligand 2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596</text:p>
          </table:table-cell>
          <table:table-cell office:value-type="string" calcext:value-type="string">
            <text:p>negative regulation of cell differentiation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113" calcext:value-type="float">
            <text:p>0.0113</text:p>
          </table:table-cell>
          <table:table-cell office:value-type="float" office:value="1.82" calcext:value-type="float">
            <text:p>1.82</text:p>
          </table:table-cell>
          <table:table-cell office:value-type="float" office:value="13954" calcext:value-type="float">
            <text:p>13954</text:p>
          </table:table-cell>
          <table:table-cell office:value-type="float" office:value="496" calcext:value-type="float">
            <text:p>496</text:p>
          </table:table-cell>
          <table:table-cell office:value-type="float" office:value="634" calcext:value-type="float">
            <text:p>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EREG <text:s/>- <text:s/>epiregulin, ANP32B <text:s/>- <text:s/>acidic (leucine-rich) nuclear phosphoprotein 32 family, member b, HLX <text:s/>- <text:s/>h2.0-like homeobox, B2M <text:s/>- <text:s/>beta-2-microglobulin, INHBA <text:s/>- <text:s/>inhibin, beta a, NRP1 <text:s/>- <text:s/>neuropilin 1, CD74 <text:s/>- <text:s/>cd74 molecule, major histocompatibility complex, class ii invariant chain, ZADH2 <text:s/>- <text:s/>zinc binding alcohol dehydrogenase domain containing 2, TNFSF4 <text:s/>- <text:s/>tumor necrosis factor (ligand) superfamily, member 4, MEIS2 <text:s/>- <text:s/>meis homeobox 2, BCL11A <text:s/>- <text:s/>b-cell cll/lymphoma 11a (zinc finger protein), HOXA2 <text:s/>- <text:s/>homeobox a2, ITGB1 <text:s/>- <text:s/>integrin, beta 1 (fibronectin receptor, beta polypeptide, antigen cd29 includes mdf2, msk12), MEIS1 <text:s/>- <text:s/>meis homeobox 1, DCC <text:s/>- <text:s/>deleted in colorectal carcinoma, IFNB1 <text:s/>- <text:s/>interferon, beta 1, fibroblast, HEY2 <text:s/>- <text:s/>hairy/enhancer-of-split related with yrpw motif 2, PTK2 <text:s/>- <text:s/>protein tyrosine kinase 2, ZFPM1 <text:s/>- <text:s/>zinc finger protein, fog family member 1, CDK6 <text:s/>- <text:s/>cyclin-dependent kinase 6, ID3 <text:s/>- <text:s/>inhibitor of dna binding 3, dominant negative helix-loop-helix protein, FBXO7 <text:s/>- <text:s/>f-box protein 7, HDAC4 <text:s/>- <text:s/>histone deacetylase 4, TBX5 <text:s/>- <text:s/>t-box 5, BDNF <text:s/>- <text:s/>brain-derived neurotrophic factor, PCM1 <text:s/>- <text:s/>pericentriolar material 1, SORT1 <text:s/>- <text:s/>sortilin 1, IL2 <text:s/>- <text:s/>interleukin 2, HDAC7 <text:s/>- <text:s/>histone deacetylase 7, CFLAR <text:s/>- <text:s/>casp8 and fadd-like apoptosis regulator, CXCL10 <text:s/>- <text:s/>chemokine (c-x-c motif) ligand 10, TRIM6 <text:s/>- <text:s/>tripartite motif containing 6, FOXG1 <text:s/>- <text:s/>forkhead box g1, RUNX1T1 <text:s/>- <text:s/>runt-related transcription factor 1; translocated to, 1 (cyclin d-related), CNTN4 <text:s/>- <text:s/>contactin 4, BCL2 <text:s/>- <text:s/>b-cell cll/lymphoma 2, MSX1 <text:s/>- <text:s/>msh homeobox 1, ERBB4 <text:s/>- <text:s/>v-erb-b2 avian erythroblastic leukemia viral oncogene homolog 4, FBN1 <text:s/>- <text:s/>fibrillin 1, CCND1 <text:s/>- <text:s/>cyclin d1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34</text:p>
          </table:table-cell>
          <table:table-cell office:value-type="string" calcext:value-type="string">
            <text:p>hematopoietic or lymphoid organ development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114" calcext:value-type="float">
            <text:p>0.0114</text:p>
          </table:table-cell>
          <table:table-cell office:value-type="float" office:value="2.73" calcext:value-type="float">
            <text:p>2.73</text:p>
          </table:table-cell>
          <table:table-cell office:value-type="float" office:value="13954" calcext:value-type="float">
            <text:p>13954</text:p>
          </table:table-cell>
          <table:table-cell office:value-type="float" office:value="137" calcext:value-type="float">
            <text:p>137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RUNX3 <text:s/>- <text:s/>runt-related transcription factor 3, CITED2 <text:s/>- <text:s/>cbp/p300-interacting transactivator, with glu/asp-rich carboxy-terminal domain, 2, PITX2 <text:s/>- <text:s/>paired-like homeodomain 2, RC3H2 <text:s/>- <text:s/>ring finger and ccch-type domains 2, IL15 <text:s/>- <text:s/>interleukin 15, HOXB3 <text:s/>- <text:s/>homeobox b3, HIPK1 <text:s/>- <text:s/>homeodomain interacting protein kinase 1, FLT3LG <text:s/>- <text:s/>fms-related tyrosine kinase 3 ligand, LMO4 <text:s/>- <text:s/>lim domain only 4, ADAR <text:s/>- <text:s/>adenosine deaminase, rna-specific, SH2B3 <text:s/>- <text:s/>sh2b adaptor protein 3, BCL2 <text:s/>- <text:s/>b-cell cll/lymphoma 2, MEIS1 <text:s/>- <text:s/>meis homeobox 1, HOXA3 <text:s/>- <text:s/>homeobox a3, SIX1 <text:s/>- <text:s/>six homeobox 1, STK4 <text:s/>- <text:s/>serine/threonine kinase 4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2</text:p>
          </table:table-cell>
          <table:table-cell office:value-type="string" calcext:value-type="string">
            <text:p>regulation of adaptive immune response based on somatic recombination of immune receptors built from immunoglobulin superfamily domains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25" calcext:value-type="float">
            <text:p>3.25</text:p>
          </table:table-cell>
          <table:table-cell office:value-type="float" office:value="13954" calcext:value-type="float">
            <text:p>13954</text:p>
          </table:table-cell>
          <table:table-cell office:value-type="float" office:value="88" calcext:value-type="float">
            <text:p>88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SAD2 <text:s/>- <text:s/>radical s-adenosyl methionine domain containing 2, IL2 <text:s/>- <text:s/>interleukin 2, HLX <text:s/>- <text:s/>h2.0-like homeobox, STAT6 <text:s/>- <text:s/>signal transducer and activator of transcription 6, interleukin-4 induced, B2M <text:s/>- <text:s/>beta-2-microglobulin, IL23A <text:s/>- <text:s/>interleukin 23, alpha subunit p19, TNFSF4 <text:s/>- <text:s/>tumor necrosis factor (ligand) superfamily, member 4, TBX21 <text:s/>- <text:s/>t-box 21, TNFSF13B <text:s/>- <text:s/>tumor necrosis factor (ligand) superfamily, member 13b, IL27 <text:s/>- <text:s/>interleukin 27, NDFIP1 <text:s/>- <text:s/>nedd4 family interacting protein 1, IFNB1 <text:s/>- <text:s/>interferon, beta 1, fibroblast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69</text:p>
          </table:table-cell>
          <table:table-cell office:value-type="string" calcext:value-type="string">
            <text:p>negative regulation of programmed cell death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664" calcext:value-type="float">
            <text:p>664</text:p>
          </table:table-cell>
          <table:table-cell office:value-type="float" office:value="634" calcext:value-type="float">
            <text:p>6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IFIT3 <text:s/>- <text:s/>interferon-induced protein with tetratricopeptide repeats 3, BIRC2 <text:s/>- <text:s/>baculoviral iap repeat containing 2, ZNF385A <text:s/>- <text:s/>zinc finger protein 385a, FLT3LG <text:s/>- <text:s/>fms-related tyrosine kinase 3 ligand, KDM2B <text:s/>- <text:s/>lysine (k)-specific demethylase 2b, SET <text:s/>- <text:s/>set nuclear oncogene, NRP1 <text:s/>- <text:s/>neuropilin 1, CD74 <text:s/>- <text:s/>cd74 molecule, major histocompatibility complex, class ii invariant chain, IDO1 <text:s/>- <text:s/>indoleamine 2,3-dioxygenase 1, HMGN5 <text:s/>- <text:s/>high mobility group nucleosome binding domain 5, BDNF <text:s/>- <text:s/>brain-derived neurotrophic factor, FMN2 <text:s/>- <text:s/>formin 2, IL2 <text:s/>- <text:s/>interleukin 2, CFLAR <text:s/>- <text:s/>casp8 and fadd-like apoptosis regulator, PA2G4 <text:s/>- <text:s/>proliferation-associated 2g4, 38kda, SLC40A1 <text:s/>- <text:s/>solute carrier family 40 (iron-regulated transporter), member 1, HGF <text:s/>- <text:s/>hepatocyte growth factor (hepapoietin a; scatter factor), CD27 <text:s/>- <text:s/>cd27 molecule, CBX4 <text:s/>- <text:s/>chromobox homolog 4, MSX1 <text:s/>- <text:s/>msh homeobox 1, IL7 <text:s/>- <text:s/>interleukin 7, CCL21 <text:s/>- <text:s/>chemokine (c-c motif) ligand 21, CITED2 <text:s/>- <text:s/>cbp/p300-interacting transactivator, with glu/asp-rich carboxy-terminal domain, 2, TFAP2D <text:s/>- <text:s/>transcription factor ap-2 delta (activating enhancer binding protein 2 delta), PROK2 <text:s/>- <text:s/>prokineticin 2, EYA4 <text:s/>- <text:s/>eyes absent homolog 4 (drosophila), TFAP2A <text:s/>- <text:s/>transcription factor ap-2 alpha (activating enhancer binding protein 2 alpha), PDGFRB <text:s/>- <text:s/>platelet-derived growth factor receptor, beta polypeptide, ADAR <text:s/>- <text:s/>adenosine deaminase, rna-specific, CPEB4 <text:s/>- <text:s/>cytoplasmic polyadenylation element binding protein 4, PPARGC1A <text:s/>- <text:s/>peroxisome proliferator-activated receptor gamma, coactivator 1 alpha, NR4A2 <text:s/>- <text:s/>nuclear receptor subfamily 4, group a, member 2, FGA <text:s/>- <text:s/>fibrinogen alpha chain, EIF2AK2 <text:s/>- <text:s/>eukaryotic translation initiation factor 2-alpha kinase 2, AAMDC <text:s/>- <text:s/>adipogenesis associated, mth938 domain containing, ITGB1 <text:s/>- <text:s/>integrin, beta 1 (fibronectin receptor, beta polypeptide, antigen cd29 includes mdf2, msk12), HEY2 <text:s/>- <text:s/>hairy/enhancer-of-split related with yrpw motif 2, SIX1 <text:s/>- <text:s/>six homeobox 1, PTK2 <text:s/>- <text:s/>protein tyrosine kinase 2, FNIP1 <text:s/>- <text:s/>folliculin interacting protein 1, CNTFR <text:s/>- <text:s/>ciliary neurotrophic factor receptor, SERPINB13 <text:s/>- <text:s/>serpin peptidase inhibitor, clade b (ovalbumin), member 13, GATA6 <text:s/>- <text:s/>gata binding protein 6, TCF7L2 <text:s/>- <text:s/>transcription factor 7-like 2 (t-cell specific, hmg-box)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nucleobase-containing compound metabolic process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117" calcext:value-type="float">
            <text:p>0.0117</text:p>
          </table:table-cell>
          <table:table-cell office:value-type="float" office:value="1.25" calcext:value-type="float">
            <text:p>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405" calcext:value-type="float">
            <text:p>3405</text:p>
          </table:table-cell>
          <table:table-cell office:value-type="float" office:value="634" calcext:value-type="float">
            <text:p>63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TRMT1L <text:s/>- <text:s/>trna methyltransferase 1 homolog (s. cerevisiae)-like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ASCC3 <text:s/>- <text:s/>activating signal cointegrator 1 complex subunit 3, L3MBTL3 <text:s/>- <text:s/>l(3)mbt-like 3 (drosophila), OLA1 <text:s/>- <text:s/>obg-like atpase 1, MYOG <text:s/>- <text:s/>myogenin (myogenic factor 4), UGGT1 <text:s/>- <text:s/>udp-glucose glycoprotein glucosyltransferase 1, SOX5 <text:s/>- <text:s/>sry (sex determining region y)-box 5, LCOR <text:s/>- <text:s/>ligand dependent nuclear receptor corepressor, TSHZ1 <text:s/>- <text:s/>teashirt zinc finger homeobox 1, KDM2A <text:s/>- <text:s/>lysine (k)-specific demethylase 2a, ELF1 <text:s/>- <text:s/>e74-like factor 1 (ets domain transcription factor), ELAVL4 <text:s/>- <text:s/>elav (embryonic lethal, abnormal vision, drosophila)-like 4, TRIM22 <text:s/>- <text:s/>tripartite motif containing 22, PSMD14 <text:s/>- <text:s/>proteasome (prosome, macropain) 26s subunit, non-atpase, 14, BBX <text:s/>- <text:s/>bobby sox homolog (drosophila), GLIS1 <text:s/>- <text:s/>glis family zinc finger 1, TRMT10B <text:s/>- <text:s/>trna methyltransferase 10 homolog b (s. cerevisiae), ADAR <text:s/>- <text:s/>adenosine deaminase, rna-specific, MYB <text:s/>- <text:s/>v-myb avian myeloblastosis viral oncogene homolog, PPARGC1A <text:s/>- <text:s/>peroxisome proliferator-activated receptor gamma, coactivator 1 alpha, RNASEL <text:s/>- <text:s/>ribonuclease l (2',5'-oligoisoadenylate synthetase-dependent), PPA1 <text:s/>- <text:s/>pyrophosphatase (inorganic) 1, UBR5 <text:s/>- <text:s/>ubiquitin protein ligase e3 component n-recognin 5, SRRM1 <text:s/>- <text:s/>serine/arginine repetitive matrix 1, BNC2 <text:s/>- <text:s/>basonuclin 2, SMARCA2 <text:s/>- <text:s/>swi/snf related, matrix associated, actin dependent regulator of chromatin, subfamily a, member 2, KYNU <text:s/>- <text:s/>kynureninase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PDE5A <text:s/>- <text:s/>phosphodiesterase 5a, cgmp-specific, USF1 <text:s/>- <text:s/>upstream transcription factor 1, NCOA1 <text:s/>- <text:s/>nuclear receptor coactivator 1, HLX <text:s/>- <text:s/>h2.0-like homeobox, KDM2B <text:s/>- <text:s/>lysine (k)-specific demethylase 2b, SETD3 <text:s/>- <text:s/>set domain containing 3, LPXN <text:s/>- <text:s/>leupaxin, PPP2R2A <text:s/>- <text:s/>protein phosphatase 2, regulatory subunit b, alpha, HIPK1 <text:s/>- <text:s/>homeodomain interacting protein kinase 1, ZBTB18 <text:s/>- <text:s/>zinc finger and btb domain containing 18, FUT8 <text:s/>- <text:s/>fucosyltransferase 8 (alpha (1,6) fucosyltransferase), MSX1 <text:s/>- <text:s/>msh homeobox 1, BATF2 <text:s/>- <text:s/>basic leucine zipper transcription factor, atf-like 2, CITED2 <text:s/>- <text:s/>cbp/p300-interacting transactivator, with glu/asp-rich carboxy-terminal domain, 2, PAPOLG <text:s/>- <text:s/>poly(a) polymerase gamma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STAT5A <text:s/>- <text:s/>signal transducer and activator of transcription 5a, NT5C3A <text:s/>- <text:s/>5'-nucleotidase, cytosolic iiia, STAT6 <text:s/>- <text:s/>signal transducer and activator of transcription 6, interleukin-4 induced, ESRRG <text:s/>- <text:s/>estrogen-related receptor gamma, ESR1 <text:s/>- <text:s/>estrogen receptor 1, HOXA4 <text:s/>- <text:s/>homeobox a4, BOD1L1 <text:s/>- <text:s/>biorientation of chromosomes in cell division 1-like 1, ETV1 <text:s/>- <text:s/>ets variant 1, TCEB3B <text:s/>- <text:s/>transcription elongation factor b polypeptide 3b (elongin a2), HOXA2 <text:s/>- <text:s/>homeobox a2, HOXA3 <text:s/>- <text:s/>homeobox a3, EIF2AK2 <text:s/>- <text:s/>eukaryotic translation initiation factor 2-alpha kinase 2, SP5 <text:s/>- <text:s/>sp5 transcription factor, ZFPM1 <text:s/>- <text:s/>zinc finger protein, fog family member 1, RUNX3 <text:s/>- <text:s/>runt-related transcription factor 3, HNF4G <text:s/>- <text:s/>hepatocyte nuclear factor 4, gamma, GATA6 <text:s/>- <text:s/>gata binding protein 6, WIBG <text:s/>- <text:s/>within bgcn homolog (drosophila), HNRNPC <text:s/>- <text:s/>heterogeneous nuclear ribonucleoprotein c (c1/c2), RUNX1T1 <text:s/>- <text:s/>runt-related transcription factor 1; translocated to, 1 (cyclin d-related), ZFHX4 <text:s/>- <text:s/>zinc finger homeobox 4, PKN2 <text:s/>- <text:s/>protein kinase n2, PARP10 <text:s/>- <text:s/>poly (adp-ribose) polymerase family, member 10, ERBB4 <text:s/>- <text:s/>v-erb-b2 avian erythroblastic leukemia viral oncogene homolog 4, ZNF296 <text:s/>- <text:s/>zinc finger protein 296, DTX3L <text:s/>- <text:s/>deltex 3-like (drosophila)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SREK1 <text:s/>- <text:s/>splicing regulatory glutamine/lysine-rich protein 1, POU6F2 <text:s/>- <text:s/>pou class 6 homeobox 2, SET <text:s/>- <text:s/>set nuclear oncogene, FLI1 <text:s/>- <text:s/>fli-1 proto-oncogene, ets transcription factor, NCOA7 <text:s/>- <text:s/>nuclear receptor coactivator 7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ASH1L <text:s/>- <text:s/>ash1 (absent, small, or homeotic)-like (drosophila), ENTPD1 <text:s/>- <text:s/>ectonucleoside triphosphate diphosphohydrolase 1, UBE2L6 <text:s/>- <text:s/>ubiquitin-conjugating enzyme e2l 6, KHDRBS3 <text:s/>- <text:s/>kh domain containing, rna binding, signal transduction associated 3, PA2G4 <text:s/>- <text:s/>proliferation-associated 2g4, 38kda, LMO4 <text:s/>- <text:s/>lim domain only 4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TEAD1 <text:s/>- <text:s/>tea domain family member 1 (sv40 transcriptional enhancer factor), CBX4 <text:s/>- <text:s/>chromobox homolog 4, RAD51AP1 <text:s/>- <text:s/>rad51 associated protein 1, SMG7 <text:s/>- <text:s/>smg7 nonsense mediated mrna decay factor, ZNF366 <text:s/>- <text:s/>zinc finger protein 366, ISG20 <text:s/>- <text:s/>interferon stimulated exonuclease gene 20kda, ATXN1 <text:s/>- <text:s/>ataxin 1, WBP4 <text:s/>- <text:s/>ww domain binding protein 4, NR4A2 <text:s/>- <text:s/>nuclear receptor subfamily 4, group a, member 2, ENPP2 <text:s/>- <text:s/>ectonucleotide pyrophosphatase/phosphodiesterase 2, TARBP1 <text:s/>- <text:s/>tar (hiv-1) rna binding protein 1, CASK <text:s/>- <text:s/>calcium/calmodulin-dependent serine protein kinase (maguk family), MEIS2 <text:s/>- <text:s/>meis homeobox 2, MEIS1 <text:s/>- <text:s/>meis homeobox 1, UPF2 <text:s/>- <text:s/>upf2 regulator of nonsense transcripts homolog (yeast), CEBPD <text:s/>- <text:s/>ccaat/enhancer binding protein (c/ebp), delta, ZCCHC11 <text:s/>- <text:s/>zinc finger, cchc domain containing 11, KMO <text:s/>- <text:s/>kynurenine 3-monooxygenase (kynurenine 3-hydroxylase), HELT <text:s/>- <text:s/>helt bhlh transcription factor, TBX15 <text:s/>- <text:s/>t-box 15, TBX5 <text:s/>- <text:s/>t-box 5, ZEB2 <text:s/>- <text:s/>zinc finger e-box binding homeobox 2, PANK1 <text:s/>- <text:s/>pantothenate kinase 1, NUP54 <text:s/>- <text:s/>nucleoporin 54kda, PDE1A <text:s/>- <text:s/>phosphodiesterase 1a, calmodulin-dependent, TCF7L2 <text:s/>- <text:s/>transcription factor 7-like 2 (t-cell specific, hmg-box), IRF7 <text:s/>- <text:s/>interferon regulatory factor 7, PDE4D <text:s/>- <text:s/>phosphodiesterase 4d, camp-specific, PDE4A <text:s/>- <text:s/>phosphodiesterase 4a, camp-specific, EPC2 <text:s/>- <text:s/>enhancer of polycomb homolog 2 (drosophila), ETV7 <text:s/>- <text:s/>ets variant 7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NUP43 <text:s/>- <text:s/>nucleoporin 43kda, TBX19 <text:s/>- <text:s/>t-box 19, FRYL <text:s/>- <text:s/>fry-like, NFIX <text:s/>- <text:s/>nuclear factor i/x (ccaat-binding transcription factor), MKL1 <text:s/>- <text:s/>megakaryoblastic leukemia (translocation) 1, ZC3H12C <text:s/>- <text:s/>zinc finger ccch-type containing 12c, IDH1 <text:s/>- <text:s/>isocitrate dehydrogenase 1 (nadp+), soluble, FOXK1 <text:s/>- <text:s/>forkhead box k1, PARP14 <text:s/>- <text:s/>poly (adp-ribose) polymerase family, member 14, ATP1B4 <text:s/>- <text:s/>atpase, na+/k+ transporting, beta 4 polypeptide, WARS <text:s/>- <text:s/>tryptophanyl-trna synthetase, HDAC9 <text:s/>- <text:s/>histone deacetylase 9, TFAP2D <text:s/>- <text:s/>transcription factor ap-2 delta (activating enhancer binding protein 2 delta), PITX2 <text:s/>- <text:s/>paired-like homeodomain 2, DLG4 <text:s/>- <text:s/>discs, large homolog 4 (drosophila), TFAP2A <text:s/>- <text:s/>transcription factor ap-2 alpha (activating enhancer binding protein 2 alpha), HARBI1 <text:s/>- <text:s/>harbinger transposase derived 1, NFIB <text:s/>- <text:s/>nuclear factor i/b, IKZF2 <text:s/>- <text:s/>ikaros family zinc finger 2 (helios), ISG15 <text:s/>- <text:s/>isg15 ubiquitin-like modifier, NFATC3 <text:s/>- <text:s/>nuclear factor of activated t-cells, cytoplasmic, calcineurin-dependent 3, PARP9 <text:s/>- <text:s/>poly (adp-ribose) polymerase family, member 9, HEY2 <text:s/>- <text:s/>hairy/enhancer-of-split related with yrpw motif 2, SIX1 <text:s/>- <text:s/>six homeobox 1, SIM2 <text:s/>- <text:s/>single-minded homolog 2 (drosophila), ZBTB32 <text:s/>- <text:s/>zinc finger and btb domain containing 32, DNASE1L3 <text:s/>- <text:s/>deoxyribonuclease i-like 3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MBIP <text:s/>- <text:s/>map3k12 binding inhibitory protein 1, HDAC7 <text:s/>- <text:s/>histone deacetylase 7, CTNNBL1 <text:s/>- <text:s/>catenin, beta like 1, RBBP6 <text:s/>- <text:s/>retinoblastoma binding protein 6, ZIC3 <text:s/>- <text:s/>zic family member 3, FOXQ1 <text:s/>- <text:s/>forkhead box q1, CCND1 <text:s/>- <text:s/>cyclin d1, RBMS2 <text:s/>- <text:s/>rna binding motif, single stranded interacting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88</text:p>
          </table:table-cell>
          <table:table-cell office:value-type="string" calcext:value-type="string">
            <text:p>regulation of innate immune response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119" calcext:value-type="float">
            <text:p>0.0119</text:p>
          </table:table-cell>
          <table:table-cell office:value-type="float" office:value="2.14" calcext:value-type="float">
            <text:p>2.14</text:p>
          </table:table-cell>
          <table:table-cell office:value-type="float" office:value="13954" calcext:value-type="float">
            <text:p>13954</text:p>
          </table:table-cell>
          <table:table-cell office:value-type="float" office:value="278" calcext:value-type="float">
            <text:p>278</text:p>
          </table:table-cell>
          <table:table-cell office:value-type="float" office:value="634" calcext:value-type="float">
            <text:p>6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PSMD14 <text:s/>- <text:s/>proteasome (prosome, macropain) 26s subunit, non-atpase, 14, DHX58 <text:s/>- <text:s/>dexh (asp-glu-x-his) box polypeptide 58, USP18 <text:s/>- <text:s/>ubiquitin specific peptidase 18, EREG <text:s/>- <text:s/>epiregulin, BIRC2 <text:s/>- <text:s/>baculoviral iap repeat containing 2, NLRC5 <text:s/>- <text:s/>nlr family, card domain containing 5, DDX60 <text:s/>- <text:s/>dead (asp-glu-ala-asp) box polypeptide 60, SOCS1 <text:s/>- <text:s/>suppressor of cytokine signaling 1, CD96 <text:s/>- <text:s/>cd96 molecule, ADAR <text:s/>- <text:s/>adenosine deaminase, rna-specific, NOD1 <text:s/>- <text:s/>nucleotide-binding oligomerization domain containing 1, ESR1 <text:s/>- <text:s/>estrogen receptor 1, FGA <text:s/>- <text:s/>fibrinogen alpha chain, GBP5 <text:s/>- <text:s/>guanylate binding protein 5, PARP9 <text:s/>- <text:s/>poly (adp-ribose) polymerase family, member 9, NMI <text:s/>- <text:s/>n-myc (and stat) interactor, PIK3AP1 <text:s/>- <text:s/>phosphoinositide-3-kinase adaptor protein 1, IFNB1 <text:s/>- <text:s/>interferon, beta 1, fibroblast, TRIM5 <text:s/>- <text:s/>tripartite motif containing 5, TAB2 <text:s/>- <text:s/>tgf-beta activated kinase 1/map3k7 binding protein 2, RSAD2 <text:s/>- <text:s/>radical s-adenosyl methionine domain containing 2, TLR7 <text:s/>- <text:s/>toll-like receptor 7, PSMA3 <text:s/>- <text:s/>proteasome (prosome, macropain) subunit, alpha type, 3, PSMB10 <text:s/>- <text:s/>proteasome (prosome, macropain) subunit, beta type, 10, TRIM6 <text:s/>- <text:s/>tripartite motif containing 6, IRF7 <text:s/>- <text:s/>interferon regulatory factor 7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260</text:p>
          </table:table-cell>
          <table:table-cell office:value-type="string" calcext:value-type="string">
            <text:p>lymphocyte homeostasis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12" calcext:value-type="float">
            <text:p>0.012</text:p>
          </table:table-cell>
          <table:table-cell office:value-type="float" office:value="4.89" calcext:value-type="float">
            <text:p>4.89</text:p>
          </table:table-cell>
          <table:table-cell office:value-type="float" office:value="13954" calcext:value-type="float">
            <text:p>13954</text:p>
          </table:table-cell>
          <table:table-cell office:value-type="float" office:value="36" calcext:value-type="float">
            <text:p>36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SOS1 <text:s/>- <text:s/>son of sevenless homolog 1 (drosophila), RC3H2 <text:s/>- <text:s/>ring finger and ccch-type domains 2, BCL2 <text:s/>- <text:s/>b-cell cll/lymphoma 2, BAK1 <text:s/>- <text:s/>bcl2-antagonist/killer 1, TNFSF13B <text:s/>- <text:s/>tumor necrosis factor (ligand) superfamily, member 13b, TNFRSF17 <text:s/>- <text:s/>tumor necrosis factor receptor superfamily, member 17, DOCK10 <text:s/>- <text:s/>dedicator of cytokinesis 10, SLC40A1 <text:s/>- <text:s/>solute carrier family 40 (iron-regulated transporter),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cellular response to stimulus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122" calcext:value-type="float">
            <text:p>0.0122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973" calcext:value-type="float">
            <text:p>1973</text:p>
          </table:table-cell>
          <table:table-cell office:value-type="float" office:value="634" calcext:value-type="float">
            <text:p>63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IL17A <text:s/>- <text:s/>interleukin 17a, GFPT1 <text:s/>- <text:s/>glutamine--fructose-6-phosphate transaminase 1, IL15 <text:s/>- <text:s/>interleukin 15, DTX3L <text:s/>- <text:s/>deltex 3-like (drosophila), ZNF385A <text:s/>- <text:s/>zinc finger protein 385a, PAX9 <text:s/>- <text:s/>paired box 9, TMEM33 <text:s/>- <text:s/>transmembrane protein 33, NRP1 <text:s/>- <text:s/>neuropilin 1, INHBA <text:s/>- <text:s/>inhibin, beta a, BCL11A <text:s/>- <text:s/>b-cell cll/lymphoma 11a (zinc finger protein), MAP3K11 <text:s/>- <text:s/>mitogen-activated protein kinase kinase kinase 11, MAP4K3 <text:s/>- <text:s/>mitogen-activated protein kinase kinase kinase kinase 3, CPT1A <text:s/>- <text:s/>carnitine palmitoyltransferase 1a (liver), TLR7 <text:s/>- <text:s/>toll-like receptor 7, MYOG <text:s/>- <text:s/>myogenin (myogenic factor 4), UBE2L6 <text:s/>- <text:s/>ubiquitin-conjugating enzyme e2l 6, PSMA3 <text:s/>- <text:s/>proteasome (prosome, macropain) subunit, alpha type, 3, FMN2 <text:s/>- <text:s/>formin 2, PSMB10 <text:s/>- <text:s/>proteasome (prosome, macropain) subunit, beta type, 10, CFLAR <text:s/>- <text:s/>casp8 and fadd-like apoptosis regulator, SOX5 <text:s/>- <text:s/>sry (sex determining region y)-box 5, TRIM6 <text:s/>- <text:s/>tripartite motif containing 6, FOXF1 <text:s/>- <text:s/>forkhead box f1, RCHY1 <text:s/>- <text:s/>ring finger and chy zinc finger domain containing 1, e3 ubiquitin protein ligase, KDM2A <text:s/>- <text:s/>lysine (k)-specific demethylase 2a, RAD51AP1 <text:s/>- <text:s/>rad51 associated protein 1, MYO6 <text:s/>- <text:s/>myosin vi, EHD1 <text:s/>- <text:s/>eh-domain containing 1, CCL21 <text:s/>- <text:s/>chemokine (c-c motif) ligand 21, CD80 <text:s/>- <text:s/>cd80 molecule, PSMD14 <text:s/>- <text:s/>proteasome (prosome, macropain) 26s subunit, non-atpase, 14, PDGFRB <text:s/>- <text:s/>platelet-derived growth factor receptor, beta polypeptide, GLRA1 <text:s/>- <text:s/>glycine receptor, alpha 1, FGF1 <text:s/>- <text:s/>fibroblast growth factor 1 (acidic), PTGER4 <text:s/>- <text:s/>prostaglandin e receptor 4 (subtype ep4), ATG13 <text:s/>- <text:s/>autophagy related 13, NR4A2 <text:s/>- <text:s/>nuclear receptor subfamily 4, group a, member 2, MYB <text:s/>- <text:s/>v-myb avian myeloblastosis viral oncogene homolog, PPARGC1A <text:s/>- <text:s/>peroxisome proliferator-activated receptor gamma, coactivator 1 alpha, PDK3 <text:s/>- <text:s/>pyruvate dehydrogenase kinase, isozyme 3, ITGB1 <text:s/>- <text:s/>integrin, beta 1 (fibronectin receptor, beta polypeptide, antigen cd29 includes mdf2, msk12), MAP3K5 <text:s/>- <text:s/>mitogen-activated protein kinase kinase kinase 5, CTDSP2 <text:s/>- <text:s/>ctd (carboxy-terminal domain, rna polymerase ii, polypeptide a) small phosphatase 2, CDK6 <text:s/>- <text:s/>cyclin-dependent kinase 6, TMEM108 <text:s/>- <text:s/>transmembrane protein 108, UBR5 <text:s/>- <text:s/>ubiquitin protein ligase e3 component n-recognin 5, AKAP6 <text:s/>- <text:s/>a kinase (prka) anchor protein 6, CXCL10 <text:s/>- <text:s/>chemokine (c-x-c motif) ligand 10, ASS1 <text:s/>- <text:s/>argininosuccinate synthase 1, IRF7 <text:s/>- <text:s/>interferon regulatory factor 7, PDE4D <text:s/>- <text:s/>phosphodiesterase 4d, camp-specific, FBN1 <text:s/>- <text:s/>fibrillin 1, ITGA6 <text:s/>- <text:s/>integrin, alpha 6, OPTN <text:s/>- <text:s/>optineurin, PDE4A <text:s/>- <text:s/>phosphodiesterase 4a, camp-specific, PTPRF <text:s/>- <text:s/>protein tyrosine phosphatase, receptor type, f, IFIT2 <text:s/>- <text:s/>interferon-induced protein with tetratricopeptide repeats 2, IFIT1 <text:s/>- <text:s/>interferon-induced protein with tetratricopeptide repeats 1, VAV3 <text:s/>- <text:s/>vav 3 guanine nucleotide exchange factor, IFIT3 <text:s/>- <text:s/>interferon-induced protein with tetratricopeptide repeats 3, EPC2 <text:s/>- <text:s/>enhancer of polycomb homolog 2 (drosophila), ARPP21 <text:s/>- <text:s/>camp-regulated phosphoprotein, 21kda, SOCS1 <text:s/>- <text:s/>suppressor of cytokine signaling 1, USF1 <text:s/>- <text:s/>upstream transcription factor 1, CDK19 <text:s/>- <text:s/>cyclin-dependent kinase 19, GNB4 <text:s/>- <text:s/>guanine nucleotide binding protein (g protein), beta polypeptide 4, NCOA1 <text:s/>- <text:s/>nuclear receptor coactivator 1, ARHGEF6 <text:s/>- <text:s/>rac/cdc42 guanine nucleotide exchange factor (gef) 6, WNT8B <text:s/>- <text:s/>wingless-type mmtv integration site family, member 8b, TBX21 <text:s/>- <text:s/>t-box 21, GBP5 <text:s/>- <text:s/>guanylate binding protein 5, ATF3 <text:s/>- <text:s/>activating transcription factor 3, IFNB1 <text:s/>- <text:s/>interferon, beta 1, fibroblast, TAB2 <text:s/>- <text:s/>tgf-beta activated kinase 1/map3k7 binding protein 2, ID3 <text:s/>- <text:s/>inhibitor of dna binding 3, dominant negative helix-loop-helix protein, HDAC4 <text:s/>- <text:s/>histone deacetylase 4, MT2A <text:s/>- <text:s/>metallothionein 2a, HIPK1 <text:s/>- <text:s/>homeodomain interacting protein kinase 1, HGF <text:s/>- <text:s/>hepatocyte growth factor (hepapoietin a; scatter factor), MSX1 <text:s/>- <text:s/>msh homeobox 1, STAU1 <text:s/>- <text:s/>staufen double-stranded rna binding protein 1, HDAC9 <text:s/>- <text:s/>histone deacetylase 9, EHD4 <text:s/>- <text:s/>eh-domain containing 4, SH3GLB1 <text:s/>- <text:s/>sh3-domain grb2-like endophilin b1, CITED2 <text:s/>- <text:s/>cbp/p300-interacting transactivator, with glu/asp-rich carboxy-terminal domain, 2, BAK1 <text:s/>- <text:s/>bcl2-antagonist/killer 1, EYA4 <text:s/>- <text:s/>eyes absent homolog 4 (drosophila), TFAP2A <text:s/>- <text:s/>transcription factor ap-2 alpha (activating enhancer binding protein 2 alpha), TNMD <text:s/>- <text:s/>tenomodulin, DENND4C <text:s/>- <text:s/>denn/madd domain containing 4c, CYP26B1 <text:s/>- <text:s/>cytochrome p450, family 26, subfamily b, polypeptide 1, STAT6 <text:s/>- <text:s/>signal transducer and activator of transcription 6, interleukin-4 induced, B2M <text:s/>- <text:s/>beta-2-microglobulin, CPEB4 <text:s/>- <text:s/>cytoplasmic polyadenylation element binding protein 4, NOD1 <text:s/>- <text:s/>nucleotide-binding oligomerization domain containing 1, TNFSF4 <text:s/>- <text:s/>tumor necrosis factor (ligand) superfamily, member 4, ISG15 <text:s/>- <text:s/>isg15 ubiquitin-like modifier, ESR1 <text:s/>- <text:s/>estrogen receptor 1, BOD1L1 <text:s/>- <text:s/>biorientation of chromosomes in cell division 1-like 1, PARP9 <text:s/>- <text:s/>poly (adp-ribose) polymerase family, member 9, HOXA2 <text:s/>- <text:s/>homeobox a2, SP5 <text:s/>- <text:s/>sp5 transcription factor, EIF2AK2 <text:s/>- <text:s/>eukaryotic translation initiation factor 2-alpha kinase 2, SIX1 <text:s/>- <text:s/>six homeobox 1, FNIP1 <text:s/>- <text:s/>folliculin interacting protein 1, MAPK10 <text:s/>- <text:s/>mitogen-activated protein kinase 10, ZBTB32 <text:s/>- <text:s/>zinc finger and btb domain containing 32, SMARCA5 <text:s/>- <text:s/>swi/snf related, matrix associated, actin dependent regulator of chromatin, subfamily a, member 5, GATA6 <text:s/>- <text:s/>gata binding protein 6, N4BP1 <text:s/>- <text:s/>nedd4 binding protein 1, RBBP6 <text:s/>- <text:s/>retinoblastoma binding protein 6, MYOF <text:s/>- <text:s/>myoferlin, NEDD4 <text:s/>- <text:s/>neural precursor cell expressed, developmentally down-regulated 4, e3 ubiquitin protein ligase, YES1 <text:s/>- <text:s/>v-yes-1 yamaguchi sarcoma viral oncogene homolog 1, TLK2 <text:s/>- <text:s/>tousled-like kinase 2, GSDMD <text:s/>- <text:s/>gasdermin d, BCL2 <text:s/>- <text:s/>b-cell cll/lymphoma 2, THBS1 <text:s/>- <text:s/>thrombospondin 1, ERBB4 <text:s/>- <text:s/>v-erb-b2 avian erythroblastic leukemia viral oncogene homolog 4, CCND1 <text:s/>- <text:s/>cyclin d1, STT3B <text:s/>- <text:s/>stt3b, subunit of the oligosaccharyltransferase complex (catalytic)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521</text:p>
          </table:table-cell>
          <table:table-cell office:value-type="string" calcext:value-type="string">
            <text:p>leukocyte differentiation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41" calcext:value-type="float">
            <text:p>2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92" calcext:value-type="float">
            <text:p>192</text:p>
          </table:table-cell>
          <table:table-cell office:value-type="float" office:value="634" calcext:value-type="float">
            <text:p>6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RSAD2 <text:s/>- <text:s/>radical s-adenosyl methionine domain containing 2, L3MBTL3 <text:s/>- <text:s/>l(3)mbt-like 3 (drosophila), HDAC4 <text:s/>- <text:s/>histone deacetylase 4, RC3H2 <text:s/>- <text:s/>ring finger and ccch-type domains 2, IL15 <text:s/>- <text:s/>interleukin 15, IL2 <text:s/>- <text:s/>interleukin 2, FLT3LG <text:s/>- <text:s/>fms-related tyrosine kinase 3 ligand, GPR18 <text:s/>- <text:s/>g protein-coupled receptor 18, B2M <text:s/>- <text:s/>beta-2-microglobulin, ATP11C <text:s/>- <text:s/>atpase, class vi, type 11c, PTGER4 <text:s/>- <text:s/>prostaglandin e receptor 4 (subtype ep4), BCL2 <text:s/>- <text:s/>b-cell cll/lymphoma 2, TBX21 <text:s/>- <text:s/>t-box 21, HDAC9 <text:s/>- <text:s/>histone deacetylase 9, TNFSF8 <text:s/>- <text:s/>tumor necrosis factor (ligand) superfamily, member 8, DOCK10 <text:s/>- <text:s/>dedicator of cytokinesis 10, ITGB1 <text:s/>- <text:s/>integrin, beta 1 (fibronectin receptor, beta polypeptide, antigen cd29 includes mdf2, msk12), IFNB1 <text:s/>- <text:s/>interferon, beta 1, fibroblast, FNIP1 <text:s/>- <text:s/>folliculin interacting protein 1, BATF2 <text:s/>- <text:s/>basic leucine zipper transcription factor, atf-like 2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42</text:p>
          </table:table-cell>
          <table:table-cell office:value-type="string" calcext:value-type="string">
            <text:p>positive regulation of cell death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123" calcext:value-type="float">
            <text:p>0.0123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499" calcext:value-type="float">
            <text:p>499</text:p>
          </table:table-cell>
          <table:table-cell office:value-type="float" office:value="634" calcext:value-type="float">
            <text:p>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IFIT2 <text:s/>- <text:s/>interferon-induced protein with tetratricopeptide repeats 2, VAV3 <text:s/>- <text:s/>vav 3 guanine nucleotide exchange factor, BAK1 <text:s/>- <text:s/>bcl2-antagonist/killer 1, TFAP2A <text:s/>- <text:s/>transcription factor ap-2 alpha (activating enhancer binding protein 2 alpha), ANP32B <text:s/>- <text:s/>acidic (leucine-rich) nuclear phosphoprotein 32 family, member b, FBXW7 <text:s/>- <text:s/>f-box and wd repeat domain containing 7, e3 ubiquitin protein ligase, PDGFRB <text:s/>- <text:s/>platelet-derived growth factor receptor, beta polypeptide, NCOA1 <text:s/>- <text:s/>nuclear receptor coactivator 1, CDK19 <text:s/>- <text:s/>cyclin-dependent kinase 19, CD274 <text:s/>- <text:s/>cd274 molecule, ARHGEF6 <text:s/>- <text:s/>rac/cdc42 guanine nucleotide exchange factor (gef) 6, NOD1 <text:s/>- <text:s/>nucleotide-binding oligomerization domain containing 1, INHBA <text:s/>- <text:s/>inhibin, beta a, OSM <text:s/>- <text:s/>oncostatin m, PPARGC1A <text:s/>- <text:s/>peroxisome proliferator-activated receptor gamma, coactivator 1 alpha, MYB <text:s/>- <text:s/>v-myb avian myeloblastosis viral oncogene homolog, IDO1 <text:s/>- <text:s/>indoleamine 2,3-dioxygenase 1, ITGB1 <text:s/>- <text:s/>integrin, beta 1 (fibronectin receptor, beta polypeptide, antigen cd29 includes mdf2, msk12), IFNB1 <text:s/>- <text:s/>interferon, beta 1, fibroblast, ATF3 <text:s/>- <text:s/>activating transcription factor 3, FNIP1 <text:s/>- <text:s/>folliculin interacting protein 1, MAP3K5 <text:s/>- <text:s/>mitogen-activated protein kinase kinase kinase 5, MAP3K11 <text:s/>- <text:s/>mitogen-activated protein kinase kinase kinase 11, ROBO1 <text:s/>- <text:s/>roundabout, axon guidance receptor, homolog 1 (drosophila), ID3 <text:s/>- <text:s/>inhibitor of dna binding 3, dominant negative helix-loop-helix protein, HDAC4 <text:s/>- <text:s/>histone deacetylase 4, ZSWIM2 <text:s/>- <text:s/>zinc finger, swim-type containing 2, TNFSF15 <text:s/>- <text:s/>tumor necrosis factor (ligand) superfamily, member 15, GRIK2 <text:s/>- <text:s/>glutamate receptor, ionotropic, kainate 2, SORT1 <text:s/>- <text:s/>sortilin 1, NCSTN <text:s/>- <text:s/>nicastrin, CTNNBL1 <text:s/>- <text:s/>catenin, beta like 1, SOS1 <text:s/>- <text:s/>son of sevenless homolog 1 (drosophila), BCL2 <text:s/>- <text:s/>b-cell cll/lymphoma 2, THBS1 <text:s/>- <text:s/>thrombospondin 1, TNFAIP8 <text:s/>- <text:s/>tumor necrosis factor, alpha-induced protein 8, MSX1 <text:s/>- <text:s/>msh homeobox 1, ERBB4 <text:s/>- <text:s/>v-erb-b2 avian erythroblastic leukemia viral oncogene homolog 4, CYLD <text:s/>- <text:s/>cylindromatosis (turban tumor syndrome), ITGA6 <text:s/>- <text:s/>integrin, alpha 6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regulation of signaling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2547" calcext:value-type="float">
            <text:p>2547</text:p>
          </table:table-cell>
          <table:table-cell office:value-type="float" office:value="634" calcext:value-type="float">
            <text:p>63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PXK <text:s/>- <text:s/>px domain containing serine/threonine kinase, DHX58 <text:s/>- <text:s/>dexh (asp-glu-x-his) box polypeptide 58, IL15 <text:s/>- <text:s/>interleukin 15, USP18 <text:s/>- <text:s/>ubiquitin specific peptidase 18, BIRC2 <text:s/>- <text:s/>baculoviral iap repeat containing 2, RNF43 <text:s/>- <text:s/>ring finger protein 43, DDX60 <text:s/>- <text:s/>dead (asp-glu-ala-asp) box polypeptide 60, ARHGAP15 <text:s/>- <text:s/>rho gtpase activating protein 15, ZNF385A <text:s/>- <text:s/>zinc finger protein 385a, CDH3 <text:s/>- <text:s/>cadherin 3, type 1, p-cadherin (placental), RFX3 <text:s/>- <text:s/>regulatory factor x, 3 (influences hla class ii expression), TMEM33 <text:s/>- <text:s/>transmembrane protein 33, INHBA <text:s/>- <text:s/>inhibin, beta a, NRP1 <text:s/>- <text:s/>neuropilin 1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MLLT3 <text:s/>- <text:s/>myeloid/lymphoid or mixed-lineage leukemia (trithorax homolog, drosophila); translocated to, 3, LZTS2 <text:s/>- <text:s/>leucine zipper, putative tumor suppressor 2, NDFIP1 <text:s/>- <text:s/>nedd4 family interacting protein 1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ZSWIM2 <text:s/>- <text:s/>zinc finger, swim-type containing 2, CPT1A <text:s/>- <text:s/>carnitine palmitoyltransferase 1a (liver), TLR7 <text:s/>- <text:s/>toll-like receptor 7, BDNF <text:s/>- <text:s/>brain-derived neurotrophic factor, LMO7 <text:s/>- <text:s/>lim domain 7, PSMA3 <text:s/>- <text:s/>proteasome (prosome, macropain) subunit, alpha type, 3, PSMB10 <text:s/>- <text:s/>proteasome (prosome, macropain) subunit, beta type, 10, IL2 <text:s/>- <text:s/>interleukin 2, BLK <text:s/>- <text:s/>b lymphoid tyrosine kinase, CFLAR <text:s/>- <text:s/>casp8 and fadd-like apoptosis regulator, TRIM6 <text:s/>- <text:s/>tripartite motif containing 6, DENND4B <text:s/>- <text:s/>denn/madd domain containing 4b, SOS1 <text:s/>- <text:s/>son of sevenless homolog 1 (drosophila), CD27 <text:s/>- <text:s/>cd27 molecule, ELF1 <text:s/>- <text:s/>e74-like factor 1 (ets domain transcription factor), RGS3 <text:s/>- <text:s/>regulator of g-protein signaling 3, IL7 <text:s/>- <text:s/>interleukin 7, TRIM22 <text:s/>- <text:s/>tripartite motif containing 22, CCL21 <text:s/>- <text:s/>chemokine (c-c motif) ligand 21, CD80 <text:s/>- <text:s/>cd80 molecule, PSMD14 <text:s/>- <text:s/>proteasome (prosome, macropain) 26s subunit, non-atpase, 14, ZNF366 <text:s/>- <text:s/>zinc finger protein 366, ARHGAP19 <text:s/>- <text:s/>rho gtpase activating protein 19, MAP4K5 <text:s/>- <text:s/>mitogen-activated protein kinase kinase kinase kinase 5, LGI1 <text:s/>- <text:s/>leucine-rich, glioma inactivated 1, PDGFRB <text:s/>- <text:s/>platelet-derived growth factor receptor, beta polypeptide, GLRA1 <text:s/>- <text:s/>glycine receptor, alpha 1, ADAR <text:s/>- <text:s/>adenosine deaminase, rna-specific, FGF1 <text:s/>- <text:s/>fibroblast growth factor 1 (acidic), NR4A2 <text:s/>- <text:s/>nuclear receptor subfamily 4, group a, member 2, PPARGC1A <text:s/>- <text:s/>peroxisome proliferator-activated receptor gamma, coactivator 1 alpha, FGA <text:s/>- <text:s/>fibrinogen alpha chain, PLEKHG1 <text:s/>- <text:s/>pleckstrin homology domain containing, family g (with rhogef domain) member 1, ARHGAP5 <text:s/>- <text:s/>rho gtpase activating protein 5, ITGB1 <text:s/>- <text:s/>integrin, beta 1 (fibronectin receptor, beta polypeptide, antigen cd29 includes mdf2, msk12), MAP3K5 <text:s/>- <text:s/>mitogen-activated protein kinase kinase kinase 5, PTK2 <text:s/>- <text:s/>protein tyrosine kinase 2, ROBO1 <text:s/>- <text:s/>roundabout, axon guidance receptor, homolog 1 (drosophila), TMEM108 <text:s/>- <text:s/>transmembrane protein 108, UBR5 <text:s/>- <text:s/>ubiquitin protein ligase e3 component n-recognin 5, AKAP6 <text:s/>- <text:s/>a kinase (prka) anchor protein 6, ARHGAP31 <text:s/>- <text:s/>rho gtpase activating protein 31, SPRY1 <text:s/>- <text:s/>sprouty homolog 1, antagonist of fgf signaling (drosophila), ZEB2 <text:s/>- <text:s/>zinc finger e-box binding homeobox 2, CXCL10 <text:s/>- <text:s/>chemokine (c-x-c motif) ligand 10, TCF7L2 <text:s/>- <text:s/>transcription factor 7-like 2 (t-cell specific, hmg-box), CNTN4 <text:s/>- <text:s/>contactin 4, IRF7 <text:s/>- <text:s/>interferon regulatory factor 7, PDE4D <text:s/>- <text:s/>phosphodiesterase 4d, camp-specific, FBN1 <text:s/>- <text:s/>fibrillin 1, SH2B1 <text:s/>- <text:s/>sh2b adaptor protein 1, ITGA6 <text:s/>- <text:s/>integrin, alpha 6, OPTN <text:s/>- <text:s/>optineurin, PDE4A <text:s/>- <text:s/>phosphodiesterase 4a, camp-specific, VAV3 <text:s/>- <text:s/>vav 3 guanine nucleotide exchange factor, NLRC5 <text:s/>- <text:s/>nlr family, card domain containing 5, PDE5A <text:s/>- <text:s/>phosphodiesterase 5a, cgmp-specific, NLGN2 <text:s/>- <text:s/>neuroligin 2, PTPRR <text:s/>- <text:s/>protein tyrosine phosphatase, receptor type, r, ARHGAP26 <text:s/>- <text:s/>rho gtpase activating protein 26, SOCS1 <text:s/>- <text:s/>suppressor of cytokine signaling 1, FBXW7 <text:s/>- <text:s/>f-box and wd repeat domain containing 7, e3 ubiquitin protein ligase, NCOA1 <text:s/>- <text:s/>nuclear receptor coactivator 1, IL23A <text:s/>- <text:s/>interleukin 23, alpha subunit p19, ARHGEF6 <text:s/>- <text:s/>rac/cdc42 guanine nucleotide exchange factor (gef) 6, SH2B3 <text:s/>- <text:s/>sh2b adaptor protein 3, FST <text:s/>- <text:s/>follistatin, SH3KBP1 <text:s/>- <text:s/>sh3-domain kinase binding protein 1, LY86 <text:s/>- <text:s/>lymphocyte antigen 86, IFNB1 <text:s/>- <text:s/>interferon, beta 1, fibroblast, ATF3 <text:s/>- <text:s/>activating transcription factor 3, TRIM5 <text:s/>- <text:s/>tripartite motif containing 5, TAB2 <text:s/>- <text:s/>tgf-beta activated kinase 1/map3k7 binding protein 2, LPXN <text:s/>- <text:s/>leupaxin, GRAP2 <text:s/>- <text:s/>grb2-related adaptor protein 2, DUSP5 <text:s/>- <text:s/>dual specificity phosphatase 5, HIPK1 <text:s/>- <text:s/>homeodomain interacting protein kinase 1, CCDC3 <text:s/>- <text:s/>coiled-coil domain containing 3, GPR18 <text:s/>- <text:s/>g protein-coupled receptor 18, PIP4K2B <text:s/>- <text:s/>phosphatidylinositol-5-phosphate 4-kinase, type ii, beta, HGF <text:s/>- <text:s/>hepatocyte growth factor (hepapoietin a; scatter factor), MSX1 <text:s/>- <text:s/>msh homeobox 1, STAU1 <text:s/>- <text:s/>staufen double-stranded rna binding protein 1, RAPGEF4 <text:s/>- <text:s/>rap guanine nucleotide exchange factor (gef) 4, LYPD6 <text:s/>- <text:s/>ly6/plaur domain containing 6, CYLD <text:s/>- <text:s/>cylindromatosis (turban tumor syndrome), STK4 <text:s/>- <text:s/>serine/threonine kinase 4, SOCS7 <text:s/>- <text:s/>suppressor of cytokine signaling 7, CITED2 <text:s/>- <text:s/>cbp/p300-interacting transactivator, with glu/asp-rich carboxy-terminal domain, 2, RC3H2 <text:s/>- <text:s/>ring finger and ccch-type domains 2, PROK2 <text:s/>- <text:s/>prokineticin 2, BAK1 <text:s/>- <text:s/>bcl2-antagonist/killer 1, DLG4 <text:s/>- <text:s/>discs, large homolog 4 (drosophila), EYA4 <text:s/>- <text:s/>eyes absent homolog 4 (drosophila), EREG <text:s/>- <text:s/>epiregulin, CYP26B1 <text:s/>- <text:s/>cytochrome p450, family 26, subfamily b, polypeptide 1, ITPR3 <text:s/>- <text:s/>inositol 1,4,5-trisphosphate receptor, type 3, NOD1 <text:s/>- <text:s/>nucleotide-binding oligomerization domain containing 1, NRXN1 <text:s/>- <text:s/>neurexin 1, ESR1 <text:s/>- <text:s/>estrogen receptor 1, ARHGAP25 <text:s/>- <text:s/>rho gtpase activating protein 25, LTBP1 <text:s/>- <text:s/>latent transforming growth factor beta binding protein 1, EIF2AK2 <text:s/>- <text:s/>eukaryotic translation initiation factor 2-alpha kinase 2, PIK3AP1 <text:s/>- <text:s/>phosphoinositide-3-kinase adaptor protein 1, SYNPO <text:s/>- <text:s/>synaptopodin, FNIP1 <text:s/>- <text:s/>folliculin interacting protein 1, HEY2 <text:s/>- <text:s/>hairy/enhancer-of-split related with yrpw motif 2, MAPK10 <text:s/>- <text:s/>mitogen-activated protein kinase 10, RSAD2 <text:s/>- <text:s/>radical s-adenosyl methionine domain containing 2, TNFSF15 <text:s/>- <text:s/>tumor necrosis factor (ligand) superfamily, member 15, ZIC1 <text:s/>- <text:s/>zic family member 1, GATA6 <text:s/>- <text:s/>gata binding protein 6, GPR65 <text:s/>- <text:s/>g protein-coupled receptor 65, PRDM16 <text:s/>- <text:s/>pr domain containing 16, GRIK2 <text:s/>- <text:s/>glutamate receptor, ionotropic, kainate 2, MBIP <text:s/>- <text:s/>map3k12 binding inhibitory protein 1, HDAC7 <text:s/>- <text:s/>histone deacetylase 7, MYOF <text:s/>- <text:s/>myoferlin, PHF14 <text:s/>- <text:s/>phd finger protein 14, NEDD4 <text:s/>- <text:s/>neural precursor cell expressed, developmentally down-regulated 4, e3 ubiquitin protein ligase, LRRC4C <text:s/>- <text:s/>leucine rich repeat containing 4c, BCL2 <text:s/>- <text:s/>b-cell cll/lymphoma 2, THBS1 <text:s/>- <text:s/>thrombospondin 1, ERBB4 <text:s/>- <text:s/>v-erb-b2 avian erythroblastic leukemia viral oncogene homolog 4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38</text:p>
          </table:table-cell>
          <table:table-cell office:value-type="string" calcext:value-type="string">
            <text:p>regulation of type I interferon-mediated signaling pathway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133" calcext:value-type="float">
            <text:p>0.0133</text:p>
          </table:table-cell>
          <table:table-cell office:value-type="float" office:value="6.6" calcext:value-type="float">
            <text:p>6.6</text:p>
          </table:table-cell>
          <table:table-cell office:value-type="float" office:value="13954" calcext:value-type="float">
            <text:p>13954</text:p>
          </table:table-cell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ADAR <text:s/>- <text:s/>adenosine deaminase, rna-specific, IRF7 <text:s/>- <text:s/>interferon regulatory factor 7, USP18 <text:s/>- <text:s/>ubiquitin specific peptidase 18, NLRC5 <text:s/>- <text:s/>nlr family, card domain containing 5, IFNB1 <text:s/>- <text:s/>interferon, beta 1, fibroblast, TRIM6 <text:s/>- <text:s/>tripartite motif containing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665</text:p>
          </table:table-cell>
          <table:table-cell office:value-type="string" calcext:value-type="string">
            <text:p>positive regulation of leukocyte proliferation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3.18" calcext:value-type="float">
            <text:p>3.18</text:p>
          </table:table-cell>
          <table:table-cell office:value-type="float" office:value="13954" calcext:value-type="float">
            <text:p>13954</text:p>
          </table:table-cell>
          <table:table-cell office:value-type="float" office:value="90" calcext:value-type="float">
            <text:p>90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VAV3 <text:s/>- <text:s/>vav 3 guanine nucleotide exchange factor, IL15 <text:s/>- <text:s/>interleukin 15, IL2 <text:s/>- <text:s/>interleukin 2, FLT3LG <text:s/>- <text:s/>fms-related tyrosine kinase 3 ligand, CD274 <text:s/>- <text:s/>cd274 molecule, IL23A <text:s/>- <text:s/>interleukin 23, alpha subunit p19, CD74 <text:s/>- <text:s/>cd74 molecule, major histocompatibility complex, class ii invariant chain, TNFSF4 <text:s/>- <text:s/>tumor necrosis factor (ligand) superfamily, member 4, BCL2 <text:s/>- <text:s/>b-cell cll/lymphoma 2, TNFSF13B <text:s/>- <text:s/>tumor necrosis factor (ligand) superfamily, member 13b, IL7 <text:s/>- <text:s/>interleukin 7, EFNB1 <text:s/>- <text:s/>ephrin-b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254</text:p>
          </table:table-cell>
          <table:table-cell office:value-type="string" calcext:value-type="string">
            <text:p>JNK cascade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142" calcext:value-type="float">
            <text:p>0.0142</text:p>
          </table:table-cell>
          <table:table-cell office:value-type="float" office:value="4.76" calcext:value-type="float">
            <text:p>4.76</text:p>
          </table:table-cell>
          <table:table-cell office:value-type="float" office:value="13954" calcext:value-type="float">
            <text:p>13954</text:p>
          </table:table-cell>
          <table:table-cell office:value-type="float" office:value="37" calcext:value-type="float">
            <text:p>37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MAPK10 <text:s/>- <text:s/>mitogen-activated protein kinase 10, ARHGEF6 <text:s/>- <text:s/>rac/cdc42 guanine nucleotide exchange factor (gef) 6, NOD1 <text:s/>- <text:s/>nucleotide-binding oligomerization domain containing 1, PTGER4 <text:s/>- <text:s/>prostaglandin e receptor 4 (subtype ep4), MAP3K5 <text:s/>- <text:s/>mitogen-activated protein kinase kinase kinase 5, MAP4K3 <text:s/>- <text:s/>mitogen-activated protein kinase kinase kinase kinase 3, MAP3K11 <text:s/>- <text:s/>mitogen-activated protein kinase kinase kinase 11, TAB2 <text:s/>- <text:s/>tgf-beta activated kinase 1/map3k7 binding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4</text:p>
          </table:table-cell>
          <table:table-cell office:value-type="string" calcext:value-type="string">
            <text:p>positive regulation of adaptive immune response based on somatic recombination of immune receptors built from immunoglobulin superfamily domains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148" calcext:value-type="float">
            <text:p>0.0148</text:p>
          </table:table-cell>
          <table:table-cell office:value-type="float" office:value="3.86" calcext:value-type="float">
            <text:p>3.86</text:p>
          </table:table-cell>
          <table:table-cell office:value-type="float" office:value="13954" calcext:value-type="float">
            <text:p>13954</text:p>
          </table:table-cell>
          <table:table-cell office:value-type="float" office:value="57" calcext:value-type="float">
            <text:p>57</text:p>
          </table:table-cell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RSAD2 <text:s/>- <text:s/>radical s-adenosyl methionine domain containing 2, TNFSF4 <text:s/>- <text:s/>tumor necrosis factor (ligand) superfamily, member 4, TBX21 <text:s/>- <text:s/>t-box 21, TNFSF13B <text:s/>- <text:s/>tumor necrosis factor (ligand) superfamily, member 13b, IL2 <text:s/>- <text:s/>interleukin 2, HLX <text:s/>- <text:s/>h2.0-like homeobox, B2M <text:s/>- <text:s/>beta-2-microglobulin, STAT6 <text:s/>- <text:s/>signal transducer and activator of transcription 6, interleukin-4 induced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53</text:p>
          </table:table-cell>
          <table:table-cell office:value-type="string" calcext:value-type="string">
            <text:p>regulation of striated muscle cell differentiation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148" calcext:value-type="float">
            <text:p>0.0148</text:p>
          </table:table-cell>
          <table:table-cell office:value-type="float" office:value="3.34" calcext:value-type="float">
            <text:p>3.34</text:p>
          </table:table-cell>
          <table:table-cell office:value-type="float" office:value="13954" calcext:value-type="float">
            <text:p>13954</text:p>
          </table:table-cell>
          <table:table-cell office:value-type="float" office:value="79" calcext:value-type="float">
            <text:p>79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HDAC4 <text:s/>- <text:s/>histone deacetylase 4, AKAP6 <text:s/>- <text:s/>a kinase (prka) anchor protein 6, BCL2 <text:s/>- <text:s/>b-cell cll/lymphoma 2, BDNF <text:s/>- <text:s/>brain-derived neurotrophic factor, MSX1 <text:s/>- <text:s/>msh homeobox 1, MYOG <text:s/>- <text:s/>myogenin (myogenic factor 4), HDAC9 <text:s/>- <text:s/>histone deacetylase 9, CFLAR <text:s/>- <text:s/>casp8 and fadd-like apoptosis regulator, CXCL10 <text:s/>- <text:s/>chemokine (c-x-c motif) ligand 10, FLT3LG <text:s/>- <text:s/>fms-related tyrosine kinase 3 ligand, EHD1 <text:s/>- <text:s/>eh-domain containing 1, CYP26B1 <text:s/>- <text:s/>cytochrome p450, family 26, subfamily b, polypeptid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response to organic substance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149" calcext:value-type="float">
            <text:p>0.0149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1506" calcext:value-type="float">
            <text:p>1506</text:p>
          </table:table-cell>
          <table:table-cell office:value-type="float" office:value="634" calcext:value-type="float">
            <text:p>6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IL17A <text:s/>- <text:s/>interleukin 17a, PAPPA <text:s/>- <text:s/>pregnancy-associated plasma protein a, pappalysin 1, IL15 <text:s/>- <text:s/>interleukin 15, BIRC2 <text:s/>- <text:s/>baculoviral iap repeat containing 2, PAX9 <text:s/>- <text:s/>paired box 9, CD274 <text:s/>- <text:s/>cd274 molecule, INHBA <text:s/>- <text:s/>inhibin, beta a, NRP1 <text:s/>- <text:s/>neuropilin 1, BST2 <text:s/>- <text:s/>bone marrow stromal cell antigen 2, IDO1 <text:s/>- <text:s/>indoleamine 2,3-dioxygenase 1, TOR1B <text:s/>- <text:s/>torsin family 1, member b (torsin b), BCL11A <text:s/>- <text:s/>b-cell cll/lymphoma 11a (zinc finger protein), MAP4K3 <text:s/>- <text:s/>mitogen-activated protein kinase kinase kinase kinase 3, CPT1A <text:s/>- <text:s/>carnitine palmitoyltransferase 1a (liver), MYOG <text:s/>- <text:s/>myogenin (myogenic factor 4), IL2 <text:s/>- <text:s/>interleukin 2, CFLAR <text:s/>- <text:s/>casp8 and fadd-like apoptosis regulator, SOX5 <text:s/>- <text:s/>sry (sex determining region y)-box 5, TRIM6 <text:s/>- <text:s/>tripartite motif containing 6, FOXF1 <text:s/>- <text:s/>forkhead box f1, CD27 <text:s/>- <text:s/>cd27 molecule, EHD1 <text:s/>- <text:s/>eh-domain containing 1, CCL21 <text:s/>- <text:s/>chemokine (c-c motif) ligand 21, CD80 <text:s/>- <text:s/>cd80 molecule, PSMD14 <text:s/>- <text:s/>proteasome (prosome, macropain) 26s subunit, non-atpase, 14, PDGFRB <text:s/>- <text:s/>platelet-derived growth factor receptor, beta polypeptide, CD96 <text:s/>- <text:s/>cd96 molecule, GLRA1 <text:s/>- <text:s/>glycine receptor, alpha 1, ADAR <text:s/>- <text:s/>adenosine deaminase, rna-specific, ADAM10 <text:s/>- <text:s/>adam metallopeptidase domain 10, PTGER4 <text:s/>- <text:s/>prostaglandin e receptor 4 (subtype ep4), PPARGC1A <text:s/>- <text:s/>peroxisome proliferator-activated receptor gamma, coactivator 1 alpha, MYB <text:s/>- <text:s/>v-myb avian myeloblastosis viral oncogene homolog, NR4A2 <text:s/>- <text:s/>nuclear receptor subfamily 4, group a, member 2, PDK3 <text:s/>- <text:s/>pyruvate dehydrogenase kinase, isozyme 3, MEIS2 <text:s/>- <text:s/>meis homeobox 2, ITGB1 <text:s/>- <text:s/>integrin, beta 1 (fibronectin receptor, beta polypeptide, antigen cd29 includes mdf2, msk12), MAP3K5 <text:s/>- <text:s/>mitogen-activated protein kinase kinase kinase 5, TMEM108 <text:s/>- <text:s/>transmembrane protein 108, CDK6 <text:s/>- <text:s/>cyclin-dependent kinase 6, AKAP6 <text:s/>- <text:s/>a kinase (prka) anchor protein 6, CXCL10 <text:s/>- <text:s/>chemokine (c-x-c motif) ligand 10, TCF7L2 <text:s/>- <text:s/>transcription factor 7-like 2 (t-cell specific, hmg-box), KYNU <text:s/>- <text:s/>kynureninase, NAMPT <text:s/>- <text:s/>nicotinamide phosphoribosyltransferase, PDE4D <text:s/>- <text:s/>phosphodiesterase 4d, camp-specific, FBN1 <text:s/>- <text:s/>fibrillin 1, ITGA6 <text:s/>- <text:s/>integrin, alpha 6, OPTN <text:s/>- <text:s/>optineurin, IFIT2 <text:s/>- <text:s/>interferon-induced protein with tetratricopeptide repeats 2, IFIT1 <text:s/>- <text:s/>interferon-induced protein with tetratricopeptide repeats 1, IFIT3 <text:s/>- <text:s/>interferon-induced protein with tetratricopeptide repeats 3, SOCS1 <text:s/>- <text:s/>suppressor of cytokine signaling 1, USF1 <text:s/>- <text:s/>upstream transcription factor 1, NCOA1 <text:s/>- <text:s/>nuclear receptor coactivator 1, GNB4 <text:s/>- <text:s/>guanine nucleotide binding protein (g protein), beta polypeptide 4, CDK19 <text:s/>- <text:s/>cyclin-dependent kinase 19, WNT8B <text:s/>- <text:s/>wingless-type mmtv integration site family, member 8b, TBX21 <text:s/>- <text:s/>t-box 21, GBP5 <text:s/>- <text:s/>guanylate binding protein 5, IFNB1 <text:s/>- <text:s/>interferon, beta 1, fibroblast, ID3 <text:s/>- <text:s/>inhibitor of dna binding 3, dominant negative helix-loop-helix protein, HDAC4 <text:s/>- <text:s/>histone deacetylase 4, MT2A <text:s/>- <text:s/>metallothionein 2a, PPP2R2A <text:s/>- <text:s/>protein phosphatase 2, regulatory subunit b, alpha, IDH1 <text:s/>- <text:s/>isocitrate dehydrogenase 1 (nadp+), soluble, HGF <text:s/>- <text:s/>hepatocyte growth factor (hepapoietin a; scatter factor), MSX1 <text:s/>- <text:s/>msh homeobox 1, HDAC9 <text:s/>- <text:s/>histone deacetylase 9, EHD4 <text:s/>- <text:s/>eh-domain containing 4, PITX2 <text:s/>- <text:s/>paired-like homeodomain 2, BAK1 <text:s/>- <text:s/>bcl2-antagonist/killer 1, EREG <text:s/>- <text:s/>epiregulin, TNMD <text:s/>- <text:s/>tenomodulin, DENND4C <text:s/>- <text:s/>denn/madd domain containing 4c, CYP26B1 <text:s/>- <text:s/>cytochrome p450, family 26, subfamily b, polypeptide 1, B2M <text:s/>- <text:s/>beta-2-microglobulin, NOD1 <text:s/>- <text:s/>nucleotide-binding oligomerization domain containing 1, CPEB4 <text:s/>- <text:s/>cytoplasmic polyadenylation element binding protein 4, TNFSF4 <text:s/>- <text:s/>tumor necrosis factor (ligand) superfamily, member 4, ISG15 <text:s/>- <text:s/>isg15 ubiquitin-like modifier, ESR1 <text:s/>- <text:s/>estrogen receptor 1, HOXA2 <text:s/>- <text:s/>homeobox a2, EIF2AK2 <text:s/>- <text:s/>eukaryotic translation initiation factor 2-alpha kinase 2, SP5 <text:s/>- <text:s/>sp5 transcription factor, SIX1 <text:s/>- <text:s/>six homeobox 1, RUNX3 <text:s/>- <text:s/>runt-related transcription factor 3, GATA6 <text:s/>- <text:s/>gata binding protein 6, SORT1 <text:s/>- <text:s/>sortilin 1, TRIM21 <text:s/>- <text:s/>tripartite motif containing 21, YES1 <text:s/>- <text:s/>v-yes-1 yamaguchi sarcoma viral oncogene homolog 1, BCL2 <text:s/>- <text:s/>b-cell cll/lymphoma 2, THBS1 <text:s/>- <text:s/>thrombospondin 1, ERBB4 <text:s/>- <text:s/>v-erb-b2 avian erythroblastic leukemia viral oncogene homolog 4, CCND1 <text:s/>- <text:s/>cyclin d1, STT3B <text:s/>- <text:s/>stt3b, subunit of the oligosaccharyltransferase complex (catalytic), GJD3 <text:s/>- <text:s/>gap junction protein, delta 3, 31.9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156" calcext:value-type="float">
            <text:p>0.0156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634" calcext:value-type="float">
            <text:p>63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CASZ1 <text:s/>- <text:s/>castor zinc finger 1, DTX3L <text:s/>- <text:s/>deltex 3-like (drosophila), RBM39 <text:s/>- <text:s/>rna binding motif protein 39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TRMT1L <text:s/>- <text:s/>trna methyltransferase 1 homolog (s. cerevisiae)-like, PAX9 <text:s/>- <text:s/>paired box 9, RFX3 <text:s/>- <text:s/>regulatory factor x, 3 (influences hla class ii expression), SREK1 <text:s/>- <text:s/>splicing regulatory glutamine/lysine-rich protein 1, POU6F2 <text:s/>- <text:s/>pou class 6 homeobox 2, ELK4 <text:s/>- <text:s/>elk4, ets-domain protein (srf accessory protein 1), SET <text:s/>- <text:s/>set nuclear oncogene, FLI1 <text:s/>- <text:s/>fli-1 proto-oncogene, ets transcription factor, NR6A1 <text:s/>- <text:s/>nuclear receptor subfamily 6, group a, member 1, ZNF821 <text:s/>- <text:s/>zinc finger protein 821, NCOA7 <text:s/>- <text:s/>nuclear receptor coactivator 7, TRPS1 <text:s/>- <text:s/>trichorhinophalangeal syndrome i, LMO3 <text:s/>- <text:s/>lim domain only 3 (rhombotin-like 2), OTX1 <text:s/>- <text:s/>orthodenticle homeobox 1, RSF1 <text:s/>- <text:s/>remodeling and spacing factor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SOX5 <text:s/>- <text:s/>sry (sex determining region y)-box 5, PA2G4 <text:s/>- <text:s/>proliferation-associated 2g4, 38kda, LMO4 <text:s/>- <text:s/>lim domain only 4, FOXF1 <text:s/>- <text:s/>forkhead box f1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YRDC <text:s/>- <text:s/>yrdc domain containing (e. coli), KDM2A <text:s/>- <text:s/>lysine (k)-specific demethylase 2a, ELF1 <text:s/>- <text:s/>e74-like factor 1 (ets domain transcription factor), TEAD1 <text:s/>- <text:s/>tea domain family member 1 (sv40 transcriptional enhancer factor), CBX4 <text:s/>- <text:s/>chromobox homolog 4, ELAVL4 <text:s/>- <text:s/>elav (embryonic lethal, abnormal vision, drosophila)-like 4, SMG7 <text:s/>- <text:s/>smg7 nonsense mediated mrna decay factor, RAD51AP1 <text:s/>- <text:s/>rad51 associated protein 1, TRIM22 <text:s/>- <text:s/>tripartite motif containing 22, PSMD14 <text:s/>- <text:s/>proteasome (prosome, macropain) 26s subunit, non-atpase, 14, ZNF366 <text:s/>- <text:s/>zinc finger protein 366, ISG20 <text:s/>- <text:s/>interferon stimulated exonuclease gene 20kda, ATXN1 <text:s/>- <text:s/>ataxin 1, BBX <text:s/>- <text:s/>bobby sox homolog (drosophila), WBP4 <text:s/>- <text:s/>ww domain binding protein 4, GLIS1 <text:s/>- <text:s/>glis family zinc finger 1, TRMT10B <text:s/>- <text:s/>trna methyltransferase 10 homolog b (s. cerevisiae), ADAR <text:s/>- <text:s/>adenosine deaminase, rna-specific, NR4A2 <text:s/>- <text:s/>nuclear receptor subfamily 4, group a, member 2, MYB <text:s/>- <text:s/>v-myb avian myeloblastosis viral oncogene homolog, PPARGC1A <text:s/>- <text:s/>peroxisome proliferator-activated receptor gamma, coactivator 1 alpha, ENPP2 <text:s/>- <text:s/>ectonucleotide pyrophosphatase/phosphodiesterase 2, RNASEL <text:s/>- <text:s/>ribonuclease l (2',5'-oligoisoadenylate synthetase-dependent), TARBP1 <text:s/>- <text:s/>tar (hiv-1) rna binding protein 1, MEIS2 <text:s/>- <text:s/>meis homeobox 2, MEIS1 <text:s/>- <text:s/>meis homeobox 1, UPF2 <text:s/>- <text:s/>upf2 regulator of nonsense transcripts homolog (yeast), CEBPD <text:s/>- <text:s/>ccaat/enhancer binding protein (c/ebp), delta, PPA1 <text:s/>- <text:s/>pyrophosphatase (inorganic) 1, ZCCHC11 <text:s/>- <text:s/>zinc finger, cchc domain containing 11, HELT <text:s/>- <text:s/>helt bhlh transcription factor, UBR5 <text:s/>- <text:s/>ubiquitin protein ligase e3 component n-recognin 5, TBX15 <text:s/>- <text:s/>t-box 15, TBX5 <text:s/>- <text:s/>t-box 5, SRRM1 <text:s/>- <text:s/>serine/arginine repetitive matrix 1, ZEB2 <text:s/>- <text:s/>zinc finger e-box binding homeobox 2, BNC2 <text:s/>- <text:s/>basonuclin 2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MT2C <text:s/>- <text:s/>lysine (k)-specific methyltransferase 2c, MYCBP2 <text:s/>- <text:s/>myc binding protein 2, e3 ubiquitin protein ligase, IRF7 <text:s/>- <text:s/>interferon regulatory factor 7, KDM4C <text:s/>- <text:s/>lysine (k)-specific demethylase 4c, EPC2 <text:s/>- <text:s/>enhancer of polycomb homolog 2 (drosophila), USF1 <text:s/>- <text:s/>upstream transcription factor 1, NCOA1 <text:s/>- <text:s/>nuclear receptor coactivator 1, HLX <text:s/>- <text:s/>h2.0-like homeobox, KDM2B <text:s/>- <text:s/>lysine (k)-specific demethylase 2b, ETV7 <text:s/>- <text:s/>ets variant 7, TLE4 <text:s/>- <text:s/>transducin-like enhancer of split 4 (e(sp1) homolog, drosophila), BSX <text:s/>- <text:s/>brain-specific homeobox, TBX21 <text:s/>- <text:s/>t-box 21, NMI <text:s/>- <text:s/>n-myc (and stat) interactor, SETD3 <text:s/>- <text:s/>set domain containing 3, ATF3 <text:s/>- <text:s/>activating transcription factor 3, HMGN5 <text:s/>- <text:s/>high mobility group nucleosome binding domain 5, MBNL1 <text:s/>- <text:s/>muscleblind-like splicing regulator 1, LPXN <text:s/>- <text:s/>leupaxin, ID3 <text:s/>- <text:s/>inhibitor of dna binding 3, dominant negative helix-loop-helix protein, HDAC4 <text:s/>- <text:s/>histone deacetylase 4, NUP43 <text:s/>- <text:s/>nucleoporin 43kda, TBX19 <text:s/>- <text:s/>t-box 19, PPP2R2A <text:s/>- <text:s/>protein phosphatase 2, regulatory subunit b, alpha, FRYL <text:s/>- <text:s/>fry-like, HIPK1 <text:s/>- <text:s/>homeodomain interacting protein kinase 1, NFIX <text:s/>- <text:s/>nuclear factor i/x (ccaat-binding transcription factor), MKL1 <text:s/>- <text:s/>megakaryoblastic leukemia (translocation) 1, ZBTB18 <text:s/>- <text:s/>zinc finger and btb domain containing 18, ZC3H12C <text:s/>- <text:s/>zinc finger ccch-type containing 12c, FOXK1 <text:s/>- <text:s/>forkhead box k1, MSX1 <text:s/>- <text:s/>msh homeobox 1, PARP14 <text:s/>- <text:s/>poly (adp-ribose) polymerase family, member 14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APOLG <text:s/>- <text:s/>poly(a) polymerase gamma, PITX2 <text:s/>- <text:s/>paired-like homeodomain 2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TFAP2A <text:s/>- <text:s/>transcription factor ap-2 alpha (activating enhancer binding protein 2 alpha), HARBI1 <text:s/>- <text:s/>harbinger transposase derived 1, STAT5A <text:s/>- <text:s/>signal transducer and activator of transcription 5a, STAT6 <text:s/>- <text:s/>signal transducer and activator of transcription 6, interleukin-4 induced, NFIB <text:s/>- <text:s/>nuclear factor i/b, ESRRG <text:s/>- <text:s/>estrogen-related receptor gamma, IKZF2 <text:s/>- <text:s/>ikaros family zinc finger 2 (helios), ISG15 <text:s/>- <text:s/>isg15 ubiquitin-like modifier, NFATC3 <text:s/>- <text:s/>nuclear factor of activated t-cells, cytoplasmic, calcineurin-dependent 3, ESR1 <text:s/>- <text:s/>estrogen receptor 1, HOXA4 <text:s/>- <text:s/>homeobox a4, BOD1L1 <text:s/>- <text:s/>biorientation of chromosomes in cell division 1-like 1, PARP9 <text:s/>- <text:s/>poly (adp-ribose) polymerase family, member 9, ETV1 <text:s/>- <text:s/>ets variant 1, TCEB3B <text:s/>- <text:s/>transcription elongation factor b polypeptide 3b (elongin a2), HOXA2 <text:s/>- <text:s/>homeobox a2, SP5 <text:s/>- <text:s/>sp5 transcription factor, HOXA3 <text:s/>- <text:s/>homeobox a3, EIF2AK2 <text:s/>- <text:s/>eukaryotic translation initiation factor 2-alpha kinase 2, SIX1 <text:s/>- <text:s/>six homeobox 1, HEY2 <text:s/>- <text:s/>hairy/enhancer-of-split related with yrpw motif 2, SIM2 <text:s/>- <text:s/>single-minded homolog 2 (drosophila), ZFPM1 <text:s/>- <text:s/>zinc finger protein, fog family member 1, ZBTB32 <text:s/>- <text:s/>zinc finger and btb domain containing 32, RUNX3 <text:s/>- <text:s/>runt-related transcription factor 3, DNASE1L3 <text:s/>- <text:s/>deoxyribonuclease i-like 3, SMARCA5 <text:s/>- <text:s/>swi/snf related, matrix associated, actin dependent regulator of chromatin, subfamily a, member 5, HNF4G <text:s/>- <text:s/>hepatocyte nuclear factor 4, gamma, ZIC1 <text:s/>- <text:s/>zic family member 1, MED15 <text:s/>- <text:s/>mediator complex subunit 15, GATA6 <text:s/>- <text:s/>gata binding protein 6, PRDM16 <text:s/>- <text:s/>pr domain containing 16, WIBG <text:s/>- <text:s/>within bgcn homolog (drosophila), HNRNPC <text:s/>- <text:s/>heterogeneous nuclear ribonucleoprotein c (c1/c2), HDAC7 <text:s/>- <text:s/>histone deacetylase 7, CTNNBL1 <text:s/>- <text:s/>catenin, beta like 1, ZIC3 <text:s/>- <text:s/>zic family member 3, RBBP6 <text:s/>- <text:s/>retinoblastoma binding protein 6, RUNX1T1 <text:s/>- <text:s/>runt-related transcription factor 1; translocated to, 1 (cyclin d-related), ZFHX4 <text:s/>- <text:s/>zinc finger homeobox 4, FOXQ1 <text:s/>- <text:s/>forkhead box q1, PKN2 <text:s/>- <text:s/>protein kinase n2, ERBB4 <text:s/>- <text:s/>v-erb-b2 avian erythroblastic leukemia viral oncogene homolog 4, CCND1 <text:s/>- <text:s/>cyclin d1, RBMS2 <text:s/>- <text:s/>rna binding motif, single stranded interacting protein 2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organic substance biosynthetic process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155" calcext:value-type="float">
            <text:p>0.0155</text:p>
          </table:table-cell>
          <table:table-cell office:value-type="float" office:value="1.25" calcext:value-type="float">
            <text:p>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634" calcext:value-type="float">
            <text:p>6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BIRC2 <text:s/>- <text:s/>baculoviral iap repeat containing 2, ARID4B <text:s/>- <text:s/>at rich interactive domain 4b (rbp1-like), ZNF385A <text:s/>- <text:s/>zinc finger protein 385a, TCF15 <text:s/>- <text:s/>transcription factor 15 (basic helix-loop-helix), PAX3 <text:s/>- <text:s/>paired box 3, RFX3 <text:s/>- <text:s/>regulatory factor x, 3 (influences hla class ii expression), PAX9 <text:s/>- <text:s/>paired box 9, POU6F2 <text:s/>- <text:s/>pou class 6 homeobox 2, ELK4 <text:s/>- <text:s/>elk4, ets-domain protein (srf accessory protein 1), SET <text:s/>- <text:s/>set nuclear oncogene, PIK3R3 <text:s/>- <text:s/>phosphoinositide-3-kinase, regulatory subunit 3 (gamma), FLI1 <text:s/>- <text:s/>fli-1 proto-oncogene, ets transcription factor, NR6A1 <text:s/>- <text:s/>nuclear receptor subfamily 6, group a, member 1, INHBA <text:s/>- <text:s/>inhibin, beta a, ZNF821 <text:s/>- <text:s/>zinc finger protein 821, NCOA7 <text:s/>- <text:s/>nuclear receptor coactivator 7, CD74 <text:s/>- <text:s/>cd74 molecule, major histocompatibility complex, class ii invariant chain, LMO3 <text:s/>- <text:s/>lim domain only 3 (rhombotin-like 2), TRPS1 <text:s/>- <text:s/>trichorhinophalangeal syndrome i, IDO1 <text:s/>- <text:s/>indoleamine 2,3-dioxygenase 1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ACSL5 <text:s/>- <text:s/>acyl-coa synthetase long-chain family member 5, SOX5 <text:s/>- <text:s/>sry (sex determining region y)-box 5, PA2G4 <text:s/>- <text:s/>proliferation-associated 2g4, 38kda, LMO4 <text:s/>- <text:s/>lim domain only 4, ARF3 <text:s/>- <text:s/>adp-ribosylation factor 3, FOXF1 <text:s/>- <text:s/>forkhead box f1, OMD <text:s/>- <text:s/>osteomodulin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TEAD1 <text:s/>- <text:s/>tea domain family member 1 (sv40 transcriptional enhancer factor), ELF1 <text:s/>- <text:s/>e74-like factor 1 (ets domain transcription factor), CBX4 <text:s/>- <text:s/>chromobox homolog 4, SMG7 <text:s/>- <text:s/>smg7 nonsense mediated mrna decay factor, RAD51AP1 <text:s/>- <text:s/>rad51 associated protein 1, TRIM22 <text:s/>- <text:s/>tripartite motif containing 22, ELOVL6 <text:s/>- <text:s/>elovl fatty acid elongase 6, ZNF366 <text:s/>- <text:s/>zinc finger protein 366, ATXN1 <text:s/>- <text:s/>ataxin 1, PDHA2 <text:s/>- <text:s/>pyruvate dehydrogenase (lipoamide) alpha 2, SPTLC2 <text:s/>- <text:s/>serine palmitoyltransferase, long chain base subunit 2, PDGFRB <text:s/>- <text:s/>platelet-derived growth factor receptor, beta polypeptide, ETNK1 <text:s/>- <text:s/>ethanolamine kinase 1, BBX <text:s/>- <text:s/>bobby sox homolog (drosophila)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OSBPL3 <text:s/>- <text:s/>oxysterol binding protein-like 3, MEIS2 <text:s/>- <text:s/>meis homeobox 2, MEIS1 <text:s/>- <text:s/>meis homeobox 1, PLA2G4D <text:s/>- <text:s/>phospholipase a2, group ivd (cytosolic)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DGKA <text:s/>- <text:s/>diacylglycerol kinase, alpha 80kda, ZEB2 <text:s/>- <text:s/>zinc finger e-box binding homeobox 2, PANK1 <text:s/>- <text:s/>pantothenate kinase 1, BNC2 <text:s/>- <text:s/>basonuclin 2, ASS1 <text:s/>- <text:s/>argininosuccinate synthase 1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BCMO1 <text:s/>- <text:s/>beta-carotene 15,15'-monooxygenase 1, SPTLC3 <text:s/>- <text:s/>serine palmitoyltransferase, long chain base subunit 3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PLEKHA3 <text:s/>- <text:s/>pleckstrin homology domain containing, family a (phosphoinositide binding specific) member 3, BSX <text:s/>- <text:s/>brain-specific homeobox, TBX21 <text:s/>- <text:s/>t-box 21, NMI <text:s/>- <text:s/>n-myc (and stat) interactor, AGMO <text:s/>- <text:s/>alkylglycerol monooxygenase, SETD3 <text:s/>- <text:s/>set domain containing 3, GGPS1 <text:s/>- <text:s/>geranylgeranyl diphosphate synthase 1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ELOVL5 <text:s/>- <text:s/>elovl fatty acid elongase 5, FRYL <text:s/>- <text:s/>fry-like, HIPK1 <text:s/>- <text:s/>homeodomain interacting protein kinase 1, MKL1 <text:s/>- <text:s/>megakaryoblastic leukemia (translocation) 1, NFIX <text:s/>- <text:s/>nuclear factor i/x (ccaat-binding transcription factor), ZBTB18 <text:s/>- <text:s/>zinc finger and btb domain containing 18, MAT1A <text:s/>- <text:s/>methionine adenosyltransferase i, alpha, PIP4K2B <text:s/>- <text:s/>phosphatidylinositol-5-phosphate 4-kinase, type ii, beta, FOXK1 <text:s/>- <text:s/>forkhead box k1, FUT8 <text:s/>- <text:s/>fucosyltransferase 8 (alpha (1,6) fucosyltransferase), PARP14 <text:s/>- <text:s/>poly (adp-ribose) polymerase family, member 14, MSX1 <text:s/>- <text:s/>msh homeobox 1, ATP1B4 <text:s/>- <text:s/>atpase, na+/k+ transporting, beta 4 polypeptide, HDAC9 <text:s/>- <text:s/>histone deacetylase 9, WARS <text:s/>- <text:s/>tryptophanyl-trna synthetase, B3GALT2 <text:s/>- <text:s/>udp-gal:betaglcnac beta 1,3-galactosyltransferase, polypeptide 2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REG <text:s/>- <text:s/>epiregulin, ELMSAN1 <text:s/>- <text:s/>elm2 and myb/sant-like domain containing 1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CPEB4 <text:s/>- <text:s/>cytoplasmic polyadenylation element binding protein 4, NFIB <text:s/>- <text:s/>nuclear factor i/b, NOD1 <text:s/>- <text:s/>nucleotide-binding oligomerization domain containing 1, ESRRG <text:s/>- <text:s/>estrogen-related receptor gamma, IKZF2 <text:s/>- <text:s/>ikaros family zinc finger 2 (helios), ISG15 <text:s/>- <text:s/>isg15 ubiquitin-like modifier, ST3GAL4 <text:s/>- <text:s/>st3 beta-galactoside alpha-2,3-sialyltransferase 4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HOXA2 <text:s/>- <text:s/>homeobox a2, TCEB3B <text:s/>- <text:s/>transcription elongation factor b polypeptide 3b (elongin a2), SP5 <text:s/>- <text:s/>sp5 transcription factor, EIF2AK2 <text:s/>- <text:s/>eukaryotic translation initiation factor 2-alpha kinase 2, HOXA3 <text:s/>- <text:s/>homeobox a3, PIGV <text:s/>- <text:s/>phosphatidylinositol glycan anchor biosynthesis, class v, DIO2 <text:s/>- <text:s/>deiodinase, iodothyronine, type ii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SMARCA5 <text:s/>- <text:s/>swi/snf related, matrix associated, actin dependent regulator of chromatin, subfamily a, member 5, ZIC1 <text:s/>- <text:s/>zic family member 1, HNF4G <text:s/>- <text:s/>hepatocyte nuclear factor 4, gamma, GATA6 <text:s/>- <text:s/>gata binding protein 6, MED15 <text:s/>- <text:s/>mediator complex subunit 15, PRDM16 <text:s/>- <text:s/>pr domain containing 16, MBIP <text:s/>- <text:s/>map3k12 binding inhibitory protein 1, HDAC7 <text:s/>- <text:s/>histone deacetylase 7, ZIC3 <text:s/>- <text:s/>zic family member 3, RBBP6 <text:s/>- <text:s/>retinoblastoma binding protein 6, RUNX1T1 <text:s/>- <text:s/>runt-related transcription factor 1; translocated to, 1 (cyclin d-related), ZFHX4 <text:s/>- <text:s/>zinc finger homeobox 4, OSBPL6 <text:s/>- <text:s/>oxysterol binding protein-like 6, FOXQ1 <text:s/>- <text:s/>forkhead box q1, PKN2 <text:s/>- <text:s/>protein kinase n2, PARP10 <text:s/>- <text:s/>poly (adp-ribose) polymerase family, member 10, ERBB4 <text:s/>- <text:s/>v-erb-b2 avian erythroblastic leukemia viral oncogene homolog 4, CCND1 <text:s/>- <text:s/>cyclin d1, RRBP1 <text:s/>- <text:s/>ribosome binding protein 1, PIGF <text:s/>- <text:s/>phosphatidylinositol glycan anchor biosynthesis, class f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cellular biosynthetic process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162" calcext:value-type="float">
            <text:p>0.0162</text:p>
          </table:table-cell>
          <table:table-cell office:value-type="float" office:value="1.25" calcext:value-type="float">
            <text:p>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265" calcext:value-type="float">
            <text:p>3265</text:p>
          </table:table-cell>
          <table:table-cell office:value-type="float" office:value="634" calcext:value-type="float">
            <text:p>63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BIRC2 <text:s/>- <text:s/>baculoviral iap repeat containing 2, ARID4B <text:s/>- <text:s/>at rich interactive domain 4b (rbp1-like), ZNF385A <text:s/>- <text:s/>zinc finger protein 385a, TCF15 <text:s/>- <text:s/>transcription factor 15 (basic helix-loop-helix), PAX3 <text:s/>- <text:s/>paired box 3, RFX3 <text:s/>- <text:s/>regulatory factor x, 3 (influences hla class ii expression), PAX9 <text:s/>- <text:s/>paired box 9, POU6F2 <text:s/>- <text:s/>pou class 6 homeobox 2, ELK4 <text:s/>- <text:s/>elk4, ets-domain protein (srf accessory protein 1), SET <text:s/>- <text:s/>set nuclear oncogene, PIK3R3 <text:s/>- <text:s/>phosphoinositide-3-kinase, regulatory subunit 3 (gamma), FLI1 <text:s/>- <text:s/>fli-1 proto-oncogene, ets transcription factor, NR6A1 <text:s/>- <text:s/>nuclear receptor subfamily 6, group a, member 1, INHBA <text:s/>- <text:s/>inhibin, beta a, ZNF821 <text:s/>- <text:s/>zinc finger protein 821, NCOA7 <text:s/>- <text:s/>nuclear receptor coactivator 7, CD74 <text:s/>- <text:s/>cd74 molecule, major histocompatibility complex, class ii invariant chain, LMO3 <text:s/>- <text:s/>lim domain only 3 (rhombotin-like 2), TRPS1 <text:s/>- <text:s/>trichorhinophalangeal syndrome i, IDO1 <text:s/>- <text:s/>indoleamine 2,3-dioxygenase 1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ACSL5 <text:s/>- <text:s/>acyl-coa synthetase long-chain family member 5, SOX5 <text:s/>- <text:s/>sry (sex determining region y)-box 5, PA2G4 <text:s/>- <text:s/>proliferation-associated 2g4, 38kda, LMO4 <text:s/>- <text:s/>lim domain only 4, ARF3 <text:s/>- <text:s/>adp-ribosylation factor 3, FOXF1 <text:s/>- <text:s/>forkhead box f1, OMD <text:s/>- <text:s/>osteomodulin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TEAD1 <text:s/>- <text:s/>tea domain family member 1 (sv40 transcriptional enhancer factor), ELF1 <text:s/>- <text:s/>e74-like factor 1 (ets domain transcription factor), CBX4 <text:s/>- <text:s/>chromobox homolog 4, SMG7 <text:s/>- <text:s/>smg7 nonsense mediated mrna decay factor, RAD51AP1 <text:s/>- <text:s/>rad51 associated protein 1, TRIM22 <text:s/>- <text:s/>tripartite motif containing 22, ELOVL6 <text:s/>- <text:s/>elovl fatty acid elongase 6, ZNF366 <text:s/>- <text:s/>zinc finger protein 366, ATXN1 <text:s/>- <text:s/>ataxin 1, PDHA2 <text:s/>- <text:s/>pyruvate dehydrogenase (lipoamide) alpha 2, SPTLC2 <text:s/>- <text:s/>serine palmitoyltransferase, long chain base subunit 2, ETNK1 <text:s/>- <text:s/>ethanolamine kinase 1, BBX <text:s/>- <text:s/>bobby sox homolog (drosophila)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OSBPL3 <text:s/>- <text:s/>oxysterol binding protein-like 3, MEIS2 <text:s/>- <text:s/>meis homeobox 2, MEIS1 <text:s/>- <text:s/>meis homeobox 1, PLA2G4D <text:s/>- <text:s/>phospholipase a2, group ivd (cytosolic)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DGKA <text:s/>- <text:s/>diacylglycerol kinase, alpha 80kda, ZEB2 <text:s/>- <text:s/>zinc finger e-box binding homeobox 2, PANK1 <text:s/>- <text:s/>pantothenate kinase 1, BNC2 <text:s/>- <text:s/>basonuclin 2, ASS1 <text:s/>- <text:s/>argininosuccinate synthase 1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BCMO1 <text:s/>- <text:s/>beta-carotene 15,15'-monooxygenase 1, SPTLC3 <text:s/>- <text:s/>serine palmitoyltransferase, long chain base subunit 3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PLEKHA3 <text:s/>- <text:s/>pleckstrin homology domain containing, family a (phosphoinositide binding specific) member 3, BSX <text:s/>- <text:s/>brain-specific homeobox, TBX21 <text:s/>- <text:s/>t-box 21, NMI <text:s/>- <text:s/>n-myc (and stat) interactor, AGMO <text:s/>- <text:s/>alkylglycerol monooxygenase, SETD3 <text:s/>- <text:s/>set domain containing 3, GGPS1 <text:s/>- <text:s/>geranylgeranyl diphosphate synthase 1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ELOVL5 <text:s/>- <text:s/>elovl fatty acid elongase 5, FRYL <text:s/>- <text:s/>fry-like, HIPK1 <text:s/>- <text:s/>homeodomain interacting protein kinase 1, MKL1 <text:s/>- <text:s/>megakaryoblastic leukemia (translocation) 1, NFIX <text:s/>- <text:s/>nuclear factor i/x (ccaat-binding transcription factor), ZBTB18 <text:s/>- <text:s/>zinc finger and btb domain containing 18, MAT1A <text:s/>- <text:s/>methionine adenosyltransferase i, alpha, PIP4K2B <text:s/>- <text:s/>phosphatidylinositol-5-phosphate 4-kinase, type ii, beta, FOXK1 <text:s/>- <text:s/>forkhead box k1, PARP14 <text:s/>- <text:s/>poly (adp-ribose) polymerase family, member 14, MSX1 <text:s/>- <text:s/>msh homeobox 1, ATP1B4 <text:s/>- <text:s/>atpase, na+/k+ transporting, beta 4 polypeptide, HDAC9 <text:s/>- <text:s/>histone deacetylase 9, WARS <text:s/>- <text:s/>tryptophanyl-trna synthetase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CPEB4 <text:s/>- <text:s/>cytoplasmic polyadenylation element binding protein 4, NFIB <text:s/>- <text:s/>nuclear factor i/b, ESRRG <text:s/>- <text:s/>estrogen-related receptor gamma, IKZF2 <text:s/>- <text:s/>ikaros family zinc finger 2 (helios), ISG15 <text:s/>- <text:s/>isg15 ubiquitin-like modifier, ST3GAL4 <text:s/>- <text:s/>st3 beta-galactoside alpha-2,3-sialyltransferase 4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HOXA2 <text:s/>- <text:s/>homeobox a2, TCEB3B <text:s/>- <text:s/>transcription elongation factor b polypeptide 3b (elongin a2), SP5 <text:s/>- <text:s/>sp5 transcription factor, EIF2AK2 <text:s/>- <text:s/>eukaryotic translation initiation factor 2-alpha kinase 2, HOXA3 <text:s/>- <text:s/>homeobox a3, PIGV <text:s/>- <text:s/>phosphatidylinositol glycan anchor biosynthesis, class v, DIO2 <text:s/>- <text:s/>deiodinase, iodothyronine, type ii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SMARCA5 <text:s/>- <text:s/>swi/snf related, matrix associated, actin dependent regulator of chromatin, subfamily a, member 5, ZIC1 <text:s/>- <text:s/>zic family member 1, HNF4G <text:s/>- <text:s/>hepatocyte nuclear factor 4, gamma, GATA6 <text:s/>- <text:s/>gata binding protein 6, MED15 <text:s/>- <text:s/>mediator complex subunit 15, PRDM16 <text:s/>- <text:s/>pr domain containing 16, MBIP <text:s/>- <text:s/>map3k12 binding inhibitory protein 1, HDAC7 <text:s/>- <text:s/>histone deacetylase 7, ZIC3 <text:s/>- <text:s/>zic family member 3, RBBP6 <text:s/>- <text:s/>retinoblastoma binding protein 6, RUNX1T1 <text:s/>- <text:s/>runt-related transcription factor 1; translocated to, 1 (cyclin d-related), ZFHX4 <text:s/>- <text:s/>zinc finger homeobox 4, OSBPL6 <text:s/>- <text:s/>oxysterol binding protein-like 6, FOXQ1 <text:s/>- <text:s/>forkhead box q1, PKN2 <text:s/>- <text:s/>protein kinase n2, PARP10 <text:s/>- <text:s/>poly (adp-ribose) polymerase family, member 10, ERBB4 <text:s/>- <text:s/>v-erb-b2 avian erythroblastic leukemia viral oncogene homolog 4, CCND1 <text:s/>- <text:s/>cyclin d1, RRBP1 <text:s/>- <text:s/>ribosome binding protein 1, PIGF <text:s/>- <text:s/>phosphatidylinositol glycan anchor biosynthesis, class f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cellular response to chemical stimulus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166" calcext:value-type="float">
            <text:p>0.0166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066" calcext:value-type="float">
            <text:p>1066</text:p>
          </table:table-cell>
          <table:table-cell office:value-type="float" office:value="634" calcext:value-type="float">
            <text:p>63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IFIT3 <text:s/>- <text:s/>interferon-induced protein with tetratricopeptide repeats 3, IL15 <text:s/>- <text:s/>interleukin 15, SOCS1 <text:s/>- <text:s/>suppressor of cytokine signaling 1, USF1 <text:s/>- <text:s/>upstream transcription factor 1, CDK19 <text:s/>- <text:s/>cyclin-dependent kinase 19, NCOA1 <text:s/>- <text:s/>nuclear receptor coactivator 1, PAX9 <text:s/>- <text:s/>paired box 9, GNB4 <text:s/>- <text:s/>guanine nucleotide binding protein (g protein), beta polypeptide 4, NRP1 <text:s/>- <text:s/>neuropilin 1, WNT8B <text:s/>- <text:s/>wingless-type mmtv integration site family, member 8b, INHBA <text:s/>- <text:s/>inhibin, beta a, TBX21 <text:s/>- <text:s/>t-box 21, GBP5 <text:s/>- <text:s/>guanylate binding protein 5, BCL11A <text:s/>- <text:s/>b-cell cll/lymphoma 11a (zinc finger protein), IFNB1 <text:s/>- <text:s/>interferon, beta 1, fibroblast, ID3 <text:s/>- <text:s/>inhibitor of dna binding 3, dominant negative helix-loop-helix protein, HDAC4 <text:s/>- <text:s/>histone deacetylase 4, CPT1A <text:s/>- <text:s/>carnitine palmitoyltransferase 1a (liver), MT2A <text:s/>- <text:s/>metallothionein 2a, MYOG <text:s/>- <text:s/>myogenin (myogenic factor 4), FMN2 <text:s/>- <text:s/>formin 2, CFLAR <text:s/>- <text:s/>casp8 and fadd-like apoptosis regulator, SOX5 <text:s/>- <text:s/>sry (sex determining region y)-box 5, FOXF1 <text:s/>- <text:s/>forkhead box f1, TRIM6 <text:s/>- <text:s/>tripartite motif containing 6, HGF <text:s/>- <text:s/>hepatocyte growth factor (hepapoietin a; scatter factor), MSX1 <text:s/>- <text:s/>msh homeobox 1, STAU1 <text:s/>- <text:s/>staufen double-stranded rna binding protein 1, HDAC9 <text:s/>- <text:s/>histone deacetylase 9, EHD1 <text:s/>- <text:s/>eh-domain containing 1, EHD4 <text:s/>- <text:s/>eh-domain containing 4, CCL21 <text:s/>- <text:s/>chemokine (c-c motif) ligand 21, CD80 <text:s/>- <text:s/>cd80 molecule, TFAP2A <text:s/>- <text:s/>transcription factor ap-2 alpha (activating enhancer binding protein 2 alpha), PDGFRB <text:s/>- <text:s/>platelet-derived growth factor receptor, beta polypeptide, TNMD <text:s/>- <text:s/>tenomodulin, DENND4C <text:s/>- <text:s/>denn/madd domain containing 4c, CYP26B1 <text:s/>- <text:s/>cytochrome p450, family 26, subfamily b, polypeptide 1, B2M <text:s/>- <text:s/>beta-2-microglobulin, GLRA1 <text:s/>- <text:s/>glycine receptor, alpha 1, STAT6 <text:s/>- <text:s/>signal transducer and activator of transcription 6, interleukin-4 induced, CPEB4 <text:s/>- <text:s/>cytoplasmic polyadenylation element binding protein 4, NOD1 <text:s/>- <text:s/>nucleotide-binding oligomerization domain containing 1, PTGER4 <text:s/>- <text:s/>prostaglandin e receptor 4 (subtype ep4), NR4A2 <text:s/>- <text:s/>nuclear receptor subfamily 4, group a, member 2, TNFSF4 <text:s/>- <text:s/>tumor necrosis factor (ligand) superfamily, member 4, MYB <text:s/>- <text:s/>v-myb avian myeloblastosis viral oncogene homolog, PPARGC1A <text:s/>- <text:s/>peroxisome proliferator-activated receptor gamma, coactivator 1 alpha, PDK3 <text:s/>- <text:s/>pyruvate dehydrogenase kinase, isozyme 3, ESR1 <text:s/>- <text:s/>estrogen receptor 1, HOXA2 <text:s/>- <text:s/>homeobox a2, SP5 <text:s/>- <text:s/>sp5 transcription factor, ITGB1 <text:s/>- <text:s/>integrin, beta 1 (fibronectin receptor, beta polypeptide, antigen cd29 includes mdf2, msk12), SIX1 <text:s/>- <text:s/>six homeobox 1, MAP3K5 <text:s/>- <text:s/>mitogen-activated protein kinase kinase kinase 5, TMEM108 <text:s/>- <text:s/>transmembrane protein 108, CDK6 <text:s/>- <text:s/>cyclin-dependent kinase 6, GATA6 <text:s/>- <text:s/>gata binding protein 6, AKAP6 <text:s/>- <text:s/>a kinase (prka) anchor protein 6, CXCL10 <text:s/>- <text:s/>chemokine (c-x-c motif) ligand 10, YES1 <text:s/>- <text:s/>v-yes-1 yamaguchi sarcoma viral oncogene homolog 1, BCL2 <text:s/>- <text:s/>b-cell cll/lymphoma 2, THBS1 <text:s/>- <text:s/>thrombospondin 1, ERBB4 <text:s/>- <text:s/>v-erb-b2 avian erythroblastic leukemia viral oncogene homolog 4, PDE4D <text:s/>- <text:s/>phosphodiesterase 4d, camp-specific, FBN1 <text:s/>- <text:s/>fibrillin 1, ITGA6 <text:s/>- <text:s/>integrin, alpha 6, ANK3 <text:s/>- <text:s/>ankyrin 3, node of ranvier (ankyrin g), OPTN <text:s/>- <text:s/>optineurin, PDE4A <text:s/>- <text:s/>phosphodiesterase 4a, camp-specific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9</text:p>
          </table:table-cell>
          <table:table-cell office:value-type="string" calcext:value-type="string">
            <text:p>negative regulation of type 2 immune response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1" calcext:value-type="float">
            <text:p>11</text:p>
          </table:table-cell>
          <table:table-cell office:value-type="float" office:value="13954" calcext:value-type="float">
            <text:p>13954</text:p>
          </table:table-cell>
          <table:table-cell office:value-type="float" office:value="8" calcext:value-type="float">
            <text:p>8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NDFIP1 <text:s/>- <text:s/>nedd4 family interacting protein 1, IFNB1 <text:s/>- <text:s/>interferon, beta 1, fibroblast, HLX <text:s/>- <text:s/>h2.0-like homeobox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45</text:p>
          </table:table-cell>
          <table:table-cell office:value-type="string" calcext:value-type="string">
            <text:p>smooth muscle cell differentiation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169" calcext:value-type="float">
            <text:p>0.0169</text:p>
          </table:table-cell>
          <table:table-cell office:value-type="float" office:value="6.29" calcext:value-type="float">
            <text:p>6.29</text:p>
          </table:table-cell>
          <table:table-cell office:value-type="float" office:value="13954" calcext:value-type="float">
            <text:p>13954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PITX2 <text:s/>- <text:s/>paired-like homeodomain 2, GATA6 <text:s/>- <text:s/>gata binding protein 6, MKL1 <text:s/>- <text:s/>megakaryoblastic leukemia (translocation) 1, SIX1 <text:s/>- <text:s/>six homeobox 1, HEY2 <text:s/>- <text:s/>hairy/enhancer-of-split related with yrpw motif 2, FOXF1 <text:s/>- <text:s/>forkhead box f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027</text:p>
          </table:table-cell>
          <table:table-cell office:value-type="string" calcext:value-type="string">
            <text:p>regulation of organ morphogenesis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171" calcext:value-type="float">
            <text:p>0.0171</text:p>
          </table:table-cell>
          <table:table-cell office:value-type="float" office:value="2.28" calcext:value-type="float">
            <text:p>2.28</text:p>
          </table:table-cell>
          <table:table-cell office:value-type="float" office:value="13954" calcext:value-type="float">
            <text:p>13954</text:p>
          </table:table-cell>
          <table:table-cell office:value-type="float" office:value="212" calcext:value-type="float">
            <text:p>212</text:p>
          </table:table-cell>
          <table:table-cell office:value-type="float" office:value="634" calcext:value-type="float">
            <text:p>6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PSMD14 <text:s/>- <text:s/>proteasome (prosome, macropain) 26s subunit, non-atpase, 14, CITED2 <text:s/>- <text:s/>cbp/p300-interacting transactivator, with glu/asp-rich carboxy-terminal domain, 2, HOXA11 <text:s/>- <text:s/>homeobox a11, TBX5 <text:s/>- <text:s/>t-box 5, PSMA3 <text:s/>- <text:s/>proteasome (prosome, macropain) subunit, alpha type, 3, CLTC <text:s/>- <text:s/>clathrin, heavy chain (hc), ROR1 <text:s/>- <text:s/>receptor tyrosine kinase-like orphan receptor 1, SPRY1 <text:s/>- <text:s/>sprouty homolog 1, antagonist of fgf signaling (drosophila), PSMB10 <text:s/>- <text:s/>proteasome (prosome, macropain) subunit, beta type, 10, TFAP2A <text:s/>- <text:s/>transcription factor ap-2 alpha (activating enhancer binding protein 2 alpha), CFLAR <text:s/>- <text:s/>casp8 and fadd-like apoptosis regulator, FBXW7 <text:s/>- <text:s/>f-box and wd repeat domain containing 7, e3 ubiquitin protein ligase, PAX9 <text:s/>- <text:s/>paired box 9, NFIB <text:s/>- <text:s/>nuclear factor i/b, FGF1 <text:s/>- <text:s/>fibroblast growth factor 1 (acidic), HGF <text:s/>- <text:s/>hepatocyte growth factor (hepapoietin a; scatter factor), BCL2 <text:s/>- <text:s/>b-cell cll/lymphoma 2, ESR1 <text:s/>- <text:s/>estrogen receptor 1, MSX1 <text:s/>- <text:s/>msh homeobox 1, MLLT3 <text:s/>- <text:s/>myeloid/lymphoid or mixed-lineage leukemia (trithorax homolog, drosophila); translocated to, 3, AMTN <text:s/>- <text:s/>amelotin, SIX1 <text:s/>- <text:s/>six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87</text:p>
          </table:table-cell>
          <table:table-cell office:value-type="string" calcext:value-type="string">
            <text:p>innate immune response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173" calcext:value-type="float">
            <text:p>0.0173</text:p>
          </table:table-cell>
          <table:table-cell office:value-type="float" office:value="2.11" calcext:value-type="float">
            <text:p>2.11</text:p>
          </table:table-cell>
          <table:table-cell office:value-type="float" office:value="13954" calcext:value-type="float">
            <text:p>13954</text:p>
          </table:table-cell>
          <table:table-cell office:value-type="float" office:value="271" calcext:value-type="float">
            <text:p>271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DHX58 <text:s/>- <text:s/>dexh (asp-glu-x-his) box polypeptide 58, NLRC5 <text:s/>- <text:s/>nlr family, card domain containing 5, DDX60 <text:s/>- <text:s/>dead (asp-glu-ala-asp) box polypeptide 60, B2M <text:s/>- <text:s/>beta-2-microglobulin, NOD1 <text:s/>- <text:s/>nucleotide-binding oligomerization domain containing 1, ADAR <text:s/>- <text:s/>adenosine deaminase, rna-specific, IL23A <text:s/>- <text:s/>interleukin 23, alpha subunit p19, BST2 <text:s/>- <text:s/>bone marrow stromal cell antigen 2, FGA <text:s/>- <text:s/>fibrinogen alpha chain, LY86 <text:s/>- <text:s/>lymphocyte antigen 86, EIF2AK2 <text:s/>- <text:s/>eukaryotic translation initiation factor 2-alpha kinase 2, ADAM15 <text:s/>- <text:s/>adam metallopeptidase domain 15, PTK2 <text:s/>- <text:s/>protein tyrosine kinase 2, MAP3K5 <text:s/>- <text:s/>mitogen-activated protein kinase kinase kinase 5, TRIM5 <text:s/>- <text:s/>tripartite motif containing 5, GRAP2 <text:s/>- <text:s/>grb2-related adaptor protein 2, TLR7 <text:s/>- <text:s/>toll-like receptor 7, BLK <text:s/>- <text:s/>b lymphoid tyrosine kinase, TRIM21 <text:s/>- <text:s/>tripartite motif containing 21, ZBP1 <text:s/>- <text:s/>z-dna binding protein 1, STYK1 <text:s/>- <text:s/>serine/threonine/tyrosine kinase 1, YES1 <text:s/>- <text:s/>v-yes-1 yamaguchi sarcoma viral oncogene homolog 1, GSDMD <text:s/>- <text:s/>gasdermin d, IRF7 <text:s/>- <text:s/>interferon regulatory factor 7, IL27 <text:s/>- <text:s/>interleukin 27, CYLD <text:s/>- <text:s/>cylindromatosis (turban tumor syndrom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455</text:p>
          </table:table-cell>
          <table:table-cell office:value-type="string" calcext:value-type="string">
            <text:p>response to interferon-alpha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175" calcext:value-type="float">
            <text:p>0.0175</text:p>
          </table:table-cell>
          <table:table-cell office:value-type="float" office:value="7.86" calcext:value-type="float">
            <text:p>7.86</text:p>
          </table:table-cell>
          <table:table-cell office:value-type="float" office:value="13954" calcext:value-type="float">
            <text:p>13954</text:p>
          </table:table-cell>
          <table:table-cell office:value-type="float" office:value="14" calcext:value-type="float">
            <text:p>14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ADAR <text:s/>- <text:s/>adenosine deaminase, rna-specific, IFIT2 <text:s/>- <text:s/>interferon-induced protein with tetratricopeptide repeats 2, BST2 <text:s/>- <text:s/>bone marrow stromal cell antigen 2, IFIT3 <text:s/>- <text:s/>interferon-induced protein with tetratricopeptide repeats 3, EIF2AK2 <text:s/>- <text:s/>eukaryotic translation initiation factor 2-alpha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700</text:p>
          </table:table-cell>
          <table:table-cell office:value-type="string" calcext:value-type="string">
            <text:p>regulation of production of molecular mediator of immune response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178" calcext:value-type="float">
            <text:p>0.0178</text:p>
          </table:table-cell>
          <table:table-cell office:value-type="float" office:value="3.26" calcext:value-type="float">
            <text:p>3.26</text:p>
          </table:table-cell>
          <table:table-cell office:value-type="float" office:value="13954" calcext:value-type="float">
            <text:p>13954</text:p>
          </table:table-cell>
          <table:table-cell office:value-type="float" office:value="81" calcext:value-type="float">
            <text:p>81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RSAD2 <text:s/>- <text:s/>radical s-adenosyl methionine domain containing 2, BST2 <text:s/>- <text:s/>bone marrow stromal cell antigen 2, TNFSF4 <text:s/>- <text:s/>tumor necrosis factor (ligand) superfamily, member 4, CD74 <text:s/>- <text:s/>cd74 molecule, major histocompatibility complex, class ii invariant chain, TBX21 <text:s/>- <text:s/>t-box 21, IL2 <text:s/>- <text:s/>interleukin 2, NDFIP1 <text:s/>- <text:s/>nedd4 family interacting protein 1, IFNB1 <text:s/>- <text:s/>interferon, beta 1, fibroblast, TRIM6 <text:s/>- <text:s/>tripartite motif containing 6, B2M <text:s/>- <text:s/>beta-2-microglobulin, CD96 <text:s/>- <text:s/>cd96 molecule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cellular macromolecule metabolic process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184" calcext:value-type="float">
            <text:p>0.0184</text:p>
          </table:table-cell>
          <table:table-cell office:value-type="float" office:value="1.18" calcext:value-type="float">
            <text:p>1.18</text:p>
          </table:table-cell>
          <table:table-cell office:value-type="float" office:value="13954" calcext:value-type="float">
            <text:p>13954</text:p>
          </table:table-cell>
          <table:table-cell office:value-type="float" office:value="5220" calcext:value-type="float">
            <text:p>5220</text:p>
          </table:table-cell>
          <table:table-cell office:value-type="float" office:value="634" calcext:value-type="float">
            <text:p>63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CASZ1 <text:s/>- <text:s/>castor zinc finger 1, RBM39 <text:s/>- <text:s/>rna binding motif protein 39, RNF43 <text:s/>- <text:s/>ring finger protein 43, TRMT1L <text:s/>- <text:s/>trna methyltransferase 1 homolog (s. cerevisiae)-like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NRN1 <text:s/>- <text:s/>neuritin 1, PHOSPHO2-KLHL23 <text:s/>- <text:s/>phospho2-klhl23 readthrough, ASCC3 <text:s/>- <text:s/>activating signal cointegrator 1 complex subunit 3, L3MBTL3 <text:s/>- <text:s/>l(3)mbt-like 3 (drosophila), TLR7 <text:s/>- <text:s/>toll-like receptor 7, LMO7 <text:s/>- <text:s/>lim domain 7, MYOG <text:s/>- <text:s/>myogenin (myogenic factor 4), UGGT1 <text:s/>- <text:s/>udp-glucose glycoprotein glucosyltransferase 1, BLK <text:s/>- <text:s/>b lymphoid tyrosine kinase, SOX5 <text:s/>- <text:s/>sry (sex determining region y)-box 5, PTPDC1 <text:s/>- <text:s/>protein tyrosine phosphatase domain containing 1, TRIM6 <text:s/>- <text:s/>tripartite motif containing 6, TSHZ1 <text:s/>- <text:s/>teashirt zinc finger homeobox 1, LCOR <text:s/>- <text:s/>ligand dependent nuclear receptor corepressor, SOS1 <text:s/>- <text:s/>son of sevenless homolog 1 (drosophila), KDM2A <text:s/>- <text:s/>lysine (k)-specific demethylase 2a, ELF1 <text:s/>- <text:s/>e74-like factor 1 (ets domain transcription factor), ELAVL4 <text:s/>- <text:s/>elav (embryonic lethal, abnormal vision, drosophila)-like 4, TRIM22 <text:s/>- <text:s/>tripartite motif containing 22, PSMD14 <text:s/>- <text:s/>proteasome (prosome, macropain) 26s subunit, non-atpase, 14, BBX <text:s/>- <text:s/>bobby sox homolog (drosophila), TRMT10B <text:s/>- <text:s/>trna methyltransferase 10 homolog b (s. cerevisiae)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KRT10 <text:s/>- <text:s/>keratin 10, PPA1 <text:s/>- <text:s/>pyrophosphatase (inorganic) 1, CTDSP2 <text:s/>- <text:s/>ctd (carboxy-terminal domain, rna polymerase ii, polypeptide a) small phosphatase 2, HERC3 <text:s/>- <text:s/>hect and rld domain containing e3 ubiquitin protein ligase 3, UBR5 <text:s/>- <text:s/>ubiquitin protein ligase e3 component n-recognin 5, SRRM1 <text:s/>- <text:s/>serine/arginine repetitive matrix 1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KMT2C <text:s/>- <text:s/>lysine (k)-specific methyltransferase 2c, MYCBP2 <text:s/>- <text:s/>myc binding protein 2, e3 ubiquitin protein ligase, KDM4C <text:s/>- <text:s/>lysine (k)-specific demethylase 4c, SOCS1 <text:s/>- <text:s/>suppressor of cytokine signaling 1, USF1 <text:s/>- <text:s/>upstream transcription factor 1, NCOA1 <text:s/>- <text:s/>nuclear receptor coactivator 1, CDK19 <text:s/>- <text:s/>cyclin-dependent kinase 19, HLX <text:s/>- <text:s/>h2.0-like homeobox, KDM2B <text:s/>- <text:s/>lysine (k)-specific demethylase 2b, ARHGEF6 <text:s/>- <text:s/>rac/cdc42 guanine nucleotide exchange factor (gef) 6, SETD3 <text:s/>- <text:s/>set domain containing 3, RASGRP3 <text:s/>- <text:s/>ras guanyl releasing protein 3 (calcium and dag-regulated), TAB2 <text:s/>- <text:s/>tgf-beta activated kinase 1/map3k7 binding protein 2, LPXN <text:s/>- <text:s/>leupaxin, MARCH1 <text:s/>- <text:s/>membrane-associated ring finger (c3hc4) 1, e3 ubiquitin protein ligase, GRAP2 <text:s/>- <text:s/>grb2-related adaptor protein 2, RPN2 <text:s/>- <text:s/>ribophorin ii, PPP2R2A <text:s/>- <text:s/>protein phosphatase 2, regulatory subunit b, alpha, HIPK1 <text:s/>- <text:s/>homeodomain interacting protein kinase 1, ZBTB18 <text:s/>- <text:s/>zinc finger and btb domain containing 18, PPP2R2B <text:s/>- <text:s/>protein phosphatase 2, regulatory subunit b, beta, HGF <text:s/>- <text:s/>hepatocyte growth factor (hepapoietin a; scatter factor), FUT8 <text:s/>- <text:s/>fucosyltransferase 8 (alpha (1,6) fucosyltransferase), MSX1 <text:s/>- <text:s/>msh homeobox 1, CYLD <text:s/>- <text:s/>cylindromatosis (turban tumor syndrome), B3GALT2 <text:s/>- <text:s/>udp-gal:betaglcnac beta 1,3-galactosyltransferase, polypeptide 2, STK4 <text:s/>- <text:s/>serine/threonine kinase 4, BATF2 <text:s/>- <text:s/>basic leucine zipper transcription factor, atf-like 2, SH3GLB1 <text:s/>- <text:s/>sh3-domain grb2-like endophilin b1, CITED2 <text:s/>- <text:s/>cbp/p300-interacting transactivator, with glu/asp-rich carboxy-terminal domain, 2, PAPOLG <text:s/>- <text:s/>poly(a) polymerase gamma, HOXA11 <text:s/>- <text:s/>homeobox a11, MYSM1 <text:s/>- <text:s/>myb-like, swirm and mpn domains 1, HOXB3 <text:s/>- <text:s/>homeobox b3, IRF9 <text:s/>- <text:s/>interferon regulatory factor 9, EYA4 <text:s/>- <text:s/>eyes absent homolog 4 (drosophila), ELMSAN1 <text:s/>- <text:s/>elm2 and myb/sant-like domain containing 1, EREG <text:s/>- <text:s/>epiregulin, KLHL32 <text:s/>- <text:s/>kelch-like family member 32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CAMK1G <text:s/>- <text:s/>calcium/calmodulin-dependent protein kinase ig, ESR1 <text:s/>- <text:s/>estrogen receptor 1, BOD1L1 <text:s/>- <text:s/>biorientation of chromosomes in cell division 1-like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EIF2AK2 <text:s/>- <text:s/>eukaryotic translation initiation factor 2-alpha kinase 2, PIGV <text:s/>- <text:s/>phosphatidylinositol glycan anchor biosynthesis, class v, ZFPM1 <text:s/>- <text:s/>zinc finger protein, fog family member 1, RUNX3 <text:s/>- <text:s/>runt-related transcription factor 3, MAPK10 <text:s/>- <text:s/>mitogen-activated protein kinase 10, FBXO7 <text:s/>- <text:s/>f-box protein 7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PARP10 <text:s/>- <text:s/>poly (adp-ribose) polymerase family, member 10, NEGR1 <text:s/>- <text:s/>neuronal growth regulator 1, ERBB4 <text:s/>- <text:s/>v-erb-b2 avian erythroblastic leukemia viral oncogene homolog 4, STT3B <text:s/>- <text:s/>stt3b, subunit of the oligosaccharyltransferase complex (catalytic), RRBP1 <text:s/>- <text:s/>ribosome binding protein 1, ZNF296 <text:s/>- <text:s/>zinc finger protein 296, PAPPA <text:s/>- <text:s/>pregnancy-associated plasma protein a, pappalysin 1, IL15 <text:s/>- <text:s/>interleukin 15, USP18 <text:s/>- <text:s/>ubiquitin specific peptidase 18, DTX3L <text:s/>- <text:s/>deltex 3-like (drosophila), BIRC2 <text:s/>- <text:s/>baculoviral iap repeat containing 2, ARID4B <text:s/>- <text:s/>at rich interactive domain 4b (rbp1-like), ZNF385A <text:s/>- <text:s/>zinc finger protein 385a, TCF15 <text:s/>- <text:s/>transcription factor 15 (basic helix-loop-helix), PAX3 <text:s/>- <text:s/>paired box 3, PAX9 <text:s/>- <text:s/>paired box 9, METAP1D <text:s/>- <text:s/>methionyl aminopeptidase type 1d (mitochondrial), POU6F2 <text:s/>- <text:s/>pou class 6 homeobox 2, SREK1 <text:s/>- <text:s/>splicing regulatory glutamine/lysine-rich protein 1, SET <text:s/>- <text:s/>set nuclear oncogene, FLI1 <text:s/>- <text:s/>fli-1 proto-oncogene, ets transcription factor, INHBA <text:s/>- <text:s/>inhibin, beta a, OSM <text:s/>- <text:s/>oncostatin m, NCOA7 <text:s/>- <text:s/>nuclear receptor coactivator 7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MAP4K3 <text:s/>- <text:s/>mitogen-activated protein kinase kinase kinase kinase 3, MAP3K11 <text:s/>- <text:s/>mitogen-activated protein kinase kinase kinase 11, ASH1L <text:s/>- <text:s/>ash1 (absent, small, or homeotic)-like (drosophila), ZSWIM2 <text:s/>- <text:s/>zinc finger, swim-type containing 2, UBE2L6 <text:s/>- <text:s/>ubiquitin-conjugating enzyme e2l 6, PSMA3 <text:s/>- <text:s/>proteasome (prosome, macropain) subunit, alpha type, 3, KHDRBS3 <text:s/>- <text:s/>kh domain containing, rna binding, signal transduction associated 3, PSMB10 <text:s/>- <text:s/>proteasome (prosome, macropain) subunit, beta type, 10, IL2 <text:s/>- <text:s/>interleukin 2, KLHL13 <text:s/>- <text:s/>kelch-like family member 13, RNF24 <text:s/>- <text:s/>ring finger protein 24, PA2G4 <text:s/>- <text:s/>proliferation-associated 2g4, 38kda, LMO4 <text:s/>- <text:s/>lim domain only 4, RNF19A <text:s/>- <text:s/>ring finger protein 19a, e3 ubiquitin protein ligase, FOXF1 <text:s/>- <text:s/>forkhead box f1, FOXG1 <text:s/>- <text:s/>forkhead box g1, HECTD2 <text:s/>- <text:s/>hect domain containing e3 ubiquitin protein ligase 2, RCHY1 <text:s/>- <text:s/>ring finger and chy zinc finger domain containing 1, e3 ubiquitin protein ligase, SP9 <text:s/>- <text:s/>sp9 transcription factor, YRDC <text:s/>- <text:s/>yrdc domain containing (e. coli), TEAD1 <text:s/>- <text:s/>tea domain family member 1 (sv40 transcriptional enhancer factor), CBX4 <text:s/>- <text:s/>chromobox homolog 4, SMG7 <text:s/>- <text:s/>smg7 nonsense mediated mrna decay factor, RAD51AP1 <text:s/>- <text:s/>rad51 associated protein 1, UBR4 <text:s/>- <text:s/>ubiquitin protein ligase e3 component n-recognin 4, MARCH11 <text:s/>- <text:s/>membrane-associated ring finger (c3hc4) 11, ZNF366 <text:s/>- <text:s/>zinc finger protein 366, MAP4K5 <text:s/>- <text:s/>mitogen-activated protein kinase kinase kinase kinase 5, ISG20 <text:s/>- <text:s/>interferon stimulated exonuclease gene 20kda, ROR1 <text:s/>- <text:s/>receptor tyrosine kinase-like orphan receptor 1, ATXN1 <text:s/>- <text:s/>ataxin 1, PDGFRB <text:s/>- <text:s/>platelet-derived growth factor receptor, beta polypeptide, WBP4 <text:s/>- <text:s/>ww domain binding protein 4, FGF1 <text:s/>- <text:s/>fibroblast growth factor 1 (acidic), PTGER4 <text:s/>- <text:s/>prostaglandin e receptor 4 (subtype ep4), NR4A2 <text:s/>- <text:s/>nuclear receptor subfamily 4, group a, member 2, MKNK1 <text:s/>- <text:s/>map kinase interacting serine/threonine kinase 1, PDK3 <text:s/>- <text:s/>pyruvate dehydrogenase kinase, isozyme 3, FGA <text:s/>- <text:s/>fibrinogen alpha chain, CASK <text:s/>- <text:s/>calcium/calmodulin-dependent serine protein kinase (maguk family), TARBP1 <text:s/>- <text:s/>tar (hiv-1) rna binding protein 1, MEIS2 <text:s/>- <text:s/>meis homeobox 2, ITGB1 <text:s/>- <text:s/>integrin, beta 1 (fibronectin receptor, beta polypeptide, antigen cd29 includes mdf2, msk12), MEIS1 <text:s/>- <text:s/>meis homeobox 1, UPF2 <text:s/>- <text:s/>upf2 regulator of nonsense transcripts homolog (yeast), CEBPD <text:s/>- <text:s/>ccaat/enhancer binding protein (c/ebp), delta, MAP3K5 <text:s/>- <text:s/>mitogen-activated protein kinase kinase kinase 5, PTK2 <text:s/>- <text:s/>protein tyrosine kinase 2, ZCCHC11 <text:s/>- <text:s/>zinc finger, cchc domain containing 11, HELT <text:s/>- <text:s/>helt bhlh transcription factor, CDK6 <text:s/>- <text:s/>cyclin-dependent kinase 6, USP42 <text:s/>- <text:s/>ubiquitin specific peptidase 42, TBX15 <text:s/>- <text:s/>t-box 15, TBX5 <text:s/>- <text:s/>t-box 5, SIK3 <text:s/>- <text:s/>sik family kinase 3, PCMT1 <text:s/>- <text:s/>protein-l-isoaspartate (d-aspartate) o-methyltransferase, NCSTN <text:s/>- <text:s/>nicastrin, ZEB2 <text:s/>- <text:s/>zinc finger e-box binding homeobox 2, NUP54 <text:s/>- <text:s/>nucleoporin 54kda, TCF7L2 <text:s/>- <text:s/>transcription factor 7-like 2 (t-cell specific, hmg-box), CNTN4 <text:s/>- <text:s/>contactin 4, IRF7 <text:s/>- <text:s/>interferon regulatory factor 7, CTTNBP2NL <text:s/>- <text:s/>cttnbp2 n-terminal like, PTPRB <text:s/>- <text:s/>protein tyrosine phosphatase, receptor type, b, PTPRF <text:s/>- <text:s/>protein tyrosine phosphatase, receptor type, f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TLE4 <text:s/>- <text:s/>transducin-like enhancer of split 4 (e(sp1) homolog, drosophila), BSX <text:s/>- <text:s/>brain-specific homeobox, CHML <text:s/>- <text:s/>choroideremia-like (rab escort protein 2), TBX21 <text:s/>- <text:s/>t-box 21, NMI <text:s/>- <text:s/>n-myc (and stat) interactor, ATF3 <text:s/>- <text:s/>activating transcription factor 3, HMGN5 <text:s/>- <text:s/>high mobility group nucleosome binding domain 5, TRIM5 <text:s/>- <text:s/>tripartite motif containing 5, MBNL1 <text:s/>- <text:s/>muscleblind-like splicing regulator 1, ID3 <text:s/>- <text:s/>inhibitor of dna binding 3, dominant negative helix-loop-helix protein, HDAC4 <text:s/>- <text:s/>histone deacetylase 4, NUP43 <text:s/>- <text:s/>nucleoporin 43kda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MAP3K19 <text:s/>- <text:s/>mitogen-activated protein kinase kinase kinase 19, STYK1 <text:s/>- <text:s/>serine/threonine/tyrosine kinase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SOCS7 <text:s/>- <text:s/>suppressor of cytokine signaling 7, TFAP2D <text:s/>- <text:s/>transcription factor ap-2 delta (activating enhancer binding protein 2 delta), PITX2 <text:s/>- <text:s/>paired-like homeodomain 2, RC3H2 <text:s/>- <text:s/>ring finger and ccch-type domains 2, NEK2 <text:s/>- <text:s/>nima-related kinase 2, DLG4 <text:s/>- <text:s/>discs, large homolog 4 (drosophila), KLHL3 <text:s/>- <text:s/>kelch-like family member 3, CLTC <text:s/>- <text:s/>clathrin, heavy chain (hc), TFAP2A <text:s/>- <text:s/>transcription factor ap-2 alpha (activating enhancer binding protein 2 alpha), B2M <text:s/>- <text:s/>beta-2-microglobulin, CPEB4 <text:s/>- <text:s/>cytoplasmic polyadenylation element binding protein 4, NFIB <text:s/>- <text:s/>nuclear factor i/b, IKZF2 <text:s/>- <text:s/>ikaros family zinc finger 2 (helios), ISG15 <text:s/>- <text:s/>isg15 ubiquitin-like modifier, ST3GAL4 <text:s/>- <text:s/>st3 beta-galactoside alpha-2,3-sialyltransferase 4, NFATC3 <text:s/>- <text:s/>nuclear factor of activated t-cells, cytoplasmic, calcineurin-dependent 3, PARP9 <text:s/>- <text:s/>poly (adp-ribose) polymerase family, member 9, DIO2 <text:s/>- <text:s/>deiodinase, iodothyronine, type ii, FKBP7 <text:s/>- <text:s/>fk506 binding protein 7, SIX1 <text:s/>- <text:s/>six homeobox 1, HEY2 <text:s/>- <text:s/>hairy/enhancer-of-split related with yrpw motif 2, SIM2 <text:s/>- <text:s/>single-minded homolog 2 (drosophila), DNASE1L3 <text:s/>- <text:s/>deoxyribonuclease i-like 3, ZBTB32 <text:s/>- <text:s/>zinc finger and btb domain containing 32, SMARCA5 <text:s/>- <text:s/>swi/snf related, matrix associated, actin dependent regulator of chromatin, subfamily a, member 5, ZIC1 <text:s/>- <text:s/>zic family member 1, MED15 <text:s/>- <text:s/>mediator complex subunit 15, PRDM16 <text:s/>- <text:s/>pr domain containing 16, MBIP <text:s/>- <text:s/>map3k12 binding inhibitory protein 1, HDAC7 <text:s/>- <text:s/>histone deacetylase 7, CTNNBL1 <text:s/>- <text:s/>catenin, beta like 1, FKBP9 <text:s/>- <text:s/>fk506 binding protein 9, 63 kda, ZIC3 <text:s/>- <text:s/>zic family member 3, RBBP6 <text:s/>- <text:s/>retinoblastoma binding protein 6, FOXQ1 <text:s/>- <text:s/>forkhead box q1, DAPP1 <text:s/>- <text:s/>dual adaptor of phosphotyrosine and 3-phosphoinositides, YES1 <text:s/>- <text:s/>v-yes-1 yamaguchi sarcoma viral oncogene homolog 1, NEDD4 <text:s/>- <text:s/>neural precursor cell expressed, developmentally down-regulated 4, e3 ubiquitin protein ligase, BCL2 <text:s/>- <text:s/>b-cell cll/lymphoma 2, THBS1 <text:s/>- <text:s/>thrombospondin 1, CCND1 <text:s/>- <text:s/>cyclin d1, RBMS2 <text:s/>- <text:s/>rna binding motif, single stranded interacting protein 2, PIGF <text:s/>- <text:s/>phosphatidylinositol glycan anchor biosynthesis, class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649</text:p>
          </table:table-cell>
          <table:table-cell office:value-type="string" calcext:value-type="string">
            <text:p>regulation of interferon-gamma production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186" calcext:value-type="float">
            <text:p>0.0186</text:p>
          </table:table-cell>
          <table:table-cell office:value-type="float" office:value="3.46" calcext:value-type="float">
            <text:p>3.46</text:p>
          </table:table-cell>
          <table:table-cell office:value-type="float" office:value="13954" calcext:value-type="float">
            <text:p>13954</text:p>
          </table:table-cell>
          <table:table-cell office:value-type="float" office:value="70" calcext:value-type="float">
            <text:p>70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INHBA <text:s/>- <text:s/>inhibin, beta a, TNFSF4 <text:s/>- <text:s/>tumor necrosis factor (ligand) superfamily, member 4, ISG15 <text:s/>- <text:s/>isg15 ubiquitin-like modifier, TLR7 <text:s/>- <text:s/>toll-like receptor 7, IL27 <text:s/>- <text:s/>interleukin 27, PDE4D <text:s/>- <text:s/>phosphodiesterase 4d, camp-specific, IL2 <text:s/>- <text:s/>interleukin 2, CD274 <text:s/>- <text:s/>cd274 molecule, ZFPM1 <text:s/>- <text:s/>zinc finger protein, fog family member 1, CD96 <text:s/>- <text:s/>cd96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38</text:p>
          </table:table-cell>
          <table:table-cell office:value-type="string" calcext:value-type="string">
            <text:p>negative regulation of leukocyte cell-cell adhesion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198" calcext:value-type="float">
            <text:p>0.0198</text:p>
          </table:table-cell>
          <table:table-cell office:value-type="float" office:value="3.22" calcext:value-type="float">
            <text:p>3.22</text:p>
          </table:table-cell>
          <table:table-cell office:value-type="float" office:value="13954" calcext:value-type="float">
            <text:p>13954</text:p>
          </table:table-cell>
          <table:table-cell office:value-type="float" office:value="82" calcext:value-type="float">
            <text:p>82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TNFSF4 <text:s/>- <text:s/>tumor necrosis factor (ligand) superfamily, member 4, CD74 <text:s/>- <text:s/>cd74 molecule, major histocompatibility complex, class ii invariant chain, IDO1 <text:s/>- <text:s/>indoleamine 2,3-dioxygenase 1, PDE5A <text:s/>- <text:s/>phosphodiesterase 5a, cgmp-specific, IL2 <text:s/>- <text:s/>interleukin 2, CYLD <text:s/>- <text:s/>cylindromatosis (turban tumor syndrome), NDFIP1 <text:s/>- <text:s/>nedd4 family interacting protein 1, ASS1 <text:s/>- <text:s/>argininosuccinate synthase 1, IFNB1 <text:s/>- <text:s/>interferon, beta 1, fibroblast, CCL21 <text:s/>- <text:s/>chemokine (c-c motif) ligand 21, HLX <text:s/>- <text:s/>h2.0-like homeobox, CD274 <text:s/>- <text:s/>cd274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533</text:p>
          </table:table-cell>
          <table:table-cell office:value-type="string" calcext:value-type="string">
            <text:p>positive regulation of intracellular signal transduction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204" calcext:value-type="float">
            <text:p>0.0204</text:p>
          </table:table-cell>
          <table:table-cell office:value-type="float" office:value="1.62" calcext:value-type="float">
            <text:p>1.62</text:p>
          </table:table-cell>
          <table:table-cell office:value-type="float" office:value="13954" calcext:value-type="float">
            <text:p>13954</text:p>
          </table:table-cell>
          <table:table-cell office:value-type="float" office:value="718" calcext:value-type="float">
            <text:p>718</text:p>
          </table:table-cell>
          <table:table-cell office:value-type="float" office:value="634" calcext:value-type="float">
            <text:p>6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DHX58 <text:s/>- <text:s/>dexh (asp-glu-x-his) box polypeptide 58, IL15 <text:s/>- <text:s/>interleukin 15, BIRC2 <text:s/>- <text:s/>baculoviral iap repeat containing 2, DDX60 <text:s/>- <text:s/>dead (asp-glu-ala-asp) box polypeptide 60, PDE5A <text:s/>- <text:s/>phosphodiesterase 5a, cgmp-specific, ZNF385A <text:s/>- <text:s/>zinc finger protein 385a, FBXW7 <text:s/>- <text:s/>f-box and wd repeat domain containing 7, e3 ubiquitin protein ligase, IL23A <text:s/>- <text:s/>interleukin 23, alpha subunit p19, NRP1 <text:s/>- <text:s/>neuropilin 1, BST2 <text:s/>- <text:s/>bone marrow stromal cell antigen 2, OSM <text:s/>- <text:s/>oncostatin m, CD74 <text:s/>- <text:s/>cd74 molecule, major histocompatibility complex, class ii invariant chain, ERP29 <text:s/>- <text:s/>endoplasmic reticulum protein 29, NDFIP1 <text:s/>- <text:s/>nedd4 family interacting protein 1, TRIM5 <text:s/>- <text:s/>tripartite motif containing 5, MAP3K11 <text:s/>- <text:s/>mitogen-activated protein kinase kinase kinase 11, MAP4K3 <text:s/>- <text:s/>mitogen-activated protein kinase kinase kinase kinase 3, TAB2 <text:s/>- <text:s/>tgf-beta activated kinase 1/map3k7 binding protein 2, GLIPR2 <text:s/>- <text:s/>gli pathogenesis-related 2, TLR7 <text:s/>- <text:s/>toll-like receptor 7, DUSP5 <text:s/>- <text:s/>dual specificity phosphatase 5, IL2 <text:s/>- <text:s/>interleukin 2, CFLAR <text:s/>- <text:s/>casp8 and fadd-like apoptosis regulator, GPR18 <text:s/>- <text:s/>g protein-coupled receptor 18, SOS1 <text:s/>- <text:s/>son of sevenless homolog 1 (drosophila), HGF <text:s/>- <text:s/>hepatocyte growth factor (hepapoietin a; scatter factor), CD27 <text:s/>- <text:s/>cd27 molecule, MSX1 <text:s/>- <text:s/>msh homeobox 1, TRIM22 <text:s/>- <text:s/>tripartite motif containing 22, CCL21 <text:s/>- <text:s/>chemokine (c-c motif) ligand 21, RC3H2 <text:s/>- <text:s/>ring finger and ccch-type domains 2, PROK2 <text:s/>- <text:s/>prokineticin 2, MAP4K5 <text:s/>- <text:s/>mitogen-activated protein kinase kinase kinase kinase 5, PDGFRB <text:s/>- <text:s/>platelet-derived growth factor receptor, beta polypeptide, NOD1 <text:s/>- <text:s/>nucleotide-binding oligomerization domain containing 1, FGF1 <text:s/>- <text:s/>fibroblast growth factor 1 (acidic), FGA <text:s/>- <text:s/>fibrinogen alpha chain, PIK3AP1 <text:s/>- <text:s/>phosphoinositide-3-kinase adaptor protein 1, EIF2AK2 <text:s/>- <text:s/>eukaryotic translation initiation factor 2-alpha kinase 2, MAP3K5 <text:s/>- <text:s/>mitogen-activated protein kinase kinase kinase 5, PTK2 <text:s/>- <text:s/>protein tyrosine kinase 2, MAPK10 <text:s/>- <text:s/>mitogen-activated protein kinase 10, ROBO1 <text:s/>- <text:s/>roundabout, axon guidance receptor, homolog 1 (drosophila), TNFSF15 <text:s/>- <text:s/>tumor necrosis factor (ligand) superfamily, member 15, AKAP6 <text:s/>- <text:s/>a kinase (prka) anchor protein 6, GPR65 <text:s/>- <text:s/>g protein-coupled receptor 65, ZEB2 <text:s/>- <text:s/>zinc finger e-box binding homeobox 2, CXCL10 <text:s/>- <text:s/>chemokine (c-x-c motif) ligand 10, TCF7L2 <text:s/>- <text:s/>transcription factor 7-like 2 (t-cell specific, hmg-box), NEDD4 <text:s/>- <text:s/>neural precursor cell expressed, developmentally down-regulated 4, e3 ubiquitin protein ligase, BCL2 <text:s/>- <text:s/>b-cell cll/lymphoma 2, THBS1 <text:s/>- <text:s/>thrombospondin 1, ERBB4 <text:s/>- <text:s/>v-erb-b2 avian erythroblastic leukemia viral oncogene homolog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9</text:p>
          </table:table-cell>
          <table:table-cell office:value-type="string" calcext:value-type="string">
            <text:p>developmental growth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22" calcext:value-type="float">
            <text:p>0.022</text:p>
          </table:table-cell>
          <table:table-cell office:value-type="float" office:value="2.19" calcext:value-type="float">
            <text:p>2.19</text:p>
          </table:table-cell>
          <table:table-cell office:value-type="float" office:value="13954" calcext:value-type="float">
            <text:p>13954</text:p>
          </table:table-cell>
          <table:table-cell office:value-type="float" office:value="231" calcext:value-type="float">
            <text:p>231</text:p>
          </table:table-cell>
          <table:table-cell office:value-type="float" office:value="634" calcext:value-type="float">
            <text:p>6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BIN3 <text:s/>- <text:s/>bridging integrator 3, HELT <text:s/>- <text:s/>helt bhlh transcription factor, TMEM108 <text:s/>- <text:s/>transmembrane protein 108, RC3H2 <text:s/>- <text:s/>ring finger and ccch-type domains 2, HOXA11 <text:s/>- <text:s/>homeobox a11, BDNF <text:s/>- <text:s/>brain-derived neurotrophic factor, MYOG <text:s/>- <text:s/>myogenin (myogenic factor 4), SEMA5B <text:s/>- <text:s/>sema domain, seven thrombospondin repeats (type 1 and type 1-like), transmembrane domain (tm) and short cytoplasmic domain, (semaphorin) 5b, SPRY1 <text:s/>- <text:s/>sprouty homolog 1, antagonist of fgf signaling (drosophila), ZEB2 <text:s/>- <text:s/>zinc finger e-box binding homeobox 2, CFLAR <text:s/>- <text:s/>casp8 and fadd-like apoptosis regulator, PDGFRB <text:s/>- <text:s/>platelet-derived growth factor receptor, beta polypeptide, BNC2 <text:s/>- <text:s/>basonuclin 2, RBBP6 <text:s/>- <text:s/>retinoblastoma binding protein 6, FGF1 <text:s/>- <text:s/>fibroblast growth factor 1 (acidic), SOS1 <text:s/>- <text:s/>son of sevenless homolog 1 (drosophila), NRP1 <text:s/>- <text:s/>neuropilin 1, BCL2 <text:s/>- <text:s/>b-cell cll/lymphoma 2, ESR1 <text:s/>- <text:s/>estrogen receptor 1, PDE4D <text:s/>- <text:s/>phosphodiesterase 4d, camp-specific, ERBB4 <text:s/>- <text:s/>v-erb-b2 avian erythroblastic leukemia viral oncogene homolog 4, ITGB1 <text:s/>- <text:s/>integrin, beta 1 (fibronectin receptor, beta polypeptide, antigen cd29 includes mdf2, msk12), ADAM15 <text:s/>- <text:s/>adam metallopeptidase domain 1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33</text:p>
          </table:table-cell>
          <table:table-cell office:value-type="string" calcext:value-type="string">
            <text:p>interferon-gamma-mediated signaling pathway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229" calcext:value-type="float">
            <text:p>0.0229</text:p>
          </table:table-cell>
          <table:table-cell office:value-type="float" office:value="4.4" calcext:value-type="float">
            <text:p>4.4</text:p>
          </table:table-cell>
          <table:table-cell office:value-type="float" office:value="13954" calcext:value-type="float">
            <text:p>13954</text:p>
          </table:table-cell>
          <table:table-cell office:value-type="float" office:value="40" calcext:value-type="float">
            <text:p>40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MT2A <text:s/>- <text:s/>metallothionein 2a, IRF7 <text:s/>- <text:s/>interferon regulatory factor 7, IRF9 <text:s/>- <text:s/>interferon regulatory factor 9, NMI <text:s/>- <text:s/>n-myc (and stat) interactor, TRIM21 <text:s/>- <text:s/>tripartite motif containing 21, TRIM22 <text:s/>- <text:s/>tripartite motif containing 22, TRIM5 <text:s/>- <text:s/>tripartite motif containing 5, B2M <text:s/>- <text:s/>beta-2-microglobul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25</text:p>
          </table:table-cell>
          <table:table-cell office:value-type="string" calcext:value-type="string">
            <text:p>regulation of phosphorylation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231" calcext:value-type="float">
            <text:p>0.0231</text:p>
          </table:table-cell>
          <table:table-cell office:value-type="float" office:value="1.48" calcext:value-type="float">
            <text:p>1.48</text:p>
          </table:table-cell>
          <table:table-cell office:value-type="float" office:value="13954" calcext:value-type="float">
            <text:p>13954</text:p>
          </table:table-cell>
          <table:table-cell office:value-type="float" office:value="1117" calcext:value-type="float">
            <text:p>1117</text:p>
          </table:table-cell>
          <table:table-cell office:value-type="float" office:value="634" calcext:value-type="float">
            <text:p>63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VAV3 <text:s/>- <text:s/>vav 3 guanine nucleotide exchange factor, IL15 <text:s/>- <text:s/>interleukin 15, PDE5A <text:s/>- <text:s/>phosphodiesterase 5a, cgmp-specific, NLRC5 <text:s/>- <text:s/>nlr family, card domain containing 5, SOCS1 <text:s/>- <text:s/>suppressor of cytokine signaling 1, PTPRR <text:s/>- <text:s/>protein tyrosine phosphatase, receptor type, r, FLT3LG <text:s/>- <text:s/>fms-related tyrosine kinase 3 ligand, FBXW7 <text:s/>- <text:s/>f-box and wd repeat domain containing 7, e3 ubiquitin protein ligase, IL23A <text:s/>- <text:s/>interleukin 23, alpha subunit p19, NRP1 <text:s/>- <text:s/>neuropilin 1, INHBA <text:s/>- <text:s/>inhibin, beta a, PIK3R3 <text:s/>- <text:s/>phosphoinositide-3-kinase, regulatory subunit 3 (gamma), OSM <text:s/>- <text:s/>oncostatin m, CD74 <text:s/>- <text:s/>cd74 molecule, major histocompatibility complex, class ii invariant chain, ERP29 <text:s/>- <text:s/>endoplasmic reticulum protein 29, LMO3 <text:s/>- <text:s/>lim domain only 3 (rhombotin-like 2), ATF3 <text:s/>- <text:s/>activating transcription factor 3, IFNB1 <text:s/>- <text:s/>interferon, beta 1, fibroblast, TRIM5 <text:s/>- <text:s/>tripartite motif containing 5, MAP4K3 <text:s/>- <text:s/>mitogen-activated protein kinase kinase kinase kinase 3, MAP3K11 <text:s/>- <text:s/>mitogen-activated protein kinase kinase kinase 11, ASH1L <text:s/>- <text:s/>ash1 (absent, small, or homeotic)-like (drosophila), GLIPR2 <text:s/>- <text:s/>gli pathogenesis-related 2, TAB2 <text:s/>- <text:s/>tgf-beta activated kinase 1/map3k7 binding protein 2, HDAC4 <text:s/>- <text:s/>histone deacetylase 4, TLR7 <text:s/>- <text:s/>toll-like receptor 7, DUSP5 <text:s/>- <text:s/>dual specificity phosphatase 5, MYOG <text:s/>- <text:s/>myogenin (myogenic factor 4), IL2 <text:s/>- <text:s/>interleukin 2, CFLAR <text:s/>- <text:s/>casp8 and fadd-like apoptosis regulator, LMO4 <text:s/>- <text:s/>lim domain only 4, TRIM6 <text:s/>- <text:s/>tripartite motif containing 6, HGF <text:s/>- <text:s/>hepatocyte growth factor (hepapoietin a; scatter factor), CD27 <text:s/>- <text:s/>cd27 molecule, RGS3 <text:s/>- <text:s/>regulator of g-protein signaling 3, WARS <text:s/>- <text:s/>tryptophanyl-trna synthetase, EHD4 <text:s/>- <text:s/>eh-domain containing 4, STK4 <text:s/>- <text:s/>serine/threonine kinase 4, CCL21 <text:s/>- <text:s/>chemokine (c-c motif) ligand 21, SOCS7 <text:s/>- <text:s/>suppressor of cytokine signaling 7, CD80 <text:s/>- <text:s/>cd80 molecule, SAMSN1 <text:s/>- <text:s/>sam domain, sh3 domain and nuclear localization signals 1, PROK2 <text:s/>- <text:s/>prokineticin 2, BAK1 <text:s/>- <text:s/>bcl2-antagonist/killer 1, EREG <text:s/>- <text:s/>epiregulin, MAP4K5 <text:s/>- <text:s/>mitogen-activated protein kinase kinase kinase kinase 5, PDGFRB <text:s/>- <text:s/>platelet-derived growth factor receptor, beta polypeptide, FGF1 <text:s/>- <text:s/>fibroblast growth factor 1 (acidic), ADAR <text:s/>- <text:s/>adenosine deaminase, rna-specific, NOD1 <text:s/>- <text:s/>nucleotide-binding oligomerization domain containing 1, PPARGC1A <text:s/>- <text:s/>peroxisome proliferator-activated receptor gamma, coactivator 1 alpha, ENPP2 <text:s/>- <text:s/>ectonucleotide pyrophosphatase/phosphodiesterase 2, FGA <text:s/>- <text:s/>fibrinogen alpha chain, EIF2AK2 <text:s/>- <text:s/>eukaryotic translation initiation factor 2-alpha kinase 2, FNIP1 <text:s/>- <text:s/>folliculin interacting protein 1, MAP3K5 <text:s/>- <text:s/>mitogen-activated protein kinase kinase kinase 5, PTK2 <text:s/>- <text:s/>protein tyrosine kinase 2, CTDSP2 <text:s/>- <text:s/>ctd (carboxy-terminal domain, rna polymerase ii, polypeptide a) small phosphatase 2, MAPK10 <text:s/>- <text:s/>mitogen-activated protein kinase 10, FBXO7 <text:s/>- <text:s/>f-box protein 7, TNFSF15 <text:s/>- <text:s/>tumor necrosis factor (ligand) superfamily, member 15, GRIK2 <text:s/>- <text:s/>glutamate receptor, ionotropic, kainate 2, MUSK <text:s/>- <text:s/>muscle, skeletal, receptor tyrosine kinase, MBIP <text:s/>- <text:s/>map3k12 binding inhibitory protein 1, SPRY1 <text:s/>- <text:s/>sprouty homolog 1, antagonist of fgf signaling (drosophila), ZEB2 <text:s/>- <text:s/>zinc finger e-box binding homeobox 2, CXCL10 <text:s/>- <text:s/>chemokine (c-x-c motif) ligand 10, YES1 <text:s/>- <text:s/>v-yes-1 yamaguchi sarcoma viral oncogene homolog 1, LRRC4C <text:s/>- <text:s/>leucine rich repeat containing 4c, BCL2 <text:s/>- <text:s/>b-cell cll/lymphoma 2, THBS1 <text:s/>- <text:s/>thrombospondin 1, ERBB4 <text:s/>- <text:s/>v-erb-b2 avian erythroblastic leukemia viral oncogene homolog 4, PDE4D <text:s/>- <text:s/>phosphodiesterase 4d, camp-specific, CCND1 <text:s/>- <text:s/>cyclin d1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759</text:p>
          </table:table-cell>
          <table:table-cell office:value-type="string" calcext:value-type="string">
            <text:p>regulation of response to cytokine stimulus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231" calcext:value-type="float">
            <text:p>0.0231</text:p>
          </table:table-cell>
          <table:table-cell office:value-type="float" office:value="2.85" calcext:value-type="float">
            <text:p>2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08" calcext:value-type="float">
            <text:p>108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OBO1 <text:s/>- <text:s/>roundabout, axon guidance receptor, homolog 1 (drosophila), USP18 <text:s/>- <text:s/>ubiquitin specific peptidase 18, BIRC2 <text:s/>- <text:s/>baculoviral iap repeat containing 2, NLRC5 <text:s/>- <text:s/>nlr family, card domain containing 5, HIPK1 <text:s/>- <text:s/>homeodomain interacting protein kinase 1, SOCS1 <text:s/>- <text:s/>suppressor of cytokine signaling 1, CCDC3 <text:s/>- <text:s/>coiled-coil domain containing 3, TRIM6 <text:s/>- <text:s/>tripartite motif containing 6, ADAR <text:s/>- <text:s/>adenosine deaminase, rna-specific, CD74 <text:s/>- <text:s/>cd74 molecule, major histocompatibility complex, class ii invariant chain, IRF7 <text:s/>- <text:s/>interferon regulatory factor 7, PARP9 <text:s/>- <text:s/>poly (adp-ribose) polymerase family, member 9, CYLD <text:s/>- <text:s/>cylindromatosis (turban tumor syndrome)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29</text:p>
          </table:table-cell>
          <table:table-cell office:value-type="string" calcext:value-type="string">
            <text:p>positive regulation of inflammatory response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233" calcext:value-type="float">
            <text:p>0.0233</text:p>
          </table:table-cell>
          <table:table-cell office:value-type="float" office:value="3.36" calcext:value-type="float">
            <text:p>3.36</text:p>
          </table:table-cell>
          <table:table-cell office:value-type="float" office:value="13954" calcext:value-type="float">
            <text:p>13954</text:p>
          </table:table-cell>
          <table:table-cell office:value-type="float" office:value="72" calcext:value-type="float">
            <text:p>72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IL23A <text:s/>- <text:s/>interleukin 23, alpha subunit p19, IL17A <text:s/>- <text:s/>interleukin 17a, PTGER4 <text:s/>- <text:s/>prostaglandin e receptor 4 (subtype ep4), OSM <text:s/>- <text:s/>oncostatin m, TNFSF4 <text:s/>- <text:s/>tumor necrosis factor (ligand) superfamily, member 4, TLR7 <text:s/>- <text:s/>toll-like receptor 7, IL15 <text:s/>- <text:s/>interleukin 15, IDO1 <text:s/>- <text:s/>indoleamine 2,3-dioxygenase 1, GBP5 <text:s/>- <text:s/>guanylate binding protein 5, IL2 <text:s/>- <text:s/>interleukin 2, CDK19 <text:s/>- <text:s/>cyclin-dependent kinase 19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1</text:p>
          </table:table-cell>
          <table:table-cell office:value-type="string" calcext:value-type="string">
            <text:p>positive regulation of adaptive immune response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237" calcext:value-type="float">
            <text:p>0.0237</text:p>
          </table:table-cell>
          <table:table-cell office:value-type="float" office:value="3.61" calcext:value-type="float">
            <text:p>3.61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IL23A <text:s/>- <text:s/>interleukin 23, alpha subunit p19, RSAD2 <text:s/>- <text:s/>radical s-adenosyl methionine domain containing 2, TNFSF4 <text:s/>- <text:s/>tumor necrosis factor (ligand) superfamily, member 4, TBX21 <text:s/>- <text:s/>t-box 21, TNFSF13B <text:s/>- <text:s/>tumor necrosis factor (ligand) superfamily, member 13b, IL2 <text:s/>- <text:s/>interleukin 2, HLX <text:s/>- <text:s/>h2.0-like homeobox, B2M <text:s/>- <text:s/>beta-2-microglobulin, STAT6 <text:s/>- <text:s/>signal transducer and activator of transcription 6, interleukin-4 induced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0120</text:p>
          </table:table-cell>
          <table:table-cell office:value-type="string" calcext:value-type="string">
            <text:p>regulation of receptor binding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239" calcext:value-type="float">
            <text:p>0.0239</text:p>
          </table:table-cell>
          <table:table-cell office:value-type="float" office:value="7.34" calcext:value-type="float">
            <text:p>7.34</text:p>
          </table:table-cell>
          <table:table-cell office:value-type="float" office:value="13954" calcext:value-type="float">
            <text:p>13954</text:p>
          </table:table-cell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RP1 <text:s/>- <text:s/>neuropilin 1, BDNF <text:s/>- <text:s/>brain-derived neurotrophic factor, ADAM15 <text:s/>- <text:s/>adam metallopeptidase domain 15, PTPRF <text:s/>- <text:s/>protein tyrosine phosphatase, receptor type, f, B2M <text:s/>- <text:s/>beta-2-microglobul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370</text:p>
          </table:table-cell>
          <table:table-cell office:value-type="string" calcext:value-type="string">
            <text:p>regulation of CD4-positive, alpha-beta T cell differentiation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238" calcext:value-type="float">
            <text:p>0.0238</text:p>
          </table:table-cell>
          <table:table-cell office:value-type="float" office:value="4.97" calcext:value-type="float">
            <text:p>4.97</text:p>
          </table:table-cell>
          <table:table-cell office:value-type="float" office:value="13954" calcext:value-type="float">
            <text:p>13954</text:p>
          </table:table-cell>
          <table:table-cell office:value-type="float" office:value="31" calcext:value-type="float">
            <text:p>31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MYB <text:s/>- <text:s/>v-myb avian myeloblastosis viral oncogene homolog, TNFSF4 <text:s/>- <text:s/>tumor necrosis factor (ligand) superfamily, member 4, IL27 <text:s/>- <text:s/>interleukin 27, IL2 <text:s/>- <text:s/>interleukin 2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238" calcext:value-type="float">
            <text:p>0.0238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955" calcext:value-type="float">
            <text:p>955</text:p>
          </table:table-cell>
          <table:table-cell office:value-type="float" office:value="634" calcext:value-type="float">
            <text:p>6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IL17A <text:s/>- <text:s/>interleukin 17a, IFIT2 <text:s/>- <text:s/>interferon-induced protein with tetratricopeptide repeats 2, IFIT1 <text:s/>- <text:s/>interferon-induced protein with tetratricopeptide repeats 1, DHX58 <text:s/>- <text:s/>dexh (asp-glu-x-his) box polypeptide 58, IFIT3 <text:s/>- <text:s/>interferon-induced protein with tetratricopeptide repeats 3, IL15 <text:s/>- <text:s/>interleukin 15, SEMA5B <text:s/>- <text:s/>sema domain, seven thrombospondin repeats (type 1 and type 1-like), transmembrane domain (tm) and short cytoplasmic domain, (semaphorin) 5b, LGALS8 <text:s/>- <text:s/>lectin, galactoside-binding, soluble, 8, DDX60 <text:s/>- <text:s/>dead (asp-glu-ala-asp) box polypeptide 60, NLRC5 <text:s/>- <text:s/>nlr family, card domain containing 5, CDK19 <text:s/>- <text:s/>cyclin-dependent kinase 19, IL23A <text:s/>- <text:s/>interleukin 23, alpha subunit p19, BST2 <text:s/>- <text:s/>bone marrow stromal cell antigen 2, TBX21 <text:s/>- <text:s/>t-box 21, IDO1 <text:s/>- <text:s/>indoleamine 2,3-dioxygenase 1, ATF3 <text:s/>- <text:s/>activating transcription factor 3, IFNB1 <text:s/>- <text:s/>interferon, beta 1, fibroblast, TRIM5 <text:s/>- <text:s/>tripartite motif containing 5, HDAC4 <text:s/>- <text:s/>histone deacetylase 4, TLR7 <text:s/>- <text:s/>toll-like receptor 7, TMC1 <text:s/>- <text:s/>transmembrane channel-like 1, FOXF1 <text:s/>- <text:s/>forkhead box f1, TRIM6 <text:s/>- <text:s/>tripartite motif containing 6, CD27 <text:s/>- <text:s/>cd27 molecule, SGIP1 <text:s/>- <text:s/>sh3-domain grb2-like (endophilin) interacting protein 1, TNFSF8 <text:s/>- <text:s/>tumor necrosis factor (ligand) superfamily, member 8, TRIM22 <text:s/>- <text:s/>tripartite motif containing 22, BATF2 <text:s/>- <text:s/>basic leucine zipper transcription factor, atf-like 2, CD80 <text:s/>- <text:s/>cd80 molecule, SH3GLB1 <text:s/>- <text:s/>sh3-domain grb2-like endophilin b1, PITX2 <text:s/>- <text:s/>paired-like homeodomain 2, IRF9 <text:s/>- <text:s/>interferon regulatory factor 9, BAK1 <text:s/>- <text:s/>bcl2-antagonist/killer 1, ISG20 <text:s/>- <text:s/>interferon stimulated exonuclease gene 20kda, CD96 <text:s/>- <text:s/>cd96 molecule, B2M <text:s/>- <text:s/>beta-2-microglobulin, GLRA1 <text:s/>- <text:s/>glycine receptor, alpha 1, CPEB4 <text:s/>- <text:s/>cytoplasmic polyadenylation element binding protein 4, NOD1 <text:s/>- <text:s/>nucleotide-binding oligomerization domain containing 1, ADAR <text:s/>- <text:s/>adenosine deaminase, rna-specific, PTGER4 <text:s/>- <text:s/>prostaglandin e receptor 4 (subtype ep4), NR4A2 <text:s/>- <text:s/>nuclear receptor subfamily 4, group a, member 2, TNFSF4 <text:s/>- <text:s/>tumor necrosis factor (ligand) superfamily, member 4, PPARGC1A <text:s/>- <text:s/>peroxisome proliferator-activated receptor gamma, coactivator 1 alpha, ISG15 <text:s/>- <text:s/>isg15 ubiquitin-like modifier, FGA <text:s/>- <text:s/>fibrinogen alpha chain, RNASEL <text:s/>- <text:s/>ribonuclease l (2',5'-oligoisoadenylate synthetase-dependent), MEIS2 <text:s/>- <text:s/>meis homeobox 2, EIF2AK2 <text:s/>- <text:s/>eukaryotic translation initiation factor 2-alpha kinase 2, FNIP1 <text:s/>- <text:s/>folliculin interacting protein 1, MAP3K5 <text:s/>- <text:s/>mitogen-activated protein kinase kinase kinase 5, CDK6 <text:s/>- <text:s/>cyclin-dependent kinase 6, RSAD2 <text:s/>- <text:s/>radical s-adenosyl methionine domain containing 2, IL22RA1 <text:s/>- <text:s/>interleukin 22 receptor, alpha 1, CXCL10 <text:s/>- <text:s/>chemokine (c-x-c motif) ligand 10, KYNU <text:s/>- <text:s/>kynureninase, GSDMD <text:s/>- <text:s/>gasdermin d, BCL2 <text:s/>- <text:s/>b-cell cll/lymphoma 2, IRF7 <text:s/>- <text:s/>interferon regulatory factor 7, THBS1 <text:s/>- <text:s/>thrombospondin 1, IL27 <text:s/>- <text:s/>interleukin 27, PDE4D <text:s/>- <text:s/>phosphodiesterase 4d, camp-specific, IFI44 <text:s/>- <text:s/>interferon-induced protein 44, CCND1 <text:s/>- <text:s/>cyclin d1, ITGA6 <text:s/>- <text:s/>integrin, alpha 6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703</text:p>
          </table:table-cell>
          <table:table-cell office:value-type="string" calcext:value-type="string">
            <text:p>regulation of leukocyte mediated immunity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247" calcext:value-type="float">
            <text:p>0.0247</text:p>
          </table:table-cell>
          <table:table-cell office:value-type="float" office:value="2.83" calcext:value-type="float">
            <text:p>2.83</text:p>
          </table:table-cell>
          <table:table-cell office:value-type="float" office:value="13954" calcext:value-type="float">
            <text:p>13954</text:p>
          </table:table-cell>
          <table:table-cell office:value-type="float" office:value="109" calcext:value-type="float">
            <text:p>109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SAD2 <text:s/>- <text:s/>radical s-adenosyl methionine domain containing 2, IL2 <text:s/>- <text:s/>interleukin 2, FOXF1 <text:s/>- <text:s/>forkhead box f1, CD96 <text:s/>- <text:s/>cd96 molecule, STAT6 <text:s/>- <text:s/>signal transducer and activator of transcription 6, interleukin-4 induced, B2M <text:s/>- <text:s/>beta-2-microglobulin, IL23A <text:s/>- <text:s/>interleukin 23, alpha subunit p19, STYK1 <text:s/>- <text:s/>serine/threonine/tyrosine kinase 1, BST2 <text:s/>- <text:s/>bone marrow stromal cell antigen 2, TNFSF4 <text:s/>- <text:s/>tumor necrosis factor (ligand) superfamily, member 4, TBX21 <text:s/>- <text:s/>t-box 21, NDFIP1 <text:s/>- <text:s/>nedd4 family interacting protein 1, IFNB1 <text:s/>- <text:s/>interferon, beta 1, fibroblast, C12orf4 <text:s/>- <text:s/>chromosome 12 open reading fram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646</text:p>
          </table:table-cell>
          <table:table-cell office:value-type="string" calcext:value-type="string">
            <text:p>anatomical structure formation involved in morphogenesis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255" calcext:value-type="float">
            <text:p>0.0255</text:p>
          </table:table-cell>
          <table:table-cell office:value-type="float" office:value="1.71" calcext:value-type="float">
            <text:p>1.71</text:p>
          </table:table-cell>
          <table:table-cell office:value-type="float" office:value="13954" calcext:value-type="float">
            <text:p>13954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CITED2 <text:s/>- <text:s/>cbp/p300-interacting transactivator, with glu/asp-rich carboxy-terminal domain, 2, PITX2 <text:s/>- <text:s/>paired-like homeodomain 2, KDM4C <text:s/>- <text:s/>lysine (k)-specific demethylase 4c, PROK2 <text:s/>- <text:s/>prokineticin 2, ACTN1 <text:s/>- <text:s/>actinin, alpha 1, VAV3 <text:s/>- <text:s/>vav 3 guanine nucleotide exchange factor, HOXB3 <text:s/>- <text:s/>homeobox b3, EREG <text:s/>- <text:s/>epiregulin, ZNF385A <text:s/>- <text:s/>zinc finger protein 385a, TFAP2A <text:s/>- <text:s/>transcription factor ap-2 alpha (activating enhancer binding protein 2 alpha), TCF15 <text:s/>- <text:s/>transcription factor 15 (basic helix-loop-helix), PDGFRB <text:s/>- <text:s/>platelet-derived growth factor receptor, beta polypeptide, PAX3 <text:s/>- <text:s/>paired box 3, SH3PXD2A <text:s/>- <text:s/>sh3 and px domains 2a, NFIB <text:s/>- <text:s/>nuclear factor i/b, FGF1 <text:s/>- <text:s/>fibroblast growth factor 1 (acidic), NRP1 <text:s/>- <text:s/>neuropilin 1, NFASC <text:s/>- <text:s/>neurofascin, MEIS1 <text:s/>- <text:s/>meis homeobox 1, HOXA3 <text:s/>- <text:s/>homeobox a3, ADAM15 <text:s/>- <text:s/>adam metallopeptidase domain 15, HEY2 <text:s/>- <text:s/>hairy/enhancer-of-split related with yrpw motif 2, PTK2 <text:s/>- <text:s/>protein tyrosine kinase 2, SIX1 <text:s/>- <text:s/>six homeobox 1, ZFPM1 <text:s/>- <text:s/>zinc finger protein, fog family member 1, TBX5 <text:s/>- <text:s/>t-box 5, GATA6 <text:s/>- <text:s/>gata binding protein 6, DUSP5 <text:s/>- <text:s/>dual specificity phosphatase 5, HIPK1 <text:s/>- <text:s/>homeodomain interacting protein kinase 1, ZEB2 <text:s/>- <text:s/>zinc finger e-box binding homeobox 2, CFLAR <text:s/>- <text:s/>casp8 and fadd-like apoptosis regulator, SLC40A1 <text:s/>- <text:s/>solute carrier family 40 (iron-regulated transporter), member 1, LMO4 <text:s/>- <text:s/>lim domain only 4, FOXF1 <text:s/>- <text:s/>forkhead box f1, MYOF <text:s/>- <text:s/>myoferlin, SDCCAG8 <text:s/>- <text:s/>serologically defined colon cancer antigen 8, THSD7A <text:s/>- <text:s/>thrombospondin, type i, domain containing 7a, THBS1 <text:s/>- <text:s/>thrombospondin 1, PTPRB <text:s/>- <text:s/>protein tyrosine phosphatase, receptor type, b, WARS <text:s/>- <text:s/>tryptophanyl-trna synthetase, ITGA6 <text:s/>- <text:s/>integrin, alpha 6, STK4 <text:s/>- <text:s/>serine/threonine kinase 4, SOCS7 <text:s/>- <text:s/>suppressor of cytokine signaling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0</text:p>
          </table:table-cell>
          <table:table-cell office:value-type="string" calcext:value-type="string">
            <text:p>negative regulation of lymphocyte activation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258" calcext:value-type="float">
            <text:p>0.0258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97" calcext:value-type="float">
            <text:p>97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FBXO7 <text:s/>- <text:s/>f-box protein 7, SAMSN1 <text:s/>- <text:s/>sam domain, sh3 domain and nuclear localization signals 1, PDE5A <text:s/>- <text:s/>phosphodiesterase 5a, cgmp-specific, IL2 <text:s/>- <text:s/>interleukin 2, CD274 <text:s/>- <text:s/>cd274 molecule, HLX <text:s/>- <text:s/>h2.0-like homeobox, INHBA <text:s/>- <text:s/>inhibin, beta a, CD74 <text:s/>- <text:s/>cd74 molecule, major histocompatibility complex, class ii invariant chain, TNFSF4 <text:s/>- <text:s/>tumor necrosis factor (ligand) superfamily, member 4, IDO1 <text:s/>- <text:s/>indoleamine 2,3-dioxygenase 1, NDFIP1 <text:s/>- <text:s/>nedd4 family interacting protein 1, CYLD <text:s/>- <text:s/>cylindromatosis (turban tumor syndrome)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phosphorus metabolic process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259" calcext:value-type="float">
            <text:p>0.0259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1669" calcext:value-type="float">
            <text:p>1669</text:p>
          </table:table-cell>
          <table:table-cell office:value-type="float" office:value="634" calcext:value-type="float">
            <text:p>6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GFPT1 <text:s/>- <text:s/>glutamine--fructose-6-phosphate transaminase 1, IL15 <text:s/>- <text:s/>interleukin 15, PIK3R3 <text:s/>- <text:s/>phosphoinositide-3-kinase, regulatory subunit 3 (gamma), OSM <text:s/>- <text:s/>oncostatin m, MAP4K3 <text:s/>- <text:s/>mitogen-activated protein kinase kinase kinase kinase 3, MAP3K11 <text:s/>- <text:s/>mitogen-activated protein kinase kinase kinase 11, OLA1 <text:s/>- <text:s/>obg-like atpase 1, TLR7 <text:s/>- <text:s/>toll-like receptor 7, PSMA3 <text:s/>- <text:s/>proteasome (prosome, macropain) subunit, alpha type, 3, UGGT1 <text:s/>- <text:s/>udp-glucose glycoprotein glucosyltransferase 1, PSMB10 <text:s/>- <text:s/>proteasome (prosome, macropain) subunit, beta type, 10, BLK <text:s/>- <text:s/>b lymphoid tyrosine kinase, IL2 <text:s/>- <text:s/>interleukin 2, ACSL5 <text:s/>- <text:s/>acyl-coa synthetase long-chain family member 5, ARF3 <text:s/>- <text:s/>adp-ribosylation factor 3, PTPDC1 <text:s/>- <text:s/>protein tyrosine phosphatase domain containing 1, SOS1 <text:s/>- <text:s/>son of sevenless homolog 1 (drosophila), ELOVL6 <text:s/>- <text:s/>elovl fatty acid elongase 6, CD80 <text:s/>- <text:s/>cd80 molecule, PSMD14 <text:s/>- <text:s/>proteasome (prosome, macropain) 26s subunit, non-atpase, 14, MAP4K5 <text:s/>- <text:s/>mitogen-activated protein kinase kinase kinase kinase 5, ROR1 <text:s/>- <text:s/>receptor tyrosine kinase-like orphan receptor 1, PDHA2 <text:s/>- <text:s/>pyruvate dehydrogenase (lipoamide) alpha 2, SPTLC2 <text:s/>- <text:s/>serine palmitoyltransferase, long chain base subunit 2, ETNK1 <text:s/>- <text:s/>ethanolamine kinase 1, PDGFRB <text:s/>- <text:s/>platelet-derived growth factor receptor, beta polypeptide, FGF1 <text:s/>- <text:s/>fibroblast growth factor 1 (acidic), PTGER4 <text:s/>- <text:s/>prostaglandin e receptor 4 (subtype ep4), ADAM10 <text:s/>- <text:s/>adam metallopeptidase domain 10, ENPP2 <text:s/>- <text:s/>ectonucleotide pyrophosphatase/phosphodiesterase 2, PDK3 <text:s/>- <text:s/>pyruvate dehydrogenase kinase, isozyme 3, MKNK1 <text:s/>- <text:s/>map kinase interacting serine/threonine kinase 1, RNASEL <text:s/>- <text:s/>ribonuclease l (2',5'-oligoisoadenylate synthetase-dependent), CASK <text:s/>- <text:s/>calcium/calmodulin-dependent serine protein kinase (maguk family), PLA2G4D <text:s/>- <text:s/>phospholipase a2, group ivd (cytosolic), PTK2 <text:s/>- <text:s/>protein tyrosine kinase 2, PPA1 <text:s/>- <text:s/>pyrophosphatase (inorganic) 1, MAP3K5 <text:s/>- <text:s/>mitogen-activated protein kinase kinase kinase 5, KMO <text:s/>- <text:s/>kynurenine 3-monooxygenase (kynurenine 3-hydroxylase), CTDSP2 <text:s/>- <text:s/>ctd (carboxy-terminal domain, rna polymerase ii, polypeptide a) small phosphatase 2, CDK6 <text:s/>- <text:s/>cyclin-dependent kinase 6, PLA1A <text:s/>- <text:s/>phospholipase a1 member a, TMEM55B <text:s/>- <text:s/>transmembrane protein 55b, SIK3 <text:s/>- <text:s/>sik family kinase 3, MUSK <text:s/>- <text:s/>muscle, skeletal, receptor tyrosine kinase, DGKA <text:s/>- <text:s/>diacylglycerol kinase, alpha 80kda, PANK1 <text:s/>- <text:s/>pantothenate kinase 1, PDE1A <text:s/>- <text:s/>phosphodiesterase 1a, calmodulin-dependent, KYNU <text:s/>- <text:s/>kynureninase, NAMPT <text:s/>- <text:s/>nicotinamide phosphoribosyltransferase, PDE4D <text:s/>- <text:s/>phosphodiesterase 4d, camp-specific, PTPRB <text:s/>- <text:s/>protein tyrosine phosphatase, receptor type, b, CTTNBP2NL <text:s/>- <text:s/>cttnbp2 n-terminal like, PDE4A <text:s/>- <text:s/>phosphodiesterase 4a, camp-specific, PTPRF <text:s/>- <text:s/>protein tyrosine phosphatase, receptor type, f, PDE5A <text:s/>- <text:s/>phosphodiesterase 5a, cgmp-specific, PTPRR <text:s/>- <text:s/>protein tyrosine phosphatase, receptor type, r, CDK19 <text:s/>- <text:s/>cyclin-dependent kinase 19, ARHGEF6 <text:s/>- <text:s/>rac/cdc42 guanine nucleotide exchange factor (gef) 6, PLEKHA3 <text:s/>- <text:s/>pleckstrin homology domain containing, family a (phosphoinositide binding specific) member 3, GGPS1 <text:s/>- <text:s/>geranylgeranyl diphosphate synthase 1, RASGRP3 <text:s/>- <text:s/>ras guanyl releasing protein 3 (calcium and dag-regulated), TAB2 <text:s/>- <text:s/>tgf-beta activated kinase 1/map3k7 binding protein 2, GRAP2 <text:s/>- <text:s/>grb2-related adaptor protein 2, DUSP5 <text:s/>- <text:s/>dual specificity phosphatase 5, ELOVL5 <text:s/>- <text:s/>elovl fatty acid elongase 5, PPP2R2A <text:s/>- <text:s/>protein phosphatase 2, regulatory subunit b, alpha, HIPK1 <text:s/>- <text:s/>homeodomain interacting protein kinase 1, PPP2R2B <text:s/>- <text:s/>protein phosphatase 2, regulatory subunit b, beta, PIP4K2B <text:s/>- <text:s/>phosphatidylinositol-5-phosphate 4-kinase, type ii, beta, MAP3K19 <text:s/>- <text:s/>mitogen-activated protein kinase kinase kinase 19, STYK1 <text:s/>- <text:s/>serine/threonine/tyrosine kinase 1, IDH1 <text:s/>- <text:s/>isocitrate dehydrogenase 1 (nadp+), soluble, HGF <text:s/>- <text:s/>hepatocyte growth factor (hepapoietin a; scatter factor), FUT8 <text:s/>- <text:s/>fucosyltransferase 8 (alpha (1,6) fucosyltransferase), ALDH1A1 <text:s/>- <text:s/>aldehyde dehydrogenase 1 family, member a1, STK4 <text:s/>- <text:s/>serine/threonine kinase 4, NEK2 <text:s/>- <text:s/>nima-related kinase 2, DLG4 <text:s/>- <text:s/>discs, large homolog 4 (drosophila), EYA4 <text:s/>- <text:s/>eyes absent homolog 4 (drosophila), EREG <text:s/>- <text:s/>epiregulin, STAT5A <text:s/>- <text:s/>signal transducer and activator of transcription 5a, NT5C3A <text:s/>- <text:s/>5'-nucleotidase, cytosolic iiia, NOD1 <text:s/>- <text:s/>nucleotide-binding oligomerization domain containing 1, CAMK1G <text:s/>- <text:s/>calcium/calmodulin-dependent protein kinase ig, RARRES3 <text:s/>- <text:s/>retinoic acid receptor responder (tazarotene induced) 3, PARP9 <text:s/>- <text:s/>poly (adp-ribose) polymerase family, member 9, EIF2AK2 <text:s/>- <text:s/>eukaryotic translation initiation factor 2-alpha kinase 2, PIK3AP1 <text:s/>- <text:s/>phosphoinositide-3-kinase adaptor protein 1, PIGV <text:s/>- <text:s/>phosphatidylinositol glycan anchor biosynthesis, class v, RUNX3 <text:s/>- <text:s/>runt-related transcription factor 3, MAPK10 <text:s/>- <text:s/>mitogen-activated protein kinase 10, GATA6 <text:s/>- <text:s/>gata binding protein 6, MBIP <text:s/>- <text:s/>map3k12 binding inhibitory protein 1, PKN2 <text:s/>- <text:s/>protein kinase n2, DAPP1 <text:s/>- <text:s/>dual adaptor of phosphotyrosine and 3-phosphoinositides, YES1 <text:s/>- <text:s/>v-yes-1 yamaguchi sarcoma viral oncogene homolog 1, TLK2 <text:s/>- <text:s/>tousled-like kinase 2, BCL2 <text:s/>- <text:s/>b-cell cll/lymphoma 2, PARP10 <text:s/>- <text:s/>poly (adp-ribose) polymerase family, member 10, ERBB4 <text:s/>- <text:s/>v-erb-b2 avian erythroblastic leukemia viral oncogene homolog 4, CCND1 <text:s/>- <text:s/>cyclin d1, FGGY <text:s/>- <text:s/>fggy carbohydrate kinase domain containing, PIGF <text:s/>- <text:s/>phosphatidylinositol glycan anchor biosynthesis, class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692</text:p>
          </table:table-cell>
          <table:table-cell office:value-type="string" calcext:value-type="string">
            <text:p>muscle cell differentiation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26" calcext:value-type="float">
            <text:p>0.026</text:p>
          </table:table-cell>
          <table:table-cell office:value-type="float" office:value="3.11" calcext:value-type="float">
            <text:p>3.11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MBNL1 <text:s/>- <text:s/>muscleblind-like splicing regulator 1, PITX2 <text:s/>- <text:s/>paired-like homeodomain 2, GATA6 <text:s/>- <text:s/>gata binding protein 6, TBX5 <text:s/>- <text:s/>t-box 5, MYOG <text:s/>- <text:s/>myogenin (myogenic factor 4), SORT1 <text:s/>- <text:s/>sortilin 1, MKL1 <text:s/>- <text:s/>megakaryoblastic leukemia (translocation) 1, ITGB1 <text:s/>- <text:s/>integrin, beta 1 (fibronectin receptor, beta polypeptide, antigen cd29 includes mdf2, msk12), SYNE1 <text:s/>- <text:s/>spectrin repeat containing, nuclear envelope 1, SIX1 <text:s/>- <text:s/>six homeobox 1, HEY2 <text:s/>- <text:s/>hairy/enhancer-of-split related with yrpw motif 2, FOXF1 <text:s/>- <text:s/>forkhead box f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4889</text:p>
          </table:table-cell>
          <table:table-cell office:value-type="string" calcext:value-type="string">
            <text:p>muscle atrophy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262" calcext:value-type="float">
            <text:p>0.0262</text:p>
          </table:table-cell>
          <table:table-cell office:value-type="float" office:value="9.78" calcext:value-type="float">
            <text:p>9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" calcext:value-type="float">
            <text:p>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PARGC1A <text:s/>- <text:s/>peroxisome proliferator-activated receptor gamma, coactivator 1 alpha, IL15 <text:s/>- <text:s/>interleukin 15, MYOG <text:s/>- <text:s/>myogenin (myogenic factor 4), CFLAR <text:s/>- <text:s/>casp8 and fadd-like apoptosis regulator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5</text:p>
          </table:table-cell>
          <table:table-cell office:value-type="string" calcext:value-type="string">
            <text:p>regulation of T-helper 1 cell differentiation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261" calcext:value-type="float">
            <text:p>0.0261</text:p>
          </table:table-cell>
          <table:table-cell office:value-type="float" office:value="9.78" calcext:value-type="float">
            <text:p>9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" calcext:value-type="float">
            <text:p>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TNFSF4 <text:s/>- <text:s/>tumor necrosis factor (ligand) superfamily, member 4, IL27 <text:s/>- <text:s/>interleukin 27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742</text:p>
          </table:table-cell>
          <table:table-cell office:value-type="string" calcext:value-type="string">
            <text:p>regulation of skeletal muscle fiber development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26" calcext:value-type="float">
            <text:p>0.026</text:p>
          </table:table-cell>
          <table:table-cell office:value-type="float" office:value="9.78" calcext:value-type="float">
            <text:p>9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" calcext:value-type="float">
            <text:p>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HDAC4 <text:s/>- <text:s/>histone deacetylase 4, BCL2 <text:s/>- <text:s/>b-cell cll/lymphoma 2, MYOG <text:s/>- <text:s/>myogenin (myogenic factor 4), HDAC9 <text:s/>- <text:s/>histone deacetylase 9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growth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274" calcext:value-type="float">
            <text:p>0.0274</text:p>
          </table:table-cell>
          <table:table-cell office:value-type="float" office:value="2.04" calcext:value-type="float">
            <text:p>2.04</text:p>
          </table:table-cell>
          <table:table-cell office:value-type="float" office:value="13954" calcext:value-type="float">
            <text:p>13954</text:p>
          </table:table-cell>
          <table:table-cell office:value-type="float" office:value="281" calcext:value-type="float">
            <text:p>281</text:p>
          </table:table-cell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EMP1 <text:s/>- <text:s/>epithelial membrane protein 1, HOXA11 <text:s/>- <text:s/>homeobox a11, RC3H2 <text:s/>- <text:s/>ring finger and ccch-type domains 2, SEMA5B <text:s/>- <text:s/>sema domain, seven thrombospondin repeats (type 1 and type 1-like), transmembrane domain (tm) and short cytoplasmic domain, (semaphorin) 5b, EREG <text:s/>- <text:s/>epiregulin, PDGFRB <text:s/>- <text:s/>platelet-derived growth factor receptor, beta polypeptide, FGF1 <text:s/>- <text:s/>fibroblast growth factor 1 (acidic), NRP1 <text:s/>- <text:s/>neuropilin 1, ESR1 <text:s/>- <text:s/>estrogen receptor 1, ITGB1 <text:s/>- <text:s/>integrin, beta 1 (fibronectin receptor, beta polypeptide, antigen cd29 includes mdf2, msk12), VPS54 <text:s/>- <text:s/>vacuolar protein sorting 54 homolog (s. cerevisiae), ADAM15 <text:s/>- <text:s/>adam metallopeptidase domain 15, TMEM108 <text:s/>- <text:s/>transmembrane protein 108, HELT <text:s/>- <text:s/>helt bhlh transcription factor, BIN3 <text:s/>- <text:s/>bridging integrator 3, BDNF <text:s/>- <text:s/>brain-derived neurotrophic factor, MYOG <text:s/>- <text:s/>myogenin (myogenic factor 4), SPRY1 <text:s/>- <text:s/>sprouty homolog 1, antagonist of fgf signaling (drosophila), CFLAR <text:s/>- <text:s/>casp8 and fadd-like apoptosis regulator, ZEB2 <text:s/>- <text:s/>zinc finger e-box binding homeobox 2, BNC2 <text:s/>- <text:s/>basonuclin 2, RBBP6 <text:s/>- <text:s/>retinoblastoma binding protein 6, SOS1 <text:s/>- <text:s/>son of sevenless homolog 1 (drosophila), BCL2 <text:s/>- <text:s/>b-cell cll/lymphoma 2, ERBB4 <text:s/>- <text:s/>v-erb-b2 avian erythroblastic leukemia viral oncogene homolog 4, PDE4D <text:s/>- <text:s/>phosphodiesterase 4d, camp-specific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671</text:p>
          </table:table-cell>
          <table:table-cell office:value-type="string" calcext:value-type="string">
            <text:p>positive regulation of lymphocyte proliferation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284" calcext:value-type="float">
            <text:p>0.0284</text:p>
          </table:table-cell>
          <table:table-cell office:value-type="float" office:value="3.07" calcext:value-type="float">
            <text:p>3.07</text:p>
          </table:table-cell>
          <table:table-cell office:value-type="float" office:value="13954" calcext:value-type="float">
            <text:p>13954</text:p>
          </table:table-cell>
          <table:table-cell office:value-type="float" office:value="86" calcext:value-type="float">
            <text:p>86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CD74 <text:s/>- <text:s/>cd74 molecule, major histocompatibility complex, class ii invariant chain, VAV3 <text:s/>- <text:s/>vav 3 guanine nucleotide exchange factor, IL15 <text:s/>- <text:s/>interleukin 15, BCL2 <text:s/>- <text:s/>b-cell cll/lymphoma 2, TNFSF13B <text:s/>- <text:s/>tumor necrosis factor (ligand) superfamily, member 13b, IL2 <text:s/>- <text:s/>interleukin 2, IL7 <text:s/>- <text:s/>interleukin 7, EFNB1 <text:s/>- <text:s/>ephrin-b1, CD274 <text:s/>- <text:s/>cd274 molecule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519</text:p>
          </table:table-cell>
          <table:table-cell office:value-type="string" calcext:value-type="string">
            <text:p>skeletal muscle tissue development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301" calcext:value-type="float">
            <text:p>0.0301</text:p>
          </table:table-cell>
          <table:table-cell office:value-type="float" office:value="4.19" calcext:value-type="float">
            <text:p>4.19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ITX2 <text:s/>- <text:s/>paired-like homeodomain 2, COL19A1 <text:s/>- <text:s/>collagen, type xix, alpha 1, MYL6 <text:s/>- <text:s/>myosin, light chain 6, alkali, smooth muscle and non-muscle, MYOG <text:s/>- <text:s/>myogenin (myogenic factor 4), CFLAR <text:s/>- <text:s/>casp8 and fadd-like apoptosis regulator, ZBTB18 <text:s/>- <text:s/>zinc finger and btb domain containing 18, SIX1 <text:s/>- <text:s/>six homeobox 1, HLX <text:s/>- <text:s/>h2.0-like homeobox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10</text:p>
          </table:table-cell>
          <table:table-cell office:value-type="string" calcext:value-type="string">
            <text:p>T cell activation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55" calcext:value-type="float">
            <text:p>2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38" calcext:value-type="float">
            <text:p>138</text:p>
          </table:table-cell>
          <table:table-cell office:value-type="float" office:value="634" calcext:value-type="float">
            <text:p>6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RSAD2 <text:s/>- <text:s/>radical s-adenosyl methionine domain containing 2, RC3H2 <text:s/>- <text:s/>ring finger and ccch-type domains 2, IL15 <text:s/>- <text:s/>interleukin 15, NCSTN <text:s/>- <text:s/>nicastrin, IL2 <text:s/>- <text:s/>interleukin 2, GPR18 <text:s/>- <text:s/>g protein-coupled receptor 18, B2M <text:s/>- <text:s/>beta-2-microglobulin, IL23A <text:s/>- <text:s/>interleukin 23, alpha subunit p19, PTGER4 <text:s/>- <text:s/>prostaglandin e receptor 4 (subtype ep4), NEDD4 <text:s/>- <text:s/>neural precursor cell expressed, developmentally down-regulated 4, e3 ubiquitin protein ligase, TNFSF4 <text:s/>- <text:s/>tumor necrosis factor (ligand) superfamily, member 4, BCL2 <text:s/>- <text:s/>b-cell cll/lymphoma 2, TBX21 <text:s/>- <text:s/>t-box 21, TNFSF8 <text:s/>- <text:s/>tumor necrosis factor (ligand) superfamily, member 8, IFNB1 <text:s/>- <text:s/>interferon, beta 1, fibroblast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946</text:p>
          </table:table-cell>
          <table:table-cell office:value-type="string" calcext:value-type="string">
            <text:p>positive regulation of mononuclear cell proliferation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313" calcext:value-type="float">
            <text:p>0.0313</text:p>
          </table:table-cell>
          <table:table-cell office:value-type="float" office:value="3.04" calcext:value-type="float">
            <text:p>3.04</text:p>
          </table:table-cell>
          <table:table-cell office:value-type="float" office:value="13954" calcext:value-type="float">
            <text:p>13954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CD74 <text:s/>- <text:s/>cd74 molecule, major histocompatibility complex, class ii invariant chain, VAV3 <text:s/>- <text:s/>vav 3 guanine nucleotide exchange factor, IL15 <text:s/>- <text:s/>interleukin 15, BCL2 <text:s/>- <text:s/>b-cell cll/lymphoma 2, TNFSF13B <text:s/>- <text:s/>tumor necrosis factor (ligand) superfamily, member 13b, IL2 <text:s/>- <text:s/>interleukin 2, IL7 <text:s/>- <text:s/>interleukin 7, EFNB1 <text:s/>- <text:s/>ephrin-b1, CD274 <text:s/>- <text:s/>cd274 molecule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24</text:p>
          </table:table-cell>
          <table:table-cell office:value-type="string" calcext:value-type="string">
            <text:p>positive regulation of T-helper cell differentiation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88" calcext:value-type="float">
            <text:p>6.88</text:p>
          </table:table-cell>
          <table:table-cell office:value-type="float" office:value="13954" calcext:value-type="float">
            <text:p>13954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MYB <text:s/>- <text:s/>v-myb avian myeloblastosis viral oncogene homolog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338" calcext:value-type="float">
            <text:p>0.0338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402" calcext:value-type="float">
            <text:p>3402</text:p>
          </table:table-cell>
          <table:table-cell office:value-type="float" office:value="634" calcext:value-type="float">
            <text:p>6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BIRC2 <text:s/>- <text:s/>baculoviral iap repeat containing 2, ARID4B <text:s/>- <text:s/>at rich interactive domain 4b (rbp1-like), ZNF385A <text:s/>- <text:s/>zinc finger protein 385a, TCF15 <text:s/>- <text:s/>transcription factor 15 (basic helix-loop-helix), PAX3 <text:s/>- <text:s/>paired box 3, RFX3 <text:s/>- <text:s/>regulatory factor x, 3 (influences hla class ii expression), PAX9 <text:s/>- <text:s/>paired box 9, POU6F2 <text:s/>- <text:s/>pou class 6 homeobox 2, ELK4 <text:s/>- <text:s/>elk4, ets-domain protein (srf accessory protein 1), SET <text:s/>- <text:s/>set nuclear oncogene, PIK3R3 <text:s/>- <text:s/>phosphoinositide-3-kinase, regulatory subunit 3 (gamma), FLI1 <text:s/>- <text:s/>fli-1 proto-oncogene, ets transcription factor, NR6A1 <text:s/>- <text:s/>nuclear receptor subfamily 6, group a, member 1, INHBA <text:s/>- <text:s/>inhibin, beta a, ZNF821 <text:s/>- <text:s/>zinc finger protein 821, CD74 <text:s/>- <text:s/>cd74 molecule, major histocompatibility complex, class ii invariant chain, NCOA7 <text:s/>- <text:s/>nuclear receptor coactivator 7, LMO3 <text:s/>- <text:s/>lim domain only 3 (rhombotin-like 2), TRPS1 <text:s/>- <text:s/>trichorhinophalangeal syndrome i, IDO1 <text:s/>- <text:s/>indoleamine 2,3-dioxygenase 1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ASCC3 <text:s/>- <text:s/>activating signal cointegrator 1 complex subunit 3, ASH1L <text:s/>- <text:s/>ash1 (absent, small, or homeotic)-like (drosophila), L3MBTL3 <text:s/>- <text:s/>l(3)mbt-like 3 (drosophila), MYOG <text:s/>- <text:s/>myogenin (myogenic factor 4), UBE2L6 <text:s/>- <text:s/>ubiquitin-conjugating enzyme e2l 6, KHDRBS3 <text:s/>- <text:s/>kh domain containing, rna binding, signal transduction associated 3, ACSL5 <text:s/>- <text:s/>acyl-coa synthetase long-chain family member 5, SOX5 <text:s/>- <text:s/>sry (sex determining region y)-box 5, PA2G4 <text:s/>- <text:s/>proliferation-associated 2g4, 38kda, LMO4 <text:s/>- <text:s/>lim domain only 4, ARF3 <text:s/>- <text:s/>adp-ribosylation factor 3, FOXF1 <text:s/>- <text:s/>forkhead box f1, OMD <text:s/>- <text:s/>osteomodulin, FOXG1 <text:s/>- <text:s/>forkhead box g1, TSHZ1 <text:s/>- <text:s/>teashirt zinc finger homeobox 1, LCOR <text:s/>- <text:s/>ligand dependent nuclear receptor corepressor, RCHY1 <text:s/>- <text:s/>ring finger and chy zinc finger domain containing 1, e3 ubiquitin protein ligase, SP9 <text:s/>- <text:s/>sp9 transcription factor, KDM2A <text:s/>- <text:s/>lysine (k)-specific demethylase 2a, TEAD1 <text:s/>- <text:s/>tea domain family member 1 (sv40 transcriptional enhancer factor), ELF1 <text:s/>- <text:s/>e74-like factor 1 (ets domain transcription factor), CBX4 <text:s/>- <text:s/>chromobox homolog 4, SMG7 <text:s/>- <text:s/>smg7 nonsense mediated mrna decay factor, RAD51AP1 <text:s/>- <text:s/>rad51 associated protein 1, TRIM22 <text:s/>- <text:s/>tripartite motif containing 22, ELOVL6 <text:s/>- <text:s/>elovl fatty acid elongase 6, ZNF366 <text:s/>- <text:s/>zinc finger protein 366, ATXN1 <text:s/>- <text:s/>ataxin 1, PDHA2 <text:s/>- <text:s/>pyruvate dehydrogenase (lipoamide) alpha 2, SPTLC2 <text:s/>- <text:s/>serine palmitoyltransferase, long chain base subunit 2, PDGFRB <text:s/>- <text:s/>platelet-derived growth factor receptor, beta polypeptide, ETNK1 <text:s/>- <text:s/>ethanolamine kinase 1, BBX <text:s/>- <text:s/>bobby sox homolog (drosophila), GLIS1 <text:s/>- <text:s/>glis family zinc finger 1, FGF1 <text:s/>- <text:s/>fibroblast growth factor 1 (acidic), PPARGC1A <text:s/>- <text:s/>peroxisome proliferator-activated receptor gamma, coactivator 1 alpha, MYB <text:s/>- <text:s/>v-myb avian myeloblastosis viral oncogene homolog, NR4A2 <text:s/>- <text:s/>nuclear receptor subfamily 4, group a, member 2, OSBPL3 <text:s/>- <text:s/>oxysterol binding protein-like 3, MEIS2 <text:s/>- <text:s/>meis homeobox 2, MEIS1 <text:s/>- <text:s/>meis homeobox 1, PLA2G4D <text:s/>- <text:s/>phospholipase a2, group ivd (cytosolic), CEBPD <text:s/>- <text:s/>ccaat/enhancer binding protein (c/ebp), delta, KMO <text:s/>- <text:s/>kynurenine 3-monooxygenase (kynurenine 3-hydroxylase), HELT <text:s/>- <text:s/>helt bhlh transcription factor, TBX15 <text:s/>- <text:s/>t-box 15, MOXD1 <text:s/>- <text:s/>monooxygenase, dbh-like 1, TBX5 <text:s/>- <text:s/>t-box 5, SRRM1 <text:s/>- <text:s/>serine/arginine repetitive matrix 1, DGKA <text:s/>- <text:s/>diacylglycerol kinase, alpha 80kda, ZEB2 <text:s/>- <text:s/>zinc finger e-box binding homeobox 2, PANK1 <text:s/>- <text:s/>pantothenate kinase 1, BNC2 <text:s/>- <text:s/>basonuclin 2, ASS1 <text:s/>- <text:s/>argininosuccinate synthase 1, SMARCA2 <text:s/>- <text:s/>swi/snf related, matrix associated, actin dependent regulator of chromatin, subfamily a, member 2, NUP54 <text:s/>- <text:s/>nucleoporin 54kda, TCF7L2 <text:s/>- <text:s/>transcription factor 7-like 2 (t-cell specific, hmg-box), LRPPRC <text:s/>- <text:s/>leucine-rich pentatricopeptide repeat containing, KYNU <text:s/>- <text:s/>kynureninase, KMT2C <text:s/>- <text:s/>lysine (k)-specific methyltransferase 2c, MYCBP2 <text:s/>- <text:s/>myc binding protein 2, e3 ubiquitin protein ligase, IRF7 <text:s/>- <text:s/>interferon regulatory factor 7, NAMPT <text:s/>- <text:s/>nicotinamide phosphoribosyltransferase, BCMO1 <text:s/>- <text:s/>beta-carotene 15,15'-monooxygenase 1, SPTLC3 <text:s/>- <text:s/>serine palmitoyltransferase, long chain base subunit 3, KDM4C <text:s/>- <text:s/>lysine (k)-specific demethylase 4c, EPC2 <text:s/>- <text:s/>enhancer of polycomb homolog 2 (drosophila), USF1 <text:s/>- <text:s/>upstream transcription factor 1, NCOA1 <text:s/>- <text:s/>nuclear receptor coactivator 1, KDM2B <text:s/>- <text:s/>lysine (k)-specific demethylase 2b, HLX <text:s/>- <text:s/>h2.0-like homeobox, ETV7 <text:s/>- <text:s/>ets variant 7, TLE4 <text:s/>- <text:s/>transducin-like enhancer of split 4 (e(sp1) homolog, drosophila), PLEKHA3 <text:s/>- <text:s/>pleckstrin homology domain containing, family a (phosphoinositide binding specific) member 3, BSX <text:s/>- <text:s/>brain-specific homeobox, TBX21 <text:s/>- <text:s/>t-box 21, NMI <text:s/>- <text:s/>n-myc (and stat) interactor, AGMO <text:s/>- <text:s/>alkylglycerol monooxygenase, SETD3 <text:s/>- <text:s/>set domain containing 3, GGPS1 <text:s/>- <text:s/>geranylgeranyl diphosphate synthase 1, ATF3 <text:s/>- <text:s/>activating transcription factor 3, HMGN5 <text:s/>- <text:s/>high mobility group nucleosome binding domain 5, LPXN <text:s/>- <text:s/>leupaxin, ID3 <text:s/>- <text:s/>inhibitor of dna binding 3, dominant negative helix-loop-helix protein, HDAC4 <text:s/>- <text:s/>histone deacetylase 4, NUP43 <text:s/>- <text:s/>nucleoporin 43kda, TBX19 <text:s/>- <text:s/>t-box 19, ELOVL5 <text:s/>- <text:s/>elovl fatty acid elongase 5, FRYL <text:s/>- <text:s/>fry-like, HIPK1 <text:s/>- <text:s/>homeodomain interacting protein kinase 1, MKL1 <text:s/>- <text:s/>megakaryoblastic leukemia (translocation) 1, NFIX <text:s/>- <text:s/>nuclear factor i/x (ccaat-binding transcription factor), ZBTB18 <text:s/>- <text:s/>zinc finger and btb domain containing 18, MAT1A <text:s/>- <text:s/>methionine adenosyltransferase i, alpha, PIP4K2B <text:s/>- <text:s/>phosphatidylinositol-5-phosphate 4-kinase, type ii, beta, FOXK1 <text:s/>- <text:s/>forkhead box k1, FUT8 <text:s/>- <text:s/>fucosyltransferase 8 (alpha (1,6) fucosyltransferase), PARP14 <text:s/>- <text:s/>poly (adp-ribose) polymerase family, member 14, MSX1 <text:s/>- <text:s/>msh homeobox 1, ATP1B4 <text:s/>- <text:s/>atpase, na+/k+ transporting, beta 4 polypeptide, HDAC9 <text:s/>- <text:s/>histone deacetylase 9, WARS <text:s/>- <text:s/>tryptophanyl-trna synthetase, B3GALT2 <text:s/>- <text:s/>udp-gal:betaglcnac beta 1,3-galactosyltransferase, polypeptide 2, BATF2 <text:s/>- <text:s/>basic leucine zipper transcription factor, atf-like 2, CITED2 <text:s/>- <text:s/>cbp/p300-interacting transactivator, with glu/asp-rich carboxy-terminal domain, 2, TFAP2D <text:s/>- <text:s/>transcription factor ap-2 delta (activating enhancer binding protein 2 delta), PITX2 <text:s/>- <text:s/>paired-like homeodomain 2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TFAP2A <text:s/>- <text:s/>transcription factor ap-2 alpha (activating enhancer binding protein 2 alpha), STAT5A <text:s/>- <text:s/>signal transducer and activator of transcription 5a, STAT6 <text:s/>- <text:s/>signal transducer and activator of transcription 6, interleukin-4 induced, CPEB4 <text:s/>- <text:s/>cytoplasmic polyadenylation element binding protein 4, NFIB <text:s/>- <text:s/>nuclear factor i/b, NOD1 <text:s/>- <text:s/>nucleotide-binding oligomerization domain containing 1, ESRRG <text:s/>- <text:s/>estrogen-related receptor gamma, IKZF2 <text:s/>- <text:s/>ikaros family zinc finger 2 (helios), ISG15 <text:s/>- <text:s/>isg15 ubiquitin-like modifier, ST3GAL4 <text:s/>- <text:s/>st3 beta-galactoside alpha-2,3-sialyltransferase 4, NFATC3 <text:s/>- <text:s/>nuclear factor of activated t-cells, cytoplasmic, calcineurin-dependent 3, ESR1 <text:s/>- <text:s/>estrogen receptor 1, HOXA4 <text:s/>- <text:s/>homeobox a4, PARP9 <text:s/>- <text:s/>poly (adp-ribose) polymerase family, member 9, ETV1 <text:s/>- <text:s/>ets variant 1, HOXA2 <text:s/>- <text:s/>homeobox a2, TCEB3B <text:s/>- <text:s/>transcription elongation factor b polypeptide 3b (elongin a2), SP5 <text:s/>- <text:s/>sp5 transcription factor, EIF2AK2 <text:s/>- <text:s/>eukaryotic translation initiation factor 2-alpha kinase 2, HOXA3 <text:s/>- <text:s/>homeobox a3, PIGV <text:s/>- <text:s/>phosphatidylinositol glycan anchor biosynthesis, class v, DIO2 <text:s/>- <text:s/>deiodinase, iodothyronine, type ii, SIX1 <text:s/>- <text:s/>six homeobox 1, HEY2 <text:s/>- <text:s/>hairy/enhancer-of-split related with yrpw motif 2, SIM2 <text:s/>- <text:s/>single-minded homolog 2 (drosophila), ZFPM1 <text:s/>- <text:s/>zinc finger protein, fog family member 1, RUNX3 <text:s/>- <text:s/>runt-related transcription factor 3, ZBTB32 <text:s/>- <text:s/>zinc finger and btb domain containing 32, SMARCA5 <text:s/>- <text:s/>swi/snf related, matrix associated, actin dependent regulator of chromatin, subfamily a, member 5, ZIC1 <text:s/>- <text:s/>zic family member 1, HNF4G <text:s/>- <text:s/>hepatocyte nuclear factor 4, gamma, GATA6 <text:s/>- <text:s/>gata binding protein 6, MED15 <text:s/>- <text:s/>mediator complex subunit 15, PRDM16 <text:s/>- <text:s/>pr domain containing 16, MBIP <text:s/>- <text:s/>map3k12 binding inhibitory protein 1, HDAC7 <text:s/>- <text:s/>histone deacetylase 7, ZIC3 <text:s/>- <text:s/>zic family member 3, RBBP6 <text:s/>- <text:s/>retinoblastoma binding protein 6, RUNX1T1 <text:s/>- <text:s/>runt-related transcription factor 1; translocated to, 1 (cyclin d-related), ZFHX4 <text:s/>- <text:s/>zinc finger homeobox 4, OSBPL6 <text:s/>- <text:s/>oxysterol binding protein-like 6, FOXQ1 <text:s/>- <text:s/>forkhead box q1, PKN2 <text:s/>- <text:s/>protein kinase n2, PARP10 <text:s/>- <text:s/>poly (adp-ribose) polymerase family, member 10, ERBB4 <text:s/>- <text:s/>v-erb-b2 avian erythroblastic leukemia viral oncogene homolog 4, CCND1 <text:s/>- <text:s/>cyclin d1, RRBP1 <text:s/>- <text:s/>ribosome binding protein 1, PIGF <text:s/>- <text:s/>phosphatidylinositol glycan anchor biosynthesis, class f, ZNF296 <text:s/>- <text:s/>zinc finger protein 29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cellular aromatic compound metabolic process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3568" calcext:value-type="float">
            <text:p>3568</text:p>
          </table:table-cell>
          <table:table-cell office:value-type="float" office:value="634" calcext:value-type="float">
            <text:p>6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[GFPT1 <text:s/>- <text:s/>glutamine--fructose-6-phosphate transaminase 1, CASZ1 <text:s/>- <text:s/>castor zinc finger 1, RBM39 <text:s/>- <text:s/>rna binding motif protein 39, TRMT1L <text:s/>- <text:s/>trna methyltransferase 1 homolog (s. cerevisiae)-like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ASCC3 <text:s/>- <text:s/>activating signal cointegrator 1 complex subunit 3, L3MBTL3 <text:s/>- <text:s/>l(3)mbt-like 3 (drosophila), OLA1 <text:s/>- <text:s/>obg-like atpase 1, MYOG <text:s/>- <text:s/>myogenin (myogenic factor 4), UGGT1 <text:s/>- <text:s/>udp-glucose glycoprotein glucosyltransferase 1, SOX5 <text:s/>- <text:s/>sry (sex determining region y)-box 5, LCOR <text:s/>- <text:s/>ligand dependent nuclear receptor corepressor, TSHZ1 <text:s/>- <text:s/>teashirt zinc finger homeobox 1, KDM2A <text:s/>- <text:s/>lysine (k)-specific demethylase 2a, ELF1 <text:s/>- <text:s/>e74-like factor 1 (ets domain transcription factor), ELAVL4 <text:s/>- <text:s/>elav (embryonic lethal, abnormal vision, drosophila)-like 4, TRIM22 <text:s/>- <text:s/>tripartite motif containing 22, PSMD14 <text:s/>- <text:s/>proteasome (prosome, macropain) 26s subunit, non-atpase, 14, BBX <text:s/>- <text:s/>bobby sox homolog (drosophila), TRMT10B <text:s/>- <text:s/>trna methyltransferase 10 homolog b (s. cerevisiae), GLIS1 <text:s/>- <text:s/>glis family zinc finger 1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PPA1 <text:s/>- <text:s/>pyrophosphatase (inorganic) 1, UBR5 <text:s/>- <text:s/>ubiquitin protein ligase e3 component n-recognin 5, SRRM1 <text:s/>- <text:s/>serine/arginine repetitive matrix 1, BNC2 <text:s/>- <text:s/>basonuclin 2, SMARCA2 <text:s/>- <text:s/>swi/snf related, matrix associated, actin dependent regulator of chromatin, subfamily a, member 2, KYNU <text:s/>- <text:s/>kynureninase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PDE5A <text:s/>- <text:s/>phosphodiesterase 5a, cgmp-specific, USF1 <text:s/>- <text:s/>upstream transcription factor 1, NCOA1 <text:s/>- <text:s/>nuclear receptor coactivator 1, HLX <text:s/>- <text:s/>h2.0-like homeobox, KDM2B <text:s/>- <text:s/>lysine (k)-specific demethylase 2b, SETD3 <text:s/>- <text:s/>set domain containing 3, LPXN <text:s/>- <text:s/>leupaxin, PPP2R2A <text:s/>- <text:s/>protein phosphatase 2, regulatory subunit b, alpha, HIPK1 <text:s/>- <text:s/>homeodomain interacting protein kinase 1, ZBTB18 <text:s/>- <text:s/>zinc finger and btb domain containing 18, FUT8 <text:s/>- <text:s/>fucosyltransferase 8 (alpha (1,6) fucosyltransferase), MSX1 <text:s/>- <text:s/>msh homeobox 1, BATF2 <text:s/>- <text:s/>basic leucine zipper transcription factor, atf-like 2, CITED2 <text:s/>- <text:s/>cbp/p300-interacting transactivator, with glu/asp-rich carboxy-terminal domain, 2, PAPOLG <text:s/>- <text:s/>poly(a) polymerase gamma, HOXA11 <text:s/>- <text:s/>homeobox a11, MYSM1 <text:s/>- <text:s/>myb-like, swirm and mpn domains 1, HOXB3 <text:s/>- <text:s/>homeobox b3, IRF9 <text:s/>- <text:s/>interferon regulatory factor 9, EYA4 <text:s/>- <text:s/>eyes absent homolog 4 (drosophila), EREG <text:s/>- <text:s/>epiregulin, ELMSAN1 <text:s/>- <text:s/>elm2 and myb/sant-like domain containing 1, STAT5A <text:s/>- <text:s/>signal transducer and activator of transcription 5a, NT5C3A <text:s/>- <text:s/>5'-nucleotidase, cytosolic iiia, STAT6 <text:s/>- <text:s/>signal transducer and activator of transcription 6, interleukin-4 induced, ESRRG <text:s/>- <text:s/>estrogen-related receptor gamma, ESR1 <text:s/>- <text:s/>estrogen receptor 1, HOXA4 <text:s/>- <text:s/>homeobox a4, BOD1L1 <text:s/>- <text:s/>biorientation of chromosomes in cell division 1-like 1, ETV1 <text:s/>- <text:s/>ets variant 1, TCEB3B <text:s/>- <text:s/>transcription elongation factor b polypeptide 3b (elongin a2), HOXA2 <text:s/>- <text:s/>homeobox a2, HOXA3 <text:s/>- <text:s/>homeobox a3, EIF2AK2 <text:s/>- <text:s/>eukaryotic translation initiation factor 2-alpha kinase 2, SP5 <text:s/>- <text:s/>sp5 transcription factor, ZFPM1 <text:s/>- <text:s/>zinc finger protein, fog family member 1, RUNX3 <text:s/>- <text:s/>runt-related transcription factor 3, HNF4G <text:s/>- <text:s/>hepatocyte nuclear factor 4, gamma, GATA6 <text:s/>- <text:s/>gata binding protein 6, WIBG <text:s/>- <text:s/>within bgcn homolog (drosophila), HNRNPC <text:s/>- <text:s/>heterogeneous nuclear ribonucleoprotein c (c1/c2), RUNX1T1 <text:s/>- <text:s/>runt-related transcription factor 1; translocated to, 1 (cyclin d-related), ZFHX4 <text:s/>- <text:s/>zinc finger homeobox 4, PKN2 <text:s/>- <text:s/>protein kinase n2, PARP10 <text:s/>- <text:s/>poly (adp-ribose) polymerase family, member 10, ERBB4 <text:s/>- <text:s/>v-erb-b2 avian erythroblastic leukemia viral oncogene homolog 4, ZNF296 <text:s/>- <text:s/>zinc finger protein 296, DTX3L <text:s/>- <text:s/>deltex 3-like (drosophila)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SREK1 <text:s/>- <text:s/>splicing regulatory glutamine/lysine-rich protein 1, POU6F2 <text:s/>- <text:s/>pou class 6 homeobox 2, SET <text:s/>- <text:s/>set nuclear oncogene, FLI1 <text:s/>- <text:s/>fli-1 proto-oncogene, ets transcription factor, NCOA7 <text:s/>- <text:s/>nuclear receptor coactivator 7, IDO1 <text:s/>- <text:s/>indoleamine 2,3-dioxygenase 1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ASH1L <text:s/>- <text:s/>ash1 (absent, small, or homeotic)-like (drosophila), ENTPD1 <text:s/>- <text:s/>ectonucleoside triphosphate diphosphohydrolase 1, UBE2L6 <text:s/>- <text:s/>ubiquitin-conjugating enzyme e2l 6, KHDRBS3 <text:s/>- <text:s/>kh domain containing, rna binding, signal transduction associated 3, PA2G4 <text:s/>- <text:s/>proliferation-associated 2g4, 38kda, LMO4 <text:s/>- <text:s/>lim domain only 4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TEAD1 <text:s/>- <text:s/>tea domain family member 1 (sv40 transcriptional enhancer factor), CBX4 <text:s/>- <text:s/>chromobox homolog 4, SMG7 <text:s/>- <text:s/>smg7 nonsense mediated mrna decay factor, RAD51AP1 <text:s/>- <text:s/>rad51 associated protein 1, ZNF366 <text:s/>- <text:s/>zinc finger protein 366, ISG20 <text:s/>- <text:s/>interferon stimulated exonuclease gene 20kda, ATXN1 <text:s/>- <text:s/>ataxin 1, WBP4 <text:s/>- <text:s/>ww domain binding protein 4, NR4A2 <text:s/>- <text:s/>nuclear receptor subfamily 4, group a, member 2, ENPP2 <text:s/>- <text:s/>ectonucleotide pyrophosphatase/phosphodiesterase 2, TARBP1 <text:s/>- <text:s/>tar (hiv-1) rna binding protein 1, CASK <text:s/>- <text:s/>calcium/calmodulin-dependent serine protein kinase (maguk family), MEIS2 <text:s/>- <text:s/>meis homeobox 2, MEIS1 <text:s/>- <text:s/>meis homeobox 1, UPF2 <text:s/>- <text:s/>upf2 regulator of nonsense transcripts homolog (yeast), CEBPD <text:s/>- <text:s/>ccaat/enhancer binding protein (c/ebp), delta, ZCCHC11 <text:s/>- <text:s/>zinc finger, cchc domain containing 11, KMO <text:s/>- <text:s/>kynurenine 3-monooxygenase (kynurenine 3-hydroxylase), HELT <text:s/>- <text:s/>helt bhlh transcription factor, TBX15 <text:s/>- <text:s/>t-box 15, MOXD1 <text:s/>- <text:s/>monooxygenase, dbh-like 1, TBX5 <text:s/>- <text:s/>t-box 5, ZEB2 <text:s/>- <text:s/>zinc finger e-box binding homeobox 2, PANK1 <text:s/>- <text:s/>pantothenate kinase 1, NUP54 <text:s/>- <text:s/>nucleoporin 54kda, PDE1A <text:s/>- <text:s/>phosphodiesterase 1a, calmodulin-dependent, TCF7L2 <text:s/>- <text:s/>transcription factor 7-like 2 (t-cell specific, hmg-box), IRF7 <text:s/>- <text:s/>interferon regulatory factor 7, PDE4D <text:s/>- <text:s/>phosphodiesterase 4d, camp-specific, PDE4A <text:s/>- <text:s/>phosphodiesterase 4a, camp-specific, EPC2 <text:s/>- <text:s/>enhancer of polycomb homolog 2 (drosophila), ETV7 <text:s/>- <text:s/>ets variant 7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NUP43 <text:s/>- <text:s/>nucleoporin 43kda, TBX19 <text:s/>- <text:s/>t-box 19, FRYL <text:s/>- <text:s/>fry-like, NFIX <text:s/>- <text:s/>nuclear factor i/x (ccaat-binding transcription factor), MKL1 <text:s/>- <text:s/>megakaryoblastic leukemia (translocation) 1, ZC3H12C <text:s/>- <text:s/>zinc finger ccch-type containing 12c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DLG4 <text:s/>- <text:s/>discs, large homolog 4 (drosophila), TFAP2A <text:s/>- <text:s/>transcription factor ap-2 alpha (activating enhancer binding protein 2 alpha), HARBI1 <text:s/>- <text:s/>harbinger transposase derived 1, NFIB <text:s/>- <text:s/>nuclear factor i/b, IKZF2 <text:s/>- <text:s/>ikaros family zinc finger 2 (helios), ISG15 <text:s/>- <text:s/>isg15 ubiquitin-like modifier, NFATC3 <text:s/>- <text:s/>nuclear factor of activated t-cells, cytoplasmic, calcineurin-dependent 3, PARP9 <text:s/>- <text:s/>poly (adp-ribose) polymerase family, member 9, DIO2 <text:s/>- <text:s/>deiodinase, iodothyronine, type ii, HEY2 <text:s/>- <text:s/>hairy/enhancer-of-split related with yrpw motif 2, SIX1 <text:s/>- <text:s/>six homeobox 1, SIM2 <text:s/>- <text:s/>single-minded homolog 2 (drosophila), ZBTB32 <text:s/>- <text:s/>zinc finger and btb domain containing 32, DNASE1L3 <text:s/>- <text:s/>deoxyribonuclease i-like 3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MBIP <text:s/>- <text:s/>map3k12 binding inhibitory protein 1, HDAC7 <text:s/>- <text:s/>histone deacetylase 7, CTNNBL1 <text:s/>- <text:s/>catenin, beta like 1, RBBP6 <text:s/>- <text:s/>retinoblastoma binding protein 6, ZIC3 <text:s/>- <text:s/>zic family member 3, FOXQ1 <text:s/>- <text:s/>forkhead box q1, BCL2 <text:s/>- <text:s/>b-cell cll/lymphoma 2, CCND1 <text:s/>- <text:s/>cyclin d1, RBMS2 <text:s/>- <text:s/>rna binding motif, single stranded interacting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8</text:p>
          </table:table-cell>
          <table:table-cell office:value-type="string" calcext:value-type="string">
            <text:p>negative regulation of immune effector process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343" calcext:value-type="float">
            <text:p>0.0343</text:p>
          </table:table-cell>
          <table:table-cell office:value-type="float" office:value="3.19" calcext:value-type="float">
            <text:p>3.19</text:p>
          </table:table-cell>
          <table:table-cell office:value-type="float" office:value="13954" calcext:value-type="float">
            <text:p>13954</text:p>
          </table:table-cell>
          <table:table-cell office:value-type="float" office:value="76" calcext:value-type="float">
            <text:p>76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BST2 <text:s/>- <text:s/>bone marrow stromal cell antigen 2, IFIT1 <text:s/>- <text:s/>interferon-induced protein with tetratricopeptide repeats 1, TNFSF4 <text:s/>- <text:s/>tumor necrosis factor (ligand) superfamily, member 4, DHX58 <text:s/>- <text:s/>dexh (asp-glu-x-his) box polypeptide 58, IL2 <text:s/>- <text:s/>interleukin 2, EIF2AK2 <text:s/>- <text:s/>eukaryotic translation initiation factor 2-alpha kinase 2, NDFIP1 <text:s/>- <text:s/>nedd4 family interacting protein 1, IFNB1 <text:s/>- <text:s/>interferon, beta 1, fibroblast, FOXF1 <text:s/>- <text:s/>forkhead box f1, HLX <text:s/>- <text:s/>h2.0-like homeobox, CD96 <text:s/>- <text:s/>cd96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776</text:p>
          </table:table-cell>
          <table:table-cell office:value-type="string" calcext:value-type="string">
            <text:p>leukocyte homeostasis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346" calcext:value-type="float">
            <text:p>0.0346</text:p>
          </table:table-cell>
          <table:table-cell office:value-type="float" office:value="4.09" calcext:value-type="float">
            <text:p>4.09</text:p>
          </table:table-cell>
          <table:table-cell office:value-type="float" office:value="13954" calcext:value-type="float">
            <text:p>13954</text:p>
          </table:table-cell>
          <table:table-cell office:value-type="float" office:value="43" calcext:value-type="float">
            <text:p>43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SOS1 <text:s/>- <text:s/>son of sevenless homolog 1 (drosophila), RC3H2 <text:s/>- <text:s/>ring finger and ccch-type domains 2, BCL2 <text:s/>- <text:s/>b-cell cll/lymphoma 2, BAK1 <text:s/>- <text:s/>bcl2-antagonist/killer 1, TNFSF13B <text:s/>- <text:s/>tumor necrosis factor (ligand) superfamily, member 13b, TNFRSF17 <text:s/>- <text:s/>tumor necrosis factor receptor superfamily, member 17, DOCK10 <text:s/>- <text:s/>dedicator of cytokinesis 10, SLC40A1 <text:s/>- <text:s/>solute carrier family 40 (iron-regulated transporter),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macromolecule metabolic process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352" calcext:value-type="float">
            <text:p>0.0352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5728" calcext:value-type="float">
            <text:p>5728</text:p>
          </table:table-cell>
          <table:table-cell office:value-type="float" office:value="634" calcext:value-type="float">
            <text:p>6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CASZ1 <text:s/>- <text:s/>castor zinc finger 1, RBM39 <text:s/>- <text:s/>rna binding motif protein 39, RNF43 <text:s/>- <text:s/>ring finger protein 43, TRMT1L <text:s/>- <text:s/>trna methyltransferase 1 homolog (s. cerevisiae)-like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NRN1 <text:s/>- <text:s/>neuritin 1, PHOSPHO2-KLHL23 <text:s/>- <text:s/>phospho2-klhl23 readthrough, ASCC3 <text:s/>- <text:s/>activating signal cointegrator 1 complex subunit 3, L3MBTL3 <text:s/>- <text:s/>l(3)mbt-like 3 (drosophila), TLR7 <text:s/>- <text:s/>toll-like receptor 7, LMO7 <text:s/>- <text:s/>lim domain 7, MYOG <text:s/>- <text:s/>myogenin (myogenic factor 4), UGGT1 <text:s/>- <text:s/>udp-glucose glycoprotein glucosyltransferase 1, BLK <text:s/>- <text:s/>b lymphoid tyrosine kinase, CFLAR <text:s/>- <text:s/>casp8 and fadd-like apoptosis regulator, SOX5 <text:s/>- <text:s/>sry (sex determining region y)-box 5, PTPDC1 <text:s/>- <text:s/>protein tyrosine phosphatase domain containing 1, TRIM6 <text:s/>- <text:s/>tripartite motif containing 6, TSHZ1 <text:s/>- <text:s/>teashirt zinc finger homeobox 1, LCOR <text:s/>- <text:s/>ligand dependent nuclear receptor corepressor, SOS1 <text:s/>- <text:s/>son of sevenless homolog 1 (drosophila), KDM2A <text:s/>- <text:s/>lysine (k)-specific demethylase 2a, ELF1 <text:s/>- <text:s/>e74-like factor 1 (ets domain transcription factor), ELAVL4 <text:s/>- <text:s/>elav (embryonic lethal, abnormal vision, drosophila)-like 4, TRIM22 <text:s/>- <text:s/>tripartite motif containing 22, PSMD14 <text:s/>- <text:s/>proteasome (prosome, macropain) 26s subunit, non-atpase, 14, BBX <text:s/>- <text:s/>bobby sox homolog (drosophila), TRMT10B <text:s/>- <text:s/>trna methyltransferase 10 homolog b (s. cerevisiae), GLIS1 <text:s/>- <text:s/>glis family zinc finger 1, ADAR <text:s/>- <text:s/>adenosine deaminase, rna-specific, ADAM10 <text:s/>- <text:s/>adam metallopeptidase domain 10, PPARGC1A <text:s/>- <text:s/>peroxisome proliferator-activated receptor gamma, coactivator 1 alpha, MYB <text:s/>- <text:s/>v-myb avian myeloblastosis viral oncogene homolog, RNASEL <text:s/>- <text:s/>ribonuclease l (2',5'-oligoisoadenylate synthetase-dependent), KRT10 <text:s/>- <text:s/>keratin 10, PPA1 <text:s/>- <text:s/>pyrophosphatase (inorganic) 1, CTDSP2 <text:s/>- <text:s/>ctd (carboxy-terminal domain, rna polymerase ii, polypeptide a) small phosphatase 2, HERC3 <text:s/>- <text:s/>hect and rld domain containing e3 ubiquitin protein ligase 3, UBR5 <text:s/>- <text:s/>ubiquitin protein ligase e3 component n-recognin 5, SRRM1 <text:s/>- <text:s/>serine/arginine repetitive matrix 1, MUSK <text:s/>- <text:s/>muscle, skeletal, receptor tyrosine kinase, BNC2 <text:s/>- <text:s/>basonuclin 2, SMARCA2 <text:s/>- <text:s/>swi/snf related, matrix associated, actin dependent regulator of chromatin, subfamily a, member 2, LRPPRC <text:s/>- <text:s/>leucine-rich pentatricopeptide repeat containing, KMT2C <text:s/>- <text:s/>lysine (k)-specific methyltransferase 2c, MYCBP2 <text:s/>- <text:s/>myc binding protein 2, e3 ubiquitin protein ligase, COL19A1 <text:s/>- <text:s/>collagen, type xix, alpha 1, COL12A1 <text:s/>- <text:s/>collagen, type xii, alpha 1, KDM4C <text:s/>- <text:s/>lysine (k)-specific demethylase 4c, SOCS1 <text:s/>- <text:s/>suppressor of cytokine signaling 1, USF1 <text:s/>- <text:s/>upstream transcription factor 1, NCOA1 <text:s/>- <text:s/>nuclear receptor coactivator 1, CDK19 <text:s/>- <text:s/>cyclin-dependent kinase 19, KDM2B <text:s/>- <text:s/>lysine (k)-specific demethylase 2b, HLX <text:s/>- <text:s/>h2.0-like homeobox, ARHGEF6 <text:s/>- <text:s/>rac/cdc42 guanine nucleotide exchange factor (gef) 6, SETD3 <text:s/>- <text:s/>set domain containing 3, RASGRP3 <text:s/>- <text:s/>ras guanyl releasing protein 3 (calcium and dag-regulated), PDCD6IP <text:s/>- <text:s/>programmed cell death 6 interacting protein, TAB2 <text:s/>- <text:s/>tgf-beta activated kinase 1/map3k7 binding protein 2, LPXN <text:s/>- <text:s/>leupaxin, MARCH1 <text:s/>- <text:s/>membrane-associated ring finger (c3hc4) 1, e3 ubiquitin protein ligase, GRAP2 <text:s/>- <text:s/>grb2-related adaptor protein 2, RPN2 <text:s/>- <text:s/>ribophorin ii, PPP2R2A <text:s/>- <text:s/>protein phosphatase 2, regulatory subunit b, alpha, HIPK1 <text:s/>- <text:s/>homeodomain interacting protein kinase 1, HPSE2 <text:s/>- <text:s/>heparanase 2, ZBTB18 <text:s/>- <text:s/>zinc finger and btb domain containing 18, PPP2R2B <text:s/>- <text:s/>protein phosphatase 2, regulatory subunit b, beta, HGF <text:s/>- <text:s/>hepatocyte growth factor (hepapoietin a; scatter factor), FUT8 <text:s/>- <text:s/>fucosyltransferase 8 (alpha (1,6) fucosyltransferase), MSX1 <text:s/>- <text:s/>msh homeobox 1, CYLD <text:s/>- <text:s/>cylindromatosis (turban tumor syndrome), B3GALT2 <text:s/>- <text:s/>udp-gal:betaglcnac beta 1,3-galactosyltransferase, polypeptide 2, STK4 <text:s/>- <text:s/>serine/threonine kinase 4, BATF2 <text:s/>- <text:s/>basic leucine zipper transcription factor, atf-like 2, SH3GLB1 <text:s/>- <text:s/>sh3-domain grb2-like endophilin b1, CITED2 <text:s/>- <text:s/>cbp/p300-interacting transactivator, with glu/asp-rich carboxy-terminal domain, 2, PAPOLG <text:s/>- <text:s/>poly(a) polymerase gamma, MYSM1 <text:s/>- <text:s/>myb-like, swirm and mpn domains 1, HOXA11 <text:s/>- <text:s/>homeobox a11, IRF9 <text:s/>- <text:s/>interferon regulatory factor 9, HOXB3 <text:s/>- <text:s/>homeobox b3, EYA4 <text:s/>- <text:s/>eyes absent homolog 4 (drosophila), ELMSAN1 <text:s/>- <text:s/>elm2 and myb/sant-like domain containing 1, EREG <text:s/>- <text:s/>epiregulin, KLHL32 <text:s/>- <text:s/>kelch-like family member 32, STAT5A <text:s/>- <text:s/>signal transducer and activator of transcription 5a, STAT6 <text:s/>- <text:s/>signal transducer and activator of transcription 6, interleukin-4 induced, NOD1 <text:s/>- <text:s/>nucleotide-binding oligomerization domain containing 1, ESRRG <text:s/>- <text:s/>estrogen-related receptor gamma, CAMK1G <text:s/>- <text:s/>calcium/calmodulin-dependent protein kinase ig, ESR1 <text:s/>- <text:s/>estrogen receptor 1, BOD1L1 <text:s/>- <text:s/>biorientation of chromosomes in cell division 1-like 1, HOXA4 <text:s/>- <text:s/>homeobox a4, ETV1 <text:s/>- <text:s/>ets variant 1, HOXA2 <text:s/>- <text:s/>homeobox a2, TCEB3B <text:s/>- <text:s/>transcription elongation factor b polypeptide 3b (elongin a2), SP5 <text:s/>- <text:s/>sp5 transcription factor, HOXA3 <text:s/>- <text:s/>homeobox a3, EIF2AK2 <text:s/>- <text:s/>eukaryotic translation initiation factor 2-alpha kinase 2, ADAM15 <text:s/>- <text:s/>adam metallopeptidase domain 15, PIGV <text:s/>- <text:s/>phosphatidylinositol glycan anchor biosynthesis, class v, ZFPM1 <text:s/>- <text:s/>zinc finger protein, fog family member 1, RUNX3 <text:s/>- <text:s/>runt-related transcription factor 3, MAPK10 <text:s/>- <text:s/>mitogen-activated protein kinase 10, FBXO7 <text:s/>- <text:s/>f-box protein 7, TNFSF15 <text:s/>- <text:s/>tumor necrosis factor (ligand) superfamily, member 15, DDI2 <text:s/>- <text:s/>dna-damage inducible 1 homolog 2 (s. cerevisiae), HNF4G <text:s/>- <text:s/>hepatocyte nuclear factor 4, gamma, GATA6 <text:s/>- <text:s/>gata binding protein 6, WIBG <text:s/>- <text:s/>within bgcn homolog (drosophila), HNRNPC <text:s/>- <text:s/>heterogeneous nuclear ribonucleoprotein c (c1/c2), TRIM21 <text:s/>- <text:s/>tripartite motif containing 21, RUNX1T1 <text:s/>- <text:s/>runt-related transcription factor 1; translocated to, 1 (cyclin d-related), ZFHX4 <text:s/>- <text:s/>zinc finger homeobox 4, PKN2 <text:s/>- <text:s/>protein kinase n2, TLK2 <text:s/>- <text:s/>tousled-like kinase 2, PARP10 <text:s/>- <text:s/>poly (adp-ribose) polymerase family, member 10, NEGR1 <text:s/>- <text:s/>neuronal growth regulator 1, ERBB4 <text:s/>- <text:s/>v-erb-b2 avian erythroblastic leukemia viral oncogene homolog 4, STT3B <text:s/>- <text:s/>stt3b, subunit of the oligosaccharyltransferase complex (catalytic), RRBP1 <text:s/>- <text:s/>ribosome binding protein 1, ZNF296 <text:s/>- <text:s/>zinc finger protein 296, BACE2 <text:s/>- <text:s/>beta-site app-cleaving enzyme 2, PAPPA <text:s/>- <text:s/>pregnancy-associated plasma protein a, pappalysin 1, IL15 <text:s/>- <text:s/>interleukin 15, USP18 <text:s/>- <text:s/>ubiquitin specific peptidase 18, DTX3L <text:s/>- <text:s/>deltex 3-like (drosophila), BIRC2 <text:s/>- <text:s/>baculoviral iap repeat containing 2, ARID4B <text:s/>- <text:s/>at rich interactive domain 4b (rbp1-like), ZNF385A <text:s/>- <text:s/>zinc finger protein 385a, TCF15 <text:s/>- <text:s/>transcription factor 15 (basic helix-loop-helix), PAX3 <text:s/>- <text:s/>paired box 3, PAX9 <text:s/>- <text:s/>paired box 9, METAP1D <text:s/>- <text:s/>methionyl aminopeptidase type 1d (mitochondrial), POU6F2 <text:s/>- <text:s/>pou class 6 homeobox 2, SREK1 <text:s/>- <text:s/>splicing regulatory glutamine/lysine-rich protein 1, SET <text:s/>- <text:s/>set nuclear oncogene, FLI1 <text:s/>- <text:s/>fli-1 proto-oncogene, ets transcription factor, INHBA <text:s/>- <text:s/>inhibin, beta a, OSM <text:s/>- <text:s/>oncostatin m, NCOA7 <text:s/>- <text:s/>nuclear receptor coactivator 7, LMO3 <text:s/>- <text:s/>lim domain only 3 (rhombotin-like 2), RSF1 <text:s/>- <text:s/>remodeling and spacing factor 1, OTX1 <text:s/>- <text:s/>orthodenticle homeobox 1, MLLT3 <text:s/>- <text:s/>myeloid/lymphoid or mixed-lineage leukemia (trithorax homolog, drosophila); translocated to, 3, BCL11A <text:s/>- <text:s/>b-cell cll/lymphoma 11a (zinc finger protein), MAP4K3 <text:s/>- <text:s/>mitogen-activated protein kinase kinase kinase kinase 3, MAP3K11 <text:s/>- <text:s/>mitogen-activated protein kinase kinase kinase 11, ASH1L <text:s/>- <text:s/>ash1 (absent, small, or homeotic)-like (drosophila), ZSWIM2 <text:s/>- <text:s/>zinc finger, swim-type containing 2, UBE2L6 <text:s/>- <text:s/>ubiquitin-conjugating enzyme e2l 6, PSMA3 <text:s/>- <text:s/>proteasome (prosome, macropain) subunit, alpha type, 3, PSMB10 <text:s/>- <text:s/>proteasome (prosome, macropain) subunit, beta type, 10, KHDRBS3 <text:s/>- <text:s/>kh domain containing, rna binding, signal transduction associated 3, IL2 <text:s/>- <text:s/>interleukin 2, KLHL13 <text:s/>- <text:s/>kelch-like family member 13, RNF24 <text:s/>- <text:s/>ring finger protein 24, PA2G4 <text:s/>- <text:s/>proliferation-associated 2g4, 38kda, LMO4 <text:s/>- <text:s/>lim domain only 4, RNF19A <text:s/>- <text:s/>ring finger protein 19a, e3 ubiquitin protein ligase, FOXF1 <text:s/>- <text:s/>forkhead box f1, OMD <text:s/>- <text:s/>osteomodulin, FOXG1 <text:s/>- <text:s/>forkhead box g1, HECTD2 <text:s/>- <text:s/>hect domain containing e3 ubiquitin protein ligase 2, RCHY1 <text:s/>- <text:s/>ring finger and chy zinc finger domain containing 1, e3 ubiquitin protein ligase, SP9 <text:s/>- <text:s/>sp9 transcription factor, YRDC <text:s/>- <text:s/>yrdc domain containing (e. coli), TEAD1 <text:s/>- <text:s/>tea domain family member 1 (sv40 transcriptional enhancer factor), CBX4 <text:s/>- <text:s/>chromobox homolog 4, SMG7 <text:s/>- <text:s/>smg7 nonsense mediated mrna decay factor, RAD51AP1 <text:s/>- <text:s/>rad51 associated protein 1, UBR4 <text:s/>- <text:s/>ubiquitin protein ligase e3 component n-recognin 4, MARCH11 <text:s/>- <text:s/>membrane-associated ring finger (c3hc4) 11, ZNF366 <text:s/>- <text:s/>zinc finger protein 366, MAP4K5 <text:s/>- <text:s/>mitogen-activated protein kinase kinase kinase kinase 5, ISG20 <text:s/>- <text:s/>interferon stimulated exonuclease gene 20kda, ROR1 <text:s/>- <text:s/>receptor tyrosine kinase-like orphan receptor 1, ATXN1 <text:s/>- <text:s/>ataxin 1, PDGFRB <text:s/>- <text:s/>platelet-derived growth factor receptor, beta polypeptide, WBP4 <text:s/>- <text:s/>ww domain binding protein 4, FGF1 <text:s/>- <text:s/>fibroblast growth factor 1 (acidic), PTGER4 <text:s/>- <text:s/>prostaglandin e receptor 4 (subtype ep4), NR4A2 <text:s/>- <text:s/>nuclear receptor subfamily 4, group a, member 2, ENPP2 <text:s/>- <text:s/>ectonucleotide pyrophosphatase/phosphodiesterase 2, MKNK1 <text:s/>- <text:s/>map kinase interacting serine/threonine kinase 1, PDK3 <text:s/>- <text:s/>pyruvate dehydrogenase kinase, isozyme 3, FGA <text:s/>- <text:s/>fibrinogen alpha chain, CASK <text:s/>- <text:s/>calcium/calmodulin-dependent serine protein kinase (maguk family), TARBP1 <text:s/>- <text:s/>tar (hiv-1) rna binding protein 1, MEIS2 <text:s/>- <text:s/>meis homeobox 2, ITGB1 <text:s/>- <text:s/>integrin, beta 1 (fibronectin receptor, beta polypeptide, antigen cd29 includes mdf2, msk12), MEIS1 <text:s/>- <text:s/>meis homeobox 1, UPF2 <text:s/>- <text:s/>upf2 regulator of nonsense transcripts homolog (yeast), HABP2 <text:s/>- <text:s/>hyaluronan binding protein 2, PTK2 <text:s/>- <text:s/>protein tyrosine kinase 2, CEBPD <text:s/>- <text:s/>ccaat/enhancer binding protein (c/ebp), delta, MAP3K5 <text:s/>- <text:s/>mitogen-activated protein kinase kinase kinase 5, ADAMTS6 <text:s/>- <text:s/>adam metallopeptidase with thrombospondin type 1 motif, 6, ZCCHC11 <text:s/>- <text:s/>zinc finger, cchc domain containing 11, HELT <text:s/>- <text:s/>helt bhlh transcription factor, CDK6 <text:s/>- <text:s/>cyclin-dependent kinase 6, USP42 <text:s/>- <text:s/>ubiquitin specific peptidase 42, TBX15 <text:s/>- <text:s/>t-box 15, TBX5 <text:s/>- <text:s/>t-box 5, MEP1B <text:s/>- <text:s/>meprin a, beta, SIK3 <text:s/>- <text:s/>sik family kinase 3, PCMT1 <text:s/>- <text:s/>protein-l-isoaspartate (d-aspartate) o-methyltransferase, NCSTN <text:s/>- <text:s/>nicastrin, ZEB2 <text:s/>- <text:s/>zinc finger e-box binding homeobox 2, NUP54 <text:s/>- <text:s/>nucleoporin 54kda, TCF7L2 <text:s/>- <text:s/>transcription factor 7-like 2 (t-cell specific, hmg-box), CNTN4 <text:s/>- <text:s/>contactin 4, IRF7 <text:s/>- <text:s/>interferon regulatory factor 7, CTTNBP2NL <text:s/>- <text:s/>cttnbp2 n-terminal like, PTPRB <text:s/>- <text:s/>protein tyrosine phosphatase, receptor type, b, NRD1 <text:s/>- <text:s/>nardilysin (n-arginine dibasic convertase), PTPRF <text:s/>- <text:s/>protein tyrosine phosphatase, receptor type, f, EPC2 <text:s/>- <text:s/>enhancer of polycomb homolog 2 (drosophila), PTPRR <text:s/>- <text:s/>protein tyrosine phosphatase, receptor type, r, FBXW7 <text:s/>- <text:s/>f-box and wd repeat domain containing 7, e3 ubiquitin protein ligase, ETV7 <text:s/>- <text:s/>ets variant 7, TLE4 <text:s/>- <text:s/>transducin-like enhancer of split 4 (e(sp1) homolog, drosophila), BSX <text:s/>- <text:s/>brain-specific homeobox, CHML <text:s/>- <text:s/>choroideremia-like (rab escort protein 2), TBX21 <text:s/>- <text:s/>t-box 21, NMI <text:s/>- <text:s/>n-myc (and stat) interactor, ATF3 <text:s/>- <text:s/>activating transcription factor 3, HMGN5 <text:s/>- <text:s/>high mobility group nucleosome binding domain 5, TRIM5 <text:s/>- <text:s/>tripartite motif containing 5, MBNL1 <text:s/>- <text:s/>muscleblind-like splicing regulator 1, ERAP2 <text:s/>- <text:s/>endoplasmic reticulum aminopeptidase 2, ID3 <text:s/>- <text:s/>inhibitor of dna binding 3, dominant negative helix-loop-helix protein, HDAC4 <text:s/>- <text:s/>histone deacetylase 4, NUP43 <text:s/>- <text:s/>nucleoporin 43kda, DUSP5 <text:s/>- <text:s/>dual specificity phosphatase 5, TBX19 <text:s/>- <text:s/>t-box 19, FRYL <text:s/>- <text:s/>fry-like, MKL1 <text:s/>- <text:s/>megakaryoblastic leukemia (translocation) 1, NFIX <text:s/>- <text:s/>nuclear factor i/x (ccaat-binding transcription factor), ZC3H12C <text:s/>- <text:s/>zinc finger ccch-type containing 12c, MAP3K19 <text:s/>- <text:s/>mitogen-activated protein kinase kinase kinase 19, STYK1 <text:s/>- <text:s/>serine/threonine/tyrosine kinase 1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SOCS7 <text:s/>- <text:s/>suppressor of cytokine signaling 7, TFAP2D <text:s/>- <text:s/>transcription factor ap-2 delta (activating enhancer binding protein 2 delta), PITX2 <text:s/>- <text:s/>paired-like homeodomain 2, RC3H2 <text:s/>- <text:s/>ring finger and ccch-type domains 2, MTF2 <text:s/>- <text:s/>metal response element binding transcription factor 2, NEK2 <text:s/>- <text:s/>nima-related kinase 2, DLG4 <text:s/>- <text:s/>discs, large homolog 4 (drosophila), BAK1 <text:s/>- <text:s/>bcl2-antagonist/killer 1, KLHL3 <text:s/>- <text:s/>kelch-like family member 3, CLTC <text:s/>- <text:s/>clathrin, heavy chain (hc), TFAP2A <text:s/>- <text:s/>transcription factor ap-2 alpha (activating enhancer binding protein 2 alpha), HARBI1 <text:s/>- <text:s/>harbinger transposase derived 1, B2M <text:s/>- <text:s/>beta-2-microglobulin, CPEB4 <text:s/>- <text:s/>cytoplasmic polyadenylation element binding protein 4, NFIB <text:s/>- <text:s/>nuclear factor i/b, IKZF2 <text:s/>- <text:s/>ikaros family zinc finger 2 (helios), ISG15 <text:s/>- <text:s/>isg15 ubiquitin-like modifier, ST3GAL4 <text:s/>- <text:s/>st3 beta-galactoside alpha-2,3-sialyltransferase 4, NFATC3 <text:s/>- <text:s/>nuclear factor of activated t-cells, cytoplasmic, calcineurin-dependent 3, PARP9 <text:s/>- <text:s/>poly (adp-ribose) polymerase family, member 9, DIO2 <text:s/>- <text:s/>deiodinase, iodothyronine, type ii, FKBP7 <text:s/>- <text:s/>fk506 binding protein 7, SIX1 <text:s/>- <text:s/>six homeobox 1, HEY2 <text:s/>- <text:s/>hairy/enhancer-of-split related with yrpw motif 2, SIM2 <text:s/>- <text:s/>single-minded homolog 2 (drosophila), DNASE1L3 <text:s/>- <text:s/>deoxyribonuclease i-like 3, ZBTB32 <text:s/>- <text:s/>zinc finger and btb domain containing 32, SMARCA5 <text:s/>- <text:s/>swi/snf related, matrix associated, actin dependent regulator of chromatin, subfamily a, member 5, ZIC1 <text:s/>- <text:s/>zic family member 1, MED15 <text:s/>- <text:s/>mediator complex subunit 15, PRDM16 <text:s/>- <text:s/>pr domain containing 16, MBIP <text:s/>- <text:s/>map3k12 binding inhibitory protein 1, HDAC7 <text:s/>- <text:s/>histone deacetylase 7, CTNNBL1 <text:s/>- <text:s/>catenin, beta like 1, FKBP9 <text:s/>- <text:s/>fk506 binding protein 9, 63 kda, ZIC3 <text:s/>- <text:s/>zic family member 3, RBBP6 <text:s/>- <text:s/>retinoblastoma binding protein 6, FOXQ1 <text:s/>- <text:s/>forkhead box q1, DAPP1 <text:s/>- <text:s/>dual adaptor of phosphotyrosine and 3-phosphoinositides, YES1 <text:s/>- <text:s/>v-yes-1 yamaguchi sarcoma viral oncogene homolog 1, NEDD4 <text:s/>- <text:s/>neural precursor cell expressed, developmentally down-regulated 4, e3 ubiquitin protein ligase, BCL2 <text:s/>- <text:s/>b-cell cll/lymphoma 2, THBS1 <text:s/>- <text:s/>thrombospondin 1, CCND1 <text:s/>- <text:s/>cyclin d1, RBMS2 <text:s/>- <text:s/>rna binding motif, single stranded interacting protein 2, LSR <text:s/>- <text:s/>lipolysis stimulated lipoprotein receptor, PIGF <text:s/>- <text:s/>phosphatidylinositol glycan anchor biosynthesis, class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236</text:p>
          </table:table-cell>
          <table:table-cell office:value-type="string" calcext:value-type="string">
            <text:p>regulation of extrinsic apoptotic signaling pathway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358" calcext:value-type="float">
            <text:p>0.0358</text:p>
          </table:table-cell>
          <table:table-cell office:value-type="float" office:value="2.6" calcext:value-type="float">
            <text:p>2.6</text:p>
          </table:table-cell>
          <table:table-cell office:value-type="float" office:value="13954" calcext:value-type="float">
            <text:p>13954</text:p>
          </table:table-cell>
          <table:table-cell office:value-type="float" office:value="127" calcext:value-type="float">
            <text:p>127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ZSWIM2 <text:s/>- <text:s/>zinc finger, swim-type containing 2, EYA4 <text:s/>- <text:s/>eyes absent homolog 4 (drosophila), CFLAR <text:s/>- <text:s/>casp8 and fadd-like apoptosis regulator, INHBA <text:s/>- <text:s/>inhibin, beta a, NRP1 <text:s/>- <text:s/>neuropilin 1, TCF7L2 <text:s/>- <text:s/>transcription factor 7-like 2 (t-cell specific, hmg-box), HGF <text:s/>- <text:s/>hepatocyte growth factor (hepapoietin a; scatter factor), BCL2 <text:s/>- <text:s/>b-cell cll/lymphoma 2, FGA <text:s/>- <text:s/>fibrinogen alpha chain, THBS1 <text:s/>- <text:s/>thrombospondin 1, IL7 <text:s/>- <text:s/>interleukin 7, CYLD <text:s/>- <text:s/>cylindromatosis (turban tumor syndrome), ITGA6 <text:s/>- <text:s/>integrin, alpha 6, ATF3 <text:s/>- <text:s/>activating transcription factor 3, STK4 <text:s/>- <text:s/>serine/threonine kinase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548</text:p>
          </table:table-cell>
          <table:table-cell office:value-type="string" calcext:value-type="string">
            <text:p>negative regulation of cell death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723" calcext:value-type="float">
            <text:p>723</text:p>
          </table:table-cell>
          <table:table-cell office:value-type="float" office:value="634" calcext:value-type="float">
            <text:p>6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IFIT3 <text:s/>- <text:s/>interferon-induced protein with tetratricopeptide repeats 3, BIRC2 <text:s/>- <text:s/>baculoviral iap repeat containing 2, ZNF385A <text:s/>- <text:s/>zinc finger protein 385a, FLT3LG <text:s/>- <text:s/>fms-related tyrosine kinase 3 ligand, KDM2B <text:s/>- <text:s/>lysine (k)-specific demethylase 2b, SET <text:s/>- <text:s/>set nuclear oncogene, NRP1 <text:s/>- <text:s/>neuropilin 1, CD74 <text:s/>- <text:s/>cd74 molecule, major histocompatibility complex, class ii invariant chain, IDO1 <text:s/>- <text:s/>indoleamine 2,3-dioxygenase 1, HMGN5 <text:s/>- <text:s/>high mobility group nucleosome binding domain 5, BDNF <text:s/>- <text:s/>brain-derived neurotrophic factor, FMN2 <text:s/>- <text:s/>formin 2, IL2 <text:s/>- <text:s/>interleukin 2, CFLAR <text:s/>- <text:s/>casp8 and fadd-like apoptosis regulator, PA2G4 <text:s/>- <text:s/>proliferation-associated 2g4, 38kda, SLC40A1 <text:s/>- <text:s/>solute carrier family 40 (iron-regulated transporter), member 1, HGF <text:s/>- <text:s/>hepatocyte growth factor (hepapoietin a; scatter factor), CD27 <text:s/>- <text:s/>cd27 molecule, CBX4 <text:s/>- <text:s/>chromobox homolog 4, MSX1 <text:s/>- <text:s/>msh homeobox 1, IL7 <text:s/>- <text:s/>interleukin 7, CCL21 <text:s/>- <text:s/>chemokine (c-c motif) ligand 21, CITED2 <text:s/>- <text:s/>cbp/p300-interacting transactivator, with glu/asp-rich carboxy-terminal domain, 2, TFAP2D <text:s/>- <text:s/>transcription factor ap-2 delta (activating enhancer binding protein 2 delta), PROK2 <text:s/>- <text:s/>prokineticin 2, EYA4 <text:s/>- <text:s/>eyes absent homolog 4 (drosophila), TFAP2A <text:s/>- <text:s/>transcription factor ap-2 alpha (activating enhancer binding protein 2 alpha), PDGFRB <text:s/>- <text:s/>platelet-derived growth factor receptor, beta polypeptide, ADAR <text:s/>- <text:s/>adenosine deaminase, rna-specific, CPEB4 <text:s/>- <text:s/>cytoplasmic polyadenylation element binding protein 4, PPARGC1A <text:s/>- <text:s/>peroxisome proliferator-activated receptor gamma, coactivator 1 alpha, NR4A2 <text:s/>- <text:s/>nuclear receptor subfamily 4, group a, member 2, FGA <text:s/>- <text:s/>fibrinogen alpha chain, EIF2AK2 <text:s/>- <text:s/>eukaryotic translation initiation factor 2-alpha kinase 2, AAMDC <text:s/>- <text:s/>adipogenesis associated, mth938 domain containing, ITGB1 <text:s/>- <text:s/>integrin, beta 1 (fibronectin receptor, beta polypeptide, antigen cd29 includes mdf2, msk12), FNIP1 <text:s/>- <text:s/>folliculin interacting protein 1, HEY2 <text:s/>- <text:s/>hairy/enhancer-of-split related with yrpw motif 2, SIX1 <text:s/>- <text:s/>six homeobox 1, PTK2 <text:s/>- <text:s/>protein tyrosine kinase 2, CNTFR <text:s/>- <text:s/>ciliary neurotrophic factor receptor, SERPINB13 <text:s/>- <text:s/>serpin peptidase inhibitor, clade b (ovalbumin), member 13, FBXO7 <text:s/>- <text:s/>f-box protein 7, GATA6 <text:s/>- <text:s/>gata binding protein 6, TCF7L2 <text:s/>- <text:s/>transcription factor 7-like 2 (t-cell specific, hmg-box), BCL2A1 <text:s/>- <text:s/>bcl2-related protein a1, BCL2 <text:s/>- <text:s/>b-cell cll/lymphoma 2, IRF7 <text:s/>- <text:s/>interferon regulatory factor 7, THBS1 <text:s/>- <text:s/>thrombospondin 1, TNFAIP8 <text:s/>- <text:s/>tumor necrosis factor, alpha-induced protein 8, ERBB4 <text:s/>- <text:s/>v-erb-b2 avian erythroblastic leukemia viral oncogene homolog 4, ITGA6 <text:s/>- <text:s/>integrin, alpha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regulation of protein modification process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382" calcext:value-type="float">
            <text:p>0.0382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347" calcext:value-type="float">
            <text:p>1347</text:p>
          </table:table-cell>
          <table:table-cell office:value-type="float" office:value="634" calcext:value-type="float">
            <text:p>6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KDM4C <text:s/>- <text:s/>lysine (k)-specific demethylase 4c, IL15 <text:s/>- <text:s/>interleukin 15, BIRC2 <text:s/>- <text:s/>baculoviral iap repeat containing 2, PDE5A <text:s/>- <text:s/>phosphodiesterase 5a, cgmp-specific, SOCS1 <text:s/>- <text:s/>suppressor of cytokine signaling 1, PTPRR <text:s/>- <text:s/>protein tyrosine phosphatase, receptor type, r, FLT3LG <text:s/>- <text:s/>fms-related tyrosine kinase 3 ligand, FBXW7 <text:s/>- <text:s/>f-box and wd repeat domain containing 7, e3 ubiquitin protein ligase, IL23A <text:s/>- <text:s/>interleukin 23, alpha subunit p19, SET <text:s/>- <text:s/>set nuclear oncogene, NRP1 <text:s/>- <text:s/>neuropilin 1, INHBA <text:s/>- <text:s/>inhibin, beta a, OSM <text:s/>- <text:s/>oncostatin m, CD74 <text:s/>- <text:s/>cd74 molecule, major histocompatibility complex, class ii invariant chain, ERP29 <text:s/>- <text:s/>endoplasmic reticulum protein 29, LMO3 <text:s/>- <text:s/>lim domain only 3 (rhombotin-like 2), NMI <text:s/>- <text:s/>n-myc (and stat) interactor, NDFIP1 <text:s/>- <text:s/>nedd4 family interacting protein 1, ATF3 <text:s/>- <text:s/>activating transcription factor 3, IFNB1 <text:s/>- <text:s/>interferon, beta 1, fibroblast, TRIM5 <text:s/>- <text:s/>tripartite motif containing 5, MAP3K11 <text:s/>- <text:s/>mitogen-activated protein kinase kinase kinase 11, MAP4K3 <text:s/>- <text:s/>mitogen-activated protein kinase kinase kinase kinase 3, ASH1L <text:s/>- <text:s/>ash1 (absent, small, or homeotic)-like (drosophila), GLIPR2 <text:s/>- <text:s/>gli pathogenesis-related 2, TAB2 <text:s/>- <text:s/>tgf-beta activated kinase 1/map3k7 binding protein 2, HDAC4 <text:s/>- <text:s/>histone deacetylase 4, TLR7 <text:s/>- <text:s/>toll-like receptor 7, DUSP5 <text:s/>- <text:s/>dual specificity phosphatase 5, PSMA3 <text:s/>- <text:s/>proteasome (prosome, macropain) subunit, alpha type, 3, PSMB10 <text:s/>- <text:s/>proteasome (prosome, macropain) subunit, beta type, 10, IL2 <text:s/>- <text:s/>interleukin 2, CFLAR <text:s/>- <text:s/>casp8 and fadd-like apoptosis regulator, TRIM6 <text:s/>- <text:s/>tripartite motif containing 6, RCHY1 <text:s/>- <text:s/>ring finger and chy zinc finger domain containing 1, e3 ubiquitin protein ligase, HGF <text:s/>- <text:s/>hepatocyte growth factor (hepapoietin a; scatter factor), CD27 <text:s/>- <text:s/>cd27 molecule, RGS3 <text:s/>- <text:s/>regulator of g-protein signaling 3, WARS <text:s/>- <text:s/>tryptophanyl-trna synthetase, EHD4 <text:s/>- <text:s/>eh-domain containing 4, CCL21 <text:s/>- <text:s/>chemokine (c-c motif) ligand 21, STK4 <text:s/>- <text:s/>serine/threonine kinase 4, SOCS7 <text:s/>- <text:s/>suppressor of cytokine signaling 7, CD80 <text:s/>- <text:s/>cd80 molecule, PSMD14 <text:s/>- <text:s/>proteasome (prosome, macropain) 26s subunit, non-atpase, 14, SAMSN1 <text:s/>- <text:s/>sam domain, sh3 domain and nuclear localization signals 1, PROK2 <text:s/>- <text:s/>prokineticin 2, MTF2 <text:s/>- <text:s/>metal response element binding transcription factor 2, BAK1 <text:s/>- <text:s/>bcl2-antagonist/killer 1, EREG <text:s/>- <text:s/>epiregulin, MAP4K5 <text:s/>- <text:s/>mitogen-activated protein kinase kinase kinase kinase 5, PDGFRB <text:s/>- <text:s/>platelet-derived growth factor receptor, beta polypeptide, FGF1 <text:s/>- <text:s/>fibroblast growth factor 1 (acidic), ADAR <text:s/>- <text:s/>adenosine deaminase, rna-specific, NOD1 <text:s/>- <text:s/>nucleotide-binding oligomerization domain containing 1, MYB <text:s/>- <text:s/>v-myb avian myeloblastosis viral oncogene homolog, PPARGC1A <text:s/>- <text:s/>peroxisome proliferator-activated receptor gamma, coactivator 1 alpha, ENPP2 <text:s/>- <text:s/>ectonucleotide pyrophosphatase/phosphodiesterase 2, ISG15 <text:s/>- <text:s/>isg15 ubiquitin-like modifier, FGA <text:s/>- <text:s/>fibrinogen alpha chain, EIF2AK2 <text:s/>- <text:s/>eukaryotic translation initiation factor 2-alpha kinase 2, FNIP1 <text:s/>- <text:s/>folliculin interacting protein 1, MAP3K5 <text:s/>- <text:s/>mitogen-activated protein kinase kinase kinase 5, PTK2 <text:s/>- <text:s/>protein tyrosine kinase 2, CTDSP2 <text:s/>- <text:s/>ctd (carboxy-terminal domain, rna polymerase ii, polypeptide a) small phosphatase 2, MAPK10 <text:s/>- <text:s/>mitogen-activated protein kinase 10, UBR5 <text:s/>- <text:s/>ubiquitin protein ligase e3 component n-recognin 5, FBXO7 <text:s/>- <text:s/>f-box protein 7, TNFSF15 <text:s/>- <text:s/>tumor necrosis factor (ligand) superfamily, member 15, AKAP6 <text:s/>- <text:s/>a kinase (prka) anchor protein 6, GRIK2 <text:s/>- <text:s/>glutamate receptor, ionotropic, kainate 2, MUSK <text:s/>- <text:s/>muscle, skeletal, receptor tyrosine kinase, MBIP <text:s/>- <text:s/>map3k12 binding inhibitory protein 1, SPRY1 <text:s/>- <text:s/>sprouty homolog 1, antagonist of fgf signaling (drosophila), ZEB2 <text:s/>- <text:s/>zinc finger e-box binding homeobox 2, TRIM21 <text:s/>- <text:s/>tripartite motif containing 21, CXCL10 <text:s/>- <text:s/>chemokine (c-x-c motif) ligand 10, N4BP1 <text:s/>- <text:s/>nedd4 binding protein 1, YES1 <text:s/>- <text:s/>v-yes-1 yamaguchi sarcoma viral oncogene homolog 1, LRRC4C <text:s/>- <text:s/>leucine rich repeat containing 4c, BCL2 <text:s/>- <text:s/>b-cell cll/lymphoma 2, THBS1 <text:s/>- <text:s/>thrombospondin 1, PARP10 <text:s/>- <text:s/>poly (adp-ribose) polymerase family, member 10, ERBB4 <text:s/>- <text:s/>v-erb-b2 avian erythroblastic leukemia viral oncogene homolog 4, PDE4D <text:s/>- <text:s/>phosphodiesterase 4d, camp-specific, CCND1 <text:s/>- <text:s/>cyclin d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2</text:p>
          </table:table-cell>
          <table:table-cell office:value-type="string" calcext:value-type="string">
            <text:p>positive regulation of multi-organism process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384" calcext:value-type="float">
            <text:p>0.0384</text:p>
          </table:table-cell>
          <table:table-cell office:value-type="float" office:value="2.58" calcext:value-type="float">
            <text:p>2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28" calcext:value-type="float">
            <text:p>128</text:p>
          </table:table-cell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IFIT1 <text:s/>- <text:s/>interferon-induced protein with tetratricopeptide repeats 1, DHX58 <text:s/>- <text:s/>dexh (asp-glu-x-his) box polypeptide 58, DDX60 <text:s/>- <text:s/>dead (asp-glu-ala-asp) box polypeptide 60, PDE5A <text:s/>- <text:s/>phosphodiesterase 5a, cgmp-specific, TRIM21 <text:s/>- <text:s/>tripartite motif containing 21, GLRA1 <text:s/>- <text:s/>glycine receptor, alpha 1, ADAR <text:s/>- <text:s/>adenosine deaminase, rna-specific, NOD1 <text:s/>- <text:s/>nucleotide-binding oligomerization domain containing 1, PKN2 <text:s/>- <text:s/>protein kinase n2, INHBA <text:s/>- <text:s/>inhibin, beta a, CD74 <text:s/>- <text:s/>cd74 molecule, major histocompatibility complex, class ii invariant chain, RSF1 <text:s/>- <text:s/>remodeling and spacing factor 1, STAU1 <text:s/>- <text:s/>staufen double-stranded rna binding protein 1, LY86 <text:s/>- <text:s/>lymphocyte antigen 86, OPTN <text:s/>- <text:s/>optineur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959</text:p>
          </table:table-cell>
          <table:table-cell office:value-type="string" calcext:value-type="string">
            <text:p>regulation of cytokine-mediated signaling pathway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387" calcext:value-type="float">
            <text:p>0.0387</text:p>
          </table:table-cell>
          <table:table-cell office:value-type="float" office:value="2.81" calcext:value-type="float">
            <text:p>2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ROBO1 <text:s/>- <text:s/>roundabout, axon guidance receptor, homolog 1 (drosophila), USP18 <text:s/>- <text:s/>ubiquitin specific peptidase 18, BIRC2 <text:s/>- <text:s/>baculoviral iap repeat containing 2, NLRC5 <text:s/>- <text:s/>nlr family, card domain containing 5, HIPK1 <text:s/>- <text:s/>homeodomain interacting protein kinase 1, SOCS1 <text:s/>- <text:s/>suppressor of cytokine signaling 1, CCDC3 <text:s/>- <text:s/>coiled-coil domain containing 3, TRIM6 <text:s/>- <text:s/>tripartite motif containing 6, ADAR <text:s/>- <text:s/>adenosine deaminase, rna-specific, CD74 <text:s/>- <text:s/>cd74 molecule, major histocompatibility complex, class ii invariant chain, IRF7 <text:s/>- <text:s/>interferon regulatory factor 7, CYLD <text:s/>- <text:s/>cylindromatosis (turban tumor syndrome)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695</text:p>
          </table:table-cell>
          <table:table-cell office:value-type="string" calcext:value-type="string">
            <text:p>negative regulation of leukocyte activation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68" calcext:value-type="float">
            <text:p>2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15" calcext:value-type="float">
            <text:p>115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FBXO7 <text:s/>- <text:s/>f-box protein 7, SAMSN1 <text:s/>- <text:s/>sam domain, sh3 domain and nuclear localization signals 1, PDE5A <text:s/>- <text:s/>phosphodiesterase 5a, cgmp-specific, IL2 <text:s/>- <text:s/>interleukin 2, FOXF1 <text:s/>- <text:s/>forkhead box f1, CD274 <text:s/>- <text:s/>cd274 molecule, HLX <text:s/>- <text:s/>h2.0-like homeobox, INHBA <text:s/>- <text:s/>inhibin, beta a, CD74 <text:s/>- <text:s/>cd74 molecule, major histocompatibility complex, class ii invariant chain, TNFSF4 <text:s/>- <text:s/>tumor necrosis factor (ligand) superfamily, member 4, IDO1 <text:s/>- <text:s/>indoleamine 2,3-dioxygenase 1, NDFIP1 <text:s/>- <text:s/>nedd4 family interacting protein 1, CYLD <text:s/>- <text:s/>cylindromatosis (turban tumor syndrome), IFNB1 <text:s/>- <text:s/>interferon, beta 1, fibroblas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072</text:p>
          </table:table-cell>
          <table:table-cell office:value-type="string" calcext:value-type="string">
            <text:p>regulation of interferon-gamma biosynthetic process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388" calcext:value-type="float">
            <text:p>0.0388</text:p>
          </table:table-cell>
          <table:table-cell office:value-type="float" office:value="8.8" calcext:value-type="float">
            <text:p>8.8</text:p>
          </table:table-cell>
          <table:table-cell office:value-type="float" office:value="13954" calcext:value-type="float">
            <text:p>13954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NHBA <text:s/>- <text:s/>inhibin, beta a, TLR7 <text:s/>- <text:s/>toll-like receptor 7, IL27 <text:s/>- <text:s/>interleukin 27, ZFPM1 <text:s/>- <text:s/>zinc finger protein, fog family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718</text:p>
          </table:table-cell>
          <table:table-cell office:value-type="string" calcext:value-type="string">
            <text:p>regulation of cytokine production involved in immune response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392" calcext:value-type="float">
            <text:p>0.0392</text:p>
          </table:table-cell>
          <table:table-cell office:value-type="float" office:value="4" calcext:value-type="float">
            <text:p>4</text:p>
          </table:table-cell>
          <table:table-cell office:value-type="float" office:value="13954" calcext:value-type="float">
            <text:p>13954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RSAD2 <text:s/>- <text:s/>radical s-adenosyl methionine domain containing 2, BST2 <text:s/>- <text:s/>bone marrow stromal cell antigen 2, TNFSF4 <text:s/>- <text:s/>tumor necrosis factor (ligand) superfamily, member 4, CD74 <text:s/>- <text:s/>cd74 molecule, major histocompatibility complex, class ii invariant chain, IFNB1 <text:s/>- <text:s/>interferon, beta 1, fibroblast, TRIM6 <text:s/>- <text:s/>tripartite motif containing 6, B2M <text:s/>- <text:s/>beta-2-microglobulin, CD96 <text:s/>- <text:s/>cd96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295</text:p>
          </table:table-cell>
          <table:table-cell office:value-type="string" calcext:value-type="string">
            <text:p>T cell costimulation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391" calcext:value-type="float">
            <text:p>0.0391</text:p>
          </table:table-cell>
          <table:table-cell office:value-type="float" office:value="4" calcext:value-type="float">
            <text:p>4</text:p>
          </table:table-cell>
          <table:table-cell office:value-type="float" office:value="13954" calcext:value-type="float">
            <text:p>13954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YES1 <text:s/>- <text:s/>v-yes-1 yamaguchi sarcoma viral oncogene homolog 1, GRAP2 <text:s/>- <text:s/>grb2-related adaptor protein 2, TNFSF4 <text:s/>- <text:s/>tumor necrosis factor (ligand) superfamily, member 4, TNFSF13B <text:s/>- <text:s/>tumor necrosis factor (ligand) superfamily, member 13b, EFNB1 <text:s/>- <text:s/>ephrin-b1, CCL21 <text:s/>- <text:s/>chemokine (c-c motif) ligand 21, CD274 <text:s/>- <text:s/>cd274 molecule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pattern specification process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394" calcext:value-type="float">
            <text:p>0.0394</text:p>
          </table:table-cell>
          <table:table-cell office:value-type="float" office:value="1.95" calcext:value-type="float">
            <text:p>1.95</text:p>
          </table:table-cell>
          <table:table-cell office:value-type="float" office:value="13954" calcext:value-type="float">
            <text:p>13954</text:p>
          </table:table-cell>
          <table:table-cell office:value-type="float" office:value="305" calcext:value-type="float">
            <text:p>305</text:p>
          </table:table-cell>
          <table:table-cell office:value-type="float" office:value="634" calcext:value-type="float">
            <text:p>6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CITED2 <text:s/>- <text:s/>cbp/p300-interacting transactivator, with glu/asp-rich carboxy-terminal domain, 2, PITX2 <text:s/>- <text:s/>paired-like homeodomain 2, HOXA11 <text:s/>- <text:s/>homeobox a11, MTF2 <text:s/>- <text:s/>metal response element binding transcription factor 2, HOXB3 <text:s/>- <text:s/>homeobox b3, TCF15 <text:s/>- <text:s/>transcription factor 15 (basic helix-loop-helix), CYP26B1 <text:s/>- <text:s/>cytochrome p450, family 26, subfamily b, polypeptide 1, WNT8B <text:s/>- <text:s/>wingless-type mmtv integration site family, member 8b, OTX1 <text:s/>- <text:s/>orthodenticle homeobox 1, MLLT3 <text:s/>- <text:s/>myeloid/lymphoid or mixed-lineage leukemia (trithorax homolog, drosophila); translocated to, 3, HOXA2 <text:s/>- <text:s/>homeobox a2, HOXA3 <text:s/>- <text:s/>homeobox a3, EFNB1 <text:s/>- <text:s/>ephrin-b1, SIX1 <text:s/>- <text:s/>six homeobox 1, HEY2 <text:s/>- <text:s/>hairy/enhancer-of-split related with yrpw motif 2, SIM2 <text:s/>- <text:s/>single-minded homolog 2 (drosophila), ZIC1 <text:s/>- <text:s/>zic family member 1, TBX5 <text:s/>- <text:s/>t-box 5, HIPK1 <text:s/>- <text:s/>homeodomain interacting protein kinase 1, ZEB2 <text:s/>- <text:s/>zinc finger e-box binding homeobox 2, ZIC3 <text:s/>- <text:s/>zic family member 3, FOXF1 <text:s/>- <text:s/>forkhead box f1, FOXG1 <text:s/>- <text:s/>forkhead box g1, TSHZ1 <text:s/>- <text:s/>teashirt zinc finger homeobox 1, MSX1 <text:s/>- <text:s/>msh homeobox 1, ERBB4 <text:s/>- <text:s/>v-erb-b2 avian erythroblastic leukemia viral oncogene homolog 4, TBC1D32 <text:s/>- <text:s/>tbc1 domain family, member 3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825</text:p>
          </table:table-cell>
          <table:table-cell office:value-type="string" calcext:value-type="string">
            <text:p>regulation of T-helper 1 type immune response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402" calcext:value-type="float">
            <text:p>0.0402</text:p>
          </table:table-cell>
          <table:table-cell office:value-type="float" office:value="6.47" calcext:value-type="float">
            <text:p>6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7" calcext:value-type="float">
            <text:p>17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IL27 <text:s/>- <text:s/>interleukin 27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863</text:p>
          </table:table-cell>
          <table:table-cell office:value-type="string" calcext:value-type="string">
            <text:p>positive regulation of muscle tissue development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407" calcext:value-type="float">
            <text:p>0.0407</text:p>
          </table:table-cell>
          <table:table-cell office:value-type="float" office:value="3.6" calcext:value-type="float">
            <text:p>3.6</text:p>
          </table:table-cell>
          <table:table-cell office:value-type="float" office:value="13954" calcext:value-type="float">
            <text:p>13954</text:p>
          </table:table-cell>
          <table:table-cell office:value-type="float" office:value="55" calcext:value-type="float">
            <text:p>55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PPARGC1A <text:s/>- <text:s/>peroxisome proliferator-activated receptor gamma, coactivator 1 alpha, TBX5 <text:s/>- <text:s/>t-box 5, GATA6 <text:s/>- <text:s/>gata binding protein 6, AKAP6 <text:s/>- <text:s/>a kinase (prka) anchor protein 6, BCL2 <text:s/>- <text:s/>b-cell cll/lymphoma 2, MYOG <text:s/>- <text:s/>myogenin (myogenic factor 4), ERBB4 <text:s/>- <text:s/>v-erb-b2 avian erythroblastic leukemia viral oncogene homolog 4, HEY2 <text:s/>- <text:s/>hairy/enhancer-of-split related with yrpw motif 2, CYP26B1 <text:s/>- <text:s/>cytochrome p450, family 26, subfamily b, polypeptid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29</text:p>
          </table:table-cell>
          <table:table-cell office:value-type="string" calcext:value-type="string">
            <text:p>regulation of T cell proliferation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78" calcext:value-type="float">
            <text:p>2.78</text:p>
          </table:table-cell>
          <table:table-cell office:value-type="float" office:value="13954" calcext:value-type="float">
            <text:p>13954</text:p>
          </table:table-cell>
          <table:table-cell office:value-type="float" office:value="103" calcext:value-type="float">
            <text:p>103</text:p>
          </table:table-cell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IL15 <text:s/>- <text:s/>interleukin 15, PDE5A <text:s/>- <text:s/>phosphodiesterase 5a, cgmp-specific, IL2 <text:s/>- <text:s/>interleukin 2, CD274 <text:s/>- <text:s/>cd274 molecule, SOS1 <text:s/>- <text:s/>son of sevenless homolog 1 (drosophila), IL23A <text:s/>- <text:s/>interleukin 23, alpha subunit p19, TNFSF4 <text:s/>- <text:s/>tumor necrosis factor (ligand) superfamily, member 4, IDO1 <text:s/>- <text:s/>indoleamine 2,3-dioxygenase 1, TNFSF13B <text:s/>- <text:s/>tumor necrosis factor (ligand) superfamily, member 13b, IL27 <text:s/>- <text:s/>interleukin 27, NDFIP1 <text:s/>- <text:s/>nedd4 family interacting protein 1, EFNB1 <text:s/>- <text:s/>ephrin-b1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901</text:p>
          </table:table-cell>
          <table:table-cell office:value-type="string" calcext:value-type="string">
            <text:p>negative regulation of multi-organism process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411" calcext:value-type="float">
            <text:p>0.0411</text:p>
          </table:table-cell>
          <table:table-cell office:value-type="float" office:value="2.66" calcext:value-type="float">
            <text:p>2.66</text:p>
          </table:table-cell>
          <table:table-cell office:value-type="float" office:value="13954" calcext:value-type="float">
            <text:p>13954</text:p>
          </table:table-cell>
          <table:table-cell office:value-type="float" office:value="116" calcext:value-type="float">
            <text:p>116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RSAD2 <text:s/>- <text:s/>radical s-adenosyl methionine domain containing 2, IFIT1 <text:s/>- <text:s/>interferon-induced protein with tetratricopeptide repeats 1, DHX58 <text:s/>- <text:s/>dexh (asp-glu-x-his) box polypeptide 58, ISG20 <text:s/>- <text:s/>interferon stimulated exonuclease gene 20kda, TRIM21 <text:s/>- <text:s/>tripartite motif containing 21, TRIM6 <text:s/>- <text:s/>tripartite motif containing 6, ADAR <text:s/>- <text:s/>adenosine deaminase, rna-specific, BST2 <text:s/>- <text:s/>bone marrow stromal cell antigen 2, ISG15 <text:s/>- <text:s/>isg15 ubiquitin-like modifier, RNASEL <text:s/>- <text:s/>ribonuclease l (2',5'-oligoisoadenylate synthetase-dependent), PARP10 <text:s/>- <text:s/>poly (adp-ribose) polymerase family, member 10, EIF2AK2 <text:s/>- <text:s/>eukaryotic translation initiation factor 2-alpha kinase 2, IFNB1 <text:s/>- <text:s/>interferon, beta 1, fibroblast, TRIM5 <text:s/>- <text:s/>tripartite motif containing 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229</text:p>
          </table:table-cell>
          <table:table-cell office:value-type="string" calcext:value-type="string">
            <text:p>cellular response to acid chemical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2.38" calcext:value-type="float">
            <text:p>2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57" calcext:value-type="float">
            <text:p>157</text:p>
          </table:table-cell>
          <table:table-cell office:value-type="float" office:value="634" calcext:value-type="float">
            <text:p>6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ID3 <text:s/>- <text:s/>inhibitor of dna binding 3, dominant negative helix-loop-helix protein, CPT1A <text:s/>- <text:s/>carnitine palmitoyltransferase 1a (liver), MYOG <text:s/>- <text:s/>myogenin (myogenic factor 4), SOCS1 <text:s/>- <text:s/>suppressor of cytokine signaling 1, CYP26B1 <text:s/>- <text:s/>cytochrome p450, family 26, subfamily b, polypeptide 1, GLRA1 <text:s/>- <text:s/>glycine receptor, alpha 1, CPEB4 <text:s/>- <text:s/>cytoplasmic polyadenylation element binding protein 4, PTGER4 <text:s/>- <text:s/>prostaglandin e receptor 4 (subtype ep4), WNT8B <text:s/>- <text:s/>wingless-type mmtv integration site family, member 8b, YES1 <text:s/>- <text:s/>v-yes-1 yamaguchi sarcoma viral oncogene homolog 1, TNFSF4 <text:s/>- <text:s/>tumor necrosis factor (ligand) superfamily, member 4, MYB <text:s/>- <text:s/>v-myb avian myeloblastosis viral oncogene homolog, PPARGC1A <text:s/>- <text:s/>peroxisome proliferator-activated receptor gamma, coactivator 1 alpha, PDK3 <text:s/>- <text:s/>pyruvate dehydrogenase kinase, isozyme 3, HOXA2 <text:s/>- <text:s/>homeobox a2, BCL11A <text:s/>- <text:s/>b-cell cll/lymphoma 11a (zinc finger protein), SIX1 <text:s/>- <text:s/>six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514</text:p>
          </table:table-cell>
          <table:table-cell office:value-type="string" calcext:value-type="string">
            <text:p>regulation of CD4-positive, alpha-beta T cell activation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451" calcext:value-type="float">
            <text:p>0.0451</text:p>
          </table:table-cell>
          <table:table-cell office:value-type="float" office:value="4.4" calcext:value-type="float">
            <text:p>4.4</text:p>
          </table:table-cell>
          <table:table-cell office:value-type="float" office:value="13954" calcext:value-type="float">
            <text:p>13954</text:p>
          </table:table-cell>
          <table:table-cell office:value-type="float" office:value="35" calcext:value-type="float">
            <text:p>35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IL23A <text:s/>- <text:s/>interleukin 23, alpha subunit p19, TNFSF4 <text:s/>- <text:s/>tumor necrosis factor (ligand) superfamily, member 4, MYB <text:s/>- <text:s/>v-myb avian myeloblastosis viral oncogene homolog, IL27 <text:s/>- <text:s/>interleukin 27, IL2 <text:s/>- <text:s/>interleukin 2, HLX <text:s/>- <text:s/>h2.0-like homeobox, CD80 <text:s/>- <text:s/>cd80 molecul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8007</text:p>
          </table:table-cell>
          <table:table-cell office:value-type="string" calcext:value-type="string">
            <text:p>netrin-activated signaling pathway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458" calcext:value-type="float">
            <text:p>0.0458</text:p>
          </table:table-cell>
          <table:table-cell office:value-type="float" office:value="13.21" calcext:value-type="float">
            <text:p>13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DCC <text:s/>- <text:s/>deleted in colorectal carcinoma, KIAA1598 <text:s/>- <text:s/>kiaa1598, PTK2 <text:s/>- <text:s/>protein tyrosine kinas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293</text:p>
          </table:table-cell>
          <table:table-cell office:value-type="string" calcext:value-type="string">
            <text:p>regulation of isotype switching to IgE isotypes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456" calcext:value-type="float">
            <text:p>0.0456</text:p>
          </table:table-cell>
          <table:table-cell office:value-type="float" office:value="13.21" calcext:value-type="float">
            <text:p>13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TNFSF4 <text:s/>- <text:s/>tumor necrosis factor (ligand) superfamily, member 4, NDFIP1 <text:s/>- <text:s/>nedd4 family interacting protein 1, STAT6 <text:s/>- <text:s/>signal transducer and activator of transcription 6, interleukin-4 induced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embryonic morphogenesis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465" calcext:value-type="float">
            <text:p>0.0465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357" calcext:value-type="float">
            <text:p>357</text:p>
          </table:table-cell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PITX2 <text:s/>- <text:s/>paired-like homeodomain 2, HOXA11 <text:s/>- <text:s/>homeobox a11, HOXB3 <text:s/>- <text:s/>homeobox b3, KCNQ4 <text:s/>- <text:s/>potassium voltage-gated channel, kqt-like subfamily, member 4, TFAP2A <text:s/>- <text:s/>transcription factor ap-2 alpha (activating enhancer binding protein 2 alpha), NCOA1 <text:s/>- <text:s/>nuclear receptor coactivator 1, CYP26B1 <text:s/>- <text:s/>cytochrome p450, family 26, subfamily b, polypeptide 1, HLX <text:s/>- <text:s/>h2.0-like homeobox, KDM2B <text:s/>- <text:s/>lysine (k)-specific demethylase 2b, WNT8B <text:s/>- <text:s/>wingless-type mmtv integration site family, member 8b, OTX1 <text:s/>- <text:s/>orthodenticle homeobox 1, USH1C <text:s/>- <text:s/>usher syndrome 1c (autosomal recessive, severe), HOXA2 <text:s/>- <text:s/>homeobox a2, HOXA3 <text:s/>- <text:s/>homeobox a3, SIX1 <text:s/>- <text:s/>six homeobox 1, MBNL1 <text:s/>- <text:s/>muscleblind-like splicing regulator 1, TBX15 <text:s/>- <text:s/>t-box 15, ZIC1 <text:s/>- <text:s/>zic family member 1, TBX5 <text:s/>- <text:s/>t-box 5, HIPK1 <text:s/>- <text:s/>homeodomain interacting protein kinase 1, ZIC3 <text:s/>- <text:s/>zic family member 3, FOXF1 <text:s/>- <text:s/>forkhead box f1, FOXG1 <text:s/>- <text:s/>forkhead box g1, TSHZ1 <text:s/>- <text:s/>teashirt zinc finger homeobox 1, SOS1 <text:s/>- <text:s/>son of sevenless homolog 1 (drosophila), SP9 <text:s/>- <text:s/>sp9 transcription factor, MSX1 <text:s/>- <text:s/>msh homeobox 1, KIAA1715 <text:s/>- <text:s/>kiaa1715, FBN1 <text:s/>- <text:s/>fibrillin 1, TBC1D32 <text:s/>- <text:s/>tbc1 domain family, member 32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1902531</text:p>
          </table:table-cell>
          <table:table-cell table:style-name="ce1" office:value-type="string" calcext:value-type="string">
            <text:p>regulation of intracellular signal transduction</text:p>
          </table:table-cell>
          <table:table-cell table:style-name="ce1" office:value-type="float" office:value="0.000968" calcext:value-type="float">
            <text:p>0.000968</text:p>
          </table:table-cell>
          <table:table-cell table:style-name="ce1" office:value-type="float" office:value="0.0503" calcext:value-type="float">
            <text:p>0.0503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[VAV3 <text:s/>- <text:s/>vav 3 guanine nucleotide exchange factor, DHX58 <text:s/>- <text:s/>dexh (asp-glu-x-his) box polypeptide 58, IL15 <text:s/>- <text:s/>interleukin 15, BIRC2 <text:s/>- <text:s/>baculoviral iap repeat containing 2, ARHGAP15 <text:s/>- <text:s/>rho gtpase activating protein 15, DDX60 <text:s/>- <text:s/>dead (asp-glu-ala-asp) box polypeptide 60, PDE5A <text:s/>- <text:s/>phosphodiesterase 5a, cgmp-specific, ZNF385A <text:s/>- <text:s/>zinc finger protein 385a, ARHGAP26 <text:s/>- <text:s/>rho gtpase activating protein 26, SOCS1 <text:s/>- <text:s/>suppressor of cytokine signaling 1, PTPRR <text:s/>- <text:s/>protein tyrosine phosphatase, receptor type, r, FBXW7 <text:s/>- <text:s/>f-box and wd repeat domain containing 7, e3 ubiquitin protein ligase, IL23A <text:s/>- <text:s/>interleukin 23, alpha subunit p19, ARHGEF6 <text:s/>- <text:s/>rac/cdc42 guanine nucleotide exchange factor (gef) 6, NRP1 <text:s/>- <text:s/>neuropilin 1, INHBA <text:s/>- <text:s/>inhibin, beta a, OSM <text:s/>- <text:s/>oncostatin m, BST2 <text:s/>- <text:s/>bone marrow stromal cell antigen 2, CD74 <text:s/>- <text:s/>cd74 molecule, major histocompatibility complex, class ii invariant chain, ERP29 <text:s/>- <text:s/>endoplasmic reticulum protein 29, LMO3 <text:s/>- <text:s/>lim domain only 3 (rhombotin-like 2), NDFIP1 <text:s/>- <text:s/>nedd4 family interacting protein 1, ATF3 <text:s/>- <text:s/>activating transcription factor 3, IFNB1 <text:s/>- <text:s/>interferon, beta 1, fibroblast, TRIM5 <text:s/>- <text:s/>tripartite motif containing 5, MAP3K11 <text:s/>- <text:s/>mitogen-activated protein kinase kinase kinase 11, MAP4K3 <text:s/>- <text:s/>mitogen-activated protein kinase kinase kinase kinase 3, GLIPR2 <text:s/>- <text:s/>gli pathogenesis-related 2, ASH1L <text:s/>- <text:s/>ash1 (absent, small, or homeotic)-like (drosophila), TAB2 <text:s/>- <text:s/>tgf-beta activated kinase 1/map3k7 binding protein 2, TLR7 <text:s/>- <text:s/>toll-like receptor 7, DUSP5 <text:s/>- <text:s/>dual specificity phosphatase 5, HIPK1 <text:s/>- <text:s/>homeodomain interacting protein kinase 1, IL2 <text:s/>- <text:s/>interleukin 2, CFLAR <text:s/>- <text:s/>casp8 and fadd-like apoptosis regulator, GPR18 <text:s/>- <text:s/>g protein-coupled receptor 18, DENND4B <text:s/>- <text:s/>denn/madd domain containing 4b, PIP4K2B <text:s/>- <text:s/>phosphatidylinositol-5-phosphate 4-kinase, type ii, beta, SOS1 <text:s/>- <text:s/>son of sevenless homolog 1 (drosophila), HGF <text:s/>- <text:s/>hepatocyte growth factor (hepapoietin a; scatter factor), CD27 <text:s/>- <text:s/>cd27 molecule, MSX1 <text:s/>- <text:s/>msh homeobox 1, RGS3 <text:s/>- <text:s/>regulator of g-protein signaling 3, CYLD <text:s/>- <text:s/>cylindromatosis (turban tumor syndrome), TRIM22 <text:s/>- <text:s/>tripartite motif containing 22, CCL21 <text:s/>- <text:s/>chemokine (c-c motif) ligand 21, SOCS7 <text:s/>- <text:s/>suppressor of cytokine signaling 7, CD80 <text:s/>- <text:s/>cd80 molecule, PROK2 <text:s/>- <text:s/>prokineticin 2, RC3H2 <text:s/>- <text:s/>ring finger and ccch-type domains 2, ARHGAP19 <text:s/>- <text:s/>rho gtpase activating protein 19, EREG <text:s/>- <text:s/>epiregulin, MAP4K5 <text:s/>- <text:s/>mitogen-activated protein kinase kinase kinase kinase 5, PDGFRB <text:s/>- <text:s/>platelet-derived growth factor receptor, beta polypeptide, FGF1 <text:s/>- <text:s/>fibroblast growth factor 1 (acidic), NOD1 <text:s/>- <text:s/>nucleotide-binding oligomerization domain containing 1, FGA <text:s/>- <text:s/>fibrinogen alpha chain, ESR1 <text:s/>- <text:s/>estrogen receptor 1, ARHGAP25 <text:s/>- <text:s/>rho gtpase activating protein 25, PLEKHG1 <text:s/>- <text:s/>pleckstrin homology domain containing, family g (with rhogef domain) member 1, ARHGAP5 <text:s/>- <text:s/>rho gtpase activating protein 5, PIK3AP1 <text:s/>- <text:s/>phosphoinositide-3-kinase adaptor protein 1, EIF2AK2 <text:s/>- <text:s/>eukaryotic translation initiation factor 2-alpha kinase 2, ITGB1 <text:s/>- <text:s/>integrin, beta 1 (fibronectin receptor, beta polypeptide, antigen cd29 includes mdf2, msk12), FNIP1 <text:s/>- <text:s/>folliculin interacting protein 1, MAP3K5 <text:s/>- <text:s/>mitogen-activated protein kinase kinase kinase 5, PTK2 <text:s/>- <text:s/>protein tyrosine kinase 2, ROBO1 <text:s/>- <text:s/>roundabout, axon guidance receptor, homolog 1 (drosophila), MAPK10 <text:s/>- <text:s/>mitogen-activated protein kinase 10, TNFSF15 <text:s/>- <text:s/>tumor necrosis factor (ligand) superfamily, member 15, AKAP6 <text:s/>- <text:s/>a kinase (prka) anchor protein 6, GRIK2 <text:s/>- <text:s/>glutamate receptor, ionotropic, kainate 2, GPR65 <text:s/>- <text:s/>g protein-coupled receptor 65, ARHGAP31 <text:s/>- <text:s/>rho gtpase activating protein 31, MBIP <text:s/>- <text:s/>map3k12 binding inhibitory protein 1, SPRY1 <text:s/>- <text:s/>sprouty homolog 1, antagonist of fgf signaling (drosophila), HDAC7 <text:s/>- <text:s/>histone deacetylase 7, ZEB2 <text:s/>- <text:s/>zinc finger e-box binding homeobox 2, CXCL10 <text:s/>- <text:s/>chemokine (c-x-c motif) ligand 10, TCF7L2 <text:s/>- <text:s/>transcription factor 7-like 2 (t-cell specific, hmg-box), NEDD4 <text:s/>- <text:s/>neural precursor cell expressed, developmentally down-regulated 4, e3 ubiquitin protein ligase, LRRC4C <text:s/>- <text:s/>leucine rich repeat containing 4c, BCL2 <text:s/>- <text:s/>b-cell cll/lymphoma 2, THBS1 <text:s/>- <text:s/>thrombospondin 1, ERBB4 <text:s/>- <text:s/>v-erb-b2 avian erythroblastic leukemia viral oncogene homolog 4, PDE4D <text:s/>- <text:s/>phosphodiesterase 4d, camp-specific, OPTN <text:s/>- <text:s/>optineurin, PDE4A <text:s/>- <text:s/>phosphodiesterase 4a, camp-specific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412</text:p>
          </table:table-cell>
          <table:table-cell table:style-name="ce1" office:value-type="string" calcext:value-type="string">
            <text:p>macromolecule modification</text:p>
          </table:table-cell>
          <table:table-cell table:style-name="ce1" office:value-type="float" office:value="0.00098" calcext:value-type="float">
            <text:p>0.00098</text:p>
          </table:table-cell>
          <table:table-cell table:style-name="ce1" office:value-type="float" office:value="0.0507" calcext:value-type="float">
            <text:p>0.0507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[IL15 <text:s/>- <text:s/>interleukin 15, USP18 <text:s/>- <text:s/>ubiquitin specific peptidase 18, DTX3L <text:s/>- <text:s/>deltex 3-like (drosophila), ARID4B <text:s/>- <text:s/>at rich interactive domain 4b (rbp1-like), RNF43 <text:s/>- <text:s/>ring finger protein 43, BIRC2 <text:s/>- <text:s/>baculoviral iap repeat containing 2, TRMT1L <text:s/>- <text:s/>trna methyltransferase 1 homolog (s. cerevisiae)-like, METAP1D <text:s/>- <text:s/>methionyl aminopeptidase type 1d (mitochondrial), ELK4 <text:s/>- <text:s/>elk4, ets-domain protein (srf accessory protein 1), OSM <text:s/>- <text:s/>oncostatin m, NRN1 <text:s/>- <text:s/>neuritin 1, RSF1 <text:s/>- <text:s/>remodeling and spacing factor 1, BCL11A <text:s/>- <text:s/>b-cell cll/lymphoma 11a (zinc finger protein), PHOSPHO2-KLHL23 <text:s/>- <text:s/>phospho2-klhl23 readthrough, MAP3K11 <text:s/>- <text:s/>mitogen-activated protein kinase kinase kinase 11, MAP4K3 <text:s/>- <text:s/>mitogen-activated protein kinase kinase kinase kinase 3, ASCC3 <text:s/>- <text:s/>activating signal cointegrator 1 complex subunit 3, ASH1L <text:s/>- <text:s/>ash1 (absent, small, or homeotic)-like (drosophila), L3MBTL3 <text:s/>- <text:s/>l(3)mbt-like 3 (drosophila), ZSWIM2 <text:s/>- <text:s/>zinc finger, swim-type containing 2, TLR7 <text:s/>- <text:s/>toll-like receptor 7, LMO7 <text:s/>- <text:s/>lim domain 7, UBE2L6 <text:s/>- <text:s/>ubiquitin-conjugating enzyme e2l 6, PSMA3 <text:s/>- <text:s/>proteasome (prosome, macropain) subunit, alpha type, 3, UGGT1 <text:s/>- <text:s/>udp-glucose glycoprotein glucosyltransferase 1, PSMB10 <text:s/>- <text:s/>proteasome (prosome, macropain) subunit, beta type, 10, IL2 <text:s/>- <text:s/>interleukin 2, BLK <text:s/>- <text:s/>b lymphoid tyrosine kinase, KLHL13 <text:s/>- <text:s/>kelch-like family member 13, RNF24 <text:s/>- <text:s/>ring finger protein 24, PTPDC1 <text:s/>- <text:s/>protein tyrosine phosphatase domain containing 1, RNF19A <text:s/>- <text:s/>ring finger protein 19a, e3 ubiquitin protein ligase, TRIM6 <text:s/>- <text:s/>tripartite motif containing 6, HECTD2 <text:s/>- <text:s/>hect domain containing e3 ubiquitin protein ligase 2, RCHY1 <text:s/>- <text:s/>ring finger and chy zinc finger domain containing 1, e3 ubiquitin protein ligase, SOS1 <text:s/>- <text:s/>son of sevenless homolog 1 (drosophila), YRDC <text:s/>- <text:s/>yrdc domain containing (e. coli), KDM2A <text:s/>- <text:s/>lysine (k)-specific demethylase 2a, CBX4 <text:s/>- <text:s/>chromobox homolog 4, TRIM22 <text:s/>- <text:s/>tripartite motif containing 22, PSMD14 <text:s/>- <text:s/>proteasome (prosome, macropain) 26s subunit, non-atpase, 14, MARCH11 <text:s/>- <text:s/>membrane-associated ring finger (c3hc4) 11, UBR4 <text:s/>- <text:s/>ubiquitin protein ligase e3 component n-recognin 4, MAP4K5 <text:s/>- <text:s/>mitogen-activated protein kinase kinase kinase kinase 5, ROR1 <text:s/>- <text:s/>receptor tyrosine kinase-like orphan receptor 1, PDGFRB <text:s/>- <text:s/>platelet-derived growth factor receptor, beta polypeptide, TRMT10B <text:s/>- <text:s/>trna methyltransferase 10 homolog b (s. cerevisiae), ADAR <text:s/>- <text:s/>adenosine deaminase, rna-specific, FGF1 <text:s/>- <text:s/>fibroblast growth factor 1 (acidic), PTGER4 <text:s/>- <text:s/>prostaglandin e receptor 4 (subtype ep4), ADAM10 <text:s/>- <text:s/>adam metallopeptidase domain 10, MKNK1 <text:s/>- <text:s/>map kinase interacting serine/threonine kinase 1, PDK3 <text:s/>- <text:s/>pyruvate dehydrogenase kinase, isozyme 3, RNASEL <text:s/>- <text:s/>ribonuclease l (2',5'-oligoisoadenylate synthetase-dependent), KRT10 <text:s/>- <text:s/>keratin 10, CASK <text:s/>- <text:s/>calcium/calmodulin-dependent serine protein kinase (maguk family), TARBP1 <text:s/>- <text:s/>tar (hiv-1) rna binding protein 1, MAP3K5 <text:s/>- <text:s/>mitogen-activated protein kinase kinase kinase 5, PTK2 <text:s/>- <text:s/>protein tyrosine kinase 2, CTDSP2 <text:s/>- <text:s/>ctd (carboxy-terminal domain, rna polymerase ii, polypeptide a) small phosphatase 2, CDK6 <text:s/>- <text:s/>cyclin-dependent kinase 6, HERC3 <text:s/>- <text:s/>hect and rld domain containing e3 ubiquitin protein ligase 3, UBR5 <text:s/>- <text:s/>ubiquitin protein ligase e3 component n-recognin 5, USP42 <text:s/>- <text:s/>ubiquitin specific peptidase 42, PCMT1 <text:s/>- <text:s/>protein-l-isoaspartate (d-aspartate) o-methyltransferase, SIK3 <text:s/>- <text:s/>sik family kinase 3, MUSK <text:s/>- <text:s/>muscle, skeletal, receptor tyrosine kinase, NUP54 <text:s/>- <text:s/>nucleoporin 54kda, CNTN4 <text:s/>- <text:s/>contactin 4, LRPPRC <text:s/>- <text:s/>leucine-rich pentatricopeptide repeat containing, KMT2C <text:s/>- <text:s/>lysine (k)-specific methyltransferase 2c, MYCBP2 <text:s/>- <text:s/>myc binding protein 2, e3 ubiquitin protein ligase, PTPRB <text:s/>- <text:s/>protein tyrosine phosphatase, receptor type, b, CTTNBP2NL <text:s/>- <text:s/>cttnbp2 n-terminal like, PTPRF <text:s/>- <text:s/>protein tyrosine phosphatase, receptor type, f, KDM4C <text:s/>- <text:s/>lysine (k)-specific demethylase 4c, EPC2 <text:s/>- <text:s/>enhancer of polycomb homolog 2 (drosophila), PTPRR <text:s/>- <text:s/>protein tyrosine phosphatase, receptor type, r, SOCS1 <text:s/>- <text:s/>suppressor of cytokine signaling 1, FBXW7 <text:s/>- <text:s/>f-box and wd repeat domain containing 7, e3 ubiquitin protein ligase, CDK19 <text:s/>- <text:s/>cyclin-dependent kinase 19, NCOA1 <text:s/>- <text:s/>nuclear receptor coactivator 1, KDM2B <text:s/>- <text:s/>lysine (k)-specific demethylase 2b, ARHGEF6 <text:s/>- <text:s/>rac/cdc42 guanine nucleotide exchange factor (gef) 6, CHML <text:s/>- <text:s/>choroideremia-like (rab escort protein 2), SETD3 <text:s/>- <text:s/>set domain containing 3, RASGRP3 <text:s/>- <text:s/>ras guanyl releasing protein 3 (calcium and dag-regulated), TRIM5 <text:s/>- <text:s/>tripartite motif containing 5, HMGN5 <text:s/>- <text:s/>high mobility group nucleosome binding domain 5, TAB2 <text:s/>- <text:s/>tgf-beta activated kinase 1/map3k7 binding protein 2, MARCH1 <text:s/>- <text:s/>membrane-associated ring finger (c3hc4) 1, e3 ubiquitin protein ligase, HDAC4 <text:s/>- <text:s/>histone deacetylase 4, GRAP2 <text:s/>- <text:s/>grb2-related adaptor protein 2, RPN2 <text:s/>- <text:s/>ribophorin ii, NUP43 <text:s/>- <text:s/>nucleoporin 43kda, DUSP5 <text:s/>- <text:s/>dual specificity phosphatase 5, PPP2R2A <text:s/>- <text:s/>protein phosphatase 2, regulatory subunit b, alpha, HIPK1 <text:s/>- <text:s/>homeodomain interacting protein kinase 1, PPP2R2B <text:s/>- <text:s/>protein phosphatase 2, regulatory subunit b, beta, MAP3K19 <text:s/>- <text:s/>mitogen-activated protein kinase kinase kinase 19, STYK1 <text:s/>- <text:s/>serine/threonine/tyrosine kinase 1, HGF <text:s/>- <text:s/>hepatocyte growth factor (hepapoietin a; scatter factor), FOXK1 <text:s/>- <text:s/>forkhead box k1, FUT8 <text:s/>- <text:s/>fucosyltransferase 8 (alpha (1,6) fucosyltransferase), HDAC9 <text:s/>- <text:s/>histone deacetylase 9, CYLD <text:s/>- <text:s/>cylindromatosis (turban tumor syndrome), B3GALT2 <text:s/>- <text:s/>udp-gal:betaglcnac beta 1,3-galactosyltransferase, polypeptide 2, STK4 <text:s/>- <text:s/>serine/threonine kinase 4, SOCS7 <text:s/>- <text:s/>suppressor of cytokine signaling 7, RC3H2 <text:s/>- <text:s/>ring finger and ccch-type domains 2, MYSM1 <text:s/>- <text:s/>myb-like, swirm and mpn domains 1, NEK2 <text:s/>- <text:s/>nima-related kinase 2, MTF2 <text:s/>- <text:s/>metal response element binding transcription factor 2, DLG4 <text:s/>- <text:s/>discs, large homolog 4 (drosophila), KLHL3 <text:s/>- <text:s/>kelch-like family member 3, EYA4 <text:s/>- <text:s/>eyes absent homolog 4 (drosophila), EREG <text:s/>- <text:s/>epiregulin, KLHL32 <text:s/>- <text:s/>kelch-like family member 32, STAT5A <text:s/>- <text:s/>signal transducer and activator of transcription 5a, NOD1 <text:s/>- <text:s/>nucleotide-binding oligomerization domain containing 1, CAMK1G <text:s/>- <text:s/>calcium/calmodulin-dependent protein kinase ig, ISG15 <text:s/>- <text:s/>isg15 ubiquitin-like modifier, ST3GAL4 <text:s/>- <text:s/>st3 beta-galactoside alpha-2,3-sialyltransferase 4, ESR1 <text:s/>- <text:s/>estrogen receptor 1, EIF2AK2 <text:s/>- <text:s/>eukaryotic translation initiation factor 2-alpha kinase 2, FKBP7 <text:s/>- <text:s/>fk506 binding protein 7, PIGV <text:s/>- <text:s/>phosphatidylinositol glycan anchor biosynthesis, class v, RUNX3 <text:s/>- <text:s/>runt-related transcription factor 3, MAPK10 <text:s/>- <text:s/>mitogen-activated protein kinase 10, FBXO7 <text:s/>- <text:s/>f-box protein 7, SMARCA5 <text:s/>- <text:s/>swi/snf related, matrix associated, actin dependent regulator of chromatin, subfamily a, member 5, PRDM16 <text:s/>- <text:s/>pr domain containing 16, MBIP <text:s/>- <text:s/>map3k12 binding inhibitory protein 1, HDAC7 <text:s/>- <text:s/>histone deacetylase 7, TRIM21 <text:s/>- <text:s/>tripartite motif containing 21, FKBP9 <text:s/>- <text:s/>fk506 binding protein 9, 63 kda, RBBP6 <text:s/>- <text:s/>retinoblastoma binding protein 6, DAPP1 <text:s/>- <text:s/>dual adaptor of phosphotyrosine and 3-phosphoinositides, PKN2 <text:s/>- <text:s/>protein kinase n2, NEDD4 <text:s/>- <text:s/>neural precursor cell expressed, developmentally down-regulated 4, e3 ubiquitin protein ligase, YES1 <text:s/>- <text:s/>v-yes-1 yamaguchi sarcoma viral oncogene homolog 1, TLK2 <text:s/>- <text:s/>tousled-like kinase 2, BCL2 <text:s/>- <text:s/>b-cell cll/lymphoma 2, THBS1 <text:s/>- <text:s/>thrombospondin 1, PARP10 <text:s/>- <text:s/>poly (adp-ribose) polymerase family, member 10, NEGR1 <text:s/>- <text:s/>neuronal growth regulator 1, ERBB4 <text:s/>- <text:s/>v-erb-b2 avian erythroblastic leukemia viral oncogene homolog 4, CCND1 <text:s/>- <text:s/>cyclin d1, STT3B <text:s/>- <text:s/>stt3b, subunit of the oligosaccharyltransferase complex (catalytic), PIGF <text:s/>- <text:s/>phosphatidylinositol glycan anchor biosynthesis, class f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6483</text:p>
          </table:table-cell>
          <table:table-cell table:style-name="ce1" office:value-type="string" calcext:value-type="string">
            <text:p>heterocycle metabolic process</text:p>
          </table:table-cell>
          <table:table-cell table:style-name="ce1" office:value-type="float" office:value="0.000989" calcext:value-type="float">
            <text:p>0.000989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539" calcext:value-type="float">
            <text:p>3539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[GFPT1 <text:s/>- <text:s/>glutamine--fructose-6-phosphate transaminase 1, CASZ1 <text:s/>- <text:s/>castor zinc finger 1, RBM39 <text:s/>- <text:s/>rna binding motif protein 39, TRMT1L <text:s/>- <text:s/>trna methyltransferase 1 homolog (s. cerevisiae)-like, RFX3 <text:s/>- <text:s/>regulatory factor x, 3 (influences hla class ii expression), ELK4 <text:s/>- <text:s/>elk4, ets-domain protein (srf accessory protein 1), NR6A1 <text:s/>- <text:s/>nuclear receptor subfamily 6, group a, member 1, ZNF821 <text:s/>- <text:s/>zinc finger protein 821, TRPS1 <text:s/>- <text:s/>trichorhinophalangeal syndrome i, ASCC3 <text:s/>- <text:s/>activating signal cointegrator 1 complex subunit 3, L3MBTL3 <text:s/>- <text:s/>l(3)mbt-like 3 (drosophila), OLA1 <text:s/>- <text:s/>obg-like atpase 1, MYOG <text:s/>- <text:s/>myogenin (myogenic factor 4), UGGT1 <text:s/>- <text:s/>udp-glucose glycoprotein glucosyltransferase 1, SOX5 <text:s/>- <text:s/>sry (sex determining region y)-box 5, LCOR <text:s/>- <text:s/>ligand dependent nuclear receptor corepressor, TSHZ1 <text:s/>- <text:s/>teashirt zinc finger homeobox 1, KDM2A <text:s/>- <text:s/>lysine (k)-specific demethylase 2a, ELF1 <text:s/>- <text:s/>e74-like factor 1 (ets domain transcription factor), ELAVL4 <text:s/>- <text:s/>elav (embryonic lethal, abnormal vision, drosophila)-like 4, TRIM22 <text:s/>- <text:s/>tripartite motif containing 22, PSMD14 <text:s/>- <text:s/>proteasome (prosome, macropain) 26s subunit, non-atpase, 14, BBX <text:s/>- <text:s/>bobby sox homolog (drosophila), GLIS1 <text:s/>- <text:s/>glis family zinc finger 1, TRMT10B <text:s/>- <text:s/>trna methyltransferase 10 homolog b (s. cerevisiae), ADAR <text:s/>- <text:s/>adenosine deaminase, rna-specific, PPARGC1A <text:s/>- <text:s/>peroxisome proliferator-activated receptor gamma, coactivator 1 alpha, MYB <text:s/>- <text:s/>v-myb avian myeloblastosis viral oncogene homolog, RNASEL <text:s/>- <text:s/>ribonuclease l (2',5'-oligoisoadenylate synthetase-dependent), PPA1 <text:s/>- <text:s/>pyrophosphatase (inorganic) 1, UBR5 <text:s/>- <text:s/>ubiquitin protein ligase e3 component n-recognin 5, SRRM1 <text:s/>- <text:s/>serine/arginine repetitive matrix 1, BNC2 <text:s/>- <text:s/>basonuclin 2, SMARCA2 <text:s/>- <text:s/>swi/snf related, matrix associated, actin dependent regulator of chromatin, subfamily a, member 2, KYNU <text:s/>- <text:s/>kynureninase, LRPPRC <text:s/>- <text:s/>leucine-rich pentatricopeptide repeat containing, MYCBP2 <text:s/>- <text:s/>myc binding protein 2, e3 ubiquitin protein ligase, KMT2C <text:s/>- <text:s/>lysine (k)-specific methyltransferase 2c, NAMPT <text:s/>- <text:s/>nicotinamide phosphoribosyltransferase, KDM4C <text:s/>- <text:s/>lysine (k)-specific demethylase 4c, PDE5A <text:s/>- <text:s/>phosphodiesterase 5a, cgmp-specific, USF1 <text:s/>- <text:s/>upstream transcription factor 1, NCOA1 <text:s/>- <text:s/>nuclear receptor coactivator 1, HLX <text:s/>- <text:s/>h2.0-like homeobox, KDM2B <text:s/>- <text:s/>lysine (k)-specific demethylase 2b, SETD3 <text:s/>- <text:s/>set domain containing 3, LPXN <text:s/>- <text:s/>leupaxin, PPP2R2A <text:s/>- <text:s/>protein phosphatase 2, regulatory subunit b, alpha, HIPK1 <text:s/>- <text:s/>homeodomain interacting protein kinase 1, ZBTB18 <text:s/>- <text:s/>zinc finger and btb domain containing 18, FUT8 <text:s/>- <text:s/>fucosyltransferase 8 (alpha (1,6) fucosyltransferase), MSX1 <text:s/>- <text:s/>msh homeobox 1, BATF2 <text:s/>- <text:s/>basic leucine zipper transcription factor, atf-like 2, CITED2 <text:s/>- <text:s/>cbp/p300-interacting transactivator, with glu/asp-rich carboxy-terminal domain, 2, PAPOLG <text:s/>- <text:s/>poly(a) polymerase gamma, HOXA11 <text:s/>- <text:s/>homeobox a11, MYSM1 <text:s/>- <text:s/>myb-like, swirm and mpn domains 1, HOXB3 <text:s/>- <text:s/>homeobox b3, IRF9 <text:s/>- <text:s/>interferon regulatory factor 9, EYA4 <text:s/>- <text:s/>eyes absent homolog 4 (drosophila), EREG <text:s/>- <text:s/>epiregulin, ELMSAN1 <text:s/>- <text:s/>elm2 and myb/sant-like domain containing 1, STAT5A <text:s/>- <text:s/>signal transducer and activator of transcription 5a, NT5C3A <text:s/>- <text:s/>5'-nucleotidase, cytosolic iiia, STAT6 <text:s/>- <text:s/>signal transducer and activator of transcription 6, interleukin-4 induced, ESRRG <text:s/>- <text:s/>estrogen-related receptor gamma, ESR1 <text:s/>- <text:s/>estrogen receptor 1, HOXA4 <text:s/>- <text:s/>homeobox a4, BOD1L1 <text:s/>- <text:s/>biorientation of chromosomes in cell division 1-like 1, ETV1 <text:s/>- <text:s/>ets variant 1, TCEB3B <text:s/>- <text:s/>transcription elongation factor b polypeptide 3b (elongin a2), HOXA2 <text:s/>- <text:s/>homeobox a2, HOXA3 <text:s/>- <text:s/>homeobox a3, EIF2AK2 <text:s/>- <text:s/>eukaryotic translation initiation factor 2-alpha kinase 2, SP5 <text:s/>- <text:s/>sp5 transcription factor, ZFPM1 <text:s/>- <text:s/>zinc finger protein, fog family member 1, RUNX3 <text:s/>- <text:s/>runt-related transcription factor 3, HNF4G <text:s/>- <text:s/>hepatocyte nuclear factor 4, gamma, GATA6 <text:s/>- <text:s/>gata binding protein 6, WIBG <text:s/>- <text:s/>within bgcn homolog (drosophila), HNRNPC <text:s/>- <text:s/>heterogeneous nuclear ribonucleoprotein c (c1/c2), RUNX1T1 <text:s/>- <text:s/>runt-related transcription factor 1; translocated to, 1 (cyclin d-related), ZFHX4 <text:s/>- <text:s/>zinc finger homeobox 4, PKN2 <text:s/>- <text:s/>protein kinase n2, PARP10 <text:s/>- <text:s/>poly (adp-ribose) polymerase family, member 10, ERBB4 <text:s/>- <text:s/>v-erb-b2 avian erythroblastic leukemia viral oncogene homolog 4, ZNF296 <text:s/>- <text:s/>zinc finger protein 296, DTX3L <text:s/>- <text:s/>deltex 3-like (drosophila), ARID4B <text:s/>- <text:s/>at rich interactive domain 4b (rbp1-like), BIRC2 <text:s/>- <text:s/>baculoviral iap repeat containing 2, ZNF385A <text:s/>- <text:s/>zinc finger protein 385a, TCF15 <text:s/>- <text:s/>transcription factor 15 (basic helix-loop-helix), PAX3 <text:s/>- <text:s/>paired box 3, PAX9 <text:s/>- <text:s/>paired box 9, SREK1 <text:s/>- <text:s/>splicing regulatory glutamine/lysine-rich protein 1, POU6F2 <text:s/>- <text:s/>pou class 6 homeobox 2, SET <text:s/>- <text:s/>set nuclear oncogene, FLI1 <text:s/>- <text:s/>fli-1 proto-oncogene, ets transcription factor, NCOA7 <text:s/>- <text:s/>nuclear receptor coactivator 7, IDO1 <text:s/>- <text:s/>indoleamine 2,3-dioxygenase 1, LMO3 <text:s/>- <text:s/>lim domain only 3 (rhombotin-like 2), RSF1 <text:s/>- <text:s/>remodeling and spacing factor 1, OTX1 <text:s/>- <text:s/>orthodenticle homeobox 1, BCL11A <text:s/>- <text:s/>b-cell cll/lymphoma 11a (zinc finger protein), MLLT3 <text:s/>- <text:s/>myeloid/lymphoid or mixed-lineage leukemia (trithorax homolog, drosophila); translocated to, 3, ASH1L <text:s/>- <text:s/>ash1 (absent, small, or homeotic)-like (drosophila), ENTPD1 <text:s/>- <text:s/>ectonucleoside triphosphate diphosphohydrolase 1, UBE2L6 <text:s/>- <text:s/>ubiquitin-conjugating enzyme e2l 6, KHDRBS3 <text:s/>- <text:s/>kh domain containing, rna binding, signal transduction associated 3, PA2G4 <text:s/>- <text:s/>proliferation-associated 2g4, 38kda, LMO4 <text:s/>- <text:s/>lim domain only 4, FOXF1 <text:s/>- <text:s/>forkhead box f1, FOXG1 <text:s/>- <text:s/>forkhead box g1, RCHY1 <text:s/>- <text:s/>ring finger and chy zinc finger domain containing 1, e3 ubiquitin protein ligase, SP9 <text:s/>- <text:s/>sp9 transcription factor, YRDC <text:s/>- <text:s/>yrdc domain containing (e. coli), TEAD1 <text:s/>- <text:s/>tea domain family member 1 (sv40 transcriptional enhancer factor), CBX4 <text:s/>- <text:s/>chromobox homolog 4, RAD51AP1 <text:s/>- <text:s/>rad51 associated protein 1, SMG7 <text:s/>- <text:s/>smg7 nonsense mediated mrna decay factor, ZNF366 <text:s/>- <text:s/>zinc finger protein 366, ISG20 <text:s/>- <text:s/>interferon stimulated exonuclease gene 20kda, ATXN1 <text:s/>- <text:s/>ataxin 1, WBP4 <text:s/>- <text:s/>ww domain binding protein 4, NR4A2 <text:s/>- <text:s/>nuclear receptor subfamily 4, group a, member 2, ENPP2 <text:s/>- <text:s/>ectonucleotide pyrophosphatase/phosphodiesterase 2, TARBP1 <text:s/>- <text:s/>tar (hiv-1) rna binding protein 1, CASK <text:s/>- <text:s/>calcium/calmodulin-dependent serine protein kinase (maguk family), MEIS2 <text:s/>- <text:s/>meis homeobox 2, MEIS1 <text:s/>- <text:s/>meis homeobox 1, UPF2 <text:s/>- <text:s/>upf2 regulator of nonsense transcripts homolog (yeast), CEBPD <text:s/>- <text:s/>ccaat/enhancer binding protein (c/ebp), delta, ZCCHC11 <text:s/>- <text:s/>zinc finger, cchc domain containing 11, KMO <text:s/>- <text:s/>kynurenine 3-monooxygenase (kynurenine 3-hydroxylase), HELT <text:s/>- <text:s/>helt bhlh transcription factor, TBX15 <text:s/>- <text:s/>t-box 15, TBX5 <text:s/>- <text:s/>t-box 5, ZEB2 <text:s/>- <text:s/>zinc finger e-box binding homeobox 2, PANK1 <text:s/>- <text:s/>pantothenate kinase 1, NUP54 <text:s/>- <text:s/>nucleoporin 54kda, PDE1A <text:s/>- <text:s/>phosphodiesterase 1a, calmodulin-dependent, TCF7L2 <text:s/>- <text:s/>transcription factor 7-like 2 (t-cell specific, hmg-box), IRF7 <text:s/>- <text:s/>interferon regulatory factor 7, PDE4D <text:s/>- <text:s/>phosphodiesterase 4d, camp-specific, PDE4A <text:s/>- <text:s/>phosphodiesterase 4a, camp-specific, EPC2 <text:s/>- <text:s/>enhancer of polycomb homolog 2 (drosophila), ETV7 <text:s/>- <text:s/>ets variant 7, TLE4 <text:s/>- <text:s/>transducin-like enhancer of split 4 (e(sp1) homolog, drosophila), BSX <text:s/>- <text:s/>brain-specific homeobox, TBX21 <text:s/>- <text:s/>t-box 21, NMI <text:s/>- <text:s/>n-myc (and stat) interactor, ATF3 <text:s/>- <text:s/>activating transcription factor 3, HMGN5 <text:s/>- <text:s/>high mobility group nucleosome binding domain 5, MBNL1 <text:s/>- <text:s/>muscleblind-like splicing regulator 1, ID3 <text:s/>- <text:s/>inhibitor of dna binding 3, dominant negative helix-loop-helix protein, HDAC4 <text:s/>- <text:s/>histone deacetylase 4, NUP43 <text:s/>- <text:s/>nucleoporin 43kda, TBX19 <text:s/>- <text:s/>t-box 19, FRYL <text:s/>- <text:s/>fry-like, NFIX <text:s/>- <text:s/>nuclear factor i/x (ccaat-binding transcription factor), MKL1 <text:s/>- <text:s/>megakaryoblastic leukemia (translocation) 1, ZC3H12C <text:s/>- <text:s/>zinc finger ccch-type containing 12c, IDH1 <text:s/>- <text:s/>isocitrate dehydrogenase 1 (nadp+), soluble, FOXK1 <text:s/>- <text:s/>forkhead box k1, PARP14 <text:s/>- <text:s/>poly (adp-ribose) polymerase family, member 14, ATP1B4 <text:s/>- <text:s/>atpase, na+/k+ transporting, beta 4 polypeptide, HDAC9 <text:s/>- <text:s/>histone deacetylase 9, WARS <text:s/>- <text:s/>tryptophanyl-trna synthetase, TFAP2D <text:s/>- <text:s/>transcription factor ap-2 delta (activating enhancer binding protein 2 delta), PITX2 <text:s/>- <text:s/>paired-like homeodomain 2, DLG4 <text:s/>- <text:s/>discs, large homolog 4 (drosophila), TFAP2A <text:s/>- <text:s/>transcription factor ap-2 alpha (activating enhancer binding protein 2 alpha), HARBI1 <text:s/>- <text:s/>harbinger transposase derived 1, NFIB <text:s/>- <text:s/>nuclear factor i/b, IKZF2 <text:s/>- <text:s/>ikaros family zinc finger 2 (helios), ISG15 <text:s/>- <text:s/>isg15 ubiquitin-like modifier, NFATC3 <text:s/>- <text:s/>nuclear factor of activated t-cells, cytoplasmic, calcineurin-dependent 3, PARP9 <text:s/>- <text:s/>poly (adp-ribose) polymerase family, member 9, HEY2 <text:s/>- <text:s/>hairy/enhancer-of-split related with yrpw motif 2, SIX1 <text:s/>- <text:s/>six homeobox 1, SIM2 <text:s/>- <text:s/>single-minded homolog 2 (drosophila), ZBTB32 <text:s/>- <text:s/>zinc finger and btb domain containing 32, DNASE1L3 <text:s/>- <text:s/>deoxyribonuclease i-like 3, ZIC1 <text:s/>- <text:s/>zic family member 1, SMARCA5 <text:s/>- <text:s/>swi/snf related, matrix associated, actin dependent regulator of chromatin, subfamily a, member 5, MED15 <text:s/>- <text:s/>mediator complex subunit 15, PRDM16 <text:s/>- <text:s/>pr domain containing 16, MBIP <text:s/>- <text:s/>map3k12 binding inhibitory protein 1, HDAC7 <text:s/>- <text:s/>histone deacetylase 7, CTNNBL1 <text:s/>- <text:s/>catenin, beta like 1, RBBP6 <text:s/>- <text:s/>retinoblastoma binding protein 6, ZIC3 <text:s/>- <text:s/>zic family member 3, FOXQ1 <text:s/>- <text:s/>forkhead box q1, CCND1 <text:s/>- <text:s/>cyclin d1, RBMS2 <text:s/>- <text:s/>rna binding motif, single stranded interacting protein 2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3:36:32.23507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9T13:37:42.992334649</dc:date>
    <meta:editing-duration>PT1M10S</meta:editing-duration>
    <meta:editing-cycles>1</meta:editing-cycles>
    <meta:document-statistic meta:table-count="1" meta:cell-count="2770" meta:object-count="0"/>
  </office:meta>
</office:document-meta>
</file>